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icrosoft JhengHei" svg:font-family="Microsoft JhengHei" style:font-family-generic="swiss" style:font-pitch="variable" svg:panose-1="2 11 6 4 3 5 4 4 2 4"/>
    <style:font-face style:name="MingLiU-ExtB" svg:font-family="MingLiU-ExtB" style:font-family-generic="roman" style:font-pitch="variable" svg:panose-1="2 2 5 0 0 0 0 0 0 0"/>
    <style:font-face style:name="MS Gothic" svg:font-family="MS Gothic" style:font-family-generic="modern" style:font-pitch="fixed" svg:panose-1="2 11 6 9 7 2 5 8 2 4"/>
    <style:font-face style:name="Malgun Gothic" svg:font-family="Malgun Gothic" style:font-family-generic="swiss" style:font-pitch="variable" svg:panose-1="2 11 5 3 2 0 0 2 0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Microsoft JhengHei" style:font-name-asian="Microsoft JhengHei" style:font-name-complex="Microsoft JhengHei"/>
    </style:style>
    <style:style style:name="T3" style:parent-style-name="DefaultParagraphFont" style:family="text">
      <style:text-properties style:font-name="MingLiU-ExtB" style:font-name-asian="MingLiU-ExtB" style:font-name-complex="MingLiU-ExtB"/>
    </style:style>
    <style:style style:name="T4" style:parent-style-name="DefaultParagraphFont" style:family="text">
      <style:text-properties style:font-name="MS Gothic" style:font-name-asian="MS Gothic" style:font-name-complex="MS Gothic"/>
    </style:style>
    <style:style style:name="T5" style:parent-style-name="DefaultParagraphFont" style:family="text">
      <style:text-properties style:font-name="MS Gothic" style:font-name-asian="MS Gothic" style:font-name-complex="MS Gothic"/>
    </style:style>
    <style:style style:name="T6" style:parent-style-name="DefaultParagraphFont" style:family="text">
      <style:text-properties style:font-name="Microsoft JhengHei" style:font-name-asian="Microsoft JhengHei" style:font-name-complex="Microsoft JhengHei"/>
    </style:style>
    <style:style style:name="T7" style:parent-style-name="DefaultParagraphFont" style:family="text">
      <style:text-properties style:font-name="Microsoft JhengHei" style:font-name-asian="Microsoft JhengHei" style:font-name-complex="Microsoft JhengHei"/>
    </style:style>
    <style:style style:name="T8" style:parent-style-name="DefaultParagraphFont" style:family="text">
      <style:text-properties style:font-name="Microsoft JhengHei" style:font-name-asian="Microsoft JhengHei" style:font-name-complex="Microsoft JhengHei"/>
    </style:style>
    <style:style style:name="T9" style:parent-style-name="DefaultParagraphFont" style:family="text">
      <style:text-properties style:font-name="Microsoft JhengHei" style:font-name-asian="Microsoft JhengHei" style:font-name-complex="Microsoft JhengHei"/>
    </style:style>
    <style:style style:name="T10" style:parent-style-name="DefaultParagraphFont" style:family="text">
      <style:text-properties style:font-name="Microsoft JhengHei" style:font-name-asian="Microsoft JhengHei" style:font-name-complex="Microsoft JhengHei"/>
    </style:style>
    <style:style style:name="T11" style:parent-style-name="DefaultParagraphFont" style:family="text">
      <style:text-properties style:font-name="Microsoft JhengHei" style:font-name-asian="Microsoft JhengHei" style:font-name-complex="Microsoft JhengHei"/>
    </style:style>
    <style:style style:name="T12" style:parent-style-name="DefaultParagraphFont" style:family="text">
      <style:text-properties style:font-name="MingLiU-ExtB" style:font-name-asian="MingLiU-ExtB" style:font-name-complex="MingLiU-ExtB"/>
    </style:style>
    <style:style style:name="T13" style:parent-style-name="DefaultParagraphFont" style:family="text">
      <style:text-properties style:font-name="Microsoft JhengHei" style:font-name-asian="Microsoft JhengHei" style:font-name-complex="Microsoft JhengHei"/>
    </style:style>
    <style:style style:name="T14" style:parent-style-name="DefaultParagraphFont" style:family="text">
      <style:text-properties style:font-name="Microsoft JhengHei" style:font-name-asian="Microsoft JhengHei" style:font-name-complex="Microsoft JhengHei"/>
    </style:style>
    <style:style style:name="T15" style:parent-style-name="DefaultParagraphFont" style:family="text">
      <style:text-properties style:font-name="Microsoft JhengHei" style:font-name-asian="Microsoft JhengHei" style:font-name-complex="Microsoft JhengHei"/>
    </style:style>
    <style:style style:name="T16" style:parent-style-name="DefaultParagraphFont" style:family="text">
      <style:text-properties style:font-name="MS Gothic" style:font-name-asian="MS Gothic" style:font-name-complex="MS Gothic"/>
    </style:style>
    <style:style style:name="T17" style:parent-style-name="DefaultParagraphFont" style:family="text">
      <style:text-properties style:font-name="Microsoft JhengHei" style:font-name-asian="Microsoft JhengHei" style:font-name-complex="Microsoft JhengHei"/>
    </style:style>
    <style:style style:name="T18" style:parent-style-name="DefaultParagraphFont" style:family="text">
      <style:text-properties style:font-name="Microsoft JhengHei" style:font-name-asian="Microsoft JhengHei" style:font-name-complex="Microsoft JhengHei"/>
    </style:style>
    <style:style style:name="T19" style:parent-style-name="DefaultParagraphFont" style:family="text">
      <style:text-properties style:font-name="Microsoft JhengHei" style:font-name-asian="Microsoft JhengHei" style:font-name-complex="Microsoft JhengHei"/>
    </style:style>
    <style:style style:name="T20" style:parent-style-name="DefaultParagraphFont" style:family="text">
      <style:text-properties style:font-name="MingLiU-ExtB" style:font-name-asian="MingLiU-ExtB" style:font-name-complex="MingLiU-ExtB"/>
    </style:style>
    <style:style style:name="T21" style:parent-style-name="DefaultParagraphFont" style:family="text">
      <style:text-properties style:font-name="MS Gothic" style:font-name-asian="MS Gothic" style:font-name-complex="MS Gothic"/>
    </style:style>
    <style:style style:name="T22" style:parent-style-name="DefaultParagraphFont" style:family="text">
      <style:text-properties style:font-name="MS Gothic" style:font-name-asian="MS Gothic" style:font-name-complex="MS Gothic"/>
    </style:style>
    <style:style style:name="T23" style:parent-style-name="DefaultParagraphFont" style:family="text">
      <style:text-properties style:font-name="Microsoft JhengHei" style:font-name-asian="Microsoft JhengHei" style:font-name-complex="Microsoft JhengHei"/>
    </style:style>
    <style:style style:name="T24" style:parent-style-name="DefaultParagraphFont" style:family="text">
      <style:text-properties style:font-name="MS Gothic" style:font-name-asian="MS Gothic" style:font-name-complex="MS Gothic"/>
    </style:style>
    <style:style style:name="T25" style:parent-style-name="DefaultParagraphFont" style:family="text">
      <style:text-properties style:font-name="Microsoft JhengHei" style:font-name-asian="Microsoft JhengHei" style:font-name-complex="Microsoft JhengHei"/>
    </style:style>
    <style:style style:name="T26" style:parent-style-name="DefaultParagraphFont" style:family="text">
      <style:text-properties style:font-name="MS Gothic" style:font-name-asian="MS Gothic" style:font-name-complex="MS Gothic"/>
    </style:style>
    <style:style style:name="T27" style:parent-style-name="DefaultParagraphFont" style:family="text">
      <style:text-properties style:font-name="Microsoft JhengHei" style:font-name-asian="Microsoft JhengHei" style:font-name-complex="Microsoft JhengHei"/>
    </style:style>
    <style:style style:name="T28" style:parent-style-name="DefaultParagraphFont" style:family="text">
      <style:text-properties style:font-name="MS Gothic" style:font-name-asian="MS Gothic" style:font-name-complex="MS Gothic"/>
    </style:style>
    <style:style style:name="T29" style:parent-style-name="DefaultParagraphFont" style:family="text">
      <style:text-properties style:font-name="Microsoft JhengHei" style:font-name-asian="Microsoft JhengHei" style:font-name-complex="Microsoft JhengHei"/>
    </style:style>
    <style:style style:name="T30" style:parent-style-name="DefaultParagraphFont" style:family="text">
      <style:text-properties style:font-name="Microsoft JhengHei" style:font-name-asian="Microsoft JhengHei" style:font-name-complex="Microsoft JhengHei"/>
    </style:style>
    <style:style style:name="T31" style:parent-style-name="DefaultParagraphFont" style:family="text">
      <style:text-properties style:font-name="Microsoft JhengHei" style:font-name-asian="Microsoft JhengHei" style:font-name-complex="Microsoft JhengHei"/>
    </style:style>
    <style:style style:name="T32" style:parent-style-name="DefaultParagraphFont" style:family="text">
      <style:text-properties style:font-name="Microsoft JhengHei" style:font-name-asian="Microsoft JhengHei" style:font-name-complex="Microsoft JhengHei"/>
    </style:style>
    <style:style style:name="T33" style:parent-style-name="DefaultParagraphFont" style:family="text">
      <style:text-properties style:font-name="MS Gothic" style:font-name-asian="MS Gothic" style:font-name-complex="MS Gothic"/>
    </style:style>
    <style:style style:name="T34" style:parent-style-name="DefaultParagraphFont" style:family="text">
      <style:text-properties style:font-name="Microsoft JhengHei" style:font-name-asian="Microsoft JhengHei" style:font-name-complex="Microsoft JhengHei"/>
    </style:style>
    <style:style style:name="T35" style:parent-style-name="DefaultParagraphFont" style:family="text">
      <style:text-properties style:font-name="Malgun Gothic" style:font-name-asian="Malgun Gothic" style:font-name-complex="Malgun Gothic"/>
    </style:style>
    <style:style style:name="T36" style:parent-style-name="DefaultParagraphFont" style:family="text">
      <style:text-properties style:font-name="Microsoft JhengHei" style:font-name-asian="Microsoft JhengHei" style:font-name-complex="Microsoft JhengHei"/>
    </style:style>
    <style:style style:name="T37" style:parent-style-name="DefaultParagraphFont" style:family="text">
      <style:text-properties style:font-name="Microsoft JhengHei" style:font-name-asian="Microsoft JhengHei" style:font-name-complex="Microsoft JhengHei"/>
    </style:style>
    <style:style style:name="T38" style:parent-style-name="DefaultParagraphFont" style:family="text">
      <style:text-properties style:font-name="MingLiU-ExtB" style:font-name-asian="MingLiU-ExtB" style:font-name-complex="MingLiU-ExtB"/>
    </style:style>
    <style:style style:name="T39" style:parent-style-name="DefaultParagraphFont" style:family="text">
      <style:text-properties style:font-name="Microsoft JhengHei" style:font-name-asian="Microsoft JhengHei" style:font-name-complex="Microsoft JhengHei"/>
    </style:style>
    <style:style style:name="T40" style:parent-style-name="DefaultParagraphFont" style:family="text">
      <style:text-properties style:font-name="Microsoft JhengHei" style:font-name-asian="Microsoft JhengHei" style:font-name-complex="Microsoft JhengHei"/>
    </style:style>
    <style:style style:name="T41" style:parent-style-name="DefaultParagraphFont" style:family="text">
      <style:text-properties style:font-name="Microsoft JhengHei" style:font-name-asian="Microsoft JhengHei" style:font-name-complex="Microsoft JhengHei"/>
    </style:style>
    <style:style style:name="T42" style:parent-style-name="DefaultParagraphFont" style:family="text">
      <style:text-properties style:font-name="Microsoft JhengHei" style:font-name-asian="Microsoft JhengHei" style:font-name-complex="Microsoft JhengHei"/>
    </style:style>
    <style:style style:name="T43" style:parent-style-name="DefaultParagraphFont" style:family="text">
      <style:text-properties style:font-name="Microsoft JhengHei" style:font-name-asian="Microsoft JhengHei" style:font-name-complex="Microsoft JhengHei"/>
    </style:style>
    <style:style style:name="T44" style:parent-style-name="DefaultParagraphFont" style:family="text">
      <style:text-properties style:font-name="Microsoft JhengHei" style:font-name-asian="Microsoft JhengHei" style:font-name-complex="Microsoft JhengHei"/>
    </style:style>
    <style:style style:name="T45" style:parent-style-name="DefaultParagraphFont" style:family="text">
      <style:text-properties style:font-name="Microsoft JhengHei" style:font-name-asian="Microsoft JhengHei" style:font-name-complex="Microsoft JhengHei"/>
    </style:style>
    <style:style style:name="T46" style:parent-style-name="DefaultParagraphFont" style:family="text">
      <style:text-properties style:font-name="Microsoft JhengHei" style:font-name-asian="Microsoft JhengHei" style:font-name-complex="Microsoft JhengHei"/>
    </style:style>
    <style:style style:name="T47" style:parent-style-name="DefaultParagraphFont" style:family="text">
      <style:text-properties style:font-name="Microsoft JhengHei" style:font-name-asian="Microsoft JhengHei" style:font-name-complex="Microsoft JhengHei"/>
    </style:style>
    <style:style style:name="T48" style:parent-style-name="DefaultParagraphFont" style:family="text">
      <style:text-properties style:font-name="Microsoft JhengHei" style:font-name-asian="Microsoft JhengHei" style:font-name-complex="Microsoft JhengHei"/>
    </style:style>
    <style:style style:name="T49" style:parent-style-name="DefaultParagraphFont" style:family="text">
      <style:text-properties style:font-name="Microsoft JhengHei" style:font-name-asian="Microsoft JhengHei" style:font-name-complex="Microsoft JhengHei"/>
    </style:style>
    <style:style style:name="T50" style:parent-style-name="DefaultParagraphFont" style:family="text">
      <style:text-properties style:font-name="Microsoft JhengHei" style:font-name-asian="Microsoft JhengHei" style:font-name-complex="Microsoft JhengHei"/>
    </style:style>
    <style:style style:name="T51" style:parent-style-name="DefaultParagraphFont" style:family="text">
      <style:text-properties style:font-name="MS Gothic" style:font-name-asian="MS Gothic" style:font-name-complex="MS Gothic"/>
    </style:style>
    <style:style style:name="T52" style:parent-style-name="DefaultParagraphFont" style:family="text">
      <style:text-properties style:font-name="Microsoft JhengHei" style:font-name-asian="Microsoft JhengHei" style:font-name-complex="Microsoft JhengHei"/>
    </style:style>
    <style:style style:name="T53" style:parent-style-name="DefaultParagraphFont" style:family="text">
      <style:text-properties style:font-name="MS Gothic" style:font-name-asian="MS Gothic" style:font-name-complex="MS Gothic"/>
    </style:style>
    <style:style style:name="T54" style:parent-style-name="DefaultParagraphFont" style:family="text">
      <style:text-properties style:font-name="Microsoft JhengHei" style:font-name-asian="Microsoft JhengHei" style:font-name-complex="Microsoft JhengHei"/>
    </style:style>
    <style:style style:name="T55" style:parent-style-name="DefaultParagraphFont" style:family="text">
      <style:text-properties style:font-name="Microsoft JhengHei" style:font-name-asian="Microsoft JhengHei" style:font-name-complex="Microsoft JhengHei"/>
    </style:style>
    <style:style style:name="T56" style:parent-style-name="DefaultParagraphFont" style:family="text">
      <style:text-properties style:font-name="Microsoft JhengHei" style:font-name-asian="Microsoft JhengHei" style:font-name-complex="Microsoft JhengHei"/>
    </style:style>
    <style:style style:name="T57" style:parent-style-name="DefaultParagraphFont" style:family="text">
      <style:text-properties style:font-name="MS Gothic" style:font-name-asian="MS Gothic" style:font-name-complex="MS Gothic"/>
    </style:style>
    <style:style style:name="T58" style:parent-style-name="DefaultParagraphFont" style:family="text">
      <style:text-properties style:font-name="Microsoft JhengHei" style:font-name-asian="Microsoft JhengHei" style:font-name-complex="Microsoft JhengHei"/>
    </style:style>
    <style:style style:name="T59" style:parent-style-name="DefaultParagraphFont" style:family="text">
      <style:text-properties style:font-name="Microsoft JhengHei" style:font-name-asian="Microsoft JhengHei" style:font-name-complex="Microsoft JhengHei"/>
    </style:style>
    <style:style style:name="T60" style:parent-style-name="DefaultParagraphFont" style:family="text">
      <style:text-properties style:font-name="Microsoft JhengHei" style:font-name-asian="Microsoft JhengHei" style:font-name-complex="Microsoft JhengHei"/>
    </style:style>
    <style:style style:name="T61" style:parent-style-name="DefaultParagraphFont" style:family="text">
      <style:text-properties style:font-name="Microsoft JhengHei" style:font-name-asian="Microsoft JhengHei" style:font-name-complex="Microsoft JhengHei"/>
    </style:style>
    <style:style style:name="T62" style:parent-style-name="DefaultParagraphFont" style:family="text">
      <style:text-properties style:font-name="Microsoft JhengHei" style:font-name-asian="Microsoft JhengHei" style:font-name-complex="Microsoft JhengHei"/>
    </style:style>
    <style:style style:name="T63" style:parent-style-name="DefaultParagraphFont" style:family="text">
      <style:text-properties style:font-name="MS Gothic" style:font-name-asian="MS Gothic" style:font-name-complex="MS Gothic"/>
    </style:style>
    <style:style style:name="T64" style:parent-style-name="DefaultParagraphFont" style:family="text">
      <style:text-properties style:font-name="Microsoft JhengHei" style:font-name-asian="Microsoft JhengHei" style:font-name-complex="Microsoft JhengHei"/>
    </style:style>
    <style:style style:name="T65" style:parent-style-name="DefaultParagraphFont" style:family="text">
      <style:text-properties style:font-name="MS Gothic" style:font-name-asian="MS Gothic" style:font-name-complex="MS Gothic"/>
    </style:style>
    <style:style style:name="T66" style:parent-style-name="DefaultParagraphFont" style:family="text">
      <style:text-properties style:font-name="Microsoft JhengHei" style:font-name-asian="Microsoft JhengHei" style:font-name-complex="Microsoft JhengHei"/>
    </style:style>
    <style:style style:name="T67" style:parent-style-name="DefaultParagraphFont" style:family="text">
      <style:text-properties style:font-name="Microsoft JhengHei" style:font-name-asian="Microsoft JhengHei" style:font-name-complex="Microsoft JhengHei"/>
    </style:style>
    <style:style style:name="T68" style:parent-style-name="DefaultParagraphFont" style:family="text">
      <style:text-properties style:font-name="Microsoft JhengHei" style:font-name-asian="Microsoft JhengHei" style:font-name-complex="Microsoft JhengHei"/>
    </style:style>
    <style:style style:name="T69" style:parent-style-name="DefaultParagraphFont" style:family="text">
      <style:text-properties style:font-name="Microsoft JhengHei" style:font-name-asian="Microsoft JhengHei" style:font-name-complex="Microsoft JhengHei"/>
    </style:style>
    <style:style style:name="T70" style:parent-style-name="DefaultParagraphFont" style:family="text">
      <style:text-properties style:font-name="Microsoft JhengHei" style:font-name-asian="Microsoft JhengHei" style:font-name-complex="Microsoft JhengHei"/>
    </style:style>
    <style:style style:name="T71" style:parent-style-name="DefaultParagraphFont" style:family="text">
      <style:text-properties style:font-name="Microsoft JhengHei" style:font-name-asian="Microsoft JhengHei" style:font-name-complex="Microsoft JhengHei"/>
    </style:style>
    <style:style style:name="T72" style:parent-style-name="DefaultParagraphFont" style:family="text">
      <style:text-properties style:font-name="Microsoft JhengHei" style:font-name-asian="Microsoft JhengHei" style:font-name-complex="Microsoft JhengHei"/>
    </style:style>
    <style:style style:name="T73" style:parent-style-name="DefaultParagraphFont" style:family="text">
      <style:text-properties style:font-name="Microsoft JhengHei" style:font-name-asian="Microsoft JhengHei" style:font-name-complex="Microsoft JhengHei"/>
    </style:style>
    <style:style style:name="T74" style:parent-style-name="DefaultParagraphFont" style:family="text">
      <style:text-properties style:font-name="MS Gothic" style:font-name-asian="MS Gothic" style:font-name-complex="MS Gothic"/>
    </style:style>
    <style:style style:name="T75" style:parent-style-name="DefaultParagraphFont" style:family="text">
      <style:text-properties style:font-name="Microsoft JhengHei" style:font-name-asian="Microsoft JhengHei" style:font-name-complex="Microsoft JhengHei"/>
    </style:style>
    <style:style style:name="T76" style:parent-style-name="DefaultParagraphFont" style:family="text">
      <style:text-properties style:font-name="Microsoft JhengHei" style:font-name-asian="Microsoft JhengHei" style:font-name-complex="Microsoft JhengHei"/>
    </style:style>
    <style:style style:name="T77" style:parent-style-name="DefaultParagraphFont" style:family="text">
      <style:text-properties style:font-name="Microsoft JhengHei" style:font-name-asian="Microsoft JhengHei" style:font-name-complex="Microsoft JhengHei"/>
    </style:style>
    <style:style style:name="T78" style:parent-style-name="DefaultParagraphFont" style:family="text">
      <style:text-properties style:font-name="Microsoft JhengHei" style:font-name-asian="Microsoft JhengHei" style:font-name-complex="Microsoft JhengHei"/>
    </style:style>
    <style:style style:name="T79" style:parent-style-name="DefaultParagraphFont" style:family="text">
      <style:text-properties style:font-name="Microsoft JhengHei" style:font-name-asian="Microsoft JhengHei" style:font-name-complex="Microsoft JhengHei"/>
    </style:style>
    <style:style style:name="T80" style:parent-style-name="DefaultParagraphFont" style:family="text">
      <style:text-properties style:font-name="Microsoft JhengHei" style:font-name-asian="Microsoft JhengHei" style:font-name-complex="Microsoft JhengHei"/>
    </style:style>
    <style:style style:name="T81" style:parent-style-name="DefaultParagraphFont" style:family="text">
      <style:text-properties style:font-name="Microsoft JhengHei" style:font-name-asian="Microsoft JhengHei" style:font-name-complex="Microsoft JhengHei"/>
    </style:style>
    <style:style style:name="T82" style:parent-style-name="DefaultParagraphFont" style:family="text">
      <style:text-properties style:font-name="MingLiU-ExtB" style:font-name-asian="MingLiU-ExtB" style:font-name-complex="MingLiU-ExtB"/>
    </style:style>
    <style:style style:name="T83" style:parent-style-name="DefaultParagraphFont" style:family="text">
      <style:text-properties style:font-name="MS Gothic" style:font-name-asian="MS Gothic" style:font-name-complex="MS Gothic"/>
    </style:style>
    <style:style style:name="T84" style:parent-style-name="DefaultParagraphFont" style:family="text">
      <style:text-properties style:font-name="Microsoft JhengHei" style:font-name-asian="Microsoft JhengHei" style:font-name-complex="Microsoft JhengHei"/>
    </style:style>
    <style:style style:name="T85" style:parent-style-name="DefaultParagraphFont" style:family="text">
      <style:text-properties style:font-name="MingLiU-ExtB" style:font-name-asian="MingLiU-ExtB" style:font-name-complex="MingLiU-ExtB"/>
    </style:style>
    <style:style style:name="T86" style:parent-style-name="DefaultParagraphFont" style:family="text">
      <style:text-properties style:font-name="MingLiU-ExtB" style:font-name-asian="MingLiU-ExtB" style:font-name-complex="MingLiU-ExtB"/>
    </style:style>
    <style:style style:name="T87" style:parent-style-name="DefaultParagraphFont" style:family="text">
      <style:text-properties style:font-name="Microsoft JhengHei" style:font-name-asian="Microsoft JhengHei" style:font-name-complex="Microsoft JhengHei"/>
    </style:style>
    <style:style style:name="T88" style:parent-style-name="DefaultParagraphFont" style:family="text">
      <style:text-properties style:font-name="Microsoft JhengHei" style:font-name-asian="Microsoft JhengHei" style:font-name-complex="Microsoft JhengHei"/>
    </style:style>
    <style:style style:name="T89" style:parent-style-name="DefaultParagraphFont" style:family="text">
      <style:text-properties style:font-name="Microsoft JhengHei" style:font-name-asian="Microsoft JhengHei" style:font-name-complex="Microsoft JhengHei"/>
    </style:style>
    <style:style style:name="T90" style:parent-style-name="DefaultParagraphFont" style:family="text">
      <style:text-properties style:font-name="MingLiU-ExtB" style:font-name-asian="MingLiU-ExtB" style:font-name-complex="MingLiU-ExtB"/>
    </style:style>
    <style:style style:name="T91" style:parent-style-name="DefaultParagraphFont" style:family="text">
      <style:text-properties style:font-name="Microsoft JhengHei" style:font-name-asian="Microsoft JhengHei" style:font-name-complex="Microsoft JhengHei"/>
    </style:style>
    <style:style style:name="T92" style:parent-style-name="DefaultParagraphFont" style:family="text">
      <style:text-properties style:font-name="Microsoft JhengHei" style:font-name-asian="Microsoft JhengHei" style:font-name-complex="Microsoft JhengHei"/>
    </style:style>
    <style:style style:name="T93" style:parent-style-name="DefaultParagraphFont" style:family="text">
      <style:text-properties style:font-name="Microsoft JhengHei" style:font-name-asian="Microsoft JhengHei" style:font-name-complex="Microsoft JhengHei"/>
    </style:style>
    <style:style style:name="T94" style:parent-style-name="DefaultParagraphFont" style:family="text">
      <style:text-properties style:font-name="MingLiU-ExtB" style:font-name-asian="MingLiU-ExtB" style:font-name-complex="MingLiU-ExtB"/>
    </style:style>
    <style:style style:name="T95" style:parent-style-name="DefaultParagraphFont" style:family="text">
      <style:text-properties style:font-name="Microsoft JhengHei" style:font-name-asian="Microsoft JhengHei" style:font-name-complex="Microsoft JhengHei"/>
    </style:style>
    <style:style style:name="T96" style:parent-style-name="DefaultParagraphFont" style:family="text">
      <style:text-properties style:font-name="Microsoft JhengHei" style:font-name-asian="Microsoft JhengHei" style:font-name-complex="Microsoft JhengHei"/>
    </style:style>
    <style:style style:name="T97" style:parent-style-name="DefaultParagraphFont" style:family="text">
      <style:text-properties style:font-name="Microsoft JhengHei" style:font-name-asian="Microsoft JhengHei" style:font-name-complex="Microsoft JhengHei"/>
    </style:style>
    <style:style style:name="T98" style:parent-style-name="DefaultParagraphFont" style:family="text">
      <style:text-properties style:font-name="MingLiU-ExtB" style:font-name-asian="MingLiU-ExtB" style:font-name-complex="MingLiU-ExtB"/>
    </style:style>
    <style:style style:name="T99" style:parent-style-name="DefaultParagraphFont" style:family="text">
      <style:text-properties style:font-name="Microsoft JhengHei" style:font-name-asian="Microsoft JhengHei" style:font-name-complex="Microsoft JhengHei"/>
    </style:style>
    <style:style style:name="T100" style:parent-style-name="DefaultParagraphFont" style:family="text">
      <style:text-properties style:font-name="Microsoft JhengHei" style:font-name-asian="Microsoft JhengHei" style:font-name-complex="Microsoft JhengHei"/>
    </style:style>
    <style:style style:name="T101" style:parent-style-name="DefaultParagraphFont" style:family="text">
      <style:text-properties style:font-name="Microsoft JhengHei" style:font-name-asian="Microsoft JhengHei" style:font-name-complex="Microsoft JhengHei"/>
    </style:style>
    <style:style style:name="T102" style:parent-style-name="DefaultParagraphFont" style:family="text">
      <style:text-properties style:font-name="MS Gothic" style:font-name-asian="MS Gothic" style:font-name-complex="MS Gothic"/>
    </style:style>
    <style:style style:name="T103" style:parent-style-name="DefaultParagraphFont" style:family="text">
      <style:text-properties style:font-name="MingLiU-ExtB" style:font-name-asian="MingLiU-ExtB" style:font-name-complex="MingLiU-ExtB"/>
    </style:style>
    <style:style style:name="T104" style:parent-style-name="DefaultParagraphFont" style:family="text">
      <style:text-properties style:font-name="Microsoft JhengHei" style:font-name-asian="Microsoft JhengHei" style:font-name-complex="Microsoft JhengHei"/>
    </style:style>
    <style:style style:name="T105" style:parent-style-name="DefaultParagraphFont" style:family="text">
      <style:text-properties style:font-name="Microsoft JhengHei" style:font-name-asian="Microsoft JhengHei" style:font-name-complex="Microsoft JhengHei"/>
    </style:style>
    <style:style style:name="T106" style:parent-style-name="DefaultParagraphFont" style:family="text">
      <style:text-properties style:font-name="Microsoft JhengHei" style:font-name-asian="Microsoft JhengHei" style:font-name-complex="Microsoft JhengHei"/>
    </style:style>
    <style:style style:name="T107" style:parent-style-name="DefaultParagraphFont" style:family="text">
      <style:text-properties style:font-name="Microsoft JhengHei" style:font-name-asian="Microsoft JhengHei" style:font-name-complex="Microsoft JhengHei"/>
    </style:style>
    <style:style style:name="T108" style:parent-style-name="DefaultParagraphFont" style:family="text">
      <style:text-properties style:font-name="Microsoft JhengHei" style:font-name-asian="Microsoft JhengHei" style:font-name-complex="Microsoft JhengHei"/>
    </style:style>
    <style:style style:name="T109" style:parent-style-name="DefaultParagraphFont" style:family="text">
      <style:text-properties style:font-name="Microsoft JhengHei" style:font-name-asian="Microsoft JhengHei" style:font-name-complex="Microsoft JhengHei"/>
    </style:style>
    <style:style style:name="T110" style:parent-style-name="DefaultParagraphFont" style:family="text">
      <style:text-properties style:font-name="Microsoft JhengHei" style:font-name-asian="Microsoft JhengHei" style:font-name-complex="Microsoft JhengHei"/>
    </style:style>
    <style:style style:name="T111" style:parent-style-name="DefaultParagraphFont" style:family="text">
      <style:text-properties style:font-name="Microsoft JhengHei" style:font-name-asian="Microsoft JhengHei" style:font-name-complex="Microsoft JhengHei"/>
    </style:style>
    <style:style style:name="T112" style:parent-style-name="DefaultParagraphFont" style:family="text">
      <style:text-properties style:font-name="Microsoft JhengHei" style:font-name-asian="Microsoft JhengHei" style:font-name-complex="Microsoft JhengHei"/>
    </style:style>
    <style:style style:name="T113" style:parent-style-name="DefaultParagraphFont" style:family="text">
      <style:text-properties style:font-name="Microsoft JhengHei" style:font-name-asian="Microsoft JhengHei" style:font-name-complex="Microsoft JhengHei"/>
    </style:style>
    <style:style style:name="T114" style:parent-style-name="DefaultParagraphFont" style:family="text">
      <style:text-properties style:font-name="MS Gothic" style:font-name-asian="MS Gothic" style:font-name-complex="MS Gothic"/>
    </style:style>
    <style:style style:name="T115" style:parent-style-name="DefaultParagraphFont" style:family="text">
      <style:text-properties style:font-name="Microsoft JhengHei" style:font-name-asian="Microsoft JhengHei" style:font-name-complex="Microsoft JhengHei"/>
    </style:style>
    <style:style style:name="T116" style:parent-style-name="DefaultParagraphFont" style:family="text">
      <style:text-properties style:font-name="Microsoft JhengHei" style:font-name-asian="Microsoft JhengHei" style:font-name-complex="Microsoft JhengHei"/>
    </style:style>
    <style:style style:name="T117" style:parent-style-name="DefaultParagraphFont" style:family="text">
      <style:text-properties style:font-name="Microsoft JhengHei" style:font-name-asian="Microsoft JhengHei" style:font-name-complex="Microsoft JhengHei"/>
    </style:style>
    <style:style style:name="T118" style:parent-style-name="DefaultParagraphFont" style:family="text">
      <style:text-properties style:font-name="Microsoft JhengHei" style:font-name-asian="Microsoft JhengHei" style:font-name-complex="Microsoft JhengHei"/>
    </style:style>
    <style:style style:name="T119" style:parent-style-name="DefaultParagraphFont" style:family="text">
      <style:text-properties style:font-name="Microsoft JhengHei" style:font-name-asian="Microsoft JhengHei" style:font-name-complex="Microsoft JhengHei"/>
    </style:style>
    <style:style style:name="T120" style:parent-style-name="DefaultParagraphFont" style:family="text">
      <style:text-properties style:font-name="Microsoft JhengHei" style:font-name-asian="Microsoft JhengHei" style:font-name-complex="Microsoft JhengHei"/>
    </style:style>
    <style:style style:name="T121" style:parent-style-name="DefaultParagraphFont" style:family="text">
      <style:text-properties style:font-name="Microsoft JhengHei" style:font-name-asian="Microsoft JhengHei" style:font-name-complex="Microsoft JhengHei"/>
    </style:style>
    <style:style style:name="T122" style:parent-style-name="DefaultParagraphFont" style:family="text">
      <style:text-properties style:font-name="Microsoft JhengHei" style:font-name-asian="Microsoft JhengHei" style:font-name-complex="Microsoft JhengHei"/>
    </style:style>
    <style:style style:name="T123" style:parent-style-name="DefaultParagraphFont" style:family="text">
      <style:text-properties style:font-name="MingLiU-ExtB" style:font-name-asian="MingLiU-ExtB" style:font-name-complex="MingLiU-ExtB"/>
    </style:style>
    <style:style style:name="T124" style:parent-style-name="DefaultParagraphFont" style:family="text">
      <style:text-properties style:font-name="Microsoft JhengHei" style:font-name-asian="Microsoft JhengHei" style:font-name-complex="Microsoft JhengHei"/>
    </style:style>
    <style:style style:name="T125" style:parent-style-name="DefaultParagraphFont" style:family="text">
      <style:text-properties style:font-name="Microsoft JhengHei" style:font-name-asian="Microsoft JhengHei" style:font-name-complex="Microsoft JhengHei"/>
    </style:style>
    <style:style style:name="T126" style:parent-style-name="DefaultParagraphFont" style:family="text">
      <style:text-properties style:font-name="Microsoft JhengHei" style:font-name-asian="Microsoft JhengHei" style:font-name-complex="Microsoft JhengHei"/>
    </style:style>
    <style:style style:name="T127" style:parent-style-name="DefaultParagraphFont" style:family="text">
      <style:text-properties style:font-name="Microsoft JhengHei" style:font-name-asian="Microsoft JhengHei" style:font-name-complex="Microsoft JhengHei"/>
    </style:style>
    <style:style style:name="T128" style:parent-style-name="DefaultParagraphFont" style:family="text">
      <style:text-properties style:font-name="Microsoft JhengHei" style:font-name-asian="Microsoft JhengHei" style:font-name-complex="Microsoft JhengHei"/>
    </style:style>
    <style:style style:name="T129" style:parent-style-name="DefaultParagraphFont" style:family="text">
      <style:text-properties style:font-name="Microsoft JhengHei" style:font-name-asian="Microsoft JhengHei" style:font-name-complex="Microsoft JhengHei"/>
    </style:style>
    <style:style style:name="T130" style:parent-style-name="DefaultParagraphFont" style:family="text">
      <style:text-properties style:font-name="Microsoft JhengHei" style:font-name-asian="Microsoft JhengHei" style:font-name-complex="Microsoft JhengHei"/>
    </style:style>
    <style:style style:name="T131" style:parent-style-name="DefaultParagraphFont" style:family="text">
      <style:text-properties style:font-name="Microsoft JhengHei" style:font-name-asian="Microsoft JhengHei" style:font-name-complex="Microsoft JhengHei"/>
    </style:style>
    <style:style style:name="T132" style:parent-style-name="DefaultParagraphFont" style:family="text">
      <style:text-properties style:font-name="MS Gothic" style:font-name-asian="MS Gothic" style:font-name-complex="MS Gothic"/>
    </style:style>
    <style:style style:name="T133" style:parent-style-name="DefaultParagraphFont" style:family="text">
      <style:text-properties style:font-name="Microsoft JhengHei" style:font-name-asian="Microsoft JhengHei" style:font-name-complex="Microsoft JhengHei"/>
    </style:style>
    <style:style style:name="T134" style:parent-style-name="DefaultParagraphFont" style:family="text">
      <style:text-properties style:font-name="Microsoft JhengHei" style:font-name-asian="Microsoft JhengHei" style:font-name-complex="Microsoft JhengHei"/>
    </style:style>
    <style:style style:name="T135" style:parent-style-name="DefaultParagraphFont" style:family="text">
      <style:text-properties style:font-name="Microsoft JhengHei" style:font-name-asian="Microsoft JhengHei" style:font-name-complex="Microsoft JhengHei"/>
    </style:style>
    <style:style style:name="T136" style:parent-style-name="DefaultParagraphFont" style:family="text">
      <style:text-properties style:font-name="Microsoft JhengHei" style:font-name-asian="Microsoft JhengHei" style:font-name-complex="Microsoft JhengHei"/>
    </style:style>
    <style:style style:name="T137" style:parent-style-name="DefaultParagraphFont" style:family="text">
      <style:text-properties style:font-name="MingLiU-ExtB" style:font-name-asian="MingLiU-ExtB" style:font-name-complex="MingLiU-ExtB"/>
    </style:style>
    <style:style style:name="T138" style:parent-style-name="DefaultParagraphFont" style:family="text">
      <style:text-properties style:font-name="Microsoft JhengHei" style:font-name-asian="Microsoft JhengHei" style:font-name-complex="Microsoft JhengHei"/>
    </style:style>
    <style:style style:name="T139" style:parent-style-name="DefaultParagraphFont" style:family="text">
      <style:text-properties style:font-name="Microsoft JhengHei" style:font-name-asian="Microsoft JhengHei" style:font-name-complex="Microsoft JhengHei"/>
    </style:style>
    <style:style style:name="T140" style:parent-style-name="DefaultParagraphFont" style:family="text">
      <style:text-properties style:font-name="Microsoft JhengHei" style:font-name-asian="Microsoft JhengHei" style:font-name-complex="Microsoft JhengHei"/>
    </style:style>
    <style:style style:name="T141" style:parent-style-name="DefaultParagraphFont" style:family="text">
      <style:text-properties style:font-name="MS Gothic" style:font-name-asian="MS Gothic" style:font-name-complex="MS Gothic"/>
    </style:style>
    <style:style style:name="T142" style:parent-style-name="DefaultParagraphFont" style:family="text">
      <style:text-properties style:font-name="MS Gothic" style:font-name-asian="MS Gothic" style:font-name-complex="MS Gothic"/>
    </style:style>
    <style:style style:name="T143" style:parent-style-name="DefaultParagraphFont" style:family="text">
      <style:text-properties style:font-name="Microsoft JhengHei" style:font-name-asian="Microsoft JhengHei" style:font-name-complex="Microsoft JhengHei"/>
    </style:style>
    <style:style style:name="T144" style:parent-style-name="DefaultParagraphFont" style:family="text">
      <style:text-properties style:font-name="MS Gothic" style:font-name-asian="MS Gothic" style:font-name-complex="MS Gothic"/>
    </style:style>
    <style:style style:name="T145" style:parent-style-name="DefaultParagraphFont" style:family="text">
      <style:text-properties style:font-name="Microsoft JhengHei" style:font-name-asian="Microsoft JhengHei" style:font-name-complex="Microsoft JhengHei"/>
    </style:style>
    <style:style style:name="T146" style:parent-style-name="DefaultParagraphFont" style:family="text">
      <style:text-properties style:font-name="MS Gothic" style:font-name-asian="MS Gothic" style:font-name-complex="MS Gothic"/>
    </style:style>
    <style:style style:name="T147" style:parent-style-name="DefaultParagraphFont" style:family="text">
      <style:text-properties style:font-name="MingLiU-ExtB" style:font-name-asian="MingLiU-ExtB" style:font-name-complex="MingLiU-ExtB"/>
    </style:style>
    <style:style style:name="T148" style:parent-style-name="DefaultParagraphFont" style:family="text">
      <style:text-properties style:font-name="Microsoft JhengHei" style:font-name-asian="Microsoft JhengHei" style:font-name-complex="Microsoft JhengHei"/>
    </style:style>
    <style:style style:name="T149" style:parent-style-name="DefaultParagraphFont" style:family="text">
      <style:text-properties style:font-name="Microsoft JhengHei" style:font-name-asian="Microsoft JhengHei" style:font-name-complex="Microsoft JhengHei"/>
    </style:style>
    <style:style style:name="T150" style:parent-style-name="DefaultParagraphFont" style:family="text">
      <style:text-properties style:font-name="Microsoft JhengHei" style:font-name-asian="Microsoft JhengHei" style:font-name-complex="Microsoft JhengHei"/>
    </style:style>
    <style:style style:name="T151" style:parent-style-name="DefaultParagraphFont" style:family="text">
      <style:text-properties style:font-name="Microsoft JhengHei" style:font-name-asian="Microsoft JhengHei" style:font-name-complex="Microsoft JhengHei"/>
    </style:style>
    <style:style style:name="T152" style:parent-style-name="DefaultParagraphFont" style:family="text">
      <style:text-properties style:font-name="Microsoft JhengHei" style:font-name-asian="Microsoft JhengHei" style:font-name-complex="Microsoft JhengHei"/>
    </style:style>
    <style:style style:name="T153" style:parent-style-name="DefaultParagraphFont" style:family="text">
      <style:text-properties style:font-name="Microsoft JhengHei" style:font-name-asian="Microsoft JhengHei" style:font-name-complex="Microsoft JhengHei"/>
    </style:style>
    <style:style style:name="T154" style:parent-style-name="DefaultParagraphFont" style:family="text">
      <style:text-properties style:font-name="MS Gothic" style:font-name-asian="MS Gothic" style:font-name-complex="MS Gothic"/>
    </style:style>
    <style:style style:name="T155" style:parent-style-name="DefaultParagraphFont" style:family="text">
      <style:text-properties style:font-name="Microsoft JhengHei" style:font-name-asian="Microsoft JhengHei" style:font-name-complex="Microsoft JhengHei"/>
    </style:style>
    <style:style style:name="T156" style:parent-style-name="DefaultParagraphFont" style:family="text">
      <style:text-properties style:font-name="Microsoft JhengHei" style:font-name-asian="Microsoft JhengHei" style:font-name-complex="Microsoft JhengHei"/>
    </style:style>
    <style:style style:name="T157" style:parent-style-name="DefaultParagraphFont" style:family="text">
      <style:text-properties style:font-name="Microsoft JhengHei" style:font-name-asian="Microsoft JhengHei" style:font-name-complex="Microsoft JhengHei"/>
    </style:style>
    <style:style style:name="T158" style:parent-style-name="DefaultParagraphFont" style:family="text">
      <style:text-properties style:font-name="MingLiU-ExtB" style:font-name-asian="MingLiU-ExtB" style:font-name-complex="MingLiU-ExtB"/>
    </style:style>
    <style:style style:name="T159" style:parent-style-name="DefaultParagraphFont" style:family="text">
      <style:text-properties style:font-name="Microsoft JhengHei" style:font-name-asian="Microsoft JhengHei" style:font-name-complex="Microsoft JhengHei"/>
    </style:style>
    <style:style style:name="T160" style:parent-style-name="DefaultParagraphFont" style:family="text">
      <style:text-properties style:font-name="MS Gothic" style:font-name-asian="MS Gothic" style:font-name-complex="MS Gothic"/>
    </style:style>
    <style:style style:name="T161" style:parent-style-name="DefaultParagraphFont" style:family="text">
      <style:text-properties style:font-name="Microsoft JhengHei" style:font-name-asian="Microsoft JhengHei" style:font-name-complex="Microsoft JhengHei"/>
    </style:style>
    <style:style style:name="T162" style:parent-style-name="DefaultParagraphFont" style:family="text">
      <style:text-properties style:font-name="MingLiU-ExtB" style:font-name-asian="MingLiU-ExtB" style:font-name-complex="MingLiU-ExtB"/>
    </style:style>
    <style:style style:name="T163" style:parent-style-name="DefaultParagraphFont" style:family="text">
      <style:text-properties style:font-name="MS Gothic" style:font-name-asian="MS Gothic" style:font-name-complex="MS Gothic"/>
    </style:style>
    <style:style style:name="T164" style:parent-style-name="DefaultParagraphFont" style:family="text">
      <style:text-properties style:font-name="Microsoft JhengHei" style:font-name-asian="Microsoft JhengHei" style:font-name-complex="Microsoft JhengHei"/>
    </style:style>
    <style:style style:name="T165" style:parent-style-name="DefaultParagraphFont" style:family="text">
      <style:text-properties style:font-name="MingLiU-ExtB" style:font-name-asian="MingLiU-ExtB" style:font-name-complex="MingLiU-ExtB"/>
    </style:style>
    <style:style style:name="T166" style:parent-style-name="DefaultParagraphFont" style:family="text">
      <style:text-properties style:font-name="Microsoft JhengHei" style:font-name-asian="Microsoft JhengHei" style:font-name-complex="Microsoft JhengHei"/>
    </style:style>
    <style:style style:name="T167" style:parent-style-name="DefaultParagraphFont" style:family="text">
      <style:text-properties style:font-name="MingLiU-ExtB" style:font-name-asian="MingLiU-ExtB" style:font-name-complex="MingLiU-ExtB"/>
    </style:style>
    <style:style style:name="T168" style:parent-style-name="DefaultParagraphFont" style:family="text">
      <style:text-properties style:font-name="MingLiU-ExtB" style:font-name-asian="MingLiU-ExtB" style:font-name-complex="MingLiU-ExtB"/>
    </style:style>
    <style:style style:name="T169" style:parent-style-name="DefaultParagraphFont" style:family="text">
      <style:text-properties style:font-name="Microsoft JhengHei" style:font-name-asian="Microsoft JhengHei" style:font-name-complex="Microsoft JhengHei"/>
    </style:style>
    <style:style style:name="T170" style:parent-style-name="DefaultParagraphFont" style:family="text">
      <style:text-properties style:font-name="MS Gothic" style:font-name-asian="MS Gothic" style:font-name-complex="MS Gothic"/>
    </style:style>
    <style:style style:name="T171" style:parent-style-name="DefaultParagraphFont" style:family="text">
      <style:text-properties style:font-name="MS Gothic" style:font-name-asian="MS Gothic" style:font-name-complex="MS Gothic"/>
    </style:style>
    <style:style style:name="T172" style:parent-style-name="DefaultParagraphFont" style:family="text">
      <style:text-properties style:font-name="MS Gothic" style:font-name-asian="MS Gothic" style:font-name-complex="MS Gothic"/>
    </style:style>
    <style:style style:name="T173" style:parent-style-name="DefaultParagraphFont" style:family="text">
      <style:text-properties style:font-name="MS Gothic" style:font-name-asian="MS Gothic" style:font-name-complex="MS Gothic"/>
    </style:style>
    <style:style style:name="T174" style:parent-style-name="DefaultParagraphFont" style:family="text">
      <style:text-properties style:font-name="MS Gothic" style:font-name-asian="MS Gothic" style:font-name-complex="MS Gothic"/>
    </style:style>
    <style:style style:name="T175" style:parent-style-name="DefaultParagraphFont" style:family="text">
      <style:text-properties style:font-name="Microsoft JhengHei" style:font-name-asian="Microsoft JhengHei" style:font-name-complex="Microsoft JhengHei"/>
    </style:style>
    <style:style style:name="T176" style:parent-style-name="DefaultParagraphFont" style:family="text">
      <style:text-properties style:font-name="MS Gothic" style:font-name-asian="MS Gothic" style:font-name-complex="MS Gothic"/>
    </style:style>
    <style:style style:name="T177" style:parent-style-name="DefaultParagraphFont" style:family="text">
      <style:text-properties style:font-name="Microsoft JhengHei" style:font-name-asian="Microsoft JhengHei" style:font-name-complex="Microsoft JhengHei"/>
    </style:style>
    <style:style style:name="T178" style:parent-style-name="DefaultParagraphFont" style:family="text">
      <style:text-properties style:font-name="Microsoft JhengHei" style:font-name-asian="Microsoft JhengHei" style:font-name-complex="Microsoft JhengHei"/>
    </style:style>
    <style:style style:name="T179" style:parent-style-name="DefaultParagraphFont" style:family="text">
      <style:text-properties style:font-name="MS Gothic" style:font-name-asian="MS Gothic" style:font-name-complex="MS Gothic"/>
    </style:style>
    <style:style style:name="T180" style:parent-style-name="DefaultParagraphFont" style:family="text">
      <style:text-properties style:font-name="Microsoft JhengHei" style:font-name-asian="Microsoft JhengHei" style:font-name-complex="Microsoft JhengHei"/>
    </style:style>
    <style:style style:name="T181" style:parent-style-name="DefaultParagraphFont" style:family="text">
      <style:text-properties style:font-name="MS Gothic" style:font-name-asian="MS Gothic" style:font-name-complex="MS Gothic"/>
    </style:style>
    <style:style style:name="T182" style:parent-style-name="DefaultParagraphFont" style:family="text">
      <style:text-properties style:font-name="Microsoft JhengHei" style:font-name-asian="Microsoft JhengHei" style:font-name-complex="Microsoft JhengHei"/>
    </style:style>
    <style:style style:name="T183" style:parent-style-name="DefaultParagraphFont" style:family="text">
      <style:text-properties style:font-name="Microsoft JhengHei" style:font-name-asian="Microsoft JhengHei" style:font-name-complex="Microsoft JhengHei"/>
    </style:style>
    <style:style style:name="T184" style:parent-style-name="DefaultParagraphFont" style:family="text">
      <style:text-properties style:font-name="Microsoft JhengHei" style:font-name-asian="Microsoft JhengHei" style:font-name-complex="Microsoft JhengHei"/>
    </style:style>
    <style:style style:name="T185" style:parent-style-name="DefaultParagraphFont" style:family="text">
      <style:text-properties style:font-name="Microsoft JhengHei" style:font-name-asian="Microsoft JhengHei" style:font-name-complex="Microsoft JhengHei"/>
    </style:style>
    <style:style style:name="T186" style:parent-style-name="DefaultParagraphFont" style:family="text">
      <style:text-properties style:font-name="Microsoft JhengHei" style:font-name-asian="Microsoft JhengHei" style:font-name-complex="Microsoft JhengHei"/>
    </style:style>
    <style:style style:name="T187" style:parent-style-name="DefaultParagraphFont" style:family="text">
      <style:text-properties style:font-name="Microsoft JhengHei" style:font-name-asian="Microsoft JhengHei" style:font-name-complex="Microsoft JhengHei"/>
    </style:style>
    <style:style style:name="T188" style:parent-style-name="DefaultParagraphFont" style:family="text">
      <style:text-properties style:font-name="Microsoft JhengHei" style:font-name-asian="Microsoft JhengHei" style:font-name-complex="Microsoft JhengHei"/>
    </style:style>
    <style:style style:name="T189" style:parent-style-name="DefaultParagraphFont" style:family="text">
      <style:text-properties style:font-name="Microsoft JhengHei" style:font-name-asian="Microsoft JhengHei" style:font-name-complex="Microsoft JhengHei"/>
    </style:style>
    <style:style style:name="T190" style:parent-style-name="DefaultParagraphFont" style:family="text">
      <style:text-properties style:font-name="MS Gothic" style:font-name-asian="MS Gothic" style:font-name-complex="MS Gothic"/>
    </style:style>
    <style:style style:name="T191" style:parent-style-name="DefaultParagraphFont" style:family="text">
      <style:text-properties style:font-name="Microsoft JhengHei" style:font-name-asian="Microsoft JhengHei" style:font-name-complex="Microsoft JhengHei"/>
    </style:style>
    <style:style style:name="T192" style:parent-style-name="DefaultParagraphFont" style:family="text">
      <style:text-properties style:font-name="Microsoft JhengHei" style:font-name-asian="Microsoft JhengHei" style:font-name-complex="Microsoft JhengHei"/>
    </style:style>
    <style:style style:name="T193" style:parent-style-name="DefaultParagraphFont" style:family="text">
      <style:text-properties style:font-name="Microsoft JhengHei" style:font-name-asian="Microsoft JhengHei" style:font-name-complex="Microsoft JhengHei"/>
    </style:style>
    <style:style style:name="T194" style:parent-style-name="DefaultParagraphFont" style:family="text">
      <style:text-properties style:font-name="Microsoft JhengHei" style:font-name-asian="Microsoft JhengHei" style:font-name-complex="Microsoft JhengHei"/>
    </style:style>
    <style:style style:name="T195" style:parent-style-name="DefaultParagraphFont" style:family="text">
      <style:text-properties style:font-name="Malgun Gothic" style:font-name-asian="Malgun Gothic" style:font-name-complex="Malgun Gothic"/>
    </style:style>
    <style:style style:name="T196" style:parent-style-name="DefaultParagraphFont" style:family="text">
      <style:text-properties style:font-name="MS Gothic" style:font-name-asian="MS Gothic" style:font-name-complex="MS Gothic"/>
    </style:style>
    <style:style style:name="T197" style:parent-style-name="DefaultParagraphFont" style:family="text">
      <style:text-properties style:font-name="Malgun Gothic" style:font-name-asian="Malgun Gothic" style:font-name-complex="Malgun Gothic"/>
    </style:style>
    <style:style style:name="T198" style:parent-style-name="DefaultParagraphFont" style:family="text">
      <style:text-properties style:font-name="MingLiU-ExtB" style:font-name-asian="MingLiU-ExtB" style:font-name-complex="MingLiU-ExtB"/>
    </style:style>
    <style:style style:name="T199" style:parent-style-name="DefaultParagraphFont" style:family="text">
      <style:text-properties style:font-name="Microsoft JhengHei" style:font-name-asian="Microsoft JhengHei" style:font-name-complex="Microsoft JhengHei"/>
    </style:style>
    <style:style style:name="T200" style:parent-style-name="DefaultParagraphFont" style:family="text">
      <style:text-properties style:font-name="Microsoft JhengHei" style:font-name-asian="Microsoft JhengHei" style:font-name-complex="Microsoft JhengHei"/>
    </style:style>
    <style:style style:name="T201" style:parent-style-name="DefaultParagraphFont" style:family="text">
      <style:text-properties style:font-name="Microsoft JhengHei" style:font-name-asian="Microsoft JhengHei" style:font-name-complex="Microsoft JhengHei"/>
    </style:style>
    <style:style style:name="T202" style:parent-style-name="DefaultParagraphFont" style:family="text">
      <style:text-properties style:font-name="Microsoft JhengHei" style:font-name-asian="Microsoft JhengHei" style:font-name-complex="Microsoft JhengHei"/>
    </style:style>
    <style:style style:name="T203" style:parent-style-name="DefaultParagraphFont" style:family="text">
      <style:text-properties style:font-name="MS Gothic" style:font-name-asian="MS Gothic" style:font-name-complex="MS Gothic"/>
    </style:style>
    <style:style style:name="T204" style:parent-style-name="DefaultParagraphFont" style:family="text">
      <style:text-properties style:font-name="Microsoft JhengHei" style:font-name-asian="Microsoft JhengHei" style:font-name-complex="Microsoft JhengHei"/>
    </style:style>
    <style:style style:name="T205" style:parent-style-name="DefaultParagraphFont" style:family="text">
      <style:text-properties style:font-name="Microsoft JhengHei" style:font-name-asian="Microsoft JhengHei" style:font-name-complex="Microsoft JhengHei"/>
    </style:style>
    <style:style style:name="T206" style:parent-style-name="DefaultParagraphFont" style:family="text">
      <style:text-properties style:font-name="Microsoft JhengHei" style:font-name-asian="Microsoft JhengHei" style:font-name-complex="Microsoft JhengHei"/>
    </style:style>
    <style:style style:name="T207" style:parent-style-name="DefaultParagraphFont" style:family="text">
      <style:text-properties style:font-name="MS Gothic" style:font-name-asian="MS Gothic" style:font-name-complex="MS Gothic"/>
    </style:style>
    <style:style style:name="T208" style:parent-style-name="DefaultParagraphFont" style:family="text">
      <style:text-properties style:font-name="Microsoft JhengHei" style:font-name-asian="Microsoft JhengHei" style:font-name-complex="Microsoft JhengHei"/>
    </style:style>
    <style:style style:name="T209" style:parent-style-name="DefaultParagraphFont" style:family="text">
      <style:text-properties style:font-name="Microsoft JhengHei" style:font-name-asian="Microsoft JhengHei" style:font-name-complex="Microsoft JhengHei"/>
    </style:style>
    <style:style style:name="T210" style:parent-style-name="DefaultParagraphFont" style:family="text">
      <style:text-properties style:font-name="Microsoft JhengHei" style:font-name-asian="Microsoft JhengHei" style:font-name-complex="Microsoft JhengHei"/>
    </style:style>
    <style:style style:name="T211" style:parent-style-name="DefaultParagraphFont" style:family="text">
      <style:text-properties style:font-name="MS Gothic" style:font-name-asian="MS Gothic" style:font-name-complex="MS Gothic"/>
    </style:style>
    <style:style style:name="T212" style:parent-style-name="DefaultParagraphFont" style:family="text">
      <style:text-properties style:font-name="MS Gothic" style:font-name-asian="MS Gothic" style:font-name-complex="MS Gothic"/>
    </style:style>
    <style:style style:name="T213" style:parent-style-name="DefaultParagraphFont" style:family="text">
      <style:text-properties style:font-name="Microsoft JhengHei" style:font-name-asian="Microsoft JhengHei" style:font-name-complex="Microsoft JhengHei"/>
    </style:style>
    <style:style style:name="T214" style:parent-style-name="DefaultParagraphFont" style:family="text">
      <style:text-properties style:font-name="Microsoft JhengHei" style:font-name-asian="Microsoft JhengHei" style:font-name-complex="Microsoft JhengHei"/>
    </style:style>
    <style:style style:name="T215" style:parent-style-name="DefaultParagraphFont" style:family="text">
      <style:text-properties style:font-name="Microsoft JhengHei" style:font-name-asian="Microsoft JhengHei" style:font-name-complex="Microsoft JhengHei"/>
    </style:style>
    <style:style style:name="T216" style:parent-style-name="DefaultParagraphFont" style:family="text">
      <style:text-properties style:font-name="Microsoft JhengHei" style:font-name-asian="Microsoft JhengHei" style:font-name-complex="Microsoft JhengHei"/>
    </style:style>
    <style:style style:name="T217" style:parent-style-name="DefaultParagraphFont" style:family="text">
      <style:text-properties style:font-name="Microsoft JhengHei" style:font-name-asian="Microsoft JhengHei" style:font-name-complex="Microsoft JhengHei"/>
    </style:style>
    <style:style style:name="T218" style:parent-style-name="DefaultParagraphFont" style:family="text">
      <style:text-properties style:font-name="Microsoft JhengHei" style:font-name-asian="Microsoft JhengHei" style:font-name-complex="Microsoft JhengHei"/>
    </style:style>
    <style:style style:name="T219" style:parent-style-name="DefaultParagraphFont" style:family="text">
      <style:text-properties style:font-name="Microsoft JhengHei" style:font-name-asian="Microsoft JhengHei" style:font-name-complex="Microsoft JhengHei"/>
    </style:style>
    <style:style style:name="T220" style:parent-style-name="DefaultParagraphFont" style:family="text">
      <style:text-properties style:font-name="Microsoft JhengHei" style:font-name-asian="Microsoft JhengHei" style:font-name-complex="Microsoft JhengHei"/>
    </style:style>
    <style:style style:name="T221" style:parent-style-name="DefaultParagraphFont" style:family="text">
      <style:text-properties style:font-name="Microsoft JhengHei" style:font-name-asian="Microsoft JhengHei" style:font-name-complex="Microsoft JhengHei"/>
    </style:style>
    <style:style style:name="T222" style:parent-style-name="DefaultParagraphFont" style:family="text">
      <style:text-properties style:font-name="Microsoft JhengHei" style:font-name-asian="Microsoft JhengHei" style:font-name-complex="Microsoft JhengHei"/>
    </style:style>
    <style:style style:name="T223" style:parent-style-name="DefaultParagraphFont" style:family="text">
      <style:text-properties style:font-name="Microsoft JhengHei" style:font-name-asian="Microsoft JhengHei" style:font-name-complex="Microsoft JhengHei"/>
    </style:style>
    <style:style style:name="T224" style:parent-style-name="DefaultParagraphFont" style:family="text">
      <style:text-properties style:font-name="Microsoft JhengHei" style:font-name-asian="Microsoft JhengHei" style:font-name-complex="Microsoft JhengHei"/>
    </style:style>
    <style:style style:name="T225" style:parent-style-name="DefaultParagraphFont" style:family="text">
      <style:text-properties style:font-name="Microsoft JhengHei" style:font-name-asian="Microsoft JhengHei" style:font-name-complex="Microsoft JhengHei"/>
    </style:style>
    <style:style style:name="T226" style:parent-style-name="DefaultParagraphFont" style:family="text">
      <style:text-properties style:font-name="Microsoft JhengHei" style:font-name-asian="Microsoft JhengHei" style:font-name-complex="Microsoft JhengHei"/>
    </style:style>
    <style:style style:name="T227" style:parent-style-name="DefaultParagraphFont" style:family="text">
      <style:text-properties style:font-name="Microsoft JhengHei" style:font-name-asian="Microsoft JhengHei" style:font-name-complex="Microsoft JhengHei"/>
    </style:style>
    <style:style style:name="T228" style:parent-style-name="DefaultParagraphFont" style:family="text">
      <style:text-properties style:font-name="MingLiU-ExtB" style:font-name-asian="MingLiU-ExtB" style:font-name-complex="MingLiU-ExtB"/>
    </style:style>
    <style:style style:name="T229" style:parent-style-name="DefaultParagraphFont" style:family="text">
      <style:text-properties style:font-name="MingLiU-ExtB" style:font-name-asian="MingLiU-ExtB" style:font-name-complex="MingLiU-ExtB"/>
    </style:style>
    <style:style style:name="T230" style:parent-style-name="DefaultParagraphFont" style:family="text">
      <style:text-properties style:font-name="Microsoft JhengHei" style:font-name-asian="Microsoft JhengHei" style:font-name-complex="Microsoft JhengHei"/>
    </style:style>
    <style:style style:name="T231" style:parent-style-name="DefaultParagraphFont" style:family="text">
      <style:text-properties style:font-name="Microsoft JhengHei" style:font-name-asian="Microsoft JhengHei" style:font-name-complex="Microsoft JhengHei"/>
    </style:style>
    <style:style style:name="T232" style:parent-style-name="DefaultParagraphFont" style:family="text">
      <style:text-properties style:font-name="Microsoft JhengHei" style:font-name-asian="Microsoft JhengHei" style:font-name-complex="Microsoft JhengHei"/>
    </style:style>
    <style:style style:name="T233" style:parent-style-name="DefaultParagraphFont" style:family="text">
      <style:text-properties style:font-name="Microsoft JhengHei" style:font-name-asian="Microsoft JhengHei" style:font-name-complex="Microsoft JhengHei"/>
    </style:style>
    <style:style style:name="T234" style:parent-style-name="DefaultParagraphFont" style:family="text">
      <style:text-properties style:font-name="Microsoft JhengHei" style:font-name-asian="Microsoft JhengHei" style:font-name-complex="Microsoft JhengHei"/>
    </style:style>
    <style:style style:name="T235" style:parent-style-name="DefaultParagraphFont" style:family="text">
      <style:text-properties style:font-name="Microsoft JhengHei" style:font-name-asian="Microsoft JhengHei" style:font-name-complex="Microsoft JhengHei"/>
    </style:style>
    <style:style style:name="T236" style:parent-style-name="DefaultParagraphFont" style:family="text">
      <style:text-properties style:font-name="Microsoft JhengHei" style:font-name-asian="Microsoft JhengHei" style:font-name-complex="Microsoft JhengHei"/>
    </style:style>
    <style:style style:name="T237" style:parent-style-name="DefaultParagraphFont" style:family="text">
      <style:text-properties style:font-name="Microsoft JhengHei" style:font-name-asian="Microsoft JhengHei" style:font-name-complex="Microsoft JhengHei"/>
    </style:style>
    <style:style style:name="T238" style:parent-style-name="DefaultParagraphFont" style:family="text">
      <style:text-properties style:font-name="Microsoft JhengHei" style:font-name-asian="Microsoft JhengHei" style:font-name-complex="Microsoft JhengHei"/>
    </style:style>
    <style:style style:name="T239" style:parent-style-name="DefaultParagraphFont" style:family="text">
      <style:text-properties fo:font-weight="bold" style:font-weight-asian="bold" style:font-weight-complex="bold"/>
    </style:style>
    <style:style style:name="T240" style:parent-style-name="DefaultParagraphFont" style:family="text">
      <style:text-properties style:font-name="Microsoft JhengHei" style:font-name-asian="Microsoft JhengHei" style:font-name-complex="Microsoft JhengHei" fo:font-weight="bold" style:font-weight-asian="bold" style:font-weight-complex="bold"/>
    </style:style>
    <style:style style:name="T241" style:parent-style-name="DefaultParagraphFont" style:family="text">
      <style:text-properties fo:font-weight="bold" style:font-weight-asian="bold" style:font-weight-complex="bold"/>
    </style:style>
    <style:style style:name="T242" style:parent-style-name="DefaultParagraphFont" style:family="text">
      <style:text-properties style:font-name="Microsoft JhengHei" style:font-name-asian="Microsoft JhengHei" style:font-name-complex="Microsoft JhengHei" fo:font-weight="bold" style:font-weight-asian="bold" style:font-weight-complex="bold"/>
    </style:style>
    <style:style style:name="T243" style:parent-style-name="DefaultParagraphFont" style:family="text">
      <style:text-properties fo:font-weight="bold" style:font-weight-asian="bold" style:font-weight-complex="bold"/>
    </style:style>
    <style:style style:name="T244" style:parent-style-name="DefaultParagraphFont" style:family="text">
      <style:text-properties style:font-name="Microsoft JhengHei" style:font-name-asian="Microsoft JhengHei" style:font-name-complex="Microsoft JhengHei" fo:font-weight="bold" style:font-weight-asian="bold" style:font-weight-complex="bold"/>
    </style:style>
    <style:style style:name="T245" style:parent-style-name="DefaultParagraphFont" style:family="text">
      <style:text-properties fo:font-weight="bold" style:font-weight-asian="bold" style:font-weight-complex="bold"/>
    </style:style>
    <style:style style:name="T246" style:parent-style-name="DefaultParagraphFont" style:family="text">
      <style:text-properties style:font-name="Microsoft JhengHei" style:font-name-asian="Microsoft JhengHei" style:font-name-complex="Microsoft JhengHei" fo:font-weight="bold" style:font-weight-asian="bold" style:font-weight-complex="bold"/>
    </style:style>
    <style:style style:name="T247" style:parent-style-name="DefaultParagraphFont" style:family="text">
      <style:text-properties fo:font-weight="bold" style:font-weight-asian="bold" style:font-weight-complex="bold"/>
    </style:style>
    <style:style style:name="T248" style:parent-style-name="DefaultParagraphFont" style:family="text">
      <style:text-properties style:font-name="Microsoft JhengHei" style:font-name-asian="Microsoft JhengHei" style:font-name-complex="Microsoft JhengHei" fo:font-weight="bold" style:font-weight-asian="bold" style:font-weight-complex="bold"/>
    </style:style>
    <style:style style:name="T249" style:parent-style-name="DefaultParagraphFont" style:family="text">
      <style:text-properties fo:font-weight="bold" style:font-weight-asian="bold" style:font-weight-complex="bold"/>
    </style:style>
    <style:style style:name="T250" style:parent-style-name="DefaultParagraphFont" style:family="text">
      <style:text-properties style:font-name="Microsoft JhengHei" style:font-name-asian="Microsoft JhengHei" style:font-name-complex="Microsoft JhengHei"/>
    </style:style>
    <style:style style:name="T251" style:parent-style-name="DefaultParagraphFont" style:family="text">
      <style:text-properties style:font-name="Microsoft JhengHei" style:font-name-asian="Microsoft JhengHei" style:font-name-complex="Microsoft JhengHei"/>
    </style:style>
    <style:style style:name="T252" style:parent-style-name="DefaultParagraphFont" style:family="text">
      <style:text-properties style:font-name="Microsoft JhengHei" style:font-name-asian="Microsoft JhengHei" style:font-name-complex="Microsoft JhengHei"/>
    </style:style>
    <style:style style:name="T253" style:parent-style-name="DefaultParagraphFont" style:family="text">
      <style:text-properties style:font-name="MS Gothic" style:font-name-asian="MS Gothic" style:font-name-complex="MS Gothic"/>
    </style:style>
    <style:style style:name="T254" style:parent-style-name="DefaultParagraphFont" style:family="text">
      <style:text-properties style:font-name="Microsoft JhengHei" style:font-name-asian="Microsoft JhengHei" style:font-name-complex="Microsoft JhengHei"/>
    </style:style>
    <style:style style:name="T255" style:parent-style-name="DefaultParagraphFont" style:family="text">
      <style:text-properties style:font-name="Microsoft JhengHei" style:font-name-asian="Microsoft JhengHei" style:font-name-complex="Microsoft JhengHei"/>
    </style:style>
    <style:style style:name="T256" style:parent-style-name="DefaultParagraphFont" style:family="text">
      <style:text-properties style:font-name="Microsoft JhengHei" style:font-name-asian="Microsoft JhengHei" style:font-name-complex="Microsoft JhengHei"/>
    </style:style>
    <style:style style:name="T257" style:parent-style-name="DefaultParagraphFont" style:family="text">
      <style:text-properties style:font-name="Microsoft JhengHei" style:font-name-asian="Microsoft JhengHei" style:font-name-complex="Microsoft JhengHei"/>
    </style:style>
    <style:style style:name="T258" style:parent-style-name="DefaultParagraphFont" style:family="text">
      <style:text-properties style:font-name="Microsoft JhengHei" style:font-name-asian="Microsoft JhengHei" style:font-name-complex="Microsoft JhengHei"/>
    </style:style>
    <style:style style:name="T259" style:parent-style-name="DefaultParagraphFont" style:family="text">
      <style:text-properties style:font-name="Microsoft JhengHei" style:font-name-asian="Microsoft JhengHei" style:font-name-complex="Microsoft JhengHei"/>
    </style:style>
    <style:style style:name="T260" style:parent-style-name="DefaultParagraphFont" style:family="text">
      <style:text-properties style:font-name="Microsoft JhengHei" style:font-name-asian="Microsoft JhengHei" style:font-name-complex="Microsoft JhengHei"/>
    </style:style>
    <style:style style:name="T261" style:parent-style-name="DefaultParagraphFont" style:family="text">
      <style:text-properties style:font-name="MingLiU-ExtB" style:font-name-asian="MingLiU-ExtB" style:font-name-complex="MingLiU-ExtB"/>
    </style:style>
    <style:style style:name="T262" style:parent-style-name="DefaultParagraphFont" style:family="text">
      <style:text-properties style:font-name="Microsoft JhengHei" style:font-name-asian="Microsoft JhengHei" style:font-name-complex="Microsoft JhengHei"/>
    </style:style>
    <style:style style:name="T263" style:parent-style-name="DefaultParagraphFont" style:family="text">
      <style:text-properties style:font-name="Microsoft JhengHei" style:font-name-asian="Microsoft JhengHei" style:font-name-complex="Microsoft JhengHei"/>
    </style:style>
    <style:style style:name="T264" style:parent-style-name="DefaultParagraphFont" style:family="text">
      <style:text-properties style:font-name="Microsoft JhengHei" style:font-name-asian="Microsoft JhengHei" style:font-name-complex="Microsoft JhengHei"/>
    </style:style>
    <style:style style:name="T265" style:parent-style-name="DefaultParagraphFont" style:family="text">
      <style:text-properties style:font-name="Microsoft JhengHei" style:font-name-asian="Microsoft JhengHei" style:font-name-complex="Microsoft JhengHei"/>
    </style:style>
    <style:style style:name="T266" style:parent-style-name="DefaultParagraphFont" style:family="text">
      <style:text-properties style:font-name="MingLiU-ExtB" style:font-name-asian="MingLiU-ExtB" style:font-name-complex="MingLiU-ExtB"/>
    </style:style>
    <style:style style:name="T267" style:parent-style-name="DefaultParagraphFont" style:family="text">
      <style:text-properties style:font-name="Microsoft JhengHei" style:font-name-asian="Microsoft JhengHei" style:font-name-complex="Microsoft JhengHei"/>
    </style:style>
    <style:style style:name="T268" style:parent-style-name="DefaultParagraphFont" style:family="text">
      <style:text-properties style:font-name="Microsoft JhengHei" style:font-name-asian="Microsoft JhengHei" style:font-name-complex="Microsoft JhengHei"/>
    </style:style>
    <style:style style:name="T269" style:parent-style-name="DefaultParagraphFont" style:family="text">
      <style:text-properties style:font-name="MingLiU-ExtB" style:font-name-asian="MingLiU-ExtB" style:font-name-complex="MingLiU-ExtB"/>
    </style:style>
    <style:style style:name="T270" style:parent-style-name="DefaultParagraphFont" style:family="text">
      <style:text-properties style:font-name="Microsoft JhengHei" style:font-name-asian="Microsoft JhengHei" style:font-name-complex="Microsoft JhengHei"/>
    </style:style>
    <style:style style:name="T271" style:parent-style-name="DefaultParagraphFont" style:family="text">
      <style:text-properties style:font-name="Microsoft JhengHei" style:font-name-asian="Microsoft JhengHei" style:font-name-complex="Microsoft JhengHei"/>
    </style:style>
    <style:style style:name="T272" style:parent-style-name="DefaultParagraphFont" style:family="text">
      <style:text-properties style:font-name="MS Gothic" style:font-name-asian="MS Gothic" style:font-name-complex="MS Gothic"/>
    </style:style>
    <style:style style:name="T273" style:parent-style-name="DefaultParagraphFont" style:family="text">
      <style:text-properties style:font-name="Microsoft JhengHei" style:font-name-asian="Microsoft JhengHei" style:font-name-complex="Microsoft JhengHei"/>
    </style:style>
    <style:style style:name="T274" style:parent-style-name="DefaultParagraphFont" style:family="text">
      <style:text-properties style:font-name="Microsoft JhengHei" style:font-name-asian="Microsoft JhengHei" style:font-name-complex="Microsoft JhengHei"/>
    </style:style>
    <style:style style:name="T275" style:parent-style-name="DefaultParagraphFont" style:family="text">
      <style:text-properties style:font-name="MingLiU-ExtB" style:font-name-asian="MingLiU-ExtB" style:font-name-complex="MingLiU-ExtB"/>
    </style:style>
    <style:style style:name="T276" style:parent-style-name="DefaultParagraphFont" style:family="text">
      <style:text-properties style:font-name="Microsoft JhengHei" style:font-name-asian="Microsoft JhengHei" style:font-name-complex="Microsoft JhengHei"/>
    </style:style>
    <style:style style:name="T277" style:parent-style-name="DefaultParagraphFont" style:family="text">
      <style:text-properties style:font-name="Microsoft JhengHei" style:font-name-asian="Microsoft JhengHei" style:font-name-complex="Microsoft JhengHei"/>
    </style:style>
    <style:style style:name="T278" style:parent-style-name="DefaultParagraphFont" style:family="text">
      <style:text-properties style:font-name="Microsoft JhengHei" style:font-name-asian="Microsoft JhengHei" style:font-name-complex="Microsoft JhengHei"/>
    </style:style>
    <style:style style:name="T279" style:parent-style-name="DefaultParagraphFont" style:family="text">
      <style:text-properties style:font-name="Microsoft JhengHei" style:font-name-asian="Microsoft JhengHei" style:font-name-complex="Microsoft JhengHei"/>
    </style:style>
    <style:style style:name="T280" style:parent-style-name="DefaultParagraphFont" style:family="text">
      <style:text-properties style:font-name="Microsoft JhengHei" style:font-name-asian="Microsoft JhengHei" style:font-name-complex="Microsoft JhengHei"/>
    </style:style>
    <style:style style:name="T281" style:parent-style-name="DefaultParagraphFont" style:family="text">
      <style:text-properties style:font-name="Microsoft JhengHei" style:font-name-asian="Microsoft JhengHei" style:font-name-complex="Microsoft JhengHei"/>
    </style:style>
    <style:style style:name="T282" style:parent-style-name="DefaultParagraphFont" style:family="text">
      <style:text-properties style:font-name="Microsoft JhengHei" style:font-name-asian="Microsoft JhengHei" style:font-name-complex="Microsoft JhengHei"/>
    </style:style>
    <style:style style:name="T283" style:parent-style-name="DefaultParagraphFont" style:family="text">
      <style:text-properties style:font-name="Microsoft JhengHei" style:font-name-asian="Microsoft JhengHei" style:font-name-complex="Microsoft JhengHei"/>
    </style:style>
    <style:style style:name="T284" style:parent-style-name="DefaultParagraphFont" style:family="text">
      <style:text-properties style:font-name="Microsoft JhengHei" style:font-name-asian="Microsoft JhengHei" style:font-name-complex="Microsoft JhengHei"/>
    </style:style>
    <style:style style:name="T285" style:parent-style-name="DefaultParagraphFont" style:family="text">
      <style:text-properties style:font-name="MS Gothic" style:font-name-asian="MS Gothic" style:font-name-complex="MS Gothic"/>
    </style:style>
    <style:style style:name="T286" style:parent-style-name="DefaultParagraphFont" style:family="text">
      <style:text-properties style:font-name="Microsoft JhengHei" style:font-name-asian="Microsoft JhengHei" style:font-name-complex="Microsoft JhengHei"/>
    </style:style>
    <style:style style:name="T287" style:parent-style-name="DefaultParagraphFont" style:family="text">
      <style:text-properties style:font-name="MS Gothic" style:font-name-asian="MS Gothic" style:font-name-complex="MS Gothic"/>
    </style:style>
    <style:style style:name="T288" style:parent-style-name="DefaultParagraphFont" style:family="text">
      <style:text-properties style:font-name="MS Gothic" style:font-name-asian="MS Gothic" style:font-name-complex="MS Gothic"/>
    </style:style>
    <style:style style:name="T289" style:parent-style-name="DefaultParagraphFont" style:family="text">
      <style:text-properties style:font-name="Microsoft JhengHei" style:font-name-asian="Microsoft JhengHei" style:font-name-complex="Microsoft JhengHei"/>
    </style:style>
    <style:style style:name="T290" style:parent-style-name="DefaultParagraphFont" style:family="text">
      <style:text-properties style:font-name="Microsoft JhengHei" style:font-name-asian="Microsoft JhengHei" style:font-name-complex="Microsoft JhengHei"/>
    </style:style>
    <style:style style:name="T291" style:parent-style-name="DefaultParagraphFont" style:family="text">
      <style:text-properties style:font-name="Microsoft JhengHei" style:font-name-asian="Microsoft JhengHei" style:font-name-complex="Microsoft JhengHei"/>
    </style:style>
    <style:style style:name="T292" style:parent-style-name="DefaultParagraphFont" style:family="text">
      <style:text-properties style:font-name="Microsoft JhengHei" style:font-name-asian="Microsoft JhengHei" style:font-name-complex="Microsoft JhengHei"/>
    </style:style>
    <style:style style:name="T293" style:parent-style-name="DefaultParagraphFont" style:family="text">
      <style:text-properties style:font-name="Microsoft JhengHei" style:font-name-asian="Microsoft JhengHei" style:font-name-complex="Microsoft JhengHei"/>
    </style:style>
    <style:style style:name="T294" style:parent-style-name="DefaultParagraphFont" style:family="text">
      <style:text-properties style:font-name="Microsoft JhengHei" style:font-name-asian="Microsoft JhengHei" style:font-name-complex="Microsoft JhengHei"/>
    </style:style>
    <style:style style:name="T295" style:parent-style-name="DefaultParagraphFont" style:family="text">
      <style:text-properties style:font-name="MingLiU-ExtB" style:font-name-asian="MingLiU-ExtB" style:font-name-complex="MingLiU-ExtB"/>
    </style:style>
    <style:style style:name="T296" style:parent-style-name="DefaultParagraphFont" style:family="text">
      <style:text-properties style:font-name="Microsoft JhengHei" style:font-name-asian="Microsoft JhengHei" style:font-name-complex="Microsoft JhengHei"/>
    </style:style>
    <style:style style:name="T297" style:parent-style-name="DefaultParagraphFont" style:family="text">
      <style:text-properties style:font-name="Microsoft JhengHei" style:font-name-asian="Microsoft JhengHei" style:font-name-complex="Microsoft JhengHei"/>
    </style:style>
    <style:style style:name="T298" style:parent-style-name="DefaultParagraphFont" style:family="text">
      <style:text-properties style:font-name="Microsoft JhengHei" style:font-name-asian="Microsoft JhengHei" style:font-name-complex="Microsoft JhengHei"/>
    </style:style>
    <style:style style:name="T299" style:parent-style-name="DefaultParagraphFont" style:family="text">
      <style:text-properties style:font-name="MingLiU-ExtB" style:font-name-asian="MingLiU-ExtB" style:font-name-complex="MingLiU-ExtB"/>
    </style:style>
    <style:style style:name="T300" style:parent-style-name="DefaultParagraphFont" style:family="text">
      <style:text-properties style:font-name="MingLiU-ExtB" style:font-name-asian="MingLiU-ExtB" style:font-name-complex="MingLiU-ExtB"/>
    </style:style>
    <style:style style:name="T301" style:parent-style-name="DefaultParagraphFont" style:family="text">
      <style:text-properties style:font-name="MS Gothic" style:font-name-asian="MS Gothic" style:font-name-complex="MS Gothic"/>
    </style:style>
    <style:style style:name="T302" style:parent-style-name="DefaultParagraphFont" style:family="text">
      <style:text-properties style:font-name="Microsoft JhengHei" style:font-name-asian="Microsoft JhengHei" style:font-name-complex="Microsoft JhengHei"/>
    </style:style>
    <style:style style:name="T303" style:parent-style-name="DefaultParagraphFont" style:family="text">
      <style:text-properties style:font-name="MingLiU-ExtB" style:font-name-asian="MingLiU-ExtB" style:font-name-complex="MingLiU-ExtB"/>
    </style:style>
    <style:style style:name="T304" style:parent-style-name="DefaultParagraphFont" style:family="text">
      <style:text-properties style:font-name="MS Gothic" style:font-name-asian="MS Gothic" style:font-name-complex="MS Gothic"/>
    </style:style>
    <style:style style:name="T305" style:parent-style-name="DefaultParagraphFont" style:family="text">
      <style:text-properties style:font-name="Microsoft JhengHei" style:font-name-asian="Microsoft JhengHei" style:font-name-complex="Microsoft JhengHei"/>
    </style:style>
    <style:style style:name="T306" style:parent-style-name="DefaultParagraphFont" style:family="text">
      <style:text-properties style:font-name="MS Gothic" style:font-name-asian="MS Gothic" style:font-name-complex="MS Gothic"/>
    </style:style>
    <style:style style:name="T307" style:parent-style-name="DefaultParagraphFont" style:family="text">
      <style:text-properties style:font-name="Microsoft JhengHei" style:font-name-asian="Microsoft JhengHei" style:font-name-complex="Microsoft JhengHei"/>
    </style:style>
    <style:style style:name="T308" style:parent-style-name="DefaultParagraphFont" style:family="text">
      <style:text-properties style:font-name="MS Gothic" style:font-name-asian="MS Gothic" style:font-name-complex="MS Gothic"/>
    </style:style>
    <style:style style:name="T309" style:parent-style-name="DefaultParagraphFont" style:family="text">
      <style:text-properties style:font-name="Microsoft JhengHei" style:font-name-asian="Microsoft JhengHei" style:font-name-complex="Microsoft JhengHei"/>
    </style:style>
    <style:style style:name="T310" style:parent-style-name="DefaultParagraphFont" style:family="text">
      <style:text-properties style:font-name="MS Gothic" style:font-name-asian="MS Gothic" style:font-name-complex="MS Gothic"/>
    </style:style>
    <style:style style:name="T311" style:parent-style-name="DefaultParagraphFont" style:family="text">
      <style:text-properties style:font-name="MS Gothic" style:font-name-asian="MS Gothic" style:font-name-complex="MS Gothic"/>
    </style:style>
    <style:style style:name="T312" style:parent-style-name="DefaultParagraphFont" style:family="text">
      <style:text-properties style:font-name="Microsoft JhengHei" style:font-name-asian="Microsoft JhengHei" style:font-name-complex="Microsoft JhengHei"/>
    </style:style>
    <style:style style:name="T313" style:parent-style-name="DefaultParagraphFont" style:family="text">
      <style:text-properties style:font-name="Malgun Gothic" style:font-name-asian="Malgun Gothic" style:font-name-complex="Malgun Gothic"/>
    </style:style>
    <style:style style:name="T314" style:parent-style-name="DefaultParagraphFont" style:family="text">
      <style:text-properties style:font-name="Microsoft JhengHei" style:font-name-asian="Microsoft JhengHei" style:font-name-complex="Microsoft JhengHei"/>
    </style:style>
    <style:style style:name="T315" style:parent-style-name="DefaultParagraphFont" style:family="text">
      <style:text-properties style:font-name="MS Gothic" style:font-name-asian="MS Gothic" style:font-name-complex="MS Gothic"/>
    </style:style>
    <style:style style:name="T316" style:parent-style-name="DefaultParagraphFont" style:family="text">
      <style:text-properties style:font-name="Malgun Gothic" style:font-name-asian="Malgun Gothic" style:font-name-complex="Malgun Gothic"/>
    </style:style>
    <style:style style:name="T317" style:parent-style-name="DefaultParagraphFont" style:family="text">
      <style:text-properties style:font-name="Microsoft JhengHei" style:font-name-asian="Microsoft JhengHei" style:font-name-complex="Microsoft JhengHei"/>
    </style:style>
    <style:style style:name="T318" style:parent-style-name="DefaultParagraphFont" style:family="text">
      <style:text-properties style:font-name="MS Gothic" style:font-name-asian="MS Gothic" style:font-name-complex="MS Gothic"/>
    </style:style>
    <style:style style:name="T319" style:parent-style-name="DefaultParagraphFont" style:family="text">
      <style:text-properties style:font-name="MS Gothic" style:font-name-asian="MS Gothic" style:font-name-complex="MS Gothic"/>
    </style:style>
    <style:style style:name="T320" style:parent-style-name="DefaultParagraphFont" style:family="text">
      <style:text-properties style:font-name="MS Gothic" style:font-name-asian="MS Gothic" style:font-name-complex="MS Gothic"/>
    </style:style>
    <style:style style:name="T321" style:parent-style-name="DefaultParagraphFont" style:family="text">
      <style:text-properties style:font-name="MS Gothic" style:font-name-asian="MS Gothic" style:font-name-complex="MS Gothic"/>
    </style:style>
    <style:style style:name="T322" style:parent-style-name="DefaultParagraphFont" style:family="text">
      <style:text-properties style:font-name="Malgun Gothic" style:font-name-asian="Malgun Gothic" style:font-name-complex="Malgun Gothic"/>
    </style:style>
    <style:style style:name="T323" style:parent-style-name="DefaultParagraphFont" style:family="text">
      <style:text-properties style:font-name="MingLiU-ExtB" style:font-name-asian="MingLiU-ExtB" style:font-name-complex="MingLiU-ExtB"/>
    </style:style>
    <style:style style:name="T324" style:parent-style-name="DefaultParagraphFont" style:family="text">
      <style:text-properties style:font-name="Microsoft JhengHei" style:font-name-asian="Microsoft JhengHei" style:font-name-complex="Microsoft JhengHei"/>
    </style:style>
    <style:style style:name="T325" style:parent-style-name="DefaultParagraphFont" style:family="text">
      <style:text-properties style:font-name="Microsoft JhengHei" style:font-name-asian="Microsoft JhengHei" style:font-name-complex="Microsoft JhengHei"/>
    </style:style>
    <style:style style:name="T326" style:parent-style-name="DefaultParagraphFont" style:family="text">
      <style:text-properties style:font-name="Microsoft JhengHei" style:font-name-asian="Microsoft JhengHei" style:font-name-complex="Microsoft JhengHei"/>
    </style:style>
    <style:style style:name="T327" style:parent-style-name="DefaultParagraphFont" style:family="text">
      <style:text-properties style:font-name="Microsoft JhengHei" style:font-name-asian="Microsoft JhengHei" style:font-name-complex="Microsoft JhengHei"/>
    </style:style>
    <style:style style:name="T328" style:parent-style-name="DefaultParagraphFont" style:family="text">
      <style:text-properties style:font-name="MS Gothic" style:font-name-asian="MS Gothic" style:font-name-complex="MS Gothic"/>
    </style:style>
    <style:style style:name="T329" style:parent-style-name="DefaultParagraphFont" style:family="text">
      <style:text-properties style:font-name="MS Gothic" style:font-name-asian="MS Gothic" style:font-name-complex="MS Gothic"/>
    </style:style>
    <style:style style:name="T330" style:parent-style-name="DefaultParagraphFont" style:family="text">
      <style:text-properties style:font-name="MS Gothic" style:font-name-asian="MS Gothic" style:font-name-complex="MS Gothic"/>
    </style:style>
    <style:style style:name="T331" style:parent-style-name="DefaultParagraphFont" style:family="text">
      <style:text-properties style:font-name="Microsoft JhengHei" style:font-name-asian="Microsoft JhengHei" style:font-name-complex="Microsoft JhengHei"/>
    </style:style>
    <style:style style:name="T332" style:parent-style-name="DefaultParagraphFont" style:family="text">
      <style:text-properties style:font-name="Microsoft JhengHei" style:font-name-asian="Microsoft JhengHei" style:font-name-complex="Microsoft JhengHei"/>
    </style:style>
    <style:style style:name="T333" style:parent-style-name="DefaultParagraphFont" style:family="text">
      <style:text-properties style:font-name="Microsoft JhengHei" style:font-name-asian="Microsoft JhengHei" style:font-name-complex="Microsoft JhengHei"/>
    </style:style>
    <style:style style:name="T334" style:parent-style-name="DefaultParagraphFont" style:family="text">
      <style:text-properties style:font-name="MS Gothic" style:font-name-asian="MS Gothic" style:font-name-complex="MS Gothic"/>
    </style:style>
    <style:style style:name="T335" style:parent-style-name="DefaultParagraphFont" style:family="text">
      <style:text-properties style:font-name="Microsoft JhengHei" style:font-name-asian="Microsoft JhengHei" style:font-name-complex="Microsoft JhengHei"/>
    </style:style>
    <style:style style:name="T336" style:parent-style-name="DefaultParagraphFont" style:family="text">
      <style:text-properties style:font-name="Microsoft JhengHei" style:font-name-asian="Microsoft JhengHei" style:font-name-complex="Microsoft JhengHei"/>
    </style:style>
    <style:style style:name="T337" style:parent-style-name="DefaultParagraphFont" style:family="text">
      <style:text-properties style:font-name="Microsoft JhengHei" style:font-name-asian="Microsoft JhengHei" style:font-name-complex="Microsoft JhengHei"/>
    </style:style>
    <style:style style:name="T338" style:parent-style-name="DefaultParagraphFont" style:family="text">
      <style:text-properties style:font-name="MingLiU-ExtB" style:font-name-asian="MingLiU-ExtB" style:font-name-complex="MingLiU-ExtB"/>
    </style:style>
    <style:style style:name="T339" style:parent-style-name="DefaultParagraphFont" style:family="text">
      <style:text-properties style:font-name="Malgun Gothic" style:font-name-asian="Malgun Gothic" style:font-name-complex="Malgun Gothic"/>
    </style:style>
    <style:style style:name="T340" style:parent-style-name="DefaultParagraphFont" style:family="text">
      <style:text-properties style:font-name="MS Gothic" style:font-name-asian="MS Gothic" style:font-name-complex="MS Gothic"/>
    </style:style>
    <style:style style:name="T341" style:parent-style-name="DefaultParagraphFont" style:family="text">
      <style:text-properties style:font-name="Microsoft JhengHei" style:font-name-asian="Microsoft JhengHei" style:font-name-complex="Microsoft JhengHei"/>
    </style:style>
    <style:style style:name="T342" style:parent-style-name="DefaultParagraphFont" style:family="text">
      <style:text-properties style:font-name="Malgun Gothic" style:font-name-asian="Malgun Gothic" style:font-name-complex="Malgun Gothic"/>
    </style:style>
    <style:style style:name="T343" style:parent-style-name="DefaultParagraphFont" style:family="text">
      <style:text-properties style:font-name="Microsoft JhengHei" style:font-name-asian="Microsoft JhengHei" style:font-name-complex="Microsoft JhengHei"/>
    </style:style>
    <style:style style:name="T344" style:parent-style-name="DefaultParagraphFont" style:family="text">
      <style:text-properties style:font-name="Microsoft JhengHei" style:font-name-asian="Microsoft JhengHei" style:font-name-complex="Microsoft JhengHei"/>
    </style:style>
    <style:style style:name="T345" style:parent-style-name="DefaultParagraphFont" style:family="text">
      <style:text-properties style:font-name="Microsoft JhengHei" style:font-name-asian="Microsoft JhengHei" style:font-name-complex="Microsoft JhengHei"/>
    </style:style>
    <style:style style:name="T346" style:parent-style-name="DefaultParagraphFont" style:family="text">
      <style:text-properties style:font-name="Microsoft JhengHei" style:font-name-asian="Microsoft JhengHei" style:font-name-complex="Microsoft JhengHei"/>
    </style:style>
    <style:style style:name="T347" style:parent-style-name="DefaultParagraphFont" style:family="text">
      <style:text-properties style:font-name="Microsoft JhengHei" style:font-name-asian="Microsoft JhengHei" style:font-name-complex="Microsoft JhengHei"/>
    </style:style>
    <style:style style:name="T348" style:parent-style-name="DefaultParagraphFont" style:family="text">
      <style:text-properties style:font-name="Microsoft JhengHei" style:font-name-asian="Microsoft JhengHei" style:font-name-complex="Microsoft JhengHei"/>
    </style:style>
    <style:style style:name="T349" style:parent-style-name="DefaultParagraphFont" style:family="text">
      <style:text-properties style:font-name="MS Gothic" style:font-name-asian="MS Gothic" style:font-name-complex="MS Gothic"/>
    </style:style>
    <style:style style:name="T350" style:parent-style-name="DefaultParagraphFont" style:family="text">
      <style:text-properties style:font-name="Microsoft JhengHei" style:font-name-asian="Microsoft JhengHei" style:font-name-complex="Microsoft JhengHei"/>
    </style:style>
    <style:style style:name="T351" style:parent-style-name="DefaultParagraphFont" style:family="text">
      <style:text-properties style:font-name="Microsoft JhengHei" style:font-name-asian="Microsoft JhengHei" style:font-name-complex="Microsoft JhengHei"/>
    </style:style>
    <style:style style:name="T352" style:parent-style-name="DefaultParagraphFont" style:family="text">
      <style:text-properties style:font-name="MingLiU-ExtB" style:font-name-asian="MingLiU-ExtB" style:font-name-complex="MingLiU-ExtB"/>
    </style:style>
    <style:style style:name="T353" style:parent-style-name="DefaultParagraphFont" style:family="text">
      <style:text-properties style:font-name="Microsoft JhengHei" style:font-name-asian="Microsoft JhengHei" style:font-name-complex="Microsoft JhengHei"/>
    </style:style>
    <style:style style:name="T354" style:parent-style-name="DefaultParagraphFont" style:family="text">
      <style:text-properties style:font-name="Microsoft JhengHei" style:font-name-asian="Microsoft JhengHei" style:font-name-complex="Microsoft JhengHei"/>
    </style:style>
    <style:style style:name="T355" style:parent-style-name="DefaultParagraphFont" style:family="text">
      <style:text-properties style:font-name="Microsoft JhengHei" style:font-name-asian="Microsoft JhengHei" style:font-name-complex="Microsoft JhengHei"/>
    </style:style>
    <style:style style:name="T356" style:parent-style-name="DefaultParagraphFont" style:family="text">
      <style:text-properties style:font-name="Microsoft JhengHei" style:font-name-asian="Microsoft JhengHei" style:font-name-complex="Microsoft JhengHei"/>
    </style:style>
    <style:style style:name="T357" style:parent-style-name="DefaultParagraphFont" style:family="text">
      <style:text-properties style:font-name="MS Gothic" style:font-name-asian="MS Gothic" style:font-name-complex="MS Gothic"/>
    </style:style>
    <style:style style:name="T358" style:parent-style-name="DefaultParagraphFont" style:family="text">
      <style:text-properties style:font-name="Microsoft JhengHei" style:font-name-asian="Microsoft JhengHei" style:font-name-complex="Microsoft JhengHei"/>
    </style:style>
    <style:style style:name="T359" style:parent-style-name="DefaultParagraphFont" style:family="text">
      <style:text-properties style:font-name="Microsoft JhengHei" style:font-name-asian="Microsoft JhengHei" style:font-name-complex="Microsoft JhengHei"/>
    </style:style>
    <style:style style:name="T360" style:parent-style-name="DefaultParagraphFont" style:family="text">
      <style:text-properties style:font-name="Microsoft JhengHei" style:font-name-asian="Microsoft JhengHei" style:font-name-complex="Microsoft JhengHei"/>
    </style:style>
    <style:style style:name="T361" style:parent-style-name="DefaultParagraphFont" style:family="text">
      <style:text-properties style:font-name="Microsoft JhengHei" style:font-name-asian="Microsoft JhengHei" style:font-name-complex="Microsoft JhengHei"/>
    </style:style>
    <style:style style:name="T362" style:parent-style-name="DefaultParagraphFont" style:family="text">
      <style:text-properties style:font-name="Microsoft JhengHei" style:font-name-asian="Microsoft JhengHei" style:font-name-complex="Microsoft JhengHei"/>
    </style:style>
    <style:style style:name="T363" style:parent-style-name="DefaultParagraphFont" style:family="text">
      <style:text-properties style:font-name="Microsoft JhengHei" style:font-name-asian="Microsoft JhengHei" style:font-name-complex="Microsoft JhengHei"/>
    </style:style>
    <style:style style:name="T364" style:parent-style-name="DefaultParagraphFont" style:family="text">
      <style:text-properties style:font-name="Microsoft JhengHei" style:font-name-asian="Microsoft JhengHei" style:font-name-complex="Microsoft JhengHei"/>
    </style:style>
    <style:style style:name="T365" style:parent-style-name="DefaultParagraphFont" style:family="text">
      <style:text-properties style:font-name="MS Gothic" style:font-name-asian="MS Gothic" style:font-name-complex="MS Gothic"/>
    </style:style>
    <style:style style:name="T366" style:parent-style-name="DefaultParagraphFont" style:family="text">
      <style:text-properties style:font-name="Microsoft JhengHei" style:font-name-asian="Microsoft JhengHei" style:font-name-complex="Microsoft JhengHei"/>
    </style:style>
    <style:style style:name="T367" style:parent-style-name="DefaultParagraphFont" style:family="text">
      <style:text-properties style:font-name="Microsoft JhengHei" style:font-name-asian="Microsoft JhengHei" style:font-name-complex="Microsoft JhengHei"/>
    </style:style>
    <style:style style:name="T368" style:parent-style-name="DefaultParagraphFont" style:family="text">
      <style:text-properties style:font-name="MS Gothic" style:font-name-asian="MS Gothic" style:font-name-complex="MS Gothic"/>
    </style:style>
    <style:style style:name="T369" style:parent-style-name="DefaultParagraphFont" style:family="text">
      <style:text-properties style:font-name="Microsoft JhengHei" style:font-name-asian="Microsoft JhengHei" style:font-name-complex="Microsoft JhengHei"/>
    </style:style>
    <style:style style:name="T370" style:parent-style-name="DefaultParagraphFont" style:family="text">
      <style:text-properties style:font-name="MS Gothic" style:font-name-asian="MS Gothic" style:font-name-complex="MS Gothic"/>
    </style:style>
    <style:style style:name="T371" style:parent-style-name="DefaultParagraphFont" style:family="text">
      <style:text-properties style:font-name="MS Gothic" style:font-name-asian="MS Gothic" style:font-name-complex="MS Gothic"/>
    </style:style>
    <style:style style:name="T372" style:parent-style-name="DefaultParagraphFont" style:family="text">
      <style:text-properties style:font-name="Microsoft JhengHei" style:font-name-asian="Microsoft JhengHei" style:font-name-complex="Microsoft JhengHei"/>
    </style:style>
    <style:style style:name="T373" style:parent-style-name="DefaultParagraphFont" style:family="text">
      <style:text-properties style:font-name="Microsoft JhengHei" style:font-name-asian="Microsoft JhengHei" style:font-name-complex="Microsoft JhengHei"/>
    </style:style>
    <style:style style:name="T374" style:parent-style-name="DefaultParagraphFont" style:family="text">
      <style:text-properties style:font-name="MS Gothic" style:font-name-asian="MS Gothic" style:font-name-complex="MS Gothic"/>
    </style:style>
    <style:style style:name="T375" style:parent-style-name="DefaultParagraphFont" style:family="text">
      <style:text-properties style:font-name="MingLiU-ExtB" style:font-name-asian="MingLiU-ExtB" style:font-name-complex="MingLiU-ExtB"/>
    </style:style>
    <style:style style:name="T376" style:parent-style-name="DefaultParagraphFont" style:family="text">
      <style:text-properties style:font-name="Microsoft JhengHei" style:font-name-asian="Microsoft JhengHei" style:font-name-complex="Microsoft JhengHei"/>
    </style:style>
    <style:style style:name="T377" style:parent-style-name="DefaultParagraphFont" style:family="text">
      <style:text-properties style:font-name="Microsoft JhengHei" style:font-name-asian="Microsoft JhengHei" style:font-name-complex="Microsoft JhengHei"/>
    </style:style>
    <style:style style:name="T378" style:parent-style-name="DefaultParagraphFont" style:family="text">
      <style:text-properties style:font-name="MingLiU-ExtB" style:font-name-asian="MingLiU-ExtB" style:font-name-complex="MingLiU-ExtB"/>
    </style:style>
    <style:style style:name="T379" style:parent-style-name="DefaultParagraphFont" style:family="text">
      <style:text-properties style:font-name="Microsoft JhengHei" style:font-name-asian="Microsoft JhengHei" style:font-name-complex="Microsoft JhengHei"/>
    </style:style>
    <style:style style:name="T380" style:parent-style-name="DefaultParagraphFont" style:family="text">
      <style:text-properties style:font-name="MS Gothic" style:font-name-asian="MS Gothic" style:font-name-complex="MS Gothic"/>
    </style:style>
    <style:style style:name="T381" style:parent-style-name="DefaultParagraphFont" style:family="text">
      <style:text-properties style:font-name="Microsoft JhengHei" style:font-name-asian="Microsoft JhengHei" style:font-name-complex="Microsoft JhengHei"/>
    </style:style>
    <style:style style:name="T382" style:parent-style-name="DefaultParagraphFont" style:family="text">
      <style:text-properties style:font-name="MingLiU-ExtB" style:font-name-asian="MingLiU-ExtB" style:font-name-complex="MingLiU-ExtB"/>
    </style:style>
    <style:style style:name="T383" style:parent-style-name="DefaultParagraphFont" style:family="text">
      <style:text-properties style:font-name="Microsoft JhengHei" style:font-name-asian="Microsoft JhengHei" style:font-name-complex="Microsoft JhengHei"/>
    </style:style>
    <style:style style:name="T384" style:parent-style-name="DefaultParagraphFont" style:family="text">
      <style:text-properties style:font-name="Microsoft JhengHei" style:font-name-asian="Microsoft JhengHei" style:font-name-complex="Microsoft JhengHei"/>
    </style:style>
    <style:style style:name="T385" style:parent-style-name="DefaultParagraphFont" style:family="text">
      <style:text-properties style:font-name="MS Gothic" style:font-name-asian="MS Gothic" style:font-name-complex="MS Gothic"/>
    </style:style>
    <style:style style:name="T386" style:parent-style-name="DefaultParagraphFont" style:family="text">
      <style:text-properties style:font-name="Microsoft JhengHei" style:font-name-asian="Microsoft JhengHei" style:font-name-complex="Microsoft JhengHei"/>
    </style:style>
    <style:style style:name="T387" style:parent-style-name="DefaultParagraphFont" style:family="text">
      <style:text-properties style:font-name="Microsoft JhengHei" style:font-name-asian="Microsoft JhengHei" style:font-name-complex="Microsoft JhengHei"/>
    </style:style>
    <style:style style:name="T388" style:parent-style-name="DefaultParagraphFont" style:family="text">
      <style:text-properties style:font-name="MingLiU-ExtB" style:font-name-asian="MingLiU-ExtB" style:font-name-complex="MingLiU-ExtB"/>
    </style:style>
    <style:style style:name="T389" style:parent-style-name="DefaultParagraphFont" style:family="text">
      <style:text-properties style:font-name="Microsoft JhengHei" style:font-name-asian="Microsoft JhengHei" style:font-name-complex="Microsoft JhengHei"/>
    </style:style>
    <style:style style:name="T390" style:parent-style-name="DefaultParagraphFont" style:family="text">
      <style:text-properties style:font-name="Microsoft JhengHei" style:font-name-asian="Microsoft JhengHei" style:font-name-complex="Microsoft JhengHei"/>
    </style:style>
    <style:style style:name="T391" style:parent-style-name="DefaultParagraphFont" style:family="text">
      <style:text-properties style:font-name="Microsoft JhengHei" style:font-name-asian="Microsoft JhengHei" style:font-name-complex="Microsoft JhengHei"/>
    </style:style>
    <style:style style:name="T392" style:parent-style-name="DefaultParagraphFont" style:family="text">
      <style:text-properties style:font-name="Microsoft JhengHei" style:font-name-asian="Microsoft JhengHei" style:font-name-complex="Microsoft JhengHei"/>
    </style:style>
    <style:style style:name="T393" style:parent-style-name="DefaultParagraphFont" style:family="text">
      <style:text-properties style:font-name="Microsoft JhengHei" style:font-name-asian="Microsoft JhengHei" style:font-name-complex="Microsoft JhengHei"/>
    </style:style>
    <style:style style:name="T394" style:parent-style-name="DefaultParagraphFont" style:family="text">
      <style:text-properties style:font-name="Microsoft JhengHei" style:font-name-asian="Microsoft JhengHei" style:font-name-complex="Microsoft JhengHei"/>
    </style:style>
    <style:style style:name="T395" style:parent-style-name="DefaultParagraphFont" style:family="text">
      <style:text-properties style:font-name="Microsoft JhengHei" style:font-name-asian="Microsoft JhengHei" style:font-name-complex="Microsoft JhengHei"/>
    </style:style>
    <style:style style:name="T396" style:parent-style-name="DefaultParagraphFont" style:family="text">
      <style:text-properties style:font-name="Microsoft JhengHei" style:font-name-asian="Microsoft JhengHei" style:font-name-complex="Microsoft JhengHei"/>
    </style:style>
    <style:style style:name="T397" style:parent-style-name="DefaultParagraphFont" style:family="text">
      <style:text-properties style:font-name="Microsoft JhengHei" style:font-name-asian="Microsoft JhengHei" style:font-name-complex="Microsoft JhengHei"/>
    </style:style>
    <style:style style:name="T398" style:parent-style-name="DefaultParagraphFont" style:family="text">
      <style:text-properties style:font-name="MingLiU-ExtB" style:font-name-asian="MingLiU-ExtB" style:font-name-complex="MingLiU-ExtB"/>
    </style:style>
    <style:style style:name="T399" style:parent-style-name="DefaultParagraphFont" style:family="text">
      <style:text-properties style:font-name="MS Gothic" style:font-name-asian="MS Gothic" style:font-name-complex="MS Gothic"/>
    </style:style>
    <style:style style:name="T400" style:parent-style-name="DefaultParagraphFont" style:family="text">
      <style:text-properties style:font-name="Microsoft JhengHei" style:font-name-asian="Microsoft JhengHei" style:font-name-complex="Microsoft JhengHei"/>
    </style:style>
    <style:style style:name="T401" style:parent-style-name="DefaultParagraphFont" style:family="text">
      <style:text-properties style:font-name="MingLiU-ExtB" style:font-name-asian="MingLiU-ExtB" style:font-name-complex="MingLiU-ExtB"/>
    </style:style>
    <style:style style:name="T402" style:parent-style-name="DefaultParagraphFont" style:family="text">
      <style:text-properties style:font-name="Microsoft JhengHei" style:font-name-asian="Microsoft JhengHei" style:font-name-complex="Microsoft JhengHei"/>
    </style:style>
    <style:style style:name="T403" style:parent-style-name="DefaultParagraphFont" style:family="text">
      <style:text-properties style:font-name="Microsoft JhengHei" style:font-name-asian="Microsoft JhengHei" style:font-name-complex="Microsoft JhengHei"/>
    </style:style>
    <style:style style:name="T404" style:parent-style-name="DefaultParagraphFont" style:family="text">
      <style:text-properties style:font-name="Microsoft JhengHei" style:font-name-asian="Microsoft JhengHei" style:font-name-complex="Microsoft JhengHei"/>
    </style:style>
    <style:style style:name="T405" style:parent-style-name="DefaultParagraphFont" style:family="text">
      <style:text-properties style:font-name="Microsoft JhengHei" style:font-name-asian="Microsoft JhengHei" style:font-name-complex="Microsoft JhengHei"/>
    </style:style>
    <style:style style:name="T406" style:parent-style-name="DefaultParagraphFont" style:family="text">
      <style:text-properties style:font-name="Microsoft JhengHei" style:font-name-asian="Microsoft JhengHei" style:font-name-complex="Microsoft JhengHei"/>
    </style:style>
    <style:style style:name="T407" style:parent-style-name="DefaultParagraphFont" style:family="text">
      <style:text-properties style:font-name="Microsoft JhengHei" style:font-name-asian="Microsoft JhengHei" style:font-name-complex="Microsoft JhengHei"/>
    </style:style>
    <style:style style:name="T408" style:parent-style-name="DefaultParagraphFont" style:family="text">
      <style:text-properties style:font-name="Microsoft JhengHei" style:font-name-asian="Microsoft JhengHei" style:font-name-complex="Microsoft JhengHei"/>
    </style:style>
    <style:style style:name="T409" style:parent-style-name="DefaultParagraphFont" style:family="text">
      <style:text-properties style:font-name="Microsoft JhengHei" style:font-name-asian="Microsoft JhengHei" style:font-name-complex="Microsoft JhengHei"/>
    </style:style>
    <style:style style:name="T410" style:parent-style-name="DefaultParagraphFont" style:family="text">
      <style:text-properties style:font-name="Microsoft JhengHei" style:font-name-asian="Microsoft JhengHei" style:font-name-complex="Microsoft JhengHei"/>
    </style:style>
    <style:style style:name="T411" style:parent-style-name="DefaultParagraphFont" style:family="text">
      <style:text-properties style:font-name="MS Gothic" style:font-name-asian="MS Gothic" style:font-name-complex="MS Gothic"/>
    </style:style>
    <style:style style:name="T412" style:parent-style-name="DefaultParagraphFont" style:family="text">
      <style:text-properties style:font-name="Microsoft JhengHei" style:font-name-asian="Microsoft JhengHei" style:font-name-complex="Microsoft JhengHei"/>
    </style:style>
    <style:style style:name="T413" style:parent-style-name="DefaultParagraphFont" style:family="text">
      <style:text-properties style:font-name="MS Gothic" style:font-name-asian="MS Gothic" style:font-name-complex="MS Gothic"/>
    </style:style>
    <style:style style:name="T414" style:parent-style-name="DefaultParagraphFont" style:family="text">
      <style:text-properties style:font-name="Microsoft JhengHei" style:font-name-asian="Microsoft JhengHei" style:font-name-complex="Microsoft JhengHei"/>
    </style:style>
    <style:style style:name="T415" style:parent-style-name="DefaultParagraphFont" style:family="text">
      <style:text-properties style:font-name="Microsoft JhengHei" style:font-name-asian="Microsoft JhengHei" style:font-name-complex="Microsoft JhengHei"/>
    </style:style>
    <style:style style:name="T416" style:parent-style-name="DefaultParagraphFont" style:family="text">
      <style:text-properties style:font-name="Microsoft JhengHei" style:font-name-asian="Microsoft JhengHei" style:font-name-complex="Microsoft JhengHei"/>
    </style:style>
    <style:style style:name="T417" style:parent-style-name="DefaultParagraphFont" style:family="text">
      <style:text-properties style:font-name="MS Gothic" style:font-name-asian="MS Gothic" style:font-name-complex="MS Gothic"/>
    </style:style>
    <style:style style:name="T418" style:parent-style-name="DefaultParagraphFont" style:family="text">
      <style:text-properties style:font-name="Microsoft JhengHei" style:font-name-asian="Microsoft JhengHei" style:font-name-complex="Microsoft JhengHei"/>
    </style:style>
    <style:style style:name="T419" style:parent-style-name="DefaultParagraphFont" style:family="text">
      <style:text-properties style:font-name="MS Gothic" style:font-name-asian="MS Gothic" style:font-name-complex="MS Gothic"/>
    </style:style>
    <style:style style:name="T420" style:parent-style-name="DefaultParagraphFont" style:family="text">
      <style:text-properties style:font-name="Microsoft JhengHei" style:font-name-asian="Microsoft JhengHei" style:font-name-complex="Microsoft JhengHei"/>
    </style:style>
    <style:style style:name="T421" style:parent-style-name="DefaultParagraphFont" style:family="text">
      <style:text-properties style:font-name="Microsoft JhengHei" style:font-name-asian="Microsoft JhengHei" style:font-name-complex="Microsoft JhengHei"/>
    </style:style>
    <style:style style:name="T422" style:parent-style-name="DefaultParagraphFont" style:family="text">
      <style:text-properties style:font-name="Microsoft JhengHei" style:font-name-asian="Microsoft JhengHei" style:font-name-complex="Microsoft JhengHei"/>
    </style:style>
    <style:style style:name="T423" style:parent-style-name="DefaultParagraphFont" style:family="text">
      <style:text-properties style:font-name="Microsoft JhengHei" style:font-name-asian="Microsoft JhengHei" style:font-name-complex="Microsoft JhengHei"/>
    </style:style>
    <style:style style:name="T424" style:parent-style-name="DefaultParagraphFont" style:family="text">
      <style:text-properties style:font-name="MS Gothic" style:font-name-asian="MS Gothic" style:font-name-complex="MS Gothic"/>
    </style:style>
    <style:style style:name="T425" style:parent-style-name="DefaultParagraphFont" style:family="text">
      <style:text-properties style:font-name="MS Gothic" style:font-name-asian="MS Gothic" style:font-name-complex="MS Gothic"/>
    </style:style>
    <style:style style:name="T426" style:parent-style-name="DefaultParagraphFont" style:family="text">
      <style:text-properties style:font-name="Microsoft JhengHei" style:font-name-asian="Microsoft JhengHei" style:font-name-complex="Microsoft JhengHei"/>
    </style:style>
    <style:style style:name="T427" style:parent-style-name="DefaultParagraphFont" style:family="text">
      <style:text-properties style:font-name="Microsoft JhengHei" style:font-name-asian="Microsoft JhengHei" style:font-name-complex="Microsoft JhengHei"/>
    </style:style>
    <style:style style:name="T428" style:parent-style-name="DefaultParagraphFont" style:family="text">
      <style:text-properties style:font-name="Microsoft JhengHei" style:font-name-asian="Microsoft JhengHei" style:font-name-complex="Microsoft JhengHei"/>
    </style:style>
    <style:style style:name="T429" style:parent-style-name="DefaultParagraphFont" style:family="text">
      <style:text-properties style:font-name="MS Gothic" style:font-name-asian="MS Gothic" style:font-name-complex="MS Gothic"/>
    </style:style>
    <style:style style:name="T430" style:parent-style-name="DefaultParagraphFont" style:family="text">
      <style:text-properties style:font-name="MS Gothic" style:font-name-asian="MS Gothic" style:font-name-complex="MS Gothic"/>
    </style:style>
    <style:style style:name="T431" style:parent-style-name="DefaultParagraphFont" style:family="text">
      <style:text-properties style:font-name="MS Gothic" style:font-name-asian="MS Gothic" style:font-name-complex="MS Gothic"/>
    </style:style>
    <style:style style:name="T432" style:parent-style-name="DefaultParagraphFont" style:family="text">
      <style:text-properties style:font-name="Microsoft JhengHei" style:font-name-asian="Microsoft JhengHei" style:font-name-complex="Microsoft JhengHei"/>
    </style:style>
    <style:style style:name="T433" style:parent-style-name="DefaultParagraphFont" style:family="text">
      <style:text-properties style:font-name="MS Gothic" style:font-name-asian="MS Gothic" style:font-name-complex="MS Gothic"/>
    </style:style>
    <style:style style:name="T434" style:parent-style-name="DefaultParagraphFont" style:family="text">
      <style:text-properties style:font-name="MS Gothic" style:font-name-asian="MS Gothic" style:font-name-complex="MS Gothic"/>
    </style:style>
    <style:style style:name="T435" style:parent-style-name="DefaultParagraphFont" style:family="text">
      <style:text-properties style:font-name="Microsoft JhengHei" style:font-name-asian="Microsoft JhengHei" style:font-name-complex="Microsoft JhengHei"/>
    </style:style>
    <style:style style:name="T436" style:parent-style-name="DefaultParagraphFont" style:family="text">
      <style:text-properties style:font-name="MS Gothic" style:font-name-asian="MS Gothic" style:font-name-complex="MS Gothic"/>
    </style:style>
    <style:style style:name="T437" style:parent-style-name="DefaultParagraphFont" style:family="text">
      <style:text-properties style:font-name="MS Gothic" style:font-name-asian="MS Gothic" style:font-name-complex="MS Gothic"/>
    </style:style>
    <style:style style:name="T438" style:parent-style-name="DefaultParagraphFont" style:family="text">
      <style:text-properties style:font-name="Microsoft JhengHei" style:font-name-asian="Microsoft JhengHei" style:font-name-complex="Microsoft JhengHei"/>
    </style:style>
    <style:style style:name="T439" style:parent-style-name="DefaultParagraphFont" style:family="text">
      <style:text-properties style:font-name="Microsoft JhengHei" style:font-name-asian="Microsoft JhengHei" style:font-name-complex="Microsoft JhengHei"/>
    </style:style>
    <style:style style:name="T440" style:parent-style-name="DefaultParagraphFont" style:family="text">
      <style:text-properties style:font-name="Microsoft JhengHei" style:font-name-asian="Microsoft JhengHei" style:font-name-complex="Microsoft JhengHei"/>
    </style:style>
    <style:style style:name="T441" style:parent-style-name="DefaultParagraphFont" style:family="text">
      <style:text-properties style:font-name="Microsoft JhengHei" style:font-name-asian="Microsoft JhengHei" style:font-name-complex="Microsoft JhengHei"/>
    </style:style>
    <style:style style:name="T442" style:parent-style-name="DefaultParagraphFont" style:family="text">
      <style:text-properties style:font-name="MS Gothic" style:font-name-asian="MS Gothic" style:font-name-complex="MS Gothic"/>
    </style:style>
    <style:style style:name="T443" style:parent-style-name="DefaultParagraphFont" style:family="text">
      <style:text-properties style:font-name="Microsoft JhengHei" style:font-name-asian="Microsoft JhengHei" style:font-name-complex="Microsoft JhengHei"/>
    </style:style>
    <style:style style:name="T444" style:parent-style-name="DefaultParagraphFont" style:family="text">
      <style:text-properties style:font-name="Microsoft JhengHei" style:font-name-asian="Microsoft JhengHei" style:font-name-complex="Microsoft JhengHei"/>
    </style:style>
    <style:style style:name="T445" style:parent-style-name="DefaultParagraphFont" style:family="text">
      <style:text-properties style:font-name="Microsoft JhengHei" style:font-name-asian="Microsoft JhengHei" style:font-name-complex="Microsoft JhengHei"/>
    </style:style>
    <style:style style:name="T446" style:parent-style-name="DefaultParagraphFont" style:family="text">
      <style:text-properties style:font-name="Microsoft JhengHei" style:font-name-asian="Microsoft JhengHei" style:font-name-complex="Microsoft JhengHei"/>
    </style:style>
    <style:style style:name="T447" style:parent-style-name="DefaultParagraphFont" style:family="text">
      <style:text-properties style:font-name="Microsoft JhengHei" style:font-name-asian="Microsoft JhengHei" style:font-name-complex="Microsoft JhengHei"/>
    </style:style>
    <style:style style:name="T448" style:parent-style-name="DefaultParagraphFont" style:family="text">
      <style:text-properties style:font-name="Microsoft JhengHei" style:font-name-asian="Microsoft JhengHei" style:font-name-complex="Microsoft JhengHei"/>
    </style:style>
    <style:style style:name="T449" style:parent-style-name="DefaultParagraphFont" style:family="text">
      <style:text-properties style:font-name="Microsoft JhengHei" style:font-name-asian="Microsoft JhengHei" style:font-name-complex="Microsoft JhengHei"/>
    </style:style>
    <style:style style:name="T450" style:parent-style-name="DefaultParagraphFont" style:family="text">
      <style:text-properties style:font-name="MS Gothic" style:font-name-asian="MS Gothic" style:font-name-complex="MS Gothic"/>
    </style:style>
    <style:style style:name="T451" style:parent-style-name="DefaultParagraphFont" style:family="text">
      <style:text-properties style:font-name="Microsoft JhengHei" style:font-name-asian="Microsoft JhengHei" style:font-name-complex="Microsoft JhengHei"/>
    </style:style>
    <style:style style:name="T452" style:parent-style-name="DefaultParagraphFont" style:family="text">
      <style:text-properties style:font-name="Microsoft JhengHei" style:font-name-asian="Microsoft JhengHei" style:font-name-complex="Microsoft JhengHei"/>
    </style:style>
    <style:style style:name="T453" style:parent-style-name="DefaultParagraphFont" style:family="text">
      <style:text-properties style:font-name="MS Gothic" style:font-name-asian="MS Gothic" style:font-name-complex="MS Gothic"/>
    </style:style>
    <style:style style:name="T454" style:parent-style-name="DefaultParagraphFont" style:family="text">
      <style:text-properties style:font-name="Microsoft JhengHei" style:font-name-asian="Microsoft JhengHei" style:font-name-complex="Microsoft JhengHei"/>
    </style:style>
    <style:style style:name="T455" style:parent-style-name="DefaultParagraphFont" style:family="text">
      <style:text-properties style:font-name="Microsoft JhengHei" style:font-name-asian="Microsoft JhengHei" style:font-name-complex="Microsoft JhengHei"/>
    </style:style>
    <style:style style:name="T456" style:parent-style-name="DefaultParagraphFont" style:family="text">
      <style:text-properties style:font-name="MS Gothic" style:font-name-asian="MS Gothic" style:font-name-complex="MS Gothic"/>
    </style:style>
    <style:style style:name="T457" style:parent-style-name="DefaultParagraphFont" style:family="text">
      <style:text-properties style:font-name="Microsoft JhengHei" style:font-name-asian="Microsoft JhengHei" style:font-name-complex="Microsoft JhengHei"/>
    </style:style>
    <style:style style:name="T458" style:parent-style-name="DefaultParagraphFont" style:family="text">
      <style:text-properties style:font-name="Microsoft JhengHei" style:font-name-asian="Microsoft JhengHei" style:font-name-complex="Microsoft JhengHei"/>
    </style:style>
    <style:style style:name="T459" style:parent-style-name="DefaultParagraphFont" style:family="text">
      <style:text-properties style:font-name="Microsoft JhengHei" style:font-name-asian="Microsoft JhengHei" style:font-name-complex="Microsoft JhengHei"/>
    </style:style>
    <style:style style:name="T460" style:parent-style-name="DefaultParagraphFont" style:family="text">
      <style:text-properties style:font-name="MingLiU-ExtB" style:font-name-asian="MingLiU-ExtB" style:font-name-complex="MingLiU-ExtB"/>
    </style:style>
    <style:style style:name="T461" style:parent-style-name="DefaultParagraphFont" style:family="text">
      <style:text-properties style:font-name="Microsoft JhengHei" style:font-name-asian="Microsoft JhengHei" style:font-name-complex="Microsoft JhengHei"/>
    </style:style>
    <style:style style:name="T462" style:parent-style-name="DefaultParagraphFont" style:family="text">
      <style:text-properties style:font-name="Microsoft JhengHei" style:font-name-asian="Microsoft JhengHei" style:font-name-complex="Microsoft JhengHei"/>
    </style:style>
    <style:style style:name="T463" style:parent-style-name="DefaultParagraphFont" style:family="text">
      <style:text-properties style:font-name="Microsoft JhengHei" style:font-name-asian="Microsoft JhengHei" style:font-name-complex="Microsoft JhengHei"/>
    </style:style>
    <style:style style:name="T464" style:parent-style-name="DefaultParagraphFont" style:family="text">
      <style:text-properties style:font-name="Microsoft JhengHei" style:font-name-asian="Microsoft JhengHei" style:font-name-complex="Microsoft JhengHei"/>
    </style:style>
    <style:style style:name="T465" style:parent-style-name="DefaultParagraphFont" style:family="text">
      <style:text-properties style:font-name="Microsoft JhengHei" style:font-name-asian="Microsoft JhengHei" style:font-name-complex="Microsoft JhengHei"/>
    </style:style>
    <style:style style:name="T466" style:parent-style-name="DefaultParagraphFont" style:family="text">
      <style:text-properties style:font-name="MingLiU-ExtB" style:font-name-asian="MingLiU-ExtB" style:font-name-complex="MingLiU-ExtB"/>
    </style:style>
    <style:style style:name="T467" style:parent-style-name="DefaultParagraphFont" style:family="text">
      <style:text-properties style:font-name="Microsoft JhengHei" style:font-name-asian="Microsoft JhengHei" style:font-name-complex="Microsoft JhengHei"/>
    </style:style>
    <style:style style:name="T468" style:parent-style-name="DefaultParagraphFont" style:family="text">
      <style:text-properties style:font-name="Malgun Gothic" style:font-name-asian="Malgun Gothic" style:font-name-complex="Malgun Gothic"/>
    </style:style>
    <style:style style:name="T469" style:parent-style-name="DefaultParagraphFont" style:family="text">
      <style:text-properties style:font-name="Microsoft JhengHei" style:font-name-asian="Microsoft JhengHei" style:font-name-complex="Microsoft JhengHei"/>
    </style:style>
    <style:style style:name="T470" style:parent-style-name="DefaultParagraphFont" style:family="text">
      <style:text-properties style:font-name="Microsoft JhengHei" style:font-name-asian="Microsoft JhengHei" style:font-name-complex="Microsoft JhengHei"/>
    </style:style>
    <style:style style:name="T471" style:parent-style-name="DefaultParagraphFont" style:family="text">
      <style:text-properties style:font-name="MS Gothic" style:font-name-asian="MS Gothic" style:font-name-complex="MS Gothic"/>
    </style:style>
    <style:style style:name="T472" style:parent-style-name="DefaultParagraphFont" style:family="text">
      <style:text-properties style:font-name="Microsoft JhengHei" style:font-name-asian="Microsoft JhengHei" style:font-name-complex="Microsoft JhengHei"/>
    </style:style>
    <style:style style:name="T473" style:parent-style-name="DefaultParagraphFont" style:family="text">
      <style:text-properties style:font-name="MS Gothic" style:font-name-asian="MS Gothic" style:font-name-complex="MS Gothic"/>
    </style:style>
    <style:style style:name="T474" style:parent-style-name="DefaultParagraphFont" style:family="text">
      <style:text-properties style:font-name="Microsoft JhengHei" style:font-name-asian="Microsoft JhengHei" style:font-name-complex="Microsoft JhengHei"/>
    </style:style>
    <style:style style:name="T475" style:parent-style-name="DefaultParagraphFont" style:family="text">
      <style:text-properties style:font-name="Microsoft JhengHei" style:font-name-asian="Microsoft JhengHei" style:font-name-complex="Microsoft JhengHei"/>
    </style:style>
    <style:style style:name="T476" style:parent-style-name="DefaultParagraphFont" style:family="text">
      <style:text-properties style:font-name="Microsoft JhengHei" style:font-name-asian="Microsoft JhengHei" style:font-name-complex="Microsoft JhengHei"/>
    </style:style>
    <style:style style:name="T477" style:parent-style-name="DefaultParagraphFont" style:family="text">
      <style:text-properties style:font-name="MS Gothic" style:font-name-asian="MS Gothic" style:font-name-complex="MS Gothic"/>
    </style:style>
    <style:style style:name="T478" style:parent-style-name="DefaultParagraphFont" style:family="text">
      <style:text-properties style:font-name="Microsoft JhengHei" style:font-name-asian="Microsoft JhengHei" style:font-name-complex="Microsoft JhengHei"/>
    </style:style>
    <style:style style:name="T479" style:parent-style-name="DefaultParagraphFont" style:family="text">
      <style:text-properties style:font-name="Microsoft JhengHei" style:font-name-asian="Microsoft JhengHei" style:font-name-complex="Microsoft JhengHei"/>
    </style:style>
    <style:style style:name="T480" style:parent-style-name="DefaultParagraphFont" style:family="text">
      <style:text-properties style:font-name="MingLiU-ExtB" style:font-name-asian="MingLiU-ExtB" style:font-name-complex="MingLiU-ExtB"/>
    </style:style>
    <style:style style:name="T481" style:parent-style-name="DefaultParagraphFont" style:family="text">
      <style:text-properties style:font-name="Microsoft JhengHei" style:font-name-asian="Microsoft JhengHei" style:font-name-complex="Microsoft JhengHei"/>
    </style:style>
    <style:style style:name="T482" style:parent-style-name="DefaultParagraphFont" style:family="text">
      <style:text-properties style:font-name="Microsoft JhengHei" style:font-name-asian="Microsoft JhengHei" style:font-name-complex="Microsoft JhengHei"/>
    </style:style>
    <style:style style:name="T483" style:parent-style-name="DefaultParagraphFont" style:family="text">
      <style:text-properties style:font-name="MingLiU-ExtB" style:font-name-asian="MingLiU-ExtB" style:font-name-complex="MingLiU-ExtB"/>
    </style:style>
    <style:style style:name="T484" style:parent-style-name="DefaultParagraphFont" style:family="text">
      <style:text-properties style:font-name="Microsoft JhengHei" style:font-name-asian="Microsoft JhengHei" style:font-name-complex="Microsoft JhengHei"/>
    </style:style>
    <style:style style:name="T485" style:parent-style-name="DefaultParagraphFont" style:family="text">
      <style:text-properties style:font-name="Microsoft JhengHei" style:font-name-asian="Microsoft JhengHei" style:font-name-complex="Microsoft JhengHei"/>
    </style:style>
    <style:style style:name="T486" style:parent-style-name="DefaultParagraphFont" style:family="text">
      <style:text-properties style:font-name="MS Gothic" style:font-name-asian="MS Gothic" style:font-name-complex="MS Gothic"/>
    </style:style>
    <style:style style:name="T487" style:parent-style-name="DefaultParagraphFont" style:family="text">
      <style:text-properties style:font-name="MS Gothic" style:font-name-asian="MS Gothic" style:font-name-complex="MS Gothic"/>
    </style:style>
    <style:style style:name="T488" style:parent-style-name="DefaultParagraphFont" style:family="text">
      <style:text-properties style:font-name="MS Gothic" style:font-name-asian="MS Gothic" style:font-name-complex="MS Gothic"/>
    </style:style>
    <style:style style:name="T489" style:parent-style-name="DefaultParagraphFont" style:family="text">
      <style:text-properties style:font-name="Microsoft JhengHei" style:font-name-asian="Microsoft JhengHei" style:font-name-complex="Microsoft JhengHei"/>
    </style:style>
    <style:style style:name="T490" style:parent-style-name="DefaultParagraphFont" style:family="text">
      <style:text-properties style:font-name="Microsoft JhengHei" style:font-name-asian="Microsoft JhengHei" style:font-name-complex="Microsoft JhengHei"/>
    </style:style>
    <style:style style:name="T491" style:parent-style-name="DefaultParagraphFont" style:family="text">
      <style:text-properties style:font-name="Microsoft JhengHei" style:font-name-asian="Microsoft JhengHei" style:font-name-complex="Microsoft JhengHei"/>
    </style:style>
    <style:style style:name="T492" style:parent-style-name="DefaultParagraphFont" style:family="text">
      <style:text-properties style:font-name="Microsoft JhengHei" style:font-name-asian="Microsoft JhengHei" style:font-name-complex="Microsoft JhengHei"/>
    </style:style>
    <style:style style:name="T493" style:parent-style-name="DefaultParagraphFont" style:family="text">
      <style:text-properties style:font-name="MS Gothic" style:font-name-asian="MS Gothic" style:font-name-complex="MS Gothic"/>
    </style:style>
    <style:style style:name="T494" style:parent-style-name="DefaultParagraphFont" style:family="text">
      <style:text-properties style:font-name="Microsoft JhengHei" style:font-name-asian="Microsoft JhengHei" style:font-name-complex="Microsoft JhengHei"/>
    </style:style>
    <style:style style:name="T495" style:parent-style-name="DefaultParagraphFont" style:family="text">
      <style:text-properties style:font-name="Microsoft JhengHei" style:font-name-asian="Microsoft JhengHei" style:font-name-complex="Microsoft JhengHei"/>
    </style:style>
    <style:style style:name="T496" style:parent-style-name="DefaultParagraphFont" style:family="text">
      <style:text-properties style:font-name="Microsoft JhengHei" style:font-name-asian="Microsoft JhengHei" style:font-name-complex="Microsoft JhengHei"/>
    </style:style>
    <style:style style:name="T497" style:parent-style-name="DefaultParagraphFont" style:family="text">
      <style:text-properties style:font-name="Microsoft JhengHei" style:font-name-asian="Microsoft JhengHei" style:font-name-complex="Microsoft JhengHei"/>
    </style:style>
    <style:style style:name="T498" style:parent-style-name="DefaultParagraphFont" style:family="text">
      <style:text-properties style:font-name="Microsoft JhengHei" style:font-name-asian="Microsoft JhengHei" style:font-name-complex="Microsoft JhengHei"/>
    </style:style>
    <style:style style:name="T499" style:parent-style-name="DefaultParagraphFont" style:family="text">
      <style:text-properties style:font-name="Microsoft JhengHei" style:font-name-asian="Microsoft JhengHei" style:font-name-complex="Microsoft JhengHei"/>
    </style:style>
    <style:style style:name="T500" style:parent-style-name="DefaultParagraphFont" style:family="text">
      <style:text-properties style:font-name="Microsoft JhengHei" style:font-name-asian="Microsoft JhengHei" style:font-name-complex="Microsoft JhengHei"/>
    </style:style>
    <style:style style:name="T501" style:parent-style-name="DefaultParagraphFont" style:family="text">
      <style:text-properties style:font-name="Microsoft JhengHei" style:font-name-asian="Microsoft JhengHei" style:font-name-complex="Microsoft JhengHei"/>
    </style:style>
    <style:style style:name="T502" style:parent-style-name="DefaultParagraphFont" style:family="text">
      <style:text-properties style:font-name="Microsoft JhengHei" style:font-name-asian="Microsoft JhengHei" style:font-name-complex="Microsoft JhengHei"/>
    </style:style>
    <style:style style:name="T503" style:parent-style-name="DefaultParagraphFont" style:family="text">
      <style:text-properties style:font-name="Microsoft JhengHei" style:font-name-asian="Microsoft JhengHei" style:font-name-complex="Microsoft JhengHei"/>
    </style:style>
    <style:style style:name="T504" style:parent-style-name="DefaultParagraphFont" style:family="text">
      <style:text-properties style:font-name="Microsoft JhengHei" style:font-name-asian="Microsoft JhengHei" style:font-name-complex="Microsoft JhengHei"/>
    </style:style>
    <style:style style:name="T505" style:parent-style-name="DefaultParagraphFont" style:family="text">
      <style:text-properties style:font-name="Microsoft JhengHei" style:font-name-asian="Microsoft JhengHei" style:font-name-complex="Microsoft JhengHei"/>
    </style:style>
    <style:style style:name="T506" style:parent-style-name="DefaultParagraphFont" style:family="text">
      <style:text-properties style:font-name="MS Gothic" style:font-name-asian="MS Gothic" style:font-name-complex="MS Gothic"/>
    </style:style>
    <style:style style:name="T507" style:parent-style-name="DefaultParagraphFont" style:family="text">
      <style:text-properties style:font-name="Microsoft JhengHei" style:font-name-asian="Microsoft JhengHei" style:font-name-complex="Microsoft JhengHei"/>
    </style:style>
    <style:style style:name="T508" style:parent-style-name="DefaultParagraphFont" style:family="text">
      <style:text-properties style:font-name="Microsoft JhengHei" style:font-name-asian="Microsoft JhengHei" style:font-name-complex="Microsoft JhengHei"/>
    </style:style>
    <style:style style:name="T509" style:parent-style-name="DefaultParagraphFont" style:family="text">
      <style:text-properties style:font-name="MS Gothic" style:font-name-asian="MS Gothic" style:font-name-complex="MS Gothic"/>
    </style:style>
    <style:style style:name="T510" style:parent-style-name="DefaultParagraphFont" style:family="text">
      <style:text-properties style:font-name="Microsoft JhengHei" style:font-name-asian="Microsoft JhengHei" style:font-name-complex="Microsoft JhengHei"/>
    </style:style>
    <style:style style:name="T511" style:parent-style-name="DefaultParagraphFont" style:family="text">
      <style:text-properties style:font-name="Microsoft JhengHei" style:font-name-asian="Microsoft JhengHei" style:font-name-complex="Microsoft JhengHei"/>
    </style:style>
    <style:style style:name="T512" style:parent-style-name="DefaultParagraphFont" style:family="text">
      <style:text-properties style:font-name="Microsoft JhengHei" style:font-name-asian="Microsoft JhengHei" style:font-name-complex="Microsoft JhengHei"/>
    </style:style>
    <style:style style:name="T513" style:parent-style-name="DefaultParagraphFont" style:family="text">
      <style:text-properties style:font-name="MS Gothic" style:font-name-asian="MS Gothic" style:font-name-complex="MS Gothic"/>
    </style:style>
    <style:style style:name="T514" style:parent-style-name="DefaultParagraphFont" style:family="text">
      <style:text-properties style:font-name="Microsoft JhengHei" style:font-name-asian="Microsoft JhengHei" style:font-name-complex="Microsoft JhengHei"/>
    </style:style>
    <style:style style:name="T515" style:parent-style-name="DefaultParagraphFont" style:family="text">
      <style:text-properties style:font-name="Microsoft JhengHei" style:font-name-asian="Microsoft JhengHei" style:font-name-complex="Microsoft JhengHei"/>
    </style:style>
    <style:style style:name="T516" style:parent-style-name="DefaultParagraphFont" style:family="text">
      <style:text-properties style:font-name="Malgun Gothic" style:font-name-asian="Malgun Gothic" style:font-name-complex="Malgun Gothic"/>
    </style:style>
    <style:style style:name="T517" style:parent-style-name="DefaultParagraphFont" style:family="text">
      <style:text-properties style:font-name="Microsoft JhengHei" style:font-name-asian="Microsoft JhengHei" style:font-name-complex="Microsoft JhengHei"/>
    </style:style>
    <style:style style:name="T518" style:parent-style-name="DefaultParagraphFont" style:family="text">
      <style:text-properties style:font-name="Microsoft JhengHei" style:font-name-asian="Microsoft JhengHei" style:font-name-complex="Microsoft JhengHei"/>
    </style:style>
    <style:style style:name="T519" style:parent-style-name="DefaultParagraphFont" style:family="text">
      <style:text-properties style:font-name="Microsoft JhengHei" style:font-name-asian="Microsoft JhengHei" style:font-name-complex="Microsoft JhengHei"/>
    </style:style>
    <style:style style:name="T520" style:parent-style-name="DefaultParagraphFont" style:family="text">
      <style:text-properties style:font-name="Microsoft JhengHei" style:font-name-asian="Microsoft JhengHei" style:font-name-complex="Microsoft JhengHei"/>
    </style:style>
    <style:style style:name="T521" style:parent-style-name="DefaultParagraphFont" style:family="text">
      <style:text-properties style:font-name="Microsoft JhengHei" style:font-name-asian="Microsoft JhengHei" style:font-name-complex="Microsoft JhengHei"/>
    </style:style>
    <style:style style:name="T522" style:parent-style-name="DefaultParagraphFont" style:family="text">
      <style:text-properties style:font-name="Microsoft JhengHei" style:font-name-asian="Microsoft JhengHei" style:font-name-complex="Microsoft JhengHei"/>
    </style:style>
    <style:style style:name="T523" style:parent-style-name="DefaultParagraphFont" style:family="text">
      <style:text-properties style:font-name="Microsoft JhengHei" style:font-name-asian="Microsoft JhengHei" style:font-name-complex="Microsoft JhengHei"/>
    </style:style>
    <style:style style:name="T524" style:parent-style-name="DefaultParagraphFont" style:family="text">
      <style:text-properties style:font-name="Microsoft JhengHei" style:font-name-asian="Microsoft JhengHei" style:font-name-complex="Microsoft JhengHei"/>
    </style:style>
    <style:style style:name="T525" style:parent-style-name="DefaultParagraphFont" style:family="text">
      <style:text-properties style:font-name="Microsoft JhengHei" style:font-name-asian="Microsoft JhengHei" style:font-name-complex="Microsoft JhengHei"/>
    </style:style>
    <style:style style:name="T526" style:parent-style-name="DefaultParagraphFont" style:family="text">
      <style:text-properties style:font-name="Microsoft JhengHei" style:font-name-asian="Microsoft JhengHei" style:font-name-complex="Microsoft JhengHei"/>
    </style:style>
    <style:style style:name="T527" style:parent-style-name="DefaultParagraphFont" style:family="text">
      <style:text-properties style:font-name="MS Gothic" style:font-name-asian="MS Gothic" style:font-name-complex="MS Gothic"/>
    </style:style>
    <style:style style:name="T528" style:parent-style-name="DefaultParagraphFont" style:family="text">
      <style:text-properties style:font-name="Microsoft JhengHei" style:font-name-asian="Microsoft JhengHei" style:font-name-complex="Microsoft JhengHei"/>
    </style:style>
    <style:style style:name="T529" style:parent-style-name="DefaultParagraphFont" style:family="text">
      <style:text-properties style:font-name="Microsoft JhengHei" style:font-name-asian="Microsoft JhengHei" style:font-name-complex="Microsoft JhengHei"/>
    </style:style>
    <style:style style:name="T530" style:parent-style-name="DefaultParagraphFont" style:family="text">
      <style:text-properties style:font-name="Microsoft JhengHei" style:font-name-asian="Microsoft JhengHei" style:font-name-complex="Microsoft JhengHei"/>
    </style:style>
    <style:style style:name="T531" style:parent-style-name="DefaultParagraphFont" style:family="text">
      <style:text-properties style:font-name="Microsoft JhengHei" style:font-name-asian="Microsoft JhengHei" style:font-name-complex="Microsoft JhengHei"/>
    </style:style>
    <style:style style:name="T532" style:parent-style-name="DefaultParagraphFont" style:family="text">
      <style:text-properties style:font-name="Microsoft JhengHei" style:font-name-asian="Microsoft JhengHei" style:font-name-complex="Microsoft JhengHei"/>
    </style:style>
    <style:style style:name="T533" style:parent-style-name="DefaultParagraphFont" style:family="text">
      <style:text-properties style:font-name="Microsoft JhengHei" style:font-name-asian="Microsoft JhengHei" style:font-name-complex="Microsoft JhengHei"/>
    </style:style>
    <style:style style:name="T534" style:parent-style-name="DefaultParagraphFont" style:family="text">
      <style:text-properties style:font-name="Microsoft JhengHei" style:font-name-asian="Microsoft JhengHei" style:font-name-complex="Microsoft JhengHei"/>
    </style:style>
    <style:style style:name="T535" style:parent-style-name="DefaultParagraphFont" style:family="text">
      <style:text-properties style:font-name="Microsoft JhengHei" style:font-name-asian="Microsoft JhengHei" style:font-name-complex="Microsoft JhengHei"/>
    </style:style>
    <style:style style:name="T536" style:parent-style-name="DefaultParagraphFont" style:family="text">
      <style:text-properties style:font-name="MS Gothic" style:font-name-asian="MS Gothic" style:font-name-complex="MS Gothic"/>
    </style:style>
    <style:style style:name="T537" style:parent-style-name="DefaultParagraphFont" style:family="text">
      <style:text-properties style:font-name="MS Gothic" style:font-name-asian="MS Gothic" style:font-name-complex="MS Gothic"/>
    </style:style>
    <style:style style:name="T538" style:parent-style-name="DefaultParagraphFont" style:family="text">
      <style:text-properties style:font-name="Microsoft JhengHei" style:font-name-asian="Microsoft JhengHei" style:font-name-complex="Microsoft JhengHei"/>
    </style:style>
    <style:style style:name="T539" style:parent-style-name="DefaultParagraphFont" style:family="text">
      <style:text-properties style:font-name="Microsoft JhengHei" style:font-name-asian="Microsoft JhengHei" style:font-name-complex="Microsoft JhengHei"/>
    </style:style>
    <style:style style:name="T540" style:parent-style-name="DefaultParagraphFont" style:family="text">
      <style:text-properties style:font-name="Microsoft JhengHei" style:font-name-asian="Microsoft JhengHei" style:font-name-complex="Microsoft JhengHei"/>
    </style:style>
    <style:style style:name="T541" style:parent-style-name="DefaultParagraphFont" style:family="text">
      <style:text-properties style:font-name="MS Gothic" style:font-name-asian="MS Gothic" style:font-name-complex="MS Gothic"/>
    </style:style>
    <style:style style:name="T542" style:parent-style-name="DefaultParagraphFont" style:family="text">
      <style:text-properties style:font-name="MS Gothic" style:font-name-asian="MS Gothic" style:font-name-complex="MS Gothic"/>
    </style:style>
    <style:style style:name="T543" style:parent-style-name="DefaultParagraphFont" style:family="text">
      <style:text-properties style:font-name="Microsoft JhengHei" style:font-name-asian="Microsoft JhengHei" style:font-name-complex="Microsoft JhengHei"/>
    </style:style>
    <style:style style:name="T544" style:parent-style-name="DefaultParagraphFont" style:family="text">
      <style:text-properties style:font-name="MingLiU-ExtB" style:font-name-asian="MingLiU-ExtB" style:font-name-complex="MingLiU-ExtB"/>
    </style:style>
    <style:style style:name="T545" style:parent-style-name="DefaultParagraphFont" style:family="text">
      <style:text-properties style:font-name="Microsoft JhengHei" style:font-name-asian="Microsoft JhengHei" style:font-name-complex="Microsoft JhengHei"/>
    </style:style>
    <style:style style:name="T546" style:parent-style-name="DefaultParagraphFont" style:family="text">
      <style:text-properties style:font-name="Microsoft JhengHei" style:font-name-asian="Microsoft JhengHei" style:font-name-complex="Microsoft JhengHei"/>
    </style:style>
    <style:style style:name="T547" style:parent-style-name="DefaultParagraphFont" style:family="text">
      <style:text-properties style:font-name="Microsoft JhengHei" style:font-name-asian="Microsoft JhengHei" style:font-name-complex="Microsoft JhengHei"/>
    </style:style>
    <style:style style:name="T548" style:parent-style-name="DefaultParagraphFont" style:family="text">
      <style:text-properties style:font-name="MS Gothic" style:font-name-asian="MS Gothic" style:font-name-complex="MS Gothic"/>
    </style:style>
    <style:style style:name="T549" style:parent-style-name="DefaultParagraphFont" style:family="text">
      <style:text-properties style:font-name="Microsoft JhengHei" style:font-name-asian="Microsoft JhengHei" style:font-name-complex="Microsoft JhengHei"/>
    </style:style>
    <style:style style:name="T550" style:parent-style-name="DefaultParagraphFont" style:family="text">
      <style:text-properties style:font-name="Microsoft JhengHei" style:font-name-asian="Microsoft JhengHei" style:font-name-complex="Microsoft JhengHei"/>
    </style:style>
    <style:style style:name="T551" style:parent-style-name="DefaultParagraphFont" style:family="text">
      <style:text-properties style:font-name="Microsoft JhengHei" style:font-name-asian="Microsoft JhengHei" style:font-name-complex="Microsoft JhengHei"/>
    </style:style>
    <style:style style:name="T552" style:parent-style-name="DefaultParagraphFont" style:family="text">
      <style:text-properties style:font-name="Microsoft JhengHei" style:font-name-asian="Microsoft JhengHei" style:font-name-complex="Microsoft JhengHei"/>
    </style:style>
    <style:style style:name="T553" style:parent-style-name="DefaultParagraphFont" style:family="text">
      <style:text-properties style:font-name="Microsoft JhengHei" style:font-name-asian="Microsoft JhengHei" style:font-name-complex="Microsoft JhengHei"/>
    </style:style>
    <style:style style:name="T554" style:parent-style-name="DefaultParagraphFont" style:family="text">
      <style:text-properties style:font-name="Microsoft JhengHei" style:font-name-asian="Microsoft JhengHei" style:font-name-complex="Microsoft JhengHei"/>
    </style:style>
    <style:style style:name="T555" style:parent-style-name="DefaultParagraphFont" style:family="text">
      <style:text-properties style:font-name="Microsoft JhengHei" style:font-name-asian="Microsoft JhengHei" style:font-name-complex="Microsoft JhengHei"/>
    </style:style>
    <style:style style:name="T556" style:parent-style-name="DefaultParagraphFont" style:family="text">
      <style:text-properties style:font-name="Microsoft JhengHei" style:font-name-asian="Microsoft JhengHei" style:font-name-complex="Microsoft JhengHei"/>
    </style:style>
    <style:style style:name="T557" style:parent-style-name="DefaultParagraphFont" style:family="text">
      <style:text-properties style:font-name="Microsoft JhengHei" style:font-name-asian="Microsoft JhengHei" style:font-name-complex="Microsoft JhengHei"/>
    </style:style>
    <style:style style:name="T558" style:parent-style-name="DefaultParagraphFont" style:family="text">
      <style:text-properties style:font-name="Microsoft JhengHei" style:font-name-asian="Microsoft JhengHei" style:font-name-complex="Microsoft JhengHei"/>
    </style:style>
    <style:style style:name="T559" style:parent-style-name="DefaultParagraphFont" style:family="text">
      <style:text-properties style:font-name="Microsoft JhengHei" style:font-name-asian="Microsoft JhengHei" style:font-name-complex="Microsoft JhengHei"/>
    </style:style>
    <style:style style:name="T560" style:parent-style-name="DefaultParagraphFont" style:family="text">
      <style:text-properties style:font-name="MS Gothic" style:font-name-asian="MS Gothic" style:font-name-complex="MS Gothic"/>
    </style:style>
    <style:style style:name="T561" style:parent-style-name="DefaultParagraphFont" style:family="text">
      <style:text-properties style:font-name="Microsoft JhengHei" style:font-name-asian="Microsoft JhengHei" style:font-name-complex="Microsoft JhengHei"/>
    </style:style>
    <style:style style:name="T562" style:parent-style-name="DefaultParagraphFont" style:family="text">
      <style:text-properties style:font-name="MS Gothic" style:font-name-asian="MS Gothic" style:font-name-complex="MS Gothic"/>
    </style:style>
    <style:style style:name="T563" style:parent-style-name="DefaultParagraphFont" style:family="text">
      <style:text-properties style:font-name="Microsoft JhengHei" style:font-name-asian="Microsoft JhengHei" style:font-name-complex="Microsoft JhengHei"/>
    </style:style>
    <style:style style:name="T564" style:parent-style-name="DefaultParagraphFont" style:family="text">
      <style:text-properties style:font-name="Microsoft JhengHei" style:font-name-asian="Microsoft JhengHei" style:font-name-complex="Microsoft JhengHei"/>
    </style:style>
    <style:style style:name="T565" style:parent-style-name="DefaultParagraphFont" style:family="text">
      <style:text-properties style:font-name="Microsoft JhengHei" style:font-name-asian="Microsoft JhengHei" style:font-name-complex="Microsoft JhengHei"/>
    </style:style>
    <style:style style:name="T566" style:parent-style-name="DefaultParagraphFont" style:family="text">
      <style:text-properties style:font-name="Microsoft JhengHei" style:font-name-asian="Microsoft JhengHei" style:font-name-complex="Microsoft JhengHei"/>
    </style:style>
    <style:style style:name="T567" style:parent-style-name="DefaultParagraphFont" style:family="text">
      <style:text-properties style:font-name="Microsoft JhengHei" style:font-name-asian="Microsoft JhengHei" style:font-name-complex="Microsoft JhengHei"/>
    </style:style>
    <style:style style:name="T568" style:parent-style-name="DefaultParagraphFont" style:family="text">
      <style:text-properties style:font-name="Microsoft JhengHei" style:font-name-asian="Microsoft JhengHei" style:font-name-complex="Microsoft JhengHei"/>
    </style:style>
    <style:style style:name="T569" style:parent-style-name="DefaultParagraphFont" style:family="text">
      <style:text-properties style:font-name="Microsoft JhengHei" style:font-name-asian="Microsoft JhengHei" style:font-name-complex="Microsoft JhengHei"/>
    </style:style>
    <style:style style:name="T570" style:parent-style-name="DefaultParagraphFont" style:family="text">
      <style:text-properties style:font-name="MS Gothic" style:font-name-asian="MS Gothic" style:font-name-complex="MS Gothic"/>
    </style:style>
    <style:style style:name="T571" style:parent-style-name="DefaultParagraphFont" style:family="text">
      <style:text-properties style:font-name="Microsoft JhengHei" style:font-name-asian="Microsoft JhengHei" style:font-name-complex="Microsoft JhengHei"/>
    </style:style>
    <style:style style:name="T572" style:parent-style-name="DefaultParagraphFont" style:family="text">
      <style:text-properties style:font-name="Microsoft JhengHei" style:font-name-asian="Microsoft JhengHei" style:font-name-complex="Microsoft JhengHei"/>
    </style:style>
    <style:style style:name="T573" style:parent-style-name="DefaultParagraphFont" style:family="text">
      <style:text-properties style:font-name="Microsoft JhengHei" style:font-name-asian="Microsoft JhengHei" style:font-name-complex="Microsoft JhengHei"/>
    </style:style>
    <style:style style:name="T574" style:parent-style-name="DefaultParagraphFont" style:family="text">
      <style:text-properties style:font-name="MS Gothic" style:font-name-asian="MS Gothic" style:font-name-complex="MS Gothic"/>
    </style:style>
    <style:style style:name="T575" style:parent-style-name="DefaultParagraphFont" style:family="text">
      <style:text-properties style:font-name="Microsoft JhengHei" style:font-name-asian="Microsoft JhengHei" style:font-name-complex="Microsoft JhengHei"/>
    </style:style>
    <style:style style:name="T576" style:parent-style-name="DefaultParagraphFont" style:family="text">
      <style:text-properties style:font-name="Microsoft JhengHei" style:font-name-asian="Microsoft JhengHei" style:font-name-complex="Microsoft JhengHei"/>
    </style:style>
    <style:style style:name="T577" style:parent-style-name="DefaultParagraphFont" style:family="text">
      <style:text-properties style:font-name="Microsoft JhengHei" style:font-name-asian="Microsoft JhengHei" style:font-name-complex="Microsoft JhengHei"/>
    </style:style>
    <style:style style:name="T578" style:parent-style-name="DefaultParagraphFont" style:family="text">
      <style:text-properties style:font-name="Microsoft JhengHei" style:font-name-asian="Microsoft JhengHei" style:font-name-complex="Microsoft JhengHei"/>
    </style:style>
    <style:style style:name="T579" style:parent-style-name="DefaultParagraphFont" style:family="text">
      <style:text-properties style:font-name="Malgun Gothic" style:font-name-asian="Malgun Gothic" style:font-name-complex="Malgun Gothic"/>
    </style:style>
    <style:style style:name="T580" style:parent-style-name="DefaultParagraphFont" style:family="text">
      <style:text-properties style:font-name="MS Gothic" style:font-name-asian="MS Gothic" style:font-name-complex="MS Gothic"/>
    </style:style>
    <style:style style:name="T581" style:parent-style-name="DefaultParagraphFont" style:family="text">
      <style:text-properties style:font-name="Microsoft JhengHei" style:font-name-asian="Microsoft JhengHei" style:font-name-complex="Microsoft JhengHei"/>
    </style:style>
    <style:style style:name="T582" style:parent-style-name="DefaultParagraphFont" style:family="text">
      <style:text-properties style:font-name="Microsoft JhengHei" style:font-name-asian="Microsoft JhengHei" style:font-name-complex="Microsoft JhengHei"/>
    </style:style>
    <style:style style:name="T583" style:parent-style-name="DefaultParagraphFont" style:family="text">
      <style:text-properties style:font-name="Microsoft JhengHei" style:font-name-asian="Microsoft JhengHei" style:font-name-complex="Microsoft JhengHei"/>
    </style:style>
    <style:style style:name="T584" style:parent-style-name="DefaultParagraphFont" style:family="text">
      <style:text-properties style:font-name="Microsoft JhengHei" style:font-name-asian="Microsoft JhengHei" style:font-name-complex="Microsoft JhengHei"/>
    </style:style>
    <style:style style:name="T585" style:parent-style-name="DefaultParagraphFont" style:family="text">
      <style:text-properties style:font-name="Microsoft JhengHei" style:font-name-asian="Microsoft JhengHei" style:font-name-complex="Microsoft JhengHei"/>
    </style:style>
    <style:style style:name="T586" style:parent-style-name="DefaultParagraphFont" style:family="text">
      <style:text-properties style:font-name="Microsoft JhengHei" style:font-name-asian="Microsoft JhengHei" style:font-name-complex="Microsoft JhengHei"/>
    </style:style>
    <style:style style:name="T587" style:parent-style-name="DefaultParagraphFont" style:family="text">
      <style:text-properties style:font-name="Microsoft JhengHei" style:font-name-asian="Microsoft JhengHei" style:font-name-complex="Microsoft JhengHei"/>
    </style:style>
    <style:style style:name="T588" style:parent-style-name="DefaultParagraphFont" style:family="text">
      <style:text-properties style:font-name="MS Gothic" style:font-name-asian="MS Gothic" style:font-name-complex="MS Gothic"/>
    </style:style>
    <style:style style:name="T589" style:parent-style-name="DefaultParagraphFont" style:family="text">
      <style:text-properties style:font-name="Microsoft JhengHei" style:font-name-asian="Microsoft JhengHei" style:font-name-complex="Microsoft JhengHei"/>
    </style:style>
    <style:style style:name="T590" style:parent-style-name="DefaultParagraphFont" style:family="text">
      <style:text-properties style:font-name="MingLiU-ExtB" style:font-name-asian="MingLiU-ExtB" style:font-name-complex="MingLiU-ExtB"/>
    </style:style>
    <style:style style:name="T591" style:parent-style-name="DefaultParagraphFont" style:family="text">
      <style:text-properties style:font-name="Microsoft JhengHei" style:font-name-asian="Microsoft JhengHei" style:font-name-complex="Microsoft JhengHei"/>
    </style:style>
    <style:style style:name="T592" style:parent-style-name="DefaultParagraphFont" style:family="text">
      <style:text-properties style:font-name="Microsoft JhengHei" style:font-name-asian="Microsoft JhengHei" style:font-name-complex="Microsoft JhengHei"/>
    </style:style>
    <style:style style:name="T593" style:parent-style-name="DefaultParagraphFont" style:family="text">
      <style:text-properties style:font-name="Microsoft JhengHei" style:font-name-asian="Microsoft JhengHei" style:font-name-complex="Microsoft JhengHei"/>
    </style:style>
    <style:style style:name="T594" style:parent-style-name="DefaultParagraphFont" style:family="text">
      <style:text-properties style:font-name="MS Gothic" style:font-name-asian="MS Gothic" style:font-name-complex="MS Gothic"/>
    </style:style>
    <style:style style:name="T595" style:parent-style-name="DefaultParagraphFont" style:family="text">
      <style:text-properties style:font-name="MS Gothic" style:font-name-asian="MS Gothic" style:font-name-complex="MS Gothic"/>
    </style:style>
    <style:style style:name="T596" style:parent-style-name="DefaultParagraphFont" style:family="text">
      <style:text-properties style:font-name="MS Gothic" style:font-name-asian="MS Gothic" style:font-name-complex="MS Gothic"/>
    </style:style>
    <style:style style:name="T597" style:parent-style-name="DefaultParagraphFont" style:family="text">
      <style:text-properties style:font-name="MingLiU-ExtB" style:font-name-asian="MingLiU-ExtB" style:font-name-complex="MingLiU-ExtB"/>
    </style:style>
    <style:style style:name="T598" style:parent-style-name="DefaultParagraphFont" style:family="text">
      <style:text-properties style:font-name="Microsoft JhengHei" style:font-name-asian="Microsoft JhengHei" style:font-name-complex="Microsoft JhengHei"/>
    </style:style>
    <style:style style:name="T599" style:parent-style-name="DefaultParagraphFont" style:family="text">
      <style:text-properties style:font-name="Microsoft JhengHei" style:font-name-asian="Microsoft JhengHei" style:font-name-complex="Microsoft JhengHei"/>
    </style:style>
    <style:style style:name="T600" style:parent-style-name="DefaultParagraphFont" style:family="text">
      <style:text-properties style:font-name="Microsoft JhengHei" style:font-name-asian="Microsoft JhengHei" style:font-name-complex="Microsoft JhengHei"/>
    </style:style>
    <style:style style:name="T601" style:parent-style-name="DefaultParagraphFont" style:family="text">
      <style:text-properties style:font-name="Microsoft JhengHei" style:font-name-asian="Microsoft JhengHei" style:font-name-complex="Microsoft JhengHei"/>
    </style:style>
    <style:style style:name="T602" style:parent-style-name="DefaultParagraphFont" style:family="text">
      <style:text-properties style:font-name="Microsoft JhengHei" style:font-name-asian="Microsoft JhengHei" style:font-name-complex="Microsoft JhengHei"/>
    </style:style>
    <style:style style:name="T603" style:parent-style-name="DefaultParagraphFont" style:family="text">
      <style:text-properties style:font-name="Microsoft JhengHei" style:font-name-asian="Microsoft JhengHei" style:font-name-complex="Microsoft JhengHei"/>
    </style:style>
    <style:style style:name="T604" style:parent-style-name="DefaultParagraphFont" style:family="text">
      <style:text-properties style:font-name="Microsoft JhengHei" style:font-name-asian="Microsoft JhengHei" style:font-name-complex="Microsoft JhengHei"/>
    </style:style>
    <style:style style:name="T605" style:parent-style-name="DefaultParagraphFont" style:family="text">
      <style:text-properties style:font-name="Microsoft JhengHei" style:font-name-asian="Microsoft JhengHei" style:font-name-complex="Microsoft JhengHei"/>
    </style:style>
    <style:style style:name="T606" style:parent-style-name="DefaultParagraphFont" style:family="text">
      <style:text-properties style:font-name="MingLiU-ExtB" style:font-name-asian="MingLiU-ExtB" style:font-name-complex="MingLiU-ExtB"/>
    </style:style>
    <style:style style:name="T607" style:parent-style-name="DefaultParagraphFont" style:family="text">
      <style:text-properties style:font-name="Microsoft JhengHei" style:font-name-asian="Microsoft JhengHei" style:font-name-complex="Microsoft JhengHei"/>
    </style:style>
    <style:style style:name="T608" style:parent-style-name="DefaultParagraphFont" style:family="text">
      <style:text-properties style:font-name="Microsoft JhengHei" style:font-name-asian="Microsoft JhengHei" style:font-name-complex="Microsoft JhengHei"/>
    </style:style>
    <style:style style:name="T609" style:parent-style-name="DefaultParagraphFont" style:family="text">
      <style:text-properties style:font-name="Microsoft JhengHei" style:font-name-asian="Microsoft JhengHei" style:font-name-complex="Microsoft JhengHei"/>
    </style:style>
    <style:style style:name="T610" style:parent-style-name="DefaultParagraphFont" style:family="text">
      <style:text-properties style:font-name="MingLiU-ExtB" style:font-name-asian="MingLiU-ExtB" style:font-name-complex="MingLiU-ExtB"/>
    </style:style>
    <style:style style:name="T611" style:parent-style-name="DefaultParagraphFont" style:family="text">
      <style:text-properties style:font-name="Microsoft JhengHei" style:font-name-asian="Microsoft JhengHei" style:font-name-complex="Microsoft JhengHei"/>
    </style:style>
    <style:style style:name="T612" style:parent-style-name="DefaultParagraphFont" style:family="text">
      <style:text-properties style:font-name="MingLiU-ExtB" style:font-name-asian="MingLiU-ExtB" style:font-name-complex="MingLiU-ExtB"/>
    </style:style>
    <style:style style:name="T613" style:parent-style-name="DefaultParagraphFont" style:family="text">
      <style:text-properties style:font-name="MingLiU-ExtB" style:font-name-asian="MingLiU-ExtB" style:font-name-complex="MingLiU-ExtB"/>
    </style:style>
    <style:style style:name="T614" style:parent-style-name="DefaultParagraphFont" style:family="text">
      <style:text-properties style:font-name="Microsoft JhengHei" style:font-name-asian="Microsoft JhengHei" style:font-name-complex="Microsoft JhengHei"/>
    </style:style>
    <style:style style:name="T615" style:parent-style-name="DefaultParagraphFont" style:family="text">
      <style:text-properties style:font-name="Microsoft JhengHei" style:font-name-asian="Microsoft JhengHei" style:font-name-complex="Microsoft JhengHei"/>
    </style:style>
    <style:style style:name="T616" style:parent-style-name="DefaultParagraphFont" style:family="text">
      <style:text-properties style:font-name="Microsoft JhengHei" style:font-name-asian="Microsoft JhengHei" style:font-name-complex="Microsoft JhengHei"/>
    </style:style>
    <style:style style:name="T617" style:parent-style-name="DefaultParagraphFont" style:family="text">
      <style:text-properties style:font-name="Microsoft JhengHei" style:font-name-asian="Microsoft JhengHei" style:font-name-complex="Microsoft JhengHei"/>
    </style:style>
    <style:style style:name="T618" style:parent-style-name="DefaultParagraphFont" style:family="text">
      <style:text-properties style:font-name="Microsoft JhengHei" style:font-name-asian="Microsoft JhengHei" style:font-name-complex="Microsoft JhengHei"/>
    </style:style>
    <style:style style:name="T619" style:parent-style-name="DefaultParagraphFont" style:family="text">
      <style:text-properties style:font-name="Microsoft JhengHei" style:font-name-asian="Microsoft JhengHei" style:font-name-complex="Microsoft JhengHei"/>
    </style:style>
    <style:style style:name="T620" style:parent-style-name="DefaultParagraphFont" style:family="text">
      <style:text-properties style:font-name="MingLiU-ExtB" style:font-name-asian="MingLiU-ExtB" style:font-name-complex="MingLiU-ExtB"/>
    </style:style>
    <style:style style:name="T621" style:parent-style-name="DefaultParagraphFont" style:family="text">
      <style:text-properties style:font-name="Microsoft JhengHei" style:font-name-asian="Microsoft JhengHei" style:font-name-complex="Microsoft JhengHei"/>
    </style:style>
    <style:style style:name="T622" style:parent-style-name="DefaultParagraphFont" style:family="text">
      <style:text-properties style:font-name="Microsoft JhengHei" style:font-name-asian="Microsoft JhengHei" style:font-name-complex="Microsoft JhengHei"/>
    </style:style>
    <style:style style:name="T623" style:parent-style-name="DefaultParagraphFont" style:family="text">
      <style:text-properties style:font-name="Microsoft JhengHei" style:font-name-asian="Microsoft JhengHei" style:font-name-complex="Microsoft JhengHei"/>
    </style:style>
    <style:style style:name="T624" style:parent-style-name="DefaultParagraphFont" style:family="text">
      <style:text-properties style:font-name="Microsoft JhengHei" style:font-name-asian="Microsoft JhengHei" style:font-name-complex="Microsoft JhengHei"/>
    </style:style>
    <style:style style:name="T625" style:parent-style-name="DefaultParagraphFont" style:family="text">
      <style:text-properties style:font-name="Microsoft JhengHei" style:font-name-asian="Microsoft JhengHei" style:font-name-complex="Microsoft JhengHei"/>
    </style:style>
    <style:style style:name="T626" style:parent-style-name="DefaultParagraphFont" style:family="text">
      <style:text-properties style:font-name="Microsoft JhengHei" style:font-name-asian="Microsoft JhengHei" style:font-name-complex="Microsoft JhengHei"/>
    </style:style>
    <style:style style:name="T627" style:parent-style-name="DefaultParagraphFont" style:family="text">
      <style:text-properties style:font-name="Microsoft JhengHei" style:font-name-asian="Microsoft JhengHei" style:font-name-complex="Microsoft JhengHei"/>
    </style:style>
    <style:style style:name="T628" style:parent-style-name="DefaultParagraphFont" style:family="text">
      <style:text-properties style:font-name="Microsoft JhengHei" style:font-name-asian="Microsoft JhengHei" style:font-name-complex="Microsoft JhengHei"/>
    </style:style>
    <style:style style:name="T629" style:parent-style-name="DefaultParagraphFont" style:family="text">
      <style:text-properties style:font-name="Microsoft JhengHei" style:font-name-asian="Microsoft JhengHei" style:font-name-complex="Microsoft JhengHei"/>
    </style:style>
    <style:style style:name="T630" style:parent-style-name="DefaultParagraphFont" style:family="text">
      <style:text-properties style:font-name="Microsoft JhengHei" style:font-name-asian="Microsoft JhengHei" style:font-name-complex="Microsoft JhengHei"/>
    </style:style>
    <style:style style:name="T631" style:parent-style-name="DefaultParagraphFont" style:family="text">
      <style:text-properties style:font-name="Microsoft JhengHei" style:font-name-asian="Microsoft JhengHei" style:font-name-complex="Microsoft JhengHei"/>
    </style:style>
    <style:style style:name="T632" style:parent-style-name="DefaultParagraphFont" style:family="text">
      <style:text-properties style:font-name="Microsoft JhengHei" style:font-name-asian="Microsoft JhengHei" style:font-name-complex="Microsoft JhengHei"/>
    </style:style>
    <style:style style:name="T633" style:parent-style-name="DefaultParagraphFont" style:family="text">
      <style:text-properties style:font-name="Microsoft JhengHei" style:font-name-asian="Microsoft JhengHei" style:font-name-complex="Microsoft JhengHei"/>
    </style:style>
    <style:style style:name="T634" style:parent-style-name="DefaultParagraphFont" style:family="text">
      <style:text-properties style:font-name="Microsoft JhengHei" style:font-name-asian="Microsoft JhengHei" style:font-name-complex="Microsoft JhengHei"/>
    </style:style>
    <style:style style:name="T635" style:parent-style-name="DefaultParagraphFont" style:family="text">
      <style:text-properties style:font-name="Microsoft JhengHei" style:font-name-asian="Microsoft JhengHei" style:font-name-complex="Microsoft JhengHei"/>
    </style:style>
    <style:style style:name="T636" style:parent-style-name="DefaultParagraphFont" style:family="text">
      <style:text-properties style:font-name="Microsoft JhengHei" style:font-name-asian="Microsoft JhengHei" style:font-name-complex="Microsoft JhengHei"/>
    </style:style>
    <style:style style:name="T637" style:parent-style-name="DefaultParagraphFont" style:family="text">
      <style:text-properties style:font-name="MS Gothic" style:font-name-asian="MS Gothic" style:font-name-complex="MS Gothic"/>
    </style:style>
    <style:style style:name="T638" style:parent-style-name="DefaultParagraphFont" style:family="text">
      <style:text-properties style:font-name="Microsoft JhengHei" style:font-name-asian="Microsoft JhengHei" style:font-name-complex="Microsoft JhengHei"/>
    </style:style>
    <style:style style:name="T639" style:parent-style-name="DefaultParagraphFont" style:family="text">
      <style:text-properties style:font-name="MS Gothic" style:font-name-asian="MS Gothic" style:font-name-complex="MS Gothic"/>
    </style:style>
    <style:style style:name="T640" style:parent-style-name="DefaultParagraphFont" style:family="text">
      <style:text-properties style:font-name="MS Gothic" style:font-name-asian="MS Gothic" style:font-name-complex="MS Gothic"/>
    </style:style>
    <style:style style:name="T641" style:parent-style-name="DefaultParagraphFont" style:family="text">
      <style:text-properties style:font-name="Microsoft JhengHei" style:font-name-asian="Microsoft JhengHei" style:font-name-complex="Microsoft JhengHei"/>
    </style:style>
    <style:style style:name="T642" style:parent-style-name="DefaultParagraphFont" style:family="text">
      <style:text-properties style:font-name="Microsoft JhengHei" style:font-name-asian="Microsoft JhengHei" style:font-name-complex="Microsoft JhengHei"/>
    </style:style>
    <style:style style:name="T643" style:parent-style-name="DefaultParagraphFont" style:family="text">
      <style:text-properties style:font-name="Microsoft JhengHei" style:font-name-asian="Microsoft JhengHei" style:font-name-complex="Microsoft JhengHei"/>
    </style:style>
    <style:style style:name="T644" style:parent-style-name="DefaultParagraphFont" style:family="text">
      <style:text-properties style:font-name="MingLiU-ExtB" style:font-name-asian="MingLiU-ExtB" style:font-name-complex="MingLiU-ExtB"/>
    </style:style>
    <style:style style:name="T645" style:parent-style-name="DefaultParagraphFont" style:family="text">
      <style:text-properties style:font-name="Microsoft JhengHei" style:font-name-asian="Microsoft JhengHei" style:font-name-complex="Microsoft JhengHei"/>
    </style:style>
    <style:style style:name="T646" style:parent-style-name="DefaultParagraphFont" style:family="text">
      <style:text-properties style:font-name="Microsoft JhengHei" style:font-name-asian="Microsoft JhengHei" style:font-name-complex="Microsoft JhengHei"/>
    </style:style>
    <style:style style:name="T647" style:parent-style-name="DefaultParagraphFont" style:family="text">
      <style:text-properties style:font-name="Microsoft JhengHei" style:font-name-asian="Microsoft JhengHei" style:font-name-complex="Microsoft JhengHei"/>
    </style:style>
    <style:style style:name="T648" style:parent-style-name="DefaultParagraphFont" style:family="text">
      <style:text-properties style:font-name="Microsoft JhengHei" style:font-name-asian="Microsoft JhengHei" style:font-name-complex="Microsoft JhengHei"/>
    </style:style>
    <style:style style:name="T649" style:parent-style-name="DefaultParagraphFont" style:family="text">
      <style:text-properties style:font-name="Microsoft JhengHei" style:font-name-asian="Microsoft JhengHei" style:font-name-complex="Microsoft JhengHei"/>
    </style:style>
    <style:style style:name="T650" style:parent-style-name="DefaultParagraphFont" style:family="text">
      <style:text-properties style:font-name="Microsoft JhengHei" style:font-name-asian="Microsoft JhengHei" style:font-name-complex="Microsoft JhengHei"/>
    </style:style>
    <style:style style:name="T651" style:parent-style-name="DefaultParagraphFont" style:family="text">
      <style:text-properties style:font-name="MS Gothic" style:font-name-asian="MS Gothic" style:font-name-complex="MS Gothic"/>
    </style:style>
    <style:style style:name="T652" style:parent-style-name="DefaultParagraphFont" style:family="text">
      <style:text-properties style:font-name="MS Gothic" style:font-name-asian="MS Gothic" style:font-name-complex="MS Gothic"/>
    </style:style>
    <style:style style:name="T653" style:parent-style-name="DefaultParagraphFont" style:family="text">
      <style:text-properties style:font-name="Microsoft JhengHei" style:font-name-asian="Microsoft JhengHei" style:font-name-complex="Microsoft JhengHei"/>
    </style:style>
    <style:style style:name="T654" style:parent-style-name="DefaultParagraphFont" style:family="text">
      <style:text-properties style:font-name="Microsoft JhengHei" style:font-name-asian="Microsoft JhengHei" style:font-name-complex="Microsoft JhengHei"/>
    </style:style>
    <style:style style:name="T655" style:parent-style-name="DefaultParagraphFont" style:family="text">
      <style:text-properties style:font-name="Microsoft JhengHei" style:font-name-asian="Microsoft JhengHei" style:font-name-complex="Microsoft JhengHei"/>
    </style:style>
    <style:style style:name="T656" style:parent-style-name="DefaultParagraphFont" style:family="text">
      <style:text-properties style:font-name="Microsoft JhengHei" style:font-name-asian="Microsoft JhengHei" style:font-name-complex="Microsoft JhengHei"/>
    </style:style>
    <style:style style:name="T657" style:parent-style-name="DefaultParagraphFont" style:family="text">
      <style:text-properties style:font-name="Microsoft JhengHei" style:font-name-asian="Microsoft JhengHei" style:font-name-complex="Microsoft JhengHei"/>
    </style:style>
    <style:style style:name="T658" style:parent-style-name="DefaultParagraphFont" style:family="text">
      <style:text-properties style:font-name="Microsoft JhengHei" style:font-name-asian="Microsoft JhengHei" style:font-name-complex="Microsoft JhengHei"/>
    </style:style>
    <style:style style:name="T659" style:parent-style-name="DefaultParagraphFont" style:family="text">
      <style:text-properties style:font-name="Microsoft JhengHei" style:font-name-asian="Microsoft JhengHei" style:font-name-complex="Microsoft JhengHei"/>
    </style:style>
    <style:style style:name="T660" style:parent-style-name="DefaultParagraphFont" style:family="text">
      <style:text-properties style:font-name="MingLiU-ExtB" style:font-name-asian="MingLiU-ExtB" style:font-name-complex="MingLiU-ExtB"/>
    </style:style>
    <style:style style:name="T661" style:parent-style-name="DefaultParagraphFont" style:family="text">
      <style:text-properties style:font-name="MingLiU-ExtB" style:font-name-asian="MingLiU-ExtB" style:font-name-complex="MingLiU-ExtB"/>
    </style:style>
    <style:style style:name="T662" style:parent-style-name="DefaultParagraphFont" style:family="text">
      <style:text-properties style:font-name="MS Gothic" style:font-name-asian="MS Gothic" style:font-name-complex="MS Gothic"/>
    </style:style>
    <style:style style:name="T663" style:parent-style-name="DefaultParagraphFont" style:family="text">
      <style:text-properties style:font-name="MS Gothic" style:font-name-asian="MS Gothic" style:font-name-complex="MS Gothic"/>
    </style:style>
    <style:style style:name="T664" style:parent-style-name="DefaultParagraphFont" style:family="text">
      <style:text-properties style:font-name="MS Gothic" style:font-name-asian="MS Gothic" style:font-name-complex="MS Gothic"/>
    </style:style>
    <style:style style:name="T665" style:parent-style-name="DefaultParagraphFont" style:family="text">
      <style:text-properties style:font-name="Microsoft JhengHei" style:font-name-asian="Microsoft JhengHei" style:font-name-complex="Microsoft JhengHei"/>
    </style:style>
    <style:style style:name="T666" style:parent-style-name="DefaultParagraphFont" style:family="text">
      <style:text-properties style:font-name="Microsoft JhengHei" style:font-name-asian="Microsoft JhengHei" style:font-name-complex="Microsoft JhengHei"/>
    </style:style>
    <style:style style:name="T667" style:parent-style-name="DefaultParagraphFont" style:family="text">
      <style:text-properties style:font-name="Microsoft JhengHei" style:font-name-asian="Microsoft JhengHei" style:font-name-complex="Microsoft JhengHei"/>
    </style:style>
    <style:style style:name="T668" style:parent-style-name="DefaultParagraphFont" style:family="text">
      <style:text-properties style:font-name="MS Gothic" style:font-name-asian="MS Gothic" style:font-name-complex="MS Gothic"/>
    </style:style>
    <style:style style:name="T669" style:parent-style-name="DefaultParagraphFont" style:family="text">
      <style:text-properties style:font-name="Microsoft JhengHei" style:font-name-asian="Microsoft JhengHei" style:font-name-complex="Microsoft JhengHei"/>
    </style:style>
    <style:style style:name="T670" style:parent-style-name="DefaultParagraphFont" style:family="text">
      <style:text-properties style:font-name="Microsoft JhengHei" style:font-name-asian="Microsoft JhengHei" style:font-name-complex="Microsoft JhengHei"/>
    </style:style>
    <style:style style:name="T671" style:parent-style-name="DefaultParagraphFont" style:family="text">
      <style:text-properties style:font-name="MS Gothic" style:font-name-asian="MS Gothic" style:font-name-complex="MS Gothic"/>
    </style:style>
    <style:style style:name="T672" style:parent-style-name="DefaultParagraphFont" style:family="text">
      <style:text-properties style:font-name="MS Gothic" style:font-name-asian="MS Gothic" style:font-name-complex="MS Gothic"/>
    </style:style>
    <style:style style:name="T673" style:parent-style-name="DefaultParagraphFont" style:family="text">
      <style:text-properties style:font-name="Microsoft JhengHei" style:font-name-asian="Microsoft JhengHei" style:font-name-complex="Microsoft JhengHei"/>
    </style:style>
    <style:style style:name="T674" style:parent-style-name="DefaultParagraphFont" style:family="text">
      <style:text-properties style:font-name="Microsoft JhengHei" style:font-name-asian="Microsoft JhengHei" style:font-name-complex="Microsoft JhengHei"/>
    </style:style>
    <style:style style:name="T675" style:parent-style-name="DefaultParagraphFont" style:family="text">
      <style:text-properties style:font-name="MS Gothic" style:font-name-asian="MS Gothic" style:font-name-complex="MS Gothic"/>
    </style:style>
    <style:style style:name="T676" style:parent-style-name="DefaultParagraphFont" style:family="text">
      <style:text-properties style:font-name="Malgun Gothic" style:font-name-asian="Malgun Gothic" style:font-name-complex="Malgun Gothic"/>
    </style:style>
    <style:style style:name="T677" style:parent-style-name="DefaultParagraphFont" style:family="text">
      <style:text-properties style:font-name="MS Gothic" style:font-name-asian="MS Gothic" style:font-name-complex="MS Gothic"/>
    </style:style>
    <style:style style:name="T678" style:parent-style-name="DefaultParagraphFont" style:family="text">
      <style:text-properties style:font-name="MS Gothic" style:font-name-asian="MS Gothic" style:font-name-complex="MS Gothic"/>
    </style:style>
    <style:style style:name="T679" style:parent-style-name="DefaultParagraphFont" style:family="text">
      <style:text-properties style:font-name="Microsoft JhengHei" style:font-name-asian="Microsoft JhengHei" style:font-name-complex="Microsoft JhengHei"/>
    </style:style>
    <style:style style:name="T680" style:parent-style-name="DefaultParagraphFont" style:family="text">
      <style:text-properties style:font-name="MS Gothic" style:font-name-asian="MS Gothic" style:font-name-complex="MS Gothic"/>
    </style:style>
    <style:style style:name="T681" style:parent-style-name="DefaultParagraphFont" style:family="text">
      <style:text-properties style:font-name="Microsoft JhengHei" style:font-name-asian="Microsoft JhengHei" style:font-name-complex="Microsoft JhengHei"/>
    </style:style>
    <style:style style:name="T682" style:parent-style-name="DefaultParagraphFont" style:family="text">
      <style:text-properties style:font-name="Microsoft JhengHei" style:font-name-asian="Microsoft JhengHei" style:font-name-complex="Microsoft JhengHei"/>
    </style:style>
    <style:style style:name="T683" style:parent-style-name="DefaultParagraphFont" style:family="text">
      <style:text-properties style:font-name="Microsoft JhengHei" style:font-name-asian="Microsoft JhengHei" style:font-name-complex="Microsoft JhengHei"/>
    </style:style>
    <style:style style:name="T684" style:parent-style-name="DefaultParagraphFont" style:family="text">
      <style:text-properties style:font-name="Microsoft JhengHei" style:font-name-asian="Microsoft JhengHei" style:font-name-complex="Microsoft JhengHei"/>
    </style:style>
    <style:style style:name="T685" style:parent-style-name="DefaultParagraphFont" style:family="text">
      <style:text-properties style:font-name="Microsoft JhengHei" style:font-name-asian="Microsoft JhengHei" style:font-name-complex="Microsoft JhengHei"/>
    </style:style>
    <style:style style:name="T686" style:parent-style-name="DefaultParagraphFont" style:family="text">
      <style:text-properties style:font-name="Microsoft JhengHei" style:font-name-asian="Microsoft JhengHei" style:font-name-complex="Microsoft JhengHei"/>
    </style:style>
    <style:style style:name="T687" style:parent-style-name="DefaultParagraphFont" style:family="text">
      <style:text-properties style:font-name="Malgun Gothic" style:font-name-asian="Malgun Gothic" style:font-name-complex="Malgun Gothic"/>
    </style:style>
    <style:style style:name="T688" style:parent-style-name="DefaultParagraphFont" style:family="text">
      <style:text-properties style:font-name="Microsoft JhengHei" style:font-name-asian="Microsoft JhengHei" style:font-name-complex="Microsoft JhengHei"/>
    </style:style>
    <style:style style:name="T689" style:parent-style-name="DefaultParagraphFont" style:family="text">
      <style:text-properties style:font-name="Microsoft JhengHei" style:font-name-asian="Microsoft JhengHei" style:font-name-complex="Microsoft JhengHei"/>
    </style:style>
    <style:style style:name="T690" style:parent-style-name="DefaultParagraphFont" style:family="text">
      <style:text-properties style:font-name="Microsoft JhengHei" style:font-name-asian="Microsoft JhengHei" style:font-name-complex="Microsoft JhengHei"/>
    </style:style>
    <style:style style:name="T691" style:parent-style-name="DefaultParagraphFont" style:family="text">
      <style:text-properties style:font-name="Microsoft JhengHei" style:font-name-asian="Microsoft JhengHei" style:font-name-complex="Microsoft JhengHei"/>
    </style:style>
    <style:style style:name="T692" style:parent-style-name="DefaultParagraphFont" style:family="text">
      <style:text-properties style:font-name="Microsoft JhengHei" style:font-name-asian="Microsoft JhengHei" style:font-name-complex="Microsoft JhengHei"/>
    </style:style>
    <style:style style:name="T693" style:parent-style-name="DefaultParagraphFont" style:family="text">
      <style:text-properties style:font-name="Microsoft JhengHei" style:font-name-asian="Microsoft JhengHei" style:font-name-complex="Microsoft JhengHei"/>
    </style:style>
    <style:style style:name="T694" style:parent-style-name="DefaultParagraphFont" style:family="text">
      <style:text-properties fo:font-weight="bold" style:font-weight-asian="bold" style:font-weight-complex="bold"/>
    </style:style>
    <style:style style:name="T695" style:parent-style-name="DefaultParagraphFont" style:family="text">
      <style:text-properties style:font-name="Microsoft JhengHei" style:font-name-asian="Microsoft JhengHei" style:font-name-complex="Microsoft JhengHei" fo:font-weight="bold" style:font-weight-asian="bold" style:font-weight-complex="bold"/>
    </style:style>
    <style:style style:name="T696" style:parent-style-name="DefaultParagraphFont" style:family="text">
      <style:text-properties fo:font-weight="bold" style:font-weight-asian="bold" style:font-weight-complex="bold"/>
    </style:style>
    <style:style style:name="T697" style:parent-style-name="DefaultParagraphFont" style:family="text">
      <style:text-properties style:font-name="Microsoft JhengHei" style:font-name-asian="Microsoft JhengHei" style:font-name-complex="Microsoft JhengHei" fo:font-weight="bold" style:font-weight-asian="bold" style:font-weight-complex="bold"/>
    </style:style>
    <style:style style:name="T698" style:parent-style-name="DefaultParagraphFont" style:family="text">
      <style:text-properties fo:font-weight="bold" style:font-weight-asian="bold" style:font-weight-complex="bold"/>
    </style:style>
    <style:style style:name="T699" style:parent-style-name="DefaultParagraphFont" style:family="text">
      <style:text-properties style:font-name="Microsoft JhengHei" style:font-name-asian="Microsoft JhengHei" style:font-name-complex="Microsoft JhengHei" fo:font-weight="bold" style:font-weight-asian="bold" style:font-weight-complex="bold"/>
    </style:style>
    <style:style style:name="T700" style:parent-style-name="DefaultParagraphFont" style:family="text">
      <style:text-properties fo:font-weight="bold" style:font-weight-asian="bold" style:font-weight-complex="bold"/>
    </style:style>
    <style:style style:name="T701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702" style:parent-style-name="DefaultParagraphFont" style:family="text">
      <style:text-properties fo:font-weight="bold" style:font-weight-asian="bold" style:font-weight-complex="bold"/>
    </style:style>
    <style:style style:name="T703" style:parent-style-name="DefaultParagraphFont" style:family="text">
      <style:text-properties style:font-name="MS Gothic" style:font-name-asian="MS Gothic" style:font-name-complex="MS Gothic"/>
    </style:style>
    <style:style style:name="T704" style:parent-style-name="DefaultParagraphFont" style:family="text">
      <style:text-properties style:font-name="Microsoft JhengHei" style:font-name-asian="Microsoft JhengHei" style:font-name-complex="Microsoft JhengHei"/>
    </style:style>
    <style:style style:name="T705" style:parent-style-name="DefaultParagraphFont" style:family="text">
      <style:text-properties style:font-name="MS Gothic" style:font-name-asian="MS Gothic" style:font-name-complex="MS Gothic"/>
    </style:style>
    <style:style style:name="T706" style:parent-style-name="DefaultParagraphFont" style:family="text">
      <style:text-properties style:font-name="Microsoft JhengHei" style:font-name-asian="Microsoft JhengHei" style:font-name-complex="Microsoft JhengHei"/>
    </style:style>
    <style:style style:name="T707" style:parent-style-name="DefaultParagraphFont" style:family="text">
      <style:text-properties style:font-name="Microsoft JhengHei" style:font-name-asian="Microsoft JhengHei" style:font-name-complex="Microsoft JhengHei"/>
    </style:style>
    <style:style style:name="T708" style:parent-style-name="DefaultParagraphFont" style:family="text">
      <style:text-properties style:font-name="Microsoft JhengHei" style:font-name-asian="Microsoft JhengHei" style:font-name-complex="Microsoft JhengHei"/>
    </style:style>
    <style:style style:name="T709" style:parent-style-name="DefaultParagraphFont" style:family="text">
      <style:text-properties style:font-name="MS Gothic" style:font-name-asian="MS Gothic" style:font-name-complex="MS Gothic"/>
    </style:style>
    <style:style style:name="T710" style:parent-style-name="DefaultParagraphFont" style:family="text">
      <style:text-properties style:font-name="MS Gothic" style:font-name-asian="MS Gothic" style:font-name-complex="MS Gothic"/>
    </style:style>
    <style:style style:name="T711" style:parent-style-name="DefaultParagraphFont" style:family="text">
      <style:text-properties style:font-name="MS Gothic" style:font-name-asian="MS Gothic" style:font-name-complex="MS Gothic"/>
    </style:style>
    <style:style style:name="T712" style:parent-style-name="DefaultParagraphFont" style:family="text">
      <style:text-properties style:font-name="MS Gothic" style:font-name-asian="MS Gothic" style:font-name-complex="MS Gothic"/>
    </style:style>
    <style:style style:name="T713" style:parent-style-name="DefaultParagraphFont" style:family="text">
      <style:text-properties style:font-name="Microsoft JhengHei" style:font-name-asian="Microsoft JhengHei" style:font-name-complex="Microsoft JhengHei"/>
    </style:style>
    <style:style style:name="T714" style:parent-style-name="DefaultParagraphFont" style:family="text">
      <style:text-properties style:font-name="Microsoft JhengHei" style:font-name-asian="Microsoft JhengHei" style:font-name-complex="Microsoft JhengHei"/>
    </style:style>
    <style:style style:name="T715" style:parent-style-name="DefaultParagraphFont" style:family="text">
      <style:text-properties style:font-name="Microsoft JhengHei" style:font-name-asian="Microsoft JhengHei" style:font-name-complex="Microsoft JhengHei"/>
    </style:style>
    <style:style style:name="T716" style:parent-style-name="DefaultParagraphFont" style:family="text">
      <style:text-properties style:font-name="Microsoft JhengHei" style:font-name-asian="Microsoft JhengHei" style:font-name-complex="Microsoft JhengHei"/>
    </style:style>
    <style:style style:name="T717" style:parent-style-name="DefaultParagraphFont" style:family="text">
      <style:text-properties style:font-name="MS Gothic" style:font-name-asian="MS Gothic" style:font-name-complex="MS Gothic"/>
    </style:style>
    <style:style style:name="T718" style:parent-style-name="DefaultParagraphFont" style:family="text">
      <style:text-properties style:font-name="MS Gothic" style:font-name-asian="MS Gothic" style:font-name-complex="MS Gothic"/>
    </style:style>
    <style:style style:name="T719" style:parent-style-name="DefaultParagraphFont" style:family="text">
      <style:text-properties style:font-name="Microsoft JhengHei" style:font-name-asian="Microsoft JhengHei" style:font-name-complex="Microsoft JhengHei"/>
    </style:style>
    <style:style style:name="T720" style:parent-style-name="DefaultParagraphFont" style:family="text">
      <style:text-properties style:font-name="Microsoft JhengHei" style:font-name-asian="Microsoft JhengHei" style:font-name-complex="Microsoft JhengHei"/>
    </style:style>
    <style:style style:name="T721" style:parent-style-name="DefaultParagraphFont" style:family="text">
      <style:text-properties style:font-name="Microsoft JhengHei" style:font-name-asian="Microsoft JhengHei" style:font-name-complex="Microsoft JhengHei"/>
    </style:style>
    <style:style style:name="T722" style:parent-style-name="DefaultParagraphFont" style:family="text">
      <style:text-properties style:font-name="Microsoft JhengHei" style:font-name-asian="Microsoft JhengHei" style:font-name-complex="Microsoft JhengHei"/>
    </style:style>
    <style:style style:name="T723" style:parent-style-name="DefaultParagraphFont" style:family="text">
      <style:text-properties style:font-name="Microsoft JhengHei" style:font-name-asian="Microsoft JhengHei" style:font-name-complex="Microsoft JhengHei"/>
    </style:style>
    <style:style style:name="T724" style:parent-style-name="DefaultParagraphFont" style:family="text">
      <style:text-properties style:font-name="Microsoft JhengHei" style:font-name-asian="Microsoft JhengHei" style:font-name-complex="Microsoft JhengHei"/>
    </style:style>
    <style:style style:name="T725" style:parent-style-name="DefaultParagraphFont" style:family="text">
      <style:text-properties style:font-name="Microsoft JhengHei" style:font-name-asian="Microsoft JhengHei" style:font-name-complex="Microsoft JhengHei"/>
    </style:style>
    <style:style style:name="T726" style:parent-style-name="DefaultParagraphFont" style:family="text">
      <style:text-properties style:font-name="MS Gothic" style:font-name-asian="MS Gothic" style:font-name-complex="MS Gothic"/>
    </style:style>
    <style:style style:name="T727" style:parent-style-name="DefaultParagraphFont" style:family="text">
      <style:text-properties style:font-name="Microsoft JhengHei" style:font-name-asian="Microsoft JhengHei" style:font-name-complex="Microsoft JhengHei"/>
    </style:style>
    <style:style style:name="T728" style:parent-style-name="DefaultParagraphFont" style:family="text">
      <style:text-properties style:font-name="Microsoft JhengHei" style:font-name-asian="Microsoft JhengHei" style:font-name-complex="Microsoft JhengHei"/>
    </style:style>
    <style:style style:name="T729" style:parent-style-name="DefaultParagraphFont" style:family="text">
      <style:text-properties style:font-name="Microsoft JhengHei" style:font-name-asian="Microsoft JhengHei" style:font-name-complex="Microsoft JhengHei"/>
    </style:style>
    <style:style style:name="T730" style:parent-style-name="DefaultParagraphFont" style:family="text">
      <style:text-properties style:font-name="Microsoft JhengHei" style:font-name-asian="Microsoft JhengHei" style:font-name-complex="Microsoft JhengHei"/>
    </style:style>
    <style:style style:name="T731" style:parent-style-name="DefaultParagraphFont" style:family="text">
      <style:text-properties style:font-name="Microsoft JhengHei" style:font-name-asian="Microsoft JhengHei" style:font-name-complex="Microsoft JhengHei"/>
    </style:style>
    <style:style style:name="T732" style:parent-style-name="DefaultParagraphFont" style:family="text">
      <style:text-properties style:font-name="Microsoft JhengHei" style:font-name-asian="Microsoft JhengHei" style:font-name-complex="Microsoft JhengHei"/>
    </style:style>
    <style:style style:name="T733" style:parent-style-name="DefaultParagraphFont" style:family="text">
      <style:text-properties style:font-name="MS Gothic" style:font-name-asian="MS Gothic" style:font-name-complex="MS Gothic"/>
    </style:style>
    <style:style style:name="T734" style:parent-style-name="DefaultParagraphFont" style:family="text">
      <style:text-properties style:font-name="Microsoft JhengHei" style:font-name-asian="Microsoft JhengHei" style:font-name-complex="Microsoft JhengHei"/>
    </style:style>
    <style:style style:name="T735" style:parent-style-name="DefaultParagraphFont" style:family="text">
      <style:text-properties style:font-name="Microsoft JhengHei" style:font-name-asian="Microsoft JhengHei" style:font-name-complex="Microsoft JhengHei"/>
    </style:style>
    <style:style style:name="T736" style:parent-style-name="DefaultParagraphFont" style:family="text">
      <style:text-properties style:font-name="Microsoft JhengHei" style:font-name-asian="Microsoft JhengHei" style:font-name-complex="Microsoft JhengHei"/>
    </style:style>
    <style:style style:name="T737" style:parent-style-name="DefaultParagraphFont" style:family="text">
      <style:text-properties style:font-name="MS Gothic" style:font-name-asian="MS Gothic" style:font-name-complex="MS Gothic"/>
    </style:style>
    <style:style style:name="T738" style:parent-style-name="DefaultParagraphFont" style:family="text">
      <style:text-properties style:font-name="MS Gothic" style:font-name-asian="MS Gothic" style:font-name-complex="MS Gothic"/>
    </style:style>
    <style:style style:name="T739" style:parent-style-name="DefaultParagraphFont" style:family="text">
      <style:text-properties style:font-name="MS Gothic" style:font-name-asian="MS Gothic" style:font-name-complex="MS Gothic"/>
    </style:style>
    <style:style style:name="T740" style:parent-style-name="DefaultParagraphFont" style:family="text">
      <style:text-properties style:font-name="Microsoft JhengHei" style:font-name-asian="Microsoft JhengHei" style:font-name-complex="Microsoft JhengHei"/>
    </style:style>
    <style:style style:name="T741" style:parent-style-name="DefaultParagraphFont" style:family="text">
      <style:text-properties style:font-name="Microsoft JhengHei" style:font-name-asian="Microsoft JhengHei" style:font-name-complex="Microsoft JhengHei"/>
    </style:style>
    <style:style style:name="T742" style:parent-style-name="DefaultParagraphFont" style:family="text">
      <style:text-properties style:font-name="MS Gothic" style:font-name-asian="MS Gothic" style:font-name-complex="MS Gothic"/>
    </style:style>
    <style:style style:name="T743" style:parent-style-name="DefaultParagraphFont" style:family="text">
      <style:text-properties style:font-name="Microsoft JhengHei" style:font-name-asian="Microsoft JhengHei" style:font-name-complex="Microsoft JhengHei"/>
    </style:style>
    <style:style style:name="T744" style:parent-style-name="DefaultParagraphFont" style:family="text">
      <style:text-properties style:font-name="Microsoft JhengHei" style:font-name-asian="Microsoft JhengHei" style:font-name-complex="Microsoft JhengHei"/>
    </style:style>
    <style:style style:name="T745" style:parent-style-name="DefaultParagraphFont" style:family="text">
      <style:text-properties style:font-name="Microsoft JhengHei" style:font-name-asian="Microsoft JhengHei" style:font-name-complex="Microsoft JhengHei"/>
    </style:style>
    <style:style style:name="T746" style:parent-style-name="DefaultParagraphFont" style:family="text">
      <style:text-properties style:font-name="Microsoft JhengHei" style:font-name-asian="Microsoft JhengHei" style:font-name-complex="Microsoft JhengHei"/>
    </style:style>
    <style:style style:name="T747" style:parent-style-name="DefaultParagraphFont" style:family="text">
      <style:text-properties style:font-name="Microsoft JhengHei" style:font-name-asian="Microsoft JhengHei" style:font-name-complex="Microsoft JhengHei"/>
    </style:style>
    <style:style style:name="T748" style:parent-style-name="DefaultParagraphFont" style:family="text">
      <style:text-properties style:font-name="Microsoft JhengHei" style:font-name-asian="Microsoft JhengHei" style:font-name-complex="Microsoft JhengHei"/>
    </style:style>
    <style:style style:name="T749" style:parent-style-name="DefaultParagraphFont" style:family="text">
      <style:text-properties style:font-name="MS Gothic" style:font-name-asian="MS Gothic" style:font-name-complex="MS Gothic"/>
    </style:style>
    <style:style style:name="T750" style:parent-style-name="DefaultParagraphFont" style:family="text">
      <style:text-properties style:font-name="Microsoft JhengHei" style:font-name-asian="Microsoft JhengHei" style:font-name-complex="Microsoft JhengHei"/>
    </style:style>
    <style:style style:name="T751" style:parent-style-name="DefaultParagraphFont" style:family="text">
      <style:text-properties style:font-name="Microsoft JhengHei" style:font-name-asian="Microsoft JhengHei" style:font-name-complex="Microsoft JhengHei"/>
    </style:style>
    <style:style style:name="T752" style:parent-style-name="DefaultParagraphFont" style:family="text">
      <style:text-properties style:font-name="Microsoft JhengHei" style:font-name-asian="Microsoft JhengHei" style:font-name-complex="Microsoft JhengHei"/>
    </style:style>
    <style:style style:name="T753" style:parent-style-name="DefaultParagraphFont" style:family="text">
      <style:text-properties style:font-name="Microsoft JhengHei" style:font-name-asian="Microsoft JhengHei" style:font-name-complex="Microsoft JhengHei"/>
    </style:style>
    <style:style style:name="T754" style:parent-style-name="DefaultParagraphFont" style:family="text">
      <style:text-properties style:font-name="Microsoft JhengHei" style:font-name-asian="Microsoft JhengHei" style:font-name-complex="Microsoft JhengHei"/>
    </style:style>
    <style:style style:name="T755" style:parent-style-name="DefaultParagraphFont" style:family="text">
      <style:text-properties style:font-name="Microsoft JhengHei" style:font-name-asian="Microsoft JhengHei" style:font-name-complex="Microsoft JhengHei"/>
    </style:style>
    <style:style style:name="T756" style:parent-style-name="DefaultParagraphFont" style:family="text">
      <style:text-properties style:font-name="MS Gothic" style:font-name-asian="MS Gothic" style:font-name-complex="MS Gothic"/>
    </style:style>
    <style:style style:name="T757" style:parent-style-name="DefaultParagraphFont" style:family="text">
      <style:text-properties style:font-name="Microsoft JhengHei" style:font-name-asian="Microsoft JhengHei" style:font-name-complex="Microsoft JhengHei"/>
    </style:style>
    <style:style style:name="T758" style:parent-style-name="DefaultParagraphFont" style:family="text">
      <style:text-properties style:font-name="Microsoft JhengHei" style:font-name-asian="Microsoft JhengHei" style:font-name-complex="Microsoft JhengHei"/>
    </style:style>
    <style:style style:name="T759" style:parent-style-name="DefaultParagraphFont" style:family="text">
      <style:text-properties style:font-name="MS Gothic" style:font-name-asian="MS Gothic" style:font-name-complex="MS Gothic"/>
    </style:style>
    <style:style style:name="T760" style:parent-style-name="DefaultParagraphFont" style:family="text">
      <style:text-properties style:font-name="Microsoft JhengHei" style:font-name-asian="Microsoft JhengHei" style:font-name-complex="Microsoft JhengHei"/>
    </style:style>
    <style:style style:name="T761" style:parent-style-name="DefaultParagraphFont" style:family="text">
      <style:text-properties style:font-name="Microsoft JhengHei" style:font-name-asian="Microsoft JhengHei" style:font-name-complex="Microsoft JhengHei"/>
    </style:style>
    <style:style style:name="T762" style:parent-style-name="DefaultParagraphFont" style:family="text">
      <style:text-properties style:font-name="Malgun Gothic" style:font-name-asian="Malgun Gothic" style:font-name-complex="Malgun Gothic"/>
    </style:style>
    <style:style style:name="T763" style:parent-style-name="DefaultParagraphFont" style:family="text">
      <style:text-properties style:font-name="MS Gothic" style:font-name-asian="MS Gothic" style:font-name-complex="MS Gothic"/>
    </style:style>
    <style:style style:name="T764" style:parent-style-name="DefaultParagraphFont" style:family="text">
      <style:text-properties style:font-name="MS Gothic" style:font-name-asian="MS Gothic" style:font-name-complex="MS Gothic"/>
    </style:style>
    <style:style style:name="T765" style:parent-style-name="DefaultParagraphFont" style:family="text">
      <style:text-properties style:font-name="Microsoft JhengHei" style:font-name-asian="Microsoft JhengHei" style:font-name-complex="Microsoft JhengHei"/>
    </style:style>
    <style:style style:name="T766" style:parent-style-name="DefaultParagraphFont" style:family="text">
      <style:text-properties style:font-name="Microsoft JhengHei" style:font-name-asian="Microsoft JhengHei" style:font-name-complex="Microsoft JhengHei"/>
    </style:style>
    <style:style style:name="T767" style:parent-style-name="DefaultParagraphFont" style:family="text">
      <style:text-properties style:font-name="Microsoft JhengHei" style:font-name-asian="Microsoft JhengHei" style:font-name-complex="Microsoft JhengHei"/>
    </style:style>
    <style:style style:name="T768" style:parent-style-name="DefaultParagraphFont" style:family="text">
      <style:text-properties style:font-name="Microsoft JhengHei" style:font-name-asian="Microsoft JhengHei" style:font-name-complex="Microsoft JhengHei"/>
    </style:style>
    <style:style style:name="T769" style:parent-style-name="DefaultParagraphFont" style:family="text">
      <style:text-properties style:font-name="Microsoft JhengHei" style:font-name-asian="Microsoft JhengHei" style:font-name-complex="Microsoft JhengHei"/>
    </style:style>
    <style:style style:name="T770" style:parent-style-name="DefaultParagraphFont" style:family="text">
      <style:text-properties style:font-name="Microsoft JhengHei" style:font-name-asian="Microsoft JhengHei" style:font-name-complex="Microsoft JhengHei"/>
    </style:style>
    <style:style style:name="T771" style:parent-style-name="DefaultParagraphFont" style:family="text">
      <style:text-properties style:font-name="Microsoft JhengHei" style:font-name-asian="Microsoft JhengHei" style:font-name-complex="Microsoft JhengHei"/>
    </style:style>
    <style:style style:name="T772" style:parent-style-name="DefaultParagraphFont" style:family="text">
      <style:text-properties style:font-name="Microsoft JhengHei" style:font-name-asian="Microsoft JhengHei" style:font-name-complex="Microsoft JhengHei"/>
    </style:style>
    <style:style style:name="T773" style:parent-style-name="DefaultParagraphFont" style:family="text">
      <style:text-properties style:font-name="MS Gothic" style:font-name-asian="MS Gothic" style:font-name-complex="MS Gothic"/>
    </style:style>
    <style:style style:name="T774" style:parent-style-name="DefaultParagraphFont" style:family="text">
      <style:text-properties style:font-name="Microsoft JhengHei" style:font-name-asian="Microsoft JhengHei" style:font-name-complex="Microsoft JhengHei"/>
    </style:style>
    <style:style style:name="T775" style:parent-style-name="DefaultParagraphFont" style:family="text">
      <style:text-properties style:font-name="MS Gothic" style:font-name-asian="MS Gothic" style:font-name-complex="MS Gothic"/>
    </style:style>
    <style:style style:name="T776" style:parent-style-name="DefaultParagraphFont" style:family="text">
      <style:text-properties style:font-name="Microsoft JhengHei" style:font-name-asian="Microsoft JhengHei" style:font-name-complex="Microsoft JhengHei"/>
    </style:style>
    <style:style style:name="T777" style:parent-style-name="DefaultParagraphFont" style:family="text">
      <style:text-properties style:font-name="Microsoft JhengHei" style:font-name-asian="Microsoft JhengHei" style:font-name-complex="Microsoft JhengHei"/>
    </style:style>
    <style:style style:name="T778" style:parent-style-name="DefaultParagraphFont" style:family="text">
      <style:text-properties style:font-name="Microsoft JhengHei" style:font-name-asian="Microsoft JhengHei" style:font-name-complex="Microsoft JhengHei"/>
    </style:style>
    <style:style style:name="T779" style:parent-style-name="DefaultParagraphFont" style:family="text">
      <style:text-properties style:font-name="Microsoft JhengHei" style:font-name-asian="Microsoft JhengHei" style:font-name-complex="Microsoft JhengHei"/>
    </style:style>
    <style:style style:name="T780" style:parent-style-name="DefaultParagraphFont" style:family="text">
      <style:text-properties style:font-name="MS Gothic" style:font-name-asian="MS Gothic" style:font-name-complex="MS Gothic"/>
    </style:style>
    <style:style style:name="T781" style:parent-style-name="DefaultParagraphFont" style:family="text">
      <style:text-properties style:font-name="Microsoft JhengHei" style:font-name-asian="Microsoft JhengHei" style:font-name-complex="Microsoft JhengHei"/>
    </style:style>
    <style:style style:name="T782" style:parent-style-name="DefaultParagraphFont" style:family="text">
      <style:text-properties style:font-name="MS Gothic" style:font-name-asian="MS Gothic" style:font-name-complex="MS Gothic"/>
    </style:style>
    <style:style style:name="T783" style:parent-style-name="DefaultParagraphFont" style:family="text">
      <style:text-properties style:font-name="Microsoft JhengHei" style:font-name-asian="Microsoft JhengHei" style:font-name-complex="Microsoft JhengHei"/>
    </style:style>
    <style:style style:name="T784" style:parent-style-name="DefaultParagraphFont" style:family="text">
      <style:text-properties style:font-name="MS Gothic" style:font-name-asian="MS Gothic" style:font-name-complex="MS Gothic"/>
    </style:style>
    <style:style style:name="T785" style:parent-style-name="DefaultParagraphFont" style:family="text">
      <style:text-properties style:font-name="MingLiU-ExtB" style:font-name-asian="MingLiU-ExtB" style:font-name-complex="MingLiU-ExtB"/>
    </style:style>
    <style:style style:name="T786" style:parent-style-name="DefaultParagraphFont" style:family="text">
      <style:text-properties style:font-name="Microsoft JhengHei" style:font-name-asian="Microsoft JhengHei" style:font-name-complex="Microsoft JhengHei"/>
    </style:style>
    <style:style style:name="T787" style:parent-style-name="DefaultParagraphFont" style:family="text">
      <style:text-properties style:font-name="Microsoft JhengHei" style:font-name-asian="Microsoft JhengHei" style:font-name-complex="Microsoft JhengHei"/>
    </style:style>
    <style:style style:name="T788" style:parent-style-name="DefaultParagraphFont" style:family="text">
      <style:text-properties style:font-name="Microsoft JhengHei" style:font-name-asian="Microsoft JhengHei" style:font-name-complex="Microsoft JhengHei"/>
    </style:style>
    <style:style style:name="T789" style:parent-style-name="DefaultParagraphFont" style:family="text">
      <style:text-properties style:font-name="Microsoft JhengHei" style:font-name-asian="Microsoft JhengHei" style:font-name-complex="Microsoft JhengHei"/>
    </style:style>
    <style:style style:name="T790" style:parent-style-name="DefaultParagraphFont" style:family="text">
      <style:text-properties style:font-name="Microsoft JhengHei" style:font-name-asian="Microsoft JhengHei" style:font-name-complex="Microsoft JhengHei"/>
    </style:style>
    <style:style style:name="T791" style:parent-style-name="DefaultParagraphFont" style:family="text">
      <style:text-properties style:font-name="Microsoft JhengHei" style:font-name-asian="Microsoft JhengHei" style:font-name-complex="Microsoft JhengHei"/>
    </style:style>
    <style:style style:name="T792" style:parent-style-name="DefaultParagraphFont" style:family="text">
      <style:text-properties style:font-name="Microsoft JhengHei" style:font-name-asian="Microsoft JhengHei" style:font-name-complex="Microsoft JhengHei"/>
    </style:style>
    <style:style style:name="T793" style:parent-style-name="DefaultParagraphFont" style:family="text">
      <style:text-properties style:font-name="Microsoft JhengHei" style:font-name-asian="Microsoft JhengHei" style:font-name-complex="Microsoft JhengHei"/>
    </style:style>
    <style:style style:name="T794" style:parent-style-name="DefaultParagraphFont" style:family="text">
      <style:text-properties style:font-name="Microsoft JhengHei" style:font-name-asian="Microsoft JhengHei" style:font-name-complex="Microsoft JhengHei"/>
    </style:style>
    <style:style style:name="T795" style:parent-style-name="DefaultParagraphFont" style:family="text">
      <style:text-properties style:font-name="Microsoft JhengHei" style:font-name-asian="Microsoft JhengHei" style:font-name-complex="Microsoft JhengHei"/>
    </style:style>
    <style:style style:name="T796" style:parent-style-name="DefaultParagraphFont" style:family="text">
      <style:text-properties style:font-name="Microsoft JhengHei" style:font-name-asian="Microsoft JhengHei" style:font-name-complex="Microsoft JhengHei"/>
    </style:style>
    <style:style style:name="T797" style:parent-style-name="DefaultParagraphFont" style:family="text">
      <style:text-properties style:font-name="Microsoft JhengHei" style:font-name-asian="Microsoft JhengHei" style:font-name-complex="Microsoft JhengHei"/>
    </style:style>
    <style:style style:name="T798" style:parent-style-name="DefaultParagraphFont" style:family="text">
      <style:text-properties style:font-name="Microsoft JhengHei" style:font-name-asian="Microsoft JhengHei" style:font-name-complex="Microsoft JhengHei"/>
    </style:style>
    <style:style style:name="T799" style:parent-style-name="DefaultParagraphFont" style:family="text">
      <style:text-properties style:font-name="Microsoft JhengHei" style:font-name-asian="Microsoft JhengHei" style:font-name-complex="Microsoft JhengHei"/>
    </style:style>
    <style:style style:name="T800" style:parent-style-name="DefaultParagraphFont" style:family="text">
      <style:text-properties style:font-name="Malgun Gothic" style:font-name-asian="Malgun Gothic" style:font-name-complex="Malgun Gothic"/>
    </style:style>
    <style:style style:name="T801" style:parent-style-name="DefaultParagraphFont" style:family="text">
      <style:text-properties style:font-name="Microsoft JhengHei" style:font-name-asian="Microsoft JhengHei" style:font-name-complex="Microsoft JhengHei"/>
    </style:style>
    <style:style style:name="T802" style:parent-style-name="DefaultParagraphFont" style:family="text">
      <style:text-properties style:font-name="Microsoft JhengHei" style:font-name-asian="Microsoft JhengHei" style:font-name-complex="Microsoft JhengHei"/>
    </style:style>
    <style:style style:name="T803" style:parent-style-name="DefaultParagraphFont" style:family="text">
      <style:text-properties style:font-name="Microsoft JhengHei" style:font-name-asian="Microsoft JhengHei" style:font-name-complex="Microsoft JhengHei"/>
    </style:style>
    <style:style style:name="T804" style:parent-style-name="DefaultParagraphFont" style:family="text">
      <style:text-properties style:font-name="MS Gothic" style:font-name-asian="MS Gothic" style:font-name-complex="MS Gothic"/>
    </style:style>
    <style:style style:name="T805" style:parent-style-name="DefaultParagraphFont" style:family="text">
      <style:text-properties style:font-name="MS Gothic" style:font-name-asian="MS Gothic" style:font-name-complex="MS Gothic"/>
    </style:style>
    <style:style style:name="T806" style:parent-style-name="DefaultParagraphFont" style:family="text">
      <style:text-properties style:font-name="Microsoft JhengHei" style:font-name-asian="Microsoft JhengHei" style:font-name-complex="Microsoft JhengHei"/>
    </style:style>
    <style:style style:name="T807" style:parent-style-name="DefaultParagraphFont" style:family="text">
      <style:text-properties style:font-name="Microsoft JhengHei" style:font-name-asian="Microsoft JhengHei" style:font-name-complex="Microsoft JhengHei"/>
    </style:style>
    <style:style style:name="T808" style:parent-style-name="DefaultParagraphFont" style:family="text">
      <style:text-properties style:font-name="Microsoft JhengHei" style:font-name-asian="Microsoft JhengHei" style:font-name-complex="Microsoft JhengHei"/>
    </style:style>
    <style:style style:name="T809" style:parent-style-name="DefaultParagraphFont" style:family="text">
      <style:text-properties style:font-name="MS Gothic" style:font-name-asian="MS Gothic" style:font-name-complex="MS Gothic"/>
    </style:style>
    <style:style style:name="T810" style:parent-style-name="DefaultParagraphFont" style:family="text">
      <style:text-properties style:font-name="Microsoft JhengHei" style:font-name-asian="Microsoft JhengHei" style:font-name-complex="Microsoft JhengHei"/>
    </style:style>
    <style:style style:name="T811" style:parent-style-name="DefaultParagraphFont" style:family="text">
      <style:text-properties style:font-name="Microsoft JhengHei" style:font-name-asian="Microsoft JhengHei" style:font-name-complex="Microsoft JhengHei"/>
    </style:style>
    <style:style style:name="T812" style:parent-style-name="DefaultParagraphFont" style:family="text">
      <style:text-properties style:font-name="Microsoft JhengHei" style:font-name-asian="Microsoft JhengHei" style:font-name-complex="Microsoft JhengHei"/>
    </style:style>
    <style:style style:name="T813" style:parent-style-name="DefaultParagraphFont" style:family="text">
      <style:text-properties style:font-name="Microsoft JhengHei" style:font-name-asian="Microsoft JhengHei" style:font-name-complex="Microsoft JhengHei"/>
    </style:style>
    <style:style style:name="T814" style:parent-style-name="DefaultParagraphFont" style:family="text">
      <style:text-properties style:font-name="Microsoft JhengHei" style:font-name-asian="Microsoft JhengHei" style:font-name-complex="Microsoft JhengHei"/>
    </style:style>
    <style:style style:name="T815" style:parent-style-name="DefaultParagraphFont" style:family="text">
      <style:text-properties style:font-name="Microsoft JhengHei" style:font-name-asian="Microsoft JhengHei" style:font-name-complex="Microsoft JhengHei"/>
    </style:style>
    <style:style style:name="T816" style:parent-style-name="DefaultParagraphFont" style:family="text">
      <style:text-properties style:font-name="Microsoft JhengHei" style:font-name-asian="Microsoft JhengHei" style:font-name-complex="Microsoft JhengHei"/>
    </style:style>
    <style:style style:name="T817" style:parent-style-name="DefaultParagraphFont" style:family="text">
      <style:text-properties style:font-name="Microsoft JhengHei" style:font-name-asian="Microsoft JhengHei" style:font-name-complex="Microsoft JhengHei"/>
    </style:style>
    <style:style style:name="T818" style:parent-style-name="DefaultParagraphFont" style:family="text">
      <style:text-properties style:font-name="Microsoft JhengHei" style:font-name-asian="Microsoft JhengHei" style:font-name-complex="Microsoft JhengHei"/>
    </style:style>
    <style:style style:name="T819" style:parent-style-name="DefaultParagraphFont" style:family="text">
      <style:text-properties style:font-name="Microsoft JhengHei" style:font-name-asian="Microsoft JhengHei" style:font-name-complex="Microsoft JhengHei"/>
    </style:style>
    <style:style style:name="T820" style:parent-style-name="DefaultParagraphFont" style:family="text">
      <style:text-properties style:font-name="Microsoft JhengHei" style:font-name-asian="Microsoft JhengHei" style:font-name-complex="Microsoft JhengHei"/>
    </style:style>
    <style:style style:name="T821" style:parent-style-name="DefaultParagraphFont" style:family="text">
      <style:text-properties style:font-name="MS Gothic" style:font-name-asian="MS Gothic" style:font-name-complex="MS Gothic"/>
    </style:style>
    <style:style style:name="T822" style:parent-style-name="DefaultParagraphFont" style:family="text">
      <style:text-properties style:font-name="MS Gothic" style:font-name-asian="MS Gothic" style:font-name-complex="MS Gothic"/>
    </style:style>
    <style:style style:name="T823" style:parent-style-name="DefaultParagraphFont" style:family="text">
      <style:text-properties style:font-name="Microsoft JhengHei" style:font-name-asian="Microsoft JhengHei" style:font-name-complex="Microsoft JhengHei"/>
    </style:style>
    <style:style style:name="T824" style:parent-style-name="DefaultParagraphFont" style:family="text">
      <style:text-properties style:font-name="Microsoft JhengHei" style:font-name-asian="Microsoft JhengHei" style:font-name-complex="Microsoft JhengHei"/>
    </style:style>
    <style:style style:name="T825" style:parent-style-name="DefaultParagraphFont" style:family="text">
      <style:text-properties style:font-name="MingLiU-ExtB" style:font-name-asian="MingLiU-ExtB" style:font-name-complex="MingLiU-ExtB"/>
    </style:style>
    <style:style style:name="T826" style:parent-style-name="DefaultParagraphFont" style:family="text">
      <style:text-properties style:font-name="MingLiU-ExtB" style:font-name-asian="MingLiU-ExtB" style:font-name-complex="MingLiU-ExtB"/>
    </style:style>
    <style:style style:name="T827" style:parent-style-name="DefaultParagraphFont" style:family="text">
      <style:text-properties style:font-name="Microsoft JhengHei" style:font-name-asian="Microsoft JhengHei" style:font-name-complex="Microsoft JhengHei"/>
    </style:style>
    <style:style style:name="T828" style:parent-style-name="DefaultParagraphFont" style:family="text">
      <style:text-properties style:font-name="Microsoft JhengHei" style:font-name-asian="Microsoft JhengHei" style:font-name-complex="Microsoft JhengHei"/>
    </style:style>
    <style:style style:name="T829" style:parent-style-name="DefaultParagraphFont" style:family="text">
      <style:text-properties style:font-name="Microsoft JhengHei" style:font-name-asian="Microsoft JhengHei" style:font-name-complex="Microsoft JhengHei"/>
    </style:style>
    <style:style style:name="T830" style:parent-style-name="DefaultParagraphFont" style:family="text">
      <style:text-properties style:font-name="Microsoft JhengHei" style:font-name-asian="Microsoft JhengHei" style:font-name-complex="Microsoft JhengHei"/>
    </style:style>
    <style:style style:name="T831" style:parent-style-name="DefaultParagraphFont" style:family="text">
      <style:text-properties style:font-name="Microsoft JhengHei" style:font-name-asian="Microsoft JhengHei" style:font-name-complex="Microsoft JhengHei"/>
    </style:style>
    <style:style style:name="T832" style:parent-style-name="DefaultParagraphFont" style:family="text">
      <style:text-properties style:font-name="Microsoft JhengHei" style:font-name-asian="Microsoft JhengHei" style:font-name-complex="Microsoft JhengHei"/>
    </style:style>
    <style:style style:name="T833" style:parent-style-name="DefaultParagraphFont" style:family="text">
      <style:text-properties style:font-name="MS Gothic" style:font-name-asian="MS Gothic" style:font-name-complex="MS Gothic"/>
    </style:style>
    <style:style style:name="T834" style:parent-style-name="DefaultParagraphFont" style:family="text">
      <style:text-properties style:font-name="MS Gothic" style:font-name-asian="MS Gothic" style:font-name-complex="MS Gothic"/>
    </style:style>
    <style:style style:name="T835" style:parent-style-name="DefaultParagraphFont" style:family="text">
      <style:text-properties style:font-name="Microsoft JhengHei" style:font-name-asian="Microsoft JhengHei" style:font-name-complex="Microsoft JhengHei"/>
    </style:style>
    <style:style style:name="T836" style:parent-style-name="DefaultParagraphFont" style:family="text">
      <style:text-properties style:font-name="Microsoft JhengHei" style:font-name-asian="Microsoft JhengHei" style:font-name-complex="Microsoft JhengHei"/>
    </style:style>
    <style:style style:name="T837" style:parent-style-name="DefaultParagraphFont" style:family="text">
      <style:text-properties style:font-name="MS Gothic" style:font-name-asian="MS Gothic" style:font-name-complex="MS Gothic"/>
    </style:style>
    <style:style style:name="T838" style:parent-style-name="DefaultParagraphFont" style:family="text">
      <style:text-properties style:font-name="Microsoft JhengHei" style:font-name-asian="Microsoft JhengHei" style:font-name-complex="Microsoft JhengHei"/>
    </style:style>
    <style:style style:name="T839" style:parent-style-name="DefaultParagraphFont" style:family="text">
      <style:text-properties style:font-name="Microsoft JhengHei" style:font-name-asian="Microsoft JhengHei" style:font-name-complex="Microsoft JhengHei"/>
    </style:style>
    <style:style style:name="T840" style:parent-style-name="DefaultParagraphFont" style:family="text">
      <style:text-properties style:font-name="MS Gothic" style:font-name-asian="MS Gothic" style:font-name-complex="MS Gothic"/>
    </style:style>
    <style:style style:name="T841" style:parent-style-name="DefaultParagraphFont" style:family="text">
      <style:text-properties style:font-name="Microsoft JhengHei" style:font-name-asian="Microsoft JhengHei" style:font-name-complex="Microsoft JhengHei"/>
    </style:style>
    <style:style style:name="T842" style:parent-style-name="DefaultParagraphFont" style:family="text">
      <style:text-properties style:font-name="Microsoft JhengHei" style:font-name-asian="Microsoft JhengHei" style:font-name-complex="Microsoft JhengHei"/>
    </style:style>
    <style:style style:name="T843" style:parent-style-name="DefaultParagraphFont" style:family="text">
      <style:text-properties style:font-name="Microsoft JhengHei" style:font-name-asian="Microsoft JhengHei" style:font-name-complex="Microsoft JhengHei"/>
    </style:style>
    <style:style style:name="T844" style:parent-style-name="DefaultParagraphFont" style:family="text">
      <style:text-properties style:font-name="Microsoft JhengHei" style:font-name-asian="Microsoft JhengHei" style:font-name-complex="Microsoft JhengHei"/>
    </style:style>
    <style:style style:name="T845" style:parent-style-name="DefaultParagraphFont" style:family="text">
      <style:text-properties style:font-name="MS Gothic" style:font-name-asian="MS Gothic" style:font-name-complex="MS Gothic"/>
    </style:style>
    <style:style style:name="T846" style:parent-style-name="DefaultParagraphFont" style:family="text">
      <style:text-properties style:font-name="Microsoft JhengHei" style:font-name-asian="Microsoft JhengHei" style:font-name-complex="Microsoft JhengHei"/>
    </style:style>
    <style:style style:name="T847" style:parent-style-name="DefaultParagraphFont" style:family="text">
      <style:text-properties style:font-name="MS Gothic" style:font-name-asian="MS Gothic" style:font-name-complex="MS Gothic"/>
    </style:style>
    <style:style style:name="T848" style:parent-style-name="DefaultParagraphFont" style:family="text">
      <style:text-properties style:font-name="MS Gothic" style:font-name-asian="MS Gothic" style:font-name-complex="MS Gothic"/>
    </style:style>
    <style:style style:name="T849" style:parent-style-name="DefaultParagraphFont" style:family="text">
      <style:text-properties style:font-name="Microsoft JhengHei" style:font-name-asian="Microsoft JhengHei" style:font-name-complex="Microsoft JhengHei"/>
    </style:style>
    <style:style style:name="T850" style:parent-style-name="DefaultParagraphFont" style:family="text">
      <style:text-properties style:font-name="Microsoft JhengHei" style:font-name-asian="Microsoft JhengHei" style:font-name-complex="Microsoft JhengHei"/>
    </style:style>
    <style:style style:name="T851" style:parent-style-name="DefaultParagraphFont" style:family="text">
      <style:text-properties style:font-name="Microsoft JhengHei" style:font-name-asian="Microsoft JhengHei" style:font-name-complex="Microsoft JhengHei"/>
    </style:style>
    <style:style style:name="T852" style:parent-style-name="DefaultParagraphFont" style:family="text">
      <style:text-properties style:font-name="MS Gothic" style:font-name-asian="MS Gothic" style:font-name-complex="MS Gothic"/>
    </style:style>
    <style:style style:name="T853" style:parent-style-name="DefaultParagraphFont" style:family="text">
      <style:text-properties style:font-name="MS Gothic" style:font-name-asian="MS Gothic" style:font-name-complex="MS Gothic"/>
    </style:style>
    <style:style style:name="T854" style:parent-style-name="DefaultParagraphFont" style:family="text">
      <style:text-properties style:font-name="Microsoft JhengHei" style:font-name-asian="Microsoft JhengHei" style:font-name-complex="Microsoft JhengHei"/>
    </style:style>
    <style:style style:name="T855" style:parent-style-name="DefaultParagraphFont" style:family="text">
      <style:text-properties style:font-name="MS Gothic" style:font-name-asian="MS Gothic" style:font-name-complex="MS Gothic"/>
    </style:style>
    <style:style style:name="T856" style:parent-style-name="DefaultParagraphFont" style:family="text">
      <style:text-properties style:font-name="Microsoft JhengHei" style:font-name-asian="Microsoft JhengHei" style:font-name-complex="Microsoft JhengHei"/>
    </style:style>
    <style:style style:name="T857" style:parent-style-name="DefaultParagraphFont" style:family="text">
      <style:text-properties style:font-name="Microsoft JhengHei" style:font-name-asian="Microsoft JhengHei" style:font-name-complex="Microsoft JhengHei"/>
    </style:style>
    <style:style style:name="T858" style:parent-style-name="DefaultParagraphFont" style:family="text">
      <style:text-properties style:font-name="MingLiU-ExtB" style:font-name-asian="MingLiU-ExtB" style:font-name-complex="MingLiU-ExtB"/>
    </style:style>
    <style:style style:name="T859" style:parent-style-name="DefaultParagraphFont" style:family="text">
      <style:text-properties style:font-name="Microsoft JhengHei" style:font-name-asian="Microsoft JhengHei" style:font-name-complex="Microsoft JhengHei"/>
    </style:style>
    <style:style style:name="T860" style:parent-style-name="DefaultParagraphFont" style:family="text">
      <style:text-properties style:font-name="Microsoft JhengHei" style:font-name-asian="Microsoft JhengHei" style:font-name-complex="Microsoft JhengHei"/>
    </style:style>
    <style:style style:name="T861" style:parent-style-name="DefaultParagraphFont" style:family="text">
      <style:text-properties style:font-name="Microsoft JhengHei" style:font-name-asian="Microsoft JhengHei" style:font-name-complex="Microsoft JhengHei"/>
    </style:style>
    <style:style style:name="T862" style:parent-style-name="DefaultParagraphFont" style:family="text">
      <style:text-properties style:font-name="Microsoft JhengHei" style:font-name-asian="Microsoft JhengHei" style:font-name-complex="Microsoft JhengHei"/>
    </style:style>
    <style:style style:name="T863" style:parent-style-name="DefaultParagraphFont" style:family="text">
      <style:text-properties style:font-name="Microsoft JhengHei" style:font-name-asian="Microsoft JhengHei" style:font-name-complex="Microsoft JhengHei"/>
    </style:style>
    <style:style style:name="T864" style:parent-style-name="DefaultParagraphFont" style:family="text">
      <style:text-properties style:font-name="Microsoft JhengHei" style:font-name-asian="Microsoft JhengHei" style:font-name-complex="Microsoft JhengHei"/>
    </style:style>
    <style:style style:name="T865" style:parent-style-name="DefaultParagraphFont" style:family="text">
      <style:text-properties style:font-name="MS Gothic" style:font-name-asian="MS Gothic" style:font-name-complex="MS Gothic"/>
    </style:style>
    <style:style style:name="T866" style:parent-style-name="DefaultParagraphFont" style:family="text">
      <style:text-properties style:font-name="Microsoft JhengHei" style:font-name-asian="Microsoft JhengHei" style:font-name-complex="Microsoft JhengHei"/>
    </style:style>
    <style:style style:name="T867" style:parent-style-name="DefaultParagraphFont" style:family="text">
      <style:text-properties style:font-name="MingLiU-ExtB" style:font-name-asian="MingLiU-ExtB" style:font-name-complex="MingLiU-ExtB"/>
    </style:style>
    <style:style style:name="T868" style:parent-style-name="DefaultParagraphFont" style:family="text">
      <style:text-properties style:font-name="MingLiU-ExtB" style:font-name-asian="MingLiU-ExtB" style:font-name-complex="MingLiU-ExtB"/>
    </style:style>
    <style:style style:name="T869" style:parent-style-name="DefaultParagraphFont" style:family="text">
      <style:text-properties style:font-name="Microsoft JhengHei" style:font-name-asian="Microsoft JhengHei" style:font-name-complex="Microsoft JhengHei"/>
    </style:style>
    <style:style style:name="T870" style:parent-style-name="DefaultParagraphFont" style:family="text">
      <style:text-properties style:font-name="MS Gothic" style:font-name-asian="MS Gothic" style:font-name-complex="MS Gothic"/>
    </style:style>
    <style:style style:name="T871" style:parent-style-name="DefaultParagraphFont" style:family="text">
      <style:text-properties style:font-name="MS Gothic" style:font-name-asian="MS Gothic" style:font-name-complex="MS Gothic"/>
    </style:style>
    <style:style style:name="T872" style:parent-style-name="DefaultParagraphFont" style:family="text">
      <style:text-properties style:font-name="Microsoft JhengHei" style:font-name-asian="Microsoft JhengHei" style:font-name-complex="Microsoft JhengHei"/>
    </style:style>
    <style:style style:name="T873" style:parent-style-name="DefaultParagraphFont" style:family="text">
      <style:text-properties style:font-name="MS Gothic" style:font-name-asian="MS Gothic" style:font-name-complex="MS Gothic"/>
    </style:style>
    <style:style style:name="T874" style:parent-style-name="DefaultParagraphFont" style:family="text">
      <style:text-properties style:font-name="MS Gothic" style:font-name-asian="MS Gothic" style:font-name-complex="MS Gothic"/>
    </style:style>
    <style:style style:name="T875" style:parent-style-name="DefaultParagraphFont" style:family="text">
      <style:text-properties style:font-name="MS Gothic" style:font-name-asian="MS Gothic" style:font-name-complex="MS Gothic"/>
    </style:style>
    <style:style style:name="T876" style:parent-style-name="DefaultParagraphFont" style:family="text">
      <style:text-properties style:font-name="Microsoft JhengHei" style:font-name-asian="Microsoft JhengHei" style:font-name-complex="Microsoft JhengHei"/>
    </style:style>
    <style:style style:name="T877" style:parent-style-name="DefaultParagraphFont" style:family="text">
      <style:text-properties style:font-name="Microsoft JhengHei" style:font-name-asian="Microsoft JhengHei" style:font-name-complex="Microsoft JhengHei"/>
    </style:style>
    <style:style style:name="T878" style:parent-style-name="DefaultParagraphFont" style:family="text">
      <style:text-properties style:font-name="Microsoft JhengHei" style:font-name-asian="Microsoft JhengHei" style:font-name-complex="Microsoft JhengHei"/>
    </style:style>
    <style:style style:name="T879" style:parent-style-name="DefaultParagraphFont" style:family="text">
      <style:text-properties style:font-name="Microsoft JhengHei" style:font-name-asian="Microsoft JhengHei" style:font-name-complex="Microsoft JhengHei"/>
    </style:style>
    <style:style style:name="T880" style:parent-style-name="DefaultParagraphFont" style:family="text">
      <style:text-properties style:font-name="Microsoft JhengHei" style:font-name-asian="Microsoft JhengHei" style:font-name-complex="Microsoft JhengHei"/>
    </style:style>
    <style:style style:name="T881" style:parent-style-name="DefaultParagraphFont" style:family="text">
      <style:text-properties style:font-name="MS Gothic" style:font-name-asian="MS Gothic" style:font-name-complex="MS Gothic"/>
    </style:style>
    <style:style style:name="T882" style:parent-style-name="DefaultParagraphFont" style:family="text">
      <style:text-properties style:font-name="Microsoft JhengHei" style:font-name-asian="Microsoft JhengHei" style:font-name-complex="Microsoft JhengHei"/>
    </style:style>
    <style:style style:name="T883" style:parent-style-name="DefaultParagraphFont" style:family="text">
      <style:text-properties style:font-name="Microsoft JhengHei" style:font-name-asian="Microsoft JhengHei" style:font-name-complex="Microsoft JhengHei"/>
    </style:style>
    <style:style style:name="T884" style:parent-style-name="DefaultParagraphFont" style:family="text">
      <style:text-properties style:font-name="Microsoft JhengHei" style:font-name-asian="Microsoft JhengHei" style:font-name-complex="Microsoft JhengHei"/>
    </style:style>
    <style:style style:name="T885" style:parent-style-name="DefaultParagraphFont" style:family="text">
      <style:text-properties style:font-name="Microsoft JhengHei" style:font-name-asian="Microsoft JhengHei" style:font-name-complex="Microsoft JhengHei"/>
    </style:style>
    <style:style style:name="T886" style:parent-style-name="DefaultParagraphFont" style:family="text">
      <style:text-properties style:font-name="Microsoft JhengHei" style:font-name-asian="Microsoft JhengHei" style:font-name-complex="Microsoft JhengHei"/>
    </style:style>
    <style:style style:name="T887" style:parent-style-name="DefaultParagraphFont" style:family="text">
      <style:text-properties style:font-name="Microsoft JhengHei" style:font-name-asian="Microsoft JhengHei" style:font-name-complex="Microsoft JhengHei"/>
    </style:style>
    <style:style style:name="T888" style:parent-style-name="DefaultParagraphFont" style:family="text">
      <style:text-properties style:font-name="Microsoft JhengHei" style:font-name-asian="Microsoft JhengHei" style:font-name-complex="Microsoft JhengHei"/>
    </style:style>
    <style:style style:name="T889" style:parent-style-name="DefaultParagraphFont" style:family="text">
      <style:text-properties style:font-name="Microsoft JhengHei" style:font-name-asian="Microsoft JhengHei" style:font-name-complex="Microsoft JhengHei"/>
    </style:style>
    <style:style style:name="T890" style:parent-style-name="DefaultParagraphFont" style:family="text">
      <style:text-properties style:font-name="Microsoft JhengHei" style:font-name-asian="Microsoft JhengHei" style:font-name-complex="Microsoft JhengHei"/>
    </style:style>
    <style:style style:name="T891" style:parent-style-name="DefaultParagraphFont" style:family="text">
      <style:text-properties style:font-name="MS Gothic" style:font-name-asian="MS Gothic" style:font-name-complex="MS Gothic"/>
    </style:style>
    <style:style style:name="T892" style:parent-style-name="DefaultParagraphFont" style:family="text">
      <style:text-properties style:font-name="Microsoft JhengHei" style:font-name-asian="Microsoft JhengHei" style:font-name-complex="Microsoft JhengHei"/>
    </style:style>
    <style:style style:name="T893" style:parent-style-name="DefaultParagraphFont" style:family="text">
      <style:text-properties style:font-name="Microsoft JhengHei" style:font-name-asian="Microsoft JhengHei" style:font-name-complex="Microsoft JhengHei"/>
    </style:style>
    <style:style style:name="T894" style:parent-style-name="DefaultParagraphFont" style:family="text">
      <style:text-properties style:font-name="Microsoft JhengHei" style:font-name-asian="Microsoft JhengHei" style:font-name-complex="Microsoft JhengHei"/>
    </style:style>
    <style:style style:name="T895" style:parent-style-name="DefaultParagraphFont" style:family="text">
      <style:text-properties style:font-name="MS Gothic" style:font-name-asian="MS Gothic" style:font-name-complex="MS Gothic"/>
    </style:style>
    <style:style style:name="T896" style:parent-style-name="DefaultParagraphFont" style:family="text">
      <style:text-properties style:font-name="MS Gothic" style:font-name-asian="MS Gothic" style:font-name-complex="MS Gothic"/>
    </style:style>
    <style:style style:name="T897" style:parent-style-name="DefaultParagraphFont" style:family="text">
      <style:text-properties style:font-name="Microsoft JhengHei" style:font-name-asian="Microsoft JhengHei" style:font-name-complex="Microsoft JhengHei"/>
    </style:style>
    <style:style style:name="T898" style:parent-style-name="DefaultParagraphFont" style:family="text">
      <style:text-properties style:font-name="Microsoft JhengHei" style:font-name-asian="Microsoft JhengHei" style:font-name-complex="Microsoft JhengHei"/>
    </style:style>
    <style:style style:name="T899" style:parent-style-name="DefaultParagraphFont" style:family="text">
      <style:text-properties style:font-name="Microsoft JhengHei" style:font-name-asian="Microsoft JhengHei" style:font-name-complex="Microsoft JhengHei"/>
    </style:style>
    <style:style style:name="T900" style:parent-style-name="DefaultParagraphFont" style:family="text">
      <style:text-properties style:font-name="Microsoft JhengHei" style:font-name-asian="Microsoft JhengHei" style:font-name-complex="Microsoft JhengHei"/>
    </style:style>
    <style:style style:name="T901" style:parent-style-name="DefaultParagraphFont" style:family="text">
      <style:text-properties style:font-name="Microsoft JhengHei" style:font-name-asian="Microsoft JhengHei" style:font-name-complex="Microsoft JhengHei"/>
    </style:style>
    <style:style style:name="T902" style:parent-style-name="DefaultParagraphFont" style:family="text">
      <style:text-properties style:font-name="Microsoft JhengHei" style:font-name-asian="Microsoft JhengHei" style:font-name-complex="Microsoft JhengHei"/>
    </style:style>
    <style:style style:name="T903" style:parent-style-name="DefaultParagraphFont" style:family="text">
      <style:text-properties style:font-name="MS Gothic" style:font-name-asian="MS Gothic" style:font-name-complex="MS Gothic"/>
    </style:style>
    <style:style style:name="T904" style:parent-style-name="DefaultParagraphFont" style:family="text">
      <style:text-properties style:font-name="Microsoft JhengHei" style:font-name-asian="Microsoft JhengHei" style:font-name-complex="Microsoft JhengHei"/>
    </style:style>
    <style:style style:name="T905" style:parent-style-name="DefaultParagraphFont" style:family="text">
      <style:text-properties style:font-name="Microsoft JhengHei" style:font-name-asian="Microsoft JhengHei" style:font-name-complex="Microsoft JhengHei"/>
    </style:style>
    <style:style style:name="T906" style:parent-style-name="DefaultParagraphFont" style:family="text">
      <style:text-properties style:font-name="Microsoft JhengHei" style:font-name-asian="Microsoft JhengHei" style:font-name-complex="Microsoft JhengHei"/>
    </style:style>
    <style:style style:name="T907" style:parent-style-name="DefaultParagraphFont" style:family="text">
      <style:text-properties style:font-name="Microsoft JhengHei" style:font-name-asian="Microsoft JhengHei" style:font-name-complex="Microsoft JhengHei"/>
    </style:style>
    <style:style style:name="T908" style:parent-style-name="DefaultParagraphFont" style:family="text">
      <style:text-properties style:font-name="Microsoft JhengHei" style:font-name-asian="Microsoft JhengHei" style:font-name-complex="Microsoft JhengHei"/>
    </style:style>
    <style:style style:name="T909" style:parent-style-name="DefaultParagraphFont" style:family="text">
      <style:text-properties style:font-name="Microsoft JhengHei" style:font-name-asian="Microsoft JhengHei" style:font-name-complex="Microsoft JhengHei"/>
    </style:style>
    <style:style style:name="T910" style:parent-style-name="DefaultParagraphFont" style:family="text">
      <style:text-properties style:font-name="MingLiU-ExtB" style:font-name-asian="MingLiU-ExtB" style:font-name-complex="MingLiU-ExtB"/>
    </style:style>
    <style:style style:name="T911" style:parent-style-name="DefaultParagraphFont" style:family="text">
      <style:text-properties style:font-name="Microsoft JhengHei" style:font-name-asian="Microsoft JhengHei" style:font-name-complex="Microsoft JhengHei"/>
    </style:style>
    <style:style style:name="T912" style:parent-style-name="DefaultParagraphFont" style:family="text">
      <style:text-properties style:font-name="Microsoft JhengHei" style:font-name-asian="Microsoft JhengHei" style:font-name-complex="Microsoft JhengHei"/>
    </style:style>
    <style:style style:name="T913" style:parent-style-name="DefaultParagraphFont" style:family="text">
      <style:text-properties style:font-name="Microsoft JhengHei" style:font-name-asian="Microsoft JhengHei" style:font-name-complex="Microsoft JhengHei"/>
    </style:style>
    <style:style style:name="T914" style:parent-style-name="DefaultParagraphFont" style:family="text">
      <style:text-properties style:font-name="Microsoft JhengHei" style:font-name-asian="Microsoft JhengHei" style:font-name-complex="Microsoft JhengHei"/>
    </style:style>
    <style:style style:name="T915" style:parent-style-name="DefaultParagraphFont" style:family="text">
      <style:text-properties style:font-name="Microsoft JhengHei" style:font-name-asian="Microsoft JhengHei" style:font-name-complex="Microsoft JhengHei"/>
    </style:style>
    <style:style style:name="T916" style:parent-style-name="DefaultParagraphFont" style:family="text">
      <style:text-properties style:font-name="Microsoft JhengHei" style:font-name-asian="Microsoft JhengHei" style:font-name-complex="Microsoft JhengHei"/>
    </style:style>
    <style:style style:name="T917" style:parent-style-name="DefaultParagraphFont" style:family="text">
      <style:text-properties style:font-name="Microsoft JhengHei" style:font-name-asian="Microsoft JhengHei" style:font-name-complex="Microsoft JhengHei"/>
    </style:style>
    <style:style style:name="T918" style:parent-style-name="DefaultParagraphFont" style:family="text">
      <style:text-properties style:font-name="Microsoft JhengHei" style:font-name-asian="Microsoft JhengHei" style:font-name-complex="Microsoft JhengHei"/>
    </style:style>
    <style:style style:name="T919" style:parent-style-name="DefaultParagraphFont" style:family="text">
      <style:text-properties style:font-name="Microsoft JhengHei" style:font-name-asian="Microsoft JhengHei" style:font-name-complex="Microsoft JhengHei"/>
    </style:style>
    <style:style style:name="T920" style:parent-style-name="DefaultParagraphFont" style:family="text">
      <style:text-properties style:font-name="Microsoft JhengHei" style:font-name-asian="Microsoft JhengHei" style:font-name-complex="Microsoft JhengHei"/>
    </style:style>
    <style:style style:name="T921" style:parent-style-name="DefaultParagraphFont" style:family="text">
      <style:text-properties style:font-name="Microsoft JhengHei" style:font-name-asian="Microsoft JhengHei" style:font-name-complex="Microsoft JhengHei"/>
    </style:style>
    <style:style style:name="T922" style:parent-style-name="DefaultParagraphFont" style:family="text">
      <style:text-properties style:font-name="MingLiU-ExtB" style:font-name-asian="MingLiU-ExtB" style:font-name-complex="MingLiU-ExtB"/>
    </style:style>
    <style:style style:name="T923" style:parent-style-name="DefaultParagraphFont" style:family="text">
      <style:text-properties style:font-name="MingLiU-ExtB" style:font-name-asian="MingLiU-ExtB" style:font-name-complex="MingLiU-ExtB"/>
    </style:style>
    <style:style style:name="T924" style:parent-style-name="DefaultParagraphFont" style:family="text">
      <style:text-properties style:font-name="Microsoft JhengHei" style:font-name-asian="Microsoft JhengHei" style:font-name-complex="Microsoft JhengHei"/>
    </style:style>
    <style:style style:name="T925" style:parent-style-name="DefaultParagraphFont" style:family="text">
      <style:text-properties style:font-name="MS Gothic" style:font-name-asian="MS Gothic" style:font-name-complex="MS Gothic"/>
    </style:style>
    <style:style style:name="T926" style:parent-style-name="DefaultParagraphFont" style:family="text">
      <style:text-properties style:font-name="Microsoft JhengHei" style:font-name-asian="Microsoft JhengHei" style:font-name-complex="Microsoft JhengHei"/>
    </style:style>
    <style:style style:name="T927" style:parent-style-name="DefaultParagraphFont" style:family="text">
      <style:text-properties style:font-name="MS Gothic" style:font-name-asian="MS Gothic" style:font-name-complex="MS Gothic"/>
    </style:style>
    <style:style style:name="T928" style:parent-style-name="DefaultParagraphFont" style:family="text">
      <style:text-properties style:font-name="Microsoft JhengHei" style:font-name-asian="Microsoft JhengHei" style:font-name-complex="Microsoft JhengHei"/>
    </style:style>
    <style:style style:name="T929" style:parent-style-name="DefaultParagraphFont" style:family="text">
      <style:text-properties style:font-name="Microsoft JhengHei" style:font-name-asian="Microsoft JhengHei" style:font-name-complex="Microsoft JhengHei"/>
    </style:style>
    <style:style style:name="T930" style:parent-style-name="DefaultParagraphFont" style:family="text">
      <style:text-properties style:font-name="Microsoft JhengHei" style:font-name-asian="Microsoft JhengHei" style:font-name-complex="Microsoft JhengHei"/>
    </style:style>
    <style:style style:name="T931" style:parent-style-name="DefaultParagraphFont" style:family="text">
      <style:text-properties style:font-name="MS Gothic" style:font-name-asian="MS Gothic" style:font-name-complex="MS Gothic"/>
    </style:style>
    <style:style style:name="T932" style:parent-style-name="DefaultParagraphFont" style:family="text">
      <style:text-properties style:font-name="Microsoft JhengHei" style:font-name-asian="Microsoft JhengHei" style:font-name-complex="Microsoft JhengHei"/>
    </style:style>
    <style:style style:name="T933" style:parent-style-name="DefaultParagraphFont" style:family="text">
      <style:text-properties style:font-name="Microsoft JhengHei" style:font-name-asian="Microsoft JhengHei" style:font-name-complex="Microsoft JhengHei"/>
    </style:style>
    <style:style style:name="T934" style:parent-style-name="DefaultParagraphFont" style:family="text">
      <style:text-properties style:font-name="Microsoft JhengHei" style:font-name-asian="Microsoft JhengHei" style:font-name-complex="Microsoft JhengHei"/>
    </style:style>
    <style:style style:name="T935" style:parent-style-name="DefaultParagraphFont" style:family="text">
      <style:text-properties style:font-name="Microsoft JhengHei" style:font-name-asian="Microsoft JhengHei" style:font-name-complex="Microsoft JhengHei"/>
    </style:style>
    <style:style style:name="T936" style:parent-style-name="DefaultParagraphFont" style:family="text">
      <style:text-properties style:font-name="Microsoft JhengHei" style:font-name-asian="Microsoft JhengHei" style:font-name-complex="Microsoft JhengHei"/>
    </style:style>
    <style:style style:name="T937" style:parent-style-name="DefaultParagraphFont" style:family="text">
      <style:text-properties style:font-name="Microsoft JhengHei" style:font-name-asian="Microsoft JhengHei" style:font-name-complex="Microsoft JhengHei"/>
    </style:style>
    <style:style style:name="T938" style:parent-style-name="DefaultParagraphFont" style:family="text">
      <style:text-properties style:font-name="Microsoft JhengHei" style:font-name-asian="Microsoft JhengHei" style:font-name-complex="Microsoft JhengHei"/>
    </style:style>
    <style:style style:name="T939" style:parent-style-name="DefaultParagraphFont" style:family="text">
      <style:text-properties style:font-name="MingLiU-ExtB" style:font-name-asian="MingLiU-ExtB" style:font-name-complex="MingLiU-ExtB"/>
    </style:style>
    <style:style style:name="T940" style:parent-style-name="DefaultParagraphFont" style:family="text">
      <style:text-properties style:font-name="Microsoft JhengHei" style:font-name-asian="Microsoft JhengHei" style:font-name-complex="Microsoft JhengHei"/>
    </style:style>
    <style:style style:name="T941" style:parent-style-name="DefaultParagraphFont" style:family="text">
      <style:text-properties style:font-name="Microsoft JhengHei" style:font-name-asian="Microsoft JhengHei" style:font-name-complex="Microsoft JhengHei"/>
    </style:style>
    <style:style style:name="T942" style:parent-style-name="DefaultParagraphFont" style:family="text">
      <style:text-properties style:font-name="Microsoft JhengHei" style:font-name-asian="Microsoft JhengHei" style:font-name-complex="Microsoft JhengHei"/>
    </style:style>
    <style:style style:name="T943" style:parent-style-name="DefaultParagraphFont" style:family="text">
      <style:text-properties style:font-name="Microsoft JhengHei" style:font-name-asian="Microsoft JhengHei" style:font-name-complex="Microsoft JhengHei"/>
    </style:style>
    <style:style style:name="T944" style:parent-style-name="DefaultParagraphFont" style:family="text">
      <style:text-properties style:font-name="Microsoft JhengHei" style:font-name-asian="Microsoft JhengHei" style:font-name-complex="Microsoft JhengHei"/>
    </style:style>
    <style:style style:name="T945" style:parent-style-name="DefaultParagraphFont" style:family="text">
      <style:text-properties style:font-name="Microsoft JhengHei" style:font-name-asian="Microsoft JhengHei" style:font-name-complex="Microsoft JhengHei"/>
    </style:style>
    <style:style style:name="T946" style:parent-style-name="DefaultParagraphFont" style:family="text">
      <style:text-properties style:font-name="Microsoft JhengHei" style:font-name-asian="Microsoft JhengHei" style:font-name-complex="Microsoft JhengHei"/>
    </style:style>
    <style:style style:name="T947" style:parent-style-name="DefaultParagraphFont" style:family="text">
      <style:text-properties style:font-name="Malgun Gothic" style:font-name-asian="Malgun Gothic" style:font-name-complex="Malgun Gothic"/>
    </style:style>
    <style:style style:name="T948" style:parent-style-name="DefaultParagraphFont" style:family="text">
      <style:text-properties style:font-name="Malgun Gothic" style:font-name-asian="Malgun Gothic" style:font-name-complex="Malgun Gothic"/>
    </style:style>
    <style:style style:name="T949" style:parent-style-name="DefaultParagraphFont" style:family="text">
      <style:text-properties style:font-name="MS Gothic" style:font-name-asian="MS Gothic" style:font-name-complex="MS Gothic"/>
    </style:style>
    <style:style style:name="T950" style:parent-style-name="DefaultParagraphFont" style:family="text">
      <style:text-properties style:font-name="Microsoft JhengHei" style:font-name-asian="Microsoft JhengHei" style:font-name-complex="Microsoft JhengHei"/>
    </style:style>
    <style:style style:name="T951" style:parent-style-name="DefaultParagraphFont" style:family="text">
      <style:text-properties style:font-name="Malgun Gothic" style:font-name-asian="Malgun Gothic" style:font-name-complex="Malgun Gothic"/>
    </style:style>
    <style:style style:name="T952" style:parent-style-name="DefaultParagraphFont" style:family="text">
      <style:text-properties style:font-name="Microsoft JhengHei" style:font-name-asian="Microsoft JhengHei" style:font-name-complex="Microsoft JhengHei"/>
    </style:style>
    <style:style style:name="T953" style:parent-style-name="DefaultParagraphFont" style:family="text">
      <style:text-properties style:font-name="MingLiU-ExtB" style:font-name-asian="MingLiU-ExtB" style:font-name-complex="MingLiU-ExtB"/>
    </style:style>
    <style:style style:name="T954" style:parent-style-name="DefaultParagraphFont" style:family="text">
      <style:text-properties style:font-name="Microsoft JhengHei" style:font-name-asian="Microsoft JhengHei" style:font-name-complex="Microsoft JhengHei"/>
    </style:style>
    <style:style style:name="T955" style:parent-style-name="DefaultParagraphFont" style:family="text">
      <style:text-properties style:font-name="Microsoft JhengHei" style:font-name-asian="Microsoft JhengHei" style:font-name-complex="Microsoft JhengHei"/>
    </style:style>
    <style:style style:name="T956" style:parent-style-name="DefaultParagraphFont" style:family="text">
      <style:text-properties style:font-name="Microsoft JhengHei" style:font-name-asian="Microsoft JhengHei" style:font-name-complex="Microsoft JhengHei"/>
    </style:style>
    <style:style style:name="T957" style:parent-style-name="DefaultParagraphFont" style:family="text">
      <style:text-properties style:font-name="Microsoft JhengHei" style:font-name-asian="Microsoft JhengHei" style:font-name-complex="Microsoft JhengHei"/>
    </style:style>
    <style:style style:name="T958" style:parent-style-name="DefaultParagraphFont" style:family="text">
      <style:text-properties style:font-name="MS Gothic" style:font-name-asian="MS Gothic" style:font-name-complex="MS Gothic"/>
    </style:style>
    <style:style style:name="T959" style:parent-style-name="DefaultParagraphFont" style:family="text">
      <style:text-properties style:font-name="Microsoft JhengHei" style:font-name-asian="Microsoft JhengHei" style:font-name-complex="Microsoft JhengHei"/>
    </style:style>
    <style:style style:name="T960" style:parent-style-name="DefaultParagraphFont" style:family="text">
      <style:text-properties style:font-name="Microsoft JhengHei" style:font-name-asian="Microsoft JhengHei" style:font-name-complex="Microsoft JhengHei"/>
    </style:style>
    <style:style style:name="T961" style:parent-style-name="DefaultParagraphFont" style:family="text">
      <style:text-properties style:font-name="Microsoft JhengHei" style:font-name-asian="Microsoft JhengHei" style:font-name-complex="Microsoft JhengHei"/>
    </style:style>
    <style:style style:name="T962" style:parent-style-name="DefaultParagraphFont" style:family="text">
      <style:text-properties style:font-name="Microsoft JhengHei" style:font-name-asian="Microsoft JhengHei" style:font-name-complex="Microsoft JhengHei"/>
    </style:style>
    <style:style style:name="T963" style:parent-style-name="DefaultParagraphFont" style:family="text">
      <style:text-properties style:font-name="Microsoft JhengHei" style:font-name-asian="Microsoft JhengHei" style:font-name-complex="Microsoft JhengHei"/>
    </style:style>
    <style:style style:name="T964" style:parent-style-name="DefaultParagraphFont" style:family="text">
      <style:text-properties style:font-name="Microsoft JhengHei" style:font-name-asian="Microsoft JhengHei" style:font-name-complex="Microsoft JhengHei"/>
    </style:style>
    <style:style style:name="T965" style:parent-style-name="DefaultParagraphFont" style:family="text">
      <style:text-properties style:font-name="Microsoft JhengHei" style:font-name-asian="Microsoft JhengHei" style:font-name-complex="Microsoft JhengHei"/>
    </style:style>
    <style:style style:name="T966" style:parent-style-name="DefaultParagraphFont" style:family="text">
      <style:text-properties style:font-name="Microsoft JhengHei" style:font-name-asian="Microsoft JhengHei" style:font-name-complex="Microsoft JhengHei"/>
    </style:style>
    <style:style style:name="T967" style:parent-style-name="DefaultParagraphFont" style:family="text">
      <style:text-properties style:font-name="Microsoft JhengHei" style:font-name-asian="Microsoft JhengHei" style:font-name-complex="Microsoft JhengHei"/>
    </style:style>
    <style:style style:name="T968" style:parent-style-name="DefaultParagraphFont" style:family="text">
      <style:text-properties style:font-name="Microsoft JhengHei" style:font-name-asian="Microsoft JhengHei" style:font-name-complex="Microsoft JhengHei"/>
    </style:style>
    <style:style style:name="T969" style:parent-style-name="DefaultParagraphFont" style:family="text">
      <style:text-properties style:font-name="Microsoft JhengHei" style:font-name-asian="Microsoft JhengHei" style:font-name-complex="Microsoft JhengHei"/>
    </style:style>
    <style:style style:name="T970" style:parent-style-name="DefaultParagraphFont" style:family="text">
      <style:text-properties style:font-name="Microsoft JhengHei" style:font-name-asian="Microsoft JhengHei" style:font-name-complex="Microsoft JhengHei"/>
    </style:style>
    <style:style style:name="T971" style:parent-style-name="DefaultParagraphFont" style:family="text">
      <style:text-properties style:font-name="Microsoft JhengHei" style:font-name-asian="Microsoft JhengHei" style:font-name-complex="Microsoft JhengHei"/>
    </style:style>
    <style:style style:name="T972" style:parent-style-name="DefaultParagraphFont" style:family="text">
      <style:text-properties style:font-name="Microsoft JhengHei" style:font-name-asian="Microsoft JhengHei" style:font-name-complex="Microsoft JhengHei"/>
    </style:style>
    <style:style style:name="T973" style:parent-style-name="DefaultParagraphFont" style:family="text">
      <style:text-properties style:font-name="MS Gothic" style:font-name-asian="MS Gothic" style:font-name-complex="MS Gothic"/>
    </style:style>
    <style:style style:name="T974" style:parent-style-name="DefaultParagraphFont" style:family="text">
      <style:text-properties style:font-name="Microsoft JhengHei" style:font-name-asian="Microsoft JhengHei" style:font-name-complex="Microsoft JhengHei"/>
    </style:style>
    <style:style style:name="T975" style:parent-style-name="DefaultParagraphFont" style:family="text">
      <style:text-properties style:font-name="Microsoft JhengHei" style:font-name-asian="Microsoft JhengHei" style:font-name-complex="Microsoft JhengHei"/>
    </style:style>
    <style:style style:name="T976" style:parent-style-name="DefaultParagraphFont" style:family="text">
      <style:text-properties style:font-name="MS Gothic" style:font-name-asian="MS Gothic" style:font-name-complex="MS Gothic"/>
    </style:style>
    <style:style style:name="T977" style:parent-style-name="DefaultParagraphFont" style:family="text">
      <style:text-properties style:font-name="Microsoft JhengHei" style:font-name-asian="Microsoft JhengHei" style:font-name-complex="Microsoft JhengHei"/>
    </style:style>
    <style:style style:name="T978" style:parent-style-name="DefaultParagraphFont" style:family="text">
      <style:text-properties style:font-name="Microsoft JhengHei" style:font-name-asian="Microsoft JhengHei" style:font-name-complex="Microsoft JhengHei"/>
    </style:style>
    <style:style style:name="T979" style:parent-style-name="DefaultParagraphFont" style:family="text">
      <style:text-properties style:font-name="Microsoft JhengHei" style:font-name-asian="Microsoft JhengHei" style:font-name-complex="Microsoft JhengHei"/>
    </style:style>
    <style:style style:name="T980" style:parent-style-name="DefaultParagraphFont" style:family="text">
      <style:text-properties style:font-name="Microsoft JhengHei" style:font-name-asian="Microsoft JhengHei" style:font-name-complex="Microsoft JhengHei"/>
    </style:style>
    <style:style style:name="T981" style:parent-style-name="DefaultParagraphFont" style:family="text">
      <style:text-properties style:font-name="Microsoft JhengHei" style:font-name-asian="Microsoft JhengHei" style:font-name-complex="Microsoft JhengHei"/>
    </style:style>
    <style:style style:name="T982" style:parent-style-name="DefaultParagraphFont" style:family="text">
      <style:text-properties style:font-name="Microsoft JhengHei" style:font-name-asian="Microsoft JhengHei" style:font-name-complex="Microsoft JhengHei"/>
    </style:style>
    <style:style style:name="T983" style:parent-style-name="DefaultParagraphFont" style:family="text">
      <style:text-properties style:font-name="MingLiU-ExtB" style:font-name-asian="MingLiU-ExtB" style:font-name-complex="MingLiU-ExtB"/>
    </style:style>
    <style:style style:name="T984" style:parent-style-name="DefaultParagraphFont" style:family="text">
      <style:text-properties style:font-name="Microsoft JhengHei" style:font-name-asian="Microsoft JhengHei" style:font-name-complex="Microsoft JhengHei"/>
    </style:style>
    <style:style style:name="T985" style:parent-style-name="DefaultParagraphFont" style:family="text">
      <style:text-properties style:font-name="Microsoft JhengHei" style:font-name-asian="Microsoft JhengHei" style:font-name-complex="Microsoft JhengHei"/>
    </style:style>
    <style:style style:name="T986" style:parent-style-name="DefaultParagraphFont" style:family="text">
      <style:text-properties style:font-name="Microsoft JhengHei" style:font-name-asian="Microsoft JhengHei" style:font-name-complex="Microsoft JhengHei"/>
    </style:style>
    <style:style style:name="T987" style:parent-style-name="DefaultParagraphFont" style:family="text">
      <style:text-properties style:font-name="Microsoft JhengHei" style:font-name-asian="Microsoft JhengHei" style:font-name-complex="Microsoft JhengHei"/>
    </style:style>
    <style:style style:name="T988" style:parent-style-name="DefaultParagraphFont" style:family="text">
      <style:text-properties style:font-name="Microsoft JhengHei" style:font-name-asian="Microsoft JhengHei" style:font-name-complex="Microsoft JhengHei"/>
    </style:style>
    <style:style style:name="T989" style:parent-style-name="DefaultParagraphFont" style:family="text">
      <style:text-properties style:font-name="Microsoft JhengHei" style:font-name-asian="Microsoft JhengHei" style:font-name-complex="Microsoft JhengHei"/>
    </style:style>
    <style:style style:name="T990" style:parent-style-name="DefaultParagraphFont" style:family="text">
      <style:text-properties style:font-name="Microsoft JhengHei" style:font-name-asian="Microsoft JhengHei" style:font-name-complex="Microsoft JhengHei"/>
    </style:style>
    <style:style style:name="T991" style:parent-style-name="DefaultParagraphFont" style:family="text">
      <style:text-properties style:font-name="Microsoft JhengHei" style:font-name-asian="Microsoft JhengHei" style:font-name-complex="Microsoft JhengHei"/>
    </style:style>
    <style:style style:name="T992" style:parent-style-name="DefaultParagraphFont" style:family="text">
      <style:text-properties style:font-name="Microsoft JhengHei" style:font-name-asian="Microsoft JhengHei" style:font-name-complex="Microsoft JhengHei"/>
    </style:style>
    <style:style style:name="T993" style:parent-style-name="DefaultParagraphFont" style:family="text">
      <style:text-properties style:font-name="Microsoft JhengHei" style:font-name-asian="Microsoft JhengHei" style:font-name-complex="Microsoft JhengHei"/>
    </style:style>
    <style:style style:name="T994" style:parent-style-name="DefaultParagraphFont" style:family="text">
      <style:text-properties style:font-name="Microsoft JhengHei" style:font-name-asian="Microsoft JhengHei" style:font-name-complex="Microsoft JhengHei"/>
    </style:style>
    <style:style style:name="T995" style:parent-style-name="DefaultParagraphFont" style:family="text">
      <style:text-properties style:font-name="MS Gothic" style:font-name-asian="MS Gothic" style:font-name-complex="MS Gothic"/>
    </style:style>
    <style:style style:name="T996" style:parent-style-name="DefaultParagraphFont" style:family="text">
      <style:text-properties style:font-name="Microsoft JhengHei" style:font-name-asian="Microsoft JhengHei" style:font-name-complex="Microsoft JhengHei"/>
    </style:style>
    <style:style style:name="T997" style:parent-style-name="DefaultParagraphFont" style:family="text">
      <style:text-properties style:font-name="MingLiU-ExtB" style:font-name-asian="MingLiU-ExtB" style:font-name-complex="MingLiU-ExtB"/>
    </style:style>
    <style:style style:name="T998" style:parent-style-name="DefaultParagraphFont" style:family="text">
      <style:text-properties style:font-name="Microsoft JhengHei" style:font-name-asian="Microsoft JhengHei" style:font-name-complex="Microsoft JhengHei"/>
    </style:style>
    <style:style style:name="T999" style:parent-style-name="DefaultParagraphFont" style:family="text">
      <style:text-properties style:font-name="Microsoft JhengHei" style:font-name-asian="Microsoft JhengHei" style:font-name-complex="Microsoft JhengHei"/>
    </style:style>
    <style:style style:name="T1000" style:parent-style-name="DefaultParagraphFont" style:family="text">
      <style:text-properties style:font-name="Microsoft JhengHei" style:font-name-asian="Microsoft JhengHei" style:font-name-complex="Microsoft JhengHei"/>
    </style:style>
    <style:style style:name="T1001" style:parent-style-name="DefaultParagraphFont" style:family="text">
      <style:text-properties style:font-name="Microsoft JhengHei" style:font-name-asian="Microsoft JhengHei" style:font-name-complex="Microsoft JhengHei"/>
    </style:style>
    <style:style style:name="T1002" style:parent-style-name="DefaultParagraphFont" style:family="text">
      <style:text-properties style:font-name="Microsoft JhengHei" style:font-name-asian="Microsoft JhengHei" style:font-name-complex="Microsoft JhengHei"/>
    </style:style>
    <style:style style:name="T1003" style:parent-style-name="DefaultParagraphFont" style:family="text">
      <style:text-properties style:font-name="MS Gothic" style:font-name-asian="MS Gothic" style:font-name-complex="MS Gothic"/>
    </style:style>
    <style:style style:name="T1004" style:parent-style-name="DefaultParagraphFont" style:family="text">
      <style:text-properties style:font-name="Microsoft JhengHei" style:font-name-asian="Microsoft JhengHei" style:font-name-complex="Microsoft JhengHei"/>
    </style:style>
    <style:style style:name="T1005" style:parent-style-name="DefaultParagraphFont" style:family="text">
      <style:text-properties style:font-name="Microsoft JhengHei" style:font-name-asian="Microsoft JhengHei" style:font-name-complex="Microsoft JhengHei"/>
    </style:style>
    <style:style style:name="T1006" style:parent-style-name="DefaultParagraphFont" style:family="text">
      <style:text-properties style:font-name="Microsoft JhengHei" style:font-name-asian="Microsoft JhengHei" style:font-name-complex="Microsoft JhengHei"/>
    </style:style>
    <style:style style:name="T1007" style:parent-style-name="DefaultParagraphFont" style:family="text">
      <style:text-properties style:font-name="Microsoft JhengHei" style:font-name-asian="Microsoft JhengHei" style:font-name-complex="Microsoft JhengHei"/>
    </style:style>
    <style:style style:name="T1008" style:parent-style-name="DefaultParagraphFont" style:family="text">
      <style:text-properties style:font-name="MS Gothic" style:font-name-asian="MS Gothic" style:font-name-complex="MS Gothic"/>
    </style:style>
    <style:style style:name="T1009" style:parent-style-name="DefaultParagraphFont" style:family="text">
      <style:text-properties style:font-name="Microsoft JhengHei" style:font-name-asian="Microsoft JhengHei" style:font-name-complex="Microsoft JhengHei"/>
    </style:style>
    <style:style style:name="T1010" style:parent-style-name="DefaultParagraphFont" style:family="text">
      <style:text-properties style:font-name="Microsoft JhengHei" style:font-name-asian="Microsoft JhengHei" style:font-name-complex="Microsoft JhengHei"/>
    </style:style>
    <style:style style:name="T1011" style:parent-style-name="DefaultParagraphFont" style:family="text">
      <style:text-properties style:font-name="MS Gothic" style:font-name-asian="MS Gothic" style:font-name-complex="MS Gothic"/>
    </style:style>
    <style:style style:name="T1012" style:parent-style-name="DefaultParagraphFont" style:family="text">
      <style:text-properties style:font-name="Microsoft JhengHei" style:font-name-asian="Microsoft JhengHei" style:font-name-complex="Microsoft JhengHei"/>
    </style:style>
    <style:style style:name="T1013" style:parent-style-name="DefaultParagraphFont" style:family="text">
      <style:text-properties style:font-name="Microsoft JhengHei" style:font-name-asian="Microsoft JhengHei" style:font-name-complex="Microsoft JhengHei"/>
    </style:style>
    <style:style style:name="T1014" style:parent-style-name="DefaultParagraphFont" style:family="text">
      <style:text-properties style:font-name="Microsoft JhengHei" style:font-name-asian="Microsoft JhengHei" style:font-name-complex="Microsoft JhengHei"/>
    </style:style>
    <style:style style:name="T1015" style:parent-style-name="DefaultParagraphFont" style:family="text">
      <style:text-properties style:font-name="MingLiU-ExtB" style:font-name-asian="MingLiU-ExtB" style:font-name-complex="MingLiU-ExtB"/>
    </style:style>
    <style:style style:name="T1016" style:parent-style-name="DefaultParagraphFont" style:family="text">
      <style:text-properties style:font-name="Microsoft JhengHei" style:font-name-asian="Microsoft JhengHei" style:font-name-complex="Microsoft JhengHei"/>
    </style:style>
    <style:style style:name="T1017" style:parent-style-name="DefaultParagraphFont" style:family="text">
      <style:text-properties style:font-name="MingLiU-ExtB" style:font-name-asian="MingLiU-ExtB" style:font-name-complex="MingLiU-ExtB"/>
    </style:style>
    <style:style style:name="T1018" style:parent-style-name="DefaultParagraphFont" style:family="text">
      <style:text-properties style:font-name="Microsoft JhengHei" style:font-name-asian="Microsoft JhengHei" style:font-name-complex="Microsoft JhengHei"/>
    </style:style>
    <style:style style:name="T1019" style:parent-style-name="DefaultParagraphFont" style:family="text">
      <style:text-properties style:font-name="MS Gothic" style:font-name-asian="MS Gothic" style:font-name-complex="MS Gothic"/>
    </style:style>
    <style:style style:name="T1020" style:parent-style-name="DefaultParagraphFont" style:family="text">
      <style:text-properties style:font-name="MS Gothic" style:font-name-asian="MS Gothic" style:font-name-complex="MS Gothic"/>
    </style:style>
    <style:style style:name="T1021" style:parent-style-name="DefaultParagraphFont" style:family="text">
      <style:text-properties style:font-name="Microsoft JhengHei" style:font-name-asian="Microsoft JhengHei" style:font-name-complex="Microsoft JhengHei"/>
    </style:style>
    <style:style style:name="T1022" style:parent-style-name="DefaultParagraphFont" style:family="text">
      <style:text-properties style:font-name="Microsoft JhengHei" style:font-name-asian="Microsoft JhengHei" style:font-name-complex="Microsoft JhengHei"/>
    </style:style>
    <style:style style:name="T1023" style:parent-style-name="DefaultParagraphFont" style:family="text">
      <style:text-properties style:font-name="Microsoft JhengHei" style:font-name-asian="Microsoft JhengHei" style:font-name-complex="Microsoft JhengHei"/>
    </style:style>
    <style:style style:name="T1024" style:parent-style-name="DefaultParagraphFont" style:family="text">
      <style:text-properties style:font-name="Microsoft JhengHei" style:font-name-asian="Microsoft JhengHei" style:font-name-complex="Microsoft JhengHei"/>
    </style:style>
    <style:style style:name="T1025" style:parent-style-name="DefaultParagraphFont" style:family="text">
      <style:text-properties style:font-name="Microsoft JhengHei" style:font-name-asian="Microsoft JhengHei" style:font-name-complex="Microsoft JhengHei"/>
    </style:style>
    <style:style style:name="T1026" style:parent-style-name="DefaultParagraphFont" style:family="text">
      <style:text-properties style:font-name="Microsoft JhengHei" style:font-name-asian="Microsoft JhengHei" style:font-name-complex="Microsoft JhengHei"/>
    </style:style>
    <style:style style:name="T1027" style:parent-style-name="DefaultParagraphFont" style:family="text">
      <style:text-properties style:font-name="MS Gothic" style:font-name-asian="MS Gothic" style:font-name-complex="MS Gothic"/>
    </style:style>
    <style:style style:name="T1028" style:parent-style-name="DefaultParagraphFont" style:family="text">
      <style:text-properties style:font-name="Microsoft JhengHei" style:font-name-asian="Microsoft JhengHei" style:font-name-complex="Microsoft JhengHei"/>
    </style:style>
    <style:style style:name="T1029" style:parent-style-name="DefaultParagraphFont" style:family="text">
      <style:text-properties style:font-name="MS Gothic" style:font-name-asian="MS Gothic" style:font-name-complex="MS Gothic"/>
    </style:style>
    <style:style style:name="T1030" style:parent-style-name="DefaultParagraphFont" style:family="text">
      <style:text-properties style:font-name="Microsoft JhengHei" style:font-name-asian="Microsoft JhengHei" style:font-name-complex="Microsoft JhengHei"/>
    </style:style>
    <style:style style:name="T1031" style:parent-style-name="DefaultParagraphFont" style:family="text">
      <style:text-properties style:font-name="Microsoft JhengHei" style:font-name-asian="Microsoft JhengHei" style:font-name-complex="Microsoft JhengHei"/>
    </style:style>
    <style:style style:name="T1032" style:parent-style-name="DefaultParagraphFont" style:family="text">
      <style:text-properties style:font-name="Microsoft JhengHei" style:font-name-asian="Microsoft JhengHei" style:font-name-complex="Microsoft JhengHei"/>
    </style:style>
    <style:style style:name="T1033" style:parent-style-name="DefaultParagraphFont" style:family="text">
      <style:text-properties style:font-name="Microsoft JhengHei" style:font-name-asian="Microsoft JhengHei" style:font-name-complex="Microsoft JhengHei"/>
    </style:style>
    <style:style style:name="T1034" style:parent-style-name="DefaultParagraphFont" style:family="text">
      <style:text-properties style:font-name="Microsoft JhengHei" style:font-name-asian="Microsoft JhengHei" style:font-name-complex="Microsoft JhengHei"/>
    </style:style>
    <style:style style:name="T1035" style:parent-style-name="DefaultParagraphFont" style:family="text">
      <style:text-properties style:font-name="MingLiU-ExtB" style:font-name-asian="MingLiU-ExtB" style:font-name-complex="MingLiU-ExtB"/>
    </style:style>
    <style:style style:name="T1036" style:parent-style-name="DefaultParagraphFont" style:family="text">
      <style:text-properties style:font-name="Microsoft JhengHei" style:font-name-asian="Microsoft JhengHei" style:font-name-complex="Microsoft JhengHei"/>
    </style:style>
    <style:style style:name="T1037" style:parent-style-name="DefaultParagraphFont" style:family="text">
      <style:text-properties style:font-name="Microsoft JhengHei" style:font-name-asian="Microsoft JhengHei" style:font-name-complex="Microsoft JhengHei"/>
    </style:style>
    <style:style style:name="T1038" style:parent-style-name="DefaultParagraphFont" style:family="text">
      <style:text-properties style:font-name="MS Gothic" style:font-name-asian="MS Gothic" style:font-name-complex="MS Gothic"/>
    </style:style>
    <style:style style:name="T1039" style:parent-style-name="DefaultParagraphFont" style:family="text">
      <style:text-properties style:font-name="Microsoft JhengHei" style:font-name-asian="Microsoft JhengHei" style:font-name-complex="Microsoft JhengHei"/>
    </style:style>
    <style:style style:name="T1040" style:parent-style-name="DefaultParagraphFont" style:family="text">
      <style:text-properties style:font-name="Microsoft JhengHei" style:font-name-asian="Microsoft JhengHei" style:font-name-complex="Microsoft JhengHei"/>
    </style:style>
    <style:style style:name="T1041" style:parent-style-name="DefaultParagraphFont" style:family="text">
      <style:text-properties style:font-name="Microsoft JhengHei" style:font-name-asian="Microsoft JhengHei" style:font-name-complex="Microsoft JhengHei"/>
    </style:style>
    <style:style style:name="T1042" style:parent-style-name="DefaultParagraphFont" style:family="text">
      <style:text-properties style:font-name="MingLiU-ExtB" style:font-name-asian="MingLiU-ExtB" style:font-name-complex="MingLiU-ExtB"/>
    </style:style>
    <style:style style:name="T1043" style:parent-style-name="DefaultParagraphFont" style:family="text">
      <style:text-properties style:font-name="Microsoft JhengHei" style:font-name-asian="Microsoft JhengHei" style:font-name-complex="Microsoft JhengHei"/>
    </style:style>
    <style:style style:name="T1044" style:parent-style-name="DefaultParagraphFont" style:family="text">
      <style:text-properties style:font-name="MS Gothic" style:font-name-asian="MS Gothic" style:font-name-complex="MS Gothic"/>
    </style:style>
    <style:style style:name="T1045" style:parent-style-name="DefaultParagraphFont" style:family="text">
      <style:text-properties style:font-name="Microsoft JhengHei" style:font-name-asian="Microsoft JhengHei" style:font-name-complex="Microsoft JhengHei"/>
    </style:style>
    <style:style style:name="T1046" style:parent-style-name="DefaultParagraphFont" style:family="text">
      <style:text-properties style:font-name="Microsoft JhengHei" style:font-name-asian="Microsoft JhengHei" style:font-name-complex="Microsoft JhengHei"/>
    </style:style>
    <style:style style:name="T1047" style:parent-style-name="DefaultParagraphFont" style:family="text">
      <style:text-properties style:font-name="Microsoft JhengHei" style:font-name-asian="Microsoft JhengHei" style:font-name-complex="Microsoft JhengHei"/>
    </style:style>
    <style:style style:name="T1048" style:parent-style-name="DefaultParagraphFont" style:family="text">
      <style:text-properties style:font-name="Microsoft JhengHei" style:font-name-asian="Microsoft JhengHei" style:font-name-complex="Microsoft JhengHei"/>
    </style:style>
    <style:style style:name="T1049" style:parent-style-name="DefaultParagraphFont" style:family="text">
      <style:text-properties style:font-name="MS Gothic" style:font-name-asian="MS Gothic" style:font-name-complex="MS Gothic"/>
    </style:style>
    <style:style style:name="T1050" style:parent-style-name="DefaultParagraphFont" style:family="text">
      <style:text-properties style:font-name="Microsoft JhengHei" style:font-name-asian="Microsoft JhengHei" style:font-name-complex="Microsoft JhengHei"/>
    </style:style>
    <style:style style:name="T1051" style:parent-style-name="DefaultParagraphFont" style:family="text">
      <style:text-properties style:font-name="Microsoft JhengHei" style:font-name-asian="Microsoft JhengHei" style:font-name-complex="Microsoft JhengHei"/>
    </style:style>
    <style:style style:name="T1052" style:parent-style-name="DefaultParagraphFont" style:family="text">
      <style:text-properties style:font-name="Microsoft JhengHei" style:font-name-asian="Microsoft JhengHei" style:font-name-complex="Microsoft JhengHei"/>
    </style:style>
    <style:style style:name="T1053" style:parent-style-name="DefaultParagraphFont" style:family="text">
      <style:text-properties style:font-name="Microsoft JhengHei" style:font-name-asian="Microsoft JhengHei" style:font-name-complex="Microsoft JhengHei"/>
    </style:style>
    <style:style style:name="T1054" style:parent-style-name="DefaultParagraphFont" style:family="text">
      <style:text-properties style:font-name="Microsoft JhengHei" style:font-name-asian="Microsoft JhengHei" style:font-name-complex="Microsoft JhengHei"/>
    </style:style>
    <style:style style:name="T1055" style:parent-style-name="DefaultParagraphFont" style:family="text">
      <style:text-properties style:font-name="Microsoft JhengHei" style:font-name-asian="Microsoft JhengHei" style:font-name-complex="Microsoft JhengHei"/>
    </style:style>
    <style:style style:name="T1056" style:parent-style-name="DefaultParagraphFont" style:family="text">
      <style:text-properties style:font-name="Microsoft JhengHei" style:font-name-asian="Microsoft JhengHei" style:font-name-complex="Microsoft JhengHei"/>
    </style:style>
    <style:style style:name="T1057" style:parent-style-name="DefaultParagraphFont" style:family="text">
      <style:text-properties style:font-name="Microsoft JhengHei" style:font-name-asian="Microsoft JhengHei" style:font-name-complex="Microsoft JhengHei"/>
    </style:style>
    <style:style style:name="T1058" style:parent-style-name="DefaultParagraphFont" style:family="text">
      <style:text-properties style:font-name="Microsoft JhengHei" style:font-name-asian="Microsoft JhengHei" style:font-name-complex="Microsoft JhengHei"/>
    </style:style>
    <style:style style:name="T1059" style:parent-style-name="DefaultParagraphFont" style:family="text">
      <style:text-properties style:font-name="Microsoft JhengHei" style:font-name-asian="Microsoft JhengHei" style:font-name-complex="Microsoft JhengHei"/>
    </style:style>
    <style:style style:name="T1060" style:parent-style-name="DefaultParagraphFont" style:family="text">
      <style:text-properties style:font-name="Microsoft JhengHei" style:font-name-asian="Microsoft JhengHei" style:font-name-complex="Microsoft JhengHei"/>
    </style:style>
    <style:style style:name="T1061" style:parent-style-name="DefaultParagraphFont" style:family="text">
      <style:text-properties style:font-name="Microsoft JhengHei" style:font-name-asian="Microsoft JhengHei" style:font-name-complex="Microsoft JhengHei"/>
    </style:style>
    <style:style style:name="T1062" style:parent-style-name="DefaultParagraphFont" style:family="text">
      <style:text-properties style:font-name="Microsoft JhengHei" style:font-name-asian="Microsoft JhengHei" style:font-name-complex="Microsoft JhengHei"/>
    </style:style>
    <style:style style:name="T1063" style:parent-style-name="DefaultParagraphFont" style:family="text">
      <style:text-properties style:font-name="Microsoft JhengHei" style:font-name-asian="Microsoft JhengHei" style:font-name-complex="Microsoft JhengHei"/>
    </style:style>
    <style:style style:name="T1064" style:parent-style-name="DefaultParagraphFont" style:family="text">
      <style:text-properties style:font-name="Microsoft JhengHei" style:font-name-asian="Microsoft JhengHei" style:font-name-complex="Microsoft JhengHei"/>
    </style:style>
    <style:style style:name="T1065" style:parent-style-name="DefaultParagraphFont" style:family="text">
      <style:text-properties style:font-name="Microsoft JhengHei" style:font-name-asian="Microsoft JhengHei" style:font-name-complex="Microsoft JhengHei"/>
    </style:style>
    <style:style style:name="T1066" style:parent-style-name="DefaultParagraphFont" style:family="text">
      <style:text-properties style:font-name="MS Gothic" style:font-name-asian="MS Gothic" style:font-name-complex="MS Gothic"/>
    </style:style>
    <style:style style:name="T1067" style:parent-style-name="DefaultParagraphFont" style:family="text">
      <style:text-properties style:font-name="Microsoft JhengHei" style:font-name-asian="Microsoft JhengHei" style:font-name-complex="Microsoft JhengHei"/>
    </style:style>
    <style:style style:name="T1068" style:parent-style-name="DefaultParagraphFont" style:family="text">
      <style:text-properties style:font-name="Microsoft JhengHei" style:font-name-asian="Microsoft JhengHei" style:font-name-complex="Microsoft JhengHei"/>
    </style:style>
    <style:style style:name="T1069" style:parent-style-name="DefaultParagraphFont" style:family="text">
      <style:text-properties style:font-name="Microsoft JhengHei" style:font-name-asian="Microsoft JhengHei" style:font-name-complex="Microsoft JhengHei"/>
    </style:style>
    <style:style style:name="T1070" style:parent-style-name="DefaultParagraphFont" style:family="text">
      <style:text-properties style:font-name="MS Gothic" style:font-name-asian="MS Gothic" style:font-name-complex="MS Gothic"/>
    </style:style>
    <style:style style:name="T1071" style:parent-style-name="DefaultParagraphFont" style:family="text">
      <style:text-properties style:font-name="Microsoft JhengHei" style:font-name-asian="Microsoft JhengHei" style:font-name-complex="Microsoft JhengHei"/>
    </style:style>
    <style:style style:name="T1072" style:parent-style-name="DefaultParagraphFont" style:family="text">
      <style:text-properties style:font-name="Microsoft JhengHei" style:font-name-asian="Microsoft JhengHei" style:font-name-complex="Microsoft JhengHei"/>
    </style:style>
    <style:style style:name="T1073" style:parent-style-name="DefaultParagraphFont" style:family="text">
      <style:text-properties style:font-name="Microsoft JhengHei" style:font-name-asian="Microsoft JhengHei" style:font-name-complex="Microsoft JhengHei"/>
    </style:style>
    <style:style style:name="T1074" style:parent-style-name="DefaultParagraphFont" style:family="text">
      <style:text-properties style:font-name="Microsoft JhengHei" style:font-name-asian="Microsoft JhengHei" style:font-name-complex="Microsoft JhengHei"/>
    </style:style>
    <style:style style:name="T1075" style:parent-style-name="DefaultParagraphFont" style:family="text">
      <style:text-properties style:font-name="Microsoft JhengHei" style:font-name-asian="Microsoft JhengHei" style:font-name-complex="Microsoft JhengHei"/>
    </style:style>
    <style:style style:name="T1076" style:parent-style-name="DefaultParagraphFont" style:family="text">
      <style:text-properties style:font-name="Microsoft JhengHei" style:font-name-asian="Microsoft JhengHei" style:font-name-complex="Microsoft JhengHei"/>
    </style:style>
    <style:style style:name="T1077" style:parent-style-name="DefaultParagraphFont" style:family="text">
      <style:text-properties style:font-name="MS Gothic" style:font-name-asian="MS Gothic" style:font-name-complex="MS Gothic"/>
    </style:style>
    <style:style style:name="T1078" style:parent-style-name="DefaultParagraphFont" style:family="text">
      <style:text-properties style:font-name="Microsoft JhengHei" style:font-name-asian="Microsoft JhengHei" style:font-name-complex="Microsoft JhengHei"/>
    </style:style>
    <style:style style:name="T1079" style:parent-style-name="DefaultParagraphFont" style:family="text">
      <style:text-properties style:font-name="Microsoft JhengHei" style:font-name-asian="Microsoft JhengHei" style:font-name-complex="Microsoft JhengHei"/>
    </style:style>
    <style:style style:name="T1080" style:parent-style-name="DefaultParagraphFont" style:family="text">
      <style:text-properties style:font-name="Microsoft JhengHei" style:font-name-asian="Microsoft JhengHei" style:font-name-complex="Microsoft JhengHei"/>
    </style:style>
    <style:style style:name="T1081" style:parent-style-name="DefaultParagraphFont" style:family="text">
      <style:text-properties style:font-name="Microsoft JhengHei" style:font-name-asian="Microsoft JhengHei" style:font-name-complex="Microsoft JhengHei"/>
    </style:style>
    <style:style style:name="T1082" style:parent-style-name="DefaultParagraphFont" style:family="text">
      <style:text-properties style:font-name="Microsoft JhengHei" style:font-name-asian="Microsoft JhengHei" style:font-name-complex="Microsoft JhengHei"/>
    </style:style>
    <style:style style:name="T1083" style:parent-style-name="DefaultParagraphFont" style:family="text">
      <style:text-properties style:font-name="Microsoft JhengHei" style:font-name-asian="Microsoft JhengHei" style:font-name-complex="Microsoft JhengHei"/>
    </style:style>
    <style:style style:name="T1084" style:parent-style-name="DefaultParagraphFont" style:family="text">
      <style:text-properties style:font-name="MS Gothic" style:font-name-asian="MS Gothic" style:font-name-complex="MS Gothic"/>
    </style:style>
    <style:style style:name="T1085" style:parent-style-name="DefaultParagraphFont" style:family="text">
      <style:text-properties style:font-name="Microsoft JhengHei" style:font-name-asian="Microsoft JhengHei" style:font-name-complex="Microsoft JhengHei"/>
    </style:style>
    <style:style style:name="T1086" style:parent-style-name="DefaultParagraphFont" style:family="text">
      <style:text-properties style:font-name="Microsoft JhengHei" style:font-name-asian="Microsoft JhengHei" style:font-name-complex="Microsoft JhengHei"/>
    </style:style>
    <style:style style:name="T1087" style:parent-style-name="DefaultParagraphFont" style:family="text">
      <style:text-properties style:font-name="MS Gothic" style:font-name-asian="MS Gothic" style:font-name-complex="MS Gothic"/>
    </style:style>
    <style:style style:name="T1088" style:parent-style-name="DefaultParagraphFont" style:family="text">
      <style:text-properties style:font-name="Microsoft JhengHei" style:font-name-asian="Microsoft JhengHei" style:font-name-complex="Microsoft JhengHei"/>
    </style:style>
    <style:style style:name="T1089" style:parent-style-name="DefaultParagraphFont" style:family="text">
      <style:text-properties style:font-name="Microsoft JhengHei" style:font-name-asian="Microsoft JhengHei" style:font-name-complex="Microsoft JhengHei"/>
    </style:style>
    <style:style style:name="T1090" style:parent-style-name="DefaultParagraphFont" style:family="text">
      <style:text-properties style:font-name="Microsoft JhengHei" style:font-name-asian="Microsoft JhengHei" style:font-name-complex="Microsoft JhengHei"/>
    </style:style>
    <style:style style:name="T1091" style:parent-style-name="DefaultParagraphFont" style:family="text">
      <style:text-properties style:font-name="Microsoft JhengHei" style:font-name-asian="Microsoft JhengHei" style:font-name-complex="Microsoft JhengHei"/>
    </style:style>
    <style:style style:name="T1092" style:parent-style-name="DefaultParagraphFont" style:family="text">
      <style:text-properties style:font-name="Microsoft JhengHei" style:font-name-asian="Microsoft JhengHei" style:font-name-complex="Microsoft JhengHei"/>
    </style:style>
    <style:style style:name="T1093" style:parent-style-name="DefaultParagraphFont" style:family="text">
      <style:text-properties style:font-name="Microsoft JhengHei" style:font-name-asian="Microsoft JhengHei" style:font-name-complex="Microsoft JhengHei"/>
    </style:style>
    <style:style style:name="T1094" style:parent-style-name="DefaultParagraphFont" style:family="text">
      <style:text-properties style:font-name="Microsoft JhengHei" style:font-name-asian="Microsoft JhengHei" style:font-name-complex="Microsoft JhengHei"/>
    </style:style>
    <style:style style:name="T1095" style:parent-style-name="DefaultParagraphFont" style:family="text">
      <style:text-properties style:font-name="Microsoft JhengHei" style:font-name-asian="Microsoft JhengHei" style:font-name-complex="Microsoft JhengHei"/>
    </style:style>
    <style:style style:name="T1096" style:parent-style-name="DefaultParagraphFont" style:family="text">
      <style:text-properties style:font-name="Microsoft JhengHei" style:font-name-asian="Microsoft JhengHei" style:font-name-complex="Microsoft JhengHei"/>
    </style:style>
    <style:style style:name="T1097" style:parent-style-name="DefaultParagraphFont" style:family="text">
      <style:text-properties style:font-name="Microsoft JhengHei" style:font-name-asian="Microsoft JhengHei" style:font-name-complex="Microsoft JhengHei"/>
    </style:style>
    <style:style style:name="T1098" style:parent-style-name="DefaultParagraphFont" style:family="text">
      <style:text-properties style:font-name="Microsoft JhengHei" style:font-name-asian="Microsoft JhengHei" style:font-name-complex="Microsoft JhengHei"/>
    </style:style>
    <style:style style:name="T1099" style:parent-style-name="DefaultParagraphFont" style:family="text">
      <style:text-properties style:font-name="Microsoft JhengHei" style:font-name-asian="Microsoft JhengHei" style:font-name-complex="Microsoft JhengHei"/>
    </style:style>
    <style:style style:name="T1100" style:parent-style-name="DefaultParagraphFont" style:family="text">
      <style:text-properties style:font-name="Microsoft JhengHei" style:font-name-asian="Microsoft JhengHei" style:font-name-complex="Microsoft JhengHei"/>
    </style:style>
    <style:style style:name="T1101" style:parent-style-name="DefaultParagraphFont" style:family="text">
      <style:text-properties style:font-name="Microsoft JhengHei" style:font-name-asian="Microsoft JhengHei" style:font-name-complex="Microsoft JhengHei"/>
    </style:style>
    <style:style style:name="T1102" style:parent-style-name="DefaultParagraphFont" style:family="text">
      <style:text-properties style:font-name="Microsoft JhengHei" style:font-name-asian="Microsoft JhengHei" style:font-name-complex="Microsoft JhengHei"/>
    </style:style>
    <style:style style:name="T1103" style:parent-style-name="DefaultParagraphFont" style:family="text">
      <style:text-properties style:font-name="Malgun Gothic" style:font-name-asian="Malgun Gothic" style:font-name-complex="Malgun Gothic"/>
    </style:style>
    <style:style style:name="T1104" style:parent-style-name="DefaultParagraphFont" style:family="text">
      <style:text-properties style:font-name="MS Gothic" style:font-name-asian="MS Gothic" style:font-name-complex="MS Gothic"/>
    </style:style>
    <style:style style:name="T1105" style:parent-style-name="DefaultParagraphFont" style:family="text">
      <style:text-properties style:font-name="Microsoft JhengHei" style:font-name-asian="Microsoft JhengHei" style:font-name-complex="Microsoft JhengHei"/>
    </style:style>
    <style:style style:name="T1106" style:parent-style-name="DefaultParagraphFont" style:family="text">
      <style:text-properties style:font-name="MS Gothic" style:font-name-asian="MS Gothic" style:font-name-complex="MS Gothic"/>
    </style:style>
    <style:style style:name="T1107" style:parent-style-name="DefaultParagraphFont" style:family="text">
      <style:text-properties style:font-name="Microsoft JhengHei" style:font-name-asian="Microsoft JhengHei" style:font-name-complex="Microsoft JhengHei"/>
    </style:style>
    <style:style style:name="T1108" style:parent-style-name="DefaultParagraphFont" style:family="text">
      <style:text-properties style:font-name="Microsoft JhengHei" style:font-name-asian="Microsoft JhengHei" style:font-name-complex="Microsoft JhengHei"/>
    </style:style>
    <style:style style:name="T1109" style:parent-style-name="DefaultParagraphFont" style:family="text">
      <style:text-properties style:font-name="Microsoft JhengHei" style:font-name-asian="Microsoft JhengHei" style:font-name-complex="Microsoft JhengHei"/>
    </style:style>
    <style:style style:name="T1110" style:parent-style-name="DefaultParagraphFont" style:family="text">
      <style:text-properties style:font-name="MS Gothic" style:font-name-asian="MS Gothic" style:font-name-complex="MS Gothic"/>
    </style:style>
    <style:style style:name="T1111" style:parent-style-name="DefaultParagraphFont" style:family="text">
      <style:text-properties style:font-name="Microsoft JhengHei" style:font-name-asian="Microsoft JhengHei" style:font-name-complex="Microsoft JhengHei"/>
    </style:style>
    <style:style style:name="T1112" style:parent-style-name="DefaultParagraphFont" style:family="text">
      <style:text-properties style:font-name="Microsoft JhengHei" style:font-name-asian="Microsoft JhengHei" style:font-name-complex="Microsoft JhengHei"/>
    </style:style>
    <style:style style:name="T1113" style:parent-style-name="DefaultParagraphFont" style:family="text">
      <style:text-properties style:font-name="MS Gothic" style:font-name-asian="MS Gothic" style:font-name-complex="MS Gothic"/>
    </style:style>
    <style:style style:name="T1114" style:parent-style-name="DefaultParagraphFont" style:family="text">
      <style:text-properties style:font-name="MS Gothic" style:font-name-asian="MS Gothic" style:font-name-complex="MS Gothic"/>
    </style:style>
    <style:style style:name="T1115" style:parent-style-name="DefaultParagraphFont" style:family="text">
      <style:text-properties style:font-name="Microsoft JhengHei" style:font-name-asian="Microsoft JhengHei" style:font-name-complex="Microsoft JhengHei"/>
    </style:style>
    <style:style style:name="T1116" style:parent-style-name="DefaultParagraphFont" style:family="text">
      <style:text-properties style:font-name="Microsoft JhengHei" style:font-name-asian="Microsoft JhengHei" style:font-name-complex="Microsoft JhengHei"/>
    </style:style>
    <style:style style:name="T1117" style:parent-style-name="DefaultParagraphFont" style:family="text">
      <style:text-properties style:font-name="Microsoft JhengHei" style:font-name-asian="Microsoft JhengHei" style:font-name-complex="Microsoft JhengHei"/>
    </style:style>
    <style:style style:name="T1118" style:parent-style-name="DefaultParagraphFont" style:family="text">
      <style:text-properties style:font-name="Microsoft JhengHei" style:font-name-asian="Microsoft JhengHei" style:font-name-complex="Microsoft JhengHei"/>
    </style:style>
    <style:style style:name="T1119" style:parent-style-name="DefaultParagraphFont" style:family="text">
      <style:text-properties style:font-name="Microsoft JhengHei" style:font-name-asian="Microsoft JhengHei" style:font-name-complex="Microsoft JhengHei"/>
    </style:style>
    <style:style style:name="T1120" style:parent-style-name="DefaultParagraphFont" style:family="text">
      <style:text-properties style:font-name="Microsoft JhengHei" style:font-name-asian="Microsoft JhengHei" style:font-name-complex="Microsoft JhengHei"/>
    </style:style>
    <style:style style:name="T1121" style:parent-style-name="DefaultParagraphFont" style:family="text">
      <style:text-properties style:font-name="Microsoft JhengHei" style:font-name-asian="Microsoft JhengHei" style:font-name-complex="Microsoft JhengHei"/>
    </style:style>
    <style:style style:name="T1122" style:parent-style-name="DefaultParagraphFont" style:family="text">
      <style:text-properties style:font-name="Microsoft JhengHei" style:font-name-asian="Microsoft JhengHei" style:font-name-complex="Microsoft JhengHei"/>
    </style:style>
    <style:style style:name="T1123" style:parent-style-name="DefaultParagraphFont" style:family="text">
      <style:text-properties style:font-name="Microsoft JhengHei" style:font-name-asian="Microsoft JhengHei" style:font-name-complex="Microsoft JhengHei"/>
    </style:style>
    <style:style style:name="T1124" style:parent-style-name="DefaultParagraphFont" style:family="text">
      <style:text-properties style:font-name="Microsoft JhengHei" style:font-name-asian="Microsoft JhengHei" style:font-name-complex="Microsoft JhengHei"/>
    </style:style>
    <style:style style:name="T1125" style:parent-style-name="DefaultParagraphFont" style:family="text">
      <style:text-properties style:font-name="MS Gothic" style:font-name-asian="MS Gothic" style:font-name-complex="MS Gothic"/>
    </style:style>
    <style:style style:name="T1126" style:parent-style-name="DefaultParagraphFont" style:family="text">
      <style:text-properties style:font-name="Microsoft JhengHei" style:font-name-asian="Microsoft JhengHei" style:font-name-complex="Microsoft JhengHei"/>
    </style:style>
    <style:style style:name="T1127" style:parent-style-name="DefaultParagraphFont" style:family="text">
      <style:text-properties style:font-name="Microsoft JhengHei" style:font-name-asian="Microsoft JhengHei" style:font-name-complex="Microsoft JhengHei"/>
    </style:style>
    <style:style style:name="T1128" style:parent-style-name="DefaultParagraphFont" style:family="text">
      <style:text-properties style:font-name="Microsoft JhengHei" style:font-name-asian="Microsoft JhengHei" style:font-name-complex="Microsoft JhengHei"/>
    </style:style>
    <style:style style:name="T1129" style:parent-style-name="DefaultParagraphFont" style:family="text">
      <style:text-properties style:font-name="MingLiU-ExtB" style:font-name-asian="MingLiU-ExtB" style:font-name-complex="MingLiU-ExtB"/>
    </style:style>
    <style:style style:name="T1130" style:parent-style-name="DefaultParagraphFont" style:family="text">
      <style:text-properties style:font-name="Microsoft JhengHei" style:font-name-asian="Microsoft JhengHei" style:font-name-complex="Microsoft JhengHei"/>
    </style:style>
    <style:style style:name="T1131" style:parent-style-name="DefaultParagraphFont" style:family="text">
      <style:text-properties style:font-name="Microsoft JhengHei" style:font-name-asian="Microsoft JhengHei" style:font-name-complex="Microsoft JhengHei"/>
    </style:style>
    <style:style style:name="T1132" style:parent-style-name="DefaultParagraphFont" style:family="text">
      <style:text-properties style:font-name="Malgun Gothic" style:font-name-asian="Malgun Gothic" style:font-name-complex="Malgun Gothic"/>
    </style:style>
    <style:style style:name="T1133" style:parent-style-name="DefaultParagraphFont" style:family="text">
      <style:text-properties style:font-name="Microsoft JhengHei" style:font-name-asian="Microsoft JhengHei" style:font-name-complex="Microsoft JhengHei"/>
    </style:style>
    <style:style style:name="T1134" style:parent-style-name="DefaultParagraphFont" style:family="text">
      <style:text-properties style:font-name="Microsoft JhengHei" style:font-name-asian="Microsoft JhengHei" style:font-name-complex="Microsoft JhengHei"/>
    </style:style>
    <style:style style:name="T1135" style:parent-style-name="DefaultParagraphFont" style:family="text">
      <style:text-properties style:font-name="Microsoft JhengHei" style:font-name-asian="Microsoft JhengHei" style:font-name-complex="Microsoft JhengHei"/>
    </style:style>
    <style:style style:name="T1136" style:parent-style-name="DefaultParagraphFont" style:family="text">
      <style:text-properties style:font-name="Microsoft JhengHei" style:font-name-asian="Microsoft JhengHei" style:font-name-complex="Microsoft JhengHei"/>
    </style:style>
    <style:style style:name="T1137" style:parent-style-name="DefaultParagraphFont" style:family="text">
      <style:text-properties style:font-name="MingLiU-ExtB" style:font-name-asian="MingLiU-ExtB" style:font-name-complex="MingLiU-ExtB"/>
    </style:style>
    <style:style style:name="T1138" style:parent-style-name="DefaultParagraphFont" style:family="text">
      <style:text-properties style:font-name="Microsoft JhengHei" style:font-name-asian="Microsoft JhengHei" style:font-name-complex="Microsoft JhengHei"/>
    </style:style>
    <style:style style:name="T1139" style:parent-style-name="DefaultParagraphFont" style:family="text">
      <style:text-properties style:font-name="Microsoft JhengHei" style:font-name-asian="Microsoft JhengHei" style:font-name-complex="Microsoft JhengHei"/>
    </style:style>
    <style:style style:name="T1140" style:parent-style-name="DefaultParagraphFont" style:family="text">
      <style:text-properties style:font-name="MS Gothic" style:font-name-asian="MS Gothic" style:font-name-complex="MS Gothic"/>
    </style:style>
    <style:style style:name="T1141" style:parent-style-name="DefaultParagraphFont" style:family="text">
      <style:text-properties style:font-name="Microsoft JhengHei" style:font-name-asian="Microsoft JhengHei" style:font-name-complex="Microsoft JhengHei"/>
    </style:style>
    <style:style style:name="T1142" style:parent-style-name="DefaultParagraphFont" style:family="text">
      <style:text-properties style:font-name="Microsoft JhengHei" style:font-name-asian="Microsoft JhengHei" style:font-name-complex="Microsoft JhengHei"/>
    </style:style>
    <style:style style:name="T1143" style:parent-style-name="DefaultParagraphFont" style:family="text">
      <style:text-properties style:font-name="Microsoft JhengHei" style:font-name-asian="Microsoft JhengHei" style:font-name-complex="Microsoft JhengHei"/>
    </style:style>
    <style:style style:name="T1144" style:parent-style-name="DefaultParagraphFont" style:family="text">
      <style:text-properties style:font-name="Microsoft JhengHei" style:font-name-asian="Microsoft JhengHei" style:font-name-complex="Microsoft JhengHei"/>
    </style:style>
    <style:style style:name="T1145" style:parent-style-name="DefaultParagraphFont" style:family="text">
      <style:text-properties style:font-name="Microsoft JhengHei" style:font-name-asian="Microsoft JhengHei" style:font-name-complex="Microsoft JhengHei"/>
    </style:style>
    <style:style style:name="T1146" style:parent-style-name="DefaultParagraphFont" style:family="text">
      <style:text-properties style:font-name="Microsoft JhengHei" style:font-name-asian="Microsoft JhengHei" style:font-name-complex="Microsoft JhengHei"/>
    </style:style>
    <style:style style:name="T1147" style:parent-style-name="DefaultParagraphFont" style:family="text">
      <style:text-properties style:font-name="MS Gothic" style:font-name-asian="MS Gothic" style:font-name-complex="MS Gothic"/>
    </style:style>
    <style:style style:name="T1148" style:parent-style-name="DefaultParagraphFont" style:family="text">
      <style:text-properties style:font-name="Microsoft JhengHei" style:font-name-asian="Microsoft JhengHei" style:font-name-complex="Microsoft JhengHei"/>
    </style:style>
    <style:style style:name="T1149" style:parent-style-name="DefaultParagraphFont" style:family="text">
      <style:text-properties style:font-name="Microsoft JhengHei" style:font-name-asian="Microsoft JhengHei" style:font-name-complex="Microsoft JhengHei"/>
    </style:style>
    <style:style style:name="T1150" style:parent-style-name="DefaultParagraphFont" style:family="text">
      <style:text-properties style:font-name="Microsoft JhengHei" style:font-name-asian="Microsoft JhengHei" style:font-name-complex="Microsoft JhengHei"/>
    </style:style>
    <style:style style:name="T1151" style:parent-style-name="DefaultParagraphFont" style:family="text">
      <style:text-properties style:font-name="Microsoft JhengHei" style:font-name-asian="Microsoft JhengHei" style:font-name-complex="Microsoft JhengHei"/>
    </style:style>
    <style:style style:name="T1152" style:parent-style-name="DefaultParagraphFont" style:family="text">
      <style:text-properties style:font-name="Microsoft JhengHei" style:font-name-asian="Microsoft JhengHei" style:font-name-complex="Microsoft JhengHei"/>
    </style:style>
    <style:style style:name="T1153" style:parent-style-name="DefaultParagraphFont" style:family="text">
      <style:text-properties style:font-name="MS Gothic" style:font-name-asian="MS Gothic" style:font-name-complex="MS Gothic"/>
    </style:style>
    <style:style style:name="T1154" style:parent-style-name="DefaultParagraphFont" style:family="text">
      <style:text-properties style:font-name="Microsoft JhengHei" style:font-name-asian="Microsoft JhengHei" style:font-name-complex="Microsoft JhengHei"/>
    </style:style>
    <style:style style:name="T1155" style:parent-style-name="DefaultParagraphFont" style:family="text">
      <style:text-properties style:font-name="Microsoft JhengHei" style:font-name-asian="Microsoft JhengHei" style:font-name-complex="Microsoft JhengHei"/>
    </style:style>
    <style:style style:name="T1156" style:parent-style-name="DefaultParagraphFont" style:family="text">
      <style:text-properties style:font-name="MingLiU-ExtB" style:font-name-asian="MingLiU-ExtB" style:font-name-complex="MingLiU-ExtB"/>
    </style:style>
    <style:style style:name="T1157" style:parent-style-name="DefaultParagraphFont" style:family="text">
      <style:text-properties style:font-name="Microsoft JhengHei" style:font-name-asian="Microsoft JhengHei" style:font-name-complex="Microsoft JhengHei"/>
    </style:style>
    <style:style style:name="T1158" style:parent-style-name="DefaultParagraphFont" style:family="text">
      <style:text-properties style:font-name="Microsoft JhengHei" style:font-name-asian="Microsoft JhengHei" style:font-name-complex="Microsoft JhengHei"/>
    </style:style>
    <style:style style:name="T1159" style:parent-style-name="DefaultParagraphFont" style:family="text">
      <style:text-properties style:font-name="MS Gothic" style:font-name-asian="MS Gothic" style:font-name-complex="MS Gothic"/>
    </style:style>
    <style:style style:name="T1160" style:parent-style-name="DefaultParagraphFont" style:family="text">
      <style:text-properties style:font-name="Microsoft JhengHei" style:font-name-asian="Microsoft JhengHei" style:font-name-complex="Microsoft JhengHei"/>
    </style:style>
    <style:style style:name="T1161" style:parent-style-name="DefaultParagraphFont" style:family="text">
      <style:text-properties style:font-name="Microsoft JhengHei" style:font-name-asian="Microsoft JhengHei" style:font-name-complex="Microsoft JhengHei"/>
    </style:style>
    <style:style style:name="T1162" style:parent-style-name="DefaultParagraphFont" style:family="text">
      <style:text-properties style:font-name="Microsoft JhengHei" style:font-name-asian="Microsoft JhengHei" style:font-name-complex="Microsoft JhengHei"/>
    </style:style>
    <style:style style:name="T1163" style:parent-style-name="DefaultParagraphFont" style:family="text">
      <style:text-properties style:font-name="Microsoft JhengHei" style:font-name-asian="Microsoft JhengHei" style:font-name-complex="Microsoft JhengHei"/>
    </style:style>
    <style:style style:name="T1164" style:parent-style-name="DefaultParagraphFont" style:family="text">
      <style:text-properties style:font-name="Microsoft JhengHei" style:font-name-asian="Microsoft JhengHei" style:font-name-complex="Microsoft JhengHei"/>
    </style:style>
    <style:style style:name="T1165" style:parent-style-name="DefaultParagraphFont" style:family="text">
      <style:text-properties style:font-name="MS Gothic" style:font-name-asian="MS Gothic" style:font-name-complex="MS Gothic"/>
    </style:style>
    <style:style style:name="T1166" style:parent-style-name="DefaultParagraphFont" style:family="text">
      <style:text-properties style:font-name="Microsoft JhengHei" style:font-name-asian="Microsoft JhengHei" style:font-name-complex="Microsoft JhengHei"/>
    </style:style>
    <style:style style:name="T1167" style:parent-style-name="DefaultParagraphFont" style:family="text">
      <style:text-properties style:font-name="MS Gothic" style:font-name-asian="MS Gothic" style:font-name-complex="MS Gothic"/>
    </style:style>
    <style:style style:name="T1168" style:parent-style-name="DefaultParagraphFont" style:family="text">
      <style:text-properties style:font-name="Microsoft JhengHei" style:font-name-asian="Microsoft JhengHei" style:font-name-complex="Microsoft JhengHei"/>
    </style:style>
    <style:style style:name="T1169" style:parent-style-name="DefaultParagraphFont" style:family="text">
      <style:text-properties style:font-name="Microsoft JhengHei" style:font-name-asian="Microsoft JhengHei" style:font-name-complex="Microsoft JhengHei"/>
    </style:style>
    <style:style style:name="T1170" style:parent-style-name="DefaultParagraphFont" style:family="text">
      <style:text-properties style:font-name="MS Gothic" style:font-name-asian="MS Gothic" style:font-name-complex="MS Gothic"/>
    </style:style>
    <style:style style:name="T1171" style:parent-style-name="DefaultParagraphFont" style:family="text">
      <style:text-properties style:font-name="Microsoft JhengHei" style:font-name-asian="Microsoft JhengHei" style:font-name-complex="Microsoft JhengHei"/>
    </style:style>
    <style:style style:name="T1172" style:parent-style-name="DefaultParagraphFont" style:family="text">
      <style:text-properties style:font-name="Microsoft JhengHei" style:font-name-asian="Microsoft JhengHei" style:font-name-complex="Microsoft JhengHei"/>
    </style:style>
    <style:style style:name="T1173" style:parent-style-name="DefaultParagraphFont" style:family="text">
      <style:text-properties style:font-name="Microsoft JhengHei" style:font-name-asian="Microsoft JhengHei" style:font-name-complex="Microsoft JhengHei"/>
    </style:style>
    <style:style style:name="T1174" style:parent-style-name="DefaultParagraphFont" style:family="text">
      <style:text-properties style:font-name="Microsoft JhengHei" style:font-name-asian="Microsoft JhengHei" style:font-name-complex="Microsoft JhengHei"/>
    </style:style>
    <style:style style:name="T1175" style:parent-style-name="DefaultParagraphFont" style:family="text">
      <style:text-properties style:font-name="Microsoft JhengHei" style:font-name-asian="Microsoft JhengHei" style:font-name-complex="Microsoft JhengHei"/>
    </style:style>
    <style:style style:name="T1176" style:parent-style-name="DefaultParagraphFont" style:family="text">
      <style:text-properties style:font-name="MS Gothic" style:font-name-asian="MS Gothic" style:font-name-complex="MS Gothic"/>
    </style:style>
    <style:style style:name="T1177" style:parent-style-name="DefaultParagraphFont" style:family="text">
      <style:text-properties style:font-name="Microsoft JhengHei" style:font-name-asian="Microsoft JhengHei" style:font-name-complex="Microsoft JhengHei"/>
    </style:style>
    <style:style style:name="T1178" style:parent-style-name="DefaultParagraphFont" style:family="text">
      <style:text-properties style:font-name="MingLiU-ExtB" style:font-name-asian="MingLiU-ExtB" style:font-name-complex="MingLiU-ExtB"/>
    </style:style>
    <style:style style:name="T1179" style:parent-style-name="DefaultParagraphFont" style:family="text">
      <style:text-properties style:font-name="Microsoft JhengHei" style:font-name-asian="Microsoft JhengHei" style:font-name-complex="Microsoft JhengHei"/>
    </style:style>
    <style:style style:name="T1180" style:parent-style-name="DefaultParagraphFont" style:family="text">
      <style:text-properties style:font-name="MS Gothic" style:font-name-asian="MS Gothic" style:font-name-complex="MS Gothic"/>
    </style:style>
    <style:style style:name="T1181" style:parent-style-name="DefaultParagraphFont" style:family="text">
      <style:text-properties style:font-name="Microsoft JhengHei" style:font-name-asian="Microsoft JhengHei" style:font-name-complex="Microsoft JhengHei"/>
    </style:style>
    <style:style style:name="T1182" style:parent-style-name="DefaultParagraphFont" style:family="text">
      <style:text-properties style:font-name="Microsoft JhengHei" style:font-name-asian="Microsoft JhengHei" style:font-name-complex="Microsoft JhengHei"/>
    </style:style>
    <style:style style:name="T1183" style:parent-style-name="DefaultParagraphFont" style:family="text">
      <style:text-properties style:font-name="Microsoft JhengHei" style:font-name-asian="Microsoft JhengHei" style:font-name-complex="Microsoft JhengHei"/>
    </style:style>
    <style:style style:name="T1184" style:parent-style-name="DefaultParagraphFont" style:family="text">
      <style:text-properties style:font-name="Microsoft JhengHei" style:font-name-asian="Microsoft JhengHei" style:font-name-complex="Microsoft JhengHei"/>
    </style:style>
    <style:style style:name="T1185" style:parent-style-name="DefaultParagraphFont" style:family="text">
      <style:text-properties style:font-name="Microsoft JhengHei" style:font-name-asian="Microsoft JhengHei" style:font-name-complex="Microsoft JhengHei"/>
    </style:style>
    <style:style style:name="T1186" style:parent-style-name="DefaultParagraphFont" style:family="text">
      <style:text-properties style:font-name="MS Gothic" style:font-name-asian="MS Gothic" style:font-name-complex="MS Gothic"/>
    </style:style>
    <style:style style:name="T1187" style:parent-style-name="DefaultParagraphFont" style:family="text">
      <style:text-properties style:font-name="Microsoft JhengHei" style:font-name-asian="Microsoft JhengHei" style:font-name-complex="Microsoft JhengHei"/>
    </style:style>
    <style:style style:name="T1188" style:parent-style-name="DefaultParagraphFont" style:family="text">
      <style:text-properties style:font-name="Microsoft JhengHei" style:font-name-asian="Microsoft JhengHei" style:font-name-complex="Microsoft JhengHei"/>
    </style:style>
    <style:style style:name="T1189" style:parent-style-name="DefaultParagraphFont" style:family="text">
      <style:text-properties style:font-name="Microsoft JhengHei" style:font-name-asian="Microsoft JhengHei" style:font-name-complex="Microsoft JhengHei"/>
    </style:style>
    <style:style style:name="T1190" style:parent-style-name="DefaultParagraphFont" style:family="text">
      <style:text-properties style:font-name="Microsoft JhengHei" style:font-name-asian="Microsoft JhengHei" style:font-name-complex="Microsoft JhengHei"/>
    </style:style>
    <style:style style:name="T1191" style:parent-style-name="DefaultParagraphFont" style:family="text">
      <style:text-properties style:font-name="Microsoft JhengHei" style:font-name-asian="Microsoft JhengHei" style:font-name-complex="Microsoft JhengHei"/>
    </style:style>
    <style:style style:name="T1192" style:parent-style-name="DefaultParagraphFont" style:family="text">
      <style:text-properties style:font-name="Malgun Gothic" style:font-name-asian="Malgun Gothic" style:font-name-complex="Malgun Gothic"/>
    </style:style>
    <style:style style:name="T1193" style:parent-style-name="DefaultParagraphFont" style:family="text">
      <style:text-properties fo:font-weight="bold" style:font-weight-asian="bold" style:font-weight-complex="bold"/>
    </style:style>
    <style:style style:name="T1194" style:parent-style-name="DefaultParagraphFont" style:family="text">
      <style:text-properties style:font-name="Microsoft JhengHei" style:font-name-asian="Microsoft JhengHei" style:font-name-complex="Microsoft JhengHei" fo:font-weight="bold" style:font-weight-asian="bold" style:font-weight-complex="bold"/>
    </style:style>
    <style:style style:name="T1195" style:parent-style-name="DefaultParagraphFont" style:family="text">
      <style:text-properties fo:font-weight="bold" style:font-weight-asian="bold" style:font-weight-complex="bold"/>
    </style:style>
    <style:style style:name="T1196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1197" style:parent-style-name="DefaultParagraphFont" style:family="text">
      <style:text-properties fo:font-weight="bold" style:font-weight-asian="bold" style:font-weight-complex="bold"/>
    </style:style>
    <style:style style:name="T1198" style:parent-style-name="DefaultParagraphFont" style:family="text">
      <style:text-properties style:font-name="Microsoft JhengHei" style:font-name-asian="Microsoft JhengHei" style:font-name-complex="Microsoft JhengHei" fo:font-weight="bold" style:font-weight-asian="bold" style:font-weight-complex="bold"/>
    </style:style>
    <style:style style:name="T1199" style:parent-style-name="DefaultParagraphFont" style:family="text">
      <style:text-properties fo:font-weight="bold" style:font-weight-asian="bold" style:font-weight-complex="bold"/>
    </style:style>
    <style:style style:name="T1200" style:parent-style-name="DefaultParagraphFont" style:family="text">
      <style:text-properties style:font-name="Microsoft JhengHei" style:font-name-asian="Microsoft JhengHei" style:font-name-complex="Microsoft JhengHei" fo:font-weight="bold" style:font-weight-asian="bold" style:font-weight-complex="bold"/>
    </style:style>
    <style:style style:name="T1201" style:parent-style-name="DefaultParagraphFont" style:family="text">
      <style:text-properties fo:font-weight="bold" style:font-weight-asian="bold" style:font-weight-complex="bold"/>
    </style:style>
    <style:style style:name="T1202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1203" style:parent-style-name="DefaultParagraphFont" style:family="text">
      <style:text-properties fo:font-weight="bold" style:font-weight-asian="bold" style:font-weight-complex="bold"/>
    </style:style>
    <style:style style:name="T1204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/>
    </style:style>
    <style:style style:name="T1205" style:parent-style-name="DefaultParagraphFont" style:family="text">
      <style:text-properties fo:font-weight="bold" style:font-weight-asian="bold" style:font-weight-complex="bold"/>
    </style:style>
    <style:style style:name="T1206" style:parent-style-name="DefaultParagraphFont" style:family="text">
      <style:text-properties style:font-name="Microsoft JhengHei" style:font-name-asian="Microsoft JhengHei" style:font-name-complex="Microsoft JhengHei" fo:font-weight="bold" style:font-weight-asian="bold" style:font-weight-complex="bold"/>
    </style:style>
    <style:style style:name="T1207" style:parent-style-name="DefaultParagraphFont" style:family="text">
      <style:text-properties fo:font-weight="bold" style:font-weight-asian="bold" style:font-weight-complex="bold"/>
    </style:style>
    <style:style style:name="T1208" style:parent-style-name="DefaultParagraphFont" style:family="text">
      <style:text-properties style:font-name="MS Gothic" style:font-name-asian="MS Gothic" style:font-name-complex="MS Gothic"/>
    </style:style>
    <style:style style:name="T1209" style:parent-style-name="DefaultParagraphFont" style:family="text">
      <style:text-properties style:font-name="Microsoft JhengHei" style:font-name-asian="Microsoft JhengHei" style:font-name-complex="Microsoft JhengHei"/>
    </style:style>
    <style:style style:name="T1210" style:parent-style-name="DefaultParagraphFont" style:family="text">
      <style:text-properties style:font-name="MS Gothic" style:font-name-asian="MS Gothic" style:font-name-complex="MS Gothic"/>
    </style:style>
    <style:style style:name="T1211" style:parent-style-name="DefaultParagraphFont" style:family="text">
      <style:text-properties style:font-name="Microsoft JhengHei" style:font-name-asian="Microsoft JhengHei" style:font-name-complex="Microsoft JhengHei"/>
    </style:style>
    <style:style style:name="T1212" style:parent-style-name="DefaultParagraphFont" style:family="text">
      <style:text-properties style:font-name="Microsoft JhengHei" style:font-name-asian="Microsoft JhengHei" style:font-name-complex="Microsoft JhengHei"/>
    </style:style>
    <style:style style:name="T1213" style:parent-style-name="DefaultParagraphFont" style:family="text">
      <style:text-properties style:font-name="Microsoft JhengHei" style:font-name-asian="Microsoft JhengHei" style:font-name-complex="Microsoft JhengHei"/>
    </style:style>
    <style:style style:name="T1214" style:parent-style-name="DefaultParagraphFont" style:family="text">
      <style:text-properties style:font-name="MingLiU-ExtB" style:font-name-asian="MingLiU-ExtB" style:font-name-complex="MingLiU-ExtB"/>
    </style:style>
    <style:style style:name="T1215" style:parent-style-name="DefaultParagraphFont" style:family="text">
      <style:text-properties style:font-name="Microsoft JhengHei" style:font-name-asian="Microsoft JhengHei" style:font-name-complex="Microsoft JhengHei"/>
    </style:style>
    <style:style style:name="T1216" style:parent-style-name="DefaultParagraphFont" style:family="text">
      <style:text-properties style:font-name="MS Gothic" style:font-name-asian="MS Gothic" style:font-name-complex="MS Gothic"/>
    </style:style>
    <style:style style:name="T1217" style:parent-style-name="DefaultParagraphFont" style:family="text">
      <style:text-properties style:font-name="Microsoft JhengHei" style:font-name-asian="Microsoft JhengHei" style:font-name-complex="Microsoft JhengHei"/>
    </style:style>
    <style:style style:name="T1218" style:parent-style-name="DefaultParagraphFont" style:family="text">
      <style:text-properties style:font-name="Malgun Gothic" style:font-name-asian="Malgun Gothic" style:font-name-complex="Malgun Gothic"/>
    </style:style>
    <style:style style:name="T1219" style:parent-style-name="DefaultParagraphFont" style:family="text">
      <style:text-properties style:font-name="MingLiU-ExtB" style:font-name-asian="MingLiU-ExtB" style:font-name-complex="MingLiU-ExtB"/>
    </style:style>
    <style:style style:name="T1220" style:parent-style-name="DefaultParagraphFont" style:family="text">
      <style:text-properties style:font-name="Microsoft JhengHei" style:font-name-asian="Microsoft JhengHei" style:font-name-complex="Microsoft JhengHei"/>
    </style:style>
    <style:style style:name="T1221" style:parent-style-name="DefaultParagraphFont" style:family="text">
      <style:text-properties style:font-name="MS Gothic" style:font-name-asian="MS Gothic" style:font-name-complex="MS Gothic"/>
    </style:style>
    <style:style style:name="T1222" style:parent-style-name="DefaultParagraphFont" style:family="text">
      <style:text-properties style:font-name="Microsoft JhengHei" style:font-name-asian="Microsoft JhengHei" style:font-name-complex="Microsoft JhengHei"/>
    </style:style>
    <style:style style:name="T1223" style:parent-style-name="DefaultParagraphFont" style:family="text">
      <style:text-properties style:font-name="MS Gothic" style:font-name-asian="MS Gothic" style:font-name-complex="MS Gothic"/>
    </style:style>
    <style:style style:name="T1224" style:parent-style-name="DefaultParagraphFont" style:family="text">
      <style:text-properties style:font-name="Microsoft JhengHei" style:font-name-asian="Microsoft JhengHei" style:font-name-complex="Microsoft JhengHei"/>
    </style:style>
    <style:style style:name="T1225" style:parent-style-name="DefaultParagraphFont" style:family="text">
      <style:text-properties style:font-name="Microsoft JhengHei" style:font-name-asian="Microsoft JhengHei" style:font-name-complex="Microsoft JhengHei"/>
    </style:style>
    <style:style style:name="T1226" style:parent-style-name="DefaultParagraphFont" style:family="text">
      <style:text-properties style:font-name="MS Gothic" style:font-name-asian="MS Gothic" style:font-name-complex="MS Gothic"/>
    </style:style>
    <style:style style:name="T1227" style:parent-style-name="DefaultParagraphFont" style:family="text">
      <style:text-properties style:font-name="Microsoft JhengHei" style:font-name-asian="Microsoft JhengHei" style:font-name-complex="Microsoft JhengHei"/>
    </style:style>
    <style:style style:name="T1228" style:parent-style-name="DefaultParagraphFont" style:family="text">
      <style:text-properties style:font-name="Microsoft JhengHei" style:font-name-asian="Microsoft JhengHei" style:font-name-complex="Microsoft JhengHei"/>
    </style:style>
    <style:style style:name="T1229" style:parent-style-name="DefaultParagraphFont" style:family="text">
      <style:text-properties style:font-name="MingLiU-ExtB" style:font-name-asian="MingLiU-ExtB" style:font-name-complex="MingLiU-ExtB"/>
    </style:style>
    <style:style style:name="T1230" style:parent-style-name="DefaultParagraphFont" style:family="text">
      <style:text-properties style:font-name="Microsoft JhengHei" style:font-name-asian="Microsoft JhengHei" style:font-name-complex="Microsoft JhengHei"/>
    </style:style>
    <style:style style:name="T1231" style:parent-style-name="DefaultParagraphFont" style:family="text">
      <style:text-properties style:font-name="Microsoft JhengHei" style:font-name-asian="Microsoft JhengHei" style:font-name-complex="Microsoft JhengHei"/>
    </style:style>
    <style:style style:name="T1232" style:parent-style-name="DefaultParagraphFont" style:family="text">
      <style:text-properties style:font-name="Microsoft JhengHei" style:font-name-asian="Microsoft JhengHei" style:font-name-complex="Microsoft JhengHei"/>
    </style:style>
    <style:style style:name="T1233" style:parent-style-name="DefaultParagraphFont" style:family="text">
      <style:text-properties style:font-name="Microsoft JhengHei" style:font-name-asian="Microsoft JhengHei" style:font-name-complex="Microsoft JhengHei"/>
    </style:style>
    <style:style style:name="T1234" style:parent-style-name="DefaultParagraphFont" style:family="text">
      <style:text-properties style:font-name="Microsoft JhengHei" style:font-name-asian="Microsoft JhengHei" style:font-name-complex="Microsoft JhengHei"/>
    </style:style>
    <style:style style:name="T1235" style:parent-style-name="DefaultParagraphFont" style:family="text">
      <style:text-properties style:font-name="Microsoft JhengHei" style:font-name-asian="Microsoft JhengHei" style:font-name-complex="Microsoft JhengHei"/>
    </style:style>
    <style:style style:name="T1236" style:parent-style-name="DefaultParagraphFont" style:family="text">
      <style:text-properties style:font-name="Microsoft JhengHei" style:font-name-asian="Microsoft JhengHei" style:font-name-complex="Microsoft JhengHei"/>
    </style:style>
    <style:style style:name="T1237" style:parent-style-name="DefaultParagraphFont" style:family="text">
      <style:text-properties style:font-name="MS Gothic" style:font-name-asian="MS Gothic" style:font-name-complex="MS Gothic"/>
    </style:style>
    <style:style style:name="T1238" style:parent-style-name="DefaultParagraphFont" style:family="text">
      <style:text-properties style:font-name="MS Gothic" style:font-name-asian="MS Gothic" style:font-name-complex="MS Gothic"/>
    </style:style>
    <style:style style:name="T1239" style:parent-style-name="DefaultParagraphFont" style:family="text">
      <style:text-properties style:font-name="Microsoft JhengHei" style:font-name-asian="Microsoft JhengHei" style:font-name-complex="Microsoft JhengHei"/>
    </style:style>
    <style:style style:name="T1240" style:parent-style-name="DefaultParagraphFont" style:family="text">
      <style:text-properties style:font-name="Microsoft JhengHei" style:font-name-asian="Microsoft JhengHei" style:font-name-complex="Microsoft JhengHei"/>
    </style:style>
    <style:style style:name="T1241" style:parent-style-name="DefaultParagraphFont" style:family="text">
      <style:text-properties style:font-name="MS Gothic" style:font-name-asian="MS Gothic" style:font-name-complex="MS Gothic"/>
    </style:style>
    <style:style style:name="T1242" style:parent-style-name="DefaultParagraphFont" style:family="text">
      <style:text-properties style:font-name="Microsoft JhengHei" style:font-name-asian="Microsoft JhengHei" style:font-name-complex="Microsoft JhengHei"/>
    </style:style>
    <style:style style:name="T1243" style:parent-style-name="DefaultParagraphFont" style:family="text">
      <style:text-properties style:font-name="MingLiU-ExtB" style:font-name-asian="MingLiU-ExtB" style:font-name-complex="MingLiU-ExtB"/>
    </style:style>
    <style:style style:name="T1244" style:parent-style-name="DefaultParagraphFont" style:family="text">
      <style:text-properties style:font-name="MingLiU-ExtB" style:font-name-asian="MingLiU-ExtB" style:font-name-complex="MingLiU-ExtB"/>
    </style:style>
    <style:style style:name="T1245" style:parent-style-name="DefaultParagraphFont" style:family="text">
      <style:text-properties style:font-name="MS Gothic" style:font-name-asian="MS Gothic" style:font-name-complex="MS Gothic"/>
    </style:style>
    <style:style style:name="T1246" style:parent-style-name="DefaultParagraphFont" style:family="text">
      <style:text-properties style:font-name="Microsoft JhengHei" style:font-name-asian="Microsoft JhengHei" style:font-name-complex="Microsoft JhengHei"/>
    </style:style>
    <style:style style:name="T1247" style:parent-style-name="DefaultParagraphFont" style:family="text">
      <style:text-properties style:font-name="Microsoft JhengHei" style:font-name-asian="Microsoft JhengHei" style:font-name-complex="Microsoft JhengHei"/>
    </style:style>
    <style:style style:name="T1248" style:parent-style-name="DefaultParagraphFont" style:family="text">
      <style:text-properties style:font-name="MingLiU-ExtB" style:font-name-asian="MingLiU-ExtB" style:font-name-complex="MingLiU-ExtB"/>
    </style:style>
    <style:style style:name="T1249" style:parent-style-name="DefaultParagraphFont" style:family="text">
      <style:text-properties style:font-name="Microsoft JhengHei" style:font-name-asian="Microsoft JhengHei" style:font-name-complex="Microsoft JhengHei"/>
    </style:style>
    <style:style style:name="T1250" style:parent-style-name="DefaultParagraphFont" style:family="text">
      <style:text-properties style:font-name="Microsoft JhengHei" style:font-name-asian="Microsoft JhengHei" style:font-name-complex="Microsoft JhengHei"/>
    </style:style>
    <style:style style:name="T1251" style:parent-style-name="DefaultParagraphFont" style:family="text">
      <style:text-properties style:font-name="MingLiU-ExtB" style:font-name-asian="MingLiU-ExtB" style:font-name-complex="MingLiU-ExtB"/>
    </style:style>
    <style:style style:name="T1252" style:parent-style-name="DefaultParagraphFont" style:family="text">
      <style:text-properties style:font-name="MingLiU-ExtB" style:font-name-asian="MingLiU-ExtB" style:font-name-complex="MingLiU-ExtB"/>
    </style:style>
    <style:style style:name="T1253" style:parent-style-name="DefaultParagraphFont" style:family="text">
      <style:text-properties style:font-name="MingLiU-ExtB" style:font-name-asian="MingLiU-ExtB" style:font-name-complex="MingLiU-ExtB"/>
    </style:style>
    <style:style style:name="T1254" style:parent-style-name="DefaultParagraphFont" style:family="text">
      <style:text-properties style:font-name="Microsoft JhengHei" style:font-name-asian="Microsoft JhengHei" style:font-name-complex="Microsoft JhengHei"/>
    </style:style>
    <style:style style:name="T1255" style:parent-style-name="DefaultParagraphFont" style:family="text">
      <style:text-properties style:font-name="Microsoft JhengHei" style:font-name-asian="Microsoft JhengHei" style:font-name-complex="Microsoft JhengHei"/>
    </style:style>
    <style:style style:name="T1256" style:parent-style-name="DefaultParagraphFont" style:family="text">
      <style:text-properties style:font-name="MingLiU-ExtB" style:font-name-asian="MingLiU-ExtB" style:font-name-complex="MingLiU-ExtB"/>
    </style:style>
    <style:style style:name="T1257" style:parent-style-name="DefaultParagraphFont" style:family="text">
      <style:text-properties style:font-name="Microsoft JhengHei" style:font-name-asian="Microsoft JhengHei" style:font-name-complex="Microsoft JhengHei"/>
    </style:style>
    <style:style style:name="T1258" style:parent-style-name="DefaultParagraphFont" style:family="text">
      <style:text-properties style:font-name="Microsoft JhengHei" style:font-name-asian="Microsoft JhengHei" style:font-name-complex="Microsoft JhengHei"/>
    </style:style>
    <style:style style:name="T1259" style:parent-style-name="DefaultParagraphFont" style:family="text">
      <style:text-properties style:font-name="MS Gothic" style:font-name-asian="MS Gothic" style:font-name-complex="MS Gothic"/>
    </style:style>
    <style:style style:name="T1260" style:parent-style-name="DefaultParagraphFont" style:family="text">
      <style:text-properties style:font-name="Microsoft JhengHei" style:font-name-asian="Microsoft JhengHei" style:font-name-complex="Microsoft JhengHei"/>
    </style:style>
    <style:style style:name="T1261" style:parent-style-name="DefaultParagraphFont" style:family="text">
      <style:text-properties style:font-name="MingLiU-ExtB" style:font-name-asian="MingLiU-ExtB" style:font-name-complex="MingLiU-ExtB"/>
    </style:style>
    <style:style style:name="T1262" style:parent-style-name="DefaultParagraphFont" style:family="text">
      <style:text-properties style:font-name="Microsoft JhengHei" style:font-name-asian="Microsoft JhengHei" style:font-name-complex="Microsoft JhengHei"/>
    </style:style>
    <style:style style:name="T1263" style:parent-style-name="DefaultParagraphFont" style:family="text">
      <style:text-properties style:font-name="Microsoft JhengHei" style:font-name-asian="Microsoft JhengHei" style:font-name-complex="Microsoft JhengHei"/>
    </style:style>
    <style:style style:name="T1264" style:parent-style-name="DefaultParagraphFont" style:family="text">
      <style:text-properties style:font-name="Microsoft JhengHei" style:font-name-asian="Microsoft JhengHei" style:font-name-complex="Microsoft JhengHei"/>
    </style:style>
    <style:style style:name="T1265" style:parent-style-name="DefaultParagraphFont" style:family="text">
      <style:text-properties style:font-name="Microsoft JhengHei" style:font-name-asian="Microsoft JhengHei" style:font-name-complex="Microsoft JhengHei"/>
    </style:style>
    <style:style style:name="T1266" style:parent-style-name="DefaultParagraphFont" style:family="text">
      <style:text-properties style:font-name="Microsoft JhengHei" style:font-name-asian="Microsoft JhengHei" style:font-name-complex="Microsoft JhengHei"/>
    </style:style>
    <style:style style:name="T1267" style:parent-style-name="DefaultParagraphFont" style:family="text">
      <style:text-properties style:font-name="Microsoft JhengHei" style:font-name-asian="Microsoft JhengHei" style:font-name-complex="Microsoft JhengHei"/>
    </style:style>
    <style:style style:name="T1268" style:parent-style-name="DefaultParagraphFont" style:family="text">
      <style:text-properties style:font-name="Microsoft JhengHei" style:font-name-asian="Microsoft JhengHei" style:font-name-complex="Microsoft JhengHei"/>
    </style:style>
    <style:style style:name="T1269" style:parent-style-name="DefaultParagraphFont" style:family="text">
      <style:text-properties style:font-name="Microsoft JhengHei" style:font-name-asian="Microsoft JhengHei" style:font-name-complex="Microsoft JhengHei"/>
    </style:style>
    <style:style style:name="T1270" style:parent-style-name="DefaultParagraphFont" style:family="text">
      <style:text-properties style:font-name="Microsoft JhengHei" style:font-name-asian="Microsoft JhengHei" style:font-name-complex="Microsoft JhengHei"/>
    </style:style>
    <style:style style:name="T1271" style:parent-style-name="DefaultParagraphFont" style:family="text">
      <style:text-properties style:font-name="Microsoft JhengHei" style:font-name-asian="Microsoft JhengHei" style:font-name-complex="Microsoft JhengHei"/>
    </style:style>
    <style:style style:name="T1272" style:parent-style-name="DefaultParagraphFont" style:family="text">
      <style:text-properties style:font-name="Microsoft JhengHei" style:font-name-asian="Microsoft JhengHei" style:font-name-complex="Microsoft JhengHei"/>
    </style:style>
    <style:style style:name="T1273" style:parent-style-name="DefaultParagraphFont" style:family="text">
      <style:text-properties style:font-name="Microsoft JhengHei" style:font-name-asian="Microsoft JhengHei" style:font-name-complex="Microsoft JhengHei"/>
    </style:style>
    <style:style style:name="T1274" style:parent-style-name="DefaultParagraphFont" style:family="text">
      <style:text-properties style:font-name="MS Gothic" style:font-name-asian="MS Gothic" style:font-name-complex="MS Gothic"/>
    </style:style>
    <style:style style:name="T1275" style:parent-style-name="DefaultParagraphFont" style:family="text">
      <style:text-properties style:font-name="Microsoft JhengHei" style:font-name-asian="Microsoft JhengHei" style:font-name-complex="Microsoft JhengHei"/>
    </style:style>
    <style:style style:name="T1276" style:parent-style-name="DefaultParagraphFont" style:family="text">
      <style:text-properties style:font-name="Microsoft JhengHei" style:font-name-asian="Microsoft JhengHei" style:font-name-complex="Microsoft JhengHei"/>
    </style:style>
    <style:style style:name="T1277" style:parent-style-name="DefaultParagraphFont" style:family="text">
      <style:text-properties style:font-name="Microsoft JhengHei" style:font-name-asian="Microsoft JhengHei" style:font-name-complex="Microsoft JhengHei"/>
    </style:style>
    <style:style style:name="T1278" style:parent-style-name="DefaultParagraphFont" style:family="text">
      <style:text-properties style:font-name="MingLiU-ExtB" style:font-name-asian="MingLiU-ExtB" style:font-name-complex="MingLiU-ExtB"/>
    </style:style>
    <style:style style:name="T1279" style:parent-style-name="DefaultParagraphFont" style:family="text">
      <style:text-properties style:font-name="Microsoft JhengHei" style:font-name-asian="Microsoft JhengHei" style:font-name-complex="Microsoft JhengHei"/>
    </style:style>
    <style:style style:name="T1280" style:parent-style-name="DefaultParagraphFont" style:family="text">
      <style:text-properties style:font-name="Microsoft JhengHei" style:font-name-asian="Microsoft JhengHei" style:font-name-complex="Microsoft JhengHei"/>
    </style:style>
    <style:style style:name="T1281" style:parent-style-name="DefaultParagraphFont" style:family="text">
      <style:text-properties style:font-name="Microsoft JhengHei" style:font-name-asian="Microsoft JhengHei" style:font-name-complex="Microsoft JhengHei"/>
    </style:style>
    <style:style style:name="T1282" style:parent-style-name="DefaultParagraphFont" style:family="text">
      <style:text-properties style:font-name="Microsoft JhengHei" style:font-name-asian="Microsoft JhengHei" style:font-name-complex="Microsoft JhengHei"/>
    </style:style>
    <style:style style:name="T1283" style:parent-style-name="DefaultParagraphFont" style:family="text">
      <style:text-properties style:font-name="MingLiU-ExtB" style:font-name-asian="MingLiU-ExtB" style:font-name-complex="MingLiU-ExtB"/>
    </style:style>
    <style:style style:name="T1284" style:parent-style-name="DefaultParagraphFont" style:family="text">
      <style:text-properties style:font-name="Microsoft JhengHei" style:font-name-asian="Microsoft JhengHei" style:font-name-complex="Microsoft JhengHei"/>
    </style:style>
    <style:style style:name="T1285" style:parent-style-name="DefaultParagraphFont" style:family="text">
      <style:text-properties style:font-name="Microsoft JhengHei" style:font-name-asian="Microsoft JhengHei" style:font-name-complex="Microsoft JhengHei"/>
    </style:style>
    <style:style style:name="T1286" style:parent-style-name="DefaultParagraphFont" style:family="text">
      <style:text-properties style:font-name="Microsoft JhengHei" style:font-name-asian="Microsoft JhengHei" style:font-name-complex="Microsoft JhengHei"/>
    </style:style>
    <style:style style:name="T1287" style:parent-style-name="DefaultParagraphFont" style:family="text">
      <style:text-properties style:font-name="MS Gothic" style:font-name-asian="MS Gothic" style:font-name-complex="MS Gothic"/>
    </style:style>
    <style:style style:name="T1288" style:parent-style-name="DefaultParagraphFont" style:family="text">
      <style:text-properties style:font-name="MS Gothic" style:font-name-asian="MS Gothic" style:font-name-complex="MS Gothic"/>
    </style:style>
    <style:style style:name="T1289" style:parent-style-name="DefaultParagraphFont" style:family="text">
      <style:text-properties style:font-name="Microsoft JhengHei" style:font-name-asian="Microsoft JhengHei" style:font-name-complex="Microsoft JhengHei"/>
    </style:style>
    <style:style style:name="T1290" style:parent-style-name="DefaultParagraphFont" style:family="text">
      <style:text-properties style:font-name="Microsoft JhengHei" style:font-name-asian="Microsoft JhengHei" style:font-name-complex="Microsoft JhengHei"/>
    </style:style>
    <style:style style:name="T1291" style:parent-style-name="DefaultParagraphFont" style:family="text">
      <style:text-properties style:font-name="Microsoft JhengHei" style:font-name-asian="Microsoft JhengHei" style:font-name-complex="Microsoft JhengHei"/>
    </style:style>
    <style:style style:name="T1292" style:parent-style-name="DefaultParagraphFont" style:family="text">
      <style:text-properties style:font-name="Microsoft JhengHei" style:font-name-asian="Microsoft JhengHei" style:font-name-complex="Microsoft JhengHei"/>
    </style:style>
    <style:style style:name="T1293" style:parent-style-name="DefaultParagraphFont" style:family="text">
      <style:text-properties style:font-name="Microsoft JhengHei" style:font-name-asian="Microsoft JhengHei" style:font-name-complex="Microsoft JhengHei"/>
    </style:style>
    <style:style style:name="T1294" style:parent-style-name="DefaultParagraphFont" style:family="text">
      <style:text-properties style:font-name="Microsoft JhengHei" style:font-name-asian="Microsoft JhengHei" style:font-name-complex="Microsoft JhengHei"/>
    </style:style>
    <style:style style:name="T1295" style:parent-style-name="DefaultParagraphFont" style:family="text">
      <style:text-properties style:font-name="Microsoft JhengHei" style:font-name-asian="Microsoft JhengHei" style:font-name-complex="Microsoft JhengHei"/>
    </style:style>
    <style:style style:name="T1296" style:parent-style-name="DefaultParagraphFont" style:family="text">
      <style:text-properties style:font-name="MS Gothic" style:font-name-asian="MS Gothic" style:font-name-complex="MS Gothic"/>
    </style:style>
    <style:style style:name="T1297" style:parent-style-name="DefaultParagraphFont" style:family="text">
      <style:text-properties style:font-name="Microsoft JhengHei" style:font-name-asian="Microsoft JhengHei" style:font-name-complex="Microsoft JhengHei"/>
    </style:style>
    <style:style style:name="T1298" style:parent-style-name="DefaultParagraphFont" style:family="text">
      <style:text-properties style:font-name="Microsoft JhengHei" style:font-name-asian="Microsoft JhengHei" style:font-name-complex="Microsoft JhengHei"/>
    </style:style>
    <style:style style:name="T1299" style:parent-style-name="DefaultParagraphFont" style:family="text">
      <style:text-properties style:font-name="Microsoft JhengHei" style:font-name-asian="Microsoft JhengHei" style:font-name-complex="Microsoft JhengHei"/>
    </style:style>
    <style:style style:name="T1300" style:parent-style-name="DefaultParagraphFont" style:family="text">
      <style:text-properties style:font-name="Microsoft JhengHei" style:font-name-asian="Microsoft JhengHei" style:font-name-complex="Microsoft JhengHei"/>
    </style:style>
    <style:style style:name="T1301" style:parent-style-name="DefaultParagraphFont" style:family="text">
      <style:text-properties style:font-name="Microsoft JhengHei" style:font-name-asian="Microsoft JhengHei" style:font-name-complex="Microsoft JhengHei"/>
    </style:style>
    <style:style style:name="T1302" style:parent-style-name="DefaultParagraphFont" style:family="text">
      <style:text-properties style:font-name="Microsoft JhengHei" style:font-name-asian="Microsoft JhengHei" style:font-name-complex="Microsoft JhengHei"/>
    </style:style>
    <style:style style:name="T1303" style:parent-style-name="DefaultParagraphFont" style:family="text">
      <style:text-properties style:font-name="Microsoft JhengHei" style:font-name-asian="Microsoft JhengHei" style:font-name-complex="Microsoft JhengHei"/>
    </style:style>
    <style:style style:name="T1304" style:parent-style-name="DefaultParagraphFont" style:family="text">
      <style:text-properties style:font-name="Microsoft JhengHei" style:font-name-asian="Microsoft JhengHei" style:font-name-complex="Microsoft JhengHei"/>
    </style:style>
    <style:style style:name="T1305" style:parent-style-name="DefaultParagraphFont" style:family="text">
      <style:text-properties style:font-name="Microsoft JhengHei" style:font-name-asian="Microsoft JhengHei" style:font-name-complex="Microsoft JhengHei"/>
    </style:style>
    <style:style style:name="T1306" style:parent-style-name="DefaultParagraphFont" style:family="text">
      <style:text-properties style:font-name="MS Gothic" style:font-name-asian="MS Gothic" style:font-name-complex="MS Gothic"/>
    </style:style>
    <style:style style:name="T1307" style:parent-style-name="DefaultParagraphFont" style:family="text">
      <style:text-properties style:font-name="Microsoft JhengHei" style:font-name-asian="Microsoft JhengHei" style:font-name-complex="Microsoft JhengHei"/>
    </style:style>
    <style:style style:name="T1308" style:parent-style-name="DefaultParagraphFont" style:family="text">
      <style:text-properties style:font-name="Microsoft JhengHei" style:font-name-asian="Microsoft JhengHei" style:font-name-complex="Microsoft JhengHei"/>
    </style:style>
    <style:style style:name="T1309" style:parent-style-name="DefaultParagraphFont" style:family="text">
      <style:text-properties style:font-name="Microsoft JhengHei" style:font-name-asian="Microsoft JhengHei" style:font-name-complex="Microsoft JhengHei"/>
    </style:style>
    <style:style style:name="T1310" style:parent-style-name="DefaultParagraphFont" style:family="text">
      <style:text-properties style:font-name="Microsoft JhengHei" style:font-name-asian="Microsoft JhengHei" style:font-name-complex="Microsoft JhengHei"/>
    </style:style>
    <style:style style:name="T1311" style:parent-style-name="DefaultParagraphFont" style:family="text">
      <style:text-properties style:font-name="Microsoft JhengHei" style:font-name-asian="Microsoft JhengHei" style:font-name-complex="Microsoft JhengHei"/>
    </style:style>
    <style:style style:name="T1312" style:parent-style-name="DefaultParagraphFont" style:family="text">
      <style:text-properties style:font-name="MS Gothic" style:font-name-asian="MS Gothic" style:font-name-complex="MS Gothic"/>
    </style:style>
    <style:style style:name="T1313" style:parent-style-name="DefaultParagraphFont" style:family="text">
      <style:text-properties style:font-name="MingLiU-ExtB" style:font-name-asian="MingLiU-ExtB" style:font-name-complex="MingLiU-ExtB"/>
    </style:style>
    <style:style style:name="T1314" style:parent-style-name="DefaultParagraphFont" style:family="text">
      <style:text-properties style:font-name="Microsoft JhengHei" style:font-name-asian="Microsoft JhengHei" style:font-name-complex="Microsoft JhengHei"/>
    </style:style>
    <style:style style:name="T1315" style:parent-style-name="DefaultParagraphFont" style:family="text">
      <style:text-properties style:font-name="MS Gothic" style:font-name-asian="MS Gothic" style:font-name-complex="MS Gothic"/>
    </style:style>
    <style:style style:name="T1316" style:parent-style-name="DefaultParagraphFont" style:family="text">
      <style:text-properties style:font-name="Microsoft JhengHei" style:font-name-asian="Microsoft JhengHei" style:font-name-complex="Microsoft JhengHei"/>
    </style:style>
    <style:style style:name="T1317" style:parent-style-name="DefaultParagraphFont" style:family="text">
      <style:text-properties style:font-name="Microsoft JhengHei" style:font-name-asian="Microsoft JhengHei" style:font-name-complex="Microsoft JhengHei"/>
    </style:style>
    <style:style style:name="T1318" style:parent-style-name="DefaultParagraphFont" style:family="text">
      <style:text-properties style:font-name="Microsoft JhengHei" style:font-name-asian="Microsoft JhengHei" style:font-name-complex="Microsoft JhengHei"/>
    </style:style>
    <style:style style:name="T1319" style:parent-style-name="DefaultParagraphFont" style:family="text">
      <style:text-properties style:font-name="Microsoft JhengHei" style:font-name-asian="Microsoft JhengHei" style:font-name-complex="Microsoft JhengHei"/>
    </style:style>
    <style:style style:name="T1320" style:parent-style-name="DefaultParagraphFont" style:family="text">
      <style:text-properties style:font-name="Microsoft JhengHei" style:font-name-asian="Microsoft JhengHei" style:font-name-complex="Microsoft JhengHei"/>
    </style:style>
    <style:style style:name="T1321" style:parent-style-name="DefaultParagraphFont" style:family="text">
      <style:text-properties style:font-name="Microsoft JhengHei" style:font-name-asian="Microsoft JhengHei" style:font-name-complex="Microsoft JhengHei"/>
    </style:style>
    <style:style style:name="T1322" style:parent-style-name="DefaultParagraphFont" style:family="text">
      <style:text-properties style:font-name="MS Gothic" style:font-name-asian="MS Gothic" style:font-name-complex="MS Gothic"/>
    </style:style>
    <style:style style:name="T1323" style:parent-style-name="DefaultParagraphFont" style:family="text">
      <style:text-properties style:font-name="MS Gothic" style:font-name-asian="MS Gothic" style:font-name-complex="MS Gothic"/>
    </style:style>
    <style:style style:name="T1324" style:parent-style-name="DefaultParagraphFont" style:family="text">
      <style:text-properties style:font-name="Microsoft JhengHei" style:font-name-asian="Microsoft JhengHei" style:font-name-complex="Microsoft JhengHei"/>
    </style:style>
    <style:style style:name="T1325" style:parent-style-name="DefaultParagraphFont" style:family="text">
      <style:text-properties style:font-name="Microsoft JhengHei" style:font-name-asian="Microsoft JhengHei" style:font-name-complex="Microsoft JhengHei"/>
    </style:style>
    <style:style style:name="T1326" style:parent-style-name="DefaultParagraphFont" style:family="text">
      <style:text-properties style:font-name="Malgun Gothic" style:font-name-asian="Malgun Gothic" style:font-name-complex="Malgun Gothic"/>
    </style:style>
    <style:style style:name="T1327" style:parent-style-name="DefaultParagraphFont" style:family="text">
      <style:text-properties style:font-name="Microsoft JhengHei" style:font-name-asian="Microsoft JhengHei" style:font-name-complex="Microsoft JhengHei"/>
    </style:style>
    <style:style style:name="T1328" style:parent-style-name="DefaultParagraphFont" style:family="text">
      <style:text-properties style:font-name="MingLiU-ExtB" style:font-name-asian="MingLiU-ExtB" style:font-name-complex="MingLiU-ExtB"/>
    </style:style>
    <style:style style:name="T1329" style:parent-style-name="DefaultParagraphFont" style:family="text">
      <style:text-properties style:font-name="Microsoft JhengHei" style:font-name-asian="Microsoft JhengHei" style:font-name-complex="Microsoft JhengHei"/>
    </style:style>
    <style:style style:name="T1330" style:parent-style-name="DefaultParagraphFont" style:family="text">
      <style:text-properties style:font-name="Microsoft JhengHei" style:font-name-asian="Microsoft JhengHei" style:font-name-complex="Microsoft JhengHei"/>
    </style:style>
    <style:style style:name="T1331" style:parent-style-name="DefaultParagraphFont" style:family="text">
      <style:text-properties style:font-name="MingLiU-ExtB" style:font-name-asian="MingLiU-ExtB" style:font-name-complex="MingLiU-ExtB"/>
    </style:style>
    <style:style style:name="T1332" style:parent-style-name="DefaultParagraphFont" style:family="text">
      <style:text-properties style:font-name="MS Gothic" style:font-name-asian="MS Gothic" style:font-name-complex="MS Gothic"/>
    </style:style>
    <style:style style:name="T1333" style:parent-style-name="DefaultParagraphFont" style:family="text">
      <style:text-properties style:font-name="Microsoft JhengHei" style:font-name-asian="Microsoft JhengHei" style:font-name-complex="Microsoft JhengHei"/>
    </style:style>
    <style:style style:name="T1334" style:parent-style-name="DefaultParagraphFont" style:family="text">
      <style:text-properties style:font-name="Microsoft JhengHei" style:font-name-asian="Microsoft JhengHei" style:font-name-complex="Microsoft JhengHei"/>
    </style:style>
    <style:style style:name="T1335" style:parent-style-name="DefaultParagraphFont" style:family="text">
      <style:text-properties style:font-name="Microsoft JhengHei" style:font-name-asian="Microsoft JhengHei" style:font-name-complex="Microsoft JhengHei"/>
    </style:style>
    <style:style style:name="T1336" style:parent-style-name="DefaultParagraphFont" style:family="text">
      <style:text-properties style:font-name="Microsoft JhengHei" style:font-name-asian="Microsoft JhengHei" style:font-name-complex="Microsoft JhengHei"/>
    </style:style>
    <style:style style:name="T1337" style:parent-style-name="DefaultParagraphFont" style:family="text">
      <style:text-properties style:font-name="Microsoft JhengHei" style:font-name-asian="Microsoft JhengHei" style:font-name-complex="Microsoft JhengHei"/>
    </style:style>
    <style:style style:name="T1338" style:parent-style-name="DefaultParagraphFont" style:family="text">
      <style:text-properties style:font-name="Microsoft JhengHei" style:font-name-asian="Microsoft JhengHei" style:font-name-complex="Microsoft JhengHei"/>
    </style:style>
    <style:style style:name="T1339" style:parent-style-name="DefaultParagraphFont" style:family="text">
      <style:text-properties style:font-name="Microsoft JhengHei" style:font-name-asian="Microsoft JhengHei" style:font-name-complex="Microsoft JhengHei"/>
    </style:style>
    <style:style style:name="T1340" style:parent-style-name="DefaultParagraphFont" style:family="text">
      <style:text-properties style:font-name="Microsoft JhengHei" style:font-name-asian="Microsoft JhengHei" style:font-name-complex="Microsoft JhengHei"/>
    </style:style>
    <style:style style:name="T1341" style:parent-style-name="DefaultParagraphFont" style:family="text">
      <style:text-properties style:font-name="Microsoft JhengHei" style:font-name-asian="Microsoft JhengHei" style:font-name-complex="Microsoft JhengHei"/>
    </style:style>
    <style:style style:name="T1342" style:parent-style-name="DefaultParagraphFont" style:family="text">
      <style:text-properties style:font-name="Microsoft JhengHei" style:font-name-asian="Microsoft JhengHei" style:font-name-complex="Microsoft JhengHei"/>
    </style:style>
    <style:style style:name="T1343" style:parent-style-name="DefaultParagraphFont" style:family="text">
      <style:text-properties style:font-name="Microsoft JhengHei" style:font-name-asian="Microsoft JhengHei" style:font-name-complex="Microsoft JhengHei"/>
    </style:style>
    <style:style style:name="T1344" style:parent-style-name="DefaultParagraphFont" style:family="text">
      <style:text-properties style:font-name="Microsoft JhengHei" style:font-name-asian="Microsoft JhengHei" style:font-name-complex="Microsoft JhengHei"/>
    </style:style>
    <style:style style:name="T1345" style:parent-style-name="DefaultParagraphFont" style:family="text">
      <style:text-properties style:font-name="Microsoft JhengHei" style:font-name-asian="Microsoft JhengHei" style:font-name-complex="Microsoft JhengHei"/>
    </style:style>
    <style:style style:name="T1346" style:parent-style-name="DefaultParagraphFont" style:family="text">
      <style:text-properties style:font-name="Microsoft JhengHei" style:font-name-asian="Microsoft JhengHei" style:font-name-complex="Microsoft JhengHei"/>
    </style:style>
    <style:style style:name="T1347" style:parent-style-name="DefaultParagraphFont" style:family="text">
      <style:text-properties style:font-name="Microsoft JhengHei" style:font-name-asian="Microsoft JhengHei" style:font-name-complex="Microsoft JhengHei"/>
    </style:style>
    <style:style style:name="T1348" style:parent-style-name="DefaultParagraphFont" style:family="text">
      <style:text-properties style:font-name="Microsoft JhengHei" style:font-name-asian="Microsoft JhengHei" style:font-name-complex="Microsoft JhengHei"/>
    </style:style>
    <style:style style:name="T1349" style:parent-style-name="DefaultParagraphFont" style:family="text">
      <style:text-properties style:font-name="Microsoft JhengHei" style:font-name-asian="Microsoft JhengHei" style:font-name-complex="Microsoft JhengHei"/>
    </style:style>
    <style:style style:name="T1350" style:parent-style-name="DefaultParagraphFont" style:family="text">
      <style:text-properties style:font-name="MingLiU-ExtB" style:font-name-asian="MingLiU-ExtB" style:font-name-complex="MingLiU-ExtB"/>
    </style:style>
    <style:style style:name="T1351" style:parent-style-name="DefaultParagraphFont" style:family="text">
      <style:text-properties style:font-name="Microsoft JhengHei" style:font-name-asian="Microsoft JhengHei" style:font-name-complex="Microsoft JhengHei"/>
    </style:style>
    <style:style style:name="T1352" style:parent-style-name="DefaultParagraphFont" style:family="text">
      <style:text-properties style:font-name="Malgun Gothic" style:font-name-asian="Malgun Gothic" style:font-name-complex="Malgun Gothic"/>
    </style:style>
    <style:style style:name="T1353" style:parent-style-name="DefaultParagraphFont" style:family="text">
      <style:text-properties style:font-name="Microsoft JhengHei" style:font-name-asian="Microsoft JhengHei" style:font-name-complex="Microsoft JhengHei"/>
    </style:style>
    <style:style style:name="T1354" style:parent-style-name="DefaultParagraphFont" style:family="text">
      <style:text-properties style:font-name="MS Gothic" style:font-name-asian="MS Gothic" style:font-name-complex="MS Gothic"/>
    </style:style>
    <style:style style:name="T1355" style:parent-style-name="DefaultParagraphFont" style:family="text">
      <style:text-properties style:font-name="MS Gothic" style:font-name-asian="MS Gothic" style:font-name-complex="MS Gothic"/>
    </style:style>
    <style:style style:name="T1356" style:parent-style-name="DefaultParagraphFont" style:family="text">
      <style:text-properties style:font-name="Microsoft JhengHei" style:font-name-asian="Microsoft JhengHei" style:font-name-complex="Microsoft JhengHei"/>
    </style:style>
    <style:style style:name="T1357" style:parent-style-name="DefaultParagraphFont" style:family="text">
      <style:text-properties style:font-name="Microsoft JhengHei" style:font-name-asian="Microsoft JhengHei" style:font-name-complex="Microsoft JhengHei"/>
    </style:style>
    <style:style style:name="T1358" style:parent-style-name="DefaultParagraphFont" style:family="text">
      <style:text-properties style:font-name="MS Gothic" style:font-name-asian="MS Gothic" style:font-name-complex="MS Gothic"/>
    </style:style>
    <style:style style:name="T1359" style:parent-style-name="DefaultParagraphFont" style:family="text">
      <style:text-properties style:font-name="Microsoft JhengHei" style:font-name-asian="Microsoft JhengHei" style:font-name-complex="Microsoft JhengHei"/>
    </style:style>
    <style:style style:name="T1360" style:parent-style-name="DefaultParagraphFont" style:family="text">
      <style:text-properties style:font-name="MingLiU-ExtB" style:font-name-asian="MingLiU-ExtB" style:font-name-complex="MingLiU-ExtB"/>
    </style:style>
    <style:style style:name="T1361" style:parent-style-name="DefaultParagraphFont" style:family="text">
      <style:text-properties style:font-name="Microsoft JhengHei" style:font-name-asian="Microsoft JhengHei" style:font-name-complex="Microsoft JhengHei"/>
    </style:style>
    <style:style style:name="T1362" style:parent-style-name="DefaultParagraphFont" style:family="text">
      <style:text-properties style:font-name="Microsoft JhengHei" style:font-name-asian="Microsoft JhengHei" style:font-name-complex="Microsoft JhengHei"/>
    </style:style>
    <style:style style:name="T1363" style:parent-style-name="DefaultParagraphFont" style:family="text">
      <style:text-properties style:font-name="Microsoft JhengHei" style:font-name-asian="Microsoft JhengHei" style:font-name-complex="Microsoft JhengHei"/>
    </style:style>
    <style:style style:name="T1364" style:parent-style-name="DefaultParagraphFont" style:family="text">
      <style:text-properties style:font-name="Microsoft JhengHei" style:font-name-asian="Microsoft JhengHei" style:font-name-complex="Microsoft JhengHei"/>
    </style:style>
    <style:style style:name="T1365" style:parent-style-name="DefaultParagraphFont" style:family="text">
      <style:text-properties style:font-name="MS Gothic" style:font-name-asian="MS Gothic" style:font-name-complex="MS Gothic"/>
    </style:style>
    <style:style style:name="T1366" style:parent-style-name="DefaultParagraphFont" style:family="text">
      <style:text-properties style:font-name="MS Gothic" style:font-name-asian="MS Gothic" style:font-name-complex="MS Gothic"/>
    </style:style>
    <style:style style:name="T1367" style:parent-style-name="DefaultParagraphFont" style:family="text">
      <style:text-properties style:font-name="Microsoft JhengHei" style:font-name-asian="Microsoft JhengHei" style:font-name-complex="Microsoft JhengHei"/>
    </style:style>
    <style:style style:name="T1368" style:parent-style-name="DefaultParagraphFont" style:family="text">
      <style:text-properties style:font-name="MS Gothic" style:font-name-asian="MS Gothic" style:font-name-complex="MS Gothic"/>
    </style:style>
    <style:style style:name="T1369" style:parent-style-name="DefaultParagraphFont" style:family="text">
      <style:text-properties style:font-name="Microsoft JhengHei" style:font-name-asian="Microsoft JhengHei" style:font-name-complex="Microsoft JhengHei"/>
    </style:style>
    <style:style style:name="T1370" style:parent-style-name="DefaultParagraphFont" style:family="text">
      <style:text-properties style:font-name="Microsoft JhengHei" style:font-name-asian="Microsoft JhengHei" style:font-name-complex="Microsoft JhengHei"/>
    </style:style>
    <style:style style:name="T1371" style:parent-style-name="DefaultParagraphFont" style:family="text">
      <style:text-properties style:font-name="Microsoft JhengHei" style:font-name-asian="Microsoft JhengHei" style:font-name-complex="Microsoft JhengHei"/>
    </style:style>
    <style:style style:name="T1372" style:parent-style-name="DefaultParagraphFont" style:family="text">
      <style:text-properties style:font-name="Microsoft JhengHei" style:font-name-asian="Microsoft JhengHei" style:font-name-complex="Microsoft JhengHei"/>
    </style:style>
    <style:style style:name="T1373" style:parent-style-name="DefaultParagraphFont" style:family="text">
      <style:text-properties style:font-name="Microsoft JhengHei" style:font-name-asian="Microsoft JhengHei" style:font-name-complex="Microsoft JhengHei"/>
    </style:style>
    <style:style style:name="T1374" style:parent-style-name="DefaultParagraphFont" style:family="text">
      <style:text-properties style:font-name="MS Gothic" style:font-name-asian="MS Gothic" style:font-name-complex="MS Gothic"/>
    </style:style>
    <style:style style:name="T1375" style:parent-style-name="DefaultParagraphFont" style:family="text">
      <style:text-properties style:font-name="Microsoft JhengHei" style:font-name-asian="Microsoft JhengHei" style:font-name-complex="Microsoft JhengHei"/>
    </style:style>
    <style:style style:name="T1376" style:parent-style-name="DefaultParagraphFont" style:family="text">
      <style:text-properties style:font-name="MS Gothic" style:font-name-asian="MS Gothic" style:font-name-complex="MS Gothic"/>
    </style:style>
    <style:style style:name="T1377" style:parent-style-name="DefaultParagraphFont" style:family="text">
      <style:text-properties style:font-name="MingLiU-ExtB" style:font-name-asian="MingLiU-ExtB" style:font-name-complex="MingLiU-ExtB"/>
    </style:style>
    <style:style style:name="T1378" style:parent-style-name="DefaultParagraphFont" style:family="text">
      <style:text-properties style:font-name="Microsoft JhengHei" style:font-name-asian="Microsoft JhengHei" style:font-name-complex="Microsoft JhengHei"/>
    </style:style>
    <style:style style:name="T1379" style:parent-style-name="DefaultParagraphFont" style:family="text">
      <style:text-properties style:font-name="Microsoft JhengHei" style:font-name-asian="Microsoft JhengHei" style:font-name-complex="Microsoft JhengHei"/>
    </style:style>
    <style:style style:name="T1380" style:parent-style-name="DefaultParagraphFont" style:family="text">
      <style:text-properties style:font-name="Microsoft JhengHei" style:font-name-asian="Microsoft JhengHei" style:font-name-complex="Microsoft JhengHei"/>
    </style:style>
    <style:style style:name="T1381" style:parent-style-name="DefaultParagraphFont" style:family="text">
      <style:text-properties style:font-name="Microsoft JhengHei" style:font-name-asian="Microsoft JhengHei" style:font-name-complex="Microsoft JhengHei"/>
    </style:style>
    <style:style style:name="T1382" style:parent-style-name="DefaultParagraphFont" style:family="text">
      <style:text-properties style:font-name="Microsoft JhengHei" style:font-name-asian="Microsoft JhengHei" style:font-name-complex="Microsoft JhengHei"/>
    </style:style>
    <style:style style:name="T1383" style:parent-style-name="DefaultParagraphFont" style:family="text">
      <style:text-properties style:font-name="Microsoft JhengHei" style:font-name-asian="Microsoft JhengHei" style:font-name-complex="Microsoft JhengHei"/>
    </style:style>
    <style:style style:name="T1384" style:parent-style-name="DefaultParagraphFont" style:family="text">
      <style:text-properties style:font-name="Microsoft JhengHei" style:font-name-asian="Microsoft JhengHei" style:font-name-complex="Microsoft JhengHei"/>
    </style:style>
    <style:style style:name="T1385" style:parent-style-name="DefaultParagraphFont" style:family="text">
      <style:text-properties style:font-name="Microsoft JhengHei" style:font-name-asian="Microsoft JhengHei" style:font-name-complex="Microsoft JhengHei"/>
    </style:style>
    <style:style style:name="T1386" style:parent-style-name="DefaultParagraphFont" style:family="text">
      <style:text-properties style:font-name="Microsoft JhengHei" style:font-name-asian="Microsoft JhengHei" style:font-name-complex="Microsoft JhengHei"/>
    </style:style>
    <style:style style:name="T1387" style:parent-style-name="DefaultParagraphFont" style:family="text">
      <style:text-properties style:font-name="Microsoft JhengHei" style:font-name-asian="Microsoft JhengHei" style:font-name-complex="Microsoft JhengHei"/>
    </style:style>
    <style:style style:name="T1388" style:parent-style-name="DefaultParagraphFont" style:family="text">
      <style:text-properties style:font-name="Microsoft JhengHei" style:font-name-asian="Microsoft JhengHei" style:font-name-complex="Microsoft JhengHei"/>
    </style:style>
    <style:style style:name="T1389" style:parent-style-name="DefaultParagraphFont" style:family="text">
      <style:text-properties style:font-name="Microsoft JhengHei" style:font-name-asian="Microsoft JhengHei" style:font-name-complex="Microsoft JhengHei"/>
    </style:style>
    <style:style style:name="T1390" style:parent-style-name="DefaultParagraphFont" style:family="text">
      <style:text-properties style:font-name="Microsoft JhengHei" style:font-name-asian="Microsoft JhengHei" style:font-name-complex="Microsoft JhengHei"/>
    </style:style>
    <style:style style:name="T1391" style:parent-style-name="DefaultParagraphFont" style:family="text">
      <style:text-properties style:font-name="Microsoft JhengHei" style:font-name-asian="Microsoft JhengHei" style:font-name-complex="Microsoft JhengHei"/>
    </style:style>
    <style:style style:name="T1392" style:parent-style-name="DefaultParagraphFont" style:family="text">
      <style:text-properties style:font-name="Microsoft JhengHei" style:font-name-asian="Microsoft JhengHei" style:font-name-complex="Microsoft JhengHei"/>
    </style:style>
    <style:style style:name="T1393" style:parent-style-name="DefaultParagraphFont" style:family="text">
      <style:text-properties style:font-name="Microsoft JhengHei" style:font-name-asian="Microsoft JhengHei" style:font-name-complex="Microsoft JhengHei"/>
    </style:style>
    <style:style style:name="T1394" style:parent-style-name="DefaultParagraphFont" style:family="text">
      <style:text-properties style:font-name="Microsoft JhengHei" style:font-name-asian="Microsoft JhengHei" style:font-name-complex="Microsoft JhengHei"/>
    </style:style>
    <style:style style:name="T1395" style:parent-style-name="DefaultParagraphFont" style:family="text">
      <style:text-properties style:font-name="Microsoft JhengHei" style:font-name-asian="Microsoft JhengHei" style:font-name-complex="Microsoft JhengHei"/>
    </style:style>
    <style:style style:name="T1396" style:parent-style-name="DefaultParagraphFont" style:family="text">
      <style:text-properties style:font-name="Microsoft JhengHei" style:font-name-asian="Microsoft JhengHei" style:font-name-complex="Microsoft JhengHei"/>
    </style:style>
    <style:style style:name="T1397" style:parent-style-name="DefaultParagraphFont" style:family="text">
      <style:text-properties style:font-name="Microsoft JhengHei" style:font-name-asian="Microsoft JhengHei" style:font-name-complex="Microsoft JhengHei"/>
    </style:style>
    <style:style style:name="T1398" style:parent-style-name="DefaultParagraphFont" style:family="text">
      <style:text-properties style:font-name="Microsoft JhengHei" style:font-name-asian="Microsoft JhengHei" style:font-name-complex="Microsoft JhengHei"/>
    </style:style>
    <style:style style:name="T1399" style:parent-style-name="DefaultParagraphFont" style:family="text">
      <style:text-properties style:font-name="Microsoft JhengHei" style:font-name-asian="Microsoft JhengHei" style:font-name-complex="Microsoft JhengHei"/>
    </style:style>
    <style:style style:name="T1400" style:parent-style-name="DefaultParagraphFont" style:family="text">
      <style:text-properties style:font-name="Microsoft JhengHei" style:font-name-asian="Microsoft JhengHei" style:font-name-complex="Microsoft JhengHei"/>
    </style:style>
    <style:style style:name="T1401" style:parent-style-name="DefaultParagraphFont" style:family="text">
      <style:text-properties style:font-name="Microsoft JhengHei" style:font-name-asian="Microsoft JhengHei" style:font-name-complex="Microsoft JhengHei"/>
    </style:style>
    <style:style style:name="T1402" style:parent-style-name="DefaultParagraphFont" style:family="text">
      <style:text-properties style:font-name="MingLiU-ExtB" style:font-name-asian="MingLiU-ExtB" style:font-name-complex="MingLiU-ExtB"/>
    </style:style>
    <style:style style:name="T1403" style:parent-style-name="DefaultParagraphFont" style:family="text">
      <style:text-properties style:font-name="Microsoft JhengHei" style:font-name-asian="Microsoft JhengHei" style:font-name-complex="Microsoft JhengHei"/>
    </style:style>
    <style:style style:name="T1404" style:parent-style-name="DefaultParagraphFont" style:family="text">
      <style:text-properties style:font-name="Microsoft JhengHei" style:font-name-asian="Microsoft JhengHei" style:font-name-complex="Microsoft JhengHei"/>
    </style:style>
    <style:style style:name="T1405" style:parent-style-name="DefaultParagraphFont" style:family="text">
      <style:text-properties style:font-name="Microsoft JhengHei" style:font-name-asian="Microsoft JhengHei" style:font-name-complex="Microsoft JhengHei"/>
    </style:style>
    <style:style style:name="T1406" style:parent-style-name="DefaultParagraphFont" style:family="text">
      <style:text-properties style:font-name="Microsoft JhengHei" style:font-name-asian="Microsoft JhengHei" style:font-name-complex="Microsoft JhengHei"/>
    </style:style>
    <style:style style:name="T1407" style:parent-style-name="DefaultParagraphFont" style:family="text">
      <style:text-properties style:font-name="Microsoft JhengHei" style:font-name-asian="Microsoft JhengHei" style:font-name-complex="Microsoft JhengHei"/>
    </style:style>
    <style:style style:name="T1408" style:parent-style-name="DefaultParagraphFont" style:family="text">
      <style:text-properties style:font-name="Microsoft JhengHei" style:font-name-asian="Microsoft JhengHei" style:font-name-complex="Microsoft JhengHei"/>
    </style:style>
    <style:style style:name="T1409" style:parent-style-name="DefaultParagraphFont" style:family="text">
      <style:text-properties style:font-name="Microsoft JhengHei" style:font-name-asian="Microsoft JhengHei" style:font-name-complex="Microsoft JhengHei"/>
    </style:style>
    <style:style style:name="T1410" style:parent-style-name="DefaultParagraphFont" style:family="text">
      <style:text-properties style:font-name="Microsoft JhengHei" style:font-name-asian="Microsoft JhengHei" style:font-name-complex="Microsoft JhengHei"/>
    </style:style>
    <style:style style:name="T1411" style:parent-style-name="DefaultParagraphFont" style:family="text">
      <style:text-properties style:font-name="Microsoft JhengHei" style:font-name-asian="Microsoft JhengHei" style:font-name-complex="Microsoft JhengHei"/>
    </style:style>
    <style:style style:name="T1412" style:parent-style-name="DefaultParagraphFont" style:family="text">
      <style:text-properties style:font-name="Microsoft JhengHei" style:font-name-asian="Microsoft JhengHei" style:font-name-complex="Microsoft JhengHei"/>
    </style:style>
    <style:style style:name="T1413" style:parent-style-name="DefaultParagraphFont" style:family="text">
      <style:text-properties style:font-name="Microsoft JhengHei" style:font-name-asian="Microsoft JhengHei" style:font-name-complex="Microsoft JhengHei"/>
    </style:style>
    <style:style style:name="T1414" style:parent-style-name="DefaultParagraphFont" style:family="text">
      <style:text-properties style:font-name="Microsoft JhengHei" style:font-name-asian="Microsoft JhengHei" style:font-name-complex="Microsoft JhengHei"/>
    </style:style>
    <style:style style:name="T1415" style:parent-style-name="DefaultParagraphFont" style:family="text">
      <style:text-properties style:font-name="Microsoft JhengHei" style:font-name-asian="Microsoft JhengHei" style:font-name-complex="Microsoft JhengHei"/>
    </style:style>
    <style:style style:name="T1416" style:parent-style-name="DefaultParagraphFont" style:family="text">
      <style:text-properties style:font-name="Microsoft JhengHei" style:font-name-asian="Microsoft JhengHei" style:font-name-complex="Microsoft JhengHei"/>
    </style:style>
    <style:style style:name="T1417" style:parent-style-name="DefaultParagraphFont" style:family="text">
      <style:text-properties style:font-name="Microsoft JhengHei" style:font-name-asian="Microsoft JhengHei" style:font-name-complex="Microsoft JhengHei"/>
    </style:style>
    <style:style style:name="T1418" style:parent-style-name="DefaultParagraphFont" style:family="text">
      <style:text-properties style:font-name="Microsoft JhengHei" style:font-name-asian="Microsoft JhengHei" style:font-name-complex="Microsoft JhengHei"/>
    </style:style>
    <style:style style:name="T1419" style:parent-style-name="DefaultParagraphFont" style:family="text">
      <style:text-properties style:font-name="Microsoft JhengHei" style:font-name-asian="Microsoft JhengHei" style:font-name-complex="Microsoft JhengHei"/>
    </style:style>
    <style:style style:name="T1420" style:parent-style-name="DefaultParagraphFont" style:family="text">
      <style:text-properties style:font-name="Microsoft JhengHei" style:font-name-asian="Microsoft JhengHei" style:font-name-complex="Microsoft JhengHei"/>
    </style:style>
    <style:style style:name="T1421" style:parent-style-name="DefaultParagraphFont" style:family="text">
      <style:text-properties style:font-name="Microsoft JhengHei" style:font-name-asian="Microsoft JhengHei" style:font-name-complex="Microsoft JhengHei"/>
    </style:style>
    <style:style style:name="T1422" style:parent-style-name="DefaultParagraphFont" style:family="text">
      <style:text-properties style:font-name="Microsoft JhengHei" style:font-name-asian="Microsoft JhengHei" style:font-name-complex="Microsoft JhengHei"/>
    </style:style>
    <style:style style:name="T1423" style:parent-style-name="DefaultParagraphFont" style:family="text">
      <style:text-properties style:font-name="Microsoft JhengHei" style:font-name-asian="Microsoft JhengHei" style:font-name-complex="Microsoft JhengHei"/>
    </style:style>
    <style:style style:name="T1424" style:parent-style-name="DefaultParagraphFont" style:family="text">
      <style:text-properties style:font-name="Microsoft JhengHei" style:font-name-asian="Microsoft JhengHei" style:font-name-complex="Microsoft JhengHei"/>
    </style:style>
    <style:style style:name="T1425" style:parent-style-name="DefaultParagraphFont" style:family="text">
      <style:text-properties style:font-name="Microsoft JhengHei" style:font-name-asian="Microsoft JhengHei" style:font-name-complex="Microsoft JhengHei"/>
    </style:style>
    <style:style style:name="T1426" style:parent-style-name="DefaultParagraphFont" style:family="text">
      <style:text-properties style:font-name="Microsoft JhengHei" style:font-name-asian="Microsoft JhengHei" style:font-name-complex="Microsoft JhengHei"/>
    </style:style>
    <style:style style:name="T1427" style:parent-style-name="DefaultParagraphFont" style:family="text">
      <style:text-properties style:font-name="MS Gothic" style:font-name-asian="MS Gothic" style:font-name-complex="MS Gothic"/>
    </style:style>
    <style:style style:name="T1428" style:parent-style-name="DefaultParagraphFont" style:family="text">
      <style:text-properties style:font-name="MingLiU-ExtB" style:font-name-asian="MingLiU-ExtB" style:font-name-complex="MingLiU-ExtB"/>
    </style:style>
    <style:style style:name="T1429" style:parent-style-name="DefaultParagraphFont" style:family="text">
      <style:text-properties style:font-name="MS Gothic" style:font-name-asian="MS Gothic" style:font-name-complex="MS Gothic"/>
    </style:style>
    <style:style style:name="T1430" style:parent-style-name="DefaultParagraphFont" style:family="text">
      <style:text-properties style:font-name="Microsoft JhengHei" style:font-name-asian="Microsoft JhengHei" style:font-name-complex="Microsoft JhengHei"/>
    </style:style>
    <style:style style:name="T1431" style:parent-style-name="DefaultParagraphFont" style:family="text">
      <style:text-properties style:font-name="Microsoft JhengHei" style:font-name-asian="Microsoft JhengHei" style:font-name-complex="Microsoft JhengHei"/>
    </style:style>
    <style:style style:name="T1432" style:parent-style-name="DefaultParagraphFont" style:family="text">
      <style:text-properties style:font-name="Microsoft JhengHei" style:font-name-asian="Microsoft JhengHei" style:font-name-complex="Microsoft JhengHei"/>
    </style:style>
    <style:style style:name="T1433" style:parent-style-name="DefaultParagraphFont" style:family="text">
      <style:text-properties style:font-name="Microsoft JhengHei" style:font-name-asian="Microsoft JhengHei" style:font-name-complex="Microsoft JhengHei"/>
    </style:style>
    <style:style style:name="T1434" style:parent-style-name="DefaultParagraphFont" style:family="text">
      <style:text-properties style:font-name="MS Gothic" style:font-name-asian="MS Gothic" style:font-name-complex="MS Gothic"/>
    </style:style>
    <style:style style:name="T1435" style:parent-style-name="DefaultParagraphFont" style:family="text">
      <style:text-properties style:font-name="Microsoft JhengHei" style:font-name-asian="Microsoft JhengHei" style:font-name-complex="Microsoft JhengHei"/>
    </style:style>
    <style:style style:name="T1436" style:parent-style-name="DefaultParagraphFont" style:family="text">
      <style:text-properties style:font-name="MS Gothic" style:font-name-asian="MS Gothic" style:font-name-complex="MS Gothic"/>
    </style:style>
    <style:style style:name="T1437" style:parent-style-name="DefaultParagraphFont" style:family="text">
      <style:text-properties style:font-name="MS Gothic" style:font-name-asian="MS Gothic" style:font-name-complex="MS Gothic"/>
    </style:style>
    <style:style style:name="T1438" style:parent-style-name="DefaultParagraphFont" style:family="text">
      <style:text-properties style:font-name="Microsoft JhengHei" style:font-name-asian="Microsoft JhengHei" style:font-name-complex="Microsoft JhengHei"/>
    </style:style>
    <style:style style:name="T1439" style:parent-style-name="DefaultParagraphFont" style:family="text">
      <style:text-properties style:font-name="Malgun Gothic" style:font-name-asian="Malgun Gothic" style:font-name-complex="Malgun Gothic"/>
    </style:style>
    <style:style style:name="T1440" style:parent-style-name="DefaultParagraphFont" style:family="text">
      <style:text-properties style:font-name="Microsoft JhengHei" style:font-name-asian="Microsoft JhengHei" style:font-name-complex="Microsoft JhengHei"/>
    </style:style>
    <style:style style:name="T1441" style:parent-style-name="DefaultParagraphFont" style:family="text">
      <style:text-properties style:font-name="Microsoft JhengHei" style:font-name-asian="Microsoft JhengHei" style:font-name-complex="Microsoft JhengHei"/>
    </style:style>
    <style:style style:name="T1442" style:parent-style-name="DefaultParagraphFont" style:family="text">
      <style:text-properties style:font-name="Microsoft JhengHei" style:font-name-asian="Microsoft JhengHei" style:font-name-complex="Microsoft JhengHei"/>
    </style:style>
    <style:style style:name="T1443" style:parent-style-name="DefaultParagraphFont" style:family="text">
      <style:text-properties style:font-name="MS Gothic" style:font-name-asian="MS Gothic" style:font-name-complex="MS Gothic"/>
    </style:style>
    <style:style style:name="T1444" style:parent-style-name="DefaultParagraphFont" style:family="text">
      <style:text-properties style:font-name="Microsoft JhengHei" style:font-name-asian="Microsoft JhengHei" style:font-name-complex="Microsoft JhengHei"/>
    </style:style>
    <style:style style:name="T1445" style:parent-style-name="DefaultParagraphFont" style:family="text">
      <style:text-properties style:font-name="Microsoft JhengHei" style:font-name-asian="Microsoft JhengHei" style:font-name-complex="Microsoft JhengHei"/>
    </style:style>
    <style:style style:name="T1446" style:parent-style-name="DefaultParagraphFont" style:family="text">
      <style:text-properties style:font-name="Microsoft JhengHei" style:font-name-asian="Microsoft JhengHei" style:font-name-complex="Microsoft JhengHei"/>
    </style:style>
    <style:style style:name="T1447" style:parent-style-name="DefaultParagraphFont" style:family="text">
      <style:text-properties style:font-name="Microsoft JhengHei" style:font-name-asian="Microsoft JhengHei" style:font-name-complex="Microsoft JhengHei"/>
    </style:style>
    <style:style style:name="T1448" style:parent-style-name="DefaultParagraphFont" style:family="text">
      <style:text-properties style:font-name="Microsoft JhengHei" style:font-name-asian="Microsoft JhengHei" style:font-name-complex="Microsoft JhengHei"/>
    </style:style>
    <style:style style:name="T1449" style:parent-style-name="DefaultParagraphFont" style:family="text">
      <style:text-properties style:font-name="MS Gothic" style:font-name-asian="MS Gothic" style:font-name-complex="MS Gothic"/>
    </style:style>
    <style:style style:name="T1450" style:parent-style-name="DefaultParagraphFont" style:family="text">
      <style:text-properties style:font-name="MingLiU-ExtB" style:font-name-asian="MingLiU-ExtB" style:font-name-complex="MingLiU-ExtB"/>
    </style:style>
    <style:style style:name="T1451" style:parent-style-name="DefaultParagraphFont" style:family="text">
      <style:text-properties style:font-name="MingLiU-ExtB" style:font-name-asian="MingLiU-ExtB" style:font-name-complex="MingLiU-ExtB"/>
    </style:style>
    <style:style style:name="T1452" style:parent-style-name="DefaultParagraphFont" style:family="text">
      <style:text-properties style:font-name="Microsoft JhengHei" style:font-name-asian="Microsoft JhengHei" style:font-name-complex="Microsoft JhengHei"/>
    </style:style>
    <style:style style:name="T1453" style:parent-style-name="DefaultParagraphFont" style:family="text">
      <style:text-properties style:font-name="MS Gothic" style:font-name-asian="MS Gothic" style:font-name-complex="MS Gothic"/>
    </style:style>
    <style:style style:name="T1454" style:parent-style-name="DefaultParagraphFont" style:family="text">
      <style:text-properties style:font-name="Microsoft JhengHei" style:font-name-asian="Microsoft JhengHei" style:font-name-complex="Microsoft JhengHei"/>
    </style:style>
    <style:style style:name="T1455" style:parent-style-name="DefaultParagraphFont" style:family="text">
      <style:text-properties style:font-name="Microsoft JhengHei" style:font-name-asian="Microsoft JhengHei" style:font-name-complex="Microsoft JhengHei"/>
    </style:style>
    <style:style style:name="T1456" style:parent-style-name="DefaultParagraphFont" style:family="text">
      <style:text-properties style:font-name="Microsoft JhengHei" style:font-name-asian="Microsoft JhengHei" style:font-name-complex="Microsoft JhengHei"/>
    </style:style>
    <style:style style:name="T1457" style:parent-style-name="DefaultParagraphFont" style:family="text">
      <style:text-properties style:font-name="Microsoft JhengHei" style:font-name-asian="Microsoft JhengHei" style:font-name-complex="Microsoft JhengHei"/>
    </style:style>
    <style:style style:name="T1458" style:parent-style-name="DefaultParagraphFont" style:family="text">
      <style:text-properties style:font-name="Microsoft JhengHei" style:font-name-asian="Microsoft JhengHei" style:font-name-complex="Microsoft JhengHei"/>
    </style:style>
    <style:style style:name="T1459" style:parent-style-name="DefaultParagraphFont" style:family="text">
      <style:text-properties style:font-name="Microsoft JhengHei" style:font-name-asian="Microsoft JhengHei" style:font-name-complex="Microsoft JhengHei"/>
    </style:style>
    <style:style style:name="T1460" style:parent-style-name="DefaultParagraphFont" style:family="text">
      <style:text-properties style:font-name="Microsoft JhengHei" style:font-name-asian="Microsoft JhengHei" style:font-name-complex="Microsoft JhengHei"/>
    </style:style>
    <style:style style:name="T1461" style:parent-style-name="DefaultParagraphFont" style:family="text">
      <style:text-properties style:font-name="MingLiU-ExtB" style:font-name-asian="MingLiU-ExtB" style:font-name-complex="MingLiU-ExtB"/>
    </style:style>
    <style:style style:name="T1462" style:parent-style-name="DefaultParagraphFont" style:family="text">
      <style:text-properties style:font-name="Microsoft JhengHei" style:font-name-asian="Microsoft JhengHei" style:font-name-complex="Microsoft JhengHei"/>
    </style:style>
    <style:style style:name="T1463" style:parent-style-name="DefaultParagraphFont" style:family="text">
      <style:text-properties style:font-name="Microsoft JhengHei" style:font-name-asian="Microsoft JhengHei" style:font-name-complex="Microsoft JhengHei"/>
    </style:style>
    <style:style style:name="T1464" style:parent-style-name="DefaultParagraphFont" style:family="text">
      <style:text-properties style:font-name="MS Gothic" style:font-name-asian="MS Gothic" style:font-name-complex="MS Gothic"/>
    </style:style>
    <style:style style:name="T1465" style:parent-style-name="DefaultParagraphFont" style:family="text">
      <style:text-properties style:font-name="Microsoft JhengHei" style:font-name-asian="Microsoft JhengHei" style:font-name-complex="Microsoft JhengHei"/>
    </style:style>
    <style:style style:name="T1466" style:parent-style-name="DefaultParagraphFont" style:family="text">
      <style:text-properties style:font-name="MS Gothic" style:font-name-asian="MS Gothic" style:font-name-complex="MS Gothic"/>
    </style:style>
    <style:style style:name="T1467" style:parent-style-name="DefaultParagraphFont" style:family="text">
      <style:text-properties style:font-name="Microsoft JhengHei" style:font-name-asian="Microsoft JhengHei" style:font-name-complex="Microsoft JhengHei"/>
    </style:style>
    <style:style style:name="T1468" style:parent-style-name="DefaultParagraphFont" style:family="text">
      <style:text-properties style:font-name="MS Gothic" style:font-name-asian="MS Gothic" style:font-name-complex="MS Gothic"/>
    </style:style>
    <style:style style:name="T1469" style:parent-style-name="DefaultParagraphFont" style:family="text">
      <style:text-properties style:font-name="MS Gothic" style:font-name-asian="MS Gothic" style:font-name-complex="MS Gothic"/>
    </style:style>
    <style:style style:name="T1470" style:parent-style-name="DefaultParagraphFont" style:family="text">
      <style:text-properties style:font-name="Microsoft JhengHei" style:font-name-asian="Microsoft JhengHei" style:font-name-complex="Microsoft JhengHei"/>
    </style:style>
    <style:style style:name="T1471" style:parent-style-name="DefaultParagraphFont" style:family="text">
      <style:text-properties style:font-name="Microsoft JhengHei" style:font-name-asian="Microsoft JhengHei" style:font-name-complex="Microsoft JhengHei"/>
    </style:style>
    <style:style style:name="T1472" style:parent-style-name="DefaultParagraphFont" style:family="text">
      <style:text-properties style:font-name="Microsoft JhengHei" style:font-name-asian="Microsoft JhengHei" style:font-name-complex="Microsoft JhengHei"/>
    </style:style>
    <style:style style:name="T1473" style:parent-style-name="DefaultParagraphFont" style:family="text">
      <style:text-properties style:font-name="Microsoft JhengHei" style:font-name-asian="Microsoft JhengHei" style:font-name-complex="Microsoft JhengHei"/>
    </style:style>
    <style:style style:name="T1474" style:parent-style-name="DefaultParagraphFont" style:family="text">
      <style:text-properties style:font-name="Microsoft JhengHei" style:font-name-asian="Microsoft JhengHei" style:font-name-complex="Microsoft JhengHei"/>
    </style:style>
    <style:style style:name="T1475" style:parent-style-name="DefaultParagraphFont" style:family="text">
      <style:text-properties style:font-name="Microsoft JhengHei" style:font-name-asian="Microsoft JhengHei" style:font-name-complex="Microsoft JhengHei"/>
    </style:style>
    <style:style style:name="T1476" style:parent-style-name="DefaultParagraphFont" style:family="text">
      <style:text-properties style:font-name="Microsoft JhengHei" style:font-name-asian="Microsoft JhengHei" style:font-name-complex="Microsoft JhengHei"/>
    </style:style>
    <style:style style:name="T1477" style:parent-style-name="DefaultParagraphFont" style:family="text">
      <style:text-properties style:font-name="MingLiU-ExtB" style:font-name-asian="MingLiU-ExtB" style:font-name-complex="MingLiU-ExtB"/>
    </style:style>
    <style:style style:name="T1478" style:parent-style-name="DefaultParagraphFont" style:family="text">
      <style:text-properties style:font-name="MS Gothic" style:font-name-asian="MS Gothic" style:font-name-complex="MS Gothic"/>
    </style:style>
    <style:style style:name="T1479" style:parent-style-name="DefaultParagraphFont" style:family="text">
      <style:text-properties style:font-name="Microsoft JhengHei" style:font-name-asian="Microsoft JhengHei" style:font-name-complex="Microsoft JhengHei"/>
    </style:style>
    <style:style style:name="T1480" style:parent-style-name="DefaultParagraphFont" style:family="text">
      <style:text-properties style:font-name="Microsoft JhengHei" style:font-name-asian="Microsoft JhengHei" style:font-name-complex="Microsoft JhengHei"/>
    </style:style>
    <style:style style:name="T1481" style:parent-style-name="DefaultParagraphFont" style:family="text">
      <style:text-properties style:font-name="MS Gothic" style:font-name-asian="MS Gothic" style:font-name-complex="MS Gothic"/>
    </style:style>
    <style:style style:name="T1482" style:parent-style-name="DefaultParagraphFont" style:family="text">
      <style:text-properties style:font-name="Microsoft JhengHei" style:font-name-asian="Microsoft JhengHei" style:font-name-complex="Microsoft JhengHei"/>
    </style:style>
    <style:style style:name="T1483" style:parent-style-name="DefaultParagraphFont" style:family="text">
      <style:text-properties style:font-name="Microsoft JhengHei" style:font-name-asian="Microsoft JhengHei" style:font-name-complex="Microsoft JhengHei"/>
    </style:style>
    <style:style style:name="T1484" style:parent-style-name="DefaultParagraphFont" style:family="text">
      <style:text-properties style:font-name="Microsoft JhengHei" style:font-name-asian="Microsoft JhengHei" style:font-name-complex="Microsoft JhengHei"/>
    </style:style>
    <style:style style:name="T1485" style:parent-style-name="DefaultParagraphFont" style:family="text">
      <style:text-properties style:font-name="Microsoft JhengHei" style:font-name-asian="Microsoft JhengHei" style:font-name-complex="Microsoft JhengHei"/>
    </style:style>
    <style:style style:name="T1486" style:parent-style-name="DefaultParagraphFont" style:family="text">
      <style:text-properties style:font-name="Microsoft JhengHei" style:font-name-asian="Microsoft JhengHei" style:font-name-complex="Microsoft JhengHei"/>
    </style:style>
    <style:style style:name="T1487" style:parent-style-name="DefaultParagraphFont" style:family="text">
      <style:text-properties style:font-name="MingLiU-ExtB" style:font-name-asian="MingLiU-ExtB" style:font-name-complex="MingLiU-ExtB"/>
    </style:style>
    <style:style style:name="T1488" style:parent-style-name="DefaultParagraphFont" style:family="text">
      <style:text-properties style:font-name="Microsoft JhengHei" style:font-name-asian="Microsoft JhengHei" style:font-name-complex="Microsoft JhengHei"/>
    </style:style>
    <style:style style:name="T1489" style:parent-style-name="DefaultParagraphFont" style:family="text">
      <style:text-properties style:font-name="Microsoft JhengHei" style:font-name-asian="Microsoft JhengHei" style:font-name-complex="Microsoft JhengHei"/>
    </style:style>
    <style:style style:name="T1490" style:parent-style-name="DefaultParagraphFont" style:family="text">
      <style:text-properties style:font-name="Microsoft JhengHei" style:font-name-asian="Microsoft JhengHei" style:font-name-complex="Microsoft JhengHei"/>
    </style:style>
    <style:style style:name="T1491" style:parent-style-name="DefaultParagraphFont" style:family="text">
      <style:text-properties style:font-name="Microsoft JhengHei" style:font-name-asian="Microsoft JhengHei" style:font-name-complex="Microsoft JhengHei"/>
    </style:style>
    <style:style style:name="T1492" style:parent-style-name="DefaultParagraphFont" style:family="text">
      <style:text-properties style:font-name="Microsoft JhengHei" style:font-name-asian="Microsoft JhengHei" style:font-name-complex="Microsoft JhengHei"/>
    </style:style>
    <style:style style:name="T1493" style:parent-style-name="DefaultParagraphFont" style:family="text">
      <style:text-properties style:font-name="MS Gothic" style:font-name-asian="MS Gothic" style:font-name-complex="MS Gothic"/>
    </style:style>
    <style:style style:name="T1494" style:parent-style-name="DefaultParagraphFont" style:family="text">
      <style:text-properties style:font-name="Microsoft JhengHei" style:font-name-asian="Microsoft JhengHei" style:font-name-complex="Microsoft JhengHei"/>
    </style:style>
    <style:style style:name="T1495" style:parent-style-name="DefaultParagraphFont" style:family="text">
      <style:text-properties style:font-name="Microsoft JhengHei" style:font-name-asian="Microsoft JhengHei" style:font-name-complex="Microsoft JhengHei"/>
    </style:style>
    <style:style style:name="T1496" style:parent-style-name="DefaultParagraphFont" style:family="text">
      <style:text-properties style:font-name="MS Gothic" style:font-name-asian="MS Gothic" style:font-name-complex="MS Gothic"/>
    </style:style>
    <style:style style:name="T1497" style:parent-style-name="DefaultParagraphFont" style:family="text">
      <style:text-properties style:font-name="Microsoft JhengHei" style:font-name-asian="Microsoft JhengHei" style:font-name-complex="Microsoft JhengHei"/>
    </style:style>
    <style:style style:name="T1498" style:parent-style-name="DefaultParagraphFont" style:family="text">
      <style:text-properties style:font-name="Microsoft JhengHei" style:font-name-asian="Microsoft JhengHei" style:font-name-complex="Microsoft JhengHei"/>
    </style:style>
    <style:style style:name="T1499" style:parent-style-name="DefaultParagraphFont" style:family="text">
      <style:text-properties style:font-name="Microsoft JhengHei" style:font-name-asian="Microsoft JhengHei" style:font-name-complex="Microsoft JhengHei"/>
    </style:style>
    <style:style style:name="T1500" style:parent-style-name="DefaultParagraphFont" style:family="text">
      <style:text-properties style:font-name="Microsoft JhengHei" style:font-name-asian="Microsoft JhengHei" style:font-name-complex="Microsoft JhengHei"/>
    </style:style>
    <style:style style:name="T1501" style:parent-style-name="DefaultParagraphFont" style:family="text">
      <style:text-properties style:font-name="Microsoft JhengHei" style:font-name-asian="Microsoft JhengHei" style:font-name-complex="Microsoft JhengHei"/>
    </style:style>
    <style:style style:name="T1502" style:parent-style-name="DefaultParagraphFont" style:family="text">
      <style:text-properties style:font-name="Microsoft JhengHei" style:font-name-asian="Microsoft JhengHei" style:font-name-complex="Microsoft JhengHei"/>
    </style:style>
    <style:style style:name="T1503" style:parent-style-name="DefaultParagraphFont" style:family="text">
      <style:text-properties style:font-name="Microsoft JhengHei" style:font-name-asian="Microsoft JhengHei" style:font-name-complex="Microsoft JhengHei"/>
    </style:style>
    <style:style style:name="T1504" style:parent-style-name="DefaultParagraphFont" style:family="text">
      <style:text-properties style:font-name="Microsoft JhengHei" style:font-name-asian="Microsoft JhengHei" style:font-name-complex="Microsoft JhengHei"/>
    </style:style>
    <style:style style:name="T1505" style:parent-style-name="DefaultParagraphFont" style:family="text">
      <style:text-properties style:font-name="Microsoft JhengHei" style:font-name-asian="Microsoft JhengHei" style:font-name-complex="Microsoft JhengHei"/>
    </style:style>
    <style:style style:name="T1506" style:parent-style-name="DefaultParagraphFont" style:family="text">
      <style:text-properties style:font-name="Microsoft JhengHei" style:font-name-asian="Microsoft JhengHei" style:font-name-complex="Microsoft JhengHei"/>
    </style:style>
    <style:style style:name="T1507" style:parent-style-name="DefaultParagraphFont" style:family="text">
      <style:text-properties style:font-name="Microsoft JhengHei" style:font-name-asian="Microsoft JhengHei" style:font-name-complex="Microsoft JhengHei"/>
    </style:style>
    <style:style style:name="T1508" style:parent-style-name="DefaultParagraphFont" style:family="text">
      <style:text-properties style:font-name="MS Gothic" style:font-name-asian="MS Gothic" style:font-name-complex="MS Gothic"/>
    </style:style>
    <style:style style:name="T1509" style:parent-style-name="DefaultParagraphFont" style:family="text">
      <style:text-properties style:font-name="Microsoft JhengHei" style:font-name-asian="Microsoft JhengHei" style:font-name-complex="Microsoft JhengHei"/>
    </style:style>
    <style:style style:name="T1510" style:parent-style-name="DefaultParagraphFont" style:family="text">
      <style:text-properties style:font-name="Microsoft JhengHei" style:font-name-asian="Microsoft JhengHei" style:font-name-complex="Microsoft JhengHei"/>
    </style:style>
    <style:style style:name="T1511" style:parent-style-name="DefaultParagraphFont" style:family="text">
      <style:text-properties style:font-name="Microsoft JhengHei" style:font-name-asian="Microsoft JhengHei" style:font-name-complex="Microsoft JhengHei"/>
    </style:style>
    <style:style style:name="T1512" style:parent-style-name="DefaultParagraphFont" style:family="text">
      <style:text-properties style:font-name="MS Gothic" style:font-name-asian="MS Gothic" style:font-name-complex="MS Gothic"/>
    </style:style>
    <style:style style:name="T1513" style:parent-style-name="DefaultParagraphFont" style:family="text">
      <style:text-properties style:font-name="Microsoft JhengHei" style:font-name-asian="Microsoft JhengHei" style:font-name-complex="Microsoft JhengHei"/>
    </style:style>
    <style:style style:name="T1514" style:parent-style-name="DefaultParagraphFont" style:family="text">
      <style:text-properties style:font-name="Microsoft JhengHei" style:font-name-asian="Microsoft JhengHei" style:font-name-complex="Microsoft JhengHei"/>
    </style:style>
    <style:style style:name="T1515" style:parent-style-name="DefaultParagraphFont" style:family="text">
      <style:text-properties style:font-name="MS Gothic" style:font-name-asian="MS Gothic" style:font-name-complex="MS Gothic"/>
    </style:style>
    <style:style style:name="T1516" style:parent-style-name="DefaultParagraphFont" style:family="text">
      <style:text-properties style:font-name="MS Gothic" style:font-name-asian="MS Gothic" style:font-name-complex="MS Gothic"/>
    </style:style>
    <style:style style:name="T1517" style:parent-style-name="DefaultParagraphFont" style:family="text">
      <style:text-properties style:font-name="Microsoft JhengHei" style:font-name-asian="Microsoft JhengHei" style:font-name-complex="Microsoft JhengHei"/>
    </style:style>
    <style:style style:name="T1518" style:parent-style-name="DefaultParagraphFont" style:family="text">
      <style:text-properties style:font-name="Microsoft JhengHei" style:font-name-asian="Microsoft JhengHei" style:font-name-complex="Microsoft JhengHei"/>
    </style:style>
    <style:style style:name="T1519" style:parent-style-name="DefaultParagraphFont" style:family="text">
      <style:text-properties style:font-name="MS Gothic" style:font-name-asian="MS Gothic" style:font-name-complex="MS Gothic"/>
    </style:style>
    <style:style style:name="T1520" style:parent-style-name="DefaultParagraphFont" style:family="text">
      <style:text-properties style:font-name="Microsoft JhengHei" style:font-name-asian="Microsoft JhengHei" style:font-name-complex="Microsoft JhengHei"/>
    </style:style>
    <style:style style:name="T1521" style:parent-style-name="DefaultParagraphFont" style:family="text">
      <style:text-properties style:font-name="Microsoft JhengHei" style:font-name-asian="Microsoft JhengHei" style:font-name-complex="Microsoft JhengHei"/>
    </style:style>
    <style:style style:name="T1522" style:parent-style-name="DefaultParagraphFont" style:family="text">
      <style:text-properties style:font-name="Microsoft JhengHei" style:font-name-asian="Microsoft JhengHei" style:font-name-complex="Microsoft JhengHei"/>
    </style:style>
    <style:style style:name="T1523" style:parent-style-name="DefaultParagraphFont" style:family="text">
      <style:text-properties style:font-name="Microsoft JhengHei" style:font-name-asian="Microsoft JhengHei" style:font-name-complex="Microsoft JhengHei"/>
    </style:style>
    <style:style style:name="T1524" style:parent-style-name="DefaultParagraphFont" style:family="text">
      <style:text-properties style:font-name="Microsoft JhengHei" style:font-name-asian="Microsoft JhengHei" style:font-name-complex="Microsoft JhengHei"/>
    </style:style>
    <style:style style:name="T1525" style:parent-style-name="DefaultParagraphFont" style:family="text">
      <style:text-properties style:font-name="Microsoft JhengHei" style:font-name-asian="Microsoft JhengHei" style:font-name-complex="Microsoft JhengHei"/>
    </style:style>
    <style:style style:name="T1526" style:parent-style-name="DefaultParagraphFont" style:family="text">
      <style:text-properties style:font-name="Microsoft JhengHei" style:font-name-asian="Microsoft JhengHei" style:font-name-complex="Microsoft JhengHei"/>
    </style:style>
    <style:style style:name="T1527" style:parent-style-name="DefaultParagraphFont" style:family="text">
      <style:text-properties style:font-name="Microsoft JhengHei" style:font-name-asian="Microsoft JhengHei" style:font-name-complex="Microsoft JhengHei"/>
    </style:style>
    <style:style style:name="T1528" style:parent-style-name="DefaultParagraphFont" style:family="text">
      <style:text-properties style:font-name="Microsoft JhengHei" style:font-name-asian="Microsoft JhengHei" style:font-name-complex="Microsoft JhengHei"/>
    </style:style>
    <style:style style:name="T1529" style:parent-style-name="DefaultParagraphFont" style:family="text">
      <style:text-properties style:font-name="Microsoft JhengHei" style:font-name-asian="Microsoft JhengHei" style:font-name-complex="Microsoft JhengHei"/>
    </style:style>
    <style:style style:name="T1530" style:parent-style-name="DefaultParagraphFont" style:family="text">
      <style:text-properties style:font-name="Microsoft JhengHei" style:font-name-asian="Microsoft JhengHei" style:font-name-complex="Microsoft JhengHei"/>
    </style:style>
    <style:style style:name="T1531" style:parent-style-name="DefaultParagraphFont" style:family="text">
      <style:text-properties fo:font-weight="bold" style:font-weight-asian="bold" style:font-weight-complex="bold"/>
    </style:style>
    <style:style style:name="T1532" style:parent-style-name="DefaultParagraphFont" style:family="text">
      <style:text-properties style:font-name="Microsoft JhengHei" style:font-name-asian="Microsoft JhengHei" style:font-name-complex="Microsoft JhengHei" fo:font-weight="bold" style:font-weight-asian="bold" style:font-weight-complex="bold"/>
    </style:style>
    <style:style style:name="T1533" style:parent-style-name="DefaultParagraphFont" style:family="text">
      <style:text-properties fo:font-weight="bold" style:font-weight-asian="bold" style:font-weight-complex="bold"/>
    </style:style>
    <style:style style:name="T1534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/>
    </style:style>
    <style:style style:name="T1535" style:parent-style-name="DefaultParagraphFont" style:family="text">
      <style:text-properties fo:font-weight="bold" style:font-weight-asian="bold" style:font-weight-complex="bold"/>
    </style:style>
    <style:style style:name="T1536" style:parent-style-name="DefaultParagraphFont" style:family="text">
      <style:text-properties style:font-name="Microsoft JhengHei" style:font-name-asian="Microsoft JhengHei" style:font-name-complex="Microsoft JhengHei" fo:font-weight="bold" style:font-weight-asian="bold" style:font-weight-complex="bold"/>
    </style:style>
    <style:style style:name="T1537" style:parent-style-name="DefaultParagraphFont" style:family="text">
      <style:text-properties fo:font-weight="bold" style:font-weight-asian="bold" style:font-weight-complex="bold"/>
    </style:style>
    <style:style style:name="T1538" style:parent-style-name="DefaultParagraphFont" style:family="text">
      <style:text-properties style:font-name="Microsoft JhengHei" style:font-name-asian="Microsoft JhengHei" style:font-name-complex="Microsoft JhengHei"/>
    </style:style>
    <style:style style:name="T1539" style:parent-style-name="DefaultParagraphFont" style:family="text">
      <style:text-properties style:font-name="Microsoft JhengHei" style:font-name-asian="Microsoft JhengHei" style:font-name-complex="Microsoft JhengHei"/>
    </style:style>
    <style:style style:name="T1540" style:parent-style-name="DefaultParagraphFont" style:family="text">
      <style:text-properties style:font-name="Microsoft JhengHei" style:font-name-asian="Microsoft JhengHei" style:font-name-complex="Microsoft JhengHei"/>
    </style:style>
    <style:style style:name="T1541" style:parent-style-name="DefaultParagraphFont" style:family="text">
      <style:text-properties style:font-name="Microsoft JhengHei" style:font-name-asian="Microsoft JhengHei" style:font-name-complex="Microsoft JhengHei"/>
    </style:style>
    <style:style style:name="T1542" style:parent-style-name="DefaultParagraphFont" style:family="text">
      <style:text-properties style:font-name="Microsoft JhengHei" style:font-name-asian="Microsoft JhengHei" style:font-name-complex="Microsoft JhengHei"/>
    </style:style>
    <style:style style:name="T1543" style:parent-style-name="DefaultParagraphFont" style:family="text">
      <style:text-properties style:font-name="Microsoft JhengHei" style:font-name-asian="Microsoft JhengHei" style:font-name-complex="Microsoft JhengHei"/>
    </style:style>
    <style:style style:name="T1544" style:parent-style-name="DefaultParagraphFont" style:family="text">
      <style:text-properties style:font-name="Microsoft JhengHei" style:font-name-asian="Microsoft JhengHei" style:font-name-complex="Microsoft JhengHei"/>
    </style:style>
    <style:style style:name="T1545" style:parent-style-name="DefaultParagraphFont" style:family="text">
      <style:text-properties style:font-name="MS Gothic" style:font-name-asian="MS Gothic" style:font-name-complex="MS Gothic"/>
    </style:style>
    <style:style style:name="T1546" style:parent-style-name="DefaultParagraphFont" style:family="text">
      <style:text-properties style:font-name="MS Gothic" style:font-name-asian="MS Gothic" style:font-name-complex="MS Gothic"/>
    </style:style>
    <style:style style:name="T1547" style:parent-style-name="DefaultParagraphFont" style:family="text">
      <style:text-properties style:font-name="Microsoft JhengHei" style:font-name-asian="Microsoft JhengHei" style:font-name-complex="Microsoft JhengHei"/>
    </style:style>
    <style:style style:name="T1548" style:parent-style-name="DefaultParagraphFont" style:family="text">
      <style:text-properties style:font-name="Microsoft JhengHei" style:font-name-asian="Microsoft JhengHei" style:font-name-complex="Microsoft JhengHei"/>
    </style:style>
    <style:style style:name="T1549" style:parent-style-name="DefaultParagraphFont" style:family="text">
      <style:text-properties style:font-name="MingLiU-ExtB" style:font-name-asian="MingLiU-ExtB" style:font-name-complex="MingLiU-ExtB"/>
    </style:style>
    <style:style style:name="T1550" style:parent-style-name="DefaultParagraphFont" style:family="text">
      <style:text-properties style:font-name="Microsoft JhengHei" style:font-name-asian="Microsoft JhengHei" style:font-name-complex="Microsoft JhengHei"/>
    </style:style>
    <style:style style:name="T1551" style:parent-style-name="DefaultParagraphFont" style:family="text">
      <style:text-properties style:font-name="Microsoft JhengHei" style:font-name-asian="Microsoft JhengHei" style:font-name-complex="Microsoft JhengHei"/>
    </style:style>
    <style:style style:name="T1552" style:parent-style-name="DefaultParagraphFont" style:family="text">
      <style:text-properties style:font-name="Microsoft JhengHei" style:font-name-asian="Microsoft JhengHei" style:font-name-complex="Microsoft JhengHei"/>
    </style:style>
    <style:style style:name="T1553" style:parent-style-name="DefaultParagraphFont" style:family="text">
      <style:text-properties style:font-name="MS Gothic" style:font-name-asian="MS Gothic" style:font-name-complex="MS Gothic"/>
    </style:style>
    <style:style style:name="T1554" style:parent-style-name="DefaultParagraphFont" style:family="text">
      <style:text-properties style:font-name="Microsoft JhengHei" style:font-name-asian="Microsoft JhengHei" style:font-name-complex="Microsoft JhengHei"/>
    </style:style>
    <style:style style:name="T1555" style:parent-style-name="DefaultParagraphFont" style:family="text">
      <style:text-properties style:font-name="Microsoft JhengHei" style:font-name-asian="Microsoft JhengHei" style:font-name-complex="Microsoft JhengHei"/>
    </style:style>
    <style:style style:name="T1556" style:parent-style-name="DefaultParagraphFont" style:family="text">
      <style:text-properties style:font-name="Microsoft JhengHei" style:font-name-asian="Microsoft JhengHei" style:font-name-complex="Microsoft JhengHei"/>
    </style:style>
    <style:style style:name="T1557" style:parent-style-name="DefaultParagraphFont" style:family="text">
      <style:text-properties style:font-name="MS Gothic" style:font-name-asian="MS Gothic" style:font-name-complex="MS Gothic"/>
    </style:style>
    <style:style style:name="T1558" style:parent-style-name="DefaultParagraphFont" style:family="text">
      <style:text-properties style:font-name="Microsoft JhengHei" style:font-name-asian="Microsoft JhengHei" style:font-name-complex="Microsoft JhengHei"/>
    </style:style>
    <style:style style:name="T1559" style:parent-style-name="DefaultParagraphFont" style:family="text">
      <style:text-properties style:font-name="Microsoft JhengHei" style:font-name-asian="Microsoft JhengHei" style:font-name-complex="Microsoft JhengHei"/>
    </style:style>
    <style:style style:name="T1560" style:parent-style-name="DefaultParagraphFont" style:family="text">
      <style:text-properties style:font-name="MS Gothic" style:font-name-asian="MS Gothic" style:font-name-complex="MS Gothic"/>
    </style:style>
    <style:style style:name="T1561" style:parent-style-name="DefaultParagraphFont" style:family="text">
      <style:text-properties style:font-name="Microsoft JhengHei" style:font-name-asian="Microsoft JhengHei" style:font-name-complex="Microsoft JhengHei"/>
    </style:style>
    <style:style style:name="T1562" style:parent-style-name="DefaultParagraphFont" style:family="text">
      <style:text-properties style:font-name="Microsoft JhengHei" style:font-name-asian="Microsoft JhengHei" style:font-name-complex="Microsoft JhengHei"/>
    </style:style>
    <style:style style:name="T1563" style:parent-style-name="DefaultParagraphFont" style:family="text">
      <style:text-properties style:font-name="Microsoft JhengHei" style:font-name-asian="Microsoft JhengHei" style:font-name-complex="Microsoft JhengHei"/>
    </style:style>
    <style:style style:name="T1564" style:parent-style-name="DefaultParagraphFont" style:family="text">
      <style:text-properties style:font-name="Microsoft JhengHei" style:font-name-asian="Microsoft JhengHei" style:font-name-complex="Microsoft JhengHei"/>
    </style:style>
    <style:style style:name="T1565" style:parent-style-name="DefaultParagraphFont" style:family="text">
      <style:text-properties style:font-name="Microsoft JhengHei" style:font-name-asian="Microsoft JhengHei" style:font-name-complex="Microsoft JhengHei"/>
    </style:style>
    <style:style style:name="T1566" style:parent-style-name="DefaultParagraphFont" style:family="text">
      <style:text-properties style:font-name="MS Gothic" style:font-name-asian="MS Gothic" style:font-name-complex="MS Gothic"/>
    </style:style>
    <style:style style:name="T1567" style:parent-style-name="DefaultParagraphFont" style:family="text">
      <style:text-properties style:font-name="Microsoft JhengHei" style:font-name-asian="Microsoft JhengHei" style:font-name-complex="Microsoft JhengHei"/>
    </style:style>
    <style:style style:name="T1568" style:parent-style-name="DefaultParagraphFont" style:family="text">
      <style:text-properties style:font-name="Microsoft JhengHei" style:font-name-asian="Microsoft JhengHei" style:font-name-complex="Microsoft JhengHei"/>
    </style:style>
    <style:style style:name="T1569" style:parent-style-name="DefaultParagraphFont" style:family="text">
      <style:text-properties style:font-name="Microsoft JhengHei" style:font-name-asian="Microsoft JhengHei" style:font-name-complex="Microsoft JhengHei"/>
    </style:style>
    <style:style style:name="T1570" style:parent-style-name="DefaultParagraphFont" style:family="text">
      <style:text-properties style:font-name="Microsoft JhengHei" style:font-name-asian="Microsoft JhengHei" style:font-name-complex="Microsoft JhengHei"/>
    </style:style>
    <style:style style:name="T1571" style:parent-style-name="DefaultParagraphFont" style:family="text">
      <style:text-properties style:font-name="Microsoft JhengHei" style:font-name-asian="Microsoft JhengHei" style:font-name-complex="Microsoft JhengHei"/>
    </style:style>
    <style:style style:name="T1572" style:parent-style-name="DefaultParagraphFont" style:family="text">
      <style:text-properties style:font-name="Microsoft JhengHei" style:font-name-asian="Microsoft JhengHei" style:font-name-complex="Microsoft JhengHei"/>
    </style:style>
    <style:style style:name="T1573" style:parent-style-name="DefaultParagraphFont" style:family="text">
      <style:text-properties style:font-name="Microsoft JhengHei" style:font-name-asian="Microsoft JhengHei" style:font-name-complex="Microsoft JhengHei"/>
    </style:style>
    <style:style style:name="T1574" style:parent-style-name="DefaultParagraphFont" style:family="text">
      <style:text-properties style:font-name="Microsoft JhengHei" style:font-name-asian="Microsoft JhengHei" style:font-name-complex="Microsoft JhengHei"/>
    </style:style>
    <style:style style:name="T1575" style:parent-style-name="DefaultParagraphFont" style:family="text">
      <style:text-properties style:font-name="Microsoft JhengHei" style:font-name-asian="Microsoft JhengHei" style:font-name-complex="Microsoft JhengHei"/>
    </style:style>
    <style:style style:name="T1576" style:parent-style-name="DefaultParagraphFont" style:family="text">
      <style:text-properties style:font-name="Microsoft JhengHei" style:font-name-asian="Microsoft JhengHei" style:font-name-complex="Microsoft JhengHei"/>
    </style:style>
    <style:style style:name="T1577" style:parent-style-name="DefaultParagraphFont" style:family="text">
      <style:text-properties style:font-name="Microsoft JhengHei" style:font-name-asian="Microsoft JhengHei" style:font-name-complex="Microsoft JhengHei"/>
    </style:style>
    <style:style style:name="T1578" style:parent-style-name="DefaultParagraphFont" style:family="text">
      <style:text-properties style:font-name="Microsoft JhengHei" style:font-name-asian="Microsoft JhengHei" style:font-name-complex="Microsoft JhengHei"/>
    </style:style>
    <style:style style:name="T1579" style:parent-style-name="DefaultParagraphFont" style:family="text">
      <style:text-properties style:font-name="Microsoft JhengHei" style:font-name-asian="Microsoft JhengHei" style:font-name-complex="Microsoft JhengHei"/>
    </style:style>
    <style:style style:name="T1580" style:parent-style-name="DefaultParagraphFont" style:family="text">
      <style:text-properties style:font-name="Microsoft JhengHei" style:font-name-asian="Microsoft JhengHei" style:font-name-complex="Microsoft JhengHei"/>
    </style:style>
    <style:style style:name="T1581" style:parent-style-name="DefaultParagraphFont" style:family="text">
      <style:text-properties style:font-name="Microsoft JhengHei" style:font-name-asian="Microsoft JhengHei" style:font-name-complex="Microsoft JhengHei"/>
    </style:style>
    <style:style style:name="T1582" style:parent-style-name="DefaultParagraphFont" style:family="text">
      <style:text-properties style:font-name="Microsoft JhengHei" style:font-name-asian="Microsoft JhengHei" style:font-name-complex="Microsoft JhengHei"/>
    </style:style>
    <style:style style:name="T1583" style:parent-style-name="DefaultParagraphFont" style:family="text">
      <style:text-properties style:font-name="Microsoft JhengHei" style:font-name-asian="Microsoft JhengHei" style:font-name-complex="Microsoft JhengHei"/>
    </style:style>
    <style:style style:name="T1584" style:parent-style-name="DefaultParagraphFont" style:family="text">
      <style:text-properties style:font-name="Microsoft JhengHei" style:font-name-asian="Microsoft JhengHei" style:font-name-complex="Microsoft JhengHei"/>
    </style:style>
    <style:style style:name="T1585" style:parent-style-name="DefaultParagraphFont" style:family="text">
      <style:text-properties style:font-name="Microsoft JhengHei" style:font-name-asian="Microsoft JhengHei" style:font-name-complex="Microsoft JhengHei"/>
    </style:style>
    <style:style style:name="T1586" style:parent-style-name="DefaultParagraphFont" style:family="text">
      <style:text-properties style:font-name="Microsoft JhengHei" style:font-name-asian="Microsoft JhengHei" style:font-name-complex="Microsoft JhengHei"/>
    </style:style>
    <style:style style:name="T1587" style:parent-style-name="DefaultParagraphFont" style:family="text">
      <style:text-properties style:font-name="Microsoft JhengHei" style:font-name-asian="Microsoft JhengHei" style:font-name-complex="Microsoft JhengHei"/>
    </style:style>
    <style:style style:name="T1588" style:parent-style-name="DefaultParagraphFont" style:family="text">
      <style:text-properties style:font-name="Microsoft JhengHei" style:font-name-asian="Microsoft JhengHei" style:font-name-complex="Microsoft JhengHei"/>
    </style:style>
    <style:style style:name="T1589" style:parent-style-name="DefaultParagraphFont" style:family="text">
      <style:text-properties style:font-name="Microsoft JhengHei" style:font-name-asian="Microsoft JhengHei" style:font-name-complex="Microsoft JhengHei"/>
    </style:style>
    <style:style style:name="T1590" style:parent-style-name="DefaultParagraphFont" style:family="text">
      <style:text-properties style:font-name="MS Gothic" style:font-name-asian="MS Gothic" style:font-name-complex="MS Gothic"/>
    </style:style>
    <style:style style:name="T1591" style:parent-style-name="DefaultParagraphFont" style:family="text">
      <style:text-properties style:font-name="Microsoft JhengHei" style:font-name-asian="Microsoft JhengHei" style:font-name-complex="Microsoft JhengHei"/>
    </style:style>
    <style:style style:name="T1592" style:parent-style-name="DefaultParagraphFont" style:family="text">
      <style:text-properties style:font-name="Microsoft JhengHei" style:font-name-asian="Microsoft JhengHei" style:font-name-complex="Microsoft JhengHei"/>
    </style:style>
    <style:style style:name="T1593" style:parent-style-name="DefaultParagraphFont" style:family="text">
      <style:text-properties style:font-name="Malgun Gothic" style:font-name-asian="Malgun Gothic" style:font-name-complex="Malgun Gothic"/>
    </style:style>
    <style:style style:name="T1594" style:parent-style-name="DefaultParagraphFont" style:family="text">
      <style:text-properties style:font-name="Microsoft JhengHei" style:font-name-asian="Microsoft JhengHei" style:font-name-complex="Microsoft JhengHei"/>
    </style:style>
    <style:style style:name="T1595" style:parent-style-name="DefaultParagraphFont" style:family="text">
      <style:text-properties style:font-name="Microsoft JhengHei" style:font-name-asian="Microsoft JhengHei" style:font-name-complex="Microsoft JhengHei"/>
    </style:style>
    <style:style style:name="T1596" style:parent-style-name="DefaultParagraphFont" style:family="text">
      <style:text-properties style:font-name="MS Gothic" style:font-name-asian="MS Gothic" style:font-name-complex="MS Gothic"/>
    </style:style>
    <style:style style:name="T1597" style:parent-style-name="DefaultParagraphFont" style:family="text">
      <style:text-properties style:font-name="Microsoft JhengHei" style:font-name-asian="Microsoft JhengHei" style:font-name-complex="Microsoft JhengHei"/>
    </style:style>
    <style:style style:name="T1598" style:parent-style-name="DefaultParagraphFont" style:family="text">
      <style:text-properties style:font-name="Microsoft JhengHei" style:font-name-asian="Microsoft JhengHei" style:font-name-complex="Microsoft JhengHei"/>
    </style:style>
    <style:style style:name="T1599" style:parent-style-name="DefaultParagraphFont" style:family="text">
      <style:text-properties style:font-name="MS Gothic" style:font-name-asian="MS Gothic" style:font-name-complex="MS Gothic"/>
    </style:style>
    <style:style style:name="T1600" style:parent-style-name="DefaultParagraphFont" style:family="text">
      <style:text-properties style:font-name="Microsoft JhengHei" style:font-name-asian="Microsoft JhengHei" style:font-name-complex="Microsoft JhengHei"/>
    </style:style>
    <style:style style:name="T1601" style:parent-style-name="DefaultParagraphFont" style:family="text">
      <style:text-properties style:font-name="Microsoft JhengHei" style:font-name-asian="Microsoft JhengHei" style:font-name-complex="Microsoft JhengHei"/>
    </style:style>
    <style:style style:name="T1602" style:parent-style-name="DefaultParagraphFont" style:family="text">
      <style:text-properties style:font-name="MS Gothic" style:font-name-asian="MS Gothic" style:font-name-complex="MS Gothic"/>
    </style:style>
    <style:style style:name="T1603" style:parent-style-name="DefaultParagraphFont" style:family="text">
      <style:text-properties style:font-name="MS Gothic" style:font-name-asian="MS Gothic" style:font-name-complex="MS Gothic"/>
    </style:style>
    <style:style style:name="T1604" style:parent-style-name="DefaultParagraphFont" style:family="text">
      <style:text-properties style:font-name="Microsoft JhengHei" style:font-name-asian="Microsoft JhengHei" style:font-name-complex="Microsoft JhengHei"/>
    </style:style>
    <style:style style:name="T1605" style:parent-style-name="DefaultParagraphFont" style:family="text">
      <style:text-properties style:font-name="MingLiU-ExtB" style:font-name-asian="MingLiU-ExtB" style:font-name-complex="MingLiU-ExtB"/>
    </style:style>
    <style:style style:name="T1606" style:parent-style-name="DefaultParagraphFont" style:family="text">
      <style:text-properties style:font-name="Microsoft JhengHei" style:font-name-asian="Microsoft JhengHei" style:font-name-complex="Microsoft JhengHei"/>
    </style:style>
    <style:style style:name="T1607" style:parent-style-name="DefaultParagraphFont" style:family="text">
      <style:text-properties style:font-name="Microsoft JhengHei" style:font-name-asian="Microsoft JhengHei" style:font-name-complex="Microsoft JhengHei"/>
    </style:style>
    <style:style style:name="T1608" style:parent-style-name="DefaultParagraphFont" style:family="text">
      <style:text-properties style:font-name="Microsoft JhengHei" style:font-name-asian="Microsoft JhengHei" style:font-name-complex="Microsoft JhengHei"/>
    </style:style>
    <style:style style:name="T1609" style:parent-style-name="DefaultParagraphFont" style:family="text">
      <style:text-properties style:font-name="Microsoft JhengHei" style:font-name-asian="Microsoft JhengHei" style:font-name-complex="Microsoft JhengHei"/>
    </style:style>
    <style:style style:name="T1610" style:parent-style-name="DefaultParagraphFont" style:family="text">
      <style:text-properties style:font-name="Microsoft JhengHei" style:font-name-asian="Microsoft JhengHei" style:font-name-complex="Microsoft JhengHei"/>
    </style:style>
    <style:style style:name="T1611" style:parent-style-name="DefaultParagraphFont" style:family="text">
      <style:text-properties style:font-name="Microsoft JhengHei" style:font-name-asian="Microsoft JhengHei" style:font-name-complex="Microsoft JhengHei"/>
    </style:style>
    <style:style style:name="T1612" style:parent-style-name="DefaultParagraphFont" style:family="text">
      <style:text-properties style:font-name="Microsoft JhengHei" style:font-name-asian="Microsoft JhengHei" style:font-name-complex="Microsoft JhengHei"/>
    </style:style>
    <style:style style:name="T1613" style:parent-style-name="DefaultParagraphFont" style:family="text">
      <style:text-properties style:font-name="Microsoft JhengHei" style:font-name-asian="Microsoft JhengHei" style:font-name-complex="Microsoft JhengHei"/>
    </style:style>
    <style:style style:name="T1614" style:parent-style-name="DefaultParagraphFont" style:family="text">
      <style:text-properties style:font-name="MingLiU-ExtB" style:font-name-asian="MingLiU-ExtB" style:font-name-complex="MingLiU-ExtB"/>
    </style:style>
    <style:style style:name="T1615" style:parent-style-name="DefaultParagraphFont" style:family="text">
      <style:text-properties style:font-name="MS Gothic" style:font-name-asian="MS Gothic" style:font-name-complex="MS Gothic"/>
    </style:style>
    <style:style style:name="T1616" style:parent-style-name="DefaultParagraphFont" style:family="text">
      <style:text-properties style:font-name="Microsoft JhengHei" style:font-name-asian="Microsoft JhengHei" style:font-name-complex="Microsoft JhengHei"/>
    </style:style>
    <style:style style:name="T1617" style:parent-style-name="DefaultParagraphFont" style:family="text">
      <style:text-properties style:font-name="MS Gothic" style:font-name-asian="MS Gothic" style:font-name-complex="MS Gothic"/>
    </style:style>
    <style:style style:name="T1618" style:parent-style-name="DefaultParagraphFont" style:family="text">
      <style:text-properties style:font-name="Microsoft JhengHei" style:font-name-asian="Microsoft JhengHei" style:font-name-complex="Microsoft JhengHei"/>
    </style:style>
    <style:style style:name="T1619" style:parent-style-name="DefaultParagraphFont" style:family="text">
      <style:text-properties style:font-name="Microsoft JhengHei" style:font-name-asian="Microsoft JhengHei" style:font-name-complex="Microsoft JhengHei"/>
    </style:style>
    <style:style style:name="T1620" style:parent-style-name="DefaultParagraphFont" style:family="text">
      <style:text-properties style:font-name="Microsoft JhengHei" style:font-name-asian="Microsoft JhengHei" style:font-name-complex="Microsoft JhengHei"/>
    </style:style>
    <style:style style:name="T1621" style:parent-style-name="DefaultParagraphFont" style:family="text">
      <style:text-properties style:font-name="Microsoft YaHei" style:font-name-asian="Microsoft YaHei" style:font-name-complex="Microsoft YaHei"/>
    </style:style>
    <style:style style:name="T1622" style:parent-style-name="DefaultParagraphFont" style:family="text">
      <style:text-properties style:font-name="Microsoft JhengHei" style:font-name-asian="Microsoft JhengHei" style:font-name-complex="Microsoft JhengHei"/>
    </style:style>
    <style:style style:name="T1623" style:parent-style-name="DefaultParagraphFont" style:family="text">
      <style:text-properties style:font-name="Microsoft JhengHei" style:font-name-asian="Microsoft JhengHei" style:font-name-complex="Microsoft JhengHei"/>
    </style:style>
    <style:style style:name="T1624" style:parent-style-name="DefaultParagraphFont" style:family="text">
      <style:text-properties style:font-name="Microsoft JhengHei" style:font-name-asian="Microsoft JhengHei" style:font-name-complex="Microsoft JhengHei"/>
    </style:style>
    <style:style style:name="T1625" style:parent-style-name="DefaultParagraphFont" style:family="text">
      <style:text-properties style:font-name="Microsoft JhengHei" style:font-name-asian="Microsoft JhengHei" style:font-name-complex="Microsoft JhengHei"/>
    </style:style>
    <style:style style:name="T1626" style:parent-style-name="DefaultParagraphFont" style:family="text">
      <style:text-properties style:font-name="Microsoft JhengHei" style:font-name-asian="Microsoft JhengHei" style:font-name-complex="Microsoft JhengHei"/>
    </style:style>
    <style:style style:name="T1627" style:parent-style-name="DefaultParagraphFont" style:family="text">
      <style:text-properties style:font-name="MS Gothic" style:font-name-asian="MS Gothic" style:font-name-complex="MS Gothic"/>
    </style:style>
    <style:style style:name="T1628" style:parent-style-name="DefaultParagraphFont" style:family="text">
      <style:text-properties style:font-name="Microsoft JhengHei" style:font-name-asian="Microsoft JhengHei" style:font-name-complex="Microsoft JhengHei"/>
    </style:style>
    <style:style style:name="T1629" style:parent-style-name="DefaultParagraphFont" style:family="text">
      <style:text-properties style:font-name="Microsoft JhengHei" style:font-name-asian="Microsoft JhengHei" style:font-name-complex="Microsoft JhengHei"/>
    </style:style>
    <style:style style:name="T1630" style:parent-style-name="DefaultParagraphFont" style:family="text">
      <style:text-properties style:font-name="MingLiU-ExtB" style:font-name-asian="MingLiU-ExtB" style:font-name-complex="MingLiU-ExtB"/>
    </style:style>
    <style:style style:name="T1631" style:parent-style-name="DefaultParagraphFont" style:family="text">
      <style:text-properties style:font-name="Microsoft JhengHei" style:font-name-asian="Microsoft JhengHei" style:font-name-complex="Microsoft JhengHei"/>
    </style:style>
    <style:style style:name="T1632" style:parent-style-name="DefaultParagraphFont" style:family="text">
      <style:text-properties style:font-name="Microsoft JhengHei" style:font-name-asian="Microsoft JhengHei" style:font-name-complex="Microsoft JhengHei"/>
    </style:style>
    <style:style style:name="T1633" style:parent-style-name="DefaultParagraphFont" style:family="text">
      <style:text-properties style:font-name="Microsoft JhengHei" style:font-name-asian="Microsoft JhengHei" style:font-name-complex="Microsoft JhengHei"/>
    </style:style>
    <style:style style:name="T1634" style:parent-style-name="DefaultParagraphFont" style:family="text">
      <style:text-properties style:font-name="Microsoft JhengHei" style:font-name-asian="Microsoft JhengHei" style:font-name-complex="Microsoft JhengHei"/>
    </style:style>
    <style:style style:name="T1635" style:parent-style-name="DefaultParagraphFont" style:family="text">
      <style:text-properties style:font-name="Microsoft JhengHei" style:font-name-asian="Microsoft JhengHei" style:font-name-complex="Microsoft JhengHei"/>
    </style:style>
    <style:style style:name="T1636" style:parent-style-name="DefaultParagraphFont" style:family="text">
      <style:text-properties style:font-name="Microsoft JhengHei" style:font-name-asian="Microsoft JhengHei" style:font-name-complex="Microsoft JhengHei"/>
    </style:style>
    <style:style style:name="T1637" style:parent-style-name="DefaultParagraphFont" style:family="text">
      <style:text-properties style:font-name="Microsoft JhengHei" style:font-name-asian="Microsoft JhengHei" style:font-name-complex="Microsoft JhengHei"/>
    </style:style>
    <style:style style:name="T1638" style:parent-style-name="DefaultParagraphFont" style:family="text">
      <style:text-properties style:font-name="Microsoft JhengHei" style:font-name-asian="Microsoft JhengHei" style:font-name-complex="Microsoft JhengHei"/>
    </style:style>
    <style:style style:name="T1639" style:parent-style-name="DefaultParagraphFont" style:family="text">
      <style:text-properties style:font-name="Microsoft JhengHei" style:font-name-asian="Microsoft JhengHei" style:font-name-complex="Microsoft JhengHei"/>
    </style:style>
    <style:style style:name="T1640" style:parent-style-name="DefaultParagraphFont" style:family="text">
      <style:text-properties style:font-name="Microsoft JhengHei" style:font-name-asian="Microsoft JhengHei" style:font-name-complex="Microsoft JhengHei"/>
    </style:style>
    <style:style style:name="T1641" style:parent-style-name="DefaultParagraphFont" style:family="text">
      <style:text-properties style:font-name="Microsoft JhengHei" style:font-name-asian="Microsoft JhengHei" style:font-name-complex="Microsoft JhengHei"/>
    </style:style>
    <style:style style:name="T1642" style:parent-style-name="DefaultParagraphFont" style:family="text">
      <style:text-properties style:font-name="Microsoft JhengHei" style:font-name-asian="Microsoft JhengHei" style:font-name-complex="Microsoft JhengHei"/>
    </style:style>
    <style:style style:name="T1643" style:parent-style-name="DefaultParagraphFont" style:family="text">
      <style:text-properties style:font-name="Microsoft JhengHei" style:font-name-asian="Microsoft JhengHei" style:font-name-complex="Microsoft JhengHei"/>
    </style:style>
    <style:style style:name="T1644" style:parent-style-name="DefaultParagraphFont" style:family="text">
      <style:text-properties style:font-name="Microsoft JhengHei" style:font-name-asian="Microsoft JhengHei" style:font-name-complex="Microsoft JhengHei"/>
    </style:style>
    <style:style style:name="T1645" style:parent-style-name="DefaultParagraphFont" style:family="text">
      <style:text-properties style:font-name="Microsoft JhengHei" style:font-name-asian="Microsoft JhengHei" style:font-name-complex="Microsoft JhengHei"/>
    </style:style>
    <style:style style:name="T1646" style:parent-style-name="DefaultParagraphFont" style:family="text">
      <style:text-properties style:font-name="Microsoft JhengHei" style:font-name-asian="Microsoft JhengHei" style:font-name-complex="Microsoft JhengHei"/>
    </style:style>
    <style:style style:name="T1647" style:parent-style-name="DefaultParagraphFont" style:family="text">
      <style:text-properties style:font-name="Microsoft JhengHei" style:font-name-asian="Microsoft JhengHei" style:font-name-complex="Microsoft JhengHei"/>
    </style:style>
    <style:style style:name="T1648" style:parent-style-name="DefaultParagraphFont" style:family="text">
      <style:text-properties style:font-name="MS Gothic" style:font-name-asian="MS Gothic" style:font-name-complex="MS Gothic"/>
    </style:style>
    <style:style style:name="T1649" style:parent-style-name="DefaultParagraphFont" style:family="text">
      <style:text-properties style:font-name="MingLiU-ExtB" style:font-name-asian="MingLiU-ExtB" style:font-name-complex="MingLiU-ExtB"/>
    </style:style>
    <style:style style:name="T1650" style:parent-style-name="DefaultParagraphFont" style:family="text">
      <style:text-properties style:font-name="Microsoft JhengHei" style:font-name-asian="Microsoft JhengHei" style:font-name-complex="Microsoft JhengHei"/>
    </style:style>
    <style:style style:name="T1651" style:parent-style-name="DefaultParagraphFont" style:family="text">
      <style:text-properties style:font-name="Microsoft JhengHei" style:font-name-asian="Microsoft JhengHei" style:font-name-complex="Microsoft JhengHei"/>
    </style:style>
    <style:style style:name="T1652" style:parent-style-name="DefaultParagraphFont" style:family="text">
      <style:text-properties style:font-name="Microsoft JhengHei" style:font-name-asian="Microsoft JhengHei" style:font-name-complex="Microsoft JhengHei"/>
    </style:style>
    <style:style style:name="T1653" style:parent-style-name="DefaultParagraphFont" style:family="text">
      <style:text-properties style:font-name="Microsoft JhengHei" style:font-name-asian="Microsoft JhengHei" style:font-name-complex="Microsoft JhengHei"/>
    </style:style>
    <style:style style:name="T1654" style:parent-style-name="DefaultParagraphFont" style:family="text">
      <style:text-properties style:font-name="Microsoft JhengHei" style:font-name-asian="Microsoft JhengHei" style:font-name-complex="Microsoft JhengHei"/>
    </style:style>
    <style:style style:name="T1655" style:parent-style-name="DefaultParagraphFont" style:family="text">
      <style:text-properties style:font-name="Microsoft JhengHei" style:font-name-asian="Microsoft JhengHei" style:font-name-complex="Microsoft JhengHei"/>
    </style:style>
    <style:style style:name="T1656" style:parent-style-name="DefaultParagraphFont" style:family="text">
      <style:text-properties style:font-name="Microsoft JhengHei" style:font-name-asian="Microsoft JhengHei" style:font-name-complex="Microsoft JhengHei"/>
    </style:style>
    <style:style style:name="T1657" style:parent-style-name="DefaultParagraphFont" style:family="text">
      <style:text-properties style:font-name="Microsoft JhengHei" style:font-name-asian="Microsoft JhengHei" style:font-name-complex="Microsoft JhengHei"/>
    </style:style>
    <style:style style:name="T1658" style:parent-style-name="DefaultParagraphFont" style:family="text">
      <style:text-properties style:font-name="MS Gothic" style:font-name-asian="MS Gothic" style:font-name-complex="MS Gothic"/>
    </style:style>
    <style:style style:name="T1659" style:parent-style-name="DefaultParagraphFont" style:family="text">
      <style:text-properties style:font-name="Malgun Gothic" style:font-name-asian="Malgun Gothic" style:font-name-complex="Malgun Gothic"/>
    </style:style>
    <style:style style:name="T1660" style:parent-style-name="DefaultParagraphFont" style:family="text">
      <style:text-properties style:font-name="MS Gothic" style:font-name-asian="MS Gothic" style:font-name-complex="MS Gothic"/>
    </style:style>
    <style:style style:name="T1661" style:parent-style-name="DefaultParagraphFont" style:family="text">
      <style:text-properties style:font-name="Microsoft JhengHei" style:font-name-asian="Microsoft JhengHei" style:font-name-complex="Microsoft JhengHei"/>
    </style:style>
    <style:style style:name="T1662" style:parent-style-name="DefaultParagraphFont" style:family="text">
      <style:text-properties style:font-name="Microsoft JhengHei" style:font-name-asian="Microsoft JhengHei" style:font-name-complex="Microsoft JhengHei"/>
    </style:style>
    <style:style style:name="T1663" style:parent-style-name="DefaultParagraphFont" style:family="text">
      <style:text-properties style:font-name="Microsoft JhengHei" style:font-name-asian="Microsoft JhengHei" style:font-name-complex="Microsoft JhengHei"/>
    </style:style>
    <style:style style:name="T1664" style:parent-style-name="DefaultParagraphFont" style:family="text">
      <style:text-properties style:font-name="Microsoft JhengHei" style:font-name-asian="Microsoft JhengHei" style:font-name-complex="Microsoft JhengHei"/>
    </style:style>
    <style:style style:name="T1665" style:parent-style-name="DefaultParagraphFont" style:family="text">
      <style:text-properties style:font-name="Microsoft JhengHei" style:font-name-asian="Microsoft JhengHei" style:font-name-complex="Microsoft JhengHei"/>
    </style:style>
    <style:style style:name="T1666" style:parent-style-name="DefaultParagraphFont" style:family="text">
      <style:text-properties style:font-name="MS Gothic" style:font-name-asian="MS Gothic" style:font-name-complex="MS Gothic"/>
    </style:style>
    <style:style style:name="T1667" style:parent-style-name="DefaultParagraphFont" style:family="text">
      <style:text-properties style:font-name="Microsoft JhengHei" style:font-name-asian="Microsoft JhengHei" style:font-name-complex="Microsoft JhengHei"/>
    </style:style>
    <style:style style:name="T1668" style:parent-style-name="DefaultParagraphFont" style:family="text">
      <style:text-properties style:font-name="Microsoft JhengHei" style:font-name-asian="Microsoft JhengHei" style:font-name-complex="Microsoft JhengHei"/>
    </style:style>
    <style:style style:name="T1669" style:parent-style-name="DefaultParagraphFont" style:family="text">
      <style:text-properties style:font-name="Microsoft JhengHei" style:font-name-asian="Microsoft JhengHei" style:font-name-complex="Microsoft JhengHei"/>
    </style:style>
    <style:style style:name="T1670" style:parent-style-name="DefaultParagraphFont" style:family="text">
      <style:text-properties style:font-name="MS Gothic" style:font-name-asian="MS Gothic" style:font-name-complex="MS Gothic"/>
    </style:style>
    <style:style style:name="T1671" style:parent-style-name="DefaultParagraphFont" style:family="text">
      <style:text-properties style:font-name="Microsoft JhengHei" style:font-name-asian="Microsoft JhengHei" style:font-name-complex="Microsoft JhengHei"/>
    </style:style>
    <style:style style:name="T1672" style:parent-style-name="DefaultParagraphFont" style:family="text">
      <style:text-properties style:font-name="Microsoft JhengHei" style:font-name-asian="Microsoft JhengHei" style:font-name-complex="Microsoft JhengHei"/>
    </style:style>
    <style:style style:name="T1673" style:parent-style-name="DefaultParagraphFont" style:family="text">
      <style:text-properties style:font-name="Microsoft JhengHei" style:font-name-asian="Microsoft JhengHei" style:font-name-complex="Microsoft JhengHei"/>
    </style:style>
    <style:style style:name="T1674" style:parent-style-name="DefaultParagraphFont" style:family="text">
      <style:text-properties style:font-name="Microsoft JhengHei" style:font-name-asian="Microsoft JhengHei" style:font-name-complex="Microsoft JhengHei"/>
    </style:style>
    <style:style style:name="T1675" style:parent-style-name="DefaultParagraphFont" style:family="text">
      <style:text-properties style:font-name="Microsoft JhengHei" style:font-name-asian="Microsoft JhengHei" style:font-name-complex="Microsoft JhengHei"/>
    </style:style>
    <style:style style:name="T1676" style:parent-style-name="DefaultParagraphFont" style:family="text">
      <style:text-properties style:font-name="Microsoft JhengHei" style:font-name-asian="Microsoft JhengHei" style:font-name-complex="Microsoft JhengHei"/>
    </style:style>
    <style:style style:name="T1677" style:parent-style-name="DefaultParagraphFont" style:family="text">
      <style:text-properties style:font-name="Microsoft JhengHei" style:font-name-asian="Microsoft JhengHei" style:font-name-complex="Microsoft JhengHei"/>
    </style:style>
    <style:style style:name="T1678" style:parent-style-name="DefaultParagraphFont" style:family="text">
      <style:text-properties style:font-name="Microsoft JhengHei" style:font-name-asian="Microsoft JhengHei" style:font-name-complex="Microsoft JhengHei"/>
    </style:style>
    <style:style style:name="T1679" style:parent-style-name="DefaultParagraphFont" style:family="text">
      <style:text-properties style:font-name="Microsoft JhengHei" style:font-name-asian="Microsoft JhengHei" style:font-name-complex="Microsoft JhengHei"/>
    </style:style>
    <style:style style:name="T1680" style:parent-style-name="DefaultParagraphFont" style:family="text">
      <style:text-properties style:font-name="Microsoft JhengHei" style:font-name-asian="Microsoft JhengHei" style:font-name-complex="Microsoft JhengHei"/>
    </style:style>
    <style:style style:name="T1681" style:parent-style-name="DefaultParagraphFont" style:family="text">
      <style:text-properties style:font-name="Microsoft JhengHei" style:font-name-asian="Microsoft JhengHei" style:font-name-complex="Microsoft JhengHei"/>
    </style:style>
    <style:style style:name="T1682" style:parent-style-name="DefaultParagraphFont" style:family="text">
      <style:text-properties style:font-name="MingLiU-ExtB" style:font-name-asian="MingLiU-ExtB" style:font-name-complex="MingLiU-ExtB"/>
    </style:style>
    <style:style style:name="T1683" style:parent-style-name="DefaultParagraphFont" style:family="text">
      <style:text-properties style:font-name="Microsoft JhengHei" style:font-name-asian="Microsoft JhengHei" style:font-name-complex="Microsoft JhengHei"/>
    </style:style>
    <style:style style:name="T1684" style:parent-style-name="DefaultParagraphFont" style:family="text">
      <style:text-properties style:font-name="Microsoft JhengHei" style:font-name-asian="Microsoft JhengHei" style:font-name-complex="Microsoft JhengHei"/>
    </style:style>
    <style:style style:name="T1685" style:parent-style-name="DefaultParagraphFont" style:family="text">
      <style:text-properties style:font-name="Microsoft JhengHei" style:font-name-asian="Microsoft JhengHei" style:font-name-complex="Microsoft JhengHei"/>
    </style:style>
    <style:style style:name="T1686" style:parent-style-name="DefaultParagraphFont" style:family="text">
      <style:text-properties style:font-name="Microsoft JhengHei" style:font-name-asian="Microsoft JhengHei" style:font-name-complex="Microsoft JhengHei"/>
    </style:style>
    <style:style style:name="T1687" style:parent-style-name="DefaultParagraphFont" style:family="text">
      <style:text-properties style:font-name="Microsoft JhengHei" style:font-name-asian="Microsoft JhengHei" style:font-name-complex="Microsoft JhengHei"/>
    </style:style>
    <style:style style:name="T1688" style:parent-style-name="DefaultParagraphFont" style:family="text">
      <style:text-properties style:font-name="Microsoft JhengHei" style:font-name-asian="Microsoft JhengHei" style:font-name-complex="Microsoft JhengHei"/>
    </style:style>
    <style:style style:name="T1689" style:parent-style-name="DefaultParagraphFont" style:family="text">
      <style:text-properties style:font-name="Microsoft JhengHei" style:font-name-asian="Microsoft JhengHei" style:font-name-complex="Microsoft JhengHei"/>
    </style:style>
    <style:style style:name="T1690" style:parent-style-name="DefaultParagraphFont" style:family="text">
      <style:text-properties style:font-name="Microsoft JhengHei" style:font-name-asian="Microsoft JhengHei" style:font-name-complex="Microsoft JhengHei"/>
    </style:style>
    <style:style style:name="T1691" style:parent-style-name="DefaultParagraphFont" style:family="text">
      <style:text-properties style:font-name="Microsoft JhengHei" style:font-name-asian="Microsoft JhengHei" style:font-name-complex="Microsoft JhengHei"/>
    </style:style>
    <style:style style:name="T1692" style:parent-style-name="DefaultParagraphFont" style:family="text">
      <style:text-properties style:font-name="Malgun Gothic" style:font-name-asian="Malgun Gothic" style:font-name-complex="Malgun Gothic"/>
    </style:style>
    <style:style style:name="T1693" style:parent-style-name="DefaultParagraphFont" style:family="text">
      <style:text-properties style:font-name="Microsoft JhengHei" style:font-name-asian="Microsoft JhengHei" style:font-name-complex="Microsoft JhengHei"/>
    </style:style>
    <style:style style:name="T1694" style:parent-style-name="DefaultParagraphFont" style:family="text">
      <style:text-properties style:font-name="Microsoft JhengHei" style:font-name-asian="Microsoft JhengHei" style:font-name-complex="Microsoft JhengHei"/>
    </style:style>
    <style:style style:name="T1695" style:parent-style-name="DefaultParagraphFont" style:family="text">
      <style:text-properties style:font-name="Microsoft JhengHei" style:font-name-asian="Microsoft JhengHei" style:font-name-complex="Microsoft JhengHei"/>
    </style:style>
    <style:style style:name="T1696" style:parent-style-name="DefaultParagraphFont" style:family="text">
      <style:text-properties style:font-name="Microsoft JhengHei" style:font-name-asian="Microsoft JhengHei" style:font-name-complex="Microsoft JhengHei"/>
    </style:style>
    <style:style style:name="T1697" style:parent-style-name="DefaultParagraphFont" style:family="text">
      <style:text-properties style:font-name="Microsoft JhengHei" style:font-name-asian="Microsoft JhengHei" style:font-name-complex="Microsoft JhengHei"/>
    </style:style>
    <style:style style:name="T1698" style:parent-style-name="DefaultParagraphFont" style:family="text">
      <style:text-properties style:font-name="Microsoft JhengHei" style:font-name-asian="Microsoft JhengHei" style:font-name-complex="Microsoft JhengHei"/>
    </style:style>
    <style:style style:name="T1699" style:parent-style-name="DefaultParagraphFont" style:family="text">
      <style:text-properties style:font-name="MingLiU-ExtB" style:font-name-asian="MingLiU-ExtB" style:font-name-complex="MingLiU-ExtB"/>
    </style:style>
    <style:style style:name="T1700" style:parent-style-name="DefaultParagraphFont" style:family="text">
      <style:text-properties style:font-name="Microsoft JhengHei" style:font-name-asian="Microsoft JhengHei" style:font-name-complex="Microsoft JhengHei"/>
    </style:style>
    <style:style style:name="T1701" style:parent-style-name="DefaultParagraphFont" style:family="text">
      <style:text-properties style:font-name="Microsoft JhengHei" style:font-name-asian="Microsoft JhengHei" style:font-name-complex="Microsoft JhengHei"/>
    </style:style>
    <style:style style:name="T1702" style:parent-style-name="DefaultParagraphFont" style:family="text">
      <style:text-properties style:font-name="Microsoft JhengHei" style:font-name-asian="Microsoft JhengHei" style:font-name-complex="Microsoft JhengHei"/>
    </style:style>
    <style:style style:name="T1703" style:parent-style-name="DefaultParagraphFont" style:family="text">
      <style:text-properties style:font-name="Microsoft JhengHei" style:font-name-asian="Microsoft JhengHei" style:font-name-complex="Microsoft JhengHei"/>
    </style:style>
    <style:style style:name="T1704" style:parent-style-name="DefaultParagraphFont" style:family="text">
      <style:text-properties style:font-name="Microsoft JhengHei" style:font-name-asian="Microsoft JhengHei" style:font-name-complex="Microsoft JhengHei"/>
    </style:style>
    <style:style style:name="T1705" style:parent-style-name="DefaultParagraphFont" style:family="text">
      <style:text-properties style:font-name="Microsoft JhengHei" style:font-name-asian="Microsoft JhengHei" style:font-name-complex="Microsoft JhengHei"/>
    </style:style>
    <style:style style:name="T1706" style:parent-style-name="DefaultParagraphFont" style:family="text">
      <style:text-properties style:font-name="Microsoft JhengHei" style:font-name-asian="Microsoft JhengHei" style:font-name-complex="Microsoft JhengHei"/>
    </style:style>
    <style:style style:name="T1707" style:parent-style-name="DefaultParagraphFont" style:family="text">
      <style:text-properties style:font-name="Microsoft JhengHei" style:font-name-asian="Microsoft JhengHei" style:font-name-complex="Microsoft JhengHei"/>
    </style:style>
    <style:style style:name="T1708" style:parent-style-name="DefaultParagraphFont" style:family="text">
      <style:text-properties style:font-name="Microsoft JhengHei" style:font-name-asian="Microsoft JhengHei" style:font-name-complex="Microsoft JhengHei"/>
    </style:style>
    <style:style style:name="T1709" style:parent-style-name="DefaultParagraphFont" style:family="text">
      <style:text-properties style:font-name="MS Gothic" style:font-name-asian="MS Gothic" style:font-name-complex="MS Gothic"/>
    </style:style>
    <style:style style:name="T1710" style:parent-style-name="DefaultParagraphFont" style:family="text">
      <style:text-properties style:font-name="MS Gothic" style:font-name-asian="MS Gothic" style:font-name-complex="MS Gothic"/>
    </style:style>
    <style:style style:name="T1711" style:parent-style-name="DefaultParagraphFont" style:family="text">
      <style:text-properties style:font-name="Malgun Gothic" style:font-name-asian="Malgun Gothic" style:font-name-complex="Malgun Gothic"/>
    </style:style>
    <style:style style:name="T1712" style:parent-style-name="DefaultParagraphFont" style:family="text">
      <style:text-properties style:font-name="Microsoft JhengHei" style:font-name-asian="Microsoft JhengHei" style:font-name-complex="Microsoft JhengHei"/>
    </style:style>
    <style:style style:name="T1713" style:parent-style-name="DefaultParagraphFont" style:family="text">
      <style:text-properties style:font-name="Microsoft JhengHei" style:font-name-asian="Microsoft JhengHei" style:font-name-complex="Microsoft JhengHei"/>
    </style:style>
    <style:style style:name="T1714" style:parent-style-name="DefaultParagraphFont" style:family="text">
      <style:text-properties style:font-name="Microsoft JhengHei" style:font-name-asian="Microsoft JhengHei" style:font-name-complex="Microsoft JhengHei"/>
    </style:style>
    <style:style style:name="T1715" style:parent-style-name="DefaultParagraphFont" style:family="text">
      <style:text-properties style:font-name="Microsoft JhengHei" style:font-name-asian="Microsoft JhengHei" style:font-name-complex="Microsoft JhengHei"/>
    </style:style>
    <style:style style:name="T1716" style:parent-style-name="DefaultParagraphFont" style:family="text">
      <style:text-properties style:font-name="Malgun Gothic" style:font-name-asian="Malgun Gothic" style:font-name-complex="Malgun Gothic"/>
    </style:style>
    <style:style style:name="T1717" style:parent-style-name="DefaultParagraphFont" style:family="text">
      <style:text-properties style:font-name="Microsoft JhengHei" style:font-name-asian="Microsoft JhengHei" style:font-name-complex="Microsoft JhengHei"/>
    </style:style>
    <style:style style:name="T1718" style:parent-style-name="DefaultParagraphFont" style:family="text">
      <style:text-properties style:font-name="Microsoft JhengHei" style:font-name-asian="Microsoft JhengHei" style:font-name-complex="Microsoft JhengHei"/>
    </style:style>
    <style:style style:name="T1719" style:parent-style-name="DefaultParagraphFont" style:family="text">
      <style:text-properties style:font-name="Microsoft JhengHei" style:font-name-asian="Microsoft JhengHei" style:font-name-complex="Microsoft JhengHei"/>
    </style:style>
    <style:style style:name="T1720" style:parent-style-name="DefaultParagraphFont" style:family="text">
      <style:text-properties style:font-name="Microsoft JhengHei" style:font-name-asian="Microsoft JhengHei" style:font-name-complex="Microsoft JhengHei"/>
    </style:style>
    <style:style style:name="T1721" style:parent-style-name="DefaultParagraphFont" style:family="text">
      <style:text-properties style:font-name="MingLiU-ExtB" style:font-name-asian="MingLiU-ExtB" style:font-name-complex="MingLiU-ExtB"/>
    </style:style>
    <style:style style:name="T1722" style:parent-style-name="DefaultParagraphFont" style:family="text">
      <style:text-properties style:font-name="Microsoft JhengHei" style:font-name-asian="Microsoft JhengHei" style:font-name-complex="Microsoft JhengHei"/>
    </style:style>
    <style:style style:name="T1723" style:parent-style-name="DefaultParagraphFont" style:family="text">
      <style:text-properties style:font-name="Microsoft JhengHei" style:font-name-asian="Microsoft JhengHei" style:font-name-complex="Microsoft JhengHei"/>
    </style:style>
    <style:style style:name="T1724" style:parent-style-name="DefaultParagraphFont" style:family="text">
      <style:text-properties style:font-name="Microsoft JhengHei" style:font-name-asian="Microsoft JhengHei" style:font-name-complex="Microsoft JhengHei"/>
    </style:style>
    <style:style style:name="T1725" style:parent-style-name="DefaultParagraphFont" style:family="text">
      <style:text-properties style:font-name="MS Gothic" style:font-name-asian="MS Gothic" style:font-name-complex="MS Gothic"/>
    </style:style>
    <style:style style:name="T1726" style:parent-style-name="DefaultParagraphFont" style:family="text">
      <style:text-properties style:font-name="MS Gothic" style:font-name-asian="MS Gothic" style:font-name-complex="MS Gothic"/>
    </style:style>
    <style:style style:name="T1727" style:parent-style-name="DefaultParagraphFont" style:family="text">
      <style:text-properties style:font-name="Microsoft JhengHei" style:font-name-asian="Microsoft JhengHei" style:font-name-complex="Microsoft JhengHei"/>
    </style:style>
    <style:style style:name="T1728" style:parent-style-name="DefaultParagraphFont" style:family="text">
      <style:text-properties style:font-name="Microsoft JhengHei" style:font-name-asian="Microsoft JhengHei" style:font-name-complex="Microsoft JhengHei"/>
    </style:style>
    <style:style style:name="T1729" style:parent-style-name="DefaultParagraphFont" style:family="text">
      <style:text-properties style:font-name="Microsoft JhengHei" style:font-name-asian="Microsoft JhengHei" style:font-name-complex="Microsoft JhengHei"/>
    </style:style>
    <style:style style:name="T1730" style:parent-style-name="DefaultParagraphFont" style:family="text">
      <style:text-properties style:font-name="Microsoft JhengHei" style:font-name-asian="Microsoft JhengHei" style:font-name-complex="Microsoft JhengHei"/>
    </style:style>
    <style:style style:name="T1731" style:parent-style-name="DefaultParagraphFont" style:family="text">
      <style:text-properties style:font-name="Microsoft JhengHei" style:font-name-asian="Microsoft JhengHei" style:font-name-complex="Microsoft JhengHei"/>
    </style:style>
    <style:style style:name="T1732" style:parent-style-name="DefaultParagraphFont" style:family="text">
      <style:text-properties style:font-name="Microsoft JhengHei" style:font-name-asian="Microsoft JhengHei" style:font-name-complex="Microsoft JhengHei"/>
    </style:style>
    <style:style style:name="T1733" style:parent-style-name="DefaultParagraphFont" style:family="text">
      <style:text-properties style:font-name="Microsoft JhengHei" style:font-name-asian="Microsoft JhengHei" style:font-name-complex="Microsoft JhengHei"/>
    </style:style>
    <style:style style:name="T1734" style:parent-style-name="DefaultParagraphFont" style:family="text">
      <style:text-properties style:font-name="MingLiU-ExtB" style:font-name-asian="MingLiU-ExtB" style:font-name-complex="MingLiU-ExtB"/>
    </style:style>
    <style:style style:name="T1735" style:parent-style-name="DefaultParagraphFont" style:family="text">
      <style:text-properties style:font-name="Microsoft JhengHei" style:font-name-asian="Microsoft JhengHei" style:font-name-complex="Microsoft JhengHei"/>
    </style:style>
    <style:style style:name="T1736" style:parent-style-name="DefaultParagraphFont" style:family="text">
      <style:text-properties style:font-name="Microsoft JhengHei" style:font-name-asian="Microsoft JhengHei" style:font-name-complex="Microsoft JhengHei"/>
    </style:style>
    <style:style style:name="T1737" style:parent-style-name="DefaultParagraphFont" style:family="text">
      <style:text-properties style:font-name="Microsoft JhengHei" style:font-name-asian="Microsoft JhengHei" style:font-name-complex="Microsoft JhengHei"/>
    </style:style>
    <style:style style:name="T1738" style:parent-style-name="DefaultParagraphFont" style:family="text">
      <style:text-properties style:font-name="MS Gothic" style:font-name-asian="MS Gothic" style:font-name-complex="MS Gothic"/>
    </style:style>
    <style:style style:name="T1739" style:parent-style-name="DefaultParagraphFont" style:family="text">
      <style:text-properties style:font-name="Microsoft JhengHei" style:font-name-asian="Microsoft JhengHei" style:font-name-complex="Microsoft JhengHei"/>
    </style:style>
    <style:style style:name="T1740" style:parent-style-name="DefaultParagraphFont" style:family="text">
      <style:text-properties style:font-name="Microsoft JhengHei" style:font-name-asian="Microsoft JhengHei" style:font-name-complex="Microsoft JhengHei"/>
    </style:style>
    <style:style style:name="T1741" style:parent-style-name="DefaultParagraphFont" style:family="text">
      <style:text-properties style:font-name="Microsoft JhengHei" style:font-name-asian="Microsoft JhengHei" style:font-name-complex="Microsoft JhengHei"/>
    </style:style>
    <style:style style:name="T1742" style:parent-style-name="DefaultParagraphFont" style:family="text">
      <style:text-properties style:font-name="Microsoft JhengHei" style:font-name-asian="Microsoft JhengHei" style:font-name-complex="Microsoft JhengHei"/>
    </style:style>
    <style:style style:name="T1743" style:parent-style-name="DefaultParagraphFont" style:family="text">
      <style:text-properties style:font-name="Microsoft JhengHei" style:font-name-asian="Microsoft JhengHei" style:font-name-complex="Microsoft JhengHei"/>
    </style:style>
    <style:style style:name="T1744" style:parent-style-name="DefaultParagraphFont" style:family="text">
      <style:text-properties style:font-name="Microsoft JhengHei" style:font-name-asian="Microsoft JhengHei" style:font-name-complex="Microsoft JhengHei"/>
    </style:style>
    <style:style style:name="T1745" style:parent-style-name="DefaultParagraphFont" style:family="text">
      <style:text-properties style:font-name="Microsoft JhengHei" style:font-name-asian="Microsoft JhengHei" style:font-name-complex="Microsoft JhengHei"/>
    </style:style>
    <style:style style:name="T1746" style:parent-style-name="DefaultParagraphFont" style:family="text">
      <style:text-properties style:font-name="Microsoft JhengHei" style:font-name-asian="Microsoft JhengHei" style:font-name-complex="Microsoft JhengHei"/>
    </style:style>
    <style:style style:name="T1747" style:parent-style-name="DefaultParagraphFont" style:family="text">
      <style:text-properties style:font-name="Microsoft JhengHei" style:font-name-asian="Microsoft JhengHei" style:font-name-complex="Microsoft JhengHei"/>
    </style:style>
    <style:style style:name="T1748" style:parent-style-name="DefaultParagraphFont" style:family="text">
      <style:text-properties style:font-name="Microsoft JhengHei" style:font-name-asian="Microsoft JhengHei" style:font-name-complex="Microsoft JhengHei"/>
    </style:style>
    <style:style style:name="T1749" style:parent-style-name="DefaultParagraphFont" style:family="text">
      <style:text-properties style:font-name="Microsoft JhengHei" style:font-name-asian="Microsoft JhengHei" style:font-name-complex="Microsoft JhengHei"/>
    </style:style>
    <style:style style:name="T1750" style:parent-style-name="DefaultParagraphFont" style:family="text">
      <style:text-properties style:font-name="Microsoft JhengHei" style:font-name-asian="Microsoft JhengHei" style:font-name-complex="Microsoft JhengHei"/>
    </style:style>
    <style:style style:name="T1751" style:parent-style-name="DefaultParagraphFont" style:family="text">
      <style:text-properties style:font-name="Microsoft JhengHei" style:font-name-asian="Microsoft JhengHei" style:font-name-complex="Microsoft JhengHei"/>
    </style:style>
    <style:style style:name="T1752" style:parent-style-name="DefaultParagraphFont" style:family="text">
      <style:text-properties style:font-name="MS Gothic" style:font-name-asian="MS Gothic" style:font-name-complex="MS Gothic"/>
    </style:style>
    <style:style style:name="T1753" style:parent-style-name="DefaultParagraphFont" style:family="text">
      <style:text-properties style:font-name="MS Gothic" style:font-name-asian="MS Gothic" style:font-name-complex="MS Gothic"/>
    </style:style>
    <style:style style:name="T1754" style:parent-style-name="DefaultParagraphFont" style:family="text">
      <style:text-properties style:font-name="MS Gothic" style:font-name-asian="MS Gothic" style:font-name-complex="MS Gothic"/>
    </style:style>
    <style:style style:name="T1755" style:parent-style-name="DefaultParagraphFont" style:family="text">
      <style:text-properties style:font-name="Microsoft JhengHei" style:font-name-asian="Microsoft JhengHei" style:font-name-complex="Microsoft JhengHei"/>
    </style:style>
    <style:style style:name="T1756" style:parent-style-name="DefaultParagraphFont" style:family="text">
      <style:text-properties style:font-name="MS Gothic" style:font-name-asian="MS Gothic" style:font-name-complex="MS Gothic"/>
    </style:style>
    <style:style style:name="T1757" style:parent-style-name="DefaultParagraphFont" style:family="text">
      <style:text-properties style:font-name="Microsoft JhengHei" style:font-name-asian="Microsoft JhengHei" style:font-name-complex="Microsoft JhengHei"/>
    </style:style>
    <style:style style:name="T1758" style:parent-style-name="DefaultParagraphFont" style:family="text">
      <style:text-properties style:font-name="Microsoft JhengHei" style:font-name-asian="Microsoft JhengHei" style:font-name-complex="Microsoft JhengHei"/>
    </style:style>
    <style:style style:name="T1759" style:parent-style-name="DefaultParagraphFont" style:family="text">
      <style:text-properties style:font-name="Microsoft JhengHei" style:font-name-asian="Microsoft JhengHei" style:font-name-complex="Microsoft JhengHei"/>
    </style:style>
    <style:style style:name="T1760" style:parent-style-name="DefaultParagraphFont" style:family="text">
      <style:text-properties style:font-name="Microsoft JhengHei" style:font-name-asian="Microsoft JhengHei" style:font-name-complex="Microsoft JhengHei"/>
    </style:style>
    <style:style style:name="T1761" style:parent-style-name="DefaultParagraphFont" style:family="text">
      <style:text-properties style:font-name="Microsoft JhengHei" style:font-name-asian="Microsoft JhengHei" style:font-name-complex="Microsoft JhengHei"/>
    </style:style>
    <style:style style:name="T1762" style:parent-style-name="DefaultParagraphFont" style:family="text">
      <style:text-properties style:font-name="Microsoft JhengHei" style:font-name-asian="Microsoft JhengHei" style:font-name-complex="Microsoft JhengHei"/>
    </style:style>
    <style:style style:name="T1763" style:parent-style-name="DefaultParagraphFont" style:family="text">
      <style:text-properties style:font-name="Microsoft JhengHei" style:font-name-asian="Microsoft JhengHei" style:font-name-complex="Microsoft JhengHei"/>
    </style:style>
    <style:style style:name="T1764" style:parent-style-name="DefaultParagraphFont" style:family="text">
      <style:text-properties style:font-name="MingLiU-ExtB" style:font-name-asian="MingLiU-ExtB" style:font-name-complex="MingLiU-ExtB"/>
    </style:style>
    <style:style style:name="T1765" style:parent-style-name="DefaultParagraphFont" style:family="text">
      <style:text-properties style:font-name="Microsoft JhengHei" style:font-name-asian="Microsoft JhengHei" style:font-name-complex="Microsoft JhengHei"/>
    </style:style>
    <style:style style:name="T1766" style:parent-style-name="DefaultParagraphFont" style:family="text">
      <style:text-properties style:font-name="Microsoft JhengHei" style:font-name-asian="Microsoft JhengHei" style:font-name-complex="Microsoft JhengHei"/>
    </style:style>
    <style:style style:name="T1767" style:parent-style-name="DefaultParagraphFont" style:family="text">
      <style:text-properties style:font-name="Microsoft JhengHei" style:font-name-asian="Microsoft JhengHei" style:font-name-complex="Microsoft JhengHei"/>
    </style:style>
    <style:style style:name="T1768" style:parent-style-name="DefaultParagraphFont" style:family="text">
      <style:text-properties style:font-name="Microsoft JhengHei" style:font-name-asian="Microsoft JhengHei" style:font-name-complex="Microsoft JhengHei"/>
    </style:style>
    <style:style style:name="T1769" style:parent-style-name="DefaultParagraphFont" style:family="text">
      <style:text-properties style:font-name="Microsoft JhengHei" style:font-name-asian="Microsoft JhengHei" style:font-name-complex="Microsoft JhengHei"/>
    </style:style>
    <style:style style:name="T1770" style:parent-style-name="DefaultParagraphFont" style:family="text">
      <style:text-properties style:font-name="MS Gothic" style:font-name-asian="MS Gothic" style:font-name-complex="MS Gothic"/>
    </style:style>
    <style:style style:name="T1771" style:parent-style-name="DefaultParagraphFont" style:family="text">
      <style:text-properties style:font-name="MS Gothic" style:font-name-asian="MS Gothic" style:font-name-complex="MS Gothic"/>
    </style:style>
    <style:style style:name="T1772" style:parent-style-name="DefaultParagraphFont" style:family="text">
      <style:text-properties style:font-name="MS Gothic" style:font-name-asian="MS Gothic" style:font-name-complex="MS Gothic"/>
    </style:style>
    <style:style style:name="T1773" style:parent-style-name="DefaultParagraphFont" style:family="text">
      <style:text-properties style:font-name="Microsoft JhengHei" style:font-name-asian="Microsoft JhengHei" style:font-name-complex="Microsoft JhengHei"/>
    </style:style>
    <style:style style:name="T1774" style:parent-style-name="DefaultParagraphFont" style:family="text">
      <style:text-properties style:font-name="MingLiU-ExtB" style:font-name-asian="MingLiU-ExtB" style:font-name-complex="MingLiU-ExtB"/>
    </style:style>
    <style:style style:name="T1775" style:parent-style-name="DefaultParagraphFont" style:family="text">
      <style:text-properties style:font-name="MS Gothic" style:font-name-asian="MS Gothic" style:font-name-complex="MS Gothic"/>
    </style:style>
    <style:style style:name="T1776" style:parent-style-name="DefaultParagraphFont" style:family="text">
      <style:text-properties style:font-name="Microsoft JhengHei" style:font-name-asian="Microsoft JhengHei" style:font-name-complex="Microsoft JhengHei"/>
    </style:style>
    <style:style style:name="T1777" style:parent-style-name="DefaultParagraphFont" style:family="text">
      <style:text-properties style:font-name="MingLiU-ExtB" style:font-name-asian="MingLiU-ExtB" style:font-name-complex="MingLiU-ExtB"/>
    </style:style>
    <style:style style:name="T1778" style:parent-style-name="DefaultParagraphFont" style:family="text">
      <style:text-properties style:font-name="Microsoft JhengHei" style:font-name-asian="Microsoft JhengHei" style:font-name-complex="Microsoft JhengHei"/>
    </style:style>
    <style:style style:name="T1779" style:parent-style-name="DefaultParagraphFont" style:family="text">
      <style:text-properties style:font-name="MS Gothic" style:font-name-asian="MS Gothic" style:font-name-complex="MS Gothic"/>
    </style:style>
    <style:style style:name="T1780" style:parent-style-name="DefaultParagraphFont" style:family="text">
      <style:text-properties style:font-name="MS Gothic" style:font-name-asian="MS Gothic" style:font-name-complex="MS Gothic"/>
    </style:style>
    <style:style style:name="T1781" style:parent-style-name="DefaultParagraphFont" style:family="text">
      <style:text-properties style:font-name="Microsoft JhengHei" style:font-name-asian="Microsoft JhengHei" style:font-name-complex="Microsoft JhengHei"/>
    </style:style>
    <style:style style:name="T1782" style:parent-style-name="DefaultParagraphFont" style:family="text">
      <style:text-properties style:font-name="MS Gothic" style:font-name-asian="MS Gothic" style:font-name-complex="MS Gothic"/>
    </style:style>
    <style:style style:name="T1783" style:parent-style-name="DefaultParagraphFont" style:family="text">
      <style:text-properties style:font-name="MS Gothic" style:font-name-asian="MS Gothic" style:font-name-complex="MS Gothic"/>
    </style:style>
    <style:style style:name="T1784" style:parent-style-name="DefaultParagraphFont" style:family="text">
      <style:text-properties style:font-name="MS Gothic" style:font-name-asian="MS Gothic" style:font-name-complex="MS Gothic"/>
    </style:style>
    <style:style style:name="T1785" style:parent-style-name="DefaultParagraphFont" style:family="text">
      <style:text-properties style:font-name="Microsoft JhengHei" style:font-name-asian="Microsoft JhengHei" style:font-name-complex="Microsoft JhengHei"/>
    </style:style>
    <style:style style:name="T1786" style:parent-style-name="DefaultParagraphFont" style:family="text">
      <style:text-properties style:font-name="Microsoft JhengHei" style:font-name-asian="Microsoft JhengHei" style:font-name-complex="Microsoft JhengHei"/>
    </style:style>
    <style:style style:name="T1787" style:parent-style-name="DefaultParagraphFont" style:family="text">
      <style:text-properties style:font-name="MS Gothic" style:font-name-asian="MS Gothic" style:font-name-complex="MS Gothic"/>
    </style:style>
    <style:style style:name="T1788" style:parent-style-name="DefaultParagraphFont" style:family="text">
      <style:text-properties style:font-name="Microsoft JhengHei" style:font-name-asian="Microsoft JhengHei" style:font-name-complex="Microsoft JhengHei"/>
    </style:style>
    <style:style style:name="T1789" style:parent-style-name="DefaultParagraphFont" style:family="text">
      <style:text-properties style:font-name="Microsoft JhengHei" style:font-name-asian="Microsoft JhengHei" style:font-name-complex="Microsoft JhengHei"/>
    </style:style>
    <style:style style:name="T1790" style:parent-style-name="DefaultParagraphFont" style:family="text">
      <style:text-properties style:font-name="Microsoft JhengHei" style:font-name-asian="Microsoft JhengHei" style:font-name-complex="Microsoft JhengHei"/>
    </style:style>
    <style:style style:name="T1791" style:parent-style-name="DefaultParagraphFont" style:family="text">
      <style:text-properties style:font-name="Microsoft JhengHei" style:font-name-asian="Microsoft JhengHei" style:font-name-complex="Microsoft JhengHei"/>
    </style:style>
    <style:style style:name="T1792" style:parent-style-name="DefaultParagraphFont" style:family="text">
      <style:text-properties style:font-name="MS Gothic" style:font-name-asian="MS Gothic" style:font-name-complex="MS Gothic"/>
    </style:style>
    <style:style style:name="T1793" style:parent-style-name="DefaultParagraphFont" style:family="text">
      <style:text-properties style:font-name="Microsoft JhengHei" style:font-name-asian="Microsoft JhengHei" style:font-name-complex="Microsoft JhengHei"/>
    </style:style>
    <style:style style:name="T1794" style:parent-style-name="DefaultParagraphFont" style:family="text">
      <style:text-properties style:font-name="MS Gothic" style:font-name-asian="MS Gothic" style:font-name-complex="MS Gothic"/>
    </style:style>
    <style:style style:name="T1795" style:parent-style-name="DefaultParagraphFont" style:family="text">
      <style:text-properties style:font-name="MingLiU-ExtB" style:font-name-asian="MingLiU-ExtB" style:font-name-complex="MingLiU-ExtB"/>
    </style:style>
    <style:style style:name="T1796" style:parent-style-name="DefaultParagraphFont" style:family="text">
      <style:text-properties style:font-name="Microsoft JhengHei" style:font-name-asian="Microsoft JhengHei" style:font-name-complex="Microsoft JhengHei"/>
    </style:style>
    <style:style style:name="T1797" style:parent-style-name="DefaultParagraphFont" style:family="text">
      <style:text-properties style:font-name="Microsoft JhengHei" style:font-name-asian="Microsoft JhengHei" style:font-name-complex="Microsoft JhengHei"/>
    </style:style>
    <style:style style:name="T1798" style:parent-style-name="DefaultParagraphFont" style:family="text">
      <style:text-properties style:font-name="Microsoft JhengHei" style:font-name-asian="Microsoft JhengHei" style:font-name-complex="Microsoft JhengHei"/>
    </style:style>
    <style:style style:name="T1799" style:parent-style-name="DefaultParagraphFont" style:family="text">
      <style:text-properties style:font-name="Microsoft JhengHei" style:font-name-asian="Microsoft JhengHei" style:font-name-complex="Microsoft JhengHei"/>
    </style:style>
    <style:style style:name="T1800" style:parent-style-name="DefaultParagraphFont" style:family="text">
      <style:text-properties style:font-name="Microsoft JhengHei" style:font-name-asian="Microsoft JhengHei" style:font-name-complex="Microsoft JhengHei"/>
    </style:style>
    <style:style style:name="T1801" style:parent-style-name="DefaultParagraphFont" style:family="text">
      <style:text-properties style:font-name="Microsoft JhengHei" style:font-name-asian="Microsoft JhengHei" style:font-name-complex="Microsoft JhengHei"/>
    </style:style>
    <style:style style:name="T1802" style:parent-style-name="DefaultParagraphFont" style:family="text">
      <style:text-properties style:font-name="MS Gothic" style:font-name-asian="MS Gothic" style:font-name-complex="MS Gothic"/>
    </style:style>
    <style:style style:name="T1803" style:parent-style-name="DefaultParagraphFont" style:family="text">
      <style:text-properties style:font-name="Microsoft JhengHei" style:font-name-asian="Microsoft JhengHei" style:font-name-complex="Microsoft JhengHei"/>
    </style:style>
    <style:style style:name="T1804" style:parent-style-name="DefaultParagraphFont" style:family="text">
      <style:text-properties style:font-name="Microsoft JhengHei" style:font-name-asian="Microsoft JhengHei" style:font-name-complex="Microsoft JhengHei"/>
    </style:style>
    <style:style style:name="T1805" style:parent-style-name="DefaultParagraphFont" style:family="text">
      <style:text-properties style:font-name="Microsoft JhengHei" style:font-name-asian="Microsoft JhengHei" style:font-name-complex="Microsoft JhengHei"/>
    </style:style>
    <style:style style:name="T1806" style:parent-style-name="DefaultParagraphFont" style:family="text">
      <style:text-properties style:font-name="Microsoft JhengHei" style:font-name-asian="Microsoft JhengHei" style:font-name-complex="Microsoft JhengHei"/>
    </style:style>
    <style:style style:name="T1807" style:parent-style-name="DefaultParagraphFont" style:family="text">
      <style:text-properties style:font-name="Microsoft JhengHei" style:font-name-asian="Microsoft JhengHei" style:font-name-complex="Microsoft JhengHei"/>
    </style:style>
    <style:style style:name="T1808" style:parent-style-name="DefaultParagraphFont" style:family="text">
      <style:text-properties style:font-name="Microsoft JhengHei" style:font-name-asian="Microsoft JhengHei" style:font-name-complex="Microsoft JhengHei"/>
    </style:style>
    <style:style style:name="T1809" style:parent-style-name="DefaultParagraphFont" style:family="text">
      <style:text-properties style:font-name="Microsoft JhengHei" style:font-name-asian="Microsoft JhengHei" style:font-name-complex="Microsoft JhengHei"/>
    </style:style>
    <style:style style:name="T1810" style:parent-style-name="DefaultParagraphFont" style:family="text">
      <style:text-properties style:font-name="Microsoft JhengHei" style:font-name-asian="Microsoft JhengHei" style:font-name-complex="Microsoft JhengHei"/>
    </style:style>
    <style:style style:name="T1811" style:parent-style-name="DefaultParagraphFont" style:family="text">
      <style:text-properties style:font-name="Microsoft JhengHei" style:font-name-asian="Microsoft JhengHei" style:font-name-complex="Microsoft JhengHei"/>
    </style:style>
    <style:style style:name="T1812" style:parent-style-name="DefaultParagraphFont" style:family="text">
      <style:text-properties style:font-name="Microsoft JhengHei" style:font-name-asian="Microsoft JhengHei" style:font-name-complex="Microsoft JhengHei"/>
    </style:style>
    <style:style style:name="T1813" style:parent-style-name="DefaultParagraphFont" style:family="text">
      <style:text-properties style:font-name="Microsoft JhengHei" style:font-name-asian="Microsoft JhengHei" style:font-name-complex="Microsoft JhengHei"/>
    </style:style>
    <style:style style:name="T1814" style:parent-style-name="DefaultParagraphFont" style:family="text">
      <style:text-properties style:font-name="MingLiU-ExtB" style:font-name-asian="MingLiU-ExtB" style:font-name-complex="MingLiU-ExtB"/>
    </style:style>
    <style:style style:name="T1815" style:parent-style-name="DefaultParagraphFont" style:family="text">
      <style:text-properties style:font-name="Microsoft JhengHei" style:font-name-asian="Microsoft JhengHei" style:font-name-complex="Microsoft JhengHei"/>
    </style:style>
    <style:style style:name="T1816" style:parent-style-name="DefaultParagraphFont" style:family="text">
      <style:text-properties style:font-name="Microsoft JhengHei" style:font-name-asian="Microsoft JhengHei" style:font-name-complex="Microsoft JhengHei"/>
    </style:style>
    <style:style style:name="T1817" style:parent-style-name="DefaultParagraphFont" style:family="text">
      <style:text-properties style:font-name="MS Gothic" style:font-name-asian="MS Gothic" style:font-name-complex="MS Gothic"/>
    </style:style>
    <style:style style:name="T1818" style:parent-style-name="DefaultParagraphFont" style:family="text">
      <style:text-properties style:font-name="MS Gothic" style:font-name-asian="MS Gothic" style:font-name-complex="MS Gothic"/>
    </style:style>
    <style:style style:name="T1819" style:parent-style-name="DefaultParagraphFont" style:family="text">
      <style:text-properties style:font-name="Microsoft JhengHei" style:font-name-asian="Microsoft JhengHei" style:font-name-complex="Microsoft JhengHei"/>
    </style:style>
    <style:style style:name="T1820" style:parent-style-name="DefaultParagraphFont" style:family="text">
      <style:text-properties style:font-name="Microsoft JhengHei" style:font-name-asian="Microsoft JhengHei" style:font-name-complex="Microsoft JhengHei"/>
    </style:style>
    <style:style style:name="T1821" style:parent-style-name="DefaultParagraphFont" style:family="text">
      <style:text-properties style:font-name="MS Gothic" style:font-name-asian="MS Gothic" style:font-name-complex="MS Gothic"/>
    </style:style>
    <style:style style:name="T1822" style:parent-style-name="DefaultParagraphFont" style:family="text">
      <style:text-properties style:font-name="MS Gothic" style:font-name-asian="MS Gothic" style:font-name-complex="MS Gothic"/>
    </style:style>
    <style:style style:name="T1823" style:parent-style-name="DefaultParagraphFont" style:family="text">
      <style:text-properties style:font-name="MS Gothic" style:font-name-asian="MS Gothic" style:font-name-complex="MS Gothic"/>
    </style:style>
    <style:style style:name="T1824" style:parent-style-name="DefaultParagraphFont" style:family="text">
      <style:text-properties style:font-name="MingLiU-ExtB" style:font-name-asian="MingLiU-ExtB" style:font-name-complex="MingLiU-ExtB"/>
    </style:style>
    <style:style style:name="T1825" style:parent-style-name="DefaultParagraphFont" style:family="text">
      <style:text-properties style:font-name="MS Gothic" style:font-name-asian="MS Gothic" style:font-name-complex="MS Gothic"/>
    </style:style>
    <style:style style:name="T1826" style:parent-style-name="DefaultParagraphFont" style:family="text">
      <style:text-properties style:font-name="MS Gothic" style:font-name-asian="MS Gothic" style:font-name-complex="MS Gothic"/>
    </style:style>
    <style:style style:name="T1827" style:parent-style-name="DefaultParagraphFont" style:family="text">
      <style:text-properties style:font-name="Microsoft JhengHei" style:font-name-asian="Microsoft JhengHei" style:font-name-complex="Microsoft JhengHei"/>
    </style:style>
    <style:style style:name="T1828" style:parent-style-name="DefaultParagraphFont" style:family="text">
      <style:text-properties style:font-name="Microsoft JhengHei" style:font-name-asian="Microsoft JhengHei" style:font-name-complex="Microsoft JhengHei"/>
    </style:style>
    <style:style style:name="T1829" style:parent-style-name="DefaultParagraphFont" style:family="text">
      <style:text-properties style:font-name="Microsoft JhengHei" style:font-name-asian="Microsoft JhengHei" style:font-name-complex="Microsoft JhengHei"/>
    </style:style>
    <style:style style:name="T1830" style:parent-style-name="DefaultParagraphFont" style:family="text">
      <style:text-properties style:font-name="Microsoft JhengHei" style:font-name-asian="Microsoft JhengHei" style:font-name-complex="Microsoft JhengHei"/>
    </style:style>
    <style:style style:name="T1831" style:parent-style-name="DefaultParagraphFont" style:family="text">
      <style:text-properties style:font-name="Microsoft JhengHei" style:font-name-asian="Microsoft JhengHei" style:font-name-complex="Microsoft JhengHei"/>
    </style:style>
    <style:style style:name="T1832" style:parent-style-name="DefaultParagraphFont" style:family="text">
      <style:text-properties style:font-name="Microsoft JhengHei" style:font-name-asian="Microsoft JhengHei" style:font-name-complex="Microsoft JhengHei"/>
    </style:style>
    <style:style style:name="T1833" style:parent-style-name="DefaultParagraphFont" style:family="text">
      <style:text-properties style:font-name="Microsoft JhengHei" style:font-name-asian="Microsoft JhengHei" style:font-name-complex="Microsoft JhengHei"/>
    </style:style>
    <style:style style:name="T1834" style:parent-style-name="DefaultParagraphFont" style:family="text">
      <style:text-properties style:font-name="Microsoft JhengHei" style:font-name-asian="Microsoft JhengHei" style:font-name-complex="Microsoft JhengHei"/>
    </style:style>
    <style:style style:name="T1835" style:parent-style-name="DefaultParagraphFont" style:family="text">
      <style:text-properties style:font-name="Microsoft JhengHei" style:font-name-asian="Microsoft JhengHei" style:font-name-complex="Microsoft JhengHei"/>
    </style:style>
    <style:style style:name="T1836" style:parent-style-name="DefaultParagraphFont" style:family="text">
      <style:text-properties style:font-name="Microsoft JhengHei" style:font-name-asian="Microsoft JhengHei" style:font-name-complex="Microsoft JhengHei"/>
    </style:style>
    <style:style style:name="T1837" style:parent-style-name="DefaultParagraphFont" style:family="text">
      <style:text-properties style:font-name="MS Gothic" style:font-name-asian="MS Gothic" style:font-name-complex="MS Gothic"/>
    </style:style>
    <style:style style:name="T1838" style:parent-style-name="DefaultParagraphFont" style:family="text">
      <style:text-properties style:font-name="Microsoft JhengHei" style:font-name-asian="Microsoft JhengHei" style:font-name-complex="Microsoft JhengHei"/>
    </style:style>
    <style:style style:name="T1839" style:parent-style-name="DefaultParagraphFont" style:family="text">
      <style:text-properties style:font-name="Microsoft JhengHei" style:font-name-asian="Microsoft JhengHei" style:font-name-complex="Microsoft JhengHei"/>
    </style:style>
    <style:style style:name="T1840" style:parent-style-name="DefaultParagraphFont" style:family="text">
      <style:text-properties style:font-name="Microsoft JhengHei" style:font-name-asian="Microsoft JhengHei" style:font-name-complex="Microsoft JhengHei"/>
    </style:style>
    <style:style style:name="T1841" style:parent-style-name="DefaultParagraphFont" style:family="text">
      <style:text-properties style:font-name="MingLiU-ExtB" style:font-name-asian="MingLiU-ExtB" style:font-name-complex="MingLiU-ExtB"/>
    </style:style>
    <style:style style:name="T1842" style:parent-style-name="DefaultParagraphFont" style:family="text">
      <style:text-properties style:font-name="Microsoft JhengHei" style:font-name-asian="Microsoft JhengHei" style:font-name-complex="Microsoft JhengHei"/>
    </style:style>
    <style:style style:name="T1843" style:parent-style-name="DefaultParagraphFont" style:family="text">
      <style:text-properties style:font-name="Microsoft JhengHei" style:font-name-asian="Microsoft JhengHei" style:font-name-complex="Microsoft JhengHei"/>
    </style:style>
    <style:style style:name="T1844" style:parent-style-name="DefaultParagraphFont" style:family="text">
      <style:text-properties style:font-name="Microsoft JhengHei" style:font-name-asian="Microsoft JhengHei" style:font-name-complex="Microsoft JhengHei"/>
    </style:style>
    <style:style style:name="T1845" style:parent-style-name="DefaultParagraphFont" style:family="text">
      <style:text-properties style:font-name="Microsoft JhengHei" style:font-name-asian="Microsoft JhengHei" style:font-name-complex="Microsoft JhengHei"/>
    </style:style>
    <style:style style:name="T1846" style:parent-style-name="DefaultParagraphFont" style:family="text">
      <style:text-properties style:font-name="Microsoft JhengHei" style:font-name-asian="Microsoft JhengHei" style:font-name-complex="Microsoft JhengHei"/>
    </style:style>
    <style:style style:name="T1847" style:parent-style-name="DefaultParagraphFont" style:family="text">
      <style:text-properties style:font-name="Microsoft JhengHei" style:font-name-asian="Microsoft JhengHei" style:font-name-complex="Microsoft JhengHei"/>
    </style:style>
    <style:style style:name="T1848" style:parent-style-name="DefaultParagraphFont" style:family="text">
      <style:text-properties style:font-name="MingLiU-ExtB" style:font-name-asian="MingLiU-ExtB" style:font-name-complex="MingLiU-ExtB"/>
    </style:style>
    <style:style style:name="T1849" style:parent-style-name="DefaultParagraphFont" style:family="text">
      <style:text-properties style:font-name="Microsoft JhengHei" style:font-name-asian="Microsoft JhengHei" style:font-name-complex="Microsoft JhengHei"/>
    </style:style>
    <style:style style:name="T1850" style:parent-style-name="DefaultParagraphFont" style:family="text">
      <style:text-properties style:font-name="MingLiU-ExtB" style:font-name-asian="MingLiU-ExtB" style:font-name-complex="MingLiU-ExtB"/>
    </style:style>
    <style:style style:name="T1851" style:parent-style-name="DefaultParagraphFont" style:family="text">
      <style:text-properties style:font-name="Microsoft JhengHei" style:font-name-asian="Microsoft JhengHei" style:font-name-complex="Microsoft JhengHei"/>
    </style:style>
    <style:style style:name="T1852" style:parent-style-name="DefaultParagraphFont" style:family="text">
      <style:text-properties style:font-name="Microsoft JhengHei" style:font-name-asian="Microsoft JhengHei" style:font-name-complex="Microsoft JhengHei"/>
    </style:style>
    <style:style style:name="T1853" style:parent-style-name="DefaultParagraphFont" style:family="text">
      <style:text-properties style:font-name="Microsoft JhengHei" style:font-name-asian="Microsoft JhengHei" style:font-name-complex="Microsoft JhengHei"/>
    </style:style>
    <style:style style:name="T1854" style:parent-style-name="DefaultParagraphFont" style:family="text">
      <style:text-properties style:font-name="Microsoft JhengHei" style:font-name-asian="Microsoft JhengHei" style:font-name-complex="Microsoft JhengHei"/>
    </style:style>
    <style:style style:name="T1855" style:parent-style-name="DefaultParagraphFont" style:family="text">
      <style:text-properties style:font-name="MS Gothic" style:font-name-asian="MS Gothic" style:font-name-complex="MS Gothic"/>
    </style:style>
    <style:style style:name="T1856" style:parent-style-name="DefaultParagraphFont" style:family="text">
      <style:text-properties style:font-name="Microsoft JhengHei" style:font-name-asian="Microsoft JhengHei" style:font-name-complex="Microsoft JhengHei"/>
    </style:style>
    <style:style style:name="T1857" style:parent-style-name="DefaultParagraphFont" style:family="text">
      <style:text-properties style:font-name="Microsoft JhengHei" style:font-name-asian="Microsoft JhengHei" style:font-name-complex="Microsoft JhengHei"/>
    </style:style>
    <style:style style:name="T1858" style:parent-style-name="DefaultParagraphFont" style:family="text">
      <style:text-properties style:font-name="MS Gothic" style:font-name-asian="MS Gothic" style:font-name-complex="MS Gothic"/>
    </style:style>
    <style:style style:name="T1859" style:parent-style-name="DefaultParagraphFont" style:family="text">
      <style:text-properties style:font-name="MingLiU-ExtB" style:font-name-asian="MingLiU-ExtB" style:font-name-complex="MingLiU-ExtB"/>
    </style:style>
    <style:style style:name="T1860" style:parent-style-name="DefaultParagraphFont" style:family="text">
      <style:text-properties style:font-name="Microsoft JhengHei" style:font-name-asian="Microsoft JhengHei" style:font-name-complex="Microsoft JhengHei"/>
    </style:style>
    <style:style style:name="T1861" style:parent-style-name="DefaultParagraphFont" style:family="text">
      <style:text-properties style:font-name="MingLiU-ExtB" style:font-name-asian="MingLiU-ExtB" style:font-name-complex="MingLiU-ExtB"/>
    </style:style>
    <style:style style:name="T1862" style:parent-style-name="DefaultParagraphFont" style:family="text">
      <style:text-properties style:font-name="Microsoft JhengHei" style:font-name-asian="Microsoft JhengHei" style:font-name-complex="Microsoft JhengHei"/>
    </style:style>
    <style:style style:name="T1863" style:parent-style-name="DefaultParagraphFont" style:family="text">
      <style:text-properties style:font-name="Microsoft JhengHei" style:font-name-asian="Microsoft JhengHei" style:font-name-complex="Microsoft JhengHei"/>
    </style:style>
    <style:style style:name="T1864" style:parent-style-name="DefaultParagraphFont" style:family="text">
      <style:text-properties style:font-name="MS Gothic" style:font-name-asian="MS Gothic" style:font-name-complex="MS Gothic"/>
    </style:style>
    <style:style style:name="T1865" style:parent-style-name="DefaultParagraphFont" style:family="text">
      <style:text-properties style:font-name="Microsoft JhengHei" style:font-name-asian="Microsoft JhengHei" style:font-name-complex="Microsoft JhengHei"/>
    </style:style>
    <style:style style:name="T1866" style:parent-style-name="DefaultParagraphFont" style:family="text">
      <style:text-properties style:font-name="Microsoft JhengHei" style:font-name-asian="Microsoft JhengHei" style:font-name-complex="Microsoft JhengHei"/>
    </style:style>
    <style:style style:name="T1867" style:parent-style-name="DefaultParagraphFont" style:family="text">
      <style:text-properties style:font-name="MS Gothic" style:font-name-asian="MS Gothic" style:font-name-complex="MS Gothic"/>
    </style:style>
    <style:style style:name="T1868" style:parent-style-name="DefaultParagraphFont" style:family="text">
      <style:text-properties style:font-name="Microsoft JhengHei" style:font-name-asian="Microsoft JhengHei" style:font-name-complex="Microsoft JhengHei"/>
    </style:style>
    <style:style style:name="T1869" style:parent-style-name="DefaultParagraphFont" style:family="text">
      <style:text-properties style:font-name="Microsoft JhengHei" style:font-name-asian="Microsoft JhengHei" style:font-name-complex="Microsoft JhengHei"/>
    </style:style>
    <style:style style:name="T1870" style:parent-style-name="DefaultParagraphFont" style:family="text">
      <style:text-properties style:font-name="Microsoft JhengHei" style:font-name-asian="Microsoft JhengHei" style:font-name-complex="Microsoft JhengHei"/>
    </style:style>
    <style:style style:name="T1871" style:parent-style-name="DefaultParagraphFont" style:family="text">
      <style:text-properties style:font-name="MS Gothic" style:font-name-asian="MS Gothic" style:font-name-complex="MS Gothic"/>
    </style:style>
    <style:style style:name="T1872" style:parent-style-name="DefaultParagraphFont" style:family="text">
      <style:text-properties style:font-name="Microsoft JhengHei" style:font-name-asian="Microsoft JhengHei" style:font-name-complex="Microsoft JhengHei"/>
    </style:style>
    <style:style style:name="T1873" style:parent-style-name="DefaultParagraphFont" style:family="text">
      <style:text-properties style:font-name="Microsoft JhengHei" style:font-name-asian="Microsoft JhengHei" style:font-name-complex="Microsoft JhengHei"/>
    </style:style>
    <style:style style:name="T1874" style:parent-style-name="DefaultParagraphFont" style:family="text">
      <style:text-properties style:font-name="Microsoft JhengHei" style:font-name-asian="Microsoft JhengHei" style:font-name-complex="Microsoft JhengHei"/>
    </style:style>
    <style:style style:name="T1875" style:parent-style-name="DefaultParagraphFont" style:family="text">
      <style:text-properties style:font-name="Microsoft JhengHei" style:font-name-asian="Microsoft JhengHei" style:font-name-complex="Microsoft JhengHei"/>
    </style:style>
    <style:style style:name="T1876" style:parent-style-name="DefaultParagraphFont" style:family="text">
      <style:text-properties style:font-name="Microsoft JhengHei" style:font-name-asian="Microsoft JhengHei" style:font-name-complex="Microsoft JhengHei"/>
    </style:style>
    <style:style style:name="T1877" style:parent-style-name="DefaultParagraphFont" style:family="text">
      <style:text-properties style:font-name="MingLiU-ExtB" style:font-name-asian="MingLiU-ExtB" style:font-name-complex="MingLiU-ExtB"/>
    </style:style>
    <style:style style:name="T1878" style:parent-style-name="DefaultParagraphFont" style:family="text">
      <style:text-properties style:font-name="Microsoft JhengHei" style:font-name-asian="Microsoft JhengHei" style:font-name-complex="Microsoft JhengHei"/>
    </style:style>
    <style:style style:name="T1879" style:parent-style-name="DefaultParagraphFont" style:family="text">
      <style:text-properties style:font-name="Microsoft JhengHei" style:font-name-asian="Microsoft JhengHei" style:font-name-complex="Microsoft JhengHei"/>
    </style:style>
    <style:style style:name="T1880" style:parent-style-name="DefaultParagraphFont" style:family="text">
      <style:text-properties style:font-name="Microsoft JhengHei" style:font-name-asian="Microsoft JhengHei" style:font-name-complex="Microsoft JhengHei"/>
    </style:style>
    <style:style style:name="T1881" style:parent-style-name="DefaultParagraphFont" style:family="text">
      <style:text-properties style:font-name="Microsoft JhengHei" style:font-name-asian="Microsoft JhengHei" style:font-name-complex="Microsoft JhengHei"/>
    </style:style>
    <style:style style:name="T1882" style:parent-style-name="DefaultParagraphFont" style:family="text">
      <style:text-properties fo:font-weight="bold" style:font-weight-asian="bold" style:font-weight-complex="bold"/>
    </style:style>
    <style:style style:name="T1883" style:parent-style-name="DefaultParagraphFont" style:family="text">
      <style:text-properties style:font-name="Microsoft JhengHei" style:font-name-asian="Microsoft JhengHei" style:font-name-complex="Microsoft JhengHei" fo:font-weight="bold" style:font-weight-asian="bold" style:font-weight-complex="bold"/>
    </style:style>
    <style:style style:name="T1884" style:parent-style-name="DefaultParagraphFont" style:family="text">
      <style:text-properties fo:font-weight="bold" style:font-weight-asian="bold" style:font-weight-complex="bold"/>
    </style:style>
    <style:style style:name="T1885" style:parent-style-name="DefaultParagraphFont" style:family="text">
      <style:text-properties style:font-name="Microsoft JhengHei" style:font-name-asian="Microsoft JhengHei" style:font-name-complex="Microsoft JhengHei" fo:font-weight="bold" style:font-weight-asian="bold" style:font-weight-complex="bold"/>
    </style:style>
    <style:style style:name="T1886" style:parent-style-name="DefaultParagraphFont" style:family="text">
      <style:text-properties fo:font-weight="bold" style:font-weight-asian="bold" style:font-weight-complex="bold"/>
    </style:style>
    <style:style style:name="T1887" style:parent-style-name="DefaultParagraphFont" style:family="text">
      <style:text-properties style:font-name="Microsoft JhengHei" style:font-name-asian="Microsoft JhengHei" style:font-name-complex="Microsoft JhengHei" fo:font-weight="bold" style:font-weight-asian="bold" style:font-weight-complex="bold"/>
    </style:style>
    <style:style style:name="T1888" style:parent-style-name="DefaultParagraphFont" style:family="text">
      <style:text-properties fo:font-weight="bold" style:font-weight-asian="bold" style:font-weight-complex="bold"/>
    </style:style>
    <style:style style:name="T1889" style:parent-style-name="DefaultParagraphFont" style:family="text">
      <style:text-properties style:font-name="Microsoft JhengHei" style:font-name-asian="Microsoft JhengHei" style:font-name-complex="Microsoft JhengHei" fo:font-weight="bold" style:font-weight-asian="bold" style:font-weight-complex="bold"/>
    </style:style>
    <style:style style:name="T1890" style:parent-style-name="DefaultParagraphFont" style:family="text">
      <style:text-properties fo:font-weight="bold" style:font-weight-asian="bold" style:font-weight-complex="bold"/>
    </style:style>
    <style:style style:name="T1891" style:parent-style-name="DefaultParagraphFont" style:family="text">
      <style:text-properties style:font-name="Microsoft JhengHei" style:font-name-asian="Microsoft JhengHei" style:font-name-complex="Microsoft JhengHei" fo:font-weight="bold" style:font-weight-asian="bold" style:font-weight-complex="bold"/>
    </style:style>
    <style:style style:name="T1892" style:parent-style-name="DefaultParagraphFont" style:family="text">
      <style:text-properties fo:font-weight="bold" style:font-weight-asian="bold" style:font-weight-complex="bold"/>
    </style:style>
    <style:style style:name="T1893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1894" style:parent-style-name="DefaultParagraphFont" style:family="text">
      <style:text-properties fo:font-weight="bold" style:font-weight-asian="bold" style:font-weight-complex="bold"/>
    </style:style>
    <style:style style:name="T1895" style:parent-style-name="DefaultParagraphFont" style:family="text">
      <style:text-properties style:font-name="MingLiU-ExtB" style:font-name-asian="MingLiU-ExtB" style:font-name-complex="MingLiU-ExtB" fo:font-weight="bold" style:font-weight-asian="bold" style:font-weight-complex="bold"/>
    </style:style>
    <style:style style:name="T1896" style:parent-style-name="DefaultParagraphFont" style:family="text">
      <style:text-properties fo:font-weight="bold" style:font-weight-asian="bold" style:font-weight-complex="bold"/>
    </style:style>
    <style:style style:name="T1897" style:parent-style-name="DefaultParagraphFont" style:family="text">
      <style:text-properties style:font-name="Microsoft JhengHei" style:font-name-asian="Microsoft JhengHei" style:font-name-complex="Microsoft JhengHei" fo:font-weight="bold" style:font-weight-asian="bold" style:font-weight-complex="bold"/>
    </style:style>
    <style:style style:name="T1898" style:parent-style-name="DefaultParagraphFont" style:family="text">
      <style:text-properties fo:font-weight="bold" style:font-weight-asian="bold" style:font-weight-complex="bold"/>
    </style:style>
    <style:style style:name="T1899" style:parent-style-name="DefaultParagraphFont" style:family="text">
      <style:text-properties style:font-name="MS Gothic" style:font-name-asian="MS Gothic" style:font-name-complex="MS Gothic"/>
    </style:style>
    <style:style style:name="T1900" style:parent-style-name="DefaultParagraphFont" style:family="text">
      <style:text-properties style:font-name="MS Gothic" style:font-name-asian="MS Gothic" style:font-name-complex="MS Gothic"/>
    </style:style>
    <style:style style:name="T1901" style:parent-style-name="DefaultParagraphFont" style:family="text">
      <style:text-properties style:font-name="Microsoft JhengHei" style:font-name-asian="Microsoft JhengHei" style:font-name-complex="Microsoft JhengHei"/>
    </style:style>
    <style:style style:name="T1902" style:parent-style-name="DefaultParagraphFont" style:family="text">
      <style:text-properties style:font-name="Microsoft JhengHei" style:font-name-asian="Microsoft JhengHei" style:font-name-complex="Microsoft JhengHei"/>
    </style:style>
    <style:style style:name="T1903" style:parent-style-name="DefaultParagraphFont" style:family="text">
      <style:text-properties style:font-name="Microsoft JhengHei" style:font-name-asian="Microsoft JhengHei" style:font-name-complex="Microsoft JhengHei"/>
    </style:style>
    <style:style style:name="T1904" style:parent-style-name="DefaultParagraphFont" style:family="text">
      <style:text-properties style:font-name="Microsoft JhengHei" style:font-name-asian="Microsoft JhengHei" style:font-name-complex="Microsoft JhengHei"/>
    </style:style>
    <style:style style:name="T1905" style:parent-style-name="DefaultParagraphFont" style:family="text">
      <style:text-properties style:font-name="Microsoft JhengHei" style:font-name-asian="Microsoft JhengHei" style:font-name-complex="Microsoft JhengHei"/>
    </style:style>
    <style:style style:name="T1906" style:parent-style-name="DefaultParagraphFont" style:family="text">
      <style:text-properties style:font-name="MS Gothic" style:font-name-asian="MS Gothic" style:font-name-complex="MS Gothic"/>
    </style:style>
    <style:style style:name="T1907" style:parent-style-name="DefaultParagraphFont" style:family="text">
      <style:text-properties style:font-name="MS Gothic" style:font-name-asian="MS Gothic" style:font-name-complex="MS Gothic"/>
    </style:style>
    <style:style style:name="T1908" style:parent-style-name="DefaultParagraphFont" style:family="text">
      <style:text-properties style:font-name="Microsoft JhengHei" style:font-name-asian="Microsoft JhengHei" style:font-name-complex="Microsoft JhengHei"/>
    </style:style>
    <style:style style:name="T1909" style:parent-style-name="DefaultParagraphFont" style:family="text">
      <style:text-properties style:font-name="Microsoft JhengHei" style:font-name-asian="Microsoft JhengHei" style:font-name-complex="Microsoft JhengHei"/>
    </style:style>
    <style:style style:name="T1910" style:parent-style-name="DefaultParagraphFont" style:family="text">
      <style:text-properties style:font-name="Microsoft JhengHei" style:font-name-asian="Microsoft JhengHei" style:font-name-complex="Microsoft JhengHei"/>
    </style:style>
    <style:style style:name="T1911" style:parent-style-name="DefaultParagraphFont" style:family="text">
      <style:text-properties style:font-name="Microsoft JhengHei" style:font-name-asian="Microsoft JhengHei" style:font-name-complex="Microsoft JhengHei"/>
    </style:style>
    <style:style style:name="T1912" style:parent-style-name="DefaultParagraphFont" style:family="text">
      <style:text-properties style:font-name="Microsoft JhengHei" style:font-name-asian="Microsoft JhengHei" style:font-name-complex="Microsoft JhengHei"/>
    </style:style>
    <style:style style:name="T1913" style:parent-style-name="DefaultParagraphFont" style:family="text">
      <style:text-properties style:font-name="Microsoft JhengHei" style:font-name-asian="Microsoft JhengHei" style:font-name-complex="Microsoft JhengHei"/>
    </style:style>
    <style:style style:name="T1914" style:parent-style-name="DefaultParagraphFont" style:family="text">
      <style:text-properties style:font-name="Microsoft JhengHei" style:font-name-asian="Microsoft JhengHei" style:font-name-complex="Microsoft JhengHei"/>
    </style:style>
    <style:style style:name="T1915" style:parent-style-name="DefaultParagraphFont" style:family="text">
      <style:text-properties style:font-name="Microsoft JhengHei" style:font-name-asian="Microsoft JhengHei" style:font-name-complex="Microsoft JhengHei"/>
    </style:style>
    <style:style style:name="T1916" style:parent-style-name="DefaultParagraphFont" style:family="text">
      <style:text-properties style:font-name="MingLiU-ExtB" style:font-name-asian="MingLiU-ExtB" style:font-name-complex="MingLiU-ExtB"/>
    </style:style>
    <style:style style:name="T1917" style:parent-style-name="DefaultParagraphFont" style:family="text">
      <style:text-properties style:font-name="Microsoft JhengHei" style:font-name-asian="Microsoft JhengHei" style:font-name-complex="Microsoft JhengHei"/>
    </style:style>
    <style:style style:name="T1918" style:parent-style-name="DefaultParagraphFont" style:family="text">
      <style:text-properties style:font-name="Microsoft JhengHei" style:font-name-asian="Microsoft JhengHei" style:font-name-complex="Microsoft JhengHei"/>
    </style:style>
    <style:style style:name="T1919" style:parent-style-name="DefaultParagraphFont" style:family="text">
      <style:text-properties style:font-name="Microsoft JhengHei" style:font-name-asian="Microsoft JhengHei" style:font-name-complex="Microsoft JhengHei"/>
    </style:style>
    <style:style style:name="T1920" style:parent-style-name="DefaultParagraphFont" style:family="text">
      <style:text-properties style:font-name="MingLiU-ExtB" style:font-name-asian="MingLiU-ExtB" style:font-name-complex="MingLiU-ExtB"/>
    </style:style>
    <style:style style:name="T1921" style:parent-style-name="DefaultParagraphFont" style:family="text">
      <style:text-properties style:font-name="Microsoft JhengHei" style:font-name-asian="Microsoft JhengHei" style:font-name-complex="Microsoft JhengHei"/>
    </style:style>
    <style:style style:name="T1922" style:parent-style-name="DefaultParagraphFont" style:family="text">
      <style:text-properties style:font-name="Microsoft JhengHei" style:font-name-asian="Microsoft JhengHei" style:font-name-complex="Microsoft JhengHei"/>
    </style:style>
    <style:style style:name="T1923" style:parent-style-name="DefaultParagraphFont" style:family="text">
      <style:text-properties style:font-name="MingLiU-ExtB" style:font-name-asian="MingLiU-ExtB" style:font-name-complex="MingLiU-ExtB"/>
    </style:style>
    <style:style style:name="T1924" style:parent-style-name="DefaultParagraphFont" style:family="text">
      <style:text-properties style:font-name="Microsoft JhengHei" style:font-name-asian="Microsoft JhengHei" style:font-name-complex="Microsoft JhengHei"/>
    </style:style>
    <style:style style:name="T1925" style:parent-style-name="DefaultParagraphFont" style:family="text">
      <style:text-properties style:font-name="Microsoft JhengHei" style:font-name-asian="Microsoft JhengHei" style:font-name-complex="Microsoft JhengHei"/>
    </style:style>
    <style:style style:name="T1926" style:parent-style-name="DefaultParagraphFont" style:family="text">
      <style:text-properties style:font-name="Microsoft JhengHei" style:font-name-asian="Microsoft JhengHei" style:font-name-complex="Microsoft JhengHei"/>
    </style:style>
    <style:style style:name="T1927" style:parent-style-name="DefaultParagraphFont" style:family="text">
      <style:text-properties style:font-name="Microsoft JhengHei" style:font-name-asian="Microsoft JhengHei" style:font-name-complex="Microsoft JhengHei"/>
    </style:style>
    <style:style style:name="T1928" style:parent-style-name="DefaultParagraphFont" style:family="text">
      <style:text-properties style:font-name="Microsoft JhengHei" style:font-name-asian="Microsoft JhengHei" style:font-name-complex="Microsoft JhengHei"/>
    </style:style>
    <style:style style:name="T1929" style:parent-style-name="DefaultParagraphFont" style:family="text">
      <style:text-properties style:font-name="Microsoft JhengHei" style:font-name-asian="Microsoft JhengHei" style:font-name-complex="Microsoft JhengHei"/>
    </style:style>
    <style:style style:name="T1930" style:parent-style-name="DefaultParagraphFont" style:family="text">
      <style:text-properties style:font-name="MS Gothic" style:font-name-asian="MS Gothic" style:font-name-complex="MS Gothic"/>
    </style:style>
    <style:style style:name="T1931" style:parent-style-name="DefaultParagraphFont" style:family="text">
      <style:text-properties style:font-name="MS Gothic" style:font-name-asian="MS Gothic" style:font-name-complex="MS Gothic"/>
    </style:style>
    <style:style style:name="T1932" style:parent-style-name="DefaultParagraphFont" style:family="text">
      <style:text-properties style:font-name="MS Gothic" style:font-name-asian="MS Gothic" style:font-name-complex="MS Gothic"/>
    </style:style>
    <style:style style:name="T1933" style:parent-style-name="DefaultParagraphFont" style:family="text">
      <style:text-properties style:font-name="MS Gothic" style:font-name-asian="MS Gothic" style:font-name-complex="MS Gothic"/>
    </style:style>
    <style:style style:name="T1934" style:parent-style-name="DefaultParagraphFont" style:family="text">
      <style:text-properties style:font-name="Microsoft JhengHei" style:font-name-asian="Microsoft JhengHei" style:font-name-complex="Microsoft JhengHei"/>
    </style:style>
    <style:style style:name="T1935" style:parent-style-name="DefaultParagraphFont" style:family="text">
      <style:text-properties style:font-name="MS Gothic" style:font-name-asian="MS Gothic" style:font-name-complex="MS Gothic"/>
    </style:style>
    <style:style style:name="T1936" style:parent-style-name="DefaultParagraphFont" style:family="text">
      <style:text-properties style:font-name="MS Gothic" style:font-name-asian="MS Gothic" style:font-name-complex="MS Gothic"/>
    </style:style>
    <style:style style:name="T1937" style:parent-style-name="DefaultParagraphFont" style:family="text">
      <style:text-properties style:font-name="MS Gothic" style:font-name-asian="MS Gothic" style:font-name-complex="MS Gothic"/>
    </style:style>
    <style:style style:name="T1938" style:parent-style-name="DefaultParagraphFont" style:family="text">
      <style:text-properties style:font-name="MS Gothic" style:font-name-asian="MS Gothic" style:font-name-complex="MS Gothic"/>
    </style:style>
    <style:style style:name="T1939" style:parent-style-name="DefaultParagraphFont" style:family="text">
      <style:text-properties style:font-name="Microsoft JhengHei" style:font-name-asian="Microsoft JhengHei" style:font-name-complex="Microsoft JhengHei"/>
    </style:style>
    <style:style style:name="T1940" style:parent-style-name="DefaultParagraphFont" style:family="text">
      <style:text-properties style:font-name="Microsoft JhengHei" style:font-name-asian="Microsoft JhengHei" style:font-name-complex="Microsoft JhengHei"/>
    </style:style>
    <style:style style:name="T1941" style:parent-style-name="DefaultParagraphFont" style:family="text">
      <style:text-properties style:font-name="Microsoft JhengHei" style:font-name-asian="Microsoft JhengHei" style:font-name-complex="Microsoft JhengHei"/>
    </style:style>
    <style:style style:name="T1942" style:parent-style-name="DefaultParagraphFont" style:family="text">
      <style:text-properties style:font-name="Microsoft JhengHei" style:font-name-asian="Microsoft JhengHei" style:font-name-complex="Microsoft JhengHei"/>
    </style:style>
    <style:style style:name="T1943" style:parent-style-name="DefaultParagraphFont" style:family="text">
      <style:text-properties style:font-name="Microsoft JhengHei" style:font-name-asian="Microsoft JhengHei" style:font-name-complex="Microsoft JhengHei"/>
    </style:style>
    <style:style style:name="T1944" style:parent-style-name="DefaultParagraphFont" style:family="text">
      <style:text-properties style:font-name="Microsoft JhengHei" style:font-name-asian="Microsoft JhengHei" style:font-name-complex="Microsoft JhengHei"/>
    </style:style>
    <style:style style:name="T1945" style:parent-style-name="DefaultParagraphFont" style:family="text">
      <style:text-properties style:font-name="Microsoft JhengHei" style:font-name-asian="Microsoft JhengHei" style:font-name-complex="Microsoft JhengHei"/>
    </style:style>
    <style:style style:name="T1946" style:parent-style-name="DefaultParagraphFont" style:family="text">
      <style:text-properties style:font-name="MS Gothic" style:font-name-asian="MS Gothic" style:font-name-complex="MS Gothic"/>
    </style:style>
    <style:style style:name="T1947" style:parent-style-name="DefaultParagraphFont" style:family="text">
      <style:text-properties style:font-name="MS Gothic" style:font-name-asian="MS Gothic" style:font-name-complex="MS Gothic"/>
    </style:style>
    <style:style style:name="T1948" style:parent-style-name="DefaultParagraphFont" style:family="text">
      <style:text-properties style:font-name="Microsoft JhengHei" style:font-name-asian="Microsoft JhengHei" style:font-name-complex="Microsoft JhengHei"/>
    </style:style>
    <style:style style:name="T1949" style:parent-style-name="DefaultParagraphFont" style:family="text">
      <style:text-properties style:font-name="Microsoft JhengHei" style:font-name-asian="Microsoft JhengHei" style:font-name-complex="Microsoft JhengHei"/>
    </style:style>
    <style:style style:name="T1950" style:parent-style-name="DefaultParagraphFont" style:family="text">
      <style:text-properties style:font-name="Microsoft JhengHei" style:font-name-asian="Microsoft JhengHei" style:font-name-complex="Microsoft JhengHei"/>
    </style:style>
    <style:style style:name="T1951" style:parent-style-name="DefaultParagraphFont" style:family="text">
      <style:text-properties style:font-name="MingLiU-ExtB" style:font-name-asian="MingLiU-ExtB" style:font-name-complex="MingLiU-ExtB"/>
    </style:style>
    <style:style style:name="T1952" style:parent-style-name="DefaultParagraphFont" style:family="text">
      <style:text-properties style:font-name="Microsoft JhengHei" style:font-name-asian="Microsoft JhengHei" style:font-name-complex="Microsoft JhengHei"/>
    </style:style>
    <style:style style:name="T1953" style:parent-style-name="DefaultParagraphFont" style:family="text">
      <style:text-properties style:font-name="Microsoft JhengHei" style:font-name-asian="Microsoft JhengHei" style:font-name-complex="Microsoft JhengHei"/>
    </style:style>
    <style:style style:name="T1954" style:parent-style-name="DefaultParagraphFont" style:family="text">
      <style:text-properties style:font-name="Microsoft JhengHei" style:font-name-asian="Microsoft JhengHei" style:font-name-complex="Microsoft JhengHei"/>
    </style:style>
    <style:style style:name="T1955" style:parent-style-name="DefaultParagraphFont" style:family="text">
      <style:text-properties style:font-name="Microsoft JhengHei" style:font-name-asian="Microsoft JhengHei" style:font-name-complex="Microsoft JhengHei"/>
    </style:style>
    <style:style style:name="T1956" style:parent-style-name="DefaultParagraphFont" style:family="text">
      <style:text-properties style:font-name="Microsoft JhengHei" style:font-name-asian="Microsoft JhengHei" style:font-name-complex="Microsoft JhengHei"/>
    </style:style>
    <style:style style:name="T1957" style:parent-style-name="DefaultParagraphFont" style:family="text">
      <style:text-properties style:font-name="Microsoft JhengHei" style:font-name-asian="Microsoft JhengHei" style:font-name-complex="Microsoft JhengHei"/>
    </style:style>
    <style:style style:name="T1958" style:parent-style-name="DefaultParagraphFont" style:family="text">
      <style:text-properties style:font-name="MS Gothic" style:font-name-asian="MS Gothic" style:font-name-complex="MS Gothic"/>
    </style:style>
    <style:style style:name="T1959" style:parent-style-name="DefaultParagraphFont" style:family="text">
      <style:text-properties style:font-name="Malgun Gothic" style:font-name-asian="Malgun Gothic" style:font-name-complex="Malgun Gothic"/>
    </style:style>
    <style:style style:name="T1960" style:parent-style-name="DefaultParagraphFont" style:family="text">
      <style:text-properties style:font-name="Microsoft JhengHei" style:font-name-asian="Microsoft JhengHei" style:font-name-complex="Microsoft JhengHei"/>
    </style:style>
    <style:style style:name="T1961" style:parent-style-name="DefaultParagraphFont" style:family="text">
      <style:text-properties style:font-name="MingLiU-ExtB" style:font-name-asian="MingLiU-ExtB" style:font-name-complex="MingLiU-ExtB"/>
    </style:style>
    <style:style style:name="T1962" style:parent-style-name="DefaultParagraphFont" style:family="text">
      <style:text-properties style:font-name="Microsoft JhengHei" style:font-name-asian="Microsoft JhengHei" style:font-name-complex="Microsoft JhengHei"/>
    </style:style>
    <style:style style:name="T1963" style:parent-style-name="DefaultParagraphFont" style:family="text">
      <style:text-properties style:font-name="Microsoft JhengHei" style:font-name-asian="Microsoft JhengHei" style:font-name-complex="Microsoft JhengHei"/>
    </style:style>
    <style:style style:name="T1964" style:parent-style-name="DefaultParagraphFont" style:family="text">
      <style:text-properties style:font-name="Microsoft JhengHei" style:font-name-asian="Microsoft JhengHei" style:font-name-complex="Microsoft JhengHei"/>
    </style:style>
    <style:style style:name="T1965" style:parent-style-name="DefaultParagraphFont" style:family="text">
      <style:text-properties style:font-name="Microsoft JhengHei" style:font-name-asian="Microsoft JhengHei" style:font-name-complex="Microsoft JhengHei"/>
    </style:style>
    <style:style style:name="T1966" style:parent-style-name="DefaultParagraphFont" style:family="text">
      <style:text-properties style:font-name="Microsoft JhengHei" style:font-name-asian="Microsoft JhengHei" style:font-name-complex="Microsoft JhengHei"/>
    </style:style>
    <style:style style:name="T1967" style:parent-style-name="DefaultParagraphFont" style:family="text">
      <style:text-properties style:font-name="Microsoft JhengHei" style:font-name-asian="Microsoft JhengHei" style:font-name-complex="Microsoft JhengHei"/>
    </style:style>
    <style:style style:name="T1968" style:parent-style-name="DefaultParagraphFont" style:family="text">
      <style:text-properties style:font-name="Microsoft JhengHei" style:font-name-asian="Microsoft JhengHei" style:font-name-complex="Microsoft JhengHei"/>
    </style:style>
    <style:style style:name="T1969" style:parent-style-name="DefaultParagraphFont" style:family="text">
      <style:text-properties style:font-name="Microsoft JhengHei" style:font-name-asian="Microsoft JhengHei" style:font-name-complex="Microsoft JhengHei"/>
    </style:style>
    <style:style style:name="T1970" style:parent-style-name="DefaultParagraphFont" style:family="text">
      <style:text-properties style:font-name="Microsoft JhengHei" style:font-name-asian="Microsoft JhengHei" style:font-name-complex="Microsoft JhengHei"/>
    </style:style>
    <style:style style:name="T1971" style:parent-style-name="DefaultParagraphFont" style:family="text">
      <style:text-properties style:font-name="Microsoft JhengHei" style:font-name-asian="Microsoft JhengHei" style:font-name-complex="Microsoft JhengHei"/>
    </style:style>
    <style:style style:name="T1972" style:parent-style-name="DefaultParagraphFont" style:family="text">
      <style:text-properties style:font-name="Microsoft JhengHei" style:font-name-asian="Microsoft JhengHei" style:font-name-complex="Microsoft JhengHei"/>
    </style:style>
    <style:style style:name="T1973" style:parent-style-name="DefaultParagraphFont" style:family="text">
      <style:text-properties style:font-name="Microsoft JhengHei" style:font-name-asian="Microsoft JhengHei" style:font-name-complex="Microsoft JhengHei"/>
    </style:style>
    <style:style style:name="T1974" style:parent-style-name="DefaultParagraphFont" style:family="text">
      <style:text-properties style:font-name="Microsoft JhengHei" style:font-name-asian="Microsoft JhengHei" style:font-name-complex="Microsoft JhengHei"/>
    </style:style>
    <style:style style:name="T1975" style:parent-style-name="DefaultParagraphFont" style:family="text">
      <style:text-properties style:font-name="Microsoft JhengHei" style:font-name-asian="Microsoft JhengHei" style:font-name-complex="Microsoft JhengHei"/>
    </style:style>
    <style:style style:name="T1976" style:parent-style-name="DefaultParagraphFont" style:family="text">
      <style:text-properties style:font-name="MS Gothic" style:font-name-asian="MS Gothic" style:font-name-complex="MS Gothic"/>
    </style:style>
    <style:style style:name="T1977" style:parent-style-name="DefaultParagraphFont" style:family="text">
      <style:text-properties style:font-name="Microsoft JhengHei" style:font-name-asian="Microsoft JhengHei" style:font-name-complex="Microsoft JhengHei"/>
    </style:style>
    <style:style style:name="T1978" style:parent-style-name="DefaultParagraphFont" style:family="text">
      <style:text-properties style:font-name="Microsoft JhengHei" style:font-name-asian="Microsoft JhengHei" style:font-name-complex="Microsoft JhengHei"/>
    </style:style>
    <style:style style:name="T1979" style:parent-style-name="DefaultParagraphFont" style:family="text">
      <style:text-properties style:font-name="MingLiU-ExtB" style:font-name-asian="MingLiU-ExtB" style:font-name-complex="MingLiU-ExtB"/>
    </style:style>
    <style:style style:name="T1980" style:parent-style-name="DefaultParagraphFont" style:family="text">
      <style:text-properties style:font-name="MingLiU-ExtB" style:font-name-asian="MingLiU-ExtB" style:font-name-complex="MingLiU-ExtB"/>
    </style:style>
    <style:style style:name="T1981" style:parent-style-name="DefaultParagraphFont" style:family="text">
      <style:text-properties style:font-name="Microsoft JhengHei" style:font-name-asian="Microsoft JhengHei" style:font-name-complex="Microsoft JhengHei"/>
    </style:style>
    <style:style style:name="T1982" style:parent-style-name="DefaultParagraphFont" style:family="text">
      <style:text-properties style:font-name="MingLiU-ExtB" style:font-name-asian="MingLiU-ExtB" style:font-name-complex="MingLiU-ExtB"/>
    </style:style>
    <style:style style:name="T1983" style:parent-style-name="DefaultParagraphFont" style:family="text">
      <style:text-properties style:font-name="MingLiU-ExtB" style:font-name-asian="MingLiU-ExtB" style:font-name-complex="MingLiU-ExtB"/>
    </style:style>
    <style:style style:name="T1984" style:parent-style-name="DefaultParagraphFont" style:family="text">
      <style:text-properties style:font-name="Microsoft JhengHei" style:font-name-asian="Microsoft JhengHei" style:font-name-complex="Microsoft JhengHei"/>
    </style:style>
    <style:style style:name="T1985" style:parent-style-name="DefaultParagraphFont" style:family="text">
      <style:text-properties style:font-name="MS Gothic" style:font-name-asian="MS Gothic" style:font-name-complex="MS Gothic"/>
    </style:style>
    <style:style style:name="T1986" style:parent-style-name="DefaultParagraphFont" style:family="text">
      <style:text-properties style:font-name="MS Gothic" style:font-name-asian="MS Gothic" style:font-name-complex="MS Gothic"/>
    </style:style>
    <style:style style:name="T1987" style:parent-style-name="DefaultParagraphFont" style:family="text">
      <style:text-properties style:font-name="Microsoft JhengHei" style:font-name-asian="Microsoft JhengHei" style:font-name-complex="Microsoft JhengHei"/>
    </style:style>
    <style:style style:name="T1988" style:parent-style-name="DefaultParagraphFont" style:family="text">
      <style:text-properties style:font-name="Microsoft JhengHei" style:font-name-asian="Microsoft JhengHei" style:font-name-complex="Microsoft JhengHei"/>
    </style:style>
    <style:style style:name="T1989" style:parent-style-name="DefaultParagraphFont" style:family="text">
      <style:text-properties style:font-name="Microsoft JhengHei" style:font-name-asian="Microsoft JhengHei" style:font-name-complex="Microsoft JhengHei"/>
    </style:style>
    <style:style style:name="T1990" style:parent-style-name="DefaultParagraphFont" style:family="text">
      <style:text-properties style:font-name="Microsoft JhengHei" style:font-name-asian="Microsoft JhengHei" style:font-name-complex="Microsoft JhengHei"/>
    </style:style>
    <style:style style:name="T1991" style:parent-style-name="DefaultParagraphFont" style:family="text">
      <style:text-properties style:font-name="Microsoft JhengHei" style:font-name-asian="Microsoft JhengHei" style:font-name-complex="Microsoft JhengHei"/>
    </style:style>
    <style:style style:name="T1992" style:parent-style-name="DefaultParagraphFont" style:family="text">
      <style:text-properties style:font-name="MingLiU-ExtB" style:font-name-asian="MingLiU-ExtB" style:font-name-complex="MingLiU-ExtB"/>
    </style:style>
    <style:style style:name="T1993" style:parent-style-name="DefaultParagraphFont" style:family="text">
      <style:text-properties style:font-name="Microsoft JhengHei" style:font-name-asian="Microsoft JhengHei" style:font-name-complex="Microsoft JhengHei"/>
    </style:style>
    <style:style style:name="T1994" style:parent-style-name="DefaultParagraphFont" style:family="text">
      <style:text-properties style:font-name="Microsoft JhengHei" style:font-name-asian="Microsoft JhengHei" style:font-name-complex="Microsoft JhengHei"/>
    </style:style>
    <style:style style:name="T1995" style:parent-style-name="DefaultParagraphFont" style:family="text">
      <style:text-properties style:font-name="MS Gothic" style:font-name-asian="MS Gothic" style:font-name-complex="MS Gothic"/>
    </style:style>
    <style:style style:name="T1996" style:parent-style-name="DefaultParagraphFont" style:family="text">
      <style:text-properties style:font-name="MS Gothic" style:font-name-asian="MS Gothic" style:font-name-complex="MS Gothic"/>
    </style:style>
    <style:style style:name="T1997" style:parent-style-name="DefaultParagraphFont" style:family="text">
      <style:text-properties style:font-name="MS Gothic" style:font-name-asian="MS Gothic" style:font-name-complex="MS Gothic"/>
    </style:style>
    <style:style style:name="T1998" style:parent-style-name="DefaultParagraphFont" style:family="text">
      <style:text-properties style:font-name="Microsoft JhengHei" style:font-name-asian="Microsoft JhengHei" style:font-name-complex="Microsoft JhengHei"/>
    </style:style>
    <style:style style:name="T1999" style:parent-style-name="DefaultParagraphFont" style:family="text">
      <style:text-properties style:font-name="Microsoft JhengHei" style:font-name-asian="Microsoft JhengHei" style:font-name-complex="Microsoft JhengHei"/>
    </style:style>
    <style:style style:name="T2000" style:parent-style-name="DefaultParagraphFont" style:family="text">
      <style:text-properties style:font-name="Microsoft JhengHei" style:font-name-asian="Microsoft JhengHei" style:font-name-complex="Microsoft JhengHei"/>
    </style:style>
    <style:style style:name="T2001" style:parent-style-name="DefaultParagraphFont" style:family="text">
      <style:text-properties style:font-name="Microsoft JhengHei" style:font-name-asian="Microsoft JhengHei" style:font-name-complex="Microsoft JhengHei"/>
    </style:style>
    <style:style style:name="T2002" style:parent-style-name="DefaultParagraphFont" style:family="text">
      <style:text-properties style:font-name="Microsoft JhengHei" style:font-name-asian="Microsoft JhengHei" style:font-name-complex="Microsoft JhengHei"/>
    </style:style>
    <style:style style:name="T2003" style:parent-style-name="DefaultParagraphFont" style:family="text">
      <style:text-properties style:font-name="MS Gothic" style:font-name-asian="MS Gothic" style:font-name-complex="MS Gothic"/>
    </style:style>
    <style:style style:name="T2004" style:parent-style-name="DefaultParagraphFont" style:family="text">
      <style:text-properties style:font-name="MS Gothic" style:font-name-asian="MS Gothic" style:font-name-complex="MS Gothic"/>
    </style:style>
    <style:style style:name="T2005" style:parent-style-name="DefaultParagraphFont" style:family="text">
      <style:text-properties style:font-name="Microsoft JhengHei" style:font-name-asian="Microsoft JhengHei" style:font-name-complex="Microsoft JhengHei"/>
    </style:style>
    <style:style style:name="T2006" style:parent-style-name="DefaultParagraphFont" style:family="text">
      <style:text-properties style:font-name="Microsoft JhengHei" style:font-name-asian="Microsoft JhengHei" style:font-name-complex="Microsoft JhengHei"/>
    </style:style>
    <style:style style:name="T2007" style:parent-style-name="DefaultParagraphFont" style:family="text">
      <style:text-properties style:font-name="Microsoft JhengHei" style:font-name-asian="Microsoft JhengHei" style:font-name-complex="Microsoft JhengHei"/>
    </style:style>
    <style:style style:name="T2008" style:parent-style-name="DefaultParagraphFont" style:family="text">
      <style:text-properties style:font-name="MS Gothic" style:font-name-asian="MS Gothic" style:font-name-complex="MS Gothic"/>
    </style:style>
    <style:style style:name="T2009" style:parent-style-name="DefaultParagraphFont" style:family="text">
      <style:text-properties style:font-name="Microsoft JhengHei" style:font-name-asian="Microsoft JhengHei" style:font-name-complex="Microsoft JhengHei"/>
    </style:style>
    <style:style style:name="T2010" style:parent-style-name="DefaultParagraphFont" style:family="text">
      <style:text-properties style:font-name="Microsoft JhengHei" style:font-name-asian="Microsoft JhengHei" style:font-name-complex="Microsoft JhengHei"/>
    </style:style>
    <style:style style:name="T2011" style:parent-style-name="DefaultParagraphFont" style:family="text">
      <style:text-properties style:font-name="Microsoft JhengHei" style:font-name-asian="Microsoft JhengHei" style:font-name-complex="Microsoft JhengHei"/>
    </style:style>
    <style:style style:name="T2012" style:parent-style-name="DefaultParagraphFont" style:family="text">
      <style:text-properties style:font-name="Microsoft JhengHei" style:font-name-asian="Microsoft JhengHei" style:font-name-complex="Microsoft JhengHei"/>
    </style:style>
    <style:style style:name="T2013" style:parent-style-name="DefaultParagraphFont" style:family="text">
      <style:text-properties style:font-name="Microsoft JhengHei" style:font-name-asian="Microsoft JhengHei" style:font-name-complex="Microsoft JhengHei"/>
    </style:style>
    <style:style style:name="T2014" style:parent-style-name="DefaultParagraphFont" style:family="text">
      <style:text-properties style:font-name="Microsoft JhengHei" style:font-name-asian="Microsoft JhengHei" style:font-name-complex="Microsoft JhengHei"/>
    </style:style>
    <style:style style:name="T2015" style:parent-style-name="DefaultParagraphFont" style:family="text">
      <style:text-properties style:font-name="Microsoft JhengHei" style:font-name-asian="Microsoft JhengHei" style:font-name-complex="Microsoft JhengHei"/>
    </style:style>
    <style:style style:name="T2016" style:parent-style-name="DefaultParagraphFont" style:family="text">
      <style:text-properties style:font-name="Microsoft JhengHei" style:font-name-asian="Microsoft JhengHei" style:font-name-complex="Microsoft JhengHei"/>
    </style:style>
    <style:style style:name="T2017" style:parent-style-name="DefaultParagraphFont" style:family="text">
      <style:text-properties style:font-name="MS Gothic" style:font-name-asian="MS Gothic" style:font-name-complex="MS Gothic"/>
    </style:style>
    <style:style style:name="T2018" style:parent-style-name="DefaultParagraphFont" style:family="text">
      <style:text-properties style:font-name="MS Gothic" style:font-name-asian="MS Gothic" style:font-name-complex="MS Gothic"/>
    </style:style>
    <style:style style:name="T2019" style:parent-style-name="DefaultParagraphFont" style:family="text">
      <style:text-properties style:font-name="Microsoft JhengHei" style:font-name-asian="Microsoft JhengHei" style:font-name-complex="Microsoft JhengHei"/>
    </style:style>
    <style:style style:name="T2020" style:parent-style-name="DefaultParagraphFont" style:family="text">
      <style:text-properties style:font-name="Microsoft JhengHei" style:font-name-asian="Microsoft JhengHei" style:font-name-complex="Microsoft JhengHei"/>
    </style:style>
    <style:style style:name="T2021" style:parent-style-name="DefaultParagraphFont" style:family="text">
      <style:text-properties style:font-name="MS Gothic" style:font-name-asian="MS Gothic" style:font-name-complex="MS Gothic"/>
    </style:style>
    <style:style style:name="T2022" style:parent-style-name="DefaultParagraphFont" style:family="text">
      <style:text-properties style:font-name="Microsoft JhengHei" style:font-name-asian="Microsoft JhengHei" style:font-name-complex="Microsoft JhengHei"/>
    </style:style>
    <style:style style:name="T2023" style:parent-style-name="DefaultParagraphFont" style:family="text">
      <style:text-properties style:font-name="MS Gothic" style:font-name-asian="MS Gothic" style:font-name-complex="MS Gothic"/>
    </style:style>
    <style:style style:name="T2024" style:parent-style-name="DefaultParagraphFont" style:family="text">
      <style:text-properties style:font-name="Microsoft JhengHei" style:font-name-asian="Microsoft JhengHei" style:font-name-complex="Microsoft JhengHei"/>
    </style:style>
    <style:style style:name="T2025" style:parent-style-name="DefaultParagraphFont" style:family="text">
      <style:text-properties style:font-name="MS Gothic" style:font-name-asian="MS Gothic" style:font-name-complex="MS Gothic"/>
    </style:style>
    <style:style style:name="T2026" style:parent-style-name="DefaultParagraphFont" style:family="text">
      <style:text-properties style:font-name="MS Gothic" style:font-name-asian="MS Gothic" style:font-name-complex="MS Gothic"/>
    </style:style>
    <style:style style:name="T2027" style:parent-style-name="DefaultParagraphFont" style:family="text">
      <style:text-properties style:font-name="MS Gothic" style:font-name-asian="MS Gothic" style:font-name-complex="MS Gothic"/>
    </style:style>
    <style:style style:name="T2028" style:parent-style-name="DefaultParagraphFont" style:family="text">
      <style:text-properties style:font-name="MS Gothic" style:font-name-asian="MS Gothic" style:font-name-complex="MS Gothic"/>
    </style:style>
    <style:style style:name="T2029" style:parent-style-name="DefaultParagraphFont" style:family="text">
      <style:text-properties style:font-name="Malgun Gothic" style:font-name-asian="Malgun Gothic" style:font-name-complex="Malgun Gothic"/>
    </style:style>
    <style:style style:name="T2030" style:parent-style-name="DefaultParagraphFont" style:family="text">
      <style:text-properties style:font-name="Microsoft JhengHei" style:font-name-asian="Microsoft JhengHei" style:font-name-complex="Microsoft JhengHei"/>
    </style:style>
    <style:style style:name="T2031" style:parent-style-name="DefaultParagraphFont" style:family="text">
      <style:text-properties style:font-name="Microsoft JhengHei" style:font-name-asian="Microsoft JhengHei" style:font-name-complex="Microsoft JhengHei"/>
    </style:style>
    <style:style style:name="T2032" style:parent-style-name="DefaultParagraphFont" style:family="text">
      <style:text-properties style:font-name="Microsoft JhengHei" style:font-name-asian="Microsoft JhengHei" style:font-name-complex="Microsoft JhengHei"/>
    </style:style>
    <style:style style:name="T2033" style:parent-style-name="DefaultParagraphFont" style:family="text">
      <style:text-properties style:font-name="Microsoft JhengHei" style:font-name-asian="Microsoft JhengHei" style:font-name-complex="Microsoft JhengHei"/>
    </style:style>
    <style:style style:name="T2034" style:parent-style-name="DefaultParagraphFont" style:family="text">
      <style:text-properties style:font-name="MS Gothic" style:font-name-asian="MS Gothic" style:font-name-complex="MS Gothic"/>
    </style:style>
    <style:style style:name="T2035" style:parent-style-name="DefaultParagraphFont" style:family="text">
      <style:text-properties style:font-name="MS Gothic" style:font-name-asian="MS Gothic" style:font-name-complex="MS Gothic"/>
    </style:style>
    <style:style style:name="T2036" style:parent-style-name="DefaultParagraphFont" style:family="text">
      <style:text-properties style:font-name="Microsoft JhengHei" style:font-name-asian="Microsoft JhengHei" style:font-name-complex="Microsoft JhengHei"/>
    </style:style>
    <style:style style:name="T2037" style:parent-style-name="DefaultParagraphFont" style:family="text">
      <style:text-properties style:font-name="Microsoft JhengHei" style:font-name-asian="Microsoft JhengHei" style:font-name-complex="Microsoft JhengHei"/>
    </style:style>
    <style:style style:name="T2038" style:parent-style-name="DefaultParagraphFont" style:family="text">
      <style:text-properties style:font-name="Microsoft JhengHei" style:font-name-asian="Microsoft JhengHei" style:font-name-complex="Microsoft JhengHei"/>
    </style:style>
    <style:style style:name="T2039" style:parent-style-name="DefaultParagraphFont" style:family="text">
      <style:text-properties style:font-name="Microsoft JhengHei" style:font-name-asian="Microsoft JhengHei" style:font-name-complex="Microsoft JhengHei"/>
    </style:style>
    <style:style style:name="T2040" style:parent-style-name="DefaultParagraphFont" style:family="text">
      <style:text-properties style:font-name="Microsoft JhengHei" style:font-name-asian="Microsoft JhengHei" style:font-name-complex="Microsoft JhengHei"/>
    </style:style>
    <style:style style:name="T2041" style:parent-style-name="DefaultParagraphFont" style:family="text">
      <style:text-properties style:font-name="Microsoft JhengHei" style:font-name-asian="Microsoft JhengHei" style:font-name-complex="Microsoft JhengHei"/>
    </style:style>
    <style:style style:name="T2042" style:parent-style-name="DefaultParagraphFont" style:family="text">
      <style:text-properties style:font-name="MS Gothic" style:font-name-asian="MS Gothic" style:font-name-complex="MS Gothic"/>
    </style:style>
    <style:style style:name="T2043" style:parent-style-name="DefaultParagraphFont" style:family="text">
      <style:text-properties style:font-name="Microsoft JhengHei" style:font-name-asian="Microsoft JhengHei" style:font-name-complex="Microsoft JhengHei"/>
    </style:style>
    <style:style style:name="T2044" style:parent-style-name="DefaultParagraphFont" style:family="text">
      <style:text-properties style:font-name="Microsoft JhengHei" style:font-name-asian="Microsoft JhengHei" style:font-name-complex="Microsoft JhengHei"/>
    </style:style>
    <style:style style:name="T2045" style:parent-style-name="DefaultParagraphFont" style:family="text">
      <style:text-properties style:font-name="Microsoft JhengHei" style:font-name-asian="Microsoft JhengHei" style:font-name-complex="Microsoft JhengHei"/>
    </style:style>
    <style:style style:name="T2046" style:parent-style-name="DefaultParagraphFont" style:family="text">
      <style:text-properties style:font-name="Microsoft JhengHei" style:font-name-asian="Microsoft JhengHei" style:font-name-complex="Microsoft JhengHei"/>
    </style:style>
    <style:style style:name="T2047" style:parent-style-name="DefaultParagraphFont" style:family="text">
      <style:text-properties style:font-name="Microsoft JhengHei" style:font-name-asian="Microsoft JhengHei" style:font-name-complex="Microsoft JhengHei"/>
    </style:style>
    <style:style style:name="T2048" style:parent-style-name="DefaultParagraphFont" style:family="text">
      <style:text-properties style:font-name="Microsoft JhengHei" style:font-name-asian="Microsoft JhengHei" style:font-name-complex="Microsoft JhengHei"/>
    </style:style>
    <style:style style:name="T2049" style:parent-style-name="DefaultParagraphFont" style:family="text">
      <style:text-properties style:font-name="Microsoft JhengHei" style:font-name-asian="Microsoft JhengHei" style:font-name-complex="Microsoft JhengHei"/>
    </style:style>
    <style:style style:name="T2050" style:parent-style-name="DefaultParagraphFont" style:family="text">
      <style:text-properties style:font-name="Microsoft JhengHei" style:font-name-asian="Microsoft JhengHei" style:font-name-complex="Microsoft JhengHei"/>
    </style:style>
    <style:style style:name="T2051" style:parent-style-name="DefaultParagraphFont" style:family="text">
      <style:text-properties style:font-name="Microsoft JhengHei" style:font-name-asian="Microsoft JhengHei" style:font-name-complex="Microsoft JhengHei"/>
    </style:style>
    <style:style style:name="T2052" style:parent-style-name="DefaultParagraphFont" style:family="text">
      <style:text-properties style:font-name="MS Gothic" style:font-name-asian="MS Gothic" style:font-name-complex="MS Gothic"/>
    </style:style>
    <style:style style:name="T2053" style:parent-style-name="DefaultParagraphFont" style:family="text">
      <style:text-properties style:font-name="MS Gothic" style:font-name-asian="MS Gothic" style:font-name-complex="MS Gothic"/>
    </style:style>
    <style:style style:name="T2054" style:parent-style-name="DefaultParagraphFont" style:family="text">
      <style:text-properties style:font-name="Microsoft JhengHei" style:font-name-asian="Microsoft JhengHei" style:font-name-complex="Microsoft JhengHei"/>
    </style:style>
    <style:style style:name="T2055" style:parent-style-name="DefaultParagraphFont" style:family="text">
      <style:text-properties style:font-name="Microsoft JhengHei" style:font-name-asian="Microsoft JhengHei" style:font-name-complex="Microsoft JhengHei"/>
    </style:style>
    <style:style style:name="T2056" style:parent-style-name="DefaultParagraphFont" style:family="text">
      <style:text-properties style:font-name="Microsoft JhengHei" style:font-name-asian="Microsoft JhengHei" style:font-name-complex="Microsoft JhengHei"/>
    </style:style>
    <style:style style:name="T2057" style:parent-style-name="DefaultParagraphFont" style:family="text">
      <style:text-properties style:font-name="Malgun Gothic" style:font-name-asian="Malgun Gothic" style:font-name-complex="Malgun Gothic"/>
    </style:style>
    <style:style style:name="T2058" style:parent-style-name="DefaultParagraphFont" style:family="text">
      <style:text-properties style:font-name="MingLiU-ExtB" style:font-name-asian="MingLiU-ExtB" style:font-name-complex="MingLiU-ExtB"/>
    </style:style>
    <style:style style:name="T2059" style:parent-style-name="DefaultParagraphFont" style:family="text">
      <style:text-properties style:font-name="Microsoft JhengHei" style:font-name-asian="Microsoft JhengHei" style:font-name-complex="Microsoft JhengHei"/>
    </style:style>
    <style:style style:name="T2060" style:parent-style-name="DefaultParagraphFont" style:family="text">
      <style:text-properties style:font-name="Microsoft JhengHei" style:font-name-asian="Microsoft JhengHei" style:font-name-complex="Microsoft JhengHei"/>
    </style:style>
    <style:style style:name="T2061" style:parent-style-name="DefaultParagraphFont" style:family="text">
      <style:text-properties style:font-name="Microsoft JhengHei" style:font-name-asian="Microsoft JhengHei" style:font-name-complex="Microsoft JhengHei"/>
    </style:style>
    <style:style style:name="T2062" style:parent-style-name="DefaultParagraphFont" style:family="text">
      <style:text-properties style:font-name="Microsoft JhengHei" style:font-name-asian="Microsoft JhengHei" style:font-name-complex="Microsoft JhengHei"/>
    </style:style>
    <style:style style:name="T2063" style:parent-style-name="DefaultParagraphFont" style:family="text">
      <style:text-properties style:font-name="Microsoft JhengHei" style:font-name-asian="Microsoft JhengHei" style:font-name-complex="Microsoft JhengHei"/>
    </style:style>
    <style:style style:name="T2064" style:parent-style-name="DefaultParagraphFont" style:family="text">
      <style:text-properties style:font-name="Microsoft JhengHei" style:font-name-asian="Microsoft JhengHei" style:font-name-complex="Microsoft JhengHei"/>
    </style:style>
    <style:style style:name="T2065" style:parent-style-name="DefaultParagraphFont" style:family="text">
      <style:text-properties style:font-name="Microsoft JhengHei" style:font-name-asian="Microsoft JhengHei" style:font-name-complex="Microsoft JhengHei"/>
    </style:style>
    <style:style style:name="T2066" style:parent-style-name="DefaultParagraphFont" style:family="text">
      <style:text-properties style:font-name="Microsoft JhengHei" style:font-name-asian="Microsoft JhengHei" style:font-name-complex="Microsoft JhengHei"/>
    </style:style>
    <style:style style:name="T2067" style:parent-style-name="DefaultParagraphFont" style:family="text">
      <style:text-properties style:font-name="Malgun Gothic" style:font-name-asian="Malgun Gothic" style:font-name-complex="Malgun Gothic"/>
    </style:style>
    <style:style style:name="T2068" style:parent-style-name="DefaultParagraphFont" style:family="text">
      <style:text-properties style:font-name="MingLiU-ExtB" style:font-name-asian="MingLiU-ExtB" style:font-name-complex="MingLiU-ExtB"/>
    </style:style>
    <style:style style:name="T2069" style:parent-style-name="DefaultParagraphFont" style:family="text">
      <style:text-properties style:font-name="Microsoft JhengHei" style:font-name-asian="Microsoft JhengHei" style:font-name-complex="Microsoft JhengHei"/>
    </style:style>
    <style:style style:name="T2070" style:parent-style-name="DefaultParagraphFont" style:family="text">
      <style:text-properties style:font-name="Microsoft JhengHei" style:font-name-asian="Microsoft JhengHei" style:font-name-complex="Microsoft JhengHei"/>
    </style:style>
    <style:style style:name="T2071" style:parent-style-name="DefaultParagraphFont" style:family="text">
      <style:text-properties style:font-name="Microsoft JhengHei" style:font-name-asian="Microsoft JhengHei" style:font-name-complex="Microsoft JhengHei"/>
    </style:style>
    <style:style style:name="T2072" style:parent-style-name="DefaultParagraphFont" style:family="text">
      <style:text-properties style:font-name="MS Gothic" style:font-name-asian="MS Gothic" style:font-name-complex="MS Gothic"/>
    </style:style>
    <style:style style:name="T2073" style:parent-style-name="DefaultParagraphFont" style:family="text">
      <style:text-properties style:font-name="Microsoft JhengHei" style:font-name-asian="Microsoft JhengHei" style:font-name-complex="Microsoft JhengHei"/>
    </style:style>
    <style:style style:name="T2074" style:parent-style-name="DefaultParagraphFont" style:family="text">
      <style:text-properties style:font-name="Microsoft JhengHei" style:font-name-asian="Microsoft JhengHei" style:font-name-complex="Microsoft JhengHei"/>
    </style:style>
    <style:style style:name="T2075" style:parent-style-name="DefaultParagraphFont" style:family="text">
      <style:text-properties style:font-name="Microsoft JhengHei" style:font-name-asian="Microsoft JhengHei" style:font-name-complex="Microsoft JhengHei"/>
    </style:style>
    <style:style style:name="T2076" style:parent-style-name="DefaultParagraphFont" style:family="text">
      <style:text-properties style:font-name="Microsoft JhengHei" style:font-name-asian="Microsoft JhengHei" style:font-name-complex="Microsoft JhengHei"/>
    </style:style>
    <style:style style:name="T2077" style:parent-style-name="DefaultParagraphFont" style:family="text">
      <style:text-properties style:font-name="Microsoft JhengHei" style:font-name-asian="Microsoft JhengHei" style:font-name-complex="Microsoft JhengHei"/>
    </style:style>
    <style:style style:name="T2078" style:parent-style-name="DefaultParagraphFont" style:family="text">
      <style:text-properties style:font-name="Microsoft JhengHei" style:font-name-asian="Microsoft JhengHei" style:font-name-complex="Microsoft JhengHei"/>
    </style:style>
    <style:style style:name="T2079" style:parent-style-name="DefaultParagraphFont" style:family="text">
      <style:text-properties style:font-name="Microsoft JhengHei" style:font-name-asian="Microsoft JhengHei" style:font-name-complex="Microsoft JhengHei"/>
    </style:style>
    <style:style style:name="T2080" style:parent-style-name="DefaultParagraphFont" style:family="text">
      <style:text-properties style:font-name="Microsoft JhengHei" style:font-name-asian="Microsoft JhengHei" style:font-name-complex="Microsoft JhengHei"/>
    </style:style>
    <style:style style:name="T2081" style:parent-style-name="DefaultParagraphFont" style:family="text">
      <style:text-properties style:font-name="Microsoft JhengHei" style:font-name-asian="Microsoft JhengHei" style:font-name-complex="Microsoft JhengHei"/>
    </style:style>
    <style:style style:name="T2082" style:parent-style-name="DefaultParagraphFont" style:family="text">
      <style:text-properties style:font-name="Microsoft JhengHei" style:font-name-asian="Microsoft JhengHei" style:font-name-complex="Microsoft JhengHei"/>
    </style:style>
    <style:style style:name="T2083" style:parent-style-name="DefaultParagraphFont" style:family="text">
      <style:text-properties style:font-name="Microsoft JhengHei" style:font-name-asian="Microsoft JhengHei" style:font-name-complex="Microsoft JhengHei"/>
    </style:style>
    <style:style style:name="T2084" style:parent-style-name="DefaultParagraphFont" style:family="text">
      <style:text-properties style:font-name="Microsoft JhengHei" style:font-name-asian="Microsoft JhengHei" style:font-name-complex="Microsoft JhengHei"/>
    </style:style>
    <style:style style:name="T2085" style:parent-style-name="DefaultParagraphFont" style:family="text">
      <style:text-properties style:font-name="Microsoft JhengHei" style:font-name-asian="Microsoft JhengHei" style:font-name-complex="Microsoft JhengHei"/>
    </style:style>
    <style:style style:name="T2086" style:parent-style-name="DefaultParagraphFont" style:family="text">
      <style:text-properties style:font-name="Microsoft JhengHei" style:font-name-asian="Microsoft JhengHei" style:font-name-complex="Microsoft JhengHei"/>
    </style:style>
    <style:style style:name="T2087" style:parent-style-name="DefaultParagraphFont" style:family="text">
      <style:text-properties style:font-name="Microsoft JhengHei" style:font-name-asian="Microsoft JhengHei" style:font-name-complex="Microsoft JhengHei"/>
    </style:style>
    <style:style style:name="T2088" style:parent-style-name="DefaultParagraphFont" style:family="text">
      <style:text-properties style:font-name="Microsoft JhengHei" style:font-name-asian="Microsoft JhengHei" style:font-name-complex="Microsoft JhengHei"/>
    </style:style>
    <style:style style:name="T2089" style:parent-style-name="DefaultParagraphFont" style:family="text">
      <style:text-properties style:font-name="Microsoft JhengHei" style:font-name-asian="Microsoft JhengHei" style:font-name-complex="Microsoft JhengHei"/>
    </style:style>
    <style:style style:name="T2090" style:parent-style-name="DefaultParagraphFont" style:family="text">
      <style:text-properties style:font-name="MS Gothic" style:font-name-asian="MS Gothic" style:font-name-complex="MS Gothic"/>
    </style:style>
    <style:style style:name="T2091" style:parent-style-name="DefaultParagraphFont" style:family="text">
      <style:text-properties style:font-name="Microsoft JhengHei" style:font-name-asian="Microsoft JhengHei" style:font-name-complex="Microsoft JhengHei"/>
    </style:style>
    <style:style style:name="T2092" style:parent-style-name="DefaultParagraphFont" style:family="text">
      <style:text-properties style:font-name="Microsoft JhengHei" style:font-name-asian="Microsoft JhengHei" style:font-name-complex="Microsoft JhengHei"/>
    </style:style>
    <style:style style:name="T2093" style:parent-style-name="DefaultParagraphFont" style:family="text">
      <style:text-properties style:font-name="Microsoft JhengHei" style:font-name-asian="Microsoft JhengHei" style:font-name-complex="Microsoft JhengHei"/>
    </style:style>
    <style:style style:name="T2094" style:parent-style-name="DefaultParagraphFont" style:family="text">
      <style:text-properties style:font-name="Microsoft JhengHei" style:font-name-asian="Microsoft JhengHei" style:font-name-complex="Microsoft JhengHei"/>
    </style:style>
    <style:style style:name="T2095" style:parent-style-name="DefaultParagraphFont" style:family="text">
      <style:text-properties style:font-name="Microsoft JhengHei" style:font-name-asian="Microsoft JhengHei" style:font-name-complex="Microsoft JhengHei"/>
    </style:style>
    <style:style style:name="T2096" style:parent-style-name="DefaultParagraphFont" style:family="text">
      <style:text-properties style:font-name="Microsoft JhengHei" style:font-name-asian="Microsoft JhengHei" style:font-name-complex="Microsoft JhengHei"/>
    </style:style>
    <style:style style:name="T2097" style:parent-style-name="DefaultParagraphFont" style:family="text">
      <style:text-properties style:font-name="Microsoft JhengHei" style:font-name-asian="Microsoft JhengHei" style:font-name-complex="Microsoft JhengHei"/>
    </style:style>
    <style:style style:name="T2098" style:parent-style-name="DefaultParagraphFont" style:family="text">
      <style:text-properties style:font-name="MingLiU-ExtB" style:font-name-asian="MingLiU-ExtB" style:font-name-complex="MingLiU-ExtB"/>
    </style:style>
    <style:style style:name="T2099" style:parent-style-name="DefaultParagraphFont" style:family="text">
      <style:text-properties style:font-name="Microsoft JhengHei" style:font-name-asian="Microsoft JhengHei" style:font-name-complex="Microsoft JhengHei"/>
    </style:style>
    <style:style style:name="T2100" style:parent-style-name="DefaultParagraphFont" style:family="text">
      <style:text-properties style:font-name="Microsoft JhengHei" style:font-name-asian="Microsoft JhengHei" style:font-name-complex="Microsoft JhengHei"/>
    </style:style>
    <style:style style:name="T2101" style:parent-style-name="DefaultParagraphFont" style:family="text">
      <style:text-properties style:font-name="Microsoft JhengHei" style:font-name-asian="Microsoft JhengHei" style:font-name-complex="Microsoft JhengHei"/>
    </style:style>
    <style:style style:name="T2102" style:parent-style-name="DefaultParagraphFont" style:family="text">
      <style:text-properties style:font-name="MS Gothic" style:font-name-asian="MS Gothic" style:font-name-complex="MS Gothic"/>
    </style:style>
    <style:style style:name="T2103" style:parent-style-name="DefaultParagraphFont" style:family="text">
      <style:text-properties style:font-name="Microsoft JhengHei" style:font-name-asian="Microsoft JhengHei" style:font-name-complex="Microsoft JhengHei"/>
    </style:style>
    <style:style style:name="T2104" style:parent-style-name="DefaultParagraphFont" style:family="text">
      <style:text-properties style:font-name="Microsoft JhengHei" style:font-name-asian="Microsoft JhengHei" style:font-name-complex="Microsoft JhengHei"/>
    </style:style>
    <style:style style:name="T2105" style:parent-style-name="DefaultParagraphFont" style:family="text">
      <style:text-properties style:font-name="MS Gothic" style:font-name-asian="MS Gothic" style:font-name-complex="MS Gothic"/>
    </style:style>
    <style:style style:name="T2106" style:parent-style-name="DefaultParagraphFont" style:family="text">
      <style:text-properties style:font-name="Microsoft JhengHei" style:font-name-asian="Microsoft JhengHei" style:font-name-complex="Microsoft JhengHei"/>
    </style:style>
    <style:style style:name="T2107" style:parent-style-name="DefaultParagraphFont" style:family="text">
      <style:text-properties style:font-name="Microsoft JhengHei" style:font-name-asian="Microsoft JhengHei" style:font-name-complex="Microsoft JhengHei"/>
    </style:style>
    <style:style style:name="T2108" style:parent-style-name="DefaultParagraphFont" style:family="text">
      <style:text-properties style:font-name="Microsoft JhengHei" style:font-name-asian="Microsoft JhengHei" style:font-name-complex="Microsoft JhengHei"/>
    </style:style>
    <style:style style:name="T2109" style:parent-style-name="DefaultParagraphFont" style:family="text">
      <style:text-properties style:font-name="Microsoft JhengHei" style:font-name-asian="Microsoft JhengHei" style:font-name-complex="Microsoft JhengHei"/>
    </style:style>
    <style:style style:name="T2110" style:parent-style-name="DefaultParagraphFont" style:family="text">
      <style:text-properties style:font-name="Microsoft JhengHei" style:font-name-asian="Microsoft JhengHei" style:font-name-complex="Microsoft JhengHei"/>
    </style:style>
    <style:style style:name="T2111" style:parent-style-name="DefaultParagraphFont" style:family="text">
      <style:text-properties style:font-name="Microsoft JhengHei" style:font-name-asian="Microsoft JhengHei" style:font-name-complex="Microsoft JhengHei"/>
    </style:style>
    <style:style style:name="T2112" style:parent-style-name="DefaultParagraphFont" style:family="text">
      <style:text-properties style:font-name="Microsoft JhengHei" style:font-name-asian="Microsoft JhengHei" style:font-name-complex="Microsoft JhengHei"/>
    </style:style>
    <style:style style:name="T2113" style:parent-style-name="DefaultParagraphFont" style:family="text">
      <style:text-properties style:font-name="Microsoft JhengHei" style:font-name-asian="Microsoft JhengHei" style:font-name-complex="Microsoft JhengHei"/>
    </style:style>
    <style:style style:name="T2114" style:parent-style-name="DefaultParagraphFont" style:family="text">
      <style:text-properties style:font-name="Microsoft JhengHei" style:font-name-asian="Microsoft JhengHei" style:font-name-complex="Microsoft JhengHei"/>
    </style:style>
    <style:style style:name="T2115" style:parent-style-name="DefaultParagraphFont" style:family="text">
      <style:text-properties style:font-name="Microsoft JhengHei" style:font-name-asian="Microsoft JhengHei" style:font-name-complex="Microsoft JhengHei"/>
    </style:style>
    <style:style style:name="T2116" style:parent-style-name="DefaultParagraphFont" style:family="text">
      <style:text-properties style:font-name="Microsoft JhengHei" style:font-name-asian="Microsoft JhengHei" style:font-name-complex="Microsoft JhengHei"/>
    </style:style>
    <style:style style:name="T2117" style:parent-style-name="DefaultParagraphFont" style:family="text">
      <style:text-properties style:font-name="Microsoft JhengHei" style:font-name-asian="Microsoft JhengHei" style:font-name-complex="Microsoft JhengHei"/>
    </style:style>
    <style:style style:name="T2118" style:parent-style-name="DefaultParagraphFont" style:family="text">
      <style:text-properties style:font-name="Microsoft JhengHei" style:font-name-asian="Microsoft JhengHei" style:font-name-complex="Microsoft JhengHei"/>
    </style:style>
    <style:style style:name="T2119" style:parent-style-name="DefaultParagraphFont" style:family="text">
      <style:text-properties style:font-name="Microsoft JhengHei" style:font-name-asian="Microsoft JhengHei" style:font-name-complex="Microsoft JhengHei"/>
    </style:style>
    <style:style style:name="T2120" style:parent-style-name="DefaultParagraphFont" style:family="text">
      <style:text-properties style:font-name="Microsoft JhengHei" style:font-name-asian="Microsoft JhengHei" style:font-name-complex="Microsoft JhengHei"/>
    </style:style>
    <style:style style:name="T2121" style:parent-style-name="DefaultParagraphFont" style:family="text">
      <style:text-properties style:font-name="Microsoft JhengHei" style:font-name-asian="Microsoft JhengHei" style:font-name-complex="Microsoft JhengHei"/>
    </style:style>
    <style:style style:name="T2122" style:parent-style-name="DefaultParagraphFont" style:family="text">
      <style:text-properties style:font-name="Microsoft JhengHei" style:font-name-asian="Microsoft JhengHei" style:font-name-complex="Microsoft JhengHei"/>
    </style:style>
    <style:style style:name="T2123" style:parent-style-name="DefaultParagraphFont" style:family="text">
      <style:text-properties style:font-name="Microsoft JhengHei" style:font-name-asian="Microsoft JhengHei" style:font-name-complex="Microsoft JhengHei"/>
    </style:style>
    <style:style style:name="T2124" style:parent-style-name="DefaultParagraphFont" style:family="text">
      <style:text-properties style:font-name="Microsoft JhengHei" style:font-name-asian="Microsoft JhengHei" style:font-name-complex="Microsoft JhengHei"/>
    </style:style>
    <style:style style:name="T2125" style:parent-style-name="DefaultParagraphFont" style:family="text">
      <style:text-properties style:font-name="Microsoft JhengHei" style:font-name-asian="Microsoft JhengHei" style:font-name-complex="Microsoft JhengHei"/>
    </style:style>
    <style:style style:name="T2126" style:parent-style-name="DefaultParagraphFont" style:family="text">
      <style:text-properties style:font-name="Malgun Gothic" style:font-name-asian="Malgun Gothic" style:font-name-complex="Malgun Gothic"/>
    </style:style>
    <style:style style:name="T2127" style:parent-style-name="DefaultParagraphFont" style:family="text">
      <style:text-properties style:font-name="Microsoft JhengHei" style:font-name-asian="Microsoft JhengHei" style:font-name-complex="Microsoft JhengHei"/>
    </style:style>
    <style:style style:name="T2128" style:parent-style-name="DefaultParagraphFont" style:family="text">
      <style:text-properties style:font-name="Microsoft JhengHei" style:font-name-asian="Microsoft JhengHei" style:font-name-complex="Microsoft JhengHei"/>
    </style:style>
    <style:style style:name="T2129" style:parent-style-name="DefaultParagraphFont" style:family="text">
      <style:text-properties style:font-name="MingLiU-ExtB" style:font-name-asian="MingLiU-ExtB" style:font-name-complex="MingLiU-ExtB"/>
    </style:style>
    <style:style style:name="T2130" style:parent-style-name="DefaultParagraphFont" style:family="text">
      <style:text-properties style:font-name="MS Gothic" style:font-name-asian="MS Gothic" style:font-name-complex="MS Gothic"/>
    </style:style>
    <style:style style:name="T2131" style:parent-style-name="DefaultParagraphFont" style:family="text">
      <style:text-properties style:font-name="MS Gothic" style:font-name-asian="MS Gothic" style:font-name-complex="MS Gothic"/>
    </style:style>
    <style:style style:name="T2132" style:parent-style-name="DefaultParagraphFont" style:family="text">
      <style:text-properties style:font-name="Microsoft JhengHei" style:font-name-asian="Microsoft JhengHei" style:font-name-complex="Microsoft JhengHei"/>
    </style:style>
    <style:style style:name="T2133" style:parent-style-name="DefaultParagraphFont" style:family="text">
      <style:text-properties style:font-name="Microsoft JhengHei" style:font-name-asian="Microsoft JhengHei" style:font-name-complex="Microsoft JhengHei"/>
    </style:style>
    <style:style style:name="T2134" style:parent-style-name="DefaultParagraphFont" style:family="text">
      <style:text-properties style:font-name="Microsoft JhengHei" style:font-name-asian="Microsoft JhengHei" style:font-name-complex="Microsoft JhengHei"/>
    </style:style>
    <style:style style:name="T2135" style:parent-style-name="DefaultParagraphFont" style:family="text">
      <style:text-properties style:font-name="Microsoft JhengHei" style:font-name-asian="Microsoft JhengHei" style:font-name-complex="Microsoft JhengHei"/>
    </style:style>
    <style:style style:name="T2136" style:parent-style-name="DefaultParagraphFont" style:family="text">
      <style:text-properties style:font-name="MS Gothic" style:font-name-asian="MS Gothic" style:font-name-complex="MS Gothic"/>
    </style:style>
    <style:style style:name="T2137" style:parent-style-name="DefaultParagraphFont" style:family="text">
      <style:text-properties style:font-name="Microsoft JhengHei" style:font-name-asian="Microsoft JhengHei" style:font-name-complex="Microsoft JhengHei"/>
    </style:style>
    <style:style style:name="T2138" style:parent-style-name="DefaultParagraphFont" style:family="text">
      <style:text-properties style:font-name="Microsoft JhengHei" style:font-name-asian="Microsoft JhengHei" style:font-name-complex="Microsoft JhengHei"/>
    </style:style>
    <style:style style:name="T2139" style:parent-style-name="DefaultParagraphFont" style:family="text">
      <style:text-properties style:font-name="Microsoft JhengHei" style:font-name-asian="Microsoft JhengHei" style:font-name-complex="Microsoft JhengHei"/>
    </style:style>
    <style:style style:name="T2140" style:parent-style-name="DefaultParagraphFont" style:family="text">
      <style:text-properties style:font-name="Microsoft JhengHei" style:font-name-asian="Microsoft JhengHei" style:font-name-complex="Microsoft JhengHei"/>
    </style:style>
    <style:style style:name="T2141" style:parent-style-name="DefaultParagraphFont" style:family="text">
      <style:text-properties style:font-name="MS Gothic" style:font-name-asian="MS Gothic" style:font-name-complex="MS Gothic"/>
    </style:style>
    <style:style style:name="T2142" style:parent-style-name="DefaultParagraphFont" style:family="text">
      <style:text-properties style:font-name="Microsoft JhengHei" style:font-name-asian="Microsoft JhengHei" style:font-name-complex="Microsoft JhengHei"/>
    </style:style>
    <style:style style:name="T2143" style:parent-style-name="DefaultParagraphFont" style:family="text">
      <style:text-properties style:font-name="MS Gothic" style:font-name-asian="MS Gothic" style:font-name-complex="MS Gothic"/>
    </style:style>
    <style:style style:name="T2144" style:parent-style-name="DefaultParagraphFont" style:family="text">
      <style:text-properties style:font-name="Microsoft JhengHei" style:font-name-asian="Microsoft JhengHei" style:font-name-complex="Microsoft JhengHei"/>
    </style:style>
    <style:style style:name="T2145" style:parent-style-name="DefaultParagraphFont" style:family="text">
      <style:text-properties style:font-name="Microsoft JhengHei" style:font-name-asian="Microsoft JhengHei" style:font-name-complex="Microsoft JhengHei"/>
    </style:style>
    <style:style style:name="T2146" style:parent-style-name="DefaultParagraphFont" style:family="text">
      <style:text-properties style:font-name="Microsoft JhengHei" style:font-name-asian="Microsoft JhengHei" style:font-name-complex="Microsoft JhengHei"/>
    </style:style>
    <style:style style:name="T2147" style:parent-style-name="DefaultParagraphFont" style:family="text">
      <style:text-properties style:font-name="Microsoft JhengHei" style:font-name-asian="Microsoft JhengHei" style:font-name-complex="Microsoft JhengHei"/>
    </style:style>
    <style:style style:name="T2148" style:parent-style-name="DefaultParagraphFont" style:family="text">
      <style:text-properties style:font-name="Microsoft JhengHei" style:font-name-asian="Microsoft JhengHei" style:font-name-complex="Microsoft JhengHei"/>
    </style:style>
    <style:style style:name="T2149" style:parent-style-name="DefaultParagraphFont" style:family="text">
      <style:text-properties style:font-name="Microsoft JhengHei" style:font-name-asian="Microsoft JhengHei" style:font-name-complex="Microsoft JhengHei"/>
    </style:style>
    <style:style style:name="T2150" style:parent-style-name="DefaultParagraphFont" style:family="text">
      <style:text-properties style:font-name="Microsoft JhengHei" style:font-name-asian="Microsoft JhengHei" style:font-name-complex="Microsoft JhengHei"/>
    </style:style>
    <style:style style:name="T2151" style:parent-style-name="DefaultParagraphFont" style:family="text">
      <style:text-properties style:font-name="Microsoft JhengHei" style:font-name-asian="Microsoft JhengHei" style:font-name-complex="Microsoft JhengHei"/>
    </style:style>
    <style:style style:name="T2152" style:parent-style-name="DefaultParagraphFont" style:family="text">
      <style:text-properties style:font-name="Microsoft JhengHei" style:font-name-asian="Microsoft JhengHei" style:font-name-complex="Microsoft JhengHei"/>
    </style:style>
    <style:style style:name="T2153" style:parent-style-name="DefaultParagraphFont" style:family="text">
      <style:text-properties style:font-name="MS Gothic" style:font-name-asian="MS Gothic" style:font-name-complex="MS Gothic"/>
    </style:style>
    <style:style style:name="T2154" style:parent-style-name="DefaultParagraphFont" style:family="text">
      <style:text-properties style:font-name="MS Gothic" style:font-name-asian="MS Gothic" style:font-name-complex="MS Gothic"/>
    </style:style>
    <style:style style:name="T2155" style:parent-style-name="DefaultParagraphFont" style:family="text">
      <style:text-properties fo:font-weight="bold" style:font-weight-asian="bold" style:font-weight-complex="bold"/>
    </style:style>
    <style:style style:name="T2156" style:parent-style-name="DefaultParagraphFont" style:family="text">
      <style:text-properties style:font-name="Microsoft JhengHei" style:font-name-asian="Microsoft JhengHei" style:font-name-complex="Microsoft JhengHei" fo:font-weight="bold" style:font-weight-asian="bold" style:font-weight-complex="bold"/>
    </style:style>
    <style:style style:name="T2157" style:parent-style-name="DefaultParagraphFont" style:family="text">
      <style:text-properties fo:font-weight="bold" style:font-weight-asian="bold" style:font-weight-complex="bold"/>
    </style:style>
    <style:style style:name="T2158" style:parent-style-name="DefaultParagraphFont" style:family="text">
      <style:text-properties style:font-name="Microsoft JhengHei" style:font-name-asian="Microsoft JhengHei" style:font-name-complex="Microsoft JhengHei" fo:font-weight="bold" style:font-weight-asian="bold" style:font-weight-complex="bold"/>
    </style:style>
    <style:style style:name="T2159" style:parent-style-name="DefaultParagraphFont" style:family="text">
      <style:text-properties fo:font-weight="bold" style:font-weight-asian="bold" style:font-weight-complex="bold"/>
    </style:style>
    <style:style style:name="T2160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2161" style:parent-style-name="DefaultParagraphFont" style:family="text">
      <style:text-properties fo:font-weight="bold" style:font-weight-asian="bold" style:font-weight-complex="bold"/>
    </style:style>
    <style:style style:name="T2162" style:parent-style-name="DefaultParagraphFont" style:family="text">
      <style:text-properties style:font-name="Microsoft JhengHei" style:font-name-asian="Microsoft JhengHei" style:font-name-complex="Microsoft JhengHei" fo:font-weight="bold" style:font-weight-asian="bold" style:font-weight-complex="bold"/>
    </style:style>
    <style:style style:name="T2163" style:parent-style-name="DefaultParagraphFont" style:family="text">
      <style:text-properties fo:font-weight="bold" style:font-weight-asian="bold" style:font-weight-complex="bold"/>
    </style:style>
    <style:style style:name="T2164" style:parent-style-name="DefaultParagraphFont" style:family="text">
      <style:text-properties style:font-name="Microsoft JhengHei" style:font-name-asian="Microsoft JhengHei" style:font-name-complex="Microsoft JhengHei" fo:font-weight="bold" style:font-weight-asian="bold" style:font-weight-complex="bold"/>
    </style:style>
    <style:style style:name="T2165" style:parent-style-name="DefaultParagraphFont" style:family="text">
      <style:text-properties fo:font-weight="bold" style:font-weight-asian="bold" style:font-weight-complex="bold"/>
    </style:style>
    <style:style style:name="T2166" style:parent-style-name="DefaultParagraphFont" style:family="text">
      <style:text-properties style:font-name="Microsoft JhengHei" style:font-name-asian="Microsoft JhengHei" style:font-name-complex="Microsoft JhengHei" fo:font-weight="bold" style:font-weight-asian="bold" style:font-weight-complex="bold"/>
    </style:style>
    <style:style style:name="T2167" style:parent-style-name="DefaultParagraphFont" style:family="text">
      <style:text-properties fo:font-weight="bold" style:font-weight-asian="bold" style:font-weight-complex="bold"/>
    </style:style>
    <style:style style:name="T2168" style:parent-style-name="DefaultParagraphFont" style:family="text">
      <style:text-properties style:font-name="Microsoft JhengHei" style:font-name-asian="Microsoft JhengHei" style:font-name-complex="Microsoft JhengHei"/>
    </style:style>
    <style:style style:name="T2169" style:parent-style-name="DefaultParagraphFont" style:family="text">
      <style:text-properties style:font-name="Microsoft JhengHei" style:font-name-asian="Microsoft JhengHei" style:font-name-complex="Microsoft JhengHei"/>
    </style:style>
    <style:style style:name="T2170" style:parent-style-name="DefaultParagraphFont" style:family="text">
      <style:text-properties style:font-name="Microsoft JhengHei" style:font-name-asian="Microsoft JhengHei" style:font-name-complex="Microsoft JhengHei"/>
    </style:style>
    <style:style style:name="T2171" style:parent-style-name="DefaultParagraphFont" style:family="text">
      <style:text-properties style:font-name="Microsoft JhengHei" style:font-name-asian="Microsoft JhengHei" style:font-name-complex="Microsoft JhengHei"/>
    </style:style>
    <style:style style:name="T2172" style:parent-style-name="DefaultParagraphFont" style:family="text">
      <style:text-properties style:font-name="MingLiU-ExtB" style:font-name-asian="MingLiU-ExtB" style:font-name-complex="MingLiU-ExtB"/>
    </style:style>
    <style:style style:name="T2173" style:parent-style-name="DefaultParagraphFont" style:family="text">
      <style:text-properties style:font-name="Microsoft JhengHei" style:font-name-asian="Microsoft JhengHei" style:font-name-complex="Microsoft JhengHei"/>
    </style:style>
    <style:style style:name="T2174" style:parent-style-name="DefaultParagraphFont" style:family="text">
      <style:text-properties style:font-name="Microsoft JhengHei" style:font-name-asian="Microsoft JhengHei" style:font-name-complex="Microsoft JhengHei"/>
    </style:style>
    <style:style style:name="T2175" style:parent-style-name="DefaultParagraphFont" style:family="text">
      <style:text-properties style:font-name="Microsoft JhengHei" style:font-name-asian="Microsoft JhengHei" style:font-name-complex="Microsoft JhengHei"/>
    </style:style>
    <style:style style:name="T2176" style:parent-style-name="DefaultParagraphFont" style:family="text">
      <style:text-properties style:font-name="Microsoft JhengHei" style:font-name-asian="Microsoft JhengHei" style:font-name-complex="Microsoft JhengHei"/>
    </style:style>
    <style:style style:name="T2177" style:parent-style-name="DefaultParagraphFont" style:family="text">
      <style:text-properties style:font-name="Microsoft JhengHei" style:font-name-asian="Microsoft JhengHei" style:font-name-complex="Microsoft JhengHei"/>
    </style:style>
    <style:style style:name="T2178" style:parent-style-name="DefaultParagraphFont" style:family="text">
      <style:text-properties style:font-name="Microsoft JhengHei" style:font-name-asian="Microsoft JhengHei" style:font-name-complex="Microsoft JhengHei"/>
    </style:style>
    <style:style style:name="T2179" style:parent-style-name="DefaultParagraphFont" style:family="text">
      <style:text-properties style:font-name="MingLiU-ExtB" style:font-name-asian="MingLiU-ExtB" style:font-name-complex="MingLiU-ExtB"/>
    </style:style>
    <style:style style:name="T2180" style:parent-style-name="DefaultParagraphFont" style:family="text">
      <style:text-properties style:font-name="Microsoft JhengHei" style:font-name-asian="Microsoft JhengHei" style:font-name-complex="Microsoft JhengHei"/>
    </style:style>
    <style:style style:name="T2181" style:parent-style-name="DefaultParagraphFont" style:family="text">
      <style:text-properties style:font-name="Microsoft JhengHei" style:font-name-asian="Microsoft JhengHei" style:font-name-complex="Microsoft JhengHei"/>
    </style:style>
    <style:style style:name="T2182" style:parent-style-name="DefaultParagraphFont" style:family="text">
      <style:text-properties style:font-name="Microsoft JhengHei" style:font-name-asian="Microsoft JhengHei" style:font-name-complex="Microsoft JhengHei"/>
    </style:style>
    <style:style style:name="T2183" style:parent-style-name="DefaultParagraphFont" style:family="text">
      <style:text-properties style:font-name="Microsoft JhengHei" style:font-name-asian="Microsoft JhengHei" style:font-name-complex="Microsoft JhengHei"/>
    </style:style>
    <style:style style:name="T2184" style:parent-style-name="DefaultParagraphFont" style:family="text">
      <style:text-properties style:font-name="Microsoft JhengHei" style:font-name-asian="Microsoft JhengHei" style:font-name-complex="Microsoft JhengHei"/>
    </style:style>
    <style:style style:name="T2185" style:parent-style-name="DefaultParagraphFont" style:family="text">
      <style:text-properties style:font-name="Microsoft JhengHei" style:font-name-asian="Microsoft JhengHei" style:font-name-complex="Microsoft JhengHei"/>
    </style:style>
    <style:style style:name="T2186" style:parent-style-name="DefaultParagraphFont" style:family="text">
      <style:text-properties style:font-name="Microsoft JhengHei" style:font-name-asian="Microsoft JhengHei" style:font-name-complex="Microsoft JhengHei"/>
    </style:style>
    <style:style style:name="T2187" style:parent-style-name="DefaultParagraphFont" style:family="text">
      <style:text-properties style:font-name="Microsoft JhengHei" style:font-name-asian="Microsoft JhengHei" style:font-name-complex="Microsoft JhengHei"/>
    </style:style>
    <style:style style:name="T2188" style:parent-style-name="DefaultParagraphFont" style:family="text">
      <style:text-properties style:font-name="Microsoft JhengHei" style:font-name-asian="Microsoft JhengHei" style:font-name-complex="Microsoft JhengHei"/>
    </style:style>
    <style:style style:name="T2189" style:parent-style-name="DefaultParagraphFont" style:family="text">
      <style:text-properties style:font-name="Microsoft JhengHei" style:font-name-asian="Microsoft JhengHei" style:font-name-complex="Microsoft JhengHei"/>
    </style:style>
    <style:style style:name="T2190" style:parent-style-name="DefaultParagraphFont" style:family="text">
      <style:text-properties style:font-name="Microsoft JhengHei" style:font-name-asian="Microsoft JhengHei" style:font-name-complex="Microsoft JhengHei"/>
    </style:style>
    <style:style style:name="T2191" style:parent-style-name="DefaultParagraphFont" style:family="text">
      <style:text-properties style:font-name="Microsoft JhengHei" style:font-name-asian="Microsoft JhengHei" style:font-name-complex="Microsoft JhengHei"/>
    </style:style>
    <style:style style:name="T2192" style:parent-style-name="DefaultParagraphFont" style:family="text">
      <style:text-properties style:font-name="MingLiU-ExtB" style:font-name-asian="MingLiU-ExtB" style:font-name-complex="MingLiU-ExtB"/>
    </style:style>
    <style:style style:name="T2193" style:parent-style-name="DefaultParagraphFont" style:family="text">
      <style:text-properties style:font-name="Microsoft JhengHei" style:font-name-asian="Microsoft JhengHei" style:font-name-complex="Microsoft JhengHei"/>
    </style:style>
    <style:style style:name="T2194" style:parent-style-name="DefaultParagraphFont" style:family="text">
      <style:text-properties style:font-name="MS Gothic" style:font-name-asian="MS Gothic" style:font-name-complex="MS Gothic"/>
    </style:style>
    <style:style style:name="T2195" style:parent-style-name="DefaultParagraphFont" style:family="text">
      <style:text-properties style:font-name="Microsoft JhengHei" style:font-name-asian="Microsoft JhengHei" style:font-name-complex="Microsoft JhengHei"/>
    </style:style>
    <style:style style:name="T2196" style:parent-style-name="DefaultParagraphFont" style:family="text">
      <style:text-properties style:font-name="Microsoft JhengHei" style:font-name-asian="Microsoft JhengHei" style:font-name-complex="Microsoft JhengHei"/>
    </style:style>
    <style:style style:name="T2197" style:parent-style-name="DefaultParagraphFont" style:family="text">
      <style:text-properties style:font-name="MingLiU-ExtB" style:font-name-asian="MingLiU-ExtB" style:font-name-complex="MingLiU-ExtB"/>
    </style:style>
    <style:style style:name="T2198" style:parent-style-name="DefaultParagraphFont" style:family="text">
      <style:text-properties style:font-name="Microsoft JhengHei" style:font-name-asian="Microsoft JhengHei" style:font-name-complex="Microsoft JhengHei"/>
    </style:style>
    <style:style style:name="T2199" style:parent-style-name="DefaultParagraphFont" style:family="text">
      <style:text-properties style:font-name="MingLiU-ExtB" style:font-name-asian="MingLiU-ExtB" style:font-name-complex="MingLiU-ExtB"/>
    </style:style>
    <style:style style:name="T2200" style:parent-style-name="DefaultParagraphFont" style:family="text">
      <style:text-properties style:font-name="MingLiU-ExtB" style:font-name-asian="MingLiU-ExtB" style:font-name-complex="MingLiU-ExtB"/>
    </style:style>
    <style:style style:name="T2201" style:parent-style-name="DefaultParagraphFont" style:family="text">
      <style:text-properties style:font-name="Microsoft JhengHei" style:font-name-asian="Microsoft JhengHei" style:font-name-complex="Microsoft JhengHei"/>
    </style:style>
    <style:style style:name="T2202" style:parent-style-name="DefaultParagraphFont" style:family="text">
      <style:text-properties style:font-name="Microsoft JhengHei" style:font-name-asian="Microsoft JhengHei" style:font-name-complex="Microsoft JhengHei"/>
    </style:style>
    <style:style style:name="T2203" style:parent-style-name="DefaultParagraphFont" style:family="text">
      <style:text-properties style:font-name="Microsoft JhengHei" style:font-name-asian="Microsoft JhengHei" style:font-name-complex="Microsoft JhengHei"/>
    </style:style>
    <style:style style:name="T2204" style:parent-style-name="DefaultParagraphFont" style:family="text">
      <style:text-properties style:font-name="Microsoft JhengHei" style:font-name-asian="Microsoft JhengHei" style:font-name-complex="Microsoft JhengHei"/>
    </style:style>
    <style:style style:name="T2205" style:parent-style-name="DefaultParagraphFont" style:family="text">
      <style:text-properties style:font-name="Microsoft JhengHei" style:font-name-asian="Microsoft JhengHei" style:font-name-complex="Microsoft JhengHei"/>
    </style:style>
    <style:style style:name="T2206" style:parent-style-name="DefaultParagraphFont" style:family="text">
      <style:text-properties style:font-name="Microsoft JhengHei" style:font-name-asian="Microsoft JhengHei" style:font-name-complex="Microsoft JhengHei"/>
    </style:style>
    <style:style style:name="T2207" style:parent-style-name="DefaultParagraphFont" style:family="text">
      <style:text-properties style:font-name="MingLiU-ExtB" style:font-name-asian="MingLiU-ExtB" style:font-name-complex="MingLiU-ExtB"/>
    </style:style>
    <style:style style:name="T2208" style:parent-style-name="DefaultParagraphFont" style:family="text">
      <style:text-properties style:font-name="Microsoft JhengHei" style:font-name-asian="Microsoft JhengHei" style:font-name-complex="Microsoft JhengHei"/>
    </style:style>
    <style:style style:name="T2209" style:parent-style-name="DefaultParagraphFont" style:family="text">
      <style:text-properties style:font-name="MingLiU-ExtB" style:font-name-asian="MingLiU-ExtB" style:font-name-complex="MingLiU-ExtB"/>
    </style:style>
    <style:style style:name="T2210" style:parent-style-name="DefaultParagraphFont" style:family="text">
      <style:text-properties style:font-name="Microsoft JhengHei" style:font-name-asian="Microsoft JhengHei" style:font-name-complex="Microsoft JhengHei"/>
    </style:style>
    <style:style style:name="T2211" style:parent-style-name="DefaultParagraphFont" style:family="text">
      <style:text-properties style:font-name="MingLiU-ExtB" style:font-name-asian="MingLiU-ExtB" style:font-name-complex="MingLiU-ExtB"/>
    </style:style>
    <style:style style:name="T2212" style:parent-style-name="DefaultParagraphFont" style:family="text">
      <style:text-properties style:font-name="MS Gothic" style:font-name-asian="MS Gothic" style:font-name-complex="MS Gothic"/>
    </style:style>
    <style:style style:name="T2213" style:parent-style-name="DefaultParagraphFont" style:family="text">
      <style:text-properties style:font-name="Malgun Gothic" style:font-name-asian="Malgun Gothic" style:font-name-complex="Malgun Gothic"/>
    </style:style>
    <style:style style:name="T2214" style:parent-style-name="DefaultParagraphFont" style:family="text">
      <style:text-properties style:font-name="Microsoft JhengHei" style:font-name-asian="Microsoft JhengHei" style:font-name-complex="Microsoft JhengHei"/>
    </style:style>
    <style:style style:name="T2215" style:parent-style-name="DefaultParagraphFont" style:family="text">
      <style:text-properties style:font-name="Microsoft JhengHei" style:font-name-asian="Microsoft JhengHei" style:font-name-complex="Microsoft JhengHei"/>
    </style:style>
    <style:style style:name="T2216" style:parent-style-name="DefaultParagraphFont" style:family="text">
      <style:text-properties style:font-name="Malgun Gothic" style:font-name-asian="Malgun Gothic" style:font-name-complex="Malgun Gothic"/>
    </style:style>
    <style:style style:name="T2217" style:parent-style-name="DefaultParagraphFont" style:family="text">
      <style:text-properties style:font-name="Microsoft JhengHei" style:font-name-asian="Microsoft JhengHei" style:font-name-complex="Microsoft JhengHei"/>
    </style:style>
    <style:style style:name="T2218" style:parent-style-name="DefaultParagraphFont" style:family="text">
      <style:text-properties style:font-name="Microsoft JhengHei" style:font-name-asian="Microsoft JhengHei" style:font-name-complex="Microsoft JhengHei"/>
    </style:style>
    <style:style style:name="T2219" style:parent-style-name="DefaultParagraphFont" style:family="text">
      <style:text-properties style:font-name="Microsoft JhengHei" style:font-name-asian="Microsoft JhengHei" style:font-name-complex="Microsoft JhengHei"/>
    </style:style>
    <style:style style:name="T2220" style:parent-style-name="DefaultParagraphFont" style:family="text">
      <style:text-properties style:font-name="Microsoft JhengHei" style:font-name-asian="Microsoft JhengHei" style:font-name-complex="Microsoft JhengHei"/>
    </style:style>
    <style:style style:name="T2221" style:parent-style-name="DefaultParagraphFont" style:family="text">
      <style:text-properties style:font-name="MS Gothic" style:font-name-asian="MS Gothic" style:font-name-complex="MS Gothic"/>
    </style:style>
    <style:style style:name="T2222" style:parent-style-name="DefaultParagraphFont" style:family="text">
      <style:text-properties style:font-name="MS Gothic" style:font-name-asian="MS Gothic" style:font-name-complex="MS Gothic"/>
    </style:style>
    <style:style style:name="T2223" style:parent-style-name="DefaultParagraphFont" style:family="text">
      <style:text-properties style:font-name="Microsoft JhengHei" style:font-name-asian="Microsoft JhengHei" style:font-name-complex="Microsoft JhengHei"/>
    </style:style>
    <style:style style:name="T2224" style:parent-style-name="DefaultParagraphFont" style:family="text">
      <style:text-properties style:font-name="MingLiU-ExtB" style:font-name-asian="MingLiU-ExtB" style:font-name-complex="MingLiU-ExtB"/>
    </style:style>
    <style:style style:name="T2225" style:parent-style-name="DefaultParagraphFont" style:family="text">
      <style:text-properties style:font-name="Microsoft JhengHei" style:font-name-asian="Microsoft JhengHei" style:font-name-complex="Microsoft JhengHei"/>
    </style:style>
    <style:style style:name="T2226" style:parent-style-name="DefaultParagraphFont" style:family="text">
      <style:text-properties style:font-name="Microsoft JhengHei" style:font-name-asian="Microsoft JhengHei" style:font-name-complex="Microsoft JhengHei"/>
    </style:style>
    <style:style style:name="T2227" style:parent-style-name="DefaultParagraphFont" style:family="text">
      <style:text-properties style:font-name="Microsoft JhengHei" style:font-name-asian="Microsoft JhengHei" style:font-name-complex="Microsoft JhengHei"/>
    </style:style>
    <style:style style:name="T2228" style:parent-style-name="DefaultParagraphFont" style:family="text">
      <style:text-properties style:font-name="Microsoft JhengHei" style:font-name-asian="Microsoft JhengHei" style:font-name-complex="Microsoft JhengHei"/>
    </style:style>
    <style:style style:name="T2229" style:parent-style-name="DefaultParagraphFont" style:family="text">
      <style:text-properties style:font-name="Microsoft JhengHei" style:font-name-asian="Microsoft JhengHei" style:font-name-complex="Microsoft JhengHei"/>
    </style:style>
    <style:style style:name="T2230" style:parent-style-name="DefaultParagraphFont" style:family="text">
      <style:text-properties style:font-name="Microsoft JhengHei" style:font-name-asian="Microsoft JhengHei" style:font-name-complex="Microsoft JhengHei"/>
    </style:style>
    <style:style style:name="T2231" style:parent-style-name="DefaultParagraphFont" style:family="text">
      <style:text-properties style:font-name="Microsoft JhengHei" style:font-name-asian="Microsoft JhengHei" style:font-name-complex="Microsoft JhengHei"/>
    </style:style>
    <style:style style:name="T2232" style:parent-style-name="DefaultParagraphFont" style:family="text">
      <style:text-properties style:font-name="Microsoft JhengHei" style:font-name-asian="Microsoft JhengHei" style:font-name-complex="Microsoft JhengHei"/>
    </style:style>
    <style:style style:name="T2233" style:parent-style-name="DefaultParagraphFont" style:family="text">
      <style:text-properties style:font-name="Microsoft JhengHei" style:font-name-asian="Microsoft JhengHei" style:font-name-complex="Microsoft JhengHei"/>
    </style:style>
    <style:style style:name="T2234" style:parent-style-name="DefaultParagraphFont" style:family="text">
      <style:text-properties style:font-name="Microsoft JhengHei" style:font-name-asian="Microsoft JhengHei" style:font-name-complex="Microsoft JhengHei"/>
    </style:style>
    <style:style style:name="T2235" style:parent-style-name="DefaultParagraphFont" style:family="text">
      <style:text-properties style:font-name="MingLiU-ExtB" style:font-name-asian="MingLiU-ExtB" style:font-name-complex="MingLiU-ExtB"/>
    </style:style>
    <style:style style:name="T2236" style:parent-style-name="DefaultParagraphFont" style:family="text">
      <style:text-properties style:font-name="Microsoft JhengHei" style:font-name-asian="Microsoft JhengHei" style:font-name-complex="Microsoft JhengHei"/>
    </style:style>
    <style:style style:name="T2237" style:parent-style-name="DefaultParagraphFont" style:family="text">
      <style:text-properties style:font-name="Microsoft JhengHei" style:font-name-asian="Microsoft JhengHei" style:font-name-complex="Microsoft JhengHei"/>
    </style:style>
    <style:style style:name="T2238" style:parent-style-name="DefaultParagraphFont" style:family="text">
      <style:text-properties style:font-name="Microsoft JhengHei" style:font-name-asian="Microsoft JhengHei" style:font-name-complex="Microsoft JhengHei"/>
    </style:style>
    <style:style style:name="T2239" style:parent-style-name="DefaultParagraphFont" style:family="text">
      <style:text-properties style:font-name="Microsoft JhengHei" style:font-name-asian="Microsoft JhengHei" style:font-name-complex="Microsoft JhengHei"/>
    </style:style>
    <style:style style:name="T2240" style:parent-style-name="DefaultParagraphFont" style:family="text">
      <style:text-properties style:font-name="Microsoft JhengHei" style:font-name-asian="Microsoft JhengHei" style:font-name-complex="Microsoft JhengHei"/>
    </style:style>
    <style:style style:name="T2241" style:parent-style-name="DefaultParagraphFont" style:family="text">
      <style:text-properties style:font-name="MS Gothic" style:font-name-asian="MS Gothic" style:font-name-complex="MS Gothic"/>
    </style:style>
    <style:style style:name="T2242" style:parent-style-name="DefaultParagraphFont" style:family="text">
      <style:text-properties style:font-name="Microsoft JhengHei" style:font-name-asian="Microsoft JhengHei" style:font-name-complex="Microsoft JhengHei"/>
    </style:style>
    <style:style style:name="T2243" style:parent-style-name="DefaultParagraphFont" style:family="text">
      <style:text-properties style:font-name="MingLiU-ExtB" style:font-name-asian="MingLiU-ExtB" style:font-name-complex="MingLiU-ExtB"/>
    </style:style>
    <style:style style:name="T2244" style:parent-style-name="DefaultParagraphFont" style:family="text">
      <style:text-properties style:font-name="Microsoft JhengHei" style:font-name-asian="Microsoft JhengHei" style:font-name-complex="Microsoft JhengHei"/>
    </style:style>
    <style:style style:name="T2245" style:parent-style-name="DefaultParagraphFont" style:family="text">
      <style:text-properties style:font-name="MS Gothic" style:font-name-asian="MS Gothic" style:font-name-complex="MS Gothic"/>
    </style:style>
    <style:style style:name="T2246" style:parent-style-name="DefaultParagraphFont" style:family="text">
      <style:text-properties style:font-name="Microsoft JhengHei" style:font-name-asian="Microsoft JhengHei" style:font-name-complex="Microsoft JhengHei"/>
    </style:style>
    <style:style style:name="T2247" style:parent-style-name="DefaultParagraphFont" style:family="text">
      <style:text-properties style:font-name="MingLiU-ExtB" style:font-name-asian="MingLiU-ExtB" style:font-name-complex="MingLiU-ExtB"/>
    </style:style>
    <style:style style:name="T2248" style:parent-style-name="DefaultParagraphFont" style:family="text">
      <style:text-properties style:font-name="Microsoft JhengHei" style:font-name-asian="Microsoft JhengHei" style:font-name-complex="Microsoft JhengHei"/>
    </style:style>
    <style:style style:name="T2249" style:parent-style-name="DefaultParagraphFont" style:family="text">
      <style:text-properties style:font-name="Microsoft JhengHei" style:font-name-asian="Microsoft JhengHei" style:font-name-complex="Microsoft JhengHei"/>
    </style:style>
    <style:style style:name="T2250" style:parent-style-name="DefaultParagraphFont" style:family="text">
      <style:text-properties style:font-name="Microsoft JhengHei" style:font-name-asian="Microsoft JhengHei" style:font-name-complex="Microsoft JhengHei"/>
    </style:style>
    <style:style style:name="T2251" style:parent-style-name="DefaultParagraphFont" style:family="text">
      <style:text-properties style:font-name="Microsoft JhengHei" style:font-name-asian="Microsoft JhengHei" style:font-name-complex="Microsoft JhengHei"/>
    </style:style>
    <style:style style:name="T2252" style:parent-style-name="DefaultParagraphFont" style:family="text">
      <style:text-properties style:font-name="Microsoft JhengHei" style:font-name-asian="Microsoft JhengHei" style:font-name-complex="Microsoft JhengHei"/>
    </style:style>
    <style:style style:name="T2253" style:parent-style-name="DefaultParagraphFont" style:family="text">
      <style:text-properties style:font-name="Microsoft JhengHei" style:font-name-asian="Microsoft JhengHei" style:font-name-complex="Microsoft JhengHei"/>
    </style:style>
    <style:style style:name="T2254" style:parent-style-name="DefaultParagraphFont" style:family="text">
      <style:text-properties style:font-name="Microsoft JhengHei" style:font-name-asian="Microsoft JhengHei" style:font-name-complex="Microsoft JhengHei"/>
    </style:style>
    <style:style style:name="T2255" style:parent-style-name="DefaultParagraphFont" style:family="text">
      <style:text-properties style:font-name="Microsoft JhengHei" style:font-name-asian="Microsoft JhengHei" style:font-name-complex="Microsoft JhengHei"/>
    </style:style>
    <style:style style:name="T2256" style:parent-style-name="DefaultParagraphFont" style:family="text">
      <style:text-properties style:font-name="Microsoft JhengHei" style:font-name-asian="Microsoft JhengHei" style:font-name-complex="Microsoft JhengHei"/>
    </style:style>
    <style:style style:name="T2257" style:parent-style-name="DefaultParagraphFont" style:family="text">
      <style:text-properties style:font-name="Microsoft JhengHei" style:font-name-asian="Microsoft JhengHei" style:font-name-complex="Microsoft JhengHei"/>
    </style:style>
    <style:style style:name="T2258" style:parent-style-name="DefaultParagraphFont" style:family="text">
      <style:text-properties style:font-name="Microsoft JhengHei" style:font-name-asian="Microsoft JhengHei" style:font-name-complex="Microsoft JhengHei"/>
    </style:style>
    <style:style style:name="T2259" style:parent-style-name="DefaultParagraphFont" style:family="text">
      <style:text-properties style:font-name="Microsoft JhengHei" style:font-name-asian="Microsoft JhengHei" style:font-name-complex="Microsoft JhengHei"/>
    </style:style>
    <style:style style:name="T2260" style:parent-style-name="DefaultParagraphFont" style:family="text">
      <style:text-properties style:font-name="Microsoft JhengHei" style:font-name-asian="Microsoft JhengHei" style:font-name-complex="Microsoft JhengHei"/>
    </style:style>
    <style:style style:name="T2261" style:parent-style-name="DefaultParagraphFont" style:family="text">
      <style:text-properties style:font-name="MS Gothic" style:font-name-asian="MS Gothic" style:font-name-complex="MS Gothic"/>
    </style:style>
    <style:style style:name="T2262" style:parent-style-name="DefaultParagraphFont" style:family="text">
      <style:text-properties style:font-name="Microsoft JhengHei" style:font-name-asian="Microsoft JhengHei" style:font-name-complex="Microsoft JhengHei"/>
    </style:style>
    <style:style style:name="T2263" style:parent-style-name="DefaultParagraphFont" style:family="text">
      <style:text-properties style:font-name="Microsoft JhengHei" style:font-name-asian="Microsoft JhengHei" style:font-name-complex="Microsoft JhengHei"/>
    </style:style>
    <style:style style:name="T2264" style:parent-style-name="DefaultParagraphFont" style:family="text">
      <style:text-properties style:font-name="Microsoft JhengHei" style:font-name-asian="Microsoft JhengHei" style:font-name-complex="Microsoft JhengHei"/>
    </style:style>
    <style:style style:name="T2265" style:parent-style-name="DefaultParagraphFont" style:family="text">
      <style:text-properties style:font-name="Microsoft JhengHei" style:font-name-asian="Microsoft JhengHei" style:font-name-complex="Microsoft JhengHei"/>
    </style:style>
    <style:style style:name="T2266" style:parent-style-name="DefaultParagraphFont" style:family="text">
      <style:text-properties style:font-name="Microsoft JhengHei" style:font-name-asian="Microsoft JhengHei" style:font-name-complex="Microsoft JhengHei"/>
    </style:style>
    <style:style style:name="T2267" style:parent-style-name="DefaultParagraphFont" style:family="text">
      <style:text-properties style:font-name="Microsoft JhengHei" style:font-name-asian="Microsoft JhengHei" style:font-name-complex="Microsoft JhengHei"/>
    </style:style>
    <style:style style:name="T2268" style:parent-style-name="DefaultParagraphFont" style:family="text">
      <style:text-properties style:font-name="Microsoft JhengHei" style:font-name-asian="Microsoft JhengHei" style:font-name-complex="Microsoft JhengHei"/>
    </style:style>
    <style:style style:name="T2269" style:parent-style-name="DefaultParagraphFont" style:family="text">
      <style:text-properties style:font-name="Microsoft JhengHei" style:font-name-asian="Microsoft JhengHei" style:font-name-complex="Microsoft JhengHei"/>
    </style:style>
    <style:style style:name="T2270" style:parent-style-name="DefaultParagraphFont" style:family="text">
      <style:text-properties style:font-name="Microsoft JhengHei" style:font-name-asian="Microsoft JhengHei" style:font-name-complex="Microsoft JhengHei"/>
    </style:style>
    <style:style style:name="T2271" style:parent-style-name="DefaultParagraphFont" style:family="text">
      <style:text-properties style:font-name="MS Gothic" style:font-name-asian="MS Gothic" style:font-name-complex="MS Gothic"/>
    </style:style>
    <style:style style:name="T2272" style:parent-style-name="DefaultParagraphFont" style:family="text">
      <style:text-properties style:font-name="Microsoft JhengHei" style:font-name-asian="Microsoft JhengHei" style:font-name-complex="Microsoft JhengHei"/>
    </style:style>
    <style:style style:name="T2273" style:parent-style-name="DefaultParagraphFont" style:family="text">
      <style:text-properties style:font-name="Microsoft JhengHei" style:font-name-asian="Microsoft JhengHei" style:font-name-complex="Microsoft JhengHei"/>
    </style:style>
    <style:style style:name="T2274" style:parent-style-name="DefaultParagraphFont" style:family="text">
      <style:text-properties style:font-name="Microsoft JhengHei" style:font-name-asian="Microsoft JhengHei" style:font-name-complex="Microsoft JhengHei"/>
    </style:style>
    <style:style style:name="T2275" style:parent-style-name="DefaultParagraphFont" style:family="text">
      <style:text-properties style:font-name="Microsoft JhengHei" style:font-name-asian="Microsoft JhengHei" style:font-name-complex="Microsoft JhengHei"/>
    </style:style>
    <style:style style:name="T2276" style:parent-style-name="DefaultParagraphFont" style:family="text">
      <style:text-properties style:font-name="Microsoft JhengHei" style:font-name-asian="Microsoft JhengHei" style:font-name-complex="Microsoft JhengHei"/>
    </style:style>
    <style:style style:name="T2277" style:parent-style-name="DefaultParagraphFont" style:family="text">
      <style:text-properties style:font-name="Microsoft JhengHei" style:font-name-asian="Microsoft JhengHei" style:font-name-complex="Microsoft JhengHei"/>
    </style:style>
    <style:style style:name="T2278" style:parent-style-name="DefaultParagraphFont" style:family="text">
      <style:text-properties style:font-name="Microsoft JhengHei" style:font-name-asian="Microsoft JhengHei" style:font-name-complex="Microsoft JhengHei"/>
    </style:style>
    <style:style style:name="T2279" style:parent-style-name="DefaultParagraphFont" style:family="text">
      <style:text-properties style:font-name="Microsoft JhengHei" style:font-name-asian="Microsoft JhengHei" style:font-name-complex="Microsoft JhengHei"/>
    </style:style>
    <style:style style:name="T2280" style:parent-style-name="DefaultParagraphFont" style:family="text">
      <style:text-properties style:font-name="Microsoft JhengHei" style:font-name-asian="Microsoft JhengHei" style:font-name-complex="Microsoft JhengHei"/>
    </style:style>
    <style:style style:name="T2281" style:parent-style-name="DefaultParagraphFont" style:family="text">
      <style:text-properties style:font-name="Microsoft JhengHei" style:font-name-asian="Microsoft JhengHei" style:font-name-complex="Microsoft JhengHei"/>
    </style:style>
    <style:style style:name="T2282" style:parent-style-name="DefaultParagraphFont" style:family="text">
      <style:text-properties style:font-name="MS Gothic" style:font-name-asian="MS Gothic" style:font-name-complex="MS Gothic"/>
    </style:style>
    <style:style style:name="T2283" style:parent-style-name="DefaultParagraphFont" style:family="text">
      <style:text-properties style:font-name="Microsoft JhengHei" style:font-name-asian="Microsoft JhengHei" style:font-name-complex="Microsoft JhengHei"/>
    </style:style>
    <style:style style:name="T2284" style:parent-style-name="DefaultParagraphFont" style:family="text">
      <style:text-properties style:font-name="Microsoft JhengHei" style:font-name-asian="Microsoft JhengHei" style:font-name-complex="Microsoft JhengHei"/>
    </style:style>
    <style:style style:name="T2285" style:parent-style-name="DefaultParagraphFont" style:family="text">
      <style:text-properties style:font-name="Microsoft JhengHei" style:font-name-asian="Microsoft JhengHei" style:font-name-complex="Microsoft JhengHei"/>
    </style:style>
    <style:style style:name="T2286" style:parent-style-name="DefaultParagraphFont" style:family="text">
      <style:text-properties style:font-name="MingLiU-ExtB" style:font-name-asian="MingLiU-ExtB" style:font-name-complex="MingLiU-ExtB"/>
    </style:style>
    <style:style style:name="T2287" style:parent-style-name="DefaultParagraphFont" style:family="text">
      <style:text-properties style:font-name="MS Gothic" style:font-name-asian="MS Gothic" style:font-name-complex="MS Gothic"/>
    </style:style>
    <style:style style:name="T2288" style:parent-style-name="DefaultParagraphFont" style:family="text">
      <style:text-properties style:font-name="Microsoft JhengHei" style:font-name-asian="Microsoft JhengHei" style:font-name-complex="Microsoft JhengHei"/>
    </style:style>
    <style:style style:name="T2289" style:parent-style-name="DefaultParagraphFont" style:family="text">
      <style:text-properties style:font-name="Microsoft JhengHei" style:font-name-asian="Microsoft JhengHei" style:font-name-complex="Microsoft JhengHei"/>
    </style:style>
    <style:style style:name="T2290" style:parent-style-name="DefaultParagraphFont" style:family="text">
      <style:text-properties style:font-name="Microsoft JhengHei" style:font-name-asian="Microsoft JhengHei" style:font-name-complex="Microsoft JhengHei"/>
    </style:style>
    <style:style style:name="T2291" style:parent-style-name="DefaultParagraphFont" style:family="text">
      <style:text-properties style:font-name="MS Gothic" style:font-name-asian="MS Gothic" style:font-name-complex="MS Gothic"/>
    </style:style>
    <style:style style:name="T2292" style:parent-style-name="DefaultParagraphFont" style:family="text">
      <style:text-properties style:font-name="Microsoft JhengHei" style:font-name-asian="Microsoft JhengHei" style:font-name-complex="Microsoft JhengHei"/>
    </style:style>
    <style:style style:name="T2293" style:parent-style-name="DefaultParagraphFont" style:family="text">
      <style:text-properties style:font-name="Microsoft JhengHei" style:font-name-asian="Microsoft JhengHei" style:font-name-complex="Microsoft JhengHei"/>
    </style:style>
    <style:style style:name="T2294" style:parent-style-name="DefaultParagraphFont" style:family="text">
      <style:text-properties style:font-name="MS Gothic" style:font-name-asian="MS Gothic" style:font-name-complex="MS Gothic"/>
    </style:style>
    <style:style style:name="T2295" style:parent-style-name="DefaultParagraphFont" style:family="text">
      <style:text-properties style:font-name="Microsoft JhengHei" style:font-name-asian="Microsoft JhengHei" style:font-name-complex="Microsoft JhengHei"/>
    </style:style>
    <style:style style:name="T2296" style:parent-style-name="DefaultParagraphFont" style:family="text">
      <style:text-properties style:font-name="Microsoft JhengHei" style:font-name-asian="Microsoft JhengHei" style:font-name-complex="Microsoft JhengHei"/>
    </style:style>
    <style:style style:name="T2297" style:parent-style-name="DefaultParagraphFont" style:family="text">
      <style:text-properties style:font-name="Microsoft JhengHei" style:font-name-asian="Microsoft JhengHei" style:font-name-complex="Microsoft JhengHei"/>
    </style:style>
    <style:style style:name="T2298" style:parent-style-name="DefaultParagraphFont" style:family="text">
      <style:text-properties style:font-name="Microsoft JhengHei" style:font-name-asian="Microsoft JhengHei" style:font-name-complex="Microsoft JhengHei"/>
    </style:style>
    <style:style style:name="T2299" style:parent-style-name="DefaultParagraphFont" style:family="text">
      <style:text-properties style:font-name="MS Gothic" style:font-name-asian="MS Gothic" style:font-name-complex="MS Gothic"/>
    </style:style>
    <style:style style:name="T2300" style:parent-style-name="DefaultParagraphFont" style:family="text">
      <style:text-properties style:font-name="MS Gothic" style:font-name-asian="MS Gothic" style:font-name-complex="MS Gothic"/>
    </style:style>
    <style:style style:name="T2301" style:parent-style-name="DefaultParagraphFont" style:family="text">
      <style:text-properties style:font-name="Microsoft JhengHei" style:font-name-asian="Microsoft JhengHei" style:font-name-complex="Microsoft JhengHei"/>
    </style:style>
    <style:style style:name="T2302" style:parent-style-name="DefaultParagraphFont" style:family="text">
      <style:text-properties style:font-name="Microsoft JhengHei" style:font-name-asian="Microsoft JhengHei" style:font-name-complex="Microsoft JhengHei"/>
    </style:style>
    <style:style style:name="T2303" style:parent-style-name="DefaultParagraphFont" style:family="text">
      <style:text-properties style:font-name="Microsoft JhengHei" style:font-name-asian="Microsoft JhengHei" style:font-name-complex="Microsoft JhengHei"/>
    </style:style>
    <style:style style:name="T2304" style:parent-style-name="DefaultParagraphFont" style:family="text">
      <style:text-properties style:font-name="MS Gothic" style:font-name-asian="MS Gothic" style:font-name-complex="MS Gothic"/>
    </style:style>
    <style:style style:name="T2305" style:parent-style-name="DefaultParagraphFont" style:family="text">
      <style:text-properties style:font-name="MS Gothic" style:font-name-asian="MS Gothic" style:font-name-complex="MS Gothic"/>
    </style:style>
    <style:style style:name="T2306" style:parent-style-name="DefaultParagraphFont" style:family="text">
      <style:text-properties style:font-name="MS Gothic" style:font-name-asian="MS Gothic" style:font-name-complex="MS Gothic"/>
    </style:style>
    <style:style style:name="T2307" style:parent-style-name="DefaultParagraphFont" style:family="text">
      <style:text-properties style:font-name="Microsoft JhengHei" style:font-name-asian="Microsoft JhengHei" style:font-name-complex="Microsoft JhengHei"/>
    </style:style>
    <style:style style:name="T2308" style:parent-style-name="DefaultParagraphFont" style:family="text">
      <style:text-properties style:font-name="MS Gothic" style:font-name-asian="MS Gothic" style:font-name-complex="MS Gothic"/>
    </style:style>
    <style:style style:name="T2309" style:parent-style-name="DefaultParagraphFont" style:family="text">
      <style:text-properties style:font-name="Microsoft JhengHei" style:font-name-asian="Microsoft JhengHei" style:font-name-complex="Microsoft JhengHei"/>
    </style:style>
    <style:style style:name="T2310" style:parent-style-name="DefaultParagraphFont" style:family="text">
      <style:text-properties style:font-name="Microsoft JhengHei" style:font-name-asian="Microsoft JhengHei" style:font-name-complex="Microsoft JhengHei"/>
    </style:style>
    <style:style style:name="T2311" style:parent-style-name="DefaultParagraphFont" style:family="text">
      <style:text-properties style:font-name="Microsoft JhengHei" style:font-name-asian="Microsoft JhengHei" style:font-name-complex="Microsoft JhengHei"/>
    </style:style>
    <style:style style:name="T2312" style:parent-style-name="DefaultParagraphFont" style:family="text">
      <style:text-properties style:font-name="Microsoft JhengHei" style:font-name-asian="Microsoft JhengHei" style:font-name-complex="Microsoft JhengHei"/>
    </style:style>
    <style:style style:name="T2313" style:parent-style-name="DefaultParagraphFont" style:family="text">
      <style:text-properties style:font-name="Microsoft JhengHei" style:font-name-asian="Microsoft JhengHei" style:font-name-complex="Microsoft JhengHei"/>
    </style:style>
    <style:style style:name="T2314" style:parent-style-name="DefaultParagraphFont" style:family="text">
      <style:text-properties style:font-name="Microsoft JhengHei" style:font-name-asian="Microsoft JhengHei" style:font-name-complex="Microsoft JhengHei"/>
    </style:style>
    <style:style style:name="T2315" style:parent-style-name="DefaultParagraphFont" style:family="text">
      <style:text-properties style:font-name="Microsoft JhengHei" style:font-name-asian="Microsoft JhengHei" style:font-name-complex="Microsoft JhengHei"/>
    </style:style>
    <style:style style:name="T2316" style:parent-style-name="DefaultParagraphFont" style:family="text">
      <style:text-properties style:font-name="Microsoft JhengHei" style:font-name-asian="Microsoft JhengHei" style:font-name-complex="Microsoft JhengHei"/>
    </style:style>
    <style:style style:name="T2317" style:parent-style-name="DefaultParagraphFont" style:family="text">
      <style:text-properties style:font-name="Microsoft JhengHei" style:font-name-asian="Microsoft JhengHei" style:font-name-complex="Microsoft JhengHei"/>
    </style:style>
    <style:style style:name="T2318" style:parent-style-name="DefaultParagraphFont" style:family="text">
      <style:text-properties style:font-name="Microsoft JhengHei" style:font-name-asian="Microsoft JhengHei" style:font-name-complex="Microsoft JhengHei"/>
    </style:style>
    <style:style style:name="T2319" style:parent-style-name="DefaultParagraphFont" style:family="text">
      <style:text-properties style:font-name="Microsoft JhengHei" style:font-name-asian="Microsoft JhengHei" style:font-name-complex="Microsoft JhengHei"/>
    </style:style>
    <style:style style:name="T2320" style:parent-style-name="DefaultParagraphFont" style:family="text">
      <style:text-properties style:font-name="Microsoft JhengHei" style:font-name-asian="Microsoft JhengHei" style:font-name-complex="Microsoft JhengHei"/>
    </style:style>
    <style:style style:name="T2321" style:parent-style-name="DefaultParagraphFont" style:family="text">
      <style:text-properties style:font-name="MS Gothic" style:font-name-asian="MS Gothic" style:font-name-complex="MS Gothic"/>
    </style:style>
    <style:style style:name="T2322" style:parent-style-name="DefaultParagraphFont" style:family="text">
      <style:text-properties style:font-name="Microsoft JhengHei" style:font-name-asian="Microsoft JhengHei" style:font-name-complex="Microsoft JhengHei"/>
    </style:style>
    <style:style style:name="T2323" style:parent-style-name="DefaultParagraphFont" style:family="text">
      <style:text-properties style:font-name="Microsoft JhengHei" style:font-name-asian="Microsoft JhengHei" style:font-name-complex="Microsoft JhengHei"/>
    </style:style>
    <style:style style:name="T2324" style:parent-style-name="DefaultParagraphFont" style:family="text">
      <style:text-properties style:font-name="MS Gothic" style:font-name-asian="MS Gothic" style:font-name-complex="MS Gothic"/>
    </style:style>
    <style:style style:name="T2325" style:parent-style-name="DefaultParagraphFont" style:family="text">
      <style:text-properties style:font-name="Microsoft JhengHei" style:font-name-asian="Microsoft JhengHei" style:font-name-complex="Microsoft JhengHei"/>
    </style:style>
    <style:style style:name="T2326" style:parent-style-name="DefaultParagraphFont" style:family="text">
      <style:text-properties style:font-name="Microsoft JhengHei" style:font-name-asian="Microsoft JhengHei" style:font-name-complex="Microsoft JhengHei"/>
    </style:style>
    <style:style style:name="T2327" style:parent-style-name="DefaultParagraphFont" style:family="text">
      <style:text-properties style:font-name="Microsoft JhengHei" style:font-name-asian="Microsoft JhengHei" style:font-name-complex="Microsoft JhengHei"/>
    </style:style>
    <style:style style:name="T2328" style:parent-style-name="DefaultParagraphFont" style:family="text">
      <style:text-properties style:font-name="Microsoft JhengHei" style:font-name-asian="Microsoft JhengHei" style:font-name-complex="Microsoft JhengHei"/>
    </style:style>
    <style:style style:name="T2329" style:parent-style-name="DefaultParagraphFont" style:family="text">
      <style:text-properties style:font-name="Microsoft JhengHei" style:font-name-asian="Microsoft JhengHei" style:font-name-complex="Microsoft JhengHei"/>
    </style:style>
    <style:style style:name="T2330" style:parent-style-name="DefaultParagraphFont" style:family="text">
      <style:text-properties style:font-name="MingLiU-ExtB" style:font-name-asian="MingLiU-ExtB" style:font-name-complex="MingLiU-ExtB"/>
    </style:style>
    <style:style style:name="T2331" style:parent-style-name="DefaultParagraphFont" style:family="text">
      <style:text-properties style:font-name="MingLiU-ExtB" style:font-name-asian="MingLiU-ExtB" style:font-name-complex="MingLiU-ExtB"/>
    </style:style>
    <style:style style:name="T2332" style:parent-style-name="DefaultParagraphFont" style:family="text">
      <style:text-properties style:font-name="MS Gothic" style:font-name-asian="MS Gothic" style:font-name-complex="MS Gothic"/>
    </style:style>
    <style:style style:name="T2333" style:parent-style-name="DefaultParagraphFont" style:family="text">
      <style:text-properties style:font-name="Microsoft JhengHei" style:font-name-asian="Microsoft JhengHei" style:font-name-complex="Microsoft JhengHei"/>
    </style:style>
    <style:style style:name="T2334" style:parent-style-name="DefaultParagraphFont" style:family="text">
      <style:text-properties style:font-name="MingLiU-ExtB" style:font-name-asian="MingLiU-ExtB" style:font-name-complex="MingLiU-ExtB"/>
    </style:style>
    <style:style style:name="T2335" style:parent-style-name="DefaultParagraphFont" style:family="text">
      <style:text-properties style:font-name="Microsoft JhengHei" style:font-name-asian="Microsoft JhengHei" style:font-name-complex="Microsoft JhengHei"/>
    </style:style>
    <style:style style:name="T2336" style:parent-style-name="DefaultParagraphFont" style:family="text">
      <style:text-properties style:font-name="Microsoft JhengHei" style:font-name-asian="Microsoft JhengHei" style:font-name-complex="Microsoft JhengHei"/>
    </style:style>
    <style:style style:name="T2337" style:parent-style-name="DefaultParagraphFont" style:family="text">
      <style:text-properties style:font-name="Microsoft JhengHei" style:font-name-asian="Microsoft JhengHei" style:font-name-complex="Microsoft JhengHei"/>
    </style:style>
    <style:style style:name="T2338" style:parent-style-name="DefaultParagraphFont" style:family="text">
      <style:text-properties style:font-name="MS Gothic" style:font-name-asian="MS Gothic" style:font-name-complex="MS Gothic"/>
    </style:style>
    <style:style style:name="T2339" style:parent-style-name="DefaultParagraphFont" style:family="text">
      <style:text-properties style:font-name="MS Gothic" style:font-name-asian="MS Gothic" style:font-name-complex="MS Gothic"/>
    </style:style>
    <style:style style:name="T2340" style:parent-style-name="DefaultParagraphFont" style:family="text">
      <style:text-properties style:font-name="MS Gothic" style:font-name-asian="MS Gothic" style:font-name-complex="MS Gothic"/>
    </style:style>
    <style:style style:name="T2341" style:parent-style-name="DefaultParagraphFont" style:family="text">
      <style:text-properties style:font-name="Microsoft JhengHei" style:font-name-asian="Microsoft JhengHei" style:font-name-complex="Microsoft JhengHei"/>
    </style:style>
    <style:style style:name="T2342" style:parent-style-name="DefaultParagraphFont" style:family="text">
      <style:text-properties style:font-name="MS Gothic" style:font-name-asian="MS Gothic" style:font-name-complex="MS Gothic"/>
    </style:style>
    <style:style style:name="T2343" style:parent-style-name="DefaultParagraphFont" style:family="text">
      <style:text-properties style:font-name="Microsoft JhengHei" style:font-name-asian="Microsoft JhengHei" style:font-name-complex="Microsoft JhengHei"/>
    </style:style>
    <style:style style:name="T2344" style:parent-style-name="DefaultParagraphFont" style:family="text">
      <style:text-properties style:font-name="Microsoft JhengHei" style:font-name-asian="Microsoft JhengHei" style:font-name-complex="Microsoft JhengHei"/>
    </style:style>
    <style:style style:name="T2345" style:parent-style-name="DefaultParagraphFont" style:family="text">
      <style:text-properties style:font-name="Microsoft JhengHei" style:font-name-asian="Microsoft JhengHei" style:font-name-complex="Microsoft JhengHei"/>
    </style:style>
    <style:style style:name="T2346" style:parent-style-name="DefaultParagraphFont" style:family="text">
      <style:text-properties style:font-name="Microsoft JhengHei" style:font-name-asian="Microsoft JhengHei" style:font-name-complex="Microsoft JhengHei"/>
    </style:style>
    <style:style style:name="T2347" style:parent-style-name="DefaultParagraphFont" style:family="text">
      <style:text-properties style:font-name="Microsoft JhengHei" style:font-name-asian="Microsoft JhengHei" style:font-name-complex="Microsoft JhengHei"/>
    </style:style>
    <style:style style:name="T2348" style:parent-style-name="DefaultParagraphFont" style:family="text">
      <style:text-properties style:font-name="MS Gothic" style:font-name-asian="MS Gothic" style:font-name-complex="MS Gothic"/>
    </style:style>
    <style:style style:name="T2349" style:parent-style-name="DefaultParagraphFont" style:family="text">
      <style:text-properties style:font-name="MS Gothic" style:font-name-asian="MS Gothic" style:font-name-complex="MS Gothic"/>
    </style:style>
    <style:style style:name="T2350" style:parent-style-name="DefaultParagraphFont" style:family="text">
      <style:text-properties style:font-name="MingLiU-ExtB" style:font-name-asian="MingLiU-ExtB" style:font-name-complex="MingLiU-ExtB"/>
    </style:style>
    <style:style style:name="T2351" style:parent-style-name="DefaultParagraphFont" style:family="text">
      <style:text-properties style:font-name="MS Gothic" style:font-name-asian="MS Gothic" style:font-name-complex="MS Gothic"/>
    </style:style>
    <style:style style:name="T2352" style:parent-style-name="DefaultParagraphFont" style:family="text">
      <style:text-properties style:font-name="MS Gothic" style:font-name-asian="MS Gothic" style:font-name-complex="MS Gothic"/>
    </style:style>
    <style:style style:name="T2353" style:parent-style-name="DefaultParagraphFont" style:family="text">
      <style:text-properties style:font-name="Microsoft JhengHei" style:font-name-asian="Microsoft JhengHei" style:font-name-complex="Microsoft JhengHei"/>
    </style:style>
    <style:style style:name="T2354" style:parent-style-name="DefaultParagraphFont" style:family="text">
      <style:text-properties style:font-name="Microsoft JhengHei" style:font-name-asian="Microsoft JhengHei" style:font-name-complex="Microsoft JhengHei"/>
    </style:style>
    <style:style style:name="T2355" style:parent-style-name="DefaultParagraphFont" style:family="text">
      <style:text-properties style:font-name="Microsoft JhengHei" style:font-name-asian="Microsoft JhengHei" style:font-name-complex="Microsoft JhengHei"/>
    </style:style>
    <style:style style:name="T2356" style:parent-style-name="DefaultParagraphFont" style:family="text">
      <style:text-properties style:font-name="MingLiU-ExtB" style:font-name-asian="MingLiU-ExtB" style:font-name-complex="MingLiU-ExtB"/>
    </style:style>
    <style:style style:name="T2357" style:parent-style-name="DefaultParagraphFont" style:family="text">
      <style:text-properties style:font-name="MS Gothic" style:font-name-asian="MS Gothic" style:font-name-complex="MS Gothic"/>
    </style:style>
    <style:style style:name="T2358" style:parent-style-name="DefaultParagraphFont" style:family="text">
      <style:text-properties style:font-name="Microsoft JhengHei" style:font-name-asian="Microsoft JhengHei" style:font-name-complex="Microsoft JhengHei"/>
    </style:style>
    <style:style style:name="T2359" style:parent-style-name="DefaultParagraphFont" style:family="text">
      <style:text-properties style:font-name="Microsoft JhengHei" style:font-name-asian="Microsoft JhengHei" style:font-name-complex="Microsoft JhengHei"/>
    </style:style>
    <style:style style:name="T2360" style:parent-style-name="DefaultParagraphFont" style:family="text">
      <style:text-properties style:font-name="Microsoft JhengHei" style:font-name-asian="Microsoft JhengHei" style:font-name-complex="Microsoft JhengHei"/>
    </style:style>
    <style:style style:name="T2361" style:parent-style-name="DefaultParagraphFont" style:family="text">
      <style:text-properties style:font-name="Microsoft JhengHei" style:font-name-asian="Microsoft JhengHei" style:font-name-complex="Microsoft JhengHei"/>
    </style:style>
    <style:style style:name="T2362" style:parent-style-name="DefaultParagraphFont" style:family="text">
      <style:text-properties style:font-name="MS Gothic" style:font-name-asian="MS Gothic" style:font-name-complex="MS Gothic"/>
    </style:style>
    <style:style style:name="T2363" style:parent-style-name="DefaultParagraphFont" style:family="text">
      <style:text-properties style:font-name="Microsoft JhengHei" style:font-name-asian="Microsoft JhengHei" style:font-name-complex="Microsoft JhengHei"/>
    </style:style>
    <style:style style:name="T2364" style:parent-style-name="DefaultParagraphFont" style:family="text">
      <style:text-properties style:font-name="MS Gothic" style:font-name-asian="MS Gothic" style:font-name-complex="MS Gothic"/>
    </style:style>
    <style:style style:name="T2365" style:parent-style-name="DefaultParagraphFont" style:family="text">
      <style:text-properties style:font-name="MingLiU-ExtB" style:font-name-asian="MingLiU-ExtB" style:font-name-complex="MingLiU-ExtB"/>
    </style:style>
    <style:style style:name="T2366" style:parent-style-name="DefaultParagraphFont" style:family="text">
      <style:text-properties style:font-name="MingLiU-ExtB" style:font-name-asian="MingLiU-ExtB" style:font-name-complex="MingLiU-ExtB"/>
    </style:style>
    <style:style style:name="T2367" style:parent-style-name="DefaultParagraphFont" style:family="text">
      <style:text-properties style:font-name="Microsoft JhengHei" style:font-name-asian="Microsoft JhengHei" style:font-name-complex="Microsoft JhengHei"/>
    </style:style>
    <style:style style:name="T2368" style:parent-style-name="DefaultParagraphFont" style:family="text">
      <style:text-properties style:font-name="Microsoft JhengHei" style:font-name-asian="Microsoft JhengHei" style:font-name-complex="Microsoft JhengHei"/>
    </style:style>
    <style:style style:name="T2369" style:parent-style-name="DefaultParagraphFont" style:family="text">
      <style:text-properties style:font-name="Microsoft JhengHei" style:font-name-asian="Microsoft JhengHei" style:font-name-complex="Microsoft JhengHei"/>
    </style:style>
    <style:style style:name="T2370" style:parent-style-name="DefaultParagraphFont" style:family="text">
      <style:text-properties style:font-name="MS Gothic" style:font-name-asian="MS Gothic" style:font-name-complex="MS Gothic"/>
    </style:style>
    <style:style style:name="T2371" style:parent-style-name="DefaultParagraphFont" style:family="text">
      <style:text-properties style:font-name="Microsoft JhengHei" style:font-name-asian="Microsoft JhengHei" style:font-name-complex="Microsoft JhengHei"/>
    </style:style>
    <style:style style:name="T2372" style:parent-style-name="DefaultParagraphFont" style:family="text">
      <style:text-properties style:font-name="Microsoft JhengHei" style:font-name-asian="Microsoft JhengHei" style:font-name-complex="Microsoft JhengHei"/>
    </style:style>
    <style:style style:name="T2373" style:parent-style-name="DefaultParagraphFont" style:family="text">
      <style:text-properties style:font-name="Microsoft JhengHei" style:font-name-asian="Microsoft JhengHei" style:font-name-complex="Microsoft JhengHei"/>
    </style:style>
    <style:style style:name="T2374" style:parent-style-name="DefaultParagraphFont" style:family="text">
      <style:text-properties style:font-name="MingLiU-ExtB" style:font-name-asian="MingLiU-ExtB" style:font-name-complex="MingLiU-ExtB"/>
    </style:style>
    <style:style style:name="T2375" style:parent-style-name="DefaultParagraphFont" style:family="text">
      <style:text-properties style:font-name="Microsoft JhengHei" style:font-name-asian="Microsoft JhengHei" style:font-name-complex="Microsoft JhengHei"/>
    </style:style>
    <style:style style:name="T2376" style:parent-style-name="DefaultParagraphFont" style:family="text">
      <style:text-properties style:font-name="Microsoft JhengHei" style:font-name-asian="Microsoft JhengHei" style:font-name-complex="Microsoft JhengHei"/>
    </style:style>
    <style:style style:name="T2377" style:parent-style-name="DefaultParagraphFont" style:family="text">
      <style:text-properties style:font-name="MS Gothic" style:font-name-asian="MS Gothic" style:font-name-complex="MS Gothic"/>
    </style:style>
    <style:style style:name="T2378" style:parent-style-name="DefaultParagraphFont" style:family="text">
      <style:text-properties style:font-name="Microsoft JhengHei" style:font-name-asian="Microsoft JhengHei" style:font-name-complex="Microsoft JhengHei"/>
    </style:style>
    <style:style style:name="T2379" style:parent-style-name="DefaultParagraphFont" style:family="text">
      <style:text-properties style:font-name="Microsoft JhengHei" style:font-name-asian="Microsoft JhengHei" style:font-name-complex="Microsoft JhengHei"/>
    </style:style>
    <style:style style:name="T2380" style:parent-style-name="DefaultParagraphFont" style:family="text">
      <style:text-properties style:font-name="Microsoft JhengHei" style:font-name-asian="Microsoft JhengHei" style:font-name-complex="Microsoft JhengHei"/>
    </style:style>
    <style:style style:name="T2381" style:parent-style-name="DefaultParagraphFont" style:family="text">
      <style:text-properties style:font-name="Microsoft JhengHei" style:font-name-asian="Microsoft JhengHei" style:font-name-complex="Microsoft JhengHei"/>
    </style:style>
    <style:style style:name="T2382" style:parent-style-name="DefaultParagraphFont" style:family="text">
      <style:text-properties style:font-name="Microsoft JhengHei" style:font-name-asian="Microsoft JhengHei" style:font-name-complex="Microsoft JhengHei"/>
    </style:style>
    <style:style style:name="T2383" style:parent-style-name="DefaultParagraphFont" style:family="text">
      <style:text-properties style:font-name="Microsoft JhengHei" style:font-name-asian="Microsoft JhengHei" style:font-name-complex="Microsoft JhengHei"/>
    </style:style>
    <style:style style:name="T2384" style:parent-style-name="DefaultParagraphFont" style:family="text">
      <style:text-properties style:font-name="Microsoft JhengHei" style:font-name-asian="Microsoft JhengHei" style:font-name-complex="Microsoft JhengHei"/>
    </style:style>
    <style:style style:name="T2385" style:parent-style-name="DefaultParagraphFont" style:family="text">
      <style:text-properties style:font-name="Microsoft JhengHei" style:font-name-asian="Microsoft JhengHei" style:font-name-complex="Microsoft JhengHei"/>
    </style:style>
    <style:style style:name="T2386" style:parent-style-name="DefaultParagraphFont" style:family="text">
      <style:text-properties style:font-name="Microsoft JhengHei" style:font-name-asian="Microsoft JhengHei" style:font-name-complex="Microsoft JhengHei"/>
    </style:style>
    <style:style style:name="T2387" style:parent-style-name="DefaultParagraphFont" style:family="text">
      <style:text-properties style:font-name="Microsoft JhengHei" style:font-name-asian="Microsoft JhengHei" style:font-name-complex="Microsoft JhengHei"/>
    </style:style>
    <style:style style:name="T2388" style:parent-style-name="DefaultParagraphFont" style:family="text">
      <style:text-properties style:font-name="Microsoft JhengHei" style:font-name-asian="Microsoft JhengHei" style:font-name-complex="Microsoft JhengHei"/>
    </style:style>
    <style:style style:name="T2389" style:parent-style-name="DefaultParagraphFont" style:family="text">
      <style:text-properties style:font-name="MS Gothic" style:font-name-asian="MS Gothic" style:font-name-complex="MS Gothic"/>
    </style:style>
    <style:style style:name="T2390" style:parent-style-name="DefaultParagraphFont" style:family="text">
      <style:text-properties style:font-name="Microsoft JhengHei" style:font-name-asian="Microsoft JhengHei" style:font-name-complex="Microsoft JhengHei"/>
    </style:style>
    <style:style style:name="T2391" style:parent-style-name="DefaultParagraphFont" style:family="text">
      <style:text-properties style:font-name="Microsoft JhengHei" style:font-name-asian="Microsoft JhengHei" style:font-name-complex="Microsoft JhengHei"/>
    </style:style>
    <style:style style:name="T2392" style:parent-style-name="DefaultParagraphFont" style:family="text">
      <style:text-properties style:font-name="Microsoft JhengHei" style:font-name-asian="Microsoft JhengHei" style:font-name-complex="Microsoft JhengHei"/>
    </style:style>
    <style:style style:name="T2393" style:parent-style-name="DefaultParagraphFont" style:family="text">
      <style:text-properties style:font-name="Microsoft JhengHei" style:font-name-asian="Microsoft JhengHei" style:font-name-complex="Microsoft JhengHei"/>
    </style:style>
    <style:style style:name="T2394" style:parent-style-name="DefaultParagraphFont" style:family="text">
      <style:text-properties style:font-name="Microsoft JhengHei" style:font-name-asian="Microsoft JhengHei" style:font-name-complex="Microsoft JhengHei"/>
    </style:style>
    <style:style style:name="T2395" style:parent-style-name="DefaultParagraphFont" style:family="text">
      <style:text-properties style:font-name="Microsoft JhengHei" style:font-name-asian="Microsoft JhengHei" style:font-name-complex="Microsoft JhengHei"/>
    </style:style>
    <style:style style:name="T2396" style:parent-style-name="DefaultParagraphFont" style:family="text">
      <style:text-properties style:font-name="Malgun Gothic" style:font-name-asian="Malgun Gothic" style:font-name-complex="Malgun Gothic"/>
    </style:style>
    <style:style style:name="T2397" style:parent-style-name="DefaultParagraphFont" style:family="text">
      <style:text-properties style:font-name="Microsoft JhengHei" style:font-name-asian="Microsoft JhengHei" style:font-name-complex="Microsoft JhengHei"/>
    </style:style>
    <style:style style:name="T2398" style:parent-style-name="DefaultParagraphFont" style:family="text">
      <style:text-properties style:font-name="Microsoft JhengHei" style:font-name-asian="Microsoft JhengHei" style:font-name-complex="Microsoft JhengHei"/>
    </style:style>
    <style:style style:name="T2399" style:parent-style-name="DefaultParagraphFont" style:family="text">
      <style:text-properties style:font-name="MS Gothic" style:font-name-asian="MS Gothic" style:font-name-complex="MS Gothic"/>
    </style:style>
    <style:style style:name="T2400" style:parent-style-name="DefaultParagraphFont" style:family="text">
      <style:text-properties style:font-name="Microsoft JhengHei" style:font-name-asian="Microsoft JhengHei" style:font-name-complex="Microsoft JhengHei"/>
    </style:style>
    <style:style style:name="T2401" style:parent-style-name="DefaultParagraphFont" style:family="text">
      <style:text-properties style:font-name="Microsoft JhengHei" style:font-name-asian="Microsoft JhengHei" style:font-name-complex="Microsoft JhengHei"/>
    </style:style>
    <style:style style:name="T2402" style:parent-style-name="DefaultParagraphFont" style:family="text">
      <style:text-properties style:font-name="MS Gothic" style:font-name-asian="MS Gothic" style:font-name-complex="MS Gothic"/>
    </style:style>
    <style:style style:name="T2403" style:parent-style-name="DefaultParagraphFont" style:family="text">
      <style:text-properties style:font-name="MS Gothic" style:font-name-asian="MS Gothic" style:font-name-complex="MS Gothic"/>
    </style:style>
    <style:style style:name="T2404" style:parent-style-name="DefaultParagraphFont" style:family="text">
      <style:text-properties style:font-name="Microsoft JhengHei" style:font-name-asian="Microsoft JhengHei" style:font-name-complex="Microsoft JhengHei"/>
    </style:style>
    <style:style style:name="T2405" style:parent-style-name="DefaultParagraphFont" style:family="text">
      <style:text-properties style:font-name="Microsoft JhengHei" style:font-name-asian="Microsoft JhengHei" style:font-name-complex="Microsoft JhengHei"/>
    </style:style>
    <style:style style:name="T2406" style:parent-style-name="DefaultParagraphFont" style:family="text">
      <style:text-properties style:font-name="Microsoft JhengHei" style:font-name-asian="Microsoft JhengHei" style:font-name-complex="Microsoft JhengHei"/>
    </style:style>
    <style:style style:name="T2407" style:parent-style-name="DefaultParagraphFont" style:family="text">
      <style:text-properties style:font-name="MS Gothic" style:font-name-asian="MS Gothic" style:font-name-complex="MS Gothic"/>
    </style:style>
    <style:style style:name="T2408" style:parent-style-name="DefaultParagraphFont" style:family="text">
      <style:text-properties style:font-name="MS Gothic" style:font-name-asian="MS Gothic" style:font-name-complex="MS Gothic"/>
    </style:style>
    <style:style style:name="T2409" style:parent-style-name="DefaultParagraphFont" style:family="text">
      <style:text-properties style:font-name="Microsoft JhengHei" style:font-name-asian="Microsoft JhengHei" style:font-name-complex="Microsoft JhengHei"/>
    </style:style>
    <style:style style:name="T2410" style:parent-style-name="DefaultParagraphFont" style:family="text">
      <style:text-properties style:font-name="MingLiU-ExtB" style:font-name-asian="MingLiU-ExtB" style:font-name-complex="MingLiU-ExtB"/>
    </style:style>
    <style:style style:name="T2411" style:parent-style-name="DefaultParagraphFont" style:family="text">
      <style:text-properties style:font-name="Microsoft JhengHei" style:font-name-asian="Microsoft JhengHei" style:font-name-complex="Microsoft JhengHei"/>
    </style:style>
    <style:style style:name="T2412" style:parent-style-name="DefaultParagraphFont" style:family="text">
      <style:text-properties style:font-name="Microsoft JhengHei" style:font-name-asian="Microsoft JhengHei" style:font-name-complex="Microsoft JhengHei"/>
    </style:style>
    <style:style style:name="T2413" style:parent-style-name="DefaultParagraphFont" style:family="text">
      <style:text-properties style:font-name="Microsoft JhengHei" style:font-name-asian="Microsoft JhengHei" style:font-name-complex="Microsoft JhengHei"/>
    </style:style>
    <style:style style:name="T2414" style:parent-style-name="DefaultParagraphFont" style:family="text">
      <style:text-properties style:font-name="Microsoft JhengHei" style:font-name-asian="Microsoft JhengHei" style:font-name-complex="Microsoft JhengHei"/>
    </style:style>
    <style:style style:name="T2415" style:parent-style-name="DefaultParagraphFont" style:family="text">
      <style:text-properties style:font-name="MS Gothic" style:font-name-asian="MS Gothic" style:font-name-complex="MS Gothic"/>
    </style:style>
    <style:style style:name="T2416" style:parent-style-name="DefaultParagraphFont" style:family="text">
      <style:text-properties style:font-name="Microsoft JhengHei" style:font-name-asian="Microsoft JhengHei" style:font-name-complex="Microsoft JhengHei"/>
    </style:style>
    <style:style style:name="T2417" style:parent-style-name="DefaultParagraphFont" style:family="text">
      <style:text-properties style:font-name="Microsoft JhengHei" style:font-name-asian="Microsoft JhengHei" style:font-name-complex="Microsoft JhengHei"/>
    </style:style>
    <style:style style:name="T2418" style:parent-style-name="DefaultParagraphFont" style:family="text">
      <style:text-properties style:font-name="Microsoft JhengHei" style:font-name-asian="Microsoft JhengHei" style:font-name-complex="Microsoft JhengHei"/>
    </style:style>
    <style:style style:name="T2419" style:parent-style-name="DefaultParagraphFont" style:family="text">
      <style:text-properties style:font-name="Microsoft JhengHei" style:font-name-asian="Microsoft JhengHei" style:font-name-complex="Microsoft JhengHei"/>
    </style:style>
    <style:style style:name="T2420" style:parent-style-name="DefaultParagraphFont" style:family="text">
      <style:text-properties style:font-name="Microsoft JhengHei" style:font-name-asian="Microsoft JhengHei" style:font-name-complex="Microsoft JhengHei"/>
    </style:style>
    <style:style style:name="T2421" style:parent-style-name="DefaultParagraphFont" style:family="text">
      <style:text-properties style:font-name="MS Gothic" style:font-name-asian="MS Gothic" style:font-name-complex="MS Gothic"/>
    </style:style>
    <style:style style:name="T2422" style:parent-style-name="DefaultParagraphFont" style:family="text">
      <style:text-properties style:font-name="MS Gothic" style:font-name-asian="MS Gothic" style:font-name-complex="MS Gothic"/>
    </style:style>
    <style:style style:name="T2423" style:parent-style-name="DefaultParagraphFont" style:family="text">
      <style:text-properties style:font-name="Microsoft JhengHei" style:font-name-asian="Microsoft JhengHei" style:font-name-complex="Microsoft JhengHei"/>
    </style:style>
    <style:style style:name="T2424" style:parent-style-name="DefaultParagraphFont" style:family="text">
      <style:text-properties style:font-name="Microsoft JhengHei" style:font-name-asian="Microsoft JhengHei" style:font-name-complex="Microsoft JhengHei"/>
    </style:style>
    <style:style style:name="T2425" style:parent-style-name="DefaultParagraphFont" style:family="text">
      <style:text-properties style:font-name="Microsoft JhengHei" style:font-name-asian="Microsoft JhengHei" style:font-name-complex="Microsoft JhengHei"/>
    </style:style>
    <style:style style:name="T2426" style:parent-style-name="DefaultParagraphFont" style:family="text">
      <style:text-properties style:font-name="Malgun Gothic" style:font-name-asian="Malgun Gothic" style:font-name-complex="Malgun Gothic"/>
    </style:style>
    <style:style style:name="T2427" style:parent-style-name="DefaultParagraphFont" style:family="text">
      <style:text-properties style:font-name="Microsoft JhengHei" style:font-name-asian="Microsoft JhengHei" style:font-name-complex="Microsoft JhengHei"/>
    </style:style>
    <style:style style:name="T2428" style:parent-style-name="DefaultParagraphFont" style:family="text">
      <style:text-properties style:font-name="Microsoft JhengHei" style:font-name-asian="Microsoft JhengHei" style:font-name-complex="Microsoft JhengHei"/>
    </style:style>
    <style:style style:name="T2429" style:parent-style-name="DefaultParagraphFont" style:family="text">
      <style:text-properties style:font-name="MS Gothic" style:font-name-asian="MS Gothic" style:font-name-complex="MS Gothic"/>
    </style:style>
    <style:style style:name="T2430" style:parent-style-name="DefaultParagraphFont" style:family="text">
      <style:text-properties style:font-name="Microsoft JhengHei" style:font-name-asian="Microsoft JhengHei" style:font-name-complex="Microsoft JhengHei"/>
    </style:style>
    <style:style style:name="T2431" style:parent-style-name="DefaultParagraphFont" style:family="text">
      <style:text-properties style:font-name="Microsoft JhengHei" style:font-name-asian="Microsoft JhengHei" style:font-name-complex="Microsoft JhengHei"/>
    </style:style>
    <style:style style:name="T2432" style:parent-style-name="DefaultParagraphFont" style:family="text">
      <style:text-properties style:font-name="Microsoft JhengHei" style:font-name-asian="Microsoft JhengHei" style:font-name-complex="Microsoft JhengHei"/>
    </style:style>
    <style:style style:name="T2433" style:parent-style-name="DefaultParagraphFont" style:family="text">
      <style:text-properties style:font-name="Microsoft JhengHei" style:font-name-asian="Microsoft JhengHei" style:font-name-complex="Microsoft JhengHei"/>
    </style:style>
    <style:style style:name="T2434" style:parent-style-name="DefaultParagraphFont" style:family="text">
      <style:text-properties fo:font-weight="bold" style:font-weight-asian="bold" style:font-weight-complex="bold"/>
    </style:style>
    <style:style style:name="T2435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2436" style:parent-style-name="DefaultParagraphFont" style:family="text">
      <style:text-properties fo:font-weight="bold" style:font-weight-asian="bold" style:font-weight-complex="bold"/>
    </style:style>
    <style:style style:name="T2437" style:parent-style-name="DefaultParagraphFont" style:family="text">
      <style:text-properties style:font-name="Microsoft JhengHei" style:font-name-asian="Microsoft JhengHei" style:font-name-complex="Microsoft JhengHei" fo:font-weight="bold" style:font-weight-asian="bold" style:font-weight-complex="bold"/>
    </style:style>
    <style:style style:name="T2438" style:parent-style-name="DefaultParagraphFont" style:family="text">
      <style:text-properties fo:font-weight="bold" style:font-weight-asian="bold" style:font-weight-complex="bold"/>
    </style:style>
    <style:style style:name="T2439" style:parent-style-name="DefaultParagraphFont" style:family="text">
      <style:text-properties style:font-name="Microsoft JhengHei" style:font-name-asian="Microsoft JhengHei" style:font-name-complex="Microsoft JhengHei" fo:font-weight="bold" style:font-weight-asian="bold" style:font-weight-complex="bold"/>
    </style:style>
    <style:style style:name="T2440" style:parent-style-name="DefaultParagraphFont" style:family="text">
      <style:text-properties fo:font-weight="bold" style:font-weight-asian="bold" style:font-weight-complex="bold"/>
    </style:style>
    <style:style style:name="T2441" style:parent-style-name="DefaultParagraphFont" style:family="text">
      <style:text-properties style:font-name="Microsoft JhengHei" style:font-name-asian="Microsoft JhengHei" style:font-name-complex="Microsoft JhengHei" fo:font-weight="bold" style:font-weight-asian="bold" style:font-weight-complex="bold"/>
    </style:style>
    <style:style style:name="T2442" style:parent-style-name="DefaultParagraphFont" style:family="text">
      <style:text-properties fo:font-weight="bold" style:font-weight-asian="bold" style:font-weight-complex="bold"/>
    </style:style>
    <style:style style:name="T2443" style:parent-style-name="DefaultParagraphFont" style:family="text">
      <style:text-properties style:font-name="Microsoft JhengHei" style:font-name-asian="Microsoft JhengHei" style:font-name-complex="Microsoft JhengHei" fo:font-weight="bold" style:font-weight-asian="bold" style:font-weight-complex="bold"/>
    </style:style>
    <style:style style:name="T2444" style:parent-style-name="DefaultParagraphFont" style:family="text">
      <style:text-properties fo:font-weight="bold" style:font-weight-asian="bold" style:font-weight-complex="bold"/>
    </style:style>
    <style:style style:name="T2445" style:parent-style-name="DefaultParagraphFont" style:family="text">
      <style:text-properties style:font-name="Microsoft JhengHei" style:font-name-asian="Microsoft JhengHei" style:font-name-complex="Microsoft JhengHei"/>
    </style:style>
    <style:style style:name="T2446" style:parent-style-name="DefaultParagraphFont" style:family="text">
      <style:text-properties style:font-name="Microsoft JhengHei" style:font-name-asian="Microsoft JhengHei" style:font-name-complex="Microsoft JhengHei"/>
    </style:style>
    <style:style style:name="T2447" style:parent-style-name="DefaultParagraphFont" style:family="text">
      <style:text-properties style:font-name="Microsoft JhengHei" style:font-name-asian="Microsoft JhengHei" style:font-name-complex="Microsoft JhengHei"/>
    </style:style>
    <style:style style:name="T2448" style:parent-style-name="DefaultParagraphFont" style:family="text">
      <style:text-properties style:font-name="MS Gothic" style:font-name-asian="MS Gothic" style:font-name-complex="MS Gothic"/>
    </style:style>
    <style:style style:name="T2449" style:parent-style-name="DefaultParagraphFont" style:family="text">
      <style:text-properties style:font-name="Microsoft JhengHei" style:font-name-asian="Microsoft JhengHei" style:font-name-complex="Microsoft JhengHei"/>
    </style:style>
    <style:style style:name="T2450" style:parent-style-name="DefaultParagraphFont" style:family="text">
      <style:text-properties style:font-name="MS Gothic" style:font-name-asian="MS Gothic" style:font-name-complex="MS Gothic"/>
    </style:style>
    <style:style style:name="T2451" style:parent-style-name="DefaultParagraphFont" style:family="text">
      <style:text-properties style:font-name="MingLiU-ExtB" style:font-name-asian="MingLiU-ExtB" style:font-name-complex="MingLiU-ExtB"/>
    </style:style>
    <style:style style:name="T2452" style:parent-style-name="DefaultParagraphFont" style:family="text">
      <style:text-properties style:font-name="Microsoft JhengHei" style:font-name-asian="Microsoft JhengHei" style:font-name-complex="Microsoft JhengHei"/>
    </style:style>
    <style:style style:name="T2453" style:parent-style-name="DefaultParagraphFont" style:family="text">
      <style:text-properties style:font-name="Microsoft JhengHei" style:font-name-asian="Microsoft JhengHei" style:font-name-complex="Microsoft JhengHei"/>
    </style:style>
    <style:style style:name="T2454" style:parent-style-name="DefaultParagraphFont" style:family="text">
      <style:text-properties style:font-name="Microsoft JhengHei" style:font-name-asian="Microsoft JhengHei" style:font-name-complex="Microsoft JhengHei"/>
    </style:style>
    <style:style style:name="T2455" style:parent-style-name="DefaultParagraphFont" style:family="text">
      <style:text-properties style:font-name="Microsoft JhengHei" style:font-name-asian="Microsoft JhengHei" style:font-name-complex="Microsoft JhengHei"/>
    </style:style>
    <style:style style:name="T2456" style:parent-style-name="DefaultParagraphFont" style:family="text">
      <style:text-properties style:font-name="Microsoft JhengHei" style:font-name-asian="Microsoft JhengHei" style:font-name-complex="Microsoft JhengHei"/>
    </style:style>
    <style:style style:name="T2457" style:parent-style-name="DefaultParagraphFont" style:family="text">
      <style:text-properties style:font-name="MingLiU-ExtB" style:font-name-asian="MingLiU-ExtB" style:font-name-complex="MingLiU-ExtB"/>
    </style:style>
    <style:style style:name="T2458" style:parent-style-name="DefaultParagraphFont" style:family="text">
      <style:text-properties style:font-name="Microsoft JhengHei" style:font-name-asian="Microsoft JhengHei" style:font-name-complex="Microsoft JhengHei"/>
    </style:style>
    <style:style style:name="T2459" style:parent-style-name="DefaultParagraphFont" style:family="text">
      <style:text-properties style:font-name="Microsoft JhengHei" style:font-name-asian="Microsoft JhengHei" style:font-name-complex="Microsoft JhengHei"/>
    </style:style>
    <style:style style:name="T2460" style:parent-style-name="DefaultParagraphFont" style:family="text">
      <style:text-properties style:font-name="MS Gothic" style:font-name-asian="MS Gothic" style:font-name-complex="MS Gothic"/>
    </style:style>
    <style:style style:name="T2461" style:parent-style-name="DefaultParagraphFont" style:family="text">
      <style:text-properties style:font-name="Microsoft JhengHei" style:font-name-asian="Microsoft JhengHei" style:font-name-complex="Microsoft JhengHei"/>
    </style:style>
    <style:style style:name="T2462" style:parent-style-name="DefaultParagraphFont" style:family="text">
      <style:text-properties style:font-name="Microsoft JhengHei" style:font-name-asian="Microsoft JhengHei" style:font-name-complex="Microsoft JhengHei"/>
    </style:style>
    <style:style style:name="T2463" style:parent-style-name="DefaultParagraphFont" style:family="text">
      <style:text-properties style:font-name="MS Gothic" style:font-name-asian="MS Gothic" style:font-name-complex="MS Gothic"/>
    </style:style>
    <style:style style:name="T2464" style:parent-style-name="DefaultParagraphFont" style:family="text">
      <style:text-properties style:font-name="MS Gothic" style:font-name-asian="MS Gothic" style:font-name-complex="MS Gothic"/>
    </style:style>
    <style:style style:name="T2465" style:parent-style-name="DefaultParagraphFont" style:family="text">
      <style:text-properties style:font-name="MS Gothic" style:font-name-asian="MS Gothic" style:font-name-complex="MS Gothic"/>
    </style:style>
    <style:style style:name="T2466" style:parent-style-name="DefaultParagraphFont" style:family="text">
      <style:text-properties style:font-name="Microsoft JhengHei" style:font-name-asian="Microsoft JhengHei" style:font-name-complex="Microsoft JhengHei"/>
    </style:style>
    <style:style style:name="T2467" style:parent-style-name="DefaultParagraphFont" style:family="text">
      <style:text-properties style:font-name="Microsoft JhengHei" style:font-name-asian="Microsoft JhengHei" style:font-name-complex="Microsoft JhengHei"/>
    </style:style>
    <style:style style:name="T2468" style:parent-style-name="DefaultParagraphFont" style:family="text">
      <style:text-properties style:font-name="Microsoft JhengHei" style:font-name-asian="Microsoft JhengHei" style:font-name-complex="Microsoft JhengHei"/>
    </style:style>
    <style:style style:name="T2469" style:parent-style-name="DefaultParagraphFont" style:family="text">
      <style:text-properties style:font-name="Microsoft JhengHei" style:font-name-asian="Microsoft JhengHei" style:font-name-complex="Microsoft JhengHei"/>
    </style:style>
    <style:style style:name="T2470" style:parent-style-name="DefaultParagraphFont" style:family="text">
      <style:text-properties style:font-name="Microsoft JhengHei" style:font-name-asian="Microsoft JhengHei" style:font-name-complex="Microsoft JhengHei"/>
    </style:style>
    <style:style style:name="T2471" style:parent-style-name="DefaultParagraphFont" style:family="text">
      <style:text-properties style:font-name="Microsoft JhengHei" style:font-name-asian="Microsoft JhengHei" style:font-name-complex="Microsoft JhengHei"/>
    </style:style>
    <style:style style:name="T2472" style:parent-style-name="DefaultParagraphFont" style:family="text">
      <style:text-properties style:font-name="Microsoft JhengHei" style:font-name-asian="Microsoft JhengHei" style:font-name-complex="Microsoft JhengHei"/>
    </style:style>
    <style:style style:name="T2473" style:parent-style-name="DefaultParagraphFont" style:family="text">
      <style:text-properties style:font-name="Microsoft JhengHei" style:font-name-asian="Microsoft JhengHei" style:font-name-complex="Microsoft JhengHei"/>
    </style:style>
    <style:style style:name="T2474" style:parent-style-name="DefaultParagraphFont" style:family="text">
      <style:text-properties style:font-name="Microsoft JhengHei" style:font-name-asian="Microsoft JhengHei" style:font-name-complex="Microsoft JhengHei"/>
    </style:style>
    <style:style style:name="T2475" style:parent-style-name="DefaultParagraphFont" style:family="text">
      <style:text-properties style:font-name="Microsoft JhengHei" style:font-name-asian="Microsoft JhengHei" style:font-name-complex="Microsoft JhengHei"/>
    </style:style>
    <style:style style:name="T2476" style:parent-style-name="DefaultParagraphFont" style:family="text">
      <style:text-properties style:font-name="Microsoft JhengHei" style:font-name-asian="Microsoft JhengHei" style:font-name-complex="Microsoft JhengHei"/>
    </style:style>
    <style:style style:name="T2477" style:parent-style-name="DefaultParagraphFont" style:family="text">
      <style:text-properties style:font-name="Microsoft JhengHei" style:font-name-asian="Microsoft JhengHei" style:font-name-complex="Microsoft JhengHei"/>
    </style:style>
    <style:style style:name="T2478" style:parent-style-name="DefaultParagraphFont" style:family="text">
      <style:text-properties style:font-name="Microsoft JhengHei" style:font-name-asian="Microsoft JhengHei" style:font-name-complex="Microsoft JhengHei"/>
    </style:style>
    <style:style style:name="T2479" style:parent-style-name="DefaultParagraphFont" style:family="text">
      <style:text-properties style:font-name="Microsoft JhengHei" style:font-name-asian="Microsoft JhengHei" style:font-name-complex="Microsoft JhengHei"/>
    </style:style>
    <style:style style:name="T2480" style:parent-style-name="DefaultParagraphFont" style:family="text">
      <style:text-properties style:font-name="Microsoft JhengHei" style:font-name-asian="Microsoft JhengHei" style:font-name-complex="Microsoft JhengHei"/>
    </style:style>
    <style:style style:name="T2481" style:parent-style-name="DefaultParagraphFont" style:family="text">
      <style:text-properties style:font-name="Microsoft JhengHei" style:font-name-asian="Microsoft JhengHei" style:font-name-complex="Microsoft JhengHei"/>
    </style:style>
    <style:style style:name="T2482" style:parent-style-name="DefaultParagraphFont" style:family="text">
      <style:text-properties style:font-name="Microsoft JhengHei" style:font-name-asian="Microsoft JhengHei" style:font-name-complex="Microsoft JhengHei"/>
    </style:style>
    <style:style style:name="T2483" style:parent-style-name="DefaultParagraphFont" style:family="text">
      <style:text-properties style:font-name="Microsoft JhengHei" style:font-name-asian="Microsoft JhengHei" style:font-name-complex="Microsoft JhengHei"/>
    </style:style>
    <style:style style:name="T2484" style:parent-style-name="DefaultParagraphFont" style:family="text">
      <style:text-properties style:font-name="MS Gothic" style:font-name-asian="MS Gothic" style:font-name-complex="MS Gothic"/>
    </style:style>
    <style:style style:name="T2485" style:parent-style-name="DefaultParagraphFont" style:family="text">
      <style:text-properties style:font-name="Microsoft JhengHei" style:font-name-asian="Microsoft JhengHei" style:font-name-complex="Microsoft JhengHei"/>
    </style:style>
    <style:style style:name="T2486" style:parent-style-name="DefaultParagraphFont" style:family="text">
      <style:text-properties style:font-name="Microsoft JhengHei" style:font-name-asian="Microsoft JhengHei" style:font-name-complex="Microsoft JhengHei"/>
    </style:style>
    <style:style style:name="T2487" style:parent-style-name="DefaultParagraphFont" style:family="text">
      <style:text-properties style:font-name="Microsoft JhengHei" style:font-name-asian="Microsoft JhengHei" style:font-name-complex="Microsoft JhengHei"/>
    </style:style>
    <style:style style:name="T2488" style:parent-style-name="DefaultParagraphFont" style:family="text">
      <style:text-properties style:font-name="Microsoft JhengHei" style:font-name-asian="Microsoft JhengHei" style:font-name-complex="Microsoft JhengHei"/>
    </style:style>
    <style:style style:name="T2489" style:parent-style-name="DefaultParagraphFont" style:family="text">
      <style:text-properties style:font-name="Microsoft JhengHei" style:font-name-asian="Microsoft JhengHei" style:font-name-complex="Microsoft JhengHei"/>
    </style:style>
    <style:style style:name="T2490" style:parent-style-name="DefaultParagraphFont" style:family="text">
      <style:text-properties style:font-name="Microsoft JhengHei" style:font-name-asian="Microsoft JhengHei" style:font-name-complex="Microsoft JhengHei"/>
    </style:style>
    <style:style style:name="T2491" style:parent-style-name="DefaultParagraphFont" style:family="text">
      <style:text-properties style:font-name="Microsoft JhengHei" style:font-name-asian="Microsoft JhengHei" style:font-name-complex="Microsoft JhengHei"/>
    </style:style>
    <style:style style:name="T2492" style:parent-style-name="DefaultParagraphFont" style:family="text">
      <style:text-properties style:font-name="Microsoft JhengHei" style:font-name-asian="Microsoft JhengHei" style:font-name-complex="Microsoft JhengHei"/>
    </style:style>
    <style:style style:name="T2493" style:parent-style-name="DefaultParagraphFont" style:family="text">
      <style:text-properties style:font-name="Microsoft JhengHei" style:font-name-asian="Microsoft JhengHei" style:font-name-complex="Microsoft JhengHei"/>
    </style:style>
    <style:style style:name="T2494" style:parent-style-name="DefaultParagraphFont" style:family="text">
      <style:text-properties style:font-name="MingLiU-ExtB" style:font-name-asian="MingLiU-ExtB" style:font-name-complex="MingLiU-ExtB"/>
    </style:style>
    <style:style style:name="T2495" style:parent-style-name="DefaultParagraphFont" style:family="text">
      <style:text-properties style:font-name="MS Gothic" style:font-name-asian="MS Gothic" style:font-name-complex="MS Gothic"/>
    </style:style>
    <style:style style:name="T2496" style:parent-style-name="DefaultParagraphFont" style:family="text">
      <style:text-properties style:font-name="MS Gothic" style:font-name-asian="MS Gothic" style:font-name-complex="MS Gothic"/>
    </style:style>
    <style:style style:name="T2497" style:parent-style-name="DefaultParagraphFont" style:family="text">
      <style:text-properties style:font-name="Microsoft JhengHei" style:font-name-asian="Microsoft JhengHei" style:font-name-complex="Microsoft JhengHei"/>
    </style:style>
    <style:style style:name="T2498" style:parent-style-name="DefaultParagraphFont" style:family="text">
      <style:text-properties style:font-name="MS Gothic" style:font-name-asian="MS Gothic" style:font-name-complex="MS Gothic"/>
    </style:style>
    <style:style style:name="T2499" style:parent-style-name="DefaultParagraphFont" style:family="text">
      <style:text-properties style:font-name="Microsoft JhengHei" style:font-name-asian="Microsoft JhengHei" style:font-name-complex="Microsoft JhengHei"/>
    </style:style>
    <style:style style:name="T2500" style:parent-style-name="DefaultParagraphFont" style:family="text">
      <style:text-properties style:font-name="Microsoft JhengHei" style:font-name-asian="Microsoft JhengHei" style:font-name-complex="Microsoft JhengHei"/>
    </style:style>
    <style:style style:name="T2501" style:parent-style-name="DefaultParagraphFont" style:family="text">
      <style:text-properties style:font-name="Microsoft JhengHei" style:font-name-asian="Microsoft JhengHei" style:font-name-complex="Microsoft JhengHei"/>
    </style:style>
    <style:style style:name="T2502" style:parent-style-name="DefaultParagraphFont" style:family="text">
      <style:text-properties style:font-name="MS Gothic" style:font-name-asian="MS Gothic" style:font-name-complex="MS Gothic"/>
    </style:style>
    <style:style style:name="T2503" style:parent-style-name="DefaultParagraphFont" style:family="text">
      <style:text-properties style:font-name="Microsoft JhengHei" style:font-name-asian="Microsoft JhengHei" style:font-name-complex="Microsoft JhengHei"/>
    </style:style>
    <style:style style:name="T2504" style:parent-style-name="DefaultParagraphFont" style:family="text">
      <style:text-properties style:font-name="Microsoft JhengHei" style:font-name-asian="Microsoft JhengHei" style:font-name-complex="Microsoft JhengHei"/>
    </style:style>
    <style:style style:name="T2505" style:parent-style-name="DefaultParagraphFont" style:family="text">
      <style:text-properties style:font-name="Microsoft JhengHei" style:font-name-asian="Microsoft JhengHei" style:font-name-complex="Microsoft JhengHei"/>
    </style:style>
    <style:style style:name="T2506" style:parent-style-name="DefaultParagraphFont" style:family="text">
      <style:text-properties style:font-name="Microsoft JhengHei" style:font-name-asian="Microsoft JhengHei" style:font-name-complex="Microsoft JhengHei"/>
    </style:style>
    <style:style style:name="T2507" style:parent-style-name="DefaultParagraphFont" style:family="text">
      <style:text-properties style:font-name="Microsoft JhengHei" style:font-name-asian="Microsoft JhengHei" style:font-name-complex="Microsoft JhengHei"/>
    </style:style>
    <style:style style:name="T2508" style:parent-style-name="DefaultParagraphFont" style:family="text">
      <style:text-properties style:font-name="Microsoft JhengHei" style:font-name-asian="Microsoft JhengHei" style:font-name-complex="Microsoft JhengHei"/>
    </style:style>
    <style:style style:name="T2509" style:parent-style-name="DefaultParagraphFont" style:family="text">
      <style:text-properties style:font-name="MingLiU-ExtB" style:font-name-asian="MingLiU-ExtB" style:font-name-complex="MingLiU-ExtB"/>
    </style:style>
    <style:style style:name="T2510" style:parent-style-name="DefaultParagraphFont" style:family="text">
      <style:text-properties style:font-name="MingLiU-ExtB" style:font-name-asian="MingLiU-ExtB" style:font-name-complex="MingLiU-ExtB"/>
    </style:style>
    <style:style style:name="T2511" style:parent-style-name="DefaultParagraphFont" style:family="text">
      <style:text-properties style:font-name="Microsoft JhengHei" style:font-name-asian="Microsoft JhengHei" style:font-name-complex="Microsoft JhengHei"/>
    </style:style>
    <style:style style:name="T2512" style:parent-style-name="DefaultParagraphFont" style:family="text">
      <style:text-properties style:font-name="Microsoft JhengHei" style:font-name-asian="Microsoft JhengHei" style:font-name-complex="Microsoft JhengHei"/>
    </style:style>
    <style:style style:name="T2513" style:parent-style-name="DefaultParagraphFont" style:family="text">
      <style:text-properties style:font-name="Microsoft JhengHei" style:font-name-asian="Microsoft JhengHei" style:font-name-complex="Microsoft JhengHei"/>
    </style:style>
    <style:style style:name="T2514" style:parent-style-name="DefaultParagraphFont" style:family="text">
      <style:text-properties style:font-name="Malgun Gothic" style:font-name-asian="Malgun Gothic" style:font-name-complex="Malgun Gothic"/>
    </style:style>
    <style:style style:name="T2515" style:parent-style-name="DefaultParagraphFont" style:family="text">
      <style:text-properties style:font-name="Microsoft JhengHei" style:font-name-asian="Microsoft JhengHei" style:font-name-complex="Microsoft JhengHei"/>
    </style:style>
    <style:style style:name="T2516" style:parent-style-name="DefaultParagraphFont" style:family="text">
      <style:text-properties style:font-name="Microsoft JhengHei" style:font-name-asian="Microsoft JhengHei" style:font-name-complex="Microsoft JhengHei"/>
    </style:style>
    <style:style style:name="T2517" style:parent-style-name="DefaultParagraphFont" style:family="text">
      <style:text-properties style:font-name="MingLiU-ExtB" style:font-name-asian="MingLiU-ExtB" style:font-name-complex="MingLiU-ExtB"/>
    </style:style>
    <style:style style:name="T2518" style:parent-style-name="DefaultParagraphFont" style:family="text">
      <style:text-properties style:font-name="MS Gothic" style:font-name-asian="MS Gothic" style:font-name-complex="MS Gothic"/>
    </style:style>
    <style:style style:name="T2519" style:parent-style-name="DefaultParagraphFont" style:family="text">
      <style:text-properties style:font-name="Microsoft JhengHei" style:font-name-asian="Microsoft JhengHei" style:font-name-complex="Microsoft JhengHei"/>
    </style:style>
    <style:style style:name="T2520" style:parent-style-name="DefaultParagraphFont" style:family="text">
      <style:text-properties style:font-name="Microsoft JhengHei" style:font-name-asian="Microsoft JhengHei" style:font-name-complex="Microsoft JhengHei"/>
    </style:style>
    <style:style style:name="T2521" style:parent-style-name="DefaultParagraphFont" style:family="text">
      <style:text-properties style:font-name="Microsoft JhengHei" style:font-name-asian="Microsoft JhengHei" style:font-name-complex="Microsoft JhengHei"/>
    </style:style>
    <style:style style:name="T2522" style:parent-style-name="DefaultParagraphFont" style:family="text">
      <style:text-properties style:font-name="Microsoft JhengHei" style:font-name-asian="Microsoft JhengHei" style:font-name-complex="Microsoft JhengHei"/>
    </style:style>
    <style:style style:name="T2523" style:parent-style-name="DefaultParagraphFont" style:family="text">
      <style:text-properties style:font-name="MS Gothic" style:font-name-asian="MS Gothic" style:font-name-complex="MS Gothic"/>
    </style:style>
    <style:style style:name="T2524" style:parent-style-name="DefaultParagraphFont" style:family="text">
      <style:text-properties style:font-name="Microsoft JhengHei" style:font-name-asian="Microsoft JhengHei" style:font-name-complex="Microsoft JhengHei"/>
    </style:style>
    <style:style style:name="T2525" style:parent-style-name="DefaultParagraphFont" style:family="text">
      <style:text-properties style:font-name="Microsoft JhengHei" style:font-name-asian="Microsoft JhengHei" style:font-name-complex="Microsoft JhengHei"/>
    </style:style>
    <style:style style:name="T2526" style:parent-style-name="DefaultParagraphFont" style:family="text">
      <style:text-properties style:font-name="Microsoft JhengHei" style:font-name-asian="Microsoft JhengHei" style:font-name-complex="Microsoft JhengHei"/>
    </style:style>
    <style:style style:name="T2527" style:parent-style-name="DefaultParagraphFont" style:family="text">
      <style:text-properties style:font-name="MingLiU-ExtB" style:font-name-asian="MingLiU-ExtB" style:font-name-complex="MingLiU-ExtB"/>
    </style:style>
    <style:style style:name="T2528" style:parent-style-name="DefaultParagraphFont" style:family="text">
      <style:text-properties style:font-name="Microsoft JhengHei" style:font-name-asian="Microsoft JhengHei" style:font-name-complex="Microsoft JhengHei"/>
    </style:style>
    <style:style style:name="T2529" style:parent-style-name="DefaultParagraphFont" style:family="text">
      <style:text-properties style:font-name="Microsoft JhengHei" style:font-name-asian="Microsoft JhengHei" style:font-name-complex="Microsoft JhengHei"/>
    </style:style>
    <style:style style:name="T2530" style:parent-style-name="DefaultParagraphFont" style:family="text">
      <style:text-properties style:font-name="MS Gothic" style:font-name-asian="MS Gothic" style:font-name-complex="MS Gothic"/>
    </style:style>
    <style:style style:name="T2531" style:parent-style-name="DefaultParagraphFont" style:family="text">
      <style:text-properties style:font-name="Microsoft JhengHei" style:font-name-asian="Microsoft JhengHei" style:font-name-complex="Microsoft JhengHei"/>
    </style:style>
    <style:style style:name="T2532" style:parent-style-name="DefaultParagraphFont" style:family="text">
      <style:text-properties style:font-name="Microsoft JhengHei" style:font-name-asian="Microsoft JhengHei" style:font-name-complex="Microsoft JhengHei"/>
    </style:style>
    <style:style style:name="T2533" style:parent-style-name="DefaultParagraphFont" style:family="text">
      <style:text-properties style:font-name="MS Gothic" style:font-name-asian="MS Gothic" style:font-name-complex="MS Gothic"/>
    </style:style>
    <style:style style:name="T2534" style:parent-style-name="DefaultParagraphFont" style:family="text">
      <style:text-properties style:font-name="Microsoft JhengHei" style:font-name-asian="Microsoft JhengHei" style:font-name-complex="Microsoft JhengHei"/>
    </style:style>
    <style:style style:name="T2535" style:parent-style-name="DefaultParagraphFont" style:family="text">
      <style:text-properties style:font-name="Microsoft JhengHei" style:font-name-asian="Microsoft JhengHei" style:font-name-complex="Microsoft JhengHei"/>
    </style:style>
    <style:style style:name="T2536" style:parent-style-name="DefaultParagraphFont" style:family="text">
      <style:text-properties style:font-name="Microsoft JhengHei" style:font-name-asian="Microsoft JhengHei" style:font-name-complex="Microsoft JhengHei"/>
    </style:style>
    <style:style style:name="T2537" style:parent-style-name="DefaultParagraphFont" style:family="text">
      <style:text-properties style:font-name="MS Gothic" style:font-name-asian="MS Gothic" style:font-name-complex="MS Gothic"/>
    </style:style>
    <style:style style:name="T2538" style:parent-style-name="DefaultParagraphFont" style:family="text">
      <style:text-properties style:font-name="Microsoft JhengHei" style:font-name-asian="Microsoft JhengHei" style:font-name-complex="Microsoft JhengHei"/>
    </style:style>
    <style:style style:name="T2539" style:parent-style-name="DefaultParagraphFont" style:family="text">
      <style:text-properties style:font-name="Microsoft JhengHei" style:font-name-asian="Microsoft JhengHei" style:font-name-complex="Microsoft JhengHei"/>
    </style:style>
    <style:style style:name="T2540" style:parent-style-name="DefaultParagraphFont" style:family="text">
      <style:text-properties style:font-name="Microsoft JhengHei" style:font-name-asian="Microsoft JhengHei" style:font-name-complex="Microsoft JhengHei"/>
    </style:style>
    <style:style style:name="T2541" style:parent-style-name="DefaultParagraphFont" style:family="text">
      <style:text-properties style:font-name="Microsoft JhengHei" style:font-name-asian="Microsoft JhengHei" style:font-name-complex="Microsoft JhengHei"/>
    </style:style>
    <style:style style:name="T2542" style:parent-style-name="DefaultParagraphFont" style:family="text">
      <style:text-properties style:font-name="MingLiU-ExtB" style:font-name-asian="MingLiU-ExtB" style:font-name-complex="MingLiU-ExtB"/>
    </style:style>
    <style:style style:name="T2543" style:parent-style-name="DefaultParagraphFont" style:family="text">
      <style:text-properties style:font-name="MS Gothic" style:font-name-asian="MS Gothic" style:font-name-complex="MS Gothic"/>
    </style:style>
    <style:style style:name="T2544" style:parent-style-name="DefaultParagraphFont" style:family="text">
      <style:text-properties style:font-name="Microsoft JhengHei" style:font-name-asian="Microsoft JhengHei" style:font-name-complex="Microsoft JhengHei"/>
    </style:style>
    <style:style style:name="T2545" style:parent-style-name="DefaultParagraphFont" style:family="text">
      <style:text-properties style:font-name="Microsoft JhengHei" style:font-name-asian="Microsoft JhengHei" style:font-name-complex="Microsoft JhengHei"/>
    </style:style>
    <style:style style:name="T2546" style:parent-style-name="DefaultParagraphFont" style:family="text">
      <style:text-properties style:font-name="Microsoft JhengHei" style:font-name-asian="Microsoft JhengHei" style:font-name-complex="Microsoft JhengHei"/>
    </style:style>
    <style:style style:name="T2547" style:parent-style-name="DefaultParagraphFont" style:family="text">
      <style:text-properties style:font-name="MingLiU-ExtB" style:font-name-asian="MingLiU-ExtB" style:font-name-complex="MingLiU-ExtB"/>
    </style:style>
    <style:style style:name="T2548" style:parent-style-name="DefaultParagraphFont" style:family="text">
      <style:text-properties style:font-name="Microsoft JhengHei" style:font-name-asian="Microsoft JhengHei" style:font-name-complex="Microsoft JhengHei"/>
    </style:style>
    <style:style style:name="T2549" style:parent-style-name="DefaultParagraphFont" style:family="text">
      <style:text-properties style:font-name="Microsoft JhengHei" style:font-name-asian="Microsoft JhengHei" style:font-name-complex="Microsoft JhengHei"/>
    </style:style>
    <style:style style:name="T2550" style:parent-style-name="DefaultParagraphFont" style:family="text">
      <style:text-properties style:font-name="Microsoft JhengHei" style:font-name-asian="Microsoft JhengHei" style:font-name-complex="Microsoft JhengHei"/>
    </style:style>
    <style:style style:name="T2551" style:parent-style-name="DefaultParagraphFont" style:family="text">
      <style:text-properties style:font-name="Microsoft JhengHei" style:font-name-asian="Microsoft JhengHei" style:font-name-complex="Microsoft JhengHei"/>
    </style:style>
    <style:style style:name="T2552" style:parent-style-name="DefaultParagraphFont" style:family="text">
      <style:text-properties style:font-name="MS Gothic" style:font-name-asian="MS Gothic" style:font-name-complex="MS Gothic"/>
    </style:style>
    <style:style style:name="T2553" style:parent-style-name="DefaultParagraphFont" style:family="text">
      <style:text-properties style:font-name="Microsoft JhengHei" style:font-name-asian="Microsoft JhengHei" style:font-name-complex="Microsoft JhengHei"/>
    </style:style>
    <style:style style:name="T2554" style:parent-style-name="DefaultParagraphFont" style:family="text">
      <style:text-properties style:font-name="Microsoft JhengHei" style:font-name-asian="Microsoft JhengHei" style:font-name-complex="Microsoft JhengHei"/>
    </style:style>
    <style:style style:name="T2555" style:parent-style-name="DefaultParagraphFont" style:family="text">
      <style:text-properties style:font-name="Microsoft JhengHei" style:font-name-asian="Microsoft JhengHei" style:font-name-complex="Microsoft JhengHei"/>
    </style:style>
    <style:style style:name="T2556" style:parent-style-name="DefaultParagraphFont" style:family="text">
      <style:text-properties style:font-name="Microsoft JhengHei" style:font-name-asian="Microsoft JhengHei" style:font-name-complex="Microsoft JhengHei"/>
    </style:style>
    <style:style style:name="T2557" style:parent-style-name="DefaultParagraphFont" style:family="text">
      <style:text-properties style:font-name="Microsoft JhengHei" style:font-name-asian="Microsoft JhengHei" style:font-name-complex="Microsoft JhengHei"/>
    </style:style>
    <style:style style:name="T2558" style:parent-style-name="DefaultParagraphFont" style:family="text">
      <style:text-properties style:font-name="Microsoft JhengHei" style:font-name-asian="Microsoft JhengHei" style:font-name-complex="Microsoft JhengHei"/>
    </style:style>
    <style:style style:name="T2559" style:parent-style-name="DefaultParagraphFont" style:family="text">
      <style:text-properties style:font-name="Microsoft JhengHei" style:font-name-asian="Microsoft JhengHei" style:font-name-complex="Microsoft JhengHei"/>
    </style:style>
    <style:style style:name="T2560" style:parent-style-name="DefaultParagraphFont" style:family="text">
      <style:text-properties style:font-name="Microsoft JhengHei" style:font-name-asian="Microsoft JhengHei" style:font-name-complex="Microsoft JhengHei"/>
    </style:style>
    <style:style style:name="T2561" style:parent-style-name="DefaultParagraphFont" style:family="text">
      <style:text-properties style:font-name="Microsoft JhengHei" style:font-name-asian="Microsoft JhengHei" style:font-name-complex="Microsoft JhengHei"/>
    </style:style>
    <style:style style:name="T2562" style:parent-style-name="DefaultParagraphFont" style:family="text">
      <style:text-properties style:font-name="Microsoft JhengHei" style:font-name-asian="Microsoft JhengHei" style:font-name-complex="Microsoft JhengHei"/>
    </style:style>
    <style:style style:name="T2563" style:parent-style-name="DefaultParagraphFont" style:family="text">
      <style:text-properties style:font-name="MS Gothic" style:font-name-asian="MS Gothic" style:font-name-complex="MS Gothic"/>
    </style:style>
    <style:style style:name="T2564" style:parent-style-name="DefaultParagraphFont" style:family="text">
      <style:text-properties style:font-name="Microsoft JhengHei" style:font-name-asian="Microsoft JhengHei" style:font-name-complex="Microsoft JhengHei"/>
    </style:style>
    <style:style style:name="T2565" style:parent-style-name="DefaultParagraphFont" style:family="text">
      <style:text-properties style:font-name="Microsoft JhengHei" style:font-name-asian="Microsoft JhengHei" style:font-name-complex="Microsoft JhengHei"/>
    </style:style>
    <style:style style:name="T2566" style:parent-style-name="DefaultParagraphFont" style:family="text">
      <style:text-properties style:font-name="MS Gothic" style:font-name-asian="MS Gothic" style:font-name-complex="MS Gothic"/>
    </style:style>
    <style:style style:name="T2567" style:parent-style-name="DefaultParagraphFont" style:family="text">
      <style:text-properties style:font-name="Microsoft JhengHei" style:font-name-asian="Microsoft JhengHei" style:font-name-complex="Microsoft JhengHei"/>
    </style:style>
    <style:style style:name="T2568" style:parent-style-name="DefaultParagraphFont" style:family="text">
      <style:text-properties style:font-name="MS Gothic" style:font-name-asian="MS Gothic" style:font-name-complex="MS Gothic"/>
    </style:style>
    <style:style style:name="T2569" style:parent-style-name="DefaultParagraphFont" style:family="text">
      <style:text-properties style:font-name="Microsoft JhengHei" style:font-name-asian="Microsoft JhengHei" style:font-name-complex="Microsoft JhengHei"/>
    </style:style>
    <style:style style:name="T2570" style:parent-style-name="DefaultParagraphFont" style:family="text">
      <style:text-properties style:font-name="MS Gothic" style:font-name-asian="MS Gothic" style:font-name-complex="MS Gothic"/>
    </style:style>
    <style:style style:name="T2571" style:parent-style-name="DefaultParagraphFont" style:family="text">
      <style:text-properties style:font-name="Microsoft JhengHei" style:font-name-asian="Microsoft JhengHei" style:font-name-complex="Microsoft JhengHei"/>
    </style:style>
    <style:style style:name="T2572" style:parent-style-name="DefaultParagraphFont" style:family="text">
      <style:text-properties style:font-name="Microsoft JhengHei" style:font-name-asian="Microsoft JhengHei" style:font-name-complex="Microsoft JhengHei"/>
    </style:style>
    <style:style style:name="T2573" style:parent-style-name="DefaultParagraphFont" style:family="text">
      <style:text-properties style:font-name="Microsoft JhengHei" style:font-name-asian="Microsoft JhengHei" style:font-name-complex="Microsoft JhengHei"/>
    </style:style>
    <style:style style:name="T2574" style:parent-style-name="DefaultParagraphFont" style:family="text">
      <style:text-properties style:font-name="MS Gothic" style:font-name-asian="MS Gothic" style:font-name-complex="MS Gothic"/>
    </style:style>
    <style:style style:name="T2575" style:parent-style-name="DefaultParagraphFont" style:family="text">
      <style:text-properties style:font-name="MS Gothic" style:font-name-asian="MS Gothic" style:font-name-complex="MS Gothic"/>
    </style:style>
    <style:style style:name="T2576" style:parent-style-name="DefaultParagraphFont" style:family="text">
      <style:text-properties style:font-name="MingLiU-ExtB" style:font-name-asian="MingLiU-ExtB" style:font-name-complex="MingLiU-ExtB"/>
    </style:style>
    <style:style style:name="T2577" style:parent-style-name="DefaultParagraphFont" style:family="text">
      <style:text-properties style:font-name="Microsoft JhengHei" style:font-name-asian="Microsoft JhengHei" style:font-name-complex="Microsoft JhengHei"/>
    </style:style>
    <style:style style:name="T2578" style:parent-style-name="DefaultParagraphFont" style:family="text">
      <style:text-properties style:font-name="MS Gothic" style:font-name-asian="MS Gothic" style:font-name-complex="MS Gothic"/>
    </style:style>
    <style:style style:name="T2579" style:parent-style-name="DefaultParagraphFont" style:family="text">
      <style:text-properties style:font-name="MS Gothic" style:font-name-asian="MS Gothic" style:font-name-complex="MS Gothic"/>
    </style:style>
    <style:style style:name="T2580" style:parent-style-name="DefaultParagraphFont" style:family="text">
      <style:text-properties style:font-name="MS Gothic" style:font-name-asian="MS Gothic" style:font-name-complex="MS Gothic"/>
    </style:style>
    <style:style style:name="T2581" style:parent-style-name="DefaultParagraphFont" style:family="text">
      <style:text-properties style:font-name="Microsoft JhengHei" style:font-name-asian="Microsoft JhengHei" style:font-name-complex="Microsoft JhengHei"/>
    </style:style>
    <style:style style:name="T2582" style:parent-style-name="DefaultParagraphFont" style:family="text">
      <style:text-properties style:font-name="Malgun Gothic" style:font-name-asian="Malgun Gothic" style:font-name-complex="Malgun Gothic"/>
    </style:style>
    <style:style style:name="T2583" style:parent-style-name="DefaultParagraphFont" style:family="text">
      <style:text-properties style:font-name="Microsoft JhengHei" style:font-name-asian="Microsoft JhengHei" style:font-name-complex="Microsoft JhengHei"/>
    </style:style>
    <style:style style:name="T2584" style:parent-style-name="DefaultParagraphFont" style:family="text">
      <style:text-properties style:font-name="Microsoft JhengHei" style:font-name-asian="Microsoft JhengHei" style:font-name-complex="Microsoft JhengHei"/>
    </style:style>
    <style:style style:name="T2585" style:parent-style-name="DefaultParagraphFont" style:family="text">
      <style:text-properties style:font-name="Microsoft JhengHei" style:font-name-asian="Microsoft JhengHei" style:font-name-complex="Microsoft JhengHei"/>
    </style:style>
    <style:style style:name="T2586" style:parent-style-name="DefaultParagraphFont" style:family="text">
      <style:text-properties style:font-name="Microsoft JhengHei" style:font-name-asian="Microsoft JhengHei" style:font-name-complex="Microsoft JhengHei"/>
    </style:style>
    <style:style style:name="T2587" style:parent-style-name="DefaultParagraphFont" style:family="text">
      <style:text-properties style:font-name="Microsoft JhengHei" style:font-name-asian="Microsoft JhengHei" style:font-name-complex="Microsoft JhengHei"/>
    </style:style>
    <style:style style:name="T2588" style:parent-style-name="DefaultParagraphFont" style:family="text">
      <style:text-properties style:font-name="Microsoft JhengHei" style:font-name-asian="Microsoft JhengHei" style:font-name-complex="Microsoft JhengHei"/>
    </style:style>
    <style:style style:name="T2589" style:parent-style-name="DefaultParagraphFont" style:family="text">
      <style:text-properties style:font-name="Microsoft JhengHei" style:font-name-asian="Microsoft JhengHei" style:font-name-complex="Microsoft JhengHei"/>
    </style:style>
    <style:style style:name="T2590" style:parent-style-name="DefaultParagraphFont" style:family="text">
      <style:text-properties style:font-name="Microsoft JhengHei" style:font-name-asian="Microsoft JhengHei" style:font-name-complex="Microsoft JhengHei"/>
    </style:style>
    <style:style style:name="T2591" style:parent-style-name="DefaultParagraphFont" style:family="text">
      <style:text-properties style:font-name="Microsoft JhengHei" style:font-name-asian="Microsoft JhengHei" style:font-name-complex="Microsoft JhengHei"/>
    </style:style>
    <style:style style:name="T2592" style:parent-style-name="DefaultParagraphFont" style:family="text">
      <style:text-properties style:font-name="Microsoft JhengHei" style:font-name-asian="Microsoft JhengHei" style:font-name-complex="Microsoft JhengHei"/>
    </style:style>
    <style:style style:name="T2593" style:parent-style-name="DefaultParagraphFont" style:family="text">
      <style:text-properties style:font-name="MS Gothic" style:font-name-asian="MS Gothic" style:font-name-complex="MS Gothic"/>
    </style:style>
    <style:style style:name="T2594" style:parent-style-name="DefaultParagraphFont" style:family="text">
      <style:text-properties style:font-name="MS Gothic" style:font-name-asian="MS Gothic" style:font-name-complex="MS Gothic"/>
    </style:style>
    <style:style style:name="T2595" style:parent-style-name="DefaultParagraphFont" style:family="text">
      <style:text-properties style:font-name="Microsoft JhengHei" style:font-name-asian="Microsoft JhengHei" style:font-name-complex="Microsoft JhengHei"/>
    </style:style>
    <style:style style:name="T2596" style:parent-style-name="DefaultParagraphFont" style:family="text">
      <style:text-properties style:font-name="Microsoft JhengHei" style:font-name-asian="Microsoft JhengHei" style:font-name-complex="Microsoft JhengHei"/>
    </style:style>
    <style:style style:name="T2597" style:parent-style-name="DefaultParagraphFont" style:family="text">
      <style:text-properties style:font-name="Microsoft JhengHei" style:font-name-asian="Microsoft JhengHei" style:font-name-complex="Microsoft JhengHei"/>
    </style:style>
    <style:style style:name="T2598" style:parent-style-name="DefaultParagraphFont" style:family="text">
      <style:text-properties style:font-name="Microsoft JhengHei" style:font-name-asian="Microsoft JhengHei" style:font-name-complex="Microsoft JhengHei"/>
    </style:style>
    <style:style style:name="T2599" style:parent-style-name="DefaultParagraphFont" style:family="text">
      <style:text-properties style:font-name="Microsoft JhengHei" style:font-name-asian="Microsoft JhengHei" style:font-name-complex="Microsoft JhengHei"/>
    </style:style>
    <style:style style:name="T2600" style:parent-style-name="DefaultParagraphFont" style:family="text">
      <style:text-properties style:font-name="Microsoft JhengHei" style:font-name-asian="Microsoft JhengHei" style:font-name-complex="Microsoft JhengHei"/>
    </style:style>
    <style:style style:name="T2601" style:parent-style-name="DefaultParagraphFont" style:family="text">
      <style:text-properties style:font-name="Microsoft JhengHei" style:font-name-asian="Microsoft JhengHei" style:font-name-complex="Microsoft JhengHei"/>
    </style:style>
    <style:style style:name="T2602" style:parent-style-name="DefaultParagraphFont" style:family="text">
      <style:text-properties style:font-name="Microsoft JhengHei" style:font-name-asian="Microsoft JhengHei" style:font-name-complex="Microsoft JhengHei"/>
    </style:style>
    <style:style style:name="T2603" style:parent-style-name="DefaultParagraphFont" style:family="text">
      <style:text-properties style:font-name="Microsoft JhengHei" style:font-name-asian="Microsoft JhengHei" style:font-name-complex="Microsoft JhengHei"/>
    </style:style>
    <style:style style:name="T2604" style:parent-style-name="DefaultParagraphFont" style:family="text">
      <style:text-properties style:font-name="Microsoft JhengHei" style:font-name-asian="Microsoft JhengHei" style:font-name-complex="Microsoft JhengHei"/>
    </style:style>
    <style:style style:name="T2605" style:parent-style-name="DefaultParagraphFont" style:family="text">
      <style:text-properties style:font-name="Microsoft JhengHei" style:font-name-asian="Microsoft JhengHei" style:font-name-complex="Microsoft JhengHei"/>
    </style:style>
    <style:style style:name="T2606" style:parent-style-name="DefaultParagraphFont" style:family="text">
      <style:text-properties style:font-name="Microsoft JhengHei" style:font-name-asian="Microsoft JhengHei" style:font-name-complex="Microsoft JhengHei"/>
    </style:style>
    <style:style style:name="T2607" style:parent-style-name="DefaultParagraphFont" style:family="text">
      <style:text-properties style:font-name="Microsoft JhengHei" style:font-name-asian="Microsoft JhengHei" style:font-name-complex="Microsoft JhengHei"/>
    </style:style>
    <style:style style:name="T2608" style:parent-style-name="DefaultParagraphFont" style:family="text">
      <style:text-properties style:font-name="MingLiU-ExtB" style:font-name-asian="MingLiU-ExtB" style:font-name-complex="MingLiU-ExtB"/>
    </style:style>
    <style:style style:name="T2609" style:parent-style-name="DefaultParagraphFont" style:family="text">
      <style:text-properties style:font-name="Microsoft JhengHei" style:font-name-asian="Microsoft JhengHei" style:font-name-complex="Microsoft JhengHei"/>
    </style:style>
    <style:style style:name="T2610" style:parent-style-name="DefaultParagraphFont" style:family="text">
      <style:text-properties style:font-name="Microsoft JhengHei" style:font-name-asian="Microsoft JhengHei" style:font-name-complex="Microsoft JhengHei"/>
    </style:style>
    <style:style style:name="T2611" style:parent-style-name="DefaultParagraphFont" style:family="text">
      <style:text-properties style:font-name="Microsoft JhengHei" style:font-name-asian="Microsoft JhengHei" style:font-name-complex="Microsoft JhengHei"/>
    </style:style>
    <style:style style:name="T2612" style:parent-style-name="DefaultParagraphFont" style:family="text">
      <style:text-properties style:font-name="Microsoft JhengHei" style:font-name-asian="Microsoft JhengHei" style:font-name-complex="Microsoft JhengHei"/>
    </style:style>
    <style:style style:name="T2613" style:parent-style-name="DefaultParagraphFont" style:family="text">
      <style:text-properties style:font-name="Microsoft JhengHei" style:font-name-asian="Microsoft JhengHei" style:font-name-complex="Microsoft JhengHei"/>
    </style:style>
    <style:style style:name="T2614" style:parent-style-name="DefaultParagraphFont" style:family="text">
      <style:text-properties style:font-name="Microsoft JhengHei" style:font-name-asian="Microsoft JhengHei" style:font-name-complex="Microsoft JhengHei"/>
    </style:style>
    <style:style style:name="T2615" style:parent-style-name="DefaultParagraphFont" style:family="text">
      <style:text-properties style:font-name="Microsoft JhengHei" style:font-name-asian="Microsoft JhengHei" style:font-name-complex="Microsoft JhengHei"/>
    </style:style>
    <style:style style:name="T2616" style:parent-style-name="DefaultParagraphFont" style:family="text">
      <style:text-properties style:font-name="MS Gothic" style:font-name-asian="MS Gothic" style:font-name-complex="MS Gothic"/>
    </style:style>
    <style:style style:name="T2617" style:parent-style-name="DefaultParagraphFont" style:family="text">
      <style:text-properties style:font-name="Microsoft JhengHei" style:font-name-asian="Microsoft JhengHei" style:font-name-complex="Microsoft JhengHei"/>
    </style:style>
    <style:style style:name="T2618" style:parent-style-name="DefaultParagraphFont" style:family="text">
      <style:text-properties style:font-name="Microsoft JhengHei" style:font-name-asian="Microsoft JhengHei" style:font-name-complex="Microsoft JhengHei"/>
    </style:style>
    <style:style style:name="T2619" style:parent-style-name="DefaultParagraphFont" style:family="text">
      <style:text-properties style:font-name="MS Gothic" style:font-name-asian="MS Gothic" style:font-name-complex="MS Gothic"/>
    </style:style>
    <style:style style:name="T2620" style:parent-style-name="DefaultParagraphFont" style:family="text">
      <style:text-properties style:font-name="MS Gothic" style:font-name-asian="MS Gothic" style:font-name-complex="MS Gothic"/>
    </style:style>
    <style:style style:name="T2621" style:parent-style-name="DefaultParagraphFont" style:family="text">
      <style:text-properties style:font-name="Microsoft JhengHei" style:font-name-asian="Microsoft JhengHei" style:font-name-complex="Microsoft JhengHei"/>
    </style:style>
    <style:style style:name="T2622" style:parent-style-name="DefaultParagraphFont" style:family="text">
      <style:text-properties style:font-name="Microsoft JhengHei" style:font-name-asian="Microsoft JhengHei" style:font-name-complex="Microsoft JhengHei"/>
    </style:style>
    <style:style style:name="T2623" style:parent-style-name="DefaultParagraphFont" style:family="text">
      <style:text-properties style:font-name="Microsoft JhengHei" style:font-name-asian="Microsoft JhengHei" style:font-name-complex="Microsoft JhengHei"/>
    </style:style>
    <style:style style:name="T2624" style:parent-style-name="DefaultParagraphFont" style:family="text">
      <style:text-properties style:font-name="Microsoft JhengHei" style:font-name-asian="Microsoft JhengHei" style:font-name-complex="Microsoft JhengHei"/>
    </style:style>
    <style:style style:name="T2625" style:parent-style-name="DefaultParagraphFont" style:family="text">
      <style:text-properties style:font-name="Microsoft JhengHei" style:font-name-asian="Microsoft JhengHei" style:font-name-complex="Microsoft JhengHei"/>
    </style:style>
    <style:style style:name="T2626" style:parent-style-name="DefaultParagraphFont" style:family="text">
      <style:text-properties style:font-name="Microsoft JhengHei" style:font-name-asian="Microsoft JhengHei" style:font-name-complex="Microsoft JhengHei"/>
    </style:style>
    <style:style style:name="T2627" style:parent-style-name="DefaultParagraphFont" style:family="text">
      <style:text-properties style:font-name="MS Gothic" style:font-name-asian="MS Gothic" style:font-name-complex="MS Gothic"/>
    </style:style>
    <style:style style:name="T2628" style:parent-style-name="DefaultParagraphFont" style:family="text">
      <style:text-properties style:font-name="MS Gothic" style:font-name-asian="MS Gothic" style:font-name-complex="MS Gothic"/>
    </style:style>
    <style:style style:name="T2629" style:parent-style-name="DefaultParagraphFont" style:family="text">
      <style:text-properties style:font-name="Microsoft JhengHei" style:font-name-asian="Microsoft JhengHei" style:font-name-complex="Microsoft JhengHei"/>
    </style:style>
    <style:style style:name="T2630" style:parent-style-name="DefaultParagraphFont" style:family="text">
      <style:text-properties style:font-name="Microsoft JhengHei" style:font-name-asian="Microsoft JhengHei" style:font-name-complex="Microsoft JhengHei"/>
    </style:style>
    <style:style style:name="T2631" style:parent-style-name="DefaultParagraphFont" style:family="text">
      <style:text-properties style:font-name="Microsoft JhengHei" style:font-name-asian="Microsoft JhengHei" style:font-name-complex="Microsoft JhengHei"/>
    </style:style>
    <style:style style:name="T2632" style:parent-style-name="DefaultParagraphFont" style:family="text">
      <style:text-properties style:font-name="Microsoft JhengHei" style:font-name-asian="Microsoft JhengHei" style:font-name-complex="Microsoft JhengHei"/>
    </style:style>
    <style:style style:name="T2633" style:parent-style-name="DefaultParagraphFont" style:family="text">
      <style:text-properties style:font-name="Microsoft JhengHei" style:font-name-asian="Microsoft JhengHei" style:font-name-complex="Microsoft JhengHei"/>
    </style:style>
    <style:style style:name="T2634" style:parent-style-name="DefaultParagraphFont" style:family="text">
      <style:text-properties style:font-name="Microsoft JhengHei" style:font-name-asian="Microsoft JhengHei" style:font-name-complex="Microsoft JhengHei"/>
    </style:style>
    <style:style style:name="T2635" style:parent-style-name="DefaultParagraphFont" style:family="text">
      <style:text-properties style:font-name="Microsoft JhengHei" style:font-name-asian="Microsoft JhengHei" style:font-name-complex="Microsoft JhengHei"/>
    </style:style>
    <style:style style:name="T2636" style:parent-style-name="DefaultParagraphFont" style:family="text">
      <style:text-properties style:font-name="Microsoft JhengHei" style:font-name-asian="Microsoft JhengHei" style:font-name-complex="Microsoft JhengHei"/>
    </style:style>
    <style:style style:name="T2637" style:parent-style-name="DefaultParagraphFont" style:family="text">
      <style:text-properties style:font-name="Microsoft JhengHei" style:font-name-asian="Microsoft JhengHei" style:font-name-complex="Microsoft JhengHei"/>
    </style:style>
    <style:style style:name="T2638" style:parent-style-name="DefaultParagraphFont" style:family="text">
      <style:text-properties style:font-name="Microsoft JhengHei" style:font-name-asian="Microsoft JhengHei" style:font-name-complex="Microsoft JhengHei"/>
    </style:style>
    <style:style style:name="T2639" style:parent-style-name="DefaultParagraphFont" style:family="text">
      <style:text-properties style:font-name="Microsoft JhengHei" style:font-name-asian="Microsoft JhengHei" style:font-name-complex="Microsoft JhengHei"/>
    </style:style>
    <style:style style:name="T2640" style:parent-style-name="DefaultParagraphFont" style:family="text">
      <style:text-properties style:font-name="Microsoft JhengHei" style:font-name-asian="Microsoft JhengHei" style:font-name-complex="Microsoft JhengHei"/>
    </style:style>
    <style:style style:name="T2641" style:parent-style-name="DefaultParagraphFont" style:family="text">
      <style:text-properties style:font-name="Microsoft JhengHei" style:font-name-asian="Microsoft JhengHei" style:font-name-complex="Microsoft JhengHei"/>
    </style:style>
    <style:style style:name="T2642" style:parent-style-name="DefaultParagraphFont" style:family="text">
      <style:text-properties style:font-name="Microsoft JhengHei" style:font-name-asian="Microsoft JhengHei" style:font-name-complex="Microsoft JhengHei"/>
    </style:style>
    <style:style style:name="T2643" style:parent-style-name="DefaultParagraphFont" style:family="text">
      <style:text-properties style:font-name="Microsoft JhengHei" style:font-name-asian="Microsoft JhengHei" style:font-name-complex="Microsoft JhengHei"/>
    </style:style>
    <style:style style:name="T2644" style:parent-style-name="DefaultParagraphFont" style:family="text">
      <style:text-properties style:font-name="Microsoft JhengHei" style:font-name-asian="Microsoft JhengHei" style:font-name-complex="Microsoft JhengHei"/>
    </style:style>
    <style:style style:name="T2645" style:parent-style-name="DefaultParagraphFont" style:family="text">
      <style:text-properties style:font-name="MS Gothic" style:font-name-asian="MS Gothic" style:font-name-complex="MS Gothic"/>
    </style:style>
    <style:style style:name="T2646" style:parent-style-name="DefaultParagraphFont" style:family="text">
      <style:text-properties style:font-name="Microsoft JhengHei" style:font-name-asian="Microsoft JhengHei" style:font-name-complex="Microsoft JhengHei"/>
    </style:style>
    <style:style style:name="T2647" style:parent-style-name="DefaultParagraphFont" style:family="text">
      <style:text-properties style:font-name="Microsoft JhengHei" style:font-name-asian="Microsoft JhengHei" style:font-name-complex="Microsoft JhengHei"/>
    </style:style>
    <style:style style:name="T2648" style:parent-style-name="DefaultParagraphFont" style:family="text">
      <style:text-properties style:font-name="Microsoft JhengHei" style:font-name-asian="Microsoft JhengHei" style:font-name-complex="Microsoft JhengHei"/>
    </style:style>
    <style:style style:name="T2649" style:parent-style-name="DefaultParagraphFont" style:family="text">
      <style:text-properties style:font-name="Microsoft JhengHei" style:font-name-asian="Microsoft JhengHei" style:font-name-complex="Microsoft JhengHei"/>
    </style:style>
    <style:style style:name="T2650" style:parent-style-name="DefaultParagraphFont" style:family="text">
      <style:text-properties style:font-name="Microsoft JhengHei" style:font-name-asian="Microsoft JhengHei" style:font-name-complex="Microsoft JhengHei"/>
    </style:style>
    <style:style style:name="T2651" style:parent-style-name="DefaultParagraphFont" style:family="text">
      <style:text-properties style:font-name="MS Gothic" style:font-name-asian="MS Gothic" style:font-name-complex="MS Gothic"/>
    </style:style>
    <style:style style:name="T2652" style:parent-style-name="DefaultParagraphFont" style:family="text">
      <style:text-properties style:font-name="Microsoft JhengHei" style:font-name-asian="Microsoft JhengHei" style:font-name-complex="Microsoft JhengHei"/>
    </style:style>
    <style:style style:name="T2653" style:parent-style-name="DefaultParagraphFont" style:family="text">
      <style:text-properties style:font-name="Microsoft JhengHei" style:font-name-asian="Microsoft JhengHei" style:font-name-complex="Microsoft JhengHei"/>
    </style:style>
    <style:style style:name="T2654" style:parent-style-name="DefaultParagraphFont" style:family="text">
      <style:text-properties style:font-name="Microsoft JhengHei" style:font-name-asian="Microsoft JhengHei" style:font-name-complex="Microsoft JhengHei"/>
    </style:style>
    <style:style style:name="T2655" style:parent-style-name="DefaultParagraphFont" style:family="text">
      <style:text-properties style:font-name="Microsoft JhengHei" style:font-name-asian="Microsoft JhengHei" style:font-name-complex="Microsoft JhengHei"/>
    </style:style>
    <style:style style:name="T2656" style:parent-style-name="DefaultParagraphFont" style:family="text">
      <style:text-properties style:font-name="MS Gothic" style:font-name-asian="MS Gothic" style:font-name-complex="MS Gothic"/>
    </style:style>
    <style:style style:name="T2657" style:parent-style-name="DefaultParagraphFont" style:family="text">
      <style:text-properties style:font-name="Microsoft JhengHei" style:font-name-asian="Microsoft JhengHei" style:font-name-complex="Microsoft JhengHei"/>
    </style:style>
    <style:style style:name="T2658" style:parent-style-name="DefaultParagraphFont" style:family="text">
      <style:text-properties style:font-name="MS Gothic" style:font-name-asian="MS Gothic" style:font-name-complex="MS Gothic"/>
    </style:style>
    <style:style style:name="T2659" style:parent-style-name="DefaultParagraphFont" style:family="text">
      <style:text-properties style:font-name="MS Gothic" style:font-name-asian="MS Gothic" style:font-name-complex="MS Gothic"/>
    </style:style>
    <style:style style:name="T2660" style:parent-style-name="DefaultParagraphFont" style:family="text">
      <style:text-properties style:font-name="Microsoft JhengHei" style:font-name-asian="Microsoft JhengHei" style:font-name-complex="Microsoft JhengHei"/>
    </style:style>
    <style:style style:name="T2661" style:parent-style-name="DefaultParagraphFont" style:family="text">
      <style:text-properties style:font-name="Microsoft JhengHei" style:font-name-asian="Microsoft JhengHei" style:font-name-complex="Microsoft JhengHei"/>
    </style:style>
    <style:style style:name="T2662" style:parent-style-name="DefaultParagraphFont" style:family="text">
      <style:text-properties style:font-name="Microsoft JhengHei" style:font-name-asian="Microsoft JhengHei" style:font-name-complex="Microsoft JhengHei"/>
    </style:style>
    <style:style style:name="T2663" style:parent-style-name="DefaultParagraphFont" style:family="text">
      <style:text-properties style:font-name="Microsoft JhengHei" style:font-name-asian="Microsoft JhengHei" style:font-name-complex="Microsoft JhengHei"/>
    </style:style>
    <style:style style:name="T2664" style:parent-style-name="DefaultParagraphFont" style:family="text">
      <style:text-properties style:font-name="Microsoft JhengHei" style:font-name-asian="Microsoft JhengHei" style:font-name-complex="Microsoft JhengHei"/>
    </style:style>
    <style:style style:name="T2665" style:parent-style-name="DefaultParagraphFont" style:family="text">
      <style:text-properties style:font-name="Microsoft JhengHei" style:font-name-asian="Microsoft JhengHei" style:font-name-complex="Microsoft JhengHei"/>
    </style:style>
    <style:style style:name="T2666" style:parent-style-name="DefaultParagraphFont" style:family="text">
      <style:text-properties style:font-name="MingLiU-ExtB" style:font-name-asian="MingLiU-ExtB" style:font-name-complex="MingLiU-ExtB"/>
    </style:style>
    <style:style style:name="T2667" style:parent-style-name="DefaultParagraphFont" style:family="text">
      <style:text-properties style:font-name="Microsoft JhengHei" style:font-name-asian="Microsoft JhengHei" style:font-name-complex="Microsoft JhengHei"/>
    </style:style>
    <style:style style:name="T2668" style:parent-style-name="DefaultParagraphFont" style:family="text">
      <style:text-properties style:font-name="Microsoft JhengHei" style:font-name-asian="Microsoft JhengHei" style:font-name-complex="Microsoft JhengHei"/>
    </style:style>
    <style:style style:name="T2669" style:parent-style-name="DefaultParagraphFont" style:family="text">
      <style:text-properties style:font-name="Malgun Gothic" style:font-name-asian="Malgun Gothic" style:font-name-complex="Malgun Gothic"/>
    </style:style>
    <style:style style:name="T2670" style:parent-style-name="DefaultParagraphFont" style:family="text">
      <style:text-properties style:font-name="Malgun Gothic" style:font-name-asian="Malgun Gothic" style:font-name-complex="Malgun Gothic"/>
    </style:style>
    <style:style style:name="T2671" style:parent-style-name="DefaultParagraphFont" style:family="text">
      <style:text-properties style:font-name="Microsoft JhengHei" style:font-name-asian="Microsoft JhengHei" style:font-name-complex="Microsoft JhengHei"/>
    </style:style>
    <style:style style:name="T2672" style:parent-style-name="DefaultParagraphFont" style:family="text">
      <style:text-properties style:font-name="MS Gothic" style:font-name-asian="MS Gothic" style:font-name-complex="MS Gothic"/>
    </style:style>
    <style:style style:name="T2673" style:parent-style-name="DefaultParagraphFont" style:family="text">
      <style:text-properties style:font-name="MingLiU-ExtB" style:font-name-asian="MingLiU-ExtB" style:font-name-complex="MingLiU-ExtB"/>
    </style:style>
    <style:style style:name="T2674" style:parent-style-name="DefaultParagraphFont" style:family="text">
      <style:text-properties style:font-name="Microsoft JhengHei" style:font-name-asian="Microsoft JhengHei" style:font-name-complex="Microsoft JhengHei"/>
    </style:style>
    <style:style style:name="T2675" style:parent-style-name="DefaultParagraphFont" style:family="text">
      <style:text-properties style:font-name="MS Gothic" style:font-name-asian="MS Gothic" style:font-name-complex="MS Gothic"/>
    </style:style>
    <style:style style:name="T2676" style:parent-style-name="DefaultParagraphFont" style:family="text">
      <style:text-properties style:font-name="MS Gothic" style:font-name-asian="MS Gothic" style:font-name-complex="MS Gothic"/>
    </style:style>
    <style:style style:name="T2677" style:parent-style-name="DefaultParagraphFont" style:family="text">
      <style:text-properties style:font-name="MS Gothic" style:font-name-asian="MS Gothic" style:font-name-complex="MS Gothic"/>
    </style:style>
    <style:style style:name="T2678" style:parent-style-name="DefaultParagraphFont" style:family="text">
      <style:text-properties style:font-name="MS Gothic" style:font-name-asian="MS Gothic" style:font-name-complex="MS Gothic"/>
    </style:style>
    <style:style style:name="T2679" style:parent-style-name="DefaultParagraphFont" style:family="text">
      <style:text-properties style:font-name="MS Gothic" style:font-name-asian="MS Gothic" style:font-name-complex="MS Gothic"/>
    </style:style>
    <style:style style:name="T2680" style:parent-style-name="DefaultParagraphFont" style:family="text">
      <style:text-properties style:font-name="MS Gothic" style:font-name-asian="MS Gothic" style:font-name-complex="MS Gothic"/>
    </style:style>
    <style:style style:name="T2681" style:parent-style-name="DefaultParagraphFont" style:family="text">
      <style:text-properties style:font-name="Microsoft JhengHei" style:font-name-asian="Microsoft JhengHei" style:font-name-complex="Microsoft JhengHei"/>
    </style:style>
    <style:style style:name="T2682" style:parent-style-name="DefaultParagraphFont" style:family="text">
      <style:text-properties style:font-name="Microsoft JhengHei" style:font-name-asian="Microsoft JhengHei" style:font-name-complex="Microsoft JhengHei"/>
    </style:style>
    <style:style style:name="T2683" style:parent-style-name="DefaultParagraphFont" style:family="text">
      <style:text-properties style:font-name="MS Gothic" style:font-name-asian="MS Gothic" style:font-name-complex="MS Gothic"/>
    </style:style>
    <style:style style:name="T2684" style:parent-style-name="DefaultParagraphFont" style:family="text">
      <style:text-properties style:font-name="MS Gothic" style:font-name-asian="MS Gothic" style:font-name-complex="MS Gothic"/>
    </style:style>
    <style:style style:name="T2685" style:parent-style-name="DefaultParagraphFont" style:family="text">
      <style:text-properties style:font-name="Microsoft JhengHei" style:font-name-asian="Microsoft JhengHei" style:font-name-complex="Microsoft JhengHei"/>
    </style:style>
    <style:style style:name="T2686" style:parent-style-name="DefaultParagraphFont" style:family="text">
      <style:text-properties style:font-name="MS Gothic" style:font-name-asian="MS Gothic" style:font-name-complex="MS Gothic"/>
    </style:style>
    <style:style style:name="T2687" style:parent-style-name="DefaultParagraphFont" style:family="text">
      <style:text-properties style:font-name="MingLiU-ExtB" style:font-name-asian="MingLiU-ExtB" style:font-name-complex="MingLiU-ExtB"/>
    </style:style>
    <style:style style:name="T2688" style:parent-style-name="DefaultParagraphFont" style:family="text">
      <style:text-properties style:font-name="MS Gothic" style:font-name-asian="MS Gothic" style:font-name-complex="MS Gothic"/>
    </style:style>
    <style:style style:name="T2689" style:parent-style-name="DefaultParagraphFont" style:family="text">
      <style:text-properties style:font-name="Microsoft JhengHei" style:font-name-asian="Microsoft JhengHei" style:font-name-complex="Microsoft JhengHei"/>
    </style:style>
    <style:style style:name="T2690" style:parent-style-name="DefaultParagraphFont" style:family="text">
      <style:text-properties style:font-name="Microsoft JhengHei" style:font-name-asian="Microsoft JhengHei" style:font-name-complex="Microsoft JhengHei"/>
    </style:style>
    <style:style style:name="T2691" style:parent-style-name="DefaultParagraphFont" style:family="text">
      <style:text-properties style:font-name="Microsoft JhengHei" style:font-name-asian="Microsoft JhengHei" style:font-name-complex="Microsoft JhengHei"/>
    </style:style>
    <style:style style:name="T2692" style:parent-style-name="DefaultParagraphFont" style:family="text">
      <style:text-properties style:font-name="Microsoft JhengHei" style:font-name-asian="Microsoft JhengHei" style:font-name-complex="Microsoft JhengHei"/>
    </style:style>
    <style:style style:name="T2693" style:parent-style-name="DefaultParagraphFont" style:family="text">
      <style:text-properties style:font-name="Microsoft JhengHei" style:font-name-asian="Microsoft JhengHei" style:font-name-complex="Microsoft JhengHei"/>
    </style:style>
    <style:style style:name="T2694" style:parent-style-name="DefaultParagraphFont" style:family="text">
      <style:text-properties style:font-name="Microsoft JhengHei" style:font-name-asian="Microsoft JhengHei" style:font-name-complex="Microsoft JhengHei"/>
    </style:style>
    <style:style style:name="T2695" style:parent-style-name="DefaultParagraphFont" style:family="text">
      <style:text-properties style:font-name="Microsoft JhengHei" style:font-name-asian="Microsoft JhengHei" style:font-name-complex="Microsoft JhengHei"/>
    </style:style>
    <style:style style:name="T2696" style:parent-style-name="DefaultParagraphFont" style:family="text">
      <style:text-properties style:font-name="Microsoft JhengHei" style:font-name-asian="Microsoft JhengHei" style:font-name-complex="Microsoft JhengHei"/>
    </style:style>
    <style:style style:name="T2697" style:parent-style-name="DefaultParagraphFont" style:family="text">
      <style:text-properties style:font-name="Microsoft JhengHei" style:font-name-asian="Microsoft JhengHei" style:font-name-complex="Microsoft JhengHei"/>
    </style:style>
    <style:style style:name="T2698" style:parent-style-name="DefaultParagraphFont" style:family="text">
      <style:text-properties style:font-name="Microsoft JhengHei" style:font-name-asian="Microsoft JhengHei" style:font-name-complex="Microsoft JhengHei"/>
    </style:style>
    <style:style style:name="T2699" style:parent-style-name="DefaultParagraphFont" style:family="text">
      <style:text-properties style:font-name="Microsoft JhengHei" style:font-name-asian="Microsoft JhengHei" style:font-name-complex="Microsoft JhengHei"/>
    </style:style>
    <style:style style:name="T2700" style:parent-style-name="DefaultParagraphFont" style:family="text">
      <style:text-properties style:font-name="Microsoft JhengHei" style:font-name-asian="Microsoft JhengHei" style:font-name-complex="Microsoft JhengHei"/>
    </style:style>
    <style:style style:name="T2701" style:parent-style-name="DefaultParagraphFont" style:family="text">
      <style:text-properties style:font-name="MingLiU-ExtB" style:font-name-asian="MingLiU-ExtB" style:font-name-complex="MingLiU-ExtB"/>
    </style:style>
    <style:style style:name="T2702" style:parent-style-name="DefaultParagraphFont" style:family="text">
      <style:text-properties style:font-name="Microsoft JhengHei" style:font-name-asian="Microsoft JhengHei" style:font-name-complex="Microsoft JhengHei"/>
    </style:style>
    <style:style style:name="T2703" style:parent-style-name="DefaultParagraphFont" style:family="text">
      <style:text-properties style:font-name="MS Gothic" style:font-name-asian="MS Gothic" style:font-name-complex="MS Gothic"/>
    </style:style>
    <style:style style:name="T2704" style:parent-style-name="DefaultParagraphFont" style:family="text">
      <style:text-properties style:font-name="Microsoft JhengHei" style:font-name-asian="Microsoft JhengHei" style:font-name-complex="Microsoft JhengHei"/>
    </style:style>
    <style:style style:name="T2705" style:parent-style-name="DefaultParagraphFont" style:family="text">
      <style:text-properties style:font-name="Microsoft JhengHei" style:font-name-asian="Microsoft JhengHei" style:font-name-complex="Microsoft JhengHei"/>
    </style:style>
    <style:style style:name="T2706" style:parent-style-name="DefaultParagraphFont" style:family="text">
      <style:text-properties style:font-name="Microsoft JhengHei" style:font-name-asian="Microsoft JhengHei" style:font-name-complex="Microsoft JhengHei"/>
    </style:style>
    <style:style style:name="T2707" style:parent-style-name="DefaultParagraphFont" style:family="text">
      <style:text-properties style:font-name="Microsoft JhengHei" style:font-name-asian="Microsoft JhengHei" style:font-name-complex="Microsoft JhengHei"/>
    </style:style>
    <style:style style:name="T2708" style:parent-style-name="DefaultParagraphFont" style:family="text">
      <style:text-properties style:font-name="MS Gothic" style:font-name-asian="MS Gothic" style:font-name-complex="MS Gothic"/>
    </style:style>
    <style:style style:name="T2709" style:parent-style-name="DefaultParagraphFont" style:family="text">
      <style:text-properties style:font-name="Microsoft JhengHei" style:font-name-asian="Microsoft JhengHei" style:font-name-complex="Microsoft JhengHei"/>
    </style:style>
    <style:style style:name="T2710" style:parent-style-name="DefaultParagraphFont" style:family="text">
      <style:text-properties style:font-name="Microsoft JhengHei" style:font-name-asian="Microsoft JhengHei" style:font-name-complex="Microsoft JhengHei"/>
    </style:style>
    <style:style style:name="T2711" style:parent-style-name="DefaultParagraphFont" style:family="text">
      <style:text-properties style:font-name="Microsoft JhengHei" style:font-name-asian="Microsoft JhengHei" style:font-name-complex="Microsoft JhengHei"/>
    </style:style>
    <style:style style:name="T2712" style:parent-style-name="DefaultParagraphFont" style:family="text">
      <style:text-properties style:font-name="Microsoft JhengHei" style:font-name-asian="Microsoft JhengHei" style:font-name-complex="Microsoft JhengHei"/>
    </style:style>
    <style:style style:name="T2713" style:parent-style-name="DefaultParagraphFont" style:family="text">
      <style:text-properties style:font-name="Microsoft JhengHei" style:font-name-asian="Microsoft JhengHei" style:font-name-complex="Microsoft JhengHei"/>
    </style:style>
    <style:style style:name="T2714" style:parent-style-name="DefaultParagraphFont" style:family="text">
      <style:text-properties style:font-name="Microsoft JhengHei" style:font-name-asian="Microsoft JhengHei" style:font-name-complex="Microsoft JhengHei"/>
    </style:style>
    <style:style style:name="T2715" style:parent-style-name="DefaultParagraphFont" style:family="text">
      <style:text-properties style:font-name="Microsoft JhengHei" style:font-name-asian="Microsoft JhengHei" style:font-name-complex="Microsoft JhengHei"/>
    </style:style>
    <style:style style:name="T2716" style:parent-style-name="DefaultParagraphFont" style:family="text">
      <style:text-properties style:font-name="Microsoft JhengHei" style:font-name-asian="Microsoft JhengHei" style:font-name-complex="Microsoft JhengHei"/>
    </style:style>
    <style:style style:name="T2717" style:parent-style-name="DefaultParagraphFont" style:family="text">
      <style:text-properties style:font-name="Microsoft JhengHei" style:font-name-asian="Microsoft JhengHei" style:font-name-complex="Microsoft JhengHei"/>
    </style:style>
    <style:style style:name="T2718" style:parent-style-name="DefaultParagraphFont" style:family="text">
      <style:text-properties style:font-name="Microsoft JhengHei" style:font-name-asian="Microsoft JhengHei" style:font-name-complex="Microsoft JhengHei"/>
    </style:style>
    <style:style style:name="T2719" style:parent-style-name="DefaultParagraphFont" style:family="text">
      <style:text-properties style:font-name="MingLiU-ExtB" style:font-name-asian="MingLiU-ExtB" style:font-name-complex="MingLiU-ExtB"/>
    </style:style>
    <style:style style:name="T2720" style:parent-style-name="DefaultParagraphFont" style:family="text">
      <style:text-properties style:font-name="MS Gothic" style:font-name-asian="MS Gothic" style:font-name-complex="MS Gothic"/>
    </style:style>
    <style:style style:name="T2721" style:parent-style-name="DefaultParagraphFont" style:family="text">
      <style:text-properties style:font-name="Microsoft JhengHei" style:font-name-asian="Microsoft JhengHei" style:font-name-complex="Microsoft JhengHei"/>
    </style:style>
    <style:style style:name="T2722" style:parent-style-name="DefaultParagraphFont" style:family="text">
      <style:text-properties style:font-name="Microsoft JhengHei" style:font-name-asian="Microsoft JhengHei" style:font-name-complex="Microsoft JhengHei"/>
    </style:style>
    <style:style style:name="T2723" style:parent-style-name="DefaultParagraphFont" style:family="text">
      <style:text-properties style:font-name="Microsoft JhengHei" style:font-name-asian="Microsoft JhengHei" style:font-name-complex="Microsoft JhengHei"/>
    </style:style>
    <style:style style:name="T2724" style:parent-style-name="DefaultParagraphFont" style:family="text">
      <style:text-properties style:font-name="Microsoft JhengHei" style:font-name-asian="Microsoft JhengHei" style:font-name-complex="Microsoft JhengHei"/>
    </style:style>
    <style:style style:name="T2725" style:parent-style-name="DefaultParagraphFont" style:family="text">
      <style:text-properties style:font-name="MingLiU-ExtB" style:font-name-asian="MingLiU-ExtB" style:font-name-complex="MingLiU-ExtB"/>
    </style:style>
    <style:style style:name="T2726" style:parent-style-name="DefaultParagraphFont" style:family="text">
      <style:text-properties style:font-name="Microsoft JhengHei" style:font-name-asian="Microsoft JhengHei" style:font-name-complex="Microsoft JhengHei"/>
    </style:style>
    <style:style style:name="T2727" style:parent-style-name="DefaultParagraphFont" style:family="text">
      <style:text-properties style:font-name="Microsoft JhengHei" style:font-name-asian="Microsoft JhengHei" style:font-name-complex="Microsoft JhengHei"/>
    </style:style>
    <style:style style:name="T2728" style:parent-style-name="DefaultParagraphFont" style:family="text">
      <style:text-properties style:font-name="Microsoft JhengHei" style:font-name-asian="Microsoft JhengHei" style:font-name-complex="Microsoft JhengHei"/>
    </style:style>
    <style:style style:name="T2729" style:parent-style-name="DefaultParagraphFont" style:family="text">
      <style:text-properties style:font-name="Microsoft JhengHei" style:font-name-asian="Microsoft JhengHei" style:font-name-complex="Microsoft JhengHei"/>
    </style:style>
    <style:style style:name="T2730" style:parent-style-name="DefaultParagraphFont" style:family="text">
      <style:text-properties style:font-name="Microsoft JhengHei" style:font-name-asian="Microsoft JhengHei" style:font-name-complex="Microsoft JhengHei"/>
    </style:style>
    <style:style style:name="T2731" style:parent-style-name="DefaultParagraphFont" style:family="text">
      <style:text-properties style:font-name="Microsoft JhengHei" style:font-name-asian="Microsoft JhengHei" style:font-name-complex="Microsoft JhengHei"/>
    </style:style>
    <style:style style:name="T2732" style:parent-style-name="DefaultParagraphFont" style:family="text">
      <style:text-properties style:font-name="MS Gothic" style:font-name-asian="MS Gothic" style:font-name-complex="MS Gothic"/>
    </style:style>
    <style:style style:name="T2733" style:parent-style-name="DefaultParagraphFont" style:family="text">
      <style:text-properties style:font-name="Microsoft JhengHei" style:font-name-asian="Microsoft JhengHei" style:font-name-complex="Microsoft JhengHei"/>
    </style:style>
    <style:style style:name="T2734" style:parent-style-name="DefaultParagraphFont" style:family="text">
      <style:text-properties style:font-name="MS Gothic" style:font-name-asian="MS Gothic" style:font-name-complex="MS Gothic"/>
    </style:style>
    <style:style style:name="T2735" style:parent-style-name="DefaultParagraphFont" style:family="text">
      <style:text-properties style:font-name="Microsoft JhengHei" style:font-name-asian="Microsoft JhengHei" style:font-name-complex="Microsoft JhengHei"/>
    </style:style>
    <style:style style:name="T2736" style:parent-style-name="DefaultParagraphFont" style:family="text">
      <style:text-properties style:font-name="Microsoft JhengHei" style:font-name-asian="Microsoft JhengHei" style:font-name-complex="Microsoft JhengHei"/>
    </style:style>
    <style:style style:name="T2737" style:parent-style-name="DefaultParagraphFont" style:family="text">
      <style:text-properties style:font-name="Microsoft JhengHei" style:font-name-asian="Microsoft JhengHei" style:font-name-complex="Microsoft JhengHei"/>
    </style:style>
    <style:style style:name="T2738" style:parent-style-name="DefaultParagraphFont" style:family="text">
      <style:text-properties style:font-name="MS Gothic" style:font-name-asian="MS Gothic" style:font-name-complex="MS Gothic"/>
    </style:style>
    <style:style style:name="T2739" style:parent-style-name="DefaultParagraphFont" style:family="text">
      <style:text-properties style:font-name="Microsoft JhengHei" style:font-name-asian="Microsoft JhengHei" style:font-name-complex="Microsoft JhengHei"/>
    </style:style>
    <style:style style:name="T2740" style:parent-style-name="DefaultParagraphFont" style:family="text">
      <style:text-properties style:font-name="MingLiU-ExtB" style:font-name-asian="MingLiU-ExtB" style:font-name-complex="MingLiU-ExtB"/>
    </style:style>
    <style:style style:name="T2741" style:parent-style-name="DefaultParagraphFont" style:family="text">
      <style:text-properties style:font-name="Microsoft JhengHei" style:font-name-asian="Microsoft JhengHei" style:font-name-complex="Microsoft JhengHei"/>
    </style:style>
    <style:style style:name="T2742" style:parent-style-name="DefaultParagraphFont" style:family="text">
      <style:text-properties style:font-name="Microsoft JhengHei" style:font-name-asian="Microsoft JhengHei" style:font-name-complex="Microsoft JhengHei"/>
    </style:style>
    <style:style style:name="T2743" style:parent-style-name="DefaultParagraphFont" style:family="text">
      <style:text-properties style:font-name="Microsoft JhengHei" style:font-name-asian="Microsoft JhengHei" style:font-name-complex="Microsoft JhengHei"/>
    </style:style>
    <style:style style:name="T2744" style:parent-style-name="DefaultParagraphFont" style:family="text">
      <style:text-properties style:font-name="Microsoft JhengHei" style:font-name-asian="Microsoft JhengHei" style:font-name-complex="Microsoft JhengHei"/>
    </style:style>
    <style:style style:name="T2745" style:parent-style-name="DefaultParagraphFont" style:family="text">
      <style:text-properties style:font-name="Microsoft JhengHei" style:font-name-asian="Microsoft JhengHei" style:font-name-complex="Microsoft JhengHei"/>
    </style:style>
    <style:style style:name="T2746" style:parent-style-name="DefaultParagraphFont" style:family="text">
      <style:text-properties style:font-name="Microsoft JhengHei" style:font-name-asian="Microsoft JhengHei" style:font-name-complex="Microsoft JhengHei"/>
    </style:style>
    <style:style style:name="T2747" style:parent-style-name="DefaultParagraphFont" style:family="text">
      <style:text-properties style:font-name="MS Gothic" style:font-name-asian="MS Gothic" style:font-name-complex="MS Gothic"/>
    </style:style>
    <style:style style:name="T2748" style:parent-style-name="DefaultParagraphFont" style:family="text">
      <style:text-properties style:font-name="Microsoft JhengHei" style:font-name-asian="Microsoft JhengHei" style:font-name-complex="Microsoft JhengHei"/>
    </style:style>
    <style:style style:name="T2749" style:parent-style-name="DefaultParagraphFont" style:family="text">
      <style:text-properties style:font-name="Microsoft JhengHei" style:font-name-asian="Microsoft JhengHei" style:font-name-complex="Microsoft JhengHei"/>
    </style:style>
    <style:style style:name="T2750" style:parent-style-name="DefaultParagraphFont" style:family="text">
      <style:text-properties style:font-name="MS Gothic" style:font-name-asian="MS Gothic" style:font-name-complex="MS Gothic"/>
    </style:style>
    <style:style style:name="T2751" style:parent-style-name="DefaultParagraphFont" style:family="text">
      <style:text-properties style:font-name="Microsoft JhengHei" style:font-name-asian="Microsoft JhengHei" style:font-name-complex="Microsoft JhengHei"/>
    </style:style>
    <style:style style:name="T2752" style:parent-style-name="DefaultParagraphFont" style:family="text">
      <style:text-properties style:font-name="MingLiU-ExtB" style:font-name-asian="MingLiU-ExtB" style:font-name-complex="MingLiU-ExtB"/>
    </style:style>
    <style:style style:name="T2753" style:parent-style-name="DefaultParagraphFont" style:family="text">
      <style:text-properties style:font-name="Microsoft JhengHei" style:font-name-asian="Microsoft JhengHei" style:font-name-complex="Microsoft JhengHei"/>
    </style:style>
    <style:style style:name="T2754" style:parent-style-name="DefaultParagraphFont" style:family="text">
      <style:text-properties style:font-name="Microsoft JhengHei" style:font-name-asian="Microsoft JhengHei" style:font-name-complex="Microsoft JhengHei"/>
    </style:style>
    <style:style style:name="T2755" style:parent-style-name="DefaultParagraphFont" style:family="text">
      <style:text-properties style:font-name="Microsoft JhengHei" style:font-name-asian="Microsoft JhengHei" style:font-name-complex="Microsoft JhengHei"/>
    </style:style>
    <style:style style:name="T2756" style:parent-style-name="DefaultParagraphFont" style:family="text">
      <style:text-properties style:font-name="Microsoft JhengHei" style:font-name-asian="Microsoft JhengHei" style:font-name-complex="Microsoft JhengHei"/>
    </style:style>
    <style:style style:name="T2757" style:parent-style-name="DefaultParagraphFont" style:family="text">
      <style:text-properties style:font-name="Malgun Gothic" style:font-name-asian="Malgun Gothic" style:font-name-complex="Malgun Gothic"/>
    </style:style>
    <style:style style:name="T2758" style:parent-style-name="DefaultParagraphFont" style:family="text">
      <style:text-properties style:font-name="Microsoft JhengHei" style:font-name-asian="Microsoft JhengHei" style:font-name-complex="Microsoft JhengHei"/>
    </style:style>
    <style:style style:name="T2759" style:parent-style-name="DefaultParagraphFont" style:family="text">
      <style:text-properties style:font-name="Microsoft JhengHei" style:font-name-asian="Microsoft JhengHei" style:font-name-complex="Microsoft JhengHei"/>
    </style:style>
    <style:style style:name="T2760" style:parent-style-name="DefaultParagraphFont" style:family="text">
      <style:text-properties style:font-name="Microsoft JhengHei" style:font-name-asian="Microsoft JhengHei" style:font-name-complex="Microsoft JhengHei"/>
    </style:style>
    <style:style style:name="T2761" style:parent-style-name="DefaultParagraphFont" style:family="text">
      <style:text-properties style:font-name="Microsoft JhengHei" style:font-name-asian="Microsoft JhengHei" style:font-name-complex="Microsoft JhengHei"/>
    </style:style>
    <style:style style:name="T2762" style:parent-style-name="DefaultParagraphFont" style:family="text">
      <style:text-properties style:font-name="Microsoft JhengHei" style:font-name-asian="Microsoft JhengHei" style:font-name-complex="Microsoft JhengHei"/>
    </style:style>
    <style:style style:name="T2763" style:parent-style-name="DefaultParagraphFont" style:family="text">
      <style:text-properties style:font-name="Microsoft JhengHei" style:font-name-asian="Microsoft JhengHei" style:font-name-complex="Microsoft JhengHei"/>
    </style:style>
    <style:style style:name="T2764" style:parent-style-name="DefaultParagraphFont" style:family="text">
      <style:text-properties style:font-name="Microsoft JhengHei" style:font-name-asian="Microsoft JhengHei" style:font-name-complex="Microsoft JhengHei"/>
    </style:style>
    <style:style style:name="T2765" style:parent-style-name="DefaultParagraphFont" style:family="text">
      <style:text-properties style:font-name="Microsoft JhengHei" style:font-name-asian="Microsoft JhengHei" style:font-name-complex="Microsoft JhengHei"/>
    </style:style>
    <style:style style:name="T2766" style:parent-style-name="DefaultParagraphFont" style:family="text">
      <style:text-properties style:font-name="Microsoft JhengHei" style:font-name-asian="Microsoft JhengHei" style:font-name-complex="Microsoft JhengHei"/>
    </style:style>
    <style:style style:name="T2767" style:parent-style-name="DefaultParagraphFont" style:family="text">
      <style:text-properties style:font-name="Microsoft JhengHei" style:font-name-asian="Microsoft JhengHei" style:font-name-complex="Microsoft JhengHei"/>
    </style:style>
    <style:style style:name="T2768" style:parent-style-name="DefaultParagraphFont" style:family="text">
      <style:text-properties style:font-name="Microsoft JhengHei" style:font-name-asian="Microsoft JhengHei" style:font-name-complex="Microsoft JhengHei"/>
    </style:style>
    <style:style style:name="T2769" style:parent-style-name="DefaultParagraphFont" style:family="text">
      <style:text-properties style:font-name="Microsoft JhengHei" style:font-name-asian="Microsoft JhengHei" style:font-name-complex="Microsoft JhengHei"/>
    </style:style>
    <style:style style:name="T2770" style:parent-style-name="DefaultParagraphFont" style:family="text">
      <style:text-properties style:font-name="Microsoft JhengHei" style:font-name-asian="Microsoft JhengHei" style:font-name-complex="Microsoft JhengHei"/>
    </style:style>
    <style:style style:name="T2771" style:parent-style-name="DefaultParagraphFont" style:family="text">
      <style:text-properties style:font-name="MS Gothic" style:font-name-asian="MS Gothic" style:font-name-complex="MS Gothic"/>
    </style:style>
    <style:style style:name="T2772" style:parent-style-name="DefaultParagraphFont" style:family="text">
      <style:text-properties style:font-name="Microsoft JhengHei" style:font-name-asian="Microsoft JhengHei" style:font-name-complex="Microsoft JhengHei"/>
    </style:style>
    <style:style style:name="T2773" style:parent-style-name="DefaultParagraphFont" style:family="text">
      <style:text-properties style:font-name="Microsoft JhengHei" style:font-name-asian="Microsoft JhengHei" style:font-name-complex="Microsoft JhengHei"/>
    </style:style>
    <style:style style:name="T2774" style:parent-style-name="DefaultParagraphFont" style:family="text">
      <style:text-properties style:font-name="MS Gothic" style:font-name-asian="MS Gothic" style:font-name-complex="MS Gothic"/>
    </style:style>
    <style:style style:name="T2775" style:parent-style-name="DefaultParagraphFont" style:family="text">
      <style:text-properties style:font-name="Microsoft JhengHei" style:font-name-asian="Microsoft JhengHei" style:font-name-complex="Microsoft JhengHei"/>
    </style:style>
    <style:style style:name="T2776" style:parent-style-name="DefaultParagraphFont" style:family="text">
      <style:text-properties style:font-name="MS Gothic" style:font-name-asian="MS Gothic" style:font-name-complex="MS Gothic"/>
    </style:style>
    <style:style style:name="T2777" style:parent-style-name="DefaultParagraphFont" style:family="text">
      <style:text-properties style:font-name="Microsoft JhengHei" style:font-name-asian="Microsoft JhengHei" style:font-name-complex="Microsoft JhengHei"/>
    </style:style>
    <style:style style:name="T2778" style:parent-style-name="DefaultParagraphFont" style:family="text">
      <style:text-properties style:font-name="MS Gothic" style:font-name-asian="MS Gothic" style:font-name-complex="MS Gothic"/>
    </style:style>
    <style:style style:name="T2779" style:parent-style-name="DefaultParagraphFont" style:family="text">
      <style:text-properties style:font-name="MS Gothic" style:font-name-asian="MS Gothic" style:font-name-complex="MS Gothic"/>
    </style:style>
    <style:style style:name="T2780" style:parent-style-name="DefaultParagraphFont" style:family="text">
      <style:text-properties style:font-name="Microsoft JhengHei" style:font-name-asian="Microsoft JhengHei" style:font-name-complex="Microsoft JhengHei"/>
    </style:style>
    <style:style style:name="T2781" style:parent-style-name="DefaultParagraphFont" style:family="text">
      <style:text-properties style:font-name="MS Gothic" style:font-name-asian="MS Gothic" style:font-name-complex="MS Gothic"/>
    </style:style>
    <style:style style:name="T2782" style:parent-style-name="DefaultParagraphFont" style:family="text">
      <style:text-properties fo:font-weight="bold" style:font-weight-asian="bold" style:font-weight-complex="bold"/>
    </style:style>
    <style:style style:name="T2783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2784" style:parent-style-name="DefaultParagraphFont" style:family="text">
      <style:text-properties fo:font-weight="bold" style:font-weight-asian="bold" style:font-weight-complex="bold"/>
    </style:style>
    <style:style style:name="T2785" style:parent-style-name="DefaultParagraphFont" style:family="text">
      <style:text-properties style:font-name="Microsoft JhengHei" style:font-name-asian="Microsoft JhengHei" style:font-name-complex="Microsoft JhengHei" fo:font-weight="bold" style:font-weight-asian="bold" style:font-weight-complex="bold"/>
    </style:style>
    <style:style style:name="T2786" style:parent-style-name="DefaultParagraphFont" style:family="text">
      <style:text-properties fo:font-weight="bold" style:font-weight-asian="bold" style:font-weight-complex="bold"/>
    </style:style>
    <style:style style:name="T2787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2788" style:parent-style-name="DefaultParagraphFont" style:family="text">
      <style:text-properties fo:font-weight="bold" style:font-weight-asian="bold" style:font-weight-complex="bold"/>
    </style:style>
    <style:style style:name="T2789" style:parent-style-name="DefaultParagraphFont" style:family="text">
      <style:text-properties fo:font-weight="bold" style:font-weight-asian="bold" style:font-weight-complex="bold"/>
    </style:style>
    <style:style style:name="T2790" style:parent-style-name="DefaultParagraphFont" style:family="text">
      <style:text-properties style:font-name="Microsoft JhengHei" style:font-name-asian="Microsoft JhengHei" style:font-name-complex="Microsoft JhengHei"/>
    </style:style>
    <style:style style:name="T2791" style:parent-style-name="DefaultParagraphFont" style:family="text">
      <style:text-properties style:font-name="Malgun Gothic" style:font-name-asian="Malgun Gothic" style:font-name-complex="Malgun Gothic"/>
    </style:style>
    <style:style style:name="T2792" style:parent-style-name="DefaultParagraphFont" style:family="text">
      <style:text-properties style:font-name="Microsoft JhengHei" style:font-name-asian="Microsoft JhengHei" style:font-name-complex="Microsoft JhengHei"/>
    </style:style>
    <style:style style:name="T2793" style:parent-style-name="DefaultParagraphFont" style:family="text">
      <style:text-properties style:font-name="Microsoft JhengHei" style:font-name-asian="Microsoft JhengHei" style:font-name-complex="Microsoft JhengHei"/>
    </style:style>
    <style:style style:name="T2794" style:parent-style-name="DefaultParagraphFont" style:family="text">
      <style:text-properties style:font-name="Microsoft JhengHei" style:font-name-asian="Microsoft JhengHei" style:font-name-complex="Microsoft JhengHei"/>
    </style:style>
    <style:style style:name="T2795" style:parent-style-name="DefaultParagraphFont" style:family="text">
      <style:text-properties style:font-name="Microsoft JhengHei" style:font-name-asian="Microsoft JhengHei" style:font-name-complex="Microsoft JhengHei"/>
    </style:style>
    <style:style style:name="T2796" style:parent-style-name="DefaultParagraphFont" style:family="text">
      <style:text-properties style:font-name="Microsoft JhengHei" style:font-name-asian="Microsoft JhengHei" style:font-name-complex="Microsoft JhengHei"/>
    </style:style>
    <style:style style:name="T2797" style:parent-style-name="DefaultParagraphFont" style:family="text">
      <style:text-properties style:font-name="MS Gothic" style:font-name-asian="MS Gothic" style:font-name-complex="MS Gothic"/>
    </style:style>
    <style:style style:name="T2798" style:parent-style-name="DefaultParagraphFont" style:family="text">
      <style:text-properties style:font-name="Microsoft JhengHei" style:font-name-asian="Microsoft JhengHei" style:font-name-complex="Microsoft JhengHei"/>
    </style:style>
    <style:style style:name="T2799" style:parent-style-name="DefaultParagraphFont" style:family="text">
      <style:text-properties style:font-name="Microsoft JhengHei" style:font-name-asian="Microsoft JhengHei" style:font-name-complex="Microsoft JhengHei"/>
    </style:style>
    <style:style style:name="T2800" style:parent-style-name="DefaultParagraphFont" style:family="text">
      <style:text-properties style:font-name="Microsoft JhengHei" style:font-name-asian="Microsoft JhengHei" style:font-name-complex="Microsoft JhengHei"/>
    </style:style>
    <style:style style:name="T2801" style:parent-style-name="DefaultParagraphFont" style:family="text">
      <style:text-properties style:font-name="Microsoft JhengHei" style:font-name-asian="Microsoft JhengHei" style:font-name-complex="Microsoft JhengHei"/>
    </style:style>
    <style:style style:name="T2802" style:parent-style-name="DefaultParagraphFont" style:family="text">
      <style:text-properties style:font-name="MS Gothic" style:font-name-asian="MS Gothic" style:font-name-complex="MS Gothic"/>
    </style:style>
    <style:style style:name="T2803" style:parent-style-name="DefaultParagraphFont" style:family="text">
      <style:text-properties style:font-name="MS Gothic" style:font-name-asian="MS Gothic" style:font-name-complex="MS Gothic"/>
    </style:style>
    <style:style style:name="T2804" style:parent-style-name="DefaultParagraphFont" style:family="text">
      <style:text-properties style:font-name="Microsoft JhengHei" style:font-name-asian="Microsoft JhengHei" style:font-name-complex="Microsoft JhengHei"/>
    </style:style>
    <style:style style:name="T2805" style:parent-style-name="DefaultParagraphFont" style:family="text">
      <style:text-properties style:font-name="Microsoft JhengHei" style:font-name-asian="Microsoft JhengHei" style:font-name-complex="Microsoft JhengHei"/>
    </style:style>
    <style:style style:name="T2806" style:parent-style-name="DefaultParagraphFont" style:family="text">
      <style:text-properties style:font-name="Microsoft JhengHei" style:font-name-asian="Microsoft JhengHei" style:font-name-complex="Microsoft JhengHei"/>
    </style:style>
    <style:style style:name="T2807" style:parent-style-name="DefaultParagraphFont" style:family="text">
      <style:text-properties style:font-name="MS Gothic" style:font-name-asian="MS Gothic" style:font-name-complex="MS Gothic"/>
    </style:style>
    <style:style style:name="T2808" style:parent-style-name="DefaultParagraphFont" style:family="text">
      <style:text-properties style:font-name="Microsoft JhengHei" style:font-name-asian="Microsoft JhengHei" style:font-name-complex="Microsoft JhengHei"/>
    </style:style>
    <style:style style:name="T2809" style:parent-style-name="DefaultParagraphFont" style:family="text">
      <style:text-properties style:font-name="MS Gothic" style:font-name-asian="MS Gothic" style:font-name-complex="MS Gothic"/>
    </style:style>
    <style:style style:name="T2810" style:parent-style-name="DefaultParagraphFont" style:family="text">
      <style:text-properties style:font-name="MS Gothic" style:font-name-asian="MS Gothic" style:font-name-complex="MS Gothic"/>
    </style:style>
    <style:style style:name="T2811" style:parent-style-name="DefaultParagraphFont" style:family="text">
      <style:text-properties style:font-name="Microsoft JhengHei" style:font-name-asian="Microsoft JhengHei" style:font-name-complex="Microsoft JhengHei"/>
    </style:style>
    <style:style style:name="T2812" style:parent-style-name="DefaultParagraphFont" style:family="text">
      <style:text-properties style:font-name="Microsoft JhengHei" style:font-name-asian="Microsoft JhengHei" style:font-name-complex="Microsoft JhengHei"/>
    </style:style>
    <style:style style:name="T2813" style:parent-style-name="DefaultParagraphFont" style:family="text">
      <style:text-properties style:font-name="Microsoft JhengHei" style:font-name-asian="Microsoft JhengHei" style:font-name-complex="Microsoft JhengHei"/>
    </style:style>
    <style:style style:name="T2814" style:parent-style-name="DefaultParagraphFont" style:family="text">
      <style:text-properties style:font-name="MingLiU-ExtB" style:font-name-asian="MingLiU-ExtB" style:font-name-complex="MingLiU-ExtB"/>
    </style:style>
    <style:style style:name="T2815" style:parent-style-name="DefaultParagraphFont" style:family="text">
      <style:text-properties style:font-name="Microsoft JhengHei" style:font-name-asian="Microsoft JhengHei" style:font-name-complex="Microsoft JhengHei"/>
    </style:style>
    <style:style style:name="T2816" style:parent-style-name="DefaultParagraphFont" style:family="text">
      <style:text-properties style:font-name="Microsoft JhengHei" style:font-name-asian="Microsoft JhengHei" style:font-name-complex="Microsoft JhengHei"/>
    </style:style>
    <style:style style:name="T2817" style:parent-style-name="DefaultParagraphFont" style:family="text">
      <style:text-properties style:font-name="Microsoft JhengHei" style:font-name-asian="Microsoft JhengHei" style:font-name-complex="Microsoft JhengHei"/>
    </style:style>
    <style:style style:name="T2818" style:parent-style-name="DefaultParagraphFont" style:family="text">
      <style:text-properties style:font-name="Microsoft JhengHei" style:font-name-asian="Microsoft JhengHei" style:font-name-complex="Microsoft JhengHei"/>
    </style:style>
    <style:style style:name="T2819" style:parent-style-name="DefaultParagraphFont" style:family="text">
      <style:text-properties style:font-name="MS Gothic" style:font-name-asian="MS Gothic" style:font-name-complex="MS Gothic"/>
    </style:style>
    <style:style style:name="T2820" style:parent-style-name="DefaultParagraphFont" style:family="text">
      <style:text-properties style:font-name="MS Gothic" style:font-name-asian="MS Gothic" style:font-name-complex="MS Gothic"/>
    </style:style>
    <style:style style:name="T2821" style:parent-style-name="DefaultParagraphFont" style:family="text">
      <style:text-properties style:font-name="Microsoft JhengHei" style:font-name-asian="Microsoft JhengHei" style:font-name-complex="Microsoft JhengHei"/>
    </style:style>
    <style:style style:name="T2822" style:parent-style-name="DefaultParagraphFont" style:family="text">
      <style:text-properties style:font-name="Microsoft JhengHei" style:font-name-asian="Microsoft JhengHei" style:font-name-complex="Microsoft JhengHei"/>
    </style:style>
    <style:style style:name="T2823" style:parent-style-name="DefaultParagraphFont" style:family="text">
      <style:text-properties style:font-name="Microsoft JhengHei" style:font-name-asian="Microsoft JhengHei" style:font-name-complex="Microsoft JhengHei"/>
    </style:style>
    <style:style style:name="T2824" style:parent-style-name="DefaultParagraphFont" style:family="text">
      <style:text-properties style:font-name="MingLiU-ExtB" style:font-name-asian="MingLiU-ExtB" style:font-name-complex="MingLiU-ExtB"/>
    </style:style>
    <style:style style:name="T2825" style:parent-style-name="DefaultParagraphFont" style:family="text">
      <style:text-properties style:font-name="MS Gothic" style:font-name-asian="MS Gothic" style:font-name-complex="MS Gothic"/>
    </style:style>
    <style:style style:name="T2826" style:parent-style-name="DefaultParagraphFont" style:family="text">
      <style:text-properties style:font-name="Microsoft JhengHei" style:font-name-asian="Microsoft JhengHei" style:font-name-complex="Microsoft JhengHei"/>
    </style:style>
    <style:style style:name="T2827" style:parent-style-name="DefaultParagraphFont" style:family="text">
      <style:text-properties style:font-name="Microsoft JhengHei" style:font-name-asian="Microsoft JhengHei" style:font-name-complex="Microsoft JhengHei"/>
    </style:style>
    <style:style style:name="T2828" style:parent-style-name="DefaultParagraphFont" style:family="text">
      <style:text-properties style:font-name="Microsoft JhengHei" style:font-name-asian="Microsoft JhengHei" style:font-name-complex="Microsoft JhengHei"/>
    </style:style>
    <style:style style:name="T2829" style:parent-style-name="DefaultParagraphFont" style:family="text">
      <style:text-properties style:font-name="Microsoft JhengHei" style:font-name-asian="Microsoft JhengHei" style:font-name-complex="Microsoft JhengHei"/>
    </style:style>
    <style:style style:name="T2830" style:parent-style-name="DefaultParagraphFont" style:family="text">
      <style:text-properties style:font-name="Microsoft JhengHei" style:font-name-asian="Microsoft JhengHei" style:font-name-complex="Microsoft JhengHei"/>
    </style:style>
    <style:style style:name="T2831" style:parent-style-name="DefaultParagraphFont" style:family="text">
      <style:text-properties style:font-name="Microsoft JhengHei" style:font-name-asian="Microsoft JhengHei" style:font-name-complex="Microsoft JhengHei"/>
    </style:style>
    <style:style style:name="T2832" style:parent-style-name="DefaultParagraphFont" style:family="text">
      <style:text-properties style:font-name="Microsoft JhengHei" style:font-name-asian="Microsoft JhengHei" style:font-name-complex="Microsoft JhengHei"/>
    </style:style>
    <style:style style:name="T2833" style:parent-style-name="DefaultParagraphFont" style:family="text">
      <style:text-properties style:font-name="Microsoft JhengHei" style:font-name-asian="Microsoft JhengHei" style:font-name-complex="Microsoft JhengHei"/>
    </style:style>
    <style:style style:name="T2834" style:parent-style-name="DefaultParagraphFont" style:family="text">
      <style:text-properties style:font-name="Microsoft JhengHei" style:font-name-asian="Microsoft JhengHei" style:font-name-complex="Microsoft JhengHei"/>
    </style:style>
    <style:style style:name="T2835" style:parent-style-name="DefaultParagraphFont" style:family="text">
      <style:text-properties style:font-name="Microsoft JhengHei" style:font-name-asian="Microsoft JhengHei" style:font-name-complex="Microsoft JhengHei"/>
    </style:style>
    <style:style style:name="T2836" style:parent-style-name="DefaultParagraphFont" style:family="text">
      <style:text-properties style:font-name="Microsoft JhengHei" style:font-name-asian="Microsoft JhengHei" style:font-name-complex="Microsoft JhengHei"/>
    </style:style>
    <style:style style:name="T2837" style:parent-style-name="DefaultParagraphFont" style:family="text">
      <style:text-properties style:font-name="MS Gothic" style:font-name-asian="MS Gothic" style:font-name-complex="MS Gothic"/>
    </style:style>
    <style:style style:name="T2838" style:parent-style-name="DefaultParagraphFont" style:family="text">
      <style:text-properties style:font-name="Microsoft JhengHei" style:font-name-asian="Microsoft JhengHei" style:font-name-complex="Microsoft JhengHei"/>
    </style:style>
    <style:style style:name="T2839" style:parent-style-name="DefaultParagraphFont" style:family="text">
      <style:text-properties style:font-name="Microsoft JhengHei" style:font-name-asian="Microsoft JhengHei" style:font-name-complex="Microsoft JhengHei"/>
    </style:style>
    <style:style style:name="T2840" style:parent-style-name="DefaultParagraphFont" style:family="text">
      <style:text-properties style:font-name="Microsoft JhengHei" style:font-name-asian="Microsoft JhengHei" style:font-name-complex="Microsoft JhengHei"/>
    </style:style>
    <style:style style:name="T2841" style:parent-style-name="DefaultParagraphFont" style:family="text">
      <style:text-properties style:font-name="Microsoft JhengHei" style:font-name-asian="Microsoft JhengHei" style:font-name-complex="Microsoft JhengHei"/>
    </style:style>
    <style:style style:name="T2842" style:parent-style-name="DefaultParagraphFont" style:family="text">
      <style:text-properties style:font-name="Microsoft JhengHei" style:font-name-asian="Microsoft JhengHei" style:font-name-complex="Microsoft JhengHei"/>
    </style:style>
    <style:style style:name="T2843" style:parent-style-name="DefaultParagraphFont" style:family="text">
      <style:text-properties style:font-name="Microsoft JhengHei" style:font-name-asian="Microsoft JhengHei" style:font-name-complex="Microsoft JhengHei"/>
    </style:style>
    <style:style style:name="T2844" style:parent-style-name="DefaultParagraphFont" style:family="text">
      <style:text-properties style:font-name="Microsoft JhengHei" style:font-name-asian="Microsoft JhengHei" style:font-name-complex="Microsoft JhengHei"/>
    </style:style>
    <style:style style:name="T2845" style:parent-style-name="DefaultParagraphFont" style:family="text">
      <style:text-properties style:font-name="Microsoft JhengHei" style:font-name-asian="Microsoft JhengHei" style:font-name-complex="Microsoft JhengHei"/>
    </style:style>
    <style:style style:name="T2846" style:parent-style-name="DefaultParagraphFont" style:family="text">
      <style:text-properties style:font-name="Malgun Gothic" style:font-name-asian="Malgun Gothic" style:font-name-complex="Malgun Gothic"/>
    </style:style>
    <style:style style:name="T2847" style:parent-style-name="DefaultParagraphFont" style:family="text">
      <style:text-properties style:font-name="MingLiU-ExtB" style:font-name-asian="MingLiU-ExtB" style:font-name-complex="MingLiU-ExtB"/>
    </style:style>
    <style:style style:name="T2848" style:parent-style-name="DefaultParagraphFont" style:family="text">
      <style:text-properties style:font-name="Microsoft JhengHei" style:font-name-asian="Microsoft JhengHei" style:font-name-complex="Microsoft JhengHei"/>
    </style:style>
    <style:style style:name="T2849" style:parent-style-name="DefaultParagraphFont" style:family="text">
      <style:text-properties style:font-name="Microsoft JhengHei" style:font-name-asian="Microsoft JhengHei" style:font-name-complex="Microsoft JhengHei"/>
    </style:style>
    <style:style style:name="T2850" style:parent-style-name="DefaultParagraphFont" style:family="text">
      <style:text-properties style:font-name="Microsoft JhengHei" style:font-name-asian="Microsoft JhengHei" style:font-name-complex="Microsoft JhengHei"/>
    </style:style>
    <style:style style:name="T2851" style:parent-style-name="DefaultParagraphFont" style:family="text">
      <style:text-properties style:font-name="Microsoft JhengHei" style:font-name-asian="Microsoft JhengHei" style:font-name-complex="Microsoft JhengHei"/>
    </style:style>
    <style:style style:name="T2852" style:parent-style-name="DefaultParagraphFont" style:family="text">
      <style:text-properties style:font-name="Microsoft JhengHei" style:font-name-asian="Microsoft JhengHei" style:font-name-complex="Microsoft JhengHei"/>
    </style:style>
    <style:style style:name="T2853" style:parent-style-name="DefaultParagraphFont" style:family="text">
      <style:text-properties style:font-name="Microsoft JhengHei" style:font-name-asian="Microsoft JhengHei" style:font-name-complex="Microsoft JhengHei"/>
    </style:style>
    <style:style style:name="T2854" style:parent-style-name="DefaultParagraphFont" style:family="text">
      <style:text-properties style:font-name="Microsoft JhengHei" style:font-name-asian="Microsoft JhengHei" style:font-name-complex="Microsoft JhengHei"/>
    </style:style>
    <style:style style:name="T2855" style:parent-style-name="DefaultParagraphFont" style:family="text">
      <style:text-properties style:font-name="Microsoft JhengHei" style:font-name-asian="Microsoft JhengHei" style:font-name-complex="Microsoft JhengHei"/>
    </style:style>
    <style:style style:name="T2856" style:parent-style-name="DefaultParagraphFont" style:family="text">
      <style:text-properties style:font-name="Microsoft JhengHei" style:font-name-asian="Microsoft JhengHei" style:font-name-complex="Microsoft JhengHei"/>
    </style:style>
    <style:style style:name="T2857" style:parent-style-name="DefaultParagraphFont" style:family="text">
      <style:text-properties style:font-name="Microsoft JhengHei" style:font-name-asian="Microsoft JhengHei" style:font-name-complex="Microsoft JhengHei"/>
    </style:style>
    <style:style style:name="T2858" style:parent-style-name="DefaultParagraphFont" style:family="text">
      <style:text-properties style:font-name="MS Gothic" style:font-name-asian="MS Gothic" style:font-name-complex="MS Gothic"/>
    </style:style>
    <style:style style:name="T2859" style:parent-style-name="DefaultParagraphFont" style:family="text">
      <style:text-properties style:font-name="MingLiU-ExtB" style:font-name-asian="MingLiU-ExtB" style:font-name-complex="MingLiU-ExtB"/>
    </style:style>
    <style:style style:name="T2860" style:parent-style-name="DefaultParagraphFont" style:family="text">
      <style:text-properties style:font-name="Microsoft JhengHei" style:font-name-asian="Microsoft JhengHei" style:font-name-complex="Microsoft JhengHei"/>
    </style:style>
    <style:style style:name="T2861" style:parent-style-name="DefaultParagraphFont" style:family="text">
      <style:text-properties style:font-name="Microsoft JhengHei" style:font-name-asian="Microsoft JhengHei" style:font-name-complex="Microsoft JhengHei"/>
    </style:style>
    <style:style style:name="T2862" style:parent-style-name="DefaultParagraphFont" style:family="text">
      <style:text-properties style:font-name="Microsoft JhengHei" style:font-name-asian="Microsoft JhengHei" style:font-name-complex="Microsoft JhengHei"/>
    </style:style>
    <style:style style:name="T2863" style:parent-style-name="DefaultParagraphFont" style:family="text">
      <style:text-properties style:font-name="Microsoft JhengHei" style:font-name-asian="Microsoft JhengHei" style:font-name-complex="Microsoft JhengHei"/>
    </style:style>
    <style:style style:name="T2864" style:parent-style-name="DefaultParagraphFont" style:family="text">
      <style:text-properties style:font-name="Microsoft JhengHei" style:font-name-asian="Microsoft JhengHei" style:font-name-complex="Microsoft JhengHei"/>
    </style:style>
    <style:style style:name="T2865" style:parent-style-name="DefaultParagraphFont" style:family="text">
      <style:text-properties style:font-name="Microsoft JhengHei" style:font-name-asian="Microsoft JhengHei" style:font-name-complex="Microsoft JhengHei"/>
    </style:style>
    <style:style style:name="T2866" style:parent-style-name="DefaultParagraphFont" style:family="text">
      <style:text-properties style:font-name="Microsoft JhengHei" style:font-name-asian="Microsoft JhengHei" style:font-name-complex="Microsoft JhengHei"/>
    </style:style>
    <style:style style:name="T2867" style:parent-style-name="DefaultParagraphFont" style:family="text">
      <style:text-properties style:font-name="MingLiU-ExtB" style:font-name-asian="MingLiU-ExtB" style:font-name-complex="MingLiU-ExtB"/>
    </style:style>
    <style:style style:name="T2868" style:parent-style-name="DefaultParagraphFont" style:family="text">
      <style:text-properties style:font-name="Microsoft JhengHei" style:font-name-asian="Microsoft JhengHei" style:font-name-complex="Microsoft JhengHei"/>
    </style:style>
    <style:style style:name="T2869" style:parent-style-name="DefaultParagraphFont" style:family="text">
      <style:text-properties style:font-name="Microsoft JhengHei" style:font-name-asian="Microsoft JhengHei" style:font-name-complex="Microsoft JhengHei"/>
    </style:style>
    <style:style style:name="T2870" style:parent-style-name="DefaultParagraphFont" style:family="text">
      <style:text-properties style:font-name="Microsoft JhengHei" style:font-name-asian="Microsoft JhengHei" style:font-name-complex="Microsoft JhengHei"/>
    </style:style>
    <style:style style:name="T2871" style:parent-style-name="DefaultParagraphFont" style:family="text">
      <style:text-properties style:font-name="Microsoft JhengHei" style:font-name-asian="Microsoft JhengHei" style:font-name-complex="Microsoft JhengHei"/>
    </style:style>
    <style:style style:name="T2872" style:parent-style-name="DefaultParagraphFont" style:family="text">
      <style:text-properties style:font-name="Microsoft JhengHei" style:font-name-asian="Microsoft JhengHei" style:font-name-complex="Microsoft JhengHei"/>
    </style:style>
    <style:style style:name="T2873" style:parent-style-name="DefaultParagraphFont" style:family="text">
      <style:text-properties style:font-name="Microsoft JhengHei" style:font-name-asian="Microsoft JhengHei" style:font-name-complex="Microsoft JhengHei"/>
    </style:style>
    <style:style style:name="T2874" style:parent-style-name="DefaultParagraphFont" style:family="text">
      <style:text-properties style:font-name="Microsoft JhengHei" style:font-name-asian="Microsoft JhengHei" style:font-name-complex="Microsoft JhengHei"/>
    </style:style>
    <style:style style:name="T2875" style:parent-style-name="DefaultParagraphFont" style:family="text">
      <style:text-properties style:font-name="Microsoft JhengHei" style:font-name-asian="Microsoft JhengHei" style:font-name-complex="Microsoft JhengHei"/>
    </style:style>
    <style:style style:name="T2876" style:parent-style-name="DefaultParagraphFont" style:family="text">
      <style:text-properties style:font-name="Microsoft JhengHei" style:font-name-asian="Microsoft JhengHei" style:font-name-complex="Microsoft JhengHei"/>
    </style:style>
    <style:style style:name="T2877" style:parent-style-name="DefaultParagraphFont" style:family="text">
      <style:text-properties style:font-name="MingLiU-ExtB" style:font-name-asian="MingLiU-ExtB" style:font-name-complex="MingLiU-ExtB"/>
    </style:style>
    <style:style style:name="T2878" style:parent-style-name="DefaultParagraphFont" style:family="text">
      <style:text-properties style:font-name="Microsoft JhengHei" style:font-name-asian="Microsoft JhengHei" style:font-name-complex="Microsoft JhengHei"/>
    </style:style>
    <style:style style:name="T2879" style:parent-style-name="DefaultParagraphFont" style:family="text">
      <style:text-properties style:font-name="MingLiU-ExtB" style:font-name-asian="MingLiU-ExtB" style:font-name-complex="MingLiU-ExtB"/>
    </style:style>
    <style:style style:name="T2880" style:parent-style-name="DefaultParagraphFont" style:family="text">
      <style:text-properties style:font-name="Microsoft JhengHei" style:font-name-asian="Microsoft JhengHei" style:font-name-complex="Microsoft JhengHei"/>
    </style:style>
    <style:style style:name="T2881" style:parent-style-name="DefaultParagraphFont" style:family="text">
      <style:text-properties style:font-name="Microsoft JhengHei" style:font-name-asian="Microsoft JhengHei" style:font-name-complex="Microsoft JhengHei"/>
    </style:style>
    <style:style style:name="T2882" style:parent-style-name="DefaultParagraphFont" style:family="text">
      <style:text-properties style:font-name="Microsoft JhengHei" style:font-name-asian="Microsoft JhengHei" style:font-name-complex="Microsoft JhengHei"/>
    </style:style>
    <style:style style:name="T2883" style:parent-style-name="DefaultParagraphFont" style:family="text">
      <style:text-properties style:font-name="Microsoft JhengHei" style:font-name-asian="Microsoft JhengHei" style:font-name-complex="Microsoft JhengHei"/>
    </style:style>
    <style:style style:name="T2884" style:parent-style-name="DefaultParagraphFont" style:family="text">
      <style:text-properties style:font-name="MS Gothic" style:font-name-asian="MS Gothic" style:font-name-complex="MS Gothic"/>
    </style:style>
    <style:style style:name="T2885" style:parent-style-name="DefaultParagraphFont" style:family="text">
      <style:text-properties style:font-name="Microsoft JhengHei" style:font-name-asian="Microsoft JhengHei" style:font-name-complex="Microsoft JhengHei"/>
    </style:style>
    <style:style style:name="T2886" style:parent-style-name="DefaultParagraphFont" style:family="text">
      <style:text-properties style:font-name="MingLiU-ExtB" style:font-name-asian="MingLiU-ExtB" style:font-name-complex="MingLiU-ExtB"/>
    </style:style>
    <style:style style:name="T2887" style:parent-style-name="DefaultParagraphFont" style:family="text">
      <style:text-properties style:font-name="MS Gothic" style:font-name-asian="MS Gothic" style:font-name-complex="MS Gothic"/>
    </style:style>
    <style:style style:name="T2888" style:parent-style-name="DefaultParagraphFont" style:family="text">
      <style:text-properties style:font-name="Microsoft JhengHei" style:font-name-asian="Microsoft JhengHei" style:font-name-complex="Microsoft JhengHei"/>
    </style:style>
    <style:style style:name="T2889" style:parent-style-name="DefaultParagraphFont" style:family="text">
      <style:text-properties style:font-name="MingLiU-ExtB" style:font-name-asian="MingLiU-ExtB" style:font-name-complex="MingLiU-ExtB"/>
    </style:style>
    <style:style style:name="T2890" style:parent-style-name="DefaultParagraphFont" style:family="text">
      <style:text-properties style:font-name="Microsoft JhengHei" style:font-name-asian="Microsoft JhengHei" style:font-name-complex="Microsoft JhengHei"/>
    </style:style>
    <style:style style:name="T2891" style:parent-style-name="DefaultParagraphFont" style:family="text">
      <style:text-properties style:font-name="Microsoft JhengHei" style:font-name-asian="Microsoft JhengHei" style:font-name-complex="Microsoft JhengHei"/>
    </style:style>
    <style:style style:name="T2892" style:parent-style-name="DefaultParagraphFont" style:family="text">
      <style:text-properties style:font-name="Microsoft JhengHei" style:font-name-asian="Microsoft JhengHei" style:font-name-complex="Microsoft JhengHei"/>
    </style:style>
    <style:style style:name="T2893" style:parent-style-name="DefaultParagraphFont" style:family="text">
      <style:text-properties style:font-name="Microsoft JhengHei" style:font-name-asian="Microsoft JhengHei" style:font-name-complex="Microsoft JhengHei"/>
    </style:style>
    <style:style style:name="T2894" style:parent-style-name="DefaultParagraphFont" style:family="text">
      <style:text-properties style:font-name="MS Gothic" style:font-name-asian="MS Gothic" style:font-name-complex="MS Gothic"/>
    </style:style>
    <style:style style:name="T2895" style:parent-style-name="DefaultParagraphFont" style:family="text">
      <style:text-properties style:font-name="Malgun Gothic" style:font-name-asian="Malgun Gothic" style:font-name-complex="Malgun Gothic"/>
    </style:style>
    <style:style style:name="T2896" style:parent-style-name="DefaultParagraphFont" style:family="text">
      <style:text-properties style:font-name="Microsoft JhengHei" style:font-name-asian="Microsoft JhengHei" style:font-name-complex="Microsoft JhengHei"/>
    </style:style>
    <style:style style:name="T2897" style:parent-style-name="DefaultParagraphFont" style:family="text">
      <style:text-properties style:font-name="Microsoft JhengHei" style:font-name-asian="Microsoft JhengHei" style:font-name-complex="Microsoft JhengHei"/>
    </style:style>
    <style:style style:name="T2898" style:parent-style-name="DefaultParagraphFont" style:family="text">
      <style:text-properties style:font-name="Microsoft JhengHei" style:font-name-asian="Microsoft JhengHei" style:font-name-complex="Microsoft JhengHei"/>
    </style:style>
    <style:style style:name="T2899" style:parent-style-name="DefaultParagraphFont" style:family="text">
      <style:text-properties style:font-name="Microsoft JhengHei" style:font-name-asian="Microsoft JhengHei" style:font-name-complex="Microsoft JhengHei"/>
    </style:style>
    <style:style style:name="T2900" style:parent-style-name="DefaultParagraphFont" style:family="text">
      <style:text-properties style:font-name="Microsoft JhengHei" style:font-name-asian="Microsoft JhengHei" style:font-name-complex="Microsoft JhengHei"/>
    </style:style>
    <style:style style:name="T2901" style:parent-style-name="DefaultParagraphFont" style:family="text">
      <style:text-properties style:font-name="Microsoft JhengHei" style:font-name-asian="Microsoft JhengHei" style:font-name-complex="Microsoft JhengHei"/>
    </style:style>
    <style:style style:name="T2902" style:parent-style-name="DefaultParagraphFont" style:family="text">
      <style:text-properties style:font-name="Microsoft JhengHei" style:font-name-asian="Microsoft JhengHei" style:font-name-complex="Microsoft JhengHei"/>
    </style:style>
    <style:style style:name="T2903" style:parent-style-name="DefaultParagraphFont" style:family="text">
      <style:text-properties style:font-name="MS Gothic" style:font-name-asian="MS Gothic" style:font-name-complex="MS Gothic"/>
    </style:style>
    <style:style style:name="T2904" style:parent-style-name="DefaultParagraphFont" style:family="text">
      <style:text-properties style:font-name="MingLiU-ExtB" style:font-name-asian="MingLiU-ExtB" style:font-name-complex="MingLiU-ExtB"/>
    </style:style>
    <style:style style:name="T2905" style:parent-style-name="DefaultParagraphFont" style:family="text">
      <style:text-properties style:font-name="Microsoft JhengHei" style:font-name-asian="Microsoft JhengHei" style:font-name-complex="Microsoft JhengHei"/>
    </style:style>
    <style:style style:name="T2906" style:parent-style-name="DefaultParagraphFont" style:family="text">
      <style:text-properties style:font-name="Microsoft JhengHei" style:font-name-asian="Microsoft JhengHei" style:font-name-complex="Microsoft JhengHei"/>
    </style:style>
    <style:style style:name="T2907" style:parent-style-name="DefaultParagraphFont" style:family="text">
      <style:text-properties style:font-name="Microsoft JhengHei" style:font-name-asian="Microsoft JhengHei" style:font-name-complex="Microsoft JhengHei"/>
    </style:style>
    <style:style style:name="T2908" style:parent-style-name="DefaultParagraphFont" style:family="text">
      <style:text-properties style:font-name="Malgun Gothic" style:font-name-asian="Malgun Gothic" style:font-name-complex="Malgun Gothic"/>
    </style:style>
    <style:style style:name="T2909" style:parent-style-name="DefaultParagraphFont" style:family="text">
      <style:text-properties style:font-name="MingLiU-ExtB" style:font-name-asian="MingLiU-ExtB" style:font-name-complex="MingLiU-ExtB"/>
    </style:style>
    <style:style style:name="T2910" style:parent-style-name="DefaultParagraphFont" style:family="text">
      <style:text-properties style:font-name="Microsoft JhengHei" style:font-name-asian="Microsoft JhengHei" style:font-name-complex="Microsoft JhengHei"/>
    </style:style>
    <style:style style:name="T2911" style:parent-style-name="DefaultParagraphFont" style:family="text">
      <style:text-properties style:font-name="MS Gothic" style:font-name-asian="MS Gothic" style:font-name-complex="MS Gothic"/>
    </style:style>
    <style:style style:name="T2912" style:parent-style-name="DefaultParagraphFont" style:family="text">
      <style:text-properties style:font-name="Microsoft JhengHei" style:font-name-asian="Microsoft JhengHei" style:font-name-complex="Microsoft JhengHei"/>
    </style:style>
    <style:style style:name="T2913" style:parent-style-name="DefaultParagraphFont" style:family="text">
      <style:text-properties style:font-name="MS Gothic" style:font-name-asian="MS Gothic" style:font-name-complex="MS Gothic"/>
    </style:style>
    <style:style style:name="T2914" style:parent-style-name="DefaultParagraphFont" style:family="text">
      <style:text-properties style:font-name="MS Gothic" style:font-name-asian="MS Gothic" style:font-name-complex="MS Gothic"/>
    </style:style>
    <style:style style:name="T2915" style:parent-style-name="DefaultParagraphFont" style:family="text">
      <style:text-properties style:font-name="Microsoft JhengHei" style:font-name-asian="Microsoft JhengHei" style:font-name-complex="Microsoft JhengHei"/>
    </style:style>
    <style:style style:name="T2916" style:parent-style-name="DefaultParagraphFont" style:family="text">
      <style:text-properties style:font-name="Microsoft JhengHei" style:font-name-asian="Microsoft JhengHei" style:font-name-complex="Microsoft JhengHei"/>
    </style:style>
    <style:style style:name="T2917" style:parent-style-name="DefaultParagraphFont" style:family="text">
      <style:text-properties style:font-name="Microsoft JhengHei" style:font-name-asian="Microsoft JhengHei" style:font-name-complex="Microsoft JhengHei"/>
    </style:style>
    <style:style style:name="T2918" style:parent-style-name="DefaultParagraphFont" style:family="text">
      <style:text-properties style:font-name="Microsoft JhengHei" style:font-name-asian="Microsoft JhengHei" style:font-name-complex="Microsoft JhengHei"/>
    </style:style>
    <style:style style:name="T2919" style:parent-style-name="DefaultParagraphFont" style:family="text">
      <style:text-properties style:font-name="MS Gothic" style:font-name-asian="MS Gothic" style:font-name-complex="MS Gothic"/>
    </style:style>
    <style:style style:name="T2920" style:parent-style-name="DefaultParagraphFont" style:family="text">
      <style:text-properties style:font-name="Microsoft JhengHei" style:font-name-asian="Microsoft JhengHei" style:font-name-complex="Microsoft JhengHei"/>
    </style:style>
    <style:style style:name="T2921" style:parent-style-name="DefaultParagraphFont" style:family="text">
      <style:text-properties style:font-name="Microsoft JhengHei" style:font-name-asian="Microsoft JhengHei" style:font-name-complex="Microsoft JhengHei"/>
    </style:style>
    <style:style style:name="T2922" style:parent-style-name="DefaultParagraphFont" style:family="text">
      <style:text-properties style:font-name="Microsoft JhengHei" style:font-name-asian="Microsoft JhengHei" style:font-name-complex="Microsoft JhengHei"/>
    </style:style>
    <style:style style:name="T2923" style:parent-style-name="DefaultParagraphFont" style:family="text">
      <style:text-properties style:font-name="Microsoft JhengHei" style:font-name-asian="Microsoft JhengHei" style:font-name-complex="Microsoft JhengHei"/>
    </style:style>
    <style:style style:name="T2924" style:parent-style-name="DefaultParagraphFont" style:family="text">
      <style:text-properties style:font-name="Microsoft JhengHei" style:font-name-asian="Microsoft JhengHei" style:font-name-complex="Microsoft JhengHei"/>
    </style:style>
    <style:style style:name="T2925" style:parent-style-name="DefaultParagraphFont" style:family="text">
      <style:text-properties style:font-name="Microsoft JhengHei" style:font-name-asian="Microsoft JhengHei" style:font-name-complex="Microsoft JhengHei"/>
    </style:style>
    <style:style style:name="T2926" style:parent-style-name="DefaultParagraphFont" style:family="text">
      <style:text-properties style:font-name="Microsoft JhengHei" style:font-name-asian="Microsoft JhengHei" style:font-name-complex="Microsoft JhengHei"/>
    </style:style>
    <style:style style:name="T2927" style:parent-style-name="DefaultParagraphFont" style:family="text">
      <style:text-properties style:font-name="MS Gothic" style:font-name-asian="MS Gothic" style:font-name-complex="MS Gothic"/>
    </style:style>
    <style:style style:name="T2928" style:parent-style-name="DefaultParagraphFont" style:family="text">
      <style:text-properties style:font-name="Microsoft JhengHei" style:font-name-asian="Microsoft JhengHei" style:font-name-complex="Microsoft JhengHei"/>
    </style:style>
    <style:style style:name="T2929" style:parent-style-name="DefaultParagraphFont" style:family="text">
      <style:text-properties style:font-name="Microsoft JhengHei" style:font-name-asian="Microsoft JhengHei" style:font-name-complex="Microsoft JhengHei"/>
    </style:style>
    <style:style style:name="T2930" style:parent-style-name="DefaultParagraphFont" style:family="text">
      <style:text-properties style:font-name="MS Gothic" style:font-name-asian="MS Gothic" style:font-name-complex="MS Gothic"/>
    </style:style>
    <style:style style:name="T2931" style:parent-style-name="DefaultParagraphFont" style:family="text">
      <style:text-properties style:font-name="MS Gothic" style:font-name-asian="MS Gothic" style:font-name-complex="MS Gothic"/>
    </style:style>
    <style:style style:name="T2932" style:parent-style-name="DefaultParagraphFont" style:family="text">
      <style:text-properties style:font-name="MingLiU-ExtB" style:font-name-asian="MingLiU-ExtB" style:font-name-complex="MingLiU-ExtB"/>
    </style:style>
    <style:style style:name="T2933" style:parent-style-name="DefaultParagraphFont" style:family="text">
      <style:text-properties style:font-name="Microsoft JhengHei" style:font-name-asian="Microsoft JhengHei" style:font-name-complex="Microsoft JhengHei"/>
    </style:style>
    <style:style style:name="T2934" style:parent-style-name="DefaultParagraphFont" style:family="text">
      <style:text-properties style:font-name="MS Gothic" style:font-name-asian="MS Gothic" style:font-name-complex="MS Gothic"/>
    </style:style>
    <style:style style:name="T2935" style:parent-style-name="DefaultParagraphFont" style:family="text">
      <style:text-properties style:font-name="Microsoft JhengHei" style:font-name-asian="Microsoft JhengHei" style:font-name-complex="Microsoft JhengHei"/>
    </style:style>
    <style:style style:name="T2936" style:parent-style-name="DefaultParagraphFont" style:family="text">
      <style:text-properties style:font-name="Microsoft JhengHei" style:font-name-asian="Microsoft JhengHei" style:font-name-complex="Microsoft JhengHei"/>
    </style:style>
    <style:style style:name="T2937" style:parent-style-name="DefaultParagraphFont" style:family="text">
      <style:text-properties style:font-name="Microsoft JhengHei" style:font-name-asian="Microsoft JhengHei" style:font-name-complex="Microsoft JhengHei"/>
    </style:style>
    <style:style style:name="T2938" style:parent-style-name="DefaultParagraphFont" style:family="text">
      <style:text-properties style:font-name="Microsoft JhengHei" style:font-name-asian="Microsoft JhengHei" style:font-name-complex="Microsoft JhengHei"/>
    </style:style>
    <style:style style:name="T2939" style:parent-style-name="DefaultParagraphFont" style:family="text">
      <style:text-properties style:font-name="Microsoft JhengHei" style:font-name-asian="Microsoft JhengHei" style:font-name-complex="Microsoft JhengHei"/>
    </style:style>
    <style:style style:name="T2940" style:parent-style-name="DefaultParagraphFont" style:family="text">
      <style:text-properties style:font-name="Microsoft JhengHei" style:font-name-asian="Microsoft JhengHei" style:font-name-complex="Microsoft JhengHei"/>
    </style:style>
    <style:style style:name="T2941" style:parent-style-name="DefaultParagraphFont" style:family="text">
      <style:text-properties style:font-name="MS Gothic" style:font-name-asian="MS Gothic" style:font-name-complex="MS Gothic"/>
    </style:style>
    <style:style style:name="T2942" style:parent-style-name="DefaultParagraphFont" style:family="text">
      <style:text-properties style:font-name="MS Gothic" style:font-name-asian="MS Gothic" style:font-name-complex="MS Gothic"/>
    </style:style>
    <style:style style:name="T2943" style:parent-style-name="DefaultParagraphFont" style:family="text">
      <style:text-properties style:font-name="Microsoft JhengHei" style:font-name-asian="Microsoft JhengHei" style:font-name-complex="Microsoft JhengHei"/>
    </style:style>
    <style:style style:name="T2944" style:parent-style-name="DefaultParagraphFont" style:family="text">
      <style:text-properties style:font-name="Microsoft JhengHei" style:font-name-asian="Microsoft JhengHei" style:font-name-complex="Microsoft JhengHei"/>
    </style:style>
    <style:style style:name="T2945" style:parent-style-name="DefaultParagraphFont" style:family="text">
      <style:text-properties style:font-name="Microsoft JhengHei" style:font-name-asian="Microsoft JhengHei" style:font-name-complex="Microsoft JhengHei"/>
    </style:style>
    <style:style style:name="T2946" style:parent-style-name="DefaultParagraphFont" style:family="text">
      <style:text-properties style:font-name="MS Gothic" style:font-name-asian="MS Gothic" style:font-name-complex="MS Gothic"/>
    </style:style>
    <style:style style:name="T2947" style:parent-style-name="DefaultParagraphFont" style:family="text">
      <style:text-properties style:font-name="Microsoft JhengHei" style:font-name-asian="Microsoft JhengHei" style:font-name-complex="Microsoft JhengHei"/>
    </style:style>
    <style:style style:name="T2948" style:parent-style-name="DefaultParagraphFont" style:family="text">
      <style:text-properties style:font-name="Microsoft JhengHei" style:font-name-asian="Microsoft JhengHei" style:font-name-complex="Microsoft JhengHei"/>
    </style:style>
    <style:style style:name="T2949" style:parent-style-name="DefaultParagraphFont" style:family="text">
      <style:text-properties style:font-name="Microsoft JhengHei" style:font-name-asian="Microsoft JhengHei" style:font-name-complex="Microsoft JhengHei"/>
    </style:style>
    <style:style style:name="T2950" style:parent-style-name="DefaultParagraphFont" style:family="text">
      <style:text-properties style:font-name="Microsoft JhengHei" style:font-name-asian="Microsoft JhengHei" style:font-name-complex="Microsoft JhengHei"/>
    </style:style>
    <style:style style:name="T2951" style:parent-style-name="DefaultParagraphFont" style:family="text">
      <style:text-properties style:font-name="Microsoft JhengHei" style:font-name-asian="Microsoft JhengHei" style:font-name-complex="Microsoft JhengHei"/>
    </style:style>
    <style:style style:name="T2952" style:parent-style-name="DefaultParagraphFont" style:family="text">
      <style:text-properties style:font-name="Microsoft JhengHei" style:font-name-asian="Microsoft JhengHei" style:font-name-complex="Microsoft JhengHei"/>
    </style:style>
    <style:style style:name="T2953" style:parent-style-name="DefaultParagraphFont" style:family="text">
      <style:text-properties style:font-name="MingLiU-ExtB" style:font-name-asian="MingLiU-ExtB" style:font-name-complex="MingLiU-ExtB"/>
    </style:style>
    <style:style style:name="T2954" style:parent-style-name="DefaultParagraphFont" style:family="text">
      <style:text-properties style:font-name="Microsoft JhengHei" style:font-name-asian="Microsoft JhengHei" style:font-name-complex="Microsoft JhengHei"/>
    </style:style>
    <style:style style:name="T2955" style:parent-style-name="DefaultParagraphFont" style:family="text">
      <style:text-properties style:font-name="Malgun Gothic" style:font-name-asian="Malgun Gothic" style:font-name-complex="Malgun Gothic"/>
    </style:style>
    <style:style style:name="T2956" style:parent-style-name="DefaultParagraphFont" style:family="text">
      <style:text-properties style:font-name="Microsoft JhengHei" style:font-name-asian="Microsoft JhengHei" style:font-name-complex="Microsoft JhengHei"/>
    </style:style>
    <style:style style:name="T2957" style:parent-style-name="DefaultParagraphFont" style:family="text">
      <style:text-properties style:font-name="Microsoft JhengHei" style:font-name-asian="Microsoft JhengHei" style:font-name-complex="Microsoft JhengHei"/>
    </style:style>
    <style:style style:name="T2958" style:parent-style-name="DefaultParagraphFont" style:family="text">
      <style:text-properties style:font-name="Microsoft JhengHei" style:font-name-asian="Microsoft JhengHei" style:font-name-complex="Microsoft JhengHei"/>
    </style:style>
    <style:style style:name="T2959" style:parent-style-name="DefaultParagraphFont" style:family="text">
      <style:text-properties style:font-name="MS Gothic" style:font-name-asian="MS Gothic" style:font-name-complex="MS Gothic"/>
    </style:style>
    <style:style style:name="T2960" style:parent-style-name="DefaultParagraphFont" style:family="text">
      <style:text-properties style:font-name="Microsoft JhengHei" style:font-name-asian="Microsoft JhengHei" style:font-name-complex="Microsoft JhengHei"/>
    </style:style>
    <style:style style:name="T2961" style:parent-style-name="DefaultParagraphFont" style:family="text">
      <style:text-properties style:font-name="Microsoft JhengHei" style:font-name-asian="Microsoft JhengHei" style:font-name-complex="Microsoft JhengHei"/>
    </style:style>
    <style:style style:name="T2962" style:parent-style-name="DefaultParagraphFont" style:family="text">
      <style:text-properties style:font-name="Microsoft JhengHei" style:font-name-asian="Microsoft JhengHei" style:font-name-complex="Microsoft JhengHei"/>
    </style:style>
    <style:style style:name="T2963" style:parent-style-name="DefaultParagraphFont" style:family="text">
      <style:text-properties style:font-name="Microsoft JhengHei" style:font-name-asian="Microsoft JhengHei" style:font-name-complex="Microsoft JhengHei"/>
    </style:style>
    <style:style style:name="T2964" style:parent-style-name="DefaultParagraphFont" style:family="text">
      <style:text-properties style:font-name="MingLiU-ExtB" style:font-name-asian="MingLiU-ExtB" style:font-name-complex="MingLiU-ExtB"/>
    </style:style>
    <style:style style:name="T2965" style:parent-style-name="DefaultParagraphFont" style:family="text">
      <style:text-properties style:font-name="Microsoft JhengHei" style:font-name-asian="Microsoft JhengHei" style:font-name-complex="Microsoft JhengHei"/>
    </style:style>
    <style:style style:name="T2966" style:parent-style-name="DefaultParagraphFont" style:family="text">
      <style:text-properties style:font-name="Microsoft JhengHei" style:font-name-asian="Microsoft JhengHei" style:font-name-complex="Microsoft JhengHei"/>
    </style:style>
    <style:style style:name="T2967" style:parent-style-name="DefaultParagraphFont" style:family="text">
      <style:text-properties style:font-name="MingLiU-ExtB" style:font-name-asian="MingLiU-ExtB" style:font-name-complex="MingLiU-ExtB"/>
    </style:style>
    <style:style style:name="T2968" style:parent-style-name="DefaultParagraphFont" style:family="text">
      <style:text-properties style:font-name="Microsoft JhengHei" style:font-name-asian="Microsoft JhengHei" style:font-name-complex="Microsoft JhengHei"/>
    </style:style>
    <style:style style:name="T2969" style:parent-style-name="DefaultParagraphFont" style:family="text">
      <style:text-properties style:font-name="Microsoft JhengHei" style:font-name-asian="Microsoft JhengHei" style:font-name-complex="Microsoft JhengHei"/>
    </style:style>
    <style:style style:name="T2970" style:parent-style-name="DefaultParagraphFont" style:family="text">
      <style:text-properties style:font-name="Microsoft JhengHei" style:font-name-asian="Microsoft JhengHei" style:font-name-complex="Microsoft JhengHei"/>
    </style:style>
    <style:style style:name="T2971" style:parent-style-name="DefaultParagraphFont" style:family="text">
      <style:text-properties style:font-name="Microsoft JhengHei" style:font-name-asian="Microsoft JhengHei" style:font-name-complex="Microsoft JhengHei"/>
    </style:style>
    <style:style style:name="T2972" style:parent-style-name="DefaultParagraphFont" style:family="text">
      <style:text-properties style:font-name="Microsoft JhengHei" style:font-name-asian="Microsoft JhengHei" style:font-name-complex="Microsoft JhengHei"/>
    </style:style>
    <style:style style:name="T2973" style:parent-style-name="DefaultParagraphFont" style:family="text">
      <style:text-properties style:font-name="Microsoft JhengHei" style:font-name-asian="Microsoft JhengHei" style:font-name-complex="Microsoft JhengHei"/>
    </style:style>
    <style:style style:name="T2974" style:parent-style-name="DefaultParagraphFont" style:family="text">
      <style:text-properties style:font-name="Microsoft JhengHei" style:font-name-asian="Microsoft JhengHei" style:font-name-complex="Microsoft JhengHei"/>
    </style:style>
    <style:style style:name="T2975" style:parent-style-name="DefaultParagraphFont" style:family="text">
      <style:text-properties style:font-name="MS Gothic" style:font-name-asian="MS Gothic" style:font-name-complex="MS Gothic"/>
    </style:style>
    <style:style style:name="T2976" style:parent-style-name="DefaultParagraphFont" style:family="text">
      <style:text-properties style:font-name="Microsoft JhengHei" style:font-name-asian="Microsoft JhengHei" style:font-name-complex="Microsoft JhengHei"/>
    </style:style>
    <style:style style:name="T2977" style:parent-style-name="DefaultParagraphFont" style:family="text">
      <style:text-properties style:font-name="Microsoft JhengHei" style:font-name-asian="Microsoft JhengHei" style:font-name-complex="Microsoft JhengHei"/>
    </style:style>
    <style:style style:name="T2978" style:parent-style-name="DefaultParagraphFont" style:family="text">
      <style:text-properties style:font-name="Microsoft JhengHei" style:font-name-asian="Microsoft JhengHei" style:font-name-complex="Microsoft JhengHei"/>
    </style:style>
    <style:style style:name="T2979" style:parent-style-name="DefaultParagraphFont" style:family="text">
      <style:text-properties style:font-name="Microsoft JhengHei" style:font-name-asian="Microsoft JhengHei" style:font-name-complex="Microsoft JhengHei"/>
    </style:style>
    <style:style style:name="T2980" style:parent-style-name="DefaultParagraphFont" style:family="text">
      <style:text-properties style:font-name="Microsoft JhengHei" style:font-name-asian="Microsoft JhengHei" style:font-name-complex="Microsoft JhengHei"/>
    </style:style>
    <style:style style:name="T2981" style:parent-style-name="DefaultParagraphFont" style:family="text">
      <style:text-properties style:font-name="Microsoft JhengHei" style:font-name-asian="Microsoft JhengHei" style:font-name-complex="Microsoft JhengHei"/>
    </style:style>
    <style:style style:name="T2982" style:parent-style-name="DefaultParagraphFont" style:family="text">
      <style:text-properties style:font-name="Microsoft JhengHei" style:font-name-asian="Microsoft JhengHei" style:font-name-complex="Microsoft JhengHei"/>
    </style:style>
    <style:style style:name="T2983" style:parent-style-name="DefaultParagraphFont" style:family="text">
      <style:text-properties style:font-name="Microsoft JhengHei" style:font-name-asian="Microsoft JhengHei" style:font-name-complex="Microsoft JhengHei"/>
    </style:style>
    <style:style style:name="T2984" style:parent-style-name="DefaultParagraphFont" style:family="text">
      <style:text-properties style:font-name="MS Gothic" style:font-name-asian="MS Gothic" style:font-name-complex="MS Gothic"/>
    </style:style>
    <style:style style:name="T2985" style:parent-style-name="DefaultParagraphFont" style:family="text">
      <style:text-properties style:font-name="Microsoft JhengHei" style:font-name-asian="Microsoft JhengHei" style:font-name-complex="Microsoft JhengHei"/>
    </style:style>
    <style:style style:name="T2986" style:parent-style-name="DefaultParagraphFont" style:family="text">
      <style:text-properties style:font-name="Microsoft JhengHei" style:font-name-asian="Microsoft JhengHei" style:font-name-complex="Microsoft JhengHei"/>
    </style:style>
    <style:style style:name="T2987" style:parent-style-name="DefaultParagraphFont" style:family="text">
      <style:text-properties style:font-name="Microsoft JhengHei" style:font-name-asian="Microsoft JhengHei" style:font-name-complex="Microsoft JhengHei"/>
    </style:style>
    <style:style style:name="T2988" style:parent-style-name="DefaultParagraphFont" style:family="text">
      <style:text-properties style:font-name="Microsoft JhengHei" style:font-name-asian="Microsoft JhengHei" style:font-name-complex="Microsoft JhengHei"/>
    </style:style>
    <style:style style:name="T2989" style:parent-style-name="DefaultParagraphFont" style:family="text">
      <style:text-properties style:font-name="MingLiU-ExtB" style:font-name-asian="MingLiU-ExtB" style:font-name-complex="MingLiU-ExtB"/>
    </style:style>
    <style:style style:name="T2990" style:parent-style-name="DefaultParagraphFont" style:family="text">
      <style:text-properties style:font-name="Microsoft JhengHei" style:font-name-asian="Microsoft JhengHei" style:font-name-complex="Microsoft JhengHei"/>
    </style:style>
    <style:style style:name="T2991" style:parent-style-name="DefaultParagraphFont" style:family="text">
      <style:text-properties style:font-name="Microsoft JhengHei" style:font-name-asian="Microsoft JhengHei" style:font-name-complex="Microsoft JhengHei"/>
    </style:style>
    <style:style style:name="T2992" style:parent-style-name="DefaultParagraphFont" style:family="text">
      <style:text-properties style:font-name="MS Gothic" style:font-name-asian="MS Gothic" style:font-name-complex="MS Gothic"/>
    </style:style>
    <style:style style:name="T2993" style:parent-style-name="DefaultParagraphFont" style:family="text">
      <style:text-properties style:font-name="Microsoft JhengHei" style:font-name-asian="Microsoft JhengHei" style:font-name-complex="Microsoft JhengHei"/>
    </style:style>
    <style:style style:name="T2994" style:parent-style-name="DefaultParagraphFont" style:family="text">
      <style:text-properties style:font-name="Microsoft JhengHei" style:font-name-asian="Microsoft JhengHei" style:font-name-complex="Microsoft JhengHei"/>
    </style:style>
    <style:style style:name="T2995" style:parent-style-name="DefaultParagraphFont" style:family="text">
      <style:text-properties style:font-name="Microsoft JhengHei" style:font-name-asian="Microsoft JhengHei" style:font-name-complex="Microsoft JhengHei"/>
    </style:style>
    <style:style style:name="T2996" style:parent-style-name="DefaultParagraphFont" style:family="text">
      <style:text-properties style:font-name="Microsoft JhengHei" style:font-name-asian="Microsoft JhengHei" style:font-name-complex="Microsoft JhengHei"/>
    </style:style>
    <style:style style:name="T2997" style:parent-style-name="DefaultParagraphFont" style:family="text">
      <style:text-properties style:font-name="Microsoft JhengHei" style:font-name-asian="Microsoft JhengHei" style:font-name-complex="Microsoft JhengHei"/>
    </style:style>
    <style:style style:name="T2998" style:parent-style-name="DefaultParagraphFont" style:family="text">
      <style:text-properties style:font-name="Microsoft JhengHei" style:font-name-asian="Microsoft JhengHei" style:font-name-complex="Microsoft JhengHei"/>
    </style:style>
    <style:style style:name="T2999" style:parent-style-name="DefaultParagraphFont" style:family="text">
      <style:text-properties style:font-name="Microsoft JhengHei" style:font-name-asian="Microsoft JhengHei" style:font-name-complex="Microsoft JhengHei"/>
    </style:style>
    <style:style style:name="T3000" style:parent-style-name="DefaultParagraphFont" style:family="text">
      <style:text-properties style:font-name="MingLiU-ExtB" style:font-name-asian="MingLiU-ExtB" style:font-name-complex="MingLiU-ExtB"/>
    </style:style>
    <style:style style:name="T3001" style:parent-style-name="DefaultParagraphFont" style:family="text">
      <style:text-properties style:font-name="Microsoft JhengHei" style:font-name-asian="Microsoft JhengHei" style:font-name-complex="Microsoft JhengHei"/>
    </style:style>
    <style:style style:name="T3002" style:parent-style-name="DefaultParagraphFont" style:family="text">
      <style:text-properties style:font-name="Microsoft JhengHei" style:font-name-asian="Microsoft JhengHei" style:font-name-complex="Microsoft JhengHei"/>
    </style:style>
    <style:style style:name="T3003" style:parent-style-name="DefaultParagraphFont" style:family="text">
      <style:text-properties style:font-name="MingLiU-ExtB" style:font-name-asian="MingLiU-ExtB" style:font-name-complex="MingLiU-ExtB"/>
    </style:style>
    <style:style style:name="T3004" style:parent-style-name="DefaultParagraphFont" style:family="text">
      <style:text-properties style:font-name="Microsoft JhengHei" style:font-name-asian="Microsoft JhengHei" style:font-name-complex="Microsoft JhengHei"/>
    </style:style>
    <style:style style:name="T3005" style:parent-style-name="DefaultParagraphFont" style:family="text">
      <style:text-properties style:font-name="Microsoft JhengHei" style:font-name-asian="Microsoft JhengHei" style:font-name-complex="Microsoft JhengHei"/>
    </style:style>
    <style:style style:name="T3006" style:parent-style-name="DefaultParagraphFont" style:family="text">
      <style:text-properties style:font-name="Microsoft JhengHei" style:font-name-asian="Microsoft JhengHei" style:font-name-complex="Microsoft JhengHei"/>
    </style:style>
    <style:style style:name="T3007" style:parent-style-name="DefaultParagraphFont" style:family="text">
      <style:text-properties style:font-name="MS Gothic" style:font-name-asian="MS Gothic" style:font-name-complex="MS Gothic"/>
    </style:style>
    <style:style style:name="T3008" style:parent-style-name="DefaultParagraphFont" style:family="text">
      <style:text-properties style:font-name="Microsoft JhengHei" style:font-name-asian="Microsoft JhengHei" style:font-name-complex="Microsoft JhengHei"/>
    </style:style>
    <style:style style:name="T3009" style:parent-style-name="DefaultParagraphFont" style:family="text">
      <style:text-properties style:font-name="Microsoft JhengHei" style:font-name-asian="Microsoft JhengHei" style:font-name-complex="Microsoft JhengHei"/>
    </style:style>
    <style:style style:name="T3010" style:parent-style-name="DefaultParagraphFont" style:family="text">
      <style:text-properties style:font-name="Microsoft JhengHei" style:font-name-asian="Microsoft JhengHei" style:font-name-complex="Microsoft JhengHei"/>
    </style:style>
    <style:style style:name="T3011" style:parent-style-name="DefaultParagraphFont" style:family="text">
      <style:text-properties style:font-name="Microsoft JhengHei" style:font-name-asian="Microsoft JhengHei" style:font-name-complex="Microsoft JhengHei"/>
    </style:style>
    <style:style style:name="T3012" style:parent-style-name="DefaultParagraphFont" style:family="text">
      <style:text-properties style:font-name="Microsoft JhengHei" style:font-name-asian="Microsoft JhengHei" style:font-name-complex="Microsoft JhengHei"/>
    </style:style>
    <style:style style:name="T3013" style:parent-style-name="DefaultParagraphFont" style:family="text">
      <style:text-properties style:font-name="Microsoft JhengHei" style:font-name-asian="Microsoft JhengHei" style:font-name-complex="Microsoft JhengHei"/>
    </style:style>
    <style:style style:name="T3014" style:parent-style-name="DefaultParagraphFont" style:family="text">
      <style:text-properties style:font-name="MS Gothic" style:font-name-asian="MS Gothic" style:font-name-complex="MS Gothic"/>
    </style:style>
    <style:style style:name="T3015" style:parent-style-name="DefaultParagraphFont" style:family="text">
      <style:text-properties style:font-name="Microsoft JhengHei" style:font-name-asian="Microsoft JhengHei" style:font-name-complex="Microsoft JhengHei"/>
    </style:style>
    <style:style style:name="T3016" style:parent-style-name="DefaultParagraphFont" style:family="text">
      <style:text-properties style:font-name="Microsoft JhengHei" style:font-name-asian="Microsoft JhengHei" style:font-name-complex="Microsoft JhengHei"/>
    </style:style>
    <style:style style:name="T3017" style:parent-style-name="DefaultParagraphFont" style:family="text">
      <style:text-properties style:font-name="Microsoft JhengHei" style:font-name-asian="Microsoft JhengHei" style:font-name-complex="Microsoft JhengHei"/>
    </style:style>
    <style:style style:name="T3018" style:parent-style-name="DefaultParagraphFont" style:family="text">
      <style:text-properties style:font-name="Microsoft JhengHei" style:font-name-asian="Microsoft JhengHei" style:font-name-complex="Microsoft JhengHei"/>
    </style:style>
    <style:style style:name="T3019" style:parent-style-name="DefaultParagraphFont" style:family="text">
      <style:text-properties style:font-name="Microsoft JhengHei" style:font-name-asian="Microsoft JhengHei" style:font-name-complex="Microsoft JhengHei"/>
    </style:style>
    <style:style style:name="T3020" style:parent-style-name="DefaultParagraphFont" style:family="text">
      <style:text-properties style:font-name="Microsoft JhengHei" style:font-name-asian="Microsoft JhengHei" style:font-name-complex="Microsoft JhengHei"/>
    </style:style>
    <style:style style:name="T3021" style:parent-style-name="DefaultParagraphFont" style:family="text">
      <style:text-properties style:font-name="Microsoft JhengHei" style:font-name-asian="Microsoft JhengHei" style:font-name-complex="Microsoft JhengHei"/>
    </style:style>
    <style:style style:name="T3022" style:parent-style-name="DefaultParagraphFont" style:family="text">
      <style:text-properties style:font-name="Microsoft JhengHei" style:font-name-asian="Microsoft JhengHei" style:font-name-complex="Microsoft JhengHei"/>
    </style:style>
    <style:style style:name="T3023" style:parent-style-name="DefaultParagraphFont" style:family="text">
      <style:text-properties style:font-name="Microsoft JhengHei" style:font-name-asian="Microsoft JhengHei" style:font-name-complex="Microsoft JhengHei"/>
    </style:style>
    <style:style style:name="T3024" style:parent-style-name="DefaultParagraphFont" style:family="text">
      <style:text-properties style:font-name="Microsoft JhengHei" style:font-name-asian="Microsoft JhengHei" style:font-name-complex="Microsoft JhengHei"/>
    </style:style>
    <style:style style:name="T3025" style:parent-style-name="DefaultParagraphFont" style:family="text">
      <style:text-properties style:font-name="Microsoft JhengHei" style:font-name-asian="Microsoft JhengHei" style:font-name-complex="Microsoft JhengHei"/>
    </style:style>
    <style:style style:name="T3026" style:parent-style-name="DefaultParagraphFont" style:family="text">
      <style:text-properties style:font-name="MS Gothic" style:font-name-asian="MS Gothic" style:font-name-complex="MS Gothic"/>
    </style:style>
    <style:style style:name="T3027" style:parent-style-name="DefaultParagraphFont" style:family="text">
      <style:text-properties style:font-name="Microsoft JhengHei" style:font-name-asian="Microsoft JhengHei" style:font-name-complex="Microsoft JhengHei"/>
    </style:style>
    <style:style style:name="T3028" style:parent-style-name="DefaultParagraphFont" style:family="text">
      <style:text-properties style:font-name="Microsoft JhengHei" style:font-name-asian="Microsoft JhengHei" style:font-name-complex="Microsoft JhengHei"/>
    </style:style>
    <style:style style:name="T3029" style:parent-style-name="DefaultParagraphFont" style:family="text">
      <style:text-properties style:font-name="Microsoft JhengHei" style:font-name-asian="Microsoft JhengHei" style:font-name-complex="Microsoft JhengHei"/>
    </style:style>
    <style:style style:name="T3030" style:parent-style-name="DefaultParagraphFont" style:family="text">
      <style:text-properties style:font-name="Microsoft JhengHei" style:font-name-asian="Microsoft JhengHei" style:font-name-complex="Microsoft JhengHei"/>
    </style:style>
    <style:style style:name="T3031" style:parent-style-name="DefaultParagraphFont" style:family="text">
      <style:text-properties style:font-name="Microsoft JhengHei" style:font-name-asian="Microsoft JhengHei" style:font-name-complex="Microsoft JhengHei"/>
    </style:style>
    <style:style style:name="T3032" style:parent-style-name="DefaultParagraphFont" style:family="text">
      <style:text-properties style:font-name="Microsoft JhengHei" style:font-name-asian="Microsoft JhengHei" style:font-name-complex="Microsoft JhengHei"/>
    </style:style>
    <style:style style:name="T3033" style:parent-style-name="DefaultParagraphFont" style:family="text">
      <style:text-properties style:font-name="Microsoft JhengHei" style:font-name-asian="Microsoft JhengHei" style:font-name-complex="Microsoft JhengHei"/>
    </style:style>
    <style:style style:name="T3034" style:parent-style-name="DefaultParagraphFont" style:family="text">
      <style:text-properties style:font-name="Microsoft JhengHei" style:font-name-asian="Microsoft JhengHei" style:font-name-complex="Microsoft JhengHei"/>
    </style:style>
    <style:style style:name="T3035" style:parent-style-name="DefaultParagraphFont" style:family="text">
      <style:text-properties style:font-name="Microsoft JhengHei" style:font-name-asian="Microsoft JhengHei" style:font-name-complex="Microsoft JhengHei"/>
    </style:style>
    <style:style style:name="T3036" style:parent-style-name="DefaultParagraphFont" style:family="text">
      <style:text-properties style:font-name="Microsoft JhengHei" style:font-name-asian="Microsoft JhengHei" style:font-name-complex="Microsoft JhengHei"/>
    </style:style>
    <style:style style:name="T3037" style:parent-style-name="DefaultParagraphFont" style:family="text">
      <style:text-properties style:font-name="Microsoft JhengHei" style:font-name-asian="Microsoft JhengHei" style:font-name-complex="Microsoft JhengHei"/>
    </style:style>
    <style:style style:name="T3038" style:parent-style-name="DefaultParagraphFont" style:family="text">
      <style:text-properties style:font-name="Microsoft JhengHei" style:font-name-asian="Microsoft JhengHei" style:font-name-complex="Microsoft JhengHei"/>
    </style:style>
    <style:style style:name="T3039" style:parent-style-name="DefaultParagraphFont" style:family="text">
      <style:text-properties style:font-name="Microsoft JhengHei" style:font-name-asian="Microsoft JhengHei" style:font-name-complex="Microsoft JhengHei"/>
    </style:style>
    <style:style style:name="T3040" style:parent-style-name="DefaultParagraphFont" style:family="text">
      <style:text-properties style:font-name="Microsoft JhengHei" style:font-name-asian="Microsoft JhengHei" style:font-name-complex="Microsoft JhengHei"/>
    </style:style>
    <style:style style:name="T3041" style:parent-style-name="DefaultParagraphFont" style:family="text">
      <style:text-properties style:font-name="Microsoft JhengHei" style:font-name-asian="Microsoft JhengHei" style:font-name-complex="Microsoft JhengHei"/>
    </style:style>
    <style:style style:name="T3042" style:parent-style-name="DefaultParagraphFont" style:family="text">
      <style:text-properties style:font-name="Malgun Gothic" style:font-name-asian="Malgun Gothic" style:font-name-complex="Malgun Gothic"/>
    </style:style>
    <style:style style:name="T3043" style:parent-style-name="DefaultParagraphFont" style:family="text">
      <style:text-properties style:font-name="Microsoft JhengHei" style:font-name-asian="Microsoft JhengHei" style:font-name-complex="Microsoft JhengHei"/>
    </style:style>
    <style:style style:name="T3044" style:parent-style-name="DefaultParagraphFont" style:family="text">
      <style:text-properties style:font-name="Microsoft JhengHei" style:font-name-asian="Microsoft JhengHei" style:font-name-complex="Microsoft JhengHei"/>
    </style:style>
    <style:style style:name="T3045" style:parent-style-name="DefaultParagraphFont" style:family="text">
      <style:text-properties style:font-name="Microsoft JhengHei" style:font-name-asian="Microsoft JhengHei" style:font-name-complex="Microsoft JhengHei"/>
    </style:style>
    <style:style style:name="T3046" style:parent-style-name="DefaultParagraphFont" style:family="text">
      <style:text-properties style:font-name="Microsoft JhengHei" style:font-name-asian="Microsoft JhengHei" style:font-name-complex="Microsoft JhengHei"/>
    </style:style>
    <style:style style:name="T3047" style:parent-style-name="DefaultParagraphFont" style:family="text">
      <style:text-properties style:font-name="Microsoft JhengHei" style:font-name-asian="Microsoft JhengHei" style:font-name-complex="Microsoft JhengHei"/>
    </style:style>
    <style:style style:name="T3048" style:parent-style-name="DefaultParagraphFont" style:family="text">
      <style:text-properties style:font-name="Microsoft JhengHei" style:font-name-asian="Microsoft JhengHei" style:font-name-complex="Microsoft JhengHei"/>
    </style:style>
    <style:style style:name="T3049" style:parent-style-name="DefaultParagraphFont" style:family="text">
      <style:text-properties style:font-name="Microsoft JhengHei" style:font-name-asian="Microsoft JhengHei" style:font-name-complex="Microsoft JhengHei"/>
    </style:style>
    <style:style style:name="T3050" style:parent-style-name="DefaultParagraphFont" style:family="text">
      <style:text-properties style:font-name="Microsoft JhengHei" style:font-name-asian="Microsoft JhengHei" style:font-name-complex="Microsoft JhengHei"/>
    </style:style>
    <style:style style:name="T3051" style:parent-style-name="DefaultParagraphFont" style:family="text">
      <style:text-properties style:font-name="Microsoft JhengHei" style:font-name-asian="Microsoft JhengHei" style:font-name-complex="Microsoft JhengHei"/>
    </style:style>
    <style:style style:name="T3052" style:parent-style-name="DefaultParagraphFont" style:family="text">
      <style:text-properties style:font-name="Microsoft JhengHei" style:font-name-asian="Microsoft JhengHei" style:font-name-complex="Microsoft JhengHei"/>
    </style:style>
    <style:style style:name="T3053" style:parent-style-name="DefaultParagraphFont" style:family="text">
      <style:text-properties style:font-name="Microsoft JhengHei" style:font-name-asian="Microsoft JhengHei" style:font-name-complex="Microsoft JhengHei"/>
    </style:style>
    <style:style style:name="T3054" style:parent-style-name="DefaultParagraphFont" style:family="text">
      <style:text-properties style:font-name="MS Gothic" style:font-name-asian="MS Gothic" style:font-name-complex="MS Gothic"/>
    </style:style>
    <style:style style:name="T3055" style:parent-style-name="DefaultParagraphFont" style:family="text">
      <style:text-properties style:font-name="Microsoft JhengHei" style:font-name-asian="Microsoft JhengHei" style:font-name-complex="Microsoft JhengHei"/>
    </style:style>
    <style:style style:name="T3056" style:parent-style-name="DefaultParagraphFont" style:family="text">
      <style:text-properties style:font-name="Microsoft JhengHei" style:font-name-asian="Microsoft JhengHei" style:font-name-complex="Microsoft JhengHei"/>
    </style:style>
    <style:style style:name="T3057" style:parent-style-name="DefaultParagraphFont" style:family="text">
      <style:text-properties style:font-name="Microsoft JhengHei" style:font-name-asian="Microsoft JhengHei" style:font-name-complex="Microsoft JhengHei"/>
    </style:style>
    <style:style style:name="T3058" style:parent-style-name="DefaultParagraphFont" style:family="text">
      <style:text-properties style:font-name="MS Gothic" style:font-name-asian="MS Gothic" style:font-name-complex="MS Gothic"/>
    </style:style>
    <style:style style:name="T3059" style:parent-style-name="DefaultParagraphFont" style:family="text">
      <style:text-properties style:font-name="MS Gothic" style:font-name-asian="MS Gothic" style:font-name-complex="MS Gothic"/>
    </style:style>
    <style:style style:name="T3060" style:parent-style-name="DefaultParagraphFont" style:family="text">
      <style:text-properties style:font-name="MS Gothic" style:font-name-asian="MS Gothic" style:font-name-complex="MS Gothic"/>
    </style:style>
    <style:style style:name="T3061" style:parent-style-name="DefaultParagraphFont" style:family="text">
      <style:text-properties style:font-name="Microsoft JhengHei" style:font-name-asian="Microsoft JhengHei" style:font-name-complex="Microsoft JhengHei"/>
    </style:style>
    <style:style style:name="T3062" style:parent-style-name="DefaultParagraphFont" style:family="text">
      <style:text-properties style:font-name="Microsoft JhengHei" style:font-name-asian="Microsoft JhengHei" style:font-name-complex="Microsoft JhengHei"/>
    </style:style>
    <style:style style:name="T3063" style:parent-style-name="DefaultParagraphFont" style:family="text">
      <style:text-properties style:font-name="MS Gothic" style:font-name-asian="MS Gothic" style:font-name-complex="MS Gothic"/>
    </style:style>
    <style:style style:name="T3064" style:parent-style-name="DefaultParagraphFont" style:family="text">
      <style:text-properties style:font-name="Microsoft JhengHei" style:font-name-asian="Microsoft JhengHei" style:font-name-complex="Microsoft JhengHei"/>
    </style:style>
    <style:style style:name="T3065" style:parent-style-name="DefaultParagraphFont" style:family="text">
      <style:text-properties style:font-name="Microsoft JhengHei" style:font-name-asian="Microsoft JhengHei" style:font-name-complex="Microsoft JhengHei"/>
    </style:style>
    <style:style style:name="T3066" style:parent-style-name="DefaultParagraphFont" style:family="text">
      <style:text-properties style:font-name="Microsoft JhengHei" style:font-name-asian="Microsoft JhengHei" style:font-name-complex="Microsoft JhengHei"/>
    </style:style>
    <style:style style:name="T3067" style:parent-style-name="DefaultParagraphFont" style:family="text">
      <style:text-properties style:font-name="Microsoft JhengHei" style:font-name-asian="Microsoft JhengHei" style:font-name-complex="Microsoft JhengHei"/>
    </style:style>
    <style:style style:name="T3068" style:parent-style-name="DefaultParagraphFont" style:family="text">
      <style:text-properties style:font-name="Microsoft JhengHei" style:font-name-asian="Microsoft JhengHei" style:font-name-complex="Microsoft JhengHei"/>
    </style:style>
    <style:style style:name="T3069" style:parent-style-name="DefaultParagraphFont" style:family="text">
      <style:text-properties style:font-name="MS Gothic" style:font-name-asian="MS Gothic" style:font-name-complex="MS Gothic"/>
    </style:style>
    <style:style style:name="T3070" style:parent-style-name="DefaultParagraphFont" style:family="text">
      <style:text-properties style:font-name="Microsoft JhengHei" style:font-name-asian="Microsoft JhengHei" style:font-name-complex="Microsoft JhengHei"/>
    </style:style>
    <style:style style:name="T3071" style:parent-style-name="DefaultParagraphFont" style:family="text">
      <style:text-properties style:font-name="MS Gothic" style:font-name-asian="MS Gothic" style:font-name-complex="MS Gothic"/>
    </style:style>
    <style:style style:name="T3072" style:parent-style-name="DefaultParagraphFont" style:family="text">
      <style:text-properties style:font-name="Microsoft JhengHei" style:font-name-asian="Microsoft JhengHei" style:font-name-complex="Microsoft JhengHei"/>
    </style:style>
    <style:style style:name="T3073" style:parent-style-name="DefaultParagraphFont" style:family="text">
      <style:text-properties style:font-name="Microsoft JhengHei" style:font-name-asian="Microsoft JhengHei" style:font-name-complex="Microsoft JhengHei"/>
    </style:style>
    <style:style style:name="T3074" style:parent-style-name="DefaultParagraphFont" style:family="text">
      <style:text-properties style:font-name="Microsoft JhengHei" style:font-name-asian="Microsoft JhengHei" style:font-name-complex="Microsoft JhengHei"/>
    </style:style>
    <style:style style:name="T3075" style:parent-style-name="DefaultParagraphFont" style:family="text">
      <style:text-properties style:font-name="Microsoft JhengHei" style:font-name-asian="Microsoft JhengHei" style:font-name-complex="Microsoft JhengHei"/>
    </style:style>
    <style:style style:name="T3076" style:parent-style-name="DefaultParagraphFont" style:family="text">
      <style:text-properties style:font-name="Microsoft JhengHei" style:font-name-asian="Microsoft JhengHei" style:font-name-complex="Microsoft JhengHei"/>
    </style:style>
    <style:style style:name="T3077" style:parent-style-name="DefaultParagraphFont" style:family="text">
      <style:text-properties style:font-name="Microsoft JhengHei" style:font-name-asian="Microsoft JhengHei" style:font-name-complex="Microsoft JhengHei"/>
    </style:style>
    <style:style style:name="T3078" style:parent-style-name="DefaultParagraphFont" style:family="text">
      <style:text-properties style:font-name="MS Gothic" style:font-name-asian="MS Gothic" style:font-name-complex="MS Gothic"/>
    </style:style>
    <style:style style:name="T3079" style:parent-style-name="DefaultParagraphFont" style:family="text">
      <style:text-properties style:font-name="MS Gothic" style:font-name-asian="MS Gothic" style:font-name-complex="MS Gothic"/>
    </style:style>
    <style:style style:name="T3080" style:parent-style-name="DefaultParagraphFont" style:family="text">
      <style:text-properties style:font-name="MS Gothic" style:font-name-asian="MS Gothic" style:font-name-complex="MS Gothic"/>
    </style:style>
    <style:style style:name="T3081" style:parent-style-name="DefaultParagraphFont" style:family="text">
      <style:text-properties style:font-name="MS Gothic" style:font-name-asian="MS Gothic" style:font-name-complex="MS Gothic"/>
    </style:style>
    <style:style style:name="T3082" style:parent-style-name="DefaultParagraphFont" style:family="text">
      <style:text-properties style:font-name="Microsoft JhengHei" style:font-name-asian="Microsoft JhengHei" style:font-name-complex="Microsoft JhengHei"/>
    </style:style>
    <style:style style:name="T3083" style:parent-style-name="DefaultParagraphFont" style:family="text">
      <style:text-properties style:font-name="Microsoft JhengHei" style:font-name-asian="Microsoft JhengHei" style:font-name-complex="Microsoft JhengHei"/>
    </style:style>
    <style:style style:name="T3084" style:parent-style-name="DefaultParagraphFont" style:family="text">
      <style:text-properties style:font-name="Microsoft JhengHei" style:font-name-asian="Microsoft JhengHei" style:font-name-complex="Microsoft JhengHei"/>
    </style:style>
    <style:style style:name="T3085" style:parent-style-name="DefaultParagraphFont" style:family="text">
      <style:text-properties style:font-name="MS Gothic" style:font-name-asian="MS Gothic" style:font-name-complex="MS Gothic"/>
    </style:style>
    <style:style style:name="T3086" style:parent-style-name="DefaultParagraphFont" style:family="text">
      <style:text-properties style:font-name="MS Gothic" style:font-name-asian="MS Gothic" style:font-name-complex="MS Gothic"/>
    </style:style>
    <style:style style:name="T3087" style:parent-style-name="DefaultParagraphFont" style:family="text">
      <style:text-properties style:font-name="Microsoft JhengHei" style:font-name-asian="Microsoft JhengHei" style:font-name-complex="Microsoft JhengHei"/>
    </style:style>
    <style:style style:name="T3088" style:parent-style-name="DefaultParagraphFont" style:family="text">
      <style:text-properties style:font-name="Microsoft JhengHei" style:font-name-asian="Microsoft JhengHei" style:font-name-complex="Microsoft JhengHei"/>
    </style:style>
    <style:style style:name="T3089" style:parent-style-name="DefaultParagraphFont" style:family="text">
      <style:text-properties style:font-name="Microsoft JhengHei" style:font-name-asian="Microsoft JhengHei" style:font-name-complex="Microsoft JhengHei"/>
    </style:style>
    <style:style style:name="T3090" style:parent-style-name="DefaultParagraphFont" style:family="text">
      <style:text-properties style:font-name="Microsoft JhengHei" style:font-name-asian="Microsoft JhengHei" style:font-name-complex="Microsoft JhengHei"/>
    </style:style>
    <style:style style:name="T3091" style:parent-style-name="DefaultParagraphFont" style:family="text">
      <style:text-properties style:font-name="Microsoft JhengHei" style:font-name-asian="Microsoft JhengHei" style:font-name-complex="Microsoft JhengHei"/>
    </style:style>
    <style:style style:name="T3092" style:parent-style-name="DefaultParagraphFont" style:family="text">
      <style:text-properties style:font-name="MS Gothic" style:font-name-asian="MS Gothic" style:font-name-complex="MS Gothic"/>
    </style:style>
    <style:style style:name="T3093" style:parent-style-name="DefaultParagraphFont" style:family="text">
      <style:text-properties style:font-name="Microsoft JhengHei" style:font-name-asian="Microsoft JhengHei" style:font-name-complex="Microsoft JhengHei"/>
    </style:style>
    <style:style style:name="T3094" style:parent-style-name="DefaultParagraphFont" style:family="text">
      <style:text-properties style:font-name="Microsoft JhengHei" style:font-name-asian="Microsoft JhengHei" style:font-name-complex="Microsoft JhengHei"/>
    </style:style>
    <style:style style:name="T3095" style:parent-style-name="DefaultParagraphFont" style:family="text">
      <style:text-properties style:font-name="MS Gothic" style:font-name-asian="MS Gothic" style:font-name-complex="MS Gothic"/>
    </style:style>
    <style:style style:name="T3096" style:parent-style-name="DefaultParagraphFont" style:family="text">
      <style:text-properties style:font-name="Microsoft JhengHei" style:font-name-asian="Microsoft JhengHei" style:font-name-complex="Microsoft JhengHei"/>
    </style:style>
    <style:style style:name="T3097" style:parent-style-name="DefaultParagraphFont" style:family="text">
      <style:text-properties style:font-name="MS Gothic" style:font-name-asian="MS Gothic" style:font-name-complex="MS Gothic"/>
    </style:style>
    <style:style style:name="T3098" style:parent-style-name="DefaultParagraphFont" style:family="text">
      <style:text-properties style:font-name="Microsoft JhengHei" style:font-name-asian="Microsoft JhengHei" style:font-name-complex="Microsoft JhengHei"/>
    </style:style>
    <style:style style:name="T3099" style:parent-style-name="DefaultParagraphFont" style:family="text">
      <style:text-properties style:font-name="Microsoft JhengHei" style:font-name-asian="Microsoft JhengHei" style:font-name-complex="Microsoft JhengHei"/>
    </style:style>
    <style:style style:name="T3100" style:parent-style-name="DefaultParagraphFont" style:family="text">
      <style:text-properties style:font-name="Microsoft JhengHei" style:font-name-asian="Microsoft JhengHei" style:font-name-complex="Microsoft JhengHei"/>
    </style:style>
    <style:style style:name="T3101" style:parent-style-name="DefaultParagraphFont" style:family="text">
      <style:text-properties style:font-name="Microsoft JhengHei" style:font-name-asian="Microsoft JhengHei" style:font-name-complex="Microsoft JhengHei"/>
    </style:style>
    <style:style style:name="T3102" style:parent-style-name="DefaultParagraphFont" style:family="text">
      <style:text-properties style:font-name="MS Gothic" style:font-name-asian="MS Gothic" style:font-name-complex="MS Gothic"/>
    </style:style>
    <style:style style:name="T3103" style:parent-style-name="DefaultParagraphFont" style:family="text">
      <style:text-properties style:font-name="Microsoft JhengHei" style:font-name-asian="Microsoft JhengHei" style:font-name-complex="Microsoft JhengHei"/>
    </style:style>
    <style:style style:name="T3104" style:parent-style-name="DefaultParagraphFont" style:family="text">
      <style:text-properties style:font-name="Microsoft JhengHei" style:font-name-asian="Microsoft JhengHei" style:font-name-complex="Microsoft JhengHei"/>
    </style:style>
    <style:style style:name="T3105" style:parent-style-name="DefaultParagraphFont" style:family="text">
      <style:text-properties style:font-name="Microsoft JhengHei" style:font-name-asian="Microsoft JhengHei" style:font-name-complex="Microsoft JhengHei"/>
    </style:style>
    <style:style style:name="T3106" style:parent-style-name="DefaultParagraphFont" style:family="text">
      <style:text-properties style:font-name="MS Gothic" style:font-name-asian="MS Gothic" style:font-name-complex="MS Gothic"/>
    </style:style>
    <style:style style:name="T3107" style:parent-style-name="DefaultParagraphFont" style:family="text">
      <style:text-properties style:font-name="MS Gothic" style:font-name-asian="MS Gothic" style:font-name-complex="MS Gothic"/>
    </style:style>
    <style:style style:name="T3108" style:parent-style-name="DefaultParagraphFont" style:family="text">
      <style:text-properties style:font-name="Microsoft JhengHei" style:font-name-asian="Microsoft JhengHei" style:font-name-complex="Microsoft JhengHei"/>
    </style:style>
    <style:style style:name="T3109" style:parent-style-name="DefaultParagraphFont" style:family="text">
      <style:text-properties style:font-name="Microsoft JhengHei" style:font-name-asian="Microsoft JhengHei" style:font-name-complex="Microsoft JhengHei"/>
    </style:style>
    <style:style style:name="T3110" style:parent-style-name="DefaultParagraphFont" style:family="text">
      <style:text-properties style:font-name="MingLiU-ExtB" style:font-name-asian="MingLiU-ExtB" style:font-name-complex="MingLiU-ExtB"/>
    </style:style>
    <style:style style:name="T3111" style:parent-style-name="DefaultParagraphFont" style:family="text">
      <style:text-properties style:font-name="MS Gothic" style:font-name-asian="MS Gothic" style:font-name-complex="MS Gothic"/>
    </style:style>
    <style:style style:name="T3112" style:parent-style-name="DefaultParagraphFont" style:family="text">
      <style:text-properties style:font-name="MS Gothic" style:font-name-asian="MS Gothic" style:font-name-complex="MS Gothic"/>
    </style:style>
    <style:style style:name="T3113" style:parent-style-name="DefaultParagraphFont" style:family="text">
      <style:text-properties style:font-name="MS Gothic" style:font-name-asian="MS Gothic" style:font-name-complex="MS Gothic"/>
    </style:style>
    <style:style style:name="T3114" style:parent-style-name="DefaultParagraphFont" style:family="text">
      <style:text-properties style:font-name="Microsoft JhengHei" style:font-name-asian="Microsoft JhengHei" style:font-name-complex="Microsoft JhengHei"/>
    </style:style>
    <style:style style:name="T3115" style:parent-style-name="DefaultParagraphFont" style:family="text">
      <style:text-properties style:font-name="Microsoft JhengHei" style:font-name-asian="Microsoft JhengHei" style:font-name-complex="Microsoft JhengHei"/>
    </style:style>
    <style:style style:name="T3116" style:parent-style-name="DefaultParagraphFont" style:family="text">
      <style:text-properties style:font-name="MS Gothic" style:font-name-asian="MS Gothic" style:font-name-complex="MS Gothic"/>
    </style:style>
    <style:style style:name="T3117" style:parent-style-name="DefaultParagraphFont" style:family="text">
      <style:text-properties style:font-name="Microsoft JhengHei" style:font-name-asian="Microsoft JhengHei" style:font-name-complex="Microsoft JhengHei"/>
    </style:style>
    <style:style style:name="T3118" style:parent-style-name="DefaultParagraphFont" style:family="text">
      <style:text-properties style:font-name="Microsoft JhengHei" style:font-name-asian="Microsoft JhengHei" style:font-name-complex="Microsoft JhengHei"/>
    </style:style>
    <style:style style:name="T3119" style:parent-style-name="DefaultParagraphFont" style:family="text">
      <style:text-properties style:font-name="Microsoft JhengHei" style:font-name-asian="Microsoft JhengHei" style:font-name-complex="Microsoft JhengHei"/>
    </style:style>
    <style:style style:name="T3120" style:parent-style-name="DefaultParagraphFont" style:family="text">
      <style:text-properties style:font-name="Microsoft JhengHei" style:font-name-asian="Microsoft JhengHei" style:font-name-complex="Microsoft JhengHei"/>
    </style:style>
    <style:style style:name="T3121" style:parent-style-name="DefaultParagraphFont" style:family="text">
      <style:text-properties style:font-name="Microsoft JhengHei" style:font-name-asian="Microsoft JhengHei" style:font-name-complex="Microsoft JhengHei"/>
    </style:style>
    <style:style style:name="T3122" style:parent-style-name="DefaultParagraphFont" style:family="text">
      <style:text-properties style:font-name="MS Gothic" style:font-name-asian="MS Gothic" style:font-name-complex="MS Gothic"/>
    </style:style>
    <style:style style:name="T3123" style:parent-style-name="DefaultParagraphFont" style:family="text">
      <style:text-properties style:font-name="Microsoft JhengHei" style:font-name-asian="Microsoft JhengHei" style:font-name-complex="Microsoft JhengHei"/>
    </style:style>
    <style:style style:name="T3124" style:parent-style-name="DefaultParagraphFont" style:family="text">
      <style:text-properties style:font-name="MingLiU-ExtB" style:font-name-asian="MingLiU-ExtB" style:font-name-complex="MingLiU-ExtB"/>
    </style:style>
    <style:style style:name="T3125" style:parent-style-name="DefaultParagraphFont" style:family="text">
      <style:text-properties style:font-name="Microsoft JhengHei" style:font-name-asian="Microsoft JhengHei" style:font-name-complex="Microsoft JhengHei"/>
    </style:style>
    <style:style style:name="T3126" style:parent-style-name="DefaultParagraphFont" style:family="text">
      <style:text-properties style:font-name="Microsoft JhengHei" style:font-name-asian="Microsoft JhengHei" style:font-name-complex="Microsoft JhengHei"/>
    </style:style>
    <style:style style:name="T3127" style:parent-style-name="DefaultParagraphFont" style:family="text">
      <style:text-properties style:font-name="Microsoft JhengHei" style:font-name-asian="Microsoft JhengHei" style:font-name-complex="Microsoft JhengHei"/>
    </style:style>
    <style:style style:name="T3128" style:parent-style-name="DefaultParagraphFont" style:family="text">
      <style:text-properties style:font-name="Microsoft JhengHei" style:font-name-asian="Microsoft JhengHei" style:font-name-complex="Microsoft JhengHei"/>
    </style:style>
    <style:style style:name="T3129" style:parent-style-name="DefaultParagraphFont" style:family="text">
      <style:text-properties style:font-name="Microsoft JhengHei" style:font-name-asian="Microsoft JhengHei" style:font-name-complex="Microsoft JhengHei"/>
    </style:style>
    <style:style style:name="T3130" style:parent-style-name="DefaultParagraphFont" style:family="text">
      <style:text-properties style:font-name="MS Gothic" style:font-name-asian="MS Gothic" style:font-name-complex="MS Gothic"/>
    </style:style>
    <style:style style:name="T3131" style:parent-style-name="DefaultParagraphFont" style:family="text">
      <style:text-properties style:font-name="Microsoft JhengHei" style:font-name-asian="Microsoft JhengHei" style:font-name-complex="Microsoft JhengHei"/>
    </style:style>
    <style:style style:name="T3132" style:parent-style-name="DefaultParagraphFont" style:family="text">
      <style:text-properties style:font-name="Microsoft JhengHei" style:font-name-asian="Microsoft JhengHei" style:font-name-complex="Microsoft JhengHei"/>
    </style:style>
    <style:style style:name="T3133" style:parent-style-name="DefaultParagraphFont" style:family="text">
      <style:text-properties style:font-name="Microsoft JhengHei" style:font-name-asian="Microsoft JhengHei" style:font-name-complex="Microsoft JhengHei"/>
    </style:style>
    <style:style style:name="T3134" style:parent-style-name="DefaultParagraphFont" style:family="text">
      <style:text-properties style:font-name="Microsoft JhengHei" style:font-name-asian="Microsoft JhengHei" style:font-name-complex="Microsoft JhengHei"/>
    </style:style>
    <style:style style:name="T3135" style:parent-style-name="DefaultParagraphFont" style:family="text">
      <style:text-properties style:font-name="Microsoft JhengHei" style:font-name-asian="Microsoft JhengHei" style:font-name-complex="Microsoft JhengHei"/>
    </style:style>
    <style:style style:name="T3136" style:parent-style-name="DefaultParagraphFont" style:family="text">
      <style:text-properties style:font-name="MS Gothic" style:font-name-asian="MS Gothic" style:font-name-complex="MS Gothic"/>
    </style:style>
    <style:style style:name="T3137" style:parent-style-name="DefaultParagraphFont" style:family="text">
      <style:text-properties style:font-name="Microsoft JhengHei" style:font-name-asian="Microsoft JhengHei" style:font-name-complex="Microsoft JhengHei"/>
    </style:style>
    <style:style style:name="T3138" style:parent-style-name="DefaultParagraphFont" style:family="text">
      <style:text-properties style:font-name="Microsoft JhengHei" style:font-name-asian="Microsoft JhengHei" style:font-name-complex="Microsoft JhengHei"/>
    </style:style>
    <style:style style:name="T3139" style:parent-style-name="DefaultParagraphFont" style:family="text">
      <style:text-properties style:font-name="MingLiU-ExtB" style:font-name-asian="MingLiU-ExtB" style:font-name-complex="MingLiU-ExtB"/>
    </style:style>
    <style:style style:name="T3140" style:parent-style-name="DefaultParagraphFont" style:family="text">
      <style:text-properties style:font-name="MS Gothic" style:font-name-asian="MS Gothic" style:font-name-complex="MS Gothic"/>
    </style:style>
    <style:style style:name="T3141" style:parent-style-name="DefaultParagraphFont" style:family="text">
      <style:text-properties style:font-name="Microsoft JhengHei" style:font-name-asian="Microsoft JhengHei" style:font-name-complex="Microsoft JhengHei"/>
    </style:style>
    <style:style style:name="T3142" style:parent-style-name="DefaultParagraphFont" style:family="text">
      <style:text-properties style:font-name="Microsoft JhengHei" style:font-name-asian="Microsoft JhengHei" style:font-name-complex="Microsoft JhengHei"/>
    </style:style>
    <style:style style:name="T3143" style:parent-style-name="DefaultParagraphFont" style:family="text">
      <style:text-properties style:font-name="MS Gothic" style:font-name-asian="MS Gothic" style:font-name-complex="MS Gothic"/>
    </style:style>
    <style:style style:name="T3144" style:parent-style-name="DefaultParagraphFont" style:family="text">
      <style:text-properties style:font-name="Microsoft JhengHei" style:font-name-asian="Microsoft JhengHei" style:font-name-complex="Microsoft JhengHei"/>
    </style:style>
    <style:style style:name="T3145" style:parent-style-name="DefaultParagraphFont" style:family="text">
      <style:text-properties style:font-name="MS Gothic" style:font-name-asian="MS Gothic" style:font-name-complex="MS Gothic"/>
    </style:style>
    <style:style style:name="T3146" style:parent-style-name="DefaultParagraphFont" style:family="text">
      <style:text-properties style:font-name="Microsoft JhengHei" style:font-name-asian="Microsoft JhengHei" style:font-name-complex="Microsoft JhengHei"/>
    </style:style>
    <style:style style:name="T3147" style:parent-style-name="DefaultParagraphFont" style:family="text">
      <style:text-properties style:font-name="Microsoft JhengHei" style:font-name-asian="Microsoft JhengHei" style:font-name-complex="Microsoft JhengHei"/>
    </style:style>
    <style:style style:name="T3148" style:parent-style-name="DefaultParagraphFont" style:family="text">
      <style:text-properties style:font-name="Microsoft JhengHei" style:font-name-asian="Microsoft JhengHei" style:font-name-complex="Microsoft JhengHei"/>
    </style:style>
    <style:style style:name="T3149" style:parent-style-name="DefaultParagraphFont" style:family="text">
      <style:text-properties style:font-name="Microsoft JhengHei" style:font-name-asian="Microsoft JhengHei" style:font-name-complex="Microsoft JhengHei"/>
    </style:style>
    <style:style style:name="T3150" style:parent-style-name="DefaultParagraphFont" style:family="text">
      <style:text-properties style:font-name="Microsoft JhengHei" style:font-name-asian="Microsoft JhengHei" style:font-name-complex="Microsoft JhengHei"/>
    </style:style>
    <style:style style:name="T3151" style:parent-style-name="DefaultParagraphFont" style:family="text">
      <style:text-properties style:font-name="MS Gothic" style:font-name-asian="MS Gothic" style:font-name-complex="MS Gothic"/>
    </style:style>
    <style:style style:name="T3152" style:parent-style-name="DefaultParagraphFont" style:family="text">
      <style:text-properties style:font-name="MS Gothic" style:font-name-asian="MS Gothic" style:font-name-complex="MS Gothic"/>
    </style:style>
    <style:style style:name="T3153" style:parent-style-name="DefaultParagraphFont" style:family="text">
      <style:text-properties style:font-name="MS Gothic" style:font-name-asian="MS Gothic" style:font-name-complex="MS Gothic"/>
    </style:style>
    <style:style style:name="T3154" style:parent-style-name="DefaultParagraphFont" style:family="text">
      <style:text-properties style:font-name="MS Gothic" style:font-name-asian="MS Gothic" style:font-name-complex="MS Gothic"/>
    </style:style>
    <style:style style:name="T3155" style:parent-style-name="DefaultParagraphFont" style:family="text">
      <style:text-properties style:font-name="Microsoft JhengHei" style:font-name-asian="Microsoft JhengHei" style:font-name-complex="Microsoft JhengHei"/>
    </style:style>
    <style:style style:name="T3156" style:parent-style-name="DefaultParagraphFont" style:family="text">
      <style:text-properties style:font-name="Microsoft JhengHei" style:font-name-asian="Microsoft JhengHei" style:font-name-complex="Microsoft JhengHei"/>
    </style:style>
    <style:style style:name="T3157" style:parent-style-name="DefaultParagraphFont" style:family="text">
      <style:text-properties style:font-name="Microsoft JhengHei" style:font-name-asian="Microsoft JhengHei" style:font-name-complex="Microsoft JhengHei"/>
    </style:style>
    <style:style style:name="T3158" style:parent-style-name="DefaultParagraphFont" style:family="text">
      <style:text-properties style:font-name="Microsoft JhengHei" style:font-name-asian="Microsoft JhengHei" style:font-name-complex="Microsoft JhengHei"/>
    </style:style>
    <style:style style:name="T3159" style:parent-style-name="DefaultParagraphFont" style:family="text">
      <style:text-properties style:font-name="Microsoft JhengHei" style:font-name-asian="Microsoft JhengHei" style:font-name-complex="Microsoft JhengHei"/>
    </style:style>
    <style:style style:name="T3160" style:parent-style-name="DefaultParagraphFont" style:family="text">
      <style:text-properties style:font-name="MS Gothic" style:font-name-asian="MS Gothic" style:font-name-complex="MS Gothic"/>
    </style:style>
    <style:style style:name="T3161" style:parent-style-name="DefaultParagraphFont" style:family="text">
      <style:text-properties style:font-name="Microsoft JhengHei" style:font-name-asian="Microsoft JhengHei" style:font-name-complex="Microsoft JhengHei"/>
    </style:style>
    <style:style style:name="T3162" style:parent-style-name="DefaultParagraphFont" style:family="text">
      <style:text-properties style:font-name="Microsoft JhengHei" style:font-name-asian="Microsoft JhengHei" style:font-name-complex="Microsoft JhengHei"/>
    </style:style>
    <style:style style:name="T3163" style:parent-style-name="DefaultParagraphFont" style:family="text">
      <style:text-properties style:font-name="Microsoft JhengHei" style:font-name-asian="Microsoft JhengHei" style:font-name-complex="Microsoft JhengHei"/>
    </style:style>
    <style:style style:name="T3164" style:parent-style-name="DefaultParagraphFont" style:family="text">
      <style:text-properties style:font-name="MS Gothic" style:font-name-asian="MS Gothic" style:font-name-complex="MS Gothic"/>
    </style:style>
    <style:style style:name="T3165" style:parent-style-name="DefaultParagraphFont" style:family="text">
      <style:text-properties style:font-name="MingLiU-ExtB" style:font-name-asian="MingLiU-ExtB" style:font-name-complex="MingLiU-ExtB"/>
    </style:style>
    <style:style style:name="T3166" style:parent-style-name="DefaultParagraphFont" style:family="text">
      <style:text-properties style:font-name="MS Gothic" style:font-name-asian="MS Gothic" style:font-name-complex="MS Gothic"/>
    </style:style>
    <style:style style:name="T3167" style:parent-style-name="DefaultParagraphFont" style:family="text">
      <style:text-properties style:font-name="Microsoft JhengHei" style:font-name-asian="Microsoft JhengHei" style:font-name-complex="Microsoft JhengHei"/>
    </style:style>
    <style:style style:name="T3168" style:parent-style-name="DefaultParagraphFont" style:family="text">
      <style:text-properties style:font-name="Microsoft JhengHei" style:font-name-asian="Microsoft JhengHei" style:font-name-complex="Microsoft JhengHei"/>
    </style:style>
    <style:style style:name="T3169" style:parent-style-name="DefaultParagraphFont" style:family="text">
      <style:text-properties style:font-name="Microsoft JhengHei" style:font-name-asian="Microsoft JhengHei" style:font-name-complex="Microsoft JhengHei"/>
    </style:style>
    <style:style style:name="T3170" style:parent-style-name="DefaultParagraphFont" style:family="text">
      <style:text-properties style:font-name="Microsoft JhengHei" style:font-name-asian="Microsoft JhengHei" style:font-name-complex="Microsoft JhengHei"/>
    </style:style>
    <style:style style:name="T3171" style:parent-style-name="DefaultParagraphFont" style:family="text">
      <style:text-properties style:font-name="Microsoft JhengHei" style:font-name-asian="Microsoft JhengHei" style:font-name-complex="Microsoft JhengHei"/>
    </style:style>
    <style:style style:name="T3172" style:parent-style-name="DefaultParagraphFont" style:family="text">
      <style:text-properties style:font-name="Microsoft JhengHei" style:font-name-asian="Microsoft JhengHei" style:font-name-complex="Microsoft JhengHei"/>
    </style:style>
    <style:style style:name="T3173" style:parent-style-name="DefaultParagraphFont" style:family="text">
      <style:text-properties style:font-name="Microsoft JhengHei" style:font-name-asian="Microsoft JhengHei" style:font-name-complex="Microsoft JhengHei"/>
    </style:style>
    <style:style style:name="T3174" style:parent-style-name="DefaultParagraphFont" style:family="text">
      <style:text-properties style:font-name="Microsoft JhengHei" style:font-name-asian="Microsoft JhengHei" style:font-name-complex="Microsoft JhengHei"/>
    </style:style>
    <style:style style:name="T3175" style:parent-style-name="DefaultParagraphFont" style:family="text">
      <style:text-properties style:font-name="MingLiU-ExtB" style:font-name-asian="MingLiU-ExtB" style:font-name-complex="MingLiU-ExtB"/>
    </style:style>
    <style:style style:name="T3176" style:parent-style-name="DefaultParagraphFont" style:family="text">
      <style:text-properties style:font-name="Microsoft JhengHei" style:font-name-asian="Microsoft JhengHei" style:font-name-complex="Microsoft JhengHei"/>
    </style:style>
    <style:style style:name="T3177" style:parent-style-name="DefaultParagraphFont" style:family="text">
      <style:text-properties style:font-name="Microsoft JhengHei" style:font-name-asian="Microsoft JhengHei" style:font-name-complex="Microsoft JhengHei"/>
    </style:style>
    <style:style style:name="T3178" style:parent-style-name="DefaultParagraphFont" style:family="text">
      <style:text-properties style:font-name="Microsoft JhengHei" style:font-name-asian="Microsoft JhengHei" style:font-name-complex="Microsoft JhengHei"/>
    </style:style>
    <style:style style:name="T3179" style:parent-style-name="DefaultParagraphFont" style:family="text">
      <style:text-properties style:font-name="Microsoft JhengHei" style:font-name-asian="Microsoft JhengHei" style:font-name-complex="Microsoft JhengHei"/>
    </style:style>
    <style:style style:name="T3180" style:parent-style-name="DefaultParagraphFont" style:family="text">
      <style:text-properties style:font-name="Microsoft JhengHei" style:font-name-asian="Microsoft JhengHei" style:font-name-complex="Microsoft JhengHei"/>
    </style:style>
    <style:style style:name="T3181" style:parent-style-name="DefaultParagraphFont" style:family="text">
      <style:text-properties style:font-name="Microsoft JhengHei" style:font-name-asian="Microsoft JhengHei" style:font-name-complex="Microsoft JhengHei"/>
    </style:style>
    <style:style style:name="T3182" style:parent-style-name="DefaultParagraphFont" style:family="text">
      <style:text-properties style:font-name="MS Gothic" style:font-name-asian="MS Gothic" style:font-name-complex="MS Gothic"/>
    </style:style>
    <style:style style:name="T3183" style:parent-style-name="DefaultParagraphFont" style:family="text">
      <style:text-properties style:font-name="Microsoft JhengHei" style:font-name-asian="Microsoft JhengHei" style:font-name-complex="Microsoft JhengHei"/>
    </style:style>
    <style:style style:name="T3184" style:parent-style-name="DefaultParagraphFont" style:family="text">
      <style:text-properties style:font-name="Microsoft JhengHei" style:font-name-asian="Microsoft JhengHei" style:font-name-complex="Microsoft JhengHei"/>
    </style:style>
    <style:style style:name="T3185" style:parent-style-name="DefaultParagraphFont" style:family="text">
      <style:text-properties style:font-name="Microsoft JhengHei" style:font-name-asian="Microsoft JhengHei" style:font-name-complex="Microsoft JhengHei"/>
    </style:style>
    <style:style style:name="T3186" style:parent-style-name="DefaultParagraphFont" style:family="text">
      <style:text-properties style:font-name="MS Gothic" style:font-name-asian="MS Gothic" style:font-name-complex="MS Gothic"/>
    </style:style>
    <style:style style:name="T3187" style:parent-style-name="DefaultParagraphFont" style:family="text">
      <style:text-properties style:font-name="Microsoft JhengHei" style:font-name-asian="Microsoft JhengHei" style:font-name-complex="Microsoft JhengHei"/>
    </style:style>
    <style:style style:name="T3188" style:parent-style-name="DefaultParagraphFont" style:family="text">
      <style:text-properties style:font-name="MingLiU-ExtB" style:font-name-asian="MingLiU-ExtB" style:font-name-complex="MingLiU-ExtB"/>
    </style:style>
    <style:style style:name="T3189" style:parent-style-name="DefaultParagraphFont" style:family="text">
      <style:text-properties style:font-name="Microsoft JhengHei" style:font-name-asian="Microsoft JhengHei" style:font-name-complex="Microsoft JhengHei"/>
    </style:style>
    <style:style style:name="T3190" style:parent-style-name="DefaultParagraphFont" style:family="text">
      <style:text-properties style:font-name="MingLiU-ExtB" style:font-name-asian="MingLiU-ExtB" style:font-name-complex="MingLiU-ExtB"/>
    </style:style>
    <style:style style:name="T3191" style:parent-style-name="DefaultParagraphFont" style:family="text">
      <style:text-properties style:font-name="Microsoft JhengHei" style:font-name-asian="Microsoft JhengHei" style:font-name-complex="Microsoft JhengHei"/>
    </style:style>
    <style:style style:name="T3192" style:parent-style-name="DefaultParagraphFont" style:family="text">
      <style:text-properties style:font-name="Microsoft JhengHei" style:font-name-asian="Microsoft JhengHei" style:font-name-complex="Microsoft JhengHei"/>
    </style:style>
    <style:style style:name="T3193" style:parent-style-name="DefaultParagraphFont" style:family="text">
      <style:text-properties style:font-name="Microsoft JhengHei" style:font-name-asian="Microsoft JhengHei" style:font-name-complex="Microsoft JhengHei"/>
    </style:style>
    <style:style style:name="T3194" style:parent-style-name="DefaultParagraphFont" style:family="text">
      <style:text-properties style:font-name="Microsoft JhengHei" style:font-name-asian="Microsoft JhengHei" style:font-name-complex="Microsoft JhengHei"/>
    </style:style>
    <style:style style:name="T3195" style:parent-style-name="DefaultParagraphFont" style:family="text">
      <style:text-properties style:font-name="Microsoft JhengHei" style:font-name-asian="Microsoft JhengHei" style:font-name-complex="Microsoft JhengHei"/>
    </style:style>
    <style:style style:name="T3196" style:parent-style-name="DefaultParagraphFont" style:family="text">
      <style:text-properties style:font-name="Microsoft JhengHei" style:font-name-asian="Microsoft JhengHei" style:font-name-complex="Microsoft JhengHei"/>
    </style:style>
    <style:style style:name="T3197" style:parent-style-name="DefaultParagraphFont" style:family="text">
      <style:text-properties style:font-name="Microsoft JhengHei" style:font-name-asian="Microsoft JhengHei" style:font-name-complex="Microsoft JhengHei"/>
    </style:style>
    <style:style style:name="T3198" style:parent-style-name="DefaultParagraphFont" style:family="text">
      <style:text-properties style:font-name="MingLiU-ExtB" style:font-name-asian="MingLiU-ExtB" style:font-name-complex="MingLiU-ExtB"/>
    </style:style>
    <style:style style:name="T3199" style:parent-style-name="DefaultParagraphFont" style:family="text">
      <style:text-properties style:font-name="Microsoft JhengHei" style:font-name-asian="Microsoft JhengHei" style:font-name-complex="Microsoft JhengHei"/>
    </style:style>
    <style:style style:name="T3200" style:parent-style-name="DefaultParagraphFont" style:family="text">
      <style:text-properties style:font-name="Microsoft JhengHei" style:font-name-asian="Microsoft JhengHei" style:font-name-complex="Microsoft JhengHei"/>
    </style:style>
    <style:style style:name="T3201" style:parent-style-name="DefaultParagraphFont" style:family="text">
      <style:text-properties style:font-name="Microsoft JhengHei" style:font-name-asian="Microsoft JhengHei" style:font-name-complex="Microsoft JhengHei"/>
    </style:style>
    <style:style style:name="T3202" style:parent-style-name="DefaultParagraphFont" style:family="text">
      <style:text-properties style:font-name="Microsoft JhengHei" style:font-name-asian="Microsoft JhengHei" style:font-name-complex="Microsoft JhengHei"/>
    </style:style>
    <style:style style:name="T3203" style:parent-style-name="DefaultParagraphFont" style:family="text">
      <style:text-properties style:font-name="Microsoft JhengHei" style:font-name-asian="Microsoft JhengHei" style:font-name-complex="Microsoft JhengHei"/>
    </style:style>
    <style:style style:name="T3204" style:parent-style-name="DefaultParagraphFont" style:family="text">
      <style:text-properties style:font-name="Microsoft JhengHei" style:font-name-asian="Microsoft JhengHei" style:font-name-complex="Microsoft JhengHei"/>
    </style:style>
    <style:style style:name="T3205" style:parent-style-name="DefaultParagraphFont" style:family="text">
      <style:text-properties style:font-name="Microsoft JhengHei" style:font-name-asian="Microsoft JhengHei" style:font-name-complex="Microsoft JhengHei"/>
    </style:style>
    <style:style style:name="T3206" style:parent-style-name="DefaultParagraphFont" style:family="text">
      <style:text-properties fo:font-weight="bold" style:font-weight-asian="bold" style:font-weight-complex="bold"/>
    </style:style>
    <style:style style:name="T3207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3208" style:parent-style-name="DefaultParagraphFont" style:family="text">
      <style:text-properties fo:font-weight="bold" style:font-weight-asian="bold" style:font-weight-complex="bold"/>
    </style:style>
    <style:style style:name="T3209" style:parent-style-name="DefaultParagraphFont" style:family="text">
      <style:text-properties fo:font-weight="bold" style:font-weight-asian="bold" style:font-weight-complex="bold"/>
    </style:style>
    <style:style style:name="T3210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3211" style:parent-style-name="DefaultParagraphFont" style:family="text">
      <style:text-properties fo:font-weight="bold" style:font-weight-asian="bold" style:font-weight-complex="bold"/>
    </style:style>
    <style:style style:name="T3212" style:parent-style-name="DefaultParagraphFont" style:family="text">
      <style:text-properties style:font-name="Microsoft JhengHei" style:font-name-asian="Microsoft JhengHei" style:font-name-complex="Microsoft JhengHei" fo:font-weight="bold" style:font-weight-asian="bold" style:font-weight-complex="bold"/>
    </style:style>
    <style:style style:name="T3213" style:parent-style-name="DefaultParagraphFont" style:family="text">
      <style:text-properties fo:font-weight="bold" style:font-weight-asian="bold" style:font-weight-complex="bold"/>
    </style:style>
    <style:style style:name="T3214" style:parent-style-name="DefaultParagraphFont" style:family="text">
      <style:text-properties style:font-name="Microsoft JhengHei" style:font-name-asian="Microsoft JhengHei" style:font-name-complex="Microsoft JhengHei" fo:font-weight="bold" style:font-weight-asian="bold" style:font-weight-complex="bold"/>
    </style:style>
    <style:style style:name="T3215" style:parent-style-name="DefaultParagraphFont" style:family="text">
      <style:text-properties fo:font-weight="bold" style:font-weight-asian="bold" style:font-weight-complex="bold"/>
    </style:style>
    <style:style style:name="T3216" style:parent-style-name="DefaultParagraphFont" style:family="text">
      <style:text-properties style:font-name="Microsoft JhengHei" style:font-name-asian="Microsoft JhengHei" style:font-name-complex="Microsoft JhengHei"/>
    </style:style>
    <style:style style:name="T3217" style:parent-style-name="DefaultParagraphFont" style:family="text">
      <style:text-properties style:font-name="Microsoft JhengHei" style:font-name-asian="Microsoft JhengHei" style:font-name-complex="Microsoft JhengHei"/>
    </style:style>
    <style:style style:name="T3218" style:parent-style-name="DefaultParagraphFont" style:family="text">
      <style:text-properties style:font-name="Microsoft JhengHei" style:font-name-asian="Microsoft JhengHei" style:font-name-complex="Microsoft JhengHei"/>
    </style:style>
    <style:style style:name="T3219" style:parent-style-name="DefaultParagraphFont" style:family="text">
      <style:text-properties style:font-name="Microsoft JhengHei" style:font-name-asian="Microsoft JhengHei" style:font-name-complex="Microsoft JhengHei"/>
    </style:style>
    <style:style style:name="T3220" style:parent-style-name="DefaultParagraphFont" style:family="text">
      <style:text-properties style:font-name="Microsoft JhengHei" style:font-name-asian="Microsoft JhengHei" style:font-name-complex="Microsoft JhengHei"/>
    </style:style>
    <style:style style:name="T3221" style:parent-style-name="DefaultParagraphFont" style:family="text">
      <style:text-properties style:font-name="Microsoft JhengHei" style:font-name-asian="Microsoft JhengHei" style:font-name-complex="Microsoft JhengHei"/>
    </style:style>
    <style:style style:name="T3222" style:parent-style-name="DefaultParagraphFont" style:family="text">
      <style:text-properties style:font-name="Microsoft JhengHei" style:font-name-asian="Microsoft JhengHei" style:font-name-complex="Microsoft JhengHei"/>
    </style:style>
    <style:style style:name="T3223" style:parent-style-name="DefaultParagraphFont" style:family="text">
      <style:text-properties style:font-name="Microsoft JhengHei" style:font-name-asian="Microsoft JhengHei" style:font-name-complex="Microsoft JhengHei"/>
    </style:style>
    <style:style style:name="T3224" style:parent-style-name="DefaultParagraphFont" style:family="text">
      <style:text-properties style:font-name="Microsoft JhengHei" style:font-name-asian="Microsoft JhengHei" style:font-name-complex="Microsoft JhengHei"/>
    </style:style>
    <style:style style:name="T3225" style:parent-style-name="DefaultParagraphFont" style:family="text">
      <style:text-properties style:font-name="Microsoft JhengHei" style:font-name-asian="Microsoft JhengHei" style:font-name-complex="Microsoft JhengHei"/>
    </style:style>
    <style:style style:name="T3226" style:parent-style-name="DefaultParagraphFont" style:family="text">
      <style:text-properties style:font-name="Microsoft JhengHei" style:font-name-asian="Microsoft JhengHei" style:font-name-complex="Microsoft JhengHei"/>
    </style:style>
    <style:style style:name="T3227" style:parent-style-name="DefaultParagraphFont" style:family="text">
      <style:text-properties style:font-name="MingLiU-ExtB" style:font-name-asian="MingLiU-ExtB" style:font-name-complex="MingLiU-ExtB"/>
    </style:style>
    <style:style style:name="T3228" style:parent-style-name="DefaultParagraphFont" style:family="text">
      <style:text-properties style:font-name="MingLiU-ExtB" style:font-name-asian="MingLiU-ExtB" style:font-name-complex="MingLiU-ExtB"/>
    </style:style>
    <style:style style:name="T3229" style:parent-style-name="DefaultParagraphFont" style:family="text">
      <style:text-properties style:font-name="Microsoft JhengHei" style:font-name-asian="Microsoft JhengHei" style:font-name-complex="Microsoft JhengHei"/>
    </style:style>
    <style:style style:name="T3230" style:parent-style-name="DefaultParagraphFont" style:family="text">
      <style:text-properties style:font-name="Microsoft JhengHei" style:font-name-asian="Microsoft JhengHei" style:font-name-complex="Microsoft JhengHei"/>
    </style:style>
    <style:style style:name="T3231" style:parent-style-name="DefaultParagraphFont" style:family="text">
      <style:text-properties style:font-name="Microsoft JhengHei" style:font-name-asian="Microsoft JhengHei" style:font-name-complex="Microsoft JhengHei"/>
    </style:style>
    <style:style style:name="T3232" style:parent-style-name="DefaultParagraphFont" style:family="text">
      <style:text-properties style:font-name="Microsoft JhengHei" style:font-name-asian="Microsoft JhengHei" style:font-name-complex="Microsoft JhengHei"/>
    </style:style>
    <style:style style:name="T3233" style:parent-style-name="DefaultParagraphFont" style:family="text">
      <style:text-properties style:font-name="Microsoft JhengHei" style:font-name-asian="Microsoft JhengHei" style:font-name-complex="Microsoft JhengHei"/>
    </style:style>
    <style:style style:name="T3234" style:parent-style-name="DefaultParagraphFont" style:family="text">
      <style:text-properties style:font-name="Microsoft JhengHei" style:font-name-asian="Microsoft JhengHei" style:font-name-complex="Microsoft JhengHei"/>
    </style:style>
    <style:style style:name="T3235" style:parent-style-name="DefaultParagraphFont" style:family="text">
      <style:text-properties style:font-name="MS Gothic" style:font-name-asian="MS Gothic" style:font-name-complex="MS Gothic"/>
    </style:style>
    <style:style style:name="T3236" style:parent-style-name="DefaultParagraphFont" style:family="text">
      <style:text-properties style:font-name="Microsoft JhengHei" style:font-name-asian="Microsoft JhengHei" style:font-name-complex="Microsoft JhengHei"/>
    </style:style>
    <style:style style:name="T3237" style:parent-style-name="DefaultParagraphFont" style:family="text">
      <style:text-properties style:font-name="Microsoft JhengHei" style:font-name-asian="Microsoft JhengHei" style:font-name-complex="Microsoft JhengHei"/>
    </style:style>
    <style:style style:name="T3238" style:parent-style-name="DefaultParagraphFont" style:family="text">
      <style:text-properties style:font-name="Microsoft JhengHei" style:font-name-asian="Microsoft JhengHei" style:font-name-complex="Microsoft JhengHei"/>
    </style:style>
    <style:style style:name="T3239" style:parent-style-name="DefaultParagraphFont" style:family="text">
      <style:text-properties style:font-name="Microsoft JhengHei" style:font-name-asian="Microsoft JhengHei" style:font-name-complex="Microsoft JhengHei"/>
    </style:style>
    <style:style style:name="T3240" style:parent-style-name="DefaultParagraphFont" style:family="text">
      <style:text-properties style:font-name="MS Gothic" style:font-name-asian="MS Gothic" style:font-name-complex="MS Gothic"/>
    </style:style>
    <style:style style:name="T3241" style:parent-style-name="DefaultParagraphFont" style:family="text">
      <style:text-properties style:font-name="Microsoft JhengHei" style:font-name-asian="Microsoft JhengHei" style:font-name-complex="Microsoft JhengHei"/>
    </style:style>
    <style:style style:name="T3242" style:parent-style-name="DefaultParagraphFont" style:family="text">
      <style:text-properties style:font-name="Microsoft JhengHei" style:font-name-asian="Microsoft JhengHei" style:font-name-complex="Microsoft JhengHei"/>
    </style:style>
    <style:style style:name="T3243" style:parent-style-name="DefaultParagraphFont" style:family="text">
      <style:text-properties style:font-name="Microsoft JhengHei" style:font-name-asian="Microsoft JhengHei" style:font-name-complex="Microsoft JhengHei"/>
    </style:style>
    <style:style style:name="T3244" style:parent-style-name="DefaultParagraphFont" style:family="text">
      <style:text-properties style:font-name="MS Gothic" style:font-name-asian="MS Gothic" style:font-name-complex="MS Gothic"/>
    </style:style>
    <style:style style:name="T3245" style:parent-style-name="DefaultParagraphFont" style:family="text">
      <style:text-properties style:font-name="Microsoft JhengHei" style:font-name-asian="Microsoft JhengHei" style:font-name-complex="Microsoft JhengHei"/>
    </style:style>
    <style:style style:name="T3246" style:parent-style-name="DefaultParagraphFont" style:family="text">
      <style:text-properties style:font-name="Microsoft JhengHei" style:font-name-asian="Microsoft JhengHei" style:font-name-complex="Microsoft JhengHei"/>
    </style:style>
    <style:style style:name="T3247" style:parent-style-name="DefaultParagraphFont" style:family="text">
      <style:text-properties style:font-name="Microsoft JhengHei" style:font-name-asian="Microsoft JhengHei" style:font-name-complex="Microsoft JhengHei"/>
    </style:style>
    <style:style style:name="T3248" style:parent-style-name="DefaultParagraphFont" style:family="text">
      <style:text-properties style:font-name="Microsoft JhengHei" style:font-name-asian="Microsoft JhengHei" style:font-name-complex="Microsoft JhengHei"/>
    </style:style>
    <style:style style:name="T3249" style:parent-style-name="DefaultParagraphFont" style:family="text">
      <style:text-properties style:font-name="Microsoft JhengHei" style:font-name-asian="Microsoft JhengHei" style:font-name-complex="Microsoft JhengHei"/>
    </style:style>
    <style:style style:name="T3250" style:parent-style-name="DefaultParagraphFont" style:family="text">
      <style:text-properties style:font-name="MS Gothic" style:font-name-asian="MS Gothic" style:font-name-complex="MS Gothic"/>
    </style:style>
    <style:style style:name="T3251" style:parent-style-name="DefaultParagraphFont" style:family="text">
      <style:text-properties style:font-name="Microsoft JhengHei" style:font-name-asian="Microsoft JhengHei" style:font-name-complex="Microsoft JhengHei"/>
    </style:style>
    <style:style style:name="T3252" style:parent-style-name="DefaultParagraphFont" style:family="text">
      <style:text-properties style:font-name="Microsoft JhengHei" style:font-name-asian="Microsoft JhengHei" style:font-name-complex="Microsoft JhengHei"/>
    </style:style>
    <style:style style:name="T3253" style:parent-style-name="DefaultParagraphFont" style:family="text">
      <style:text-properties style:font-name="Microsoft JhengHei" style:font-name-asian="Microsoft JhengHei" style:font-name-complex="Microsoft JhengHei"/>
    </style:style>
    <style:style style:name="T3254" style:parent-style-name="DefaultParagraphFont" style:family="text">
      <style:text-properties style:font-name="MingLiU-ExtB" style:font-name-asian="MingLiU-ExtB" style:font-name-complex="MingLiU-ExtB"/>
    </style:style>
    <style:style style:name="T3255" style:parent-style-name="DefaultParagraphFont" style:family="text">
      <style:text-properties style:font-name="Microsoft JhengHei" style:font-name-asian="Microsoft JhengHei" style:font-name-complex="Microsoft JhengHei"/>
    </style:style>
    <style:style style:name="T3256" style:parent-style-name="DefaultParagraphFont" style:family="text">
      <style:text-properties style:font-name="Microsoft JhengHei" style:font-name-asian="Microsoft JhengHei" style:font-name-complex="Microsoft JhengHei"/>
    </style:style>
    <style:style style:name="T3257" style:parent-style-name="DefaultParagraphFont" style:family="text">
      <style:text-properties style:font-name="Microsoft JhengHei" style:font-name-asian="Microsoft JhengHei" style:font-name-complex="Microsoft JhengHei"/>
    </style:style>
    <style:style style:name="T3258" style:parent-style-name="DefaultParagraphFont" style:family="text">
      <style:text-properties style:font-name="Microsoft JhengHei" style:font-name-asian="Microsoft JhengHei" style:font-name-complex="Microsoft JhengHei"/>
    </style:style>
    <style:style style:name="T3259" style:parent-style-name="DefaultParagraphFont" style:family="text">
      <style:text-properties style:font-name="Microsoft JhengHei" style:font-name-asian="Microsoft JhengHei" style:font-name-complex="Microsoft JhengHei"/>
    </style:style>
    <style:style style:name="T3260" style:parent-style-name="DefaultParagraphFont" style:family="text">
      <style:text-properties style:font-name="Microsoft JhengHei" style:font-name-asian="Microsoft JhengHei" style:font-name-complex="Microsoft JhengHei"/>
    </style:style>
    <style:style style:name="T3261" style:parent-style-name="DefaultParagraphFont" style:family="text">
      <style:text-properties style:font-name="Microsoft JhengHei" style:font-name-asian="Microsoft JhengHei" style:font-name-complex="Microsoft JhengHei"/>
    </style:style>
    <style:style style:name="T3262" style:parent-style-name="DefaultParagraphFont" style:family="text">
      <style:text-properties style:font-name="Microsoft JhengHei" style:font-name-asian="Microsoft JhengHei" style:font-name-complex="Microsoft JhengHei"/>
    </style:style>
    <style:style style:name="T3263" style:parent-style-name="DefaultParagraphFont" style:family="text">
      <style:text-properties style:font-name="Microsoft JhengHei" style:font-name-asian="Microsoft JhengHei" style:font-name-complex="Microsoft JhengHei"/>
    </style:style>
    <style:style style:name="T3264" style:parent-style-name="DefaultParagraphFont" style:family="text">
      <style:text-properties style:font-name="MS Gothic" style:font-name-asian="MS Gothic" style:font-name-complex="MS Gothic"/>
    </style:style>
    <style:style style:name="T3265" style:parent-style-name="DefaultParagraphFont" style:family="text">
      <style:text-properties style:font-name="MingLiU-ExtB" style:font-name-asian="MingLiU-ExtB" style:font-name-complex="MingLiU-ExtB"/>
    </style:style>
    <style:style style:name="T3266" style:parent-style-name="DefaultParagraphFont" style:family="text">
      <style:text-properties style:font-name="Microsoft JhengHei" style:font-name-asian="Microsoft JhengHei" style:font-name-complex="Microsoft JhengHei"/>
    </style:style>
    <style:style style:name="T3267" style:parent-style-name="DefaultParagraphFont" style:family="text">
      <style:text-properties style:font-name="Microsoft JhengHei" style:font-name-asian="Microsoft JhengHei" style:font-name-complex="Microsoft JhengHei"/>
    </style:style>
    <style:style style:name="T3268" style:parent-style-name="DefaultParagraphFont" style:family="text">
      <style:text-properties style:font-name="MS Gothic" style:font-name-asian="MS Gothic" style:font-name-complex="MS Gothic"/>
    </style:style>
    <style:style style:name="T3269" style:parent-style-name="DefaultParagraphFont" style:family="text">
      <style:text-properties style:font-name="MingLiU-ExtB" style:font-name-asian="MingLiU-ExtB" style:font-name-complex="MingLiU-ExtB"/>
    </style:style>
    <style:style style:name="T3270" style:parent-style-name="DefaultParagraphFont" style:family="text">
      <style:text-properties style:font-name="Microsoft JhengHei" style:font-name-asian="Microsoft JhengHei" style:font-name-complex="Microsoft JhengHei"/>
    </style:style>
    <style:style style:name="T3271" style:parent-style-name="DefaultParagraphFont" style:family="text">
      <style:text-properties style:font-name="Microsoft JhengHei" style:font-name-asian="Microsoft JhengHei" style:font-name-complex="Microsoft JhengHei"/>
    </style:style>
    <style:style style:name="T3272" style:parent-style-name="DefaultParagraphFont" style:family="text">
      <style:text-properties style:font-name="Microsoft JhengHei" style:font-name-asian="Microsoft JhengHei" style:font-name-complex="Microsoft JhengHei"/>
    </style:style>
    <style:style style:name="T3273" style:parent-style-name="DefaultParagraphFont" style:family="text">
      <style:text-properties style:font-name="Microsoft JhengHei" style:font-name-asian="Microsoft JhengHei" style:font-name-complex="Microsoft JhengHei"/>
    </style:style>
    <style:style style:name="T3274" style:parent-style-name="DefaultParagraphFont" style:family="text">
      <style:text-properties style:font-name="Microsoft JhengHei" style:font-name-asian="Microsoft JhengHei" style:font-name-complex="Microsoft JhengHei"/>
    </style:style>
    <style:style style:name="T3275" style:parent-style-name="DefaultParagraphFont" style:family="text">
      <style:text-properties style:font-name="Microsoft JhengHei" style:font-name-asian="Microsoft JhengHei" style:font-name-complex="Microsoft JhengHei"/>
    </style:style>
    <style:style style:name="T3276" style:parent-style-name="DefaultParagraphFont" style:family="text">
      <style:text-properties style:font-name="Microsoft JhengHei" style:font-name-asian="Microsoft JhengHei" style:font-name-complex="Microsoft JhengHei"/>
    </style:style>
    <style:style style:name="T3277" style:parent-style-name="DefaultParagraphFont" style:family="text">
      <style:text-properties style:font-name="Microsoft JhengHei" style:font-name-asian="Microsoft JhengHei" style:font-name-complex="Microsoft JhengHei"/>
    </style:style>
    <style:style style:name="T3278" style:parent-style-name="DefaultParagraphFont" style:family="text">
      <style:text-properties style:font-name="Microsoft JhengHei" style:font-name-asian="Microsoft JhengHei" style:font-name-complex="Microsoft JhengHei"/>
    </style:style>
    <style:style style:name="T3279" style:parent-style-name="DefaultParagraphFont" style:family="text">
      <style:text-properties style:font-name="Microsoft JhengHei" style:font-name-asian="Microsoft JhengHei" style:font-name-complex="Microsoft JhengHei"/>
    </style:style>
    <style:style style:name="T3280" style:parent-style-name="DefaultParagraphFont" style:family="text">
      <style:text-properties style:font-name="MingLiU-ExtB" style:font-name-asian="MingLiU-ExtB" style:font-name-complex="MingLiU-ExtB"/>
    </style:style>
    <style:style style:name="T3281" style:parent-style-name="DefaultParagraphFont" style:family="text">
      <style:text-properties style:font-name="Microsoft JhengHei" style:font-name-asian="Microsoft JhengHei" style:font-name-complex="Microsoft JhengHei"/>
    </style:style>
    <style:style style:name="T3282" style:parent-style-name="DefaultParagraphFont" style:family="text">
      <style:text-properties style:font-name="MingLiU-ExtB" style:font-name-asian="MingLiU-ExtB" style:font-name-complex="MingLiU-ExtB"/>
    </style:style>
    <style:style style:name="T3283" style:parent-style-name="DefaultParagraphFont" style:family="text">
      <style:text-properties style:font-name="Microsoft JhengHei" style:font-name-asian="Microsoft JhengHei" style:font-name-complex="Microsoft JhengHei"/>
    </style:style>
    <style:style style:name="T3284" style:parent-style-name="DefaultParagraphFont" style:family="text">
      <style:text-properties style:font-name="Microsoft JhengHei" style:font-name-asian="Microsoft JhengHei" style:font-name-complex="Microsoft JhengHei"/>
    </style:style>
    <style:style style:name="T3285" style:parent-style-name="DefaultParagraphFont" style:family="text">
      <style:text-properties style:font-name="Microsoft JhengHei" style:font-name-asian="Microsoft JhengHei" style:font-name-complex="Microsoft JhengHei"/>
    </style:style>
    <style:style style:name="T3286" style:parent-style-name="DefaultParagraphFont" style:family="text">
      <style:text-properties style:font-name="MS Gothic" style:font-name-asian="MS Gothic" style:font-name-complex="MS Gothic"/>
    </style:style>
    <style:style style:name="T3287" style:parent-style-name="DefaultParagraphFont" style:family="text">
      <style:text-properties style:font-name="Microsoft JhengHei" style:font-name-asian="Microsoft JhengHei" style:font-name-complex="Microsoft JhengHei"/>
    </style:style>
    <style:style style:name="T3288" style:parent-style-name="DefaultParagraphFont" style:family="text">
      <style:text-properties style:font-name="MingLiU-ExtB" style:font-name-asian="MingLiU-ExtB" style:font-name-complex="MingLiU-ExtB"/>
    </style:style>
    <style:style style:name="T3289" style:parent-style-name="DefaultParagraphFont" style:family="text">
      <style:text-properties style:font-name="Microsoft JhengHei" style:font-name-asian="Microsoft JhengHei" style:font-name-complex="Microsoft JhengHei"/>
    </style:style>
    <style:style style:name="T3290" style:parent-style-name="DefaultParagraphFont" style:family="text">
      <style:text-properties style:font-name="Microsoft JhengHei" style:font-name-asian="Microsoft JhengHei" style:font-name-complex="Microsoft JhengHei"/>
    </style:style>
    <style:style style:name="T3291" style:parent-style-name="DefaultParagraphFont" style:family="text">
      <style:text-properties style:font-name="Microsoft JhengHei" style:font-name-asian="Microsoft JhengHei" style:font-name-complex="Microsoft JhengHei"/>
    </style:style>
    <style:style style:name="T3292" style:parent-style-name="DefaultParagraphFont" style:family="text">
      <style:text-properties style:font-name="Microsoft JhengHei" style:font-name-asian="Microsoft JhengHei" style:font-name-complex="Microsoft JhengHei"/>
    </style:style>
    <style:style style:name="T3293" style:parent-style-name="DefaultParagraphFont" style:family="text">
      <style:text-properties style:font-name="Microsoft JhengHei" style:font-name-asian="Microsoft JhengHei" style:font-name-complex="Microsoft JhengHei"/>
    </style:style>
    <style:style style:name="T3294" style:parent-style-name="DefaultParagraphFont" style:family="text">
      <style:text-properties style:font-name="Microsoft JhengHei" style:font-name-asian="Microsoft JhengHei" style:font-name-complex="Microsoft JhengHei"/>
    </style:style>
    <style:style style:name="T3295" style:parent-style-name="DefaultParagraphFont" style:family="text">
      <style:text-properties style:font-name="MingLiU-ExtB" style:font-name-asian="MingLiU-ExtB" style:font-name-complex="MingLiU-ExtB"/>
    </style:style>
    <style:style style:name="T3296" style:parent-style-name="DefaultParagraphFont" style:family="text">
      <style:text-properties style:font-name="Microsoft JhengHei" style:font-name-asian="Microsoft JhengHei" style:font-name-complex="Microsoft JhengHei"/>
    </style:style>
    <style:style style:name="T3297" style:parent-style-name="DefaultParagraphFont" style:family="text">
      <style:text-properties style:font-name="Microsoft JhengHei" style:font-name-asian="Microsoft JhengHei" style:font-name-complex="Microsoft JhengHei"/>
    </style:style>
    <style:style style:name="T3298" style:parent-style-name="DefaultParagraphFont" style:family="text">
      <style:text-properties style:font-name="Microsoft JhengHei" style:font-name-asian="Microsoft JhengHei" style:font-name-complex="Microsoft JhengHei"/>
    </style:style>
    <style:style style:name="T3299" style:parent-style-name="DefaultParagraphFont" style:family="text">
      <style:text-properties style:font-name="MS Gothic" style:font-name-asian="MS Gothic" style:font-name-complex="MS Gothic"/>
    </style:style>
    <style:style style:name="T3300" style:parent-style-name="DefaultParagraphFont" style:family="text">
      <style:text-properties style:font-name="Microsoft JhengHei" style:font-name-asian="Microsoft JhengHei" style:font-name-complex="Microsoft JhengHei"/>
    </style:style>
    <style:style style:name="T3301" style:parent-style-name="DefaultParagraphFont" style:family="text">
      <style:text-properties style:font-name="Microsoft JhengHei" style:font-name-asian="Microsoft JhengHei" style:font-name-complex="Microsoft JhengHei"/>
    </style:style>
    <style:style style:name="T3302" style:parent-style-name="DefaultParagraphFont" style:family="text">
      <style:text-properties style:font-name="Microsoft JhengHei" style:font-name-asian="Microsoft JhengHei" style:font-name-complex="Microsoft JhengHei"/>
    </style:style>
    <style:style style:name="T3303" style:parent-style-name="DefaultParagraphFont" style:family="text">
      <style:text-properties style:font-name="Microsoft JhengHei" style:font-name-asian="Microsoft JhengHei" style:font-name-complex="Microsoft JhengHei"/>
    </style:style>
    <style:style style:name="T3304" style:parent-style-name="DefaultParagraphFont" style:family="text">
      <style:text-properties style:font-name="Microsoft JhengHei" style:font-name-asian="Microsoft JhengHei" style:font-name-complex="Microsoft JhengHei"/>
    </style:style>
    <style:style style:name="T3305" style:parent-style-name="DefaultParagraphFont" style:family="text">
      <style:text-properties style:font-name="Microsoft JhengHei" style:font-name-asian="Microsoft JhengHei" style:font-name-complex="Microsoft JhengHei"/>
    </style:style>
    <style:style style:name="T3306" style:parent-style-name="DefaultParagraphFont" style:family="text">
      <style:text-properties style:font-name="Microsoft JhengHei" style:font-name-asian="Microsoft JhengHei" style:font-name-complex="Microsoft JhengHei"/>
    </style:style>
    <style:style style:name="T3307" style:parent-style-name="DefaultParagraphFont" style:family="text">
      <style:text-properties style:font-name="Microsoft JhengHei" style:font-name-asian="Microsoft JhengHei" style:font-name-complex="Microsoft JhengHei"/>
    </style:style>
    <style:style style:name="T3308" style:parent-style-name="DefaultParagraphFont" style:family="text">
      <style:text-properties style:font-name="Microsoft JhengHei" style:font-name-asian="Microsoft JhengHei" style:font-name-complex="Microsoft JhengHei"/>
    </style:style>
    <style:style style:name="T3309" style:parent-style-name="DefaultParagraphFont" style:family="text">
      <style:text-properties style:font-name="Microsoft JhengHei" style:font-name-asian="Microsoft JhengHei" style:font-name-complex="Microsoft JhengHei"/>
    </style:style>
    <style:style style:name="T3310" style:parent-style-name="DefaultParagraphFont" style:family="text">
      <style:text-properties style:font-name="Microsoft JhengHei" style:font-name-asian="Microsoft JhengHei" style:font-name-complex="Microsoft JhengHei"/>
    </style:style>
    <style:style style:name="T3311" style:parent-style-name="DefaultParagraphFont" style:family="text">
      <style:text-properties style:font-name="Microsoft JhengHei" style:font-name-asian="Microsoft JhengHei" style:font-name-complex="Microsoft JhengHei"/>
    </style:style>
    <style:style style:name="T3312" style:parent-style-name="DefaultParagraphFont" style:family="text">
      <style:text-properties style:font-name="Microsoft JhengHei" style:font-name-asian="Microsoft JhengHei" style:font-name-complex="Microsoft JhengHei"/>
    </style:style>
    <style:style style:name="T3313" style:parent-style-name="DefaultParagraphFont" style:family="text">
      <style:text-properties style:font-name="Microsoft JhengHei" style:font-name-asian="Microsoft JhengHei" style:font-name-complex="Microsoft JhengHei"/>
    </style:style>
    <style:style style:name="T3314" style:parent-style-name="DefaultParagraphFont" style:family="text">
      <style:text-properties style:font-name="Microsoft JhengHei" style:font-name-asian="Microsoft JhengHei" style:font-name-complex="Microsoft JhengHei"/>
    </style:style>
    <style:style style:name="T3315" style:parent-style-name="DefaultParagraphFont" style:family="text">
      <style:text-properties style:font-name="Microsoft JhengHei" style:font-name-asian="Microsoft JhengHei" style:font-name-complex="Microsoft JhengHei"/>
    </style:style>
    <style:style style:name="T3316" style:parent-style-name="DefaultParagraphFont" style:family="text">
      <style:text-properties style:font-name="Microsoft JhengHei" style:font-name-asian="Microsoft JhengHei" style:font-name-complex="Microsoft JhengHei"/>
    </style:style>
    <style:style style:name="T3317" style:parent-style-name="DefaultParagraphFont" style:family="text">
      <style:text-properties style:font-name="Microsoft JhengHei" style:font-name-asian="Microsoft JhengHei" style:font-name-complex="Microsoft JhengHei"/>
    </style:style>
    <style:style style:name="T3318" style:parent-style-name="DefaultParagraphFont" style:family="text">
      <style:text-properties style:font-name="Microsoft JhengHei" style:font-name-asian="Microsoft JhengHei" style:font-name-complex="Microsoft JhengHei"/>
    </style:style>
    <style:style style:name="T3319" style:parent-style-name="DefaultParagraphFont" style:family="text">
      <style:text-properties style:font-name="Microsoft JhengHei" style:font-name-asian="Microsoft JhengHei" style:font-name-complex="Microsoft JhengHei"/>
    </style:style>
    <style:style style:name="T3320" style:parent-style-name="DefaultParagraphFont" style:family="text">
      <style:text-properties style:font-name="Microsoft JhengHei" style:font-name-asian="Microsoft JhengHei" style:font-name-complex="Microsoft JhengHei"/>
    </style:style>
    <style:style style:name="T3321" style:parent-style-name="DefaultParagraphFont" style:family="text">
      <style:text-properties style:font-name="Microsoft JhengHei" style:font-name-asian="Microsoft JhengHei" style:font-name-complex="Microsoft JhengHei"/>
    </style:style>
    <style:style style:name="T3322" style:parent-style-name="DefaultParagraphFont" style:family="text">
      <style:text-properties style:font-name="Microsoft JhengHei" style:font-name-asian="Microsoft JhengHei" style:font-name-complex="Microsoft JhengHei"/>
    </style:style>
    <style:style style:name="T3323" style:parent-style-name="DefaultParagraphFont" style:family="text">
      <style:text-properties style:font-name="Microsoft JhengHei" style:font-name-asian="Microsoft JhengHei" style:font-name-complex="Microsoft JhengHei"/>
    </style:style>
    <style:style style:name="T3324" style:parent-style-name="DefaultParagraphFont" style:family="text">
      <style:text-properties style:font-name="MS Gothic" style:font-name-asian="MS Gothic" style:font-name-complex="MS Gothic"/>
    </style:style>
    <style:style style:name="T3325" style:parent-style-name="DefaultParagraphFont" style:family="text">
      <style:text-properties style:font-name="Microsoft JhengHei" style:font-name-asian="Microsoft JhengHei" style:font-name-complex="Microsoft JhengHei"/>
    </style:style>
    <style:style style:name="T3326" style:parent-style-name="DefaultParagraphFont" style:family="text">
      <style:text-properties style:font-name="Microsoft JhengHei" style:font-name-asian="Microsoft JhengHei" style:font-name-complex="Microsoft JhengHei"/>
    </style:style>
    <style:style style:name="T3327" style:parent-style-name="DefaultParagraphFont" style:family="text">
      <style:text-properties style:font-name="Microsoft JhengHei" style:font-name-asian="Microsoft JhengHei" style:font-name-complex="Microsoft JhengHei"/>
    </style:style>
    <style:style style:name="T3328" style:parent-style-name="DefaultParagraphFont" style:family="text">
      <style:text-properties style:font-name="Microsoft JhengHei" style:font-name-asian="Microsoft JhengHei" style:font-name-complex="Microsoft JhengHei"/>
    </style:style>
    <style:style style:name="T3329" style:parent-style-name="DefaultParagraphFont" style:family="text">
      <style:text-properties style:font-name="MS Gothic" style:font-name-asian="MS Gothic" style:font-name-complex="MS Gothic"/>
    </style:style>
    <style:style style:name="T3330" style:parent-style-name="DefaultParagraphFont" style:family="text">
      <style:text-properties style:font-name="Microsoft JhengHei" style:font-name-asian="Microsoft JhengHei" style:font-name-complex="Microsoft JhengHei"/>
    </style:style>
    <style:style style:name="T3331" style:parent-style-name="DefaultParagraphFont" style:family="text">
      <style:text-properties style:font-name="Microsoft JhengHei" style:font-name-asian="Microsoft JhengHei" style:font-name-complex="Microsoft JhengHei"/>
    </style:style>
    <style:style style:name="T3332" style:parent-style-name="DefaultParagraphFont" style:family="text">
      <style:text-properties style:font-name="MS Gothic" style:font-name-asian="MS Gothic" style:font-name-complex="MS Gothic"/>
    </style:style>
    <style:style style:name="T3333" style:parent-style-name="DefaultParagraphFont" style:family="text">
      <style:text-properties style:font-name="MS Gothic" style:font-name-asian="MS Gothic" style:font-name-complex="MS Gothic"/>
    </style:style>
    <style:style style:name="T3334" style:parent-style-name="DefaultParagraphFont" style:family="text">
      <style:text-properties style:font-name="Microsoft JhengHei" style:font-name-asian="Microsoft JhengHei" style:font-name-complex="Microsoft JhengHei"/>
    </style:style>
    <style:style style:name="T3335" style:parent-style-name="DefaultParagraphFont" style:family="text">
      <style:text-properties style:font-name="Microsoft JhengHei" style:font-name-asian="Microsoft JhengHei" style:font-name-complex="Microsoft JhengHei"/>
    </style:style>
    <style:style style:name="T3336" style:parent-style-name="DefaultParagraphFont" style:family="text">
      <style:text-properties style:font-name="Microsoft JhengHei" style:font-name-asian="Microsoft JhengHei" style:font-name-complex="Microsoft JhengHei"/>
    </style:style>
    <style:style style:name="T3337" style:parent-style-name="DefaultParagraphFont" style:family="text">
      <style:text-properties style:font-name="Microsoft JhengHei" style:font-name-asian="Microsoft JhengHei" style:font-name-complex="Microsoft JhengHei"/>
    </style:style>
    <style:style style:name="T3338" style:parent-style-name="DefaultParagraphFont" style:family="text">
      <style:text-properties style:font-name="Microsoft JhengHei" style:font-name-asian="Microsoft JhengHei" style:font-name-complex="Microsoft JhengHei"/>
    </style:style>
    <style:style style:name="T3339" style:parent-style-name="DefaultParagraphFont" style:family="text">
      <style:text-properties style:font-name="Microsoft JhengHei" style:font-name-asian="Microsoft JhengHei" style:font-name-complex="Microsoft JhengHei"/>
    </style:style>
    <style:style style:name="T3340" style:parent-style-name="DefaultParagraphFont" style:family="text">
      <style:text-properties style:font-name="Microsoft JhengHei" style:font-name-asian="Microsoft JhengHei" style:font-name-complex="Microsoft JhengHei"/>
    </style:style>
    <style:style style:name="T3341" style:parent-style-name="DefaultParagraphFont" style:family="text">
      <style:text-properties style:font-name="Microsoft JhengHei" style:font-name-asian="Microsoft JhengHei" style:font-name-complex="Microsoft JhengHei"/>
    </style:style>
    <style:style style:name="T3342" style:parent-style-name="DefaultParagraphFont" style:family="text">
      <style:text-properties style:font-name="Microsoft JhengHei" style:font-name-asian="Microsoft JhengHei" style:font-name-complex="Microsoft JhengHei"/>
    </style:style>
    <style:style style:name="T3343" style:parent-style-name="DefaultParagraphFont" style:family="text">
      <style:text-properties style:font-name="Microsoft JhengHei" style:font-name-asian="Microsoft JhengHei" style:font-name-complex="Microsoft JhengHei"/>
    </style:style>
    <style:style style:name="T3344" style:parent-style-name="DefaultParagraphFont" style:family="text">
      <style:text-properties style:font-name="MS Gothic" style:font-name-asian="MS Gothic" style:font-name-complex="MS Gothic"/>
    </style:style>
    <style:style style:name="T3345" style:parent-style-name="DefaultParagraphFont" style:family="text">
      <style:text-properties style:font-name="MS Gothic" style:font-name-asian="MS Gothic" style:font-name-complex="MS Gothic"/>
    </style:style>
    <style:style style:name="T3346" style:parent-style-name="DefaultParagraphFont" style:family="text">
      <style:text-properties style:font-name="MS Gothic" style:font-name-asian="MS Gothic" style:font-name-complex="MS Gothic"/>
    </style:style>
    <style:style style:name="T3347" style:parent-style-name="DefaultParagraphFont" style:family="text">
      <style:text-properties style:font-name="Microsoft JhengHei" style:font-name-asian="Microsoft JhengHei" style:font-name-complex="Microsoft JhengHei"/>
    </style:style>
    <style:style style:name="T3348" style:parent-style-name="DefaultParagraphFont" style:family="text">
      <style:text-properties style:font-name="MS Gothic" style:font-name-asian="MS Gothic" style:font-name-complex="MS Gothic"/>
    </style:style>
    <style:style style:name="T3349" style:parent-style-name="DefaultParagraphFont" style:family="text">
      <style:text-properties style:font-name="Microsoft JhengHei" style:font-name-asian="Microsoft JhengHei" style:font-name-complex="Microsoft JhengHei"/>
    </style:style>
    <style:style style:name="T3350" style:parent-style-name="DefaultParagraphFont" style:family="text">
      <style:text-properties style:font-name="Microsoft JhengHei" style:font-name-asian="Microsoft JhengHei" style:font-name-complex="Microsoft JhengHei"/>
    </style:style>
    <style:style style:name="T3351" style:parent-style-name="DefaultParagraphFont" style:family="text">
      <style:text-properties style:font-name="Microsoft JhengHei" style:font-name-asian="Microsoft JhengHei" style:font-name-complex="Microsoft JhengHei"/>
    </style:style>
    <style:style style:name="T3352" style:parent-style-name="DefaultParagraphFont" style:family="text">
      <style:text-properties style:font-name="Microsoft JhengHei" style:font-name-asian="Microsoft JhengHei" style:font-name-complex="Microsoft JhengHei"/>
    </style:style>
    <style:style style:name="T3353" style:parent-style-name="DefaultParagraphFont" style:family="text">
      <style:text-properties style:font-name="Microsoft JhengHei" style:font-name-asian="Microsoft JhengHei" style:font-name-complex="Microsoft JhengHei"/>
    </style:style>
    <style:style style:name="T3354" style:parent-style-name="DefaultParagraphFont" style:family="text">
      <style:text-properties style:font-name="Microsoft JhengHei" style:font-name-asian="Microsoft JhengHei" style:font-name-complex="Microsoft JhengHei"/>
    </style:style>
    <style:style style:name="T3355" style:parent-style-name="DefaultParagraphFont" style:family="text">
      <style:text-properties style:font-name="Microsoft JhengHei" style:font-name-asian="Microsoft JhengHei" style:font-name-complex="Microsoft JhengHei"/>
    </style:style>
    <style:style style:name="T3356" style:parent-style-name="DefaultParagraphFont" style:family="text">
      <style:text-properties style:font-name="Microsoft JhengHei" style:font-name-asian="Microsoft JhengHei" style:font-name-complex="Microsoft JhengHei"/>
    </style:style>
    <style:style style:name="T3357" style:parent-style-name="DefaultParagraphFont" style:family="text">
      <style:text-properties style:font-name="Microsoft JhengHei" style:font-name-asian="Microsoft JhengHei" style:font-name-complex="Microsoft JhengHei"/>
    </style:style>
    <style:style style:name="T3358" style:parent-style-name="DefaultParagraphFont" style:family="text">
      <style:text-properties style:font-name="Microsoft JhengHei" style:font-name-asian="Microsoft JhengHei" style:font-name-complex="Microsoft JhengHei"/>
    </style:style>
    <style:style style:name="T3359" style:parent-style-name="DefaultParagraphFont" style:family="text">
      <style:text-properties style:font-name="Microsoft JhengHei" style:font-name-asian="Microsoft JhengHei" style:font-name-complex="Microsoft JhengHei"/>
    </style:style>
    <style:style style:name="T3360" style:parent-style-name="DefaultParagraphFont" style:family="text">
      <style:text-properties style:font-name="Microsoft JhengHei" style:font-name-asian="Microsoft JhengHei" style:font-name-complex="Microsoft JhengHei"/>
    </style:style>
    <style:style style:name="T3361" style:parent-style-name="DefaultParagraphFont" style:family="text">
      <style:text-properties style:font-name="MS Gothic" style:font-name-asian="MS Gothic" style:font-name-complex="MS Gothic"/>
    </style:style>
    <style:style style:name="T3362" style:parent-style-name="DefaultParagraphFont" style:family="text">
      <style:text-properties style:font-name="MingLiU-ExtB" style:font-name-asian="MingLiU-ExtB" style:font-name-complex="MingLiU-ExtB"/>
    </style:style>
    <style:style style:name="T3363" style:parent-style-name="DefaultParagraphFont" style:family="text">
      <style:text-properties style:font-name="MS Gothic" style:font-name-asian="MS Gothic" style:font-name-complex="MS Gothic"/>
    </style:style>
    <style:style style:name="T3364" style:parent-style-name="DefaultParagraphFont" style:family="text">
      <style:text-properties style:font-name="Microsoft JhengHei" style:font-name-asian="Microsoft JhengHei" style:font-name-complex="Microsoft JhengHei"/>
    </style:style>
    <style:style style:name="T3365" style:parent-style-name="DefaultParagraphFont" style:family="text">
      <style:text-properties style:font-name="Microsoft JhengHei" style:font-name-asian="Microsoft JhengHei" style:font-name-complex="Microsoft JhengHei"/>
    </style:style>
    <style:style style:name="T3366" style:parent-style-name="DefaultParagraphFont" style:family="text">
      <style:text-properties style:font-name="MS Gothic" style:font-name-asian="MS Gothic" style:font-name-complex="MS Gothic"/>
    </style:style>
    <style:style style:name="T3367" style:parent-style-name="DefaultParagraphFont" style:family="text">
      <style:text-properties style:font-name="MS Gothic" style:font-name-asian="MS Gothic" style:font-name-complex="MS Gothic"/>
    </style:style>
    <style:style style:name="T3368" style:parent-style-name="DefaultParagraphFont" style:family="text">
      <style:text-properties style:font-name="MS Gothic" style:font-name-asian="MS Gothic" style:font-name-complex="MS Gothic"/>
    </style:style>
    <style:style style:name="T3369" style:parent-style-name="DefaultParagraphFont" style:family="text">
      <style:text-properties style:font-name="Microsoft JhengHei" style:font-name-asian="Microsoft JhengHei" style:font-name-complex="Microsoft JhengHei"/>
    </style:style>
    <style:style style:name="T3370" style:parent-style-name="DefaultParagraphFont" style:family="text">
      <style:text-properties style:font-name="MS Gothic" style:font-name-asian="MS Gothic" style:font-name-complex="MS Gothic"/>
    </style:style>
    <style:style style:name="T3371" style:parent-style-name="DefaultParagraphFont" style:family="text">
      <style:text-properties style:font-name="Microsoft JhengHei" style:font-name-asian="Microsoft JhengHei" style:font-name-complex="Microsoft JhengHei"/>
    </style:style>
    <style:style style:name="T3372" style:parent-style-name="DefaultParagraphFont" style:family="text">
      <style:text-properties style:font-name="Microsoft JhengHei" style:font-name-asian="Microsoft JhengHei" style:font-name-complex="Microsoft JhengHei"/>
    </style:style>
    <style:style style:name="T3373" style:parent-style-name="DefaultParagraphFont" style:family="text">
      <style:text-properties style:font-name="Microsoft JhengHei" style:font-name-asian="Microsoft JhengHei" style:font-name-complex="Microsoft JhengHei"/>
    </style:style>
    <style:style style:name="T3374" style:parent-style-name="DefaultParagraphFont" style:family="text">
      <style:text-properties style:font-name="Microsoft JhengHei" style:font-name-asian="Microsoft JhengHei" style:font-name-complex="Microsoft JhengHei"/>
    </style:style>
    <style:style style:name="T3375" style:parent-style-name="DefaultParagraphFont" style:family="text">
      <style:text-properties style:font-name="MS Gothic" style:font-name-asian="MS Gothic" style:font-name-complex="MS Gothic"/>
    </style:style>
    <style:style style:name="T3376" style:parent-style-name="DefaultParagraphFont" style:family="text">
      <style:text-properties style:font-name="Microsoft JhengHei" style:font-name-asian="Microsoft JhengHei" style:font-name-complex="Microsoft JhengHei"/>
    </style:style>
    <style:style style:name="T3377" style:parent-style-name="DefaultParagraphFont" style:family="text">
      <style:text-properties style:font-name="Microsoft JhengHei" style:font-name-asian="Microsoft JhengHei" style:font-name-complex="Microsoft JhengHei"/>
    </style:style>
    <style:style style:name="T3378" style:parent-style-name="DefaultParagraphFont" style:family="text">
      <style:text-properties style:font-name="MS Gothic" style:font-name-asian="MS Gothic" style:font-name-complex="MS Gothic"/>
    </style:style>
    <style:style style:name="T3379" style:parent-style-name="DefaultParagraphFont" style:family="text">
      <style:text-properties style:font-name="Malgun Gothic" style:font-name-asian="Malgun Gothic" style:font-name-complex="Malgun Gothic"/>
    </style:style>
    <style:style style:name="T3380" style:parent-style-name="DefaultParagraphFont" style:family="text">
      <style:text-properties style:font-name="Microsoft JhengHei" style:font-name-asian="Microsoft JhengHei" style:font-name-complex="Microsoft JhengHei"/>
    </style:style>
    <style:style style:name="T3381" style:parent-style-name="DefaultParagraphFont" style:family="text">
      <style:text-properties style:font-name="Microsoft JhengHei" style:font-name-asian="Microsoft JhengHei" style:font-name-complex="Microsoft JhengHei"/>
    </style:style>
    <style:style style:name="T3382" style:parent-style-name="DefaultParagraphFont" style:family="text">
      <style:text-properties style:font-name="Microsoft JhengHei" style:font-name-asian="Microsoft JhengHei" style:font-name-complex="Microsoft JhengHei"/>
    </style:style>
    <style:style style:name="T3383" style:parent-style-name="DefaultParagraphFont" style:family="text">
      <style:text-properties style:font-name="Microsoft JhengHei" style:font-name-asian="Microsoft JhengHei" style:font-name-complex="Microsoft JhengHei"/>
    </style:style>
    <style:style style:name="T3384" style:parent-style-name="DefaultParagraphFont" style:family="text">
      <style:text-properties style:font-name="MS Gothic" style:font-name-asian="MS Gothic" style:font-name-complex="MS Gothic"/>
    </style:style>
    <style:style style:name="T3385" style:parent-style-name="DefaultParagraphFont" style:family="text">
      <style:text-properties style:font-name="MingLiU-ExtB" style:font-name-asian="MingLiU-ExtB" style:font-name-complex="MingLiU-ExtB"/>
    </style:style>
    <style:style style:name="T3386" style:parent-style-name="DefaultParagraphFont" style:family="text">
      <style:text-properties style:font-name="Microsoft JhengHei" style:font-name-asian="Microsoft JhengHei" style:font-name-complex="Microsoft JhengHei"/>
    </style:style>
    <style:style style:name="T3387" style:parent-style-name="DefaultParagraphFont" style:family="text">
      <style:text-properties style:font-name="Microsoft JhengHei" style:font-name-asian="Microsoft JhengHei" style:font-name-complex="Microsoft JhengHei"/>
    </style:style>
    <style:style style:name="T3388" style:parent-style-name="DefaultParagraphFont" style:family="text">
      <style:text-properties style:font-name="Microsoft JhengHei" style:font-name-asian="Microsoft JhengHei" style:font-name-complex="Microsoft JhengHei"/>
    </style:style>
    <style:style style:name="T3389" style:parent-style-name="DefaultParagraphFont" style:family="text">
      <style:text-properties style:font-name="Microsoft JhengHei" style:font-name-asian="Microsoft JhengHei" style:font-name-complex="Microsoft JhengHei"/>
    </style:style>
    <style:style style:name="T3390" style:parent-style-name="DefaultParagraphFont" style:family="text">
      <style:text-properties style:font-name="MS Gothic" style:font-name-asian="MS Gothic" style:font-name-complex="MS Gothic"/>
    </style:style>
    <style:style style:name="T3391" style:parent-style-name="DefaultParagraphFont" style:family="text">
      <style:text-properties style:font-name="Microsoft JhengHei" style:font-name-asian="Microsoft JhengHei" style:font-name-complex="Microsoft JhengHei"/>
    </style:style>
    <style:style style:name="T3392" style:parent-style-name="DefaultParagraphFont" style:family="text">
      <style:text-properties style:font-name="MingLiU-ExtB" style:font-name-asian="MingLiU-ExtB" style:font-name-complex="MingLiU-ExtB"/>
    </style:style>
    <style:style style:name="T3393" style:parent-style-name="DefaultParagraphFont" style:family="text">
      <style:text-properties style:font-name="Microsoft JhengHei" style:font-name-asian="Microsoft JhengHei" style:font-name-complex="Microsoft JhengHei"/>
    </style:style>
    <style:style style:name="T3394" style:parent-style-name="DefaultParagraphFont" style:family="text">
      <style:text-properties style:font-name="Microsoft JhengHei" style:font-name-asian="Microsoft JhengHei" style:font-name-complex="Microsoft JhengHei"/>
    </style:style>
    <style:style style:name="T3395" style:parent-style-name="DefaultParagraphFont" style:family="text">
      <style:text-properties style:font-name="MingLiU-ExtB" style:font-name-asian="MingLiU-ExtB" style:font-name-complex="MingLiU-ExtB"/>
    </style:style>
    <style:style style:name="T3396" style:parent-style-name="DefaultParagraphFont" style:family="text">
      <style:text-properties style:font-name="Microsoft JhengHei" style:font-name-asian="Microsoft JhengHei" style:font-name-complex="Microsoft JhengHei"/>
    </style:style>
    <style:style style:name="T3397" style:parent-style-name="DefaultParagraphFont" style:family="text">
      <style:text-properties style:font-name="MS Gothic" style:font-name-asian="MS Gothic" style:font-name-complex="MS Gothic"/>
    </style:style>
    <style:style style:name="T3398" style:parent-style-name="DefaultParagraphFont" style:family="text">
      <style:text-properties style:font-name="Microsoft JhengHei" style:font-name-asian="Microsoft JhengHei" style:font-name-complex="Microsoft JhengHei"/>
    </style:style>
    <style:style style:name="T3399" style:parent-style-name="DefaultParagraphFont" style:family="text">
      <style:text-properties style:font-name="Microsoft JhengHei" style:font-name-asian="Microsoft JhengHei" style:font-name-complex="Microsoft JhengHei"/>
    </style:style>
    <style:style style:name="T3400" style:parent-style-name="DefaultParagraphFont" style:family="text">
      <style:text-properties style:font-name="Microsoft JhengHei" style:font-name-asian="Microsoft JhengHei" style:font-name-complex="Microsoft JhengHei"/>
    </style:style>
    <style:style style:name="T3401" style:parent-style-name="DefaultParagraphFont" style:family="text">
      <style:text-properties style:font-name="MS Gothic" style:font-name-asian="MS Gothic" style:font-name-complex="MS Gothic"/>
    </style:style>
    <style:style style:name="T3402" style:parent-style-name="DefaultParagraphFont" style:family="text">
      <style:text-properties style:font-name="MS Gothic" style:font-name-asian="MS Gothic" style:font-name-complex="MS Gothic"/>
    </style:style>
    <style:style style:name="T3403" style:parent-style-name="DefaultParagraphFont" style:family="text">
      <style:text-properties style:font-name="MS Gothic" style:font-name-asian="MS Gothic" style:font-name-complex="MS Gothic"/>
    </style:style>
    <style:style style:name="T3404" style:parent-style-name="DefaultParagraphFont" style:family="text">
      <style:text-properties style:font-name="MS Gothic" style:font-name-asian="MS Gothic" style:font-name-complex="MS Gothic"/>
    </style:style>
    <style:style style:name="T3405" style:parent-style-name="DefaultParagraphFont" style:family="text">
      <style:text-properties style:font-name="Microsoft JhengHei" style:font-name-asian="Microsoft JhengHei" style:font-name-complex="Microsoft JhengHei"/>
    </style:style>
    <style:style style:name="T3406" style:parent-style-name="DefaultParagraphFont" style:family="text">
      <style:text-properties style:font-name="Microsoft JhengHei" style:font-name-asian="Microsoft JhengHei" style:font-name-complex="Microsoft JhengHei"/>
    </style:style>
    <style:style style:name="T3407" style:parent-style-name="DefaultParagraphFont" style:family="text">
      <style:text-properties style:font-name="Microsoft JhengHei" style:font-name-asian="Microsoft JhengHei" style:font-name-complex="Microsoft JhengHei"/>
    </style:style>
    <style:style style:name="T3408" style:parent-style-name="DefaultParagraphFont" style:family="text">
      <style:text-properties style:font-name="MS Gothic" style:font-name-asian="MS Gothic" style:font-name-complex="MS Gothic"/>
    </style:style>
    <style:style style:name="T3409" style:parent-style-name="DefaultParagraphFont" style:family="text">
      <style:text-properties style:font-name="MS Gothic" style:font-name-asian="MS Gothic" style:font-name-complex="MS Gothic"/>
    </style:style>
    <style:style style:name="T3410" style:parent-style-name="DefaultParagraphFont" style:family="text">
      <style:text-properties style:font-name="Microsoft JhengHei" style:font-name-asian="Microsoft JhengHei" style:font-name-complex="Microsoft JhengHei"/>
    </style:style>
    <style:style style:name="T3411" style:parent-style-name="DefaultParagraphFont" style:family="text">
      <style:text-properties style:font-name="Microsoft JhengHei" style:font-name-asian="Microsoft JhengHei" style:font-name-complex="Microsoft JhengHei"/>
    </style:style>
    <style:style style:name="T3412" style:parent-style-name="DefaultParagraphFont" style:family="text">
      <style:text-properties style:font-name="MingLiU-ExtB" style:font-name-asian="MingLiU-ExtB" style:font-name-complex="MingLiU-ExtB"/>
    </style:style>
    <style:style style:name="T3413" style:parent-style-name="DefaultParagraphFont" style:family="text">
      <style:text-properties style:font-name="Microsoft JhengHei" style:font-name-asian="Microsoft JhengHei" style:font-name-complex="Microsoft JhengHei"/>
    </style:style>
    <style:style style:name="T3414" style:parent-style-name="DefaultParagraphFont" style:family="text">
      <style:text-properties style:font-name="Microsoft JhengHei" style:font-name-asian="Microsoft JhengHei" style:font-name-complex="Microsoft JhengHei"/>
    </style:style>
    <style:style style:name="T3415" style:parent-style-name="DefaultParagraphFont" style:family="text">
      <style:text-properties style:font-name="Malgun Gothic" style:font-name-asian="Malgun Gothic" style:font-name-complex="Malgun Gothic"/>
    </style:style>
    <style:style style:name="T3416" style:parent-style-name="DefaultParagraphFont" style:family="text">
      <style:text-properties style:font-name="Microsoft JhengHei" style:font-name-asian="Microsoft JhengHei" style:font-name-complex="Microsoft JhengHei"/>
    </style:style>
    <style:style style:name="T3417" style:parent-style-name="DefaultParagraphFont" style:family="text">
      <style:text-properties style:font-name="Microsoft JhengHei" style:font-name-asian="Microsoft JhengHei" style:font-name-complex="Microsoft JhengHei"/>
    </style:style>
    <style:style style:name="T3418" style:parent-style-name="DefaultParagraphFont" style:family="text">
      <style:text-properties style:font-name="Microsoft JhengHei" style:font-name-asian="Microsoft JhengHei" style:font-name-complex="Microsoft JhengHei"/>
    </style:style>
    <style:style style:name="T3419" style:parent-style-name="DefaultParagraphFont" style:family="text">
      <style:text-properties style:font-name="MingLiU-ExtB" style:font-name-asian="MingLiU-ExtB" style:font-name-complex="MingLiU-ExtB"/>
    </style:style>
    <style:style style:name="T3420" style:parent-style-name="DefaultParagraphFont" style:family="text">
      <style:text-properties style:font-name="Microsoft JhengHei" style:font-name-asian="Microsoft JhengHei" style:font-name-complex="Microsoft JhengHei"/>
    </style:style>
    <style:style style:name="T3421" style:parent-style-name="DefaultParagraphFont" style:family="text">
      <style:text-properties style:font-name="Microsoft JhengHei" style:font-name-asian="Microsoft JhengHei" style:font-name-complex="Microsoft JhengHei"/>
    </style:style>
    <style:style style:name="T3422" style:parent-style-name="DefaultParagraphFont" style:family="text">
      <style:text-properties style:font-name="Microsoft JhengHei" style:font-name-asian="Microsoft JhengHei" style:font-name-complex="Microsoft JhengHei"/>
    </style:style>
    <style:style style:name="T3423" style:parent-style-name="DefaultParagraphFont" style:family="text">
      <style:text-properties style:font-name="Microsoft JhengHei" style:font-name-asian="Microsoft JhengHei" style:font-name-complex="Microsoft JhengHei"/>
    </style:style>
    <style:style style:name="T3424" style:parent-style-name="DefaultParagraphFont" style:family="text">
      <style:text-properties style:font-name="Malgun Gothic" style:font-name-asian="Malgun Gothic" style:font-name-complex="Malgun Gothic"/>
    </style:style>
    <style:style style:name="T3425" style:parent-style-name="DefaultParagraphFont" style:family="text">
      <style:text-properties style:font-name="Microsoft JhengHei" style:font-name-asian="Microsoft JhengHei" style:font-name-complex="Microsoft JhengHei"/>
    </style:style>
    <style:style style:name="T3426" style:parent-style-name="DefaultParagraphFont" style:family="text">
      <style:text-properties style:font-name="MingLiU-ExtB" style:font-name-asian="MingLiU-ExtB" style:font-name-complex="MingLiU-ExtB"/>
    </style:style>
    <style:style style:name="T3427" style:parent-style-name="DefaultParagraphFont" style:family="text">
      <style:text-properties style:font-name="MS Gothic" style:font-name-asian="MS Gothic" style:font-name-complex="MS Gothic"/>
    </style:style>
    <style:style style:name="T3428" style:parent-style-name="DefaultParagraphFont" style:family="text">
      <style:text-properties style:font-name="MS Gothic" style:font-name-asian="MS Gothic" style:font-name-complex="MS Gothic"/>
    </style:style>
    <style:style style:name="T3429" style:parent-style-name="DefaultParagraphFont" style:family="text">
      <style:text-properties style:font-name="Microsoft JhengHei" style:font-name-asian="Microsoft JhengHei" style:font-name-complex="Microsoft JhengHei"/>
    </style:style>
    <style:style style:name="T3430" style:parent-style-name="DefaultParagraphFont" style:family="text">
      <style:text-properties style:font-name="Microsoft JhengHei" style:font-name-asian="Microsoft JhengHei" style:font-name-complex="Microsoft JhengHei"/>
    </style:style>
    <style:style style:name="T3431" style:parent-style-name="DefaultParagraphFont" style:family="text">
      <style:text-properties style:font-name="MS Gothic" style:font-name-asian="MS Gothic" style:font-name-complex="MS Gothic"/>
    </style:style>
    <style:style style:name="T3432" style:parent-style-name="DefaultParagraphFont" style:family="text">
      <style:text-properties style:font-name="MS Gothic" style:font-name-asian="MS Gothic" style:font-name-complex="MS Gothic"/>
    </style:style>
    <style:style style:name="T3433" style:parent-style-name="DefaultParagraphFont" style:family="text">
      <style:text-properties style:font-name="Microsoft JhengHei" style:font-name-asian="Microsoft JhengHei" style:font-name-complex="Microsoft JhengHei"/>
    </style:style>
    <style:style style:name="T3434" style:parent-style-name="DefaultParagraphFont" style:family="text">
      <style:text-properties style:font-name="Microsoft JhengHei" style:font-name-asian="Microsoft JhengHei" style:font-name-complex="Microsoft JhengHei"/>
    </style:style>
    <style:style style:name="T3435" style:parent-style-name="DefaultParagraphFont" style:family="text">
      <style:text-properties style:font-name="Microsoft JhengHei" style:font-name-asian="Microsoft JhengHei" style:font-name-complex="Microsoft JhengHei"/>
    </style:style>
    <style:style style:name="T3436" style:parent-style-name="DefaultParagraphFont" style:family="text">
      <style:text-properties style:font-name="Microsoft JhengHei" style:font-name-asian="Microsoft JhengHei" style:font-name-complex="Microsoft JhengHei"/>
    </style:style>
    <style:style style:name="T3437" style:parent-style-name="DefaultParagraphFont" style:family="text">
      <style:text-properties style:font-name="Microsoft JhengHei" style:font-name-asian="Microsoft JhengHei" style:font-name-complex="Microsoft JhengHei"/>
    </style:style>
    <style:style style:name="T3438" style:parent-style-name="DefaultParagraphFont" style:family="text">
      <style:text-properties style:font-name="Microsoft JhengHei" style:font-name-asian="Microsoft JhengHei" style:font-name-complex="Microsoft JhengHei"/>
    </style:style>
    <style:style style:name="T3439" style:parent-style-name="DefaultParagraphFont" style:family="text">
      <style:text-properties style:font-name="Microsoft JhengHei" style:font-name-asian="Microsoft JhengHei" style:font-name-complex="Microsoft JhengHei"/>
    </style:style>
    <style:style style:name="T3440" style:parent-style-name="DefaultParagraphFont" style:family="text">
      <style:text-properties style:font-name="MS Gothic" style:font-name-asian="MS Gothic" style:font-name-complex="MS Gothic"/>
    </style:style>
    <style:style style:name="T3441" style:parent-style-name="DefaultParagraphFont" style:family="text">
      <style:text-properties style:font-name="Microsoft JhengHei" style:font-name-asian="Microsoft JhengHei" style:font-name-complex="Microsoft JhengHei"/>
    </style:style>
    <style:style style:name="T3442" style:parent-style-name="DefaultParagraphFont" style:family="text">
      <style:text-properties style:font-name="Microsoft JhengHei" style:font-name-asian="Microsoft JhengHei" style:font-name-complex="Microsoft JhengHei"/>
    </style:style>
    <style:style style:name="T3443" style:parent-style-name="DefaultParagraphFont" style:family="text">
      <style:text-properties style:font-name="Microsoft JhengHei" style:font-name-asian="Microsoft JhengHei" style:font-name-complex="Microsoft JhengHei"/>
    </style:style>
    <style:style style:name="T3444" style:parent-style-name="DefaultParagraphFont" style:family="text">
      <style:text-properties style:font-name="Microsoft JhengHei" style:font-name-asian="Microsoft JhengHei" style:font-name-complex="Microsoft JhengHei"/>
    </style:style>
    <style:style style:name="T3445" style:parent-style-name="DefaultParagraphFont" style:family="text">
      <style:text-properties style:font-name="Microsoft JhengHei" style:font-name-asian="Microsoft JhengHei" style:font-name-complex="Microsoft JhengHei"/>
    </style:style>
    <style:style style:name="T3446" style:parent-style-name="DefaultParagraphFont" style:family="text">
      <style:text-properties style:font-name="Microsoft JhengHei" style:font-name-asian="Microsoft JhengHei" style:font-name-complex="Microsoft JhengHei"/>
    </style:style>
    <style:style style:name="T3447" style:parent-style-name="DefaultParagraphFont" style:family="text">
      <style:text-properties style:font-name="Microsoft JhengHei" style:font-name-asian="Microsoft JhengHei" style:font-name-complex="Microsoft JhengHei"/>
    </style:style>
    <style:style style:name="T3448" style:parent-style-name="DefaultParagraphFont" style:family="text">
      <style:text-properties style:font-name="MS Gothic" style:font-name-asian="MS Gothic" style:font-name-complex="MS Gothic"/>
    </style:style>
    <style:style style:name="T3449" style:parent-style-name="DefaultParagraphFont" style:family="text">
      <style:text-properties style:font-name="Microsoft JhengHei" style:font-name-asian="Microsoft JhengHei" style:font-name-complex="Microsoft JhengHei"/>
    </style:style>
    <style:style style:name="T3450" style:parent-style-name="DefaultParagraphFont" style:family="text">
      <style:text-properties style:font-name="Microsoft JhengHei" style:font-name-asian="Microsoft JhengHei" style:font-name-complex="Microsoft JhengHei"/>
    </style:style>
    <style:style style:name="T3451" style:parent-style-name="DefaultParagraphFont" style:family="text">
      <style:text-properties style:font-name="MS Gothic" style:font-name-asian="MS Gothic" style:font-name-complex="MS Gothic"/>
    </style:style>
    <style:style style:name="T3452" style:parent-style-name="DefaultParagraphFont" style:family="text">
      <style:text-properties style:font-name="Microsoft JhengHei" style:font-name-asian="Microsoft JhengHei" style:font-name-complex="Microsoft JhengHei"/>
    </style:style>
    <style:style style:name="T3453" style:parent-style-name="DefaultParagraphFont" style:family="text">
      <style:text-properties style:font-name="Microsoft JhengHei" style:font-name-asian="Microsoft JhengHei" style:font-name-complex="Microsoft JhengHei"/>
    </style:style>
    <style:style style:name="T3454" style:parent-style-name="DefaultParagraphFont" style:family="text">
      <style:text-properties style:font-name="Microsoft JhengHei" style:font-name-asian="Microsoft JhengHei" style:font-name-complex="Microsoft JhengHei"/>
    </style:style>
    <style:style style:name="T3455" style:parent-style-name="DefaultParagraphFont" style:family="text">
      <style:text-properties style:font-name="Microsoft JhengHei" style:font-name-asian="Microsoft JhengHei" style:font-name-complex="Microsoft JhengHei"/>
    </style:style>
    <style:style style:name="T3456" style:parent-style-name="DefaultParagraphFont" style:family="text">
      <style:text-properties style:font-name="Microsoft JhengHei" style:font-name-asian="Microsoft JhengHei" style:font-name-complex="Microsoft JhengHei"/>
    </style:style>
    <style:style style:name="T3457" style:parent-style-name="DefaultParagraphFont" style:family="text">
      <style:text-properties style:font-name="Microsoft JhengHei" style:font-name-asian="Microsoft JhengHei" style:font-name-complex="Microsoft JhengHei"/>
    </style:style>
    <style:style style:name="T3458" style:parent-style-name="DefaultParagraphFont" style:family="text">
      <style:text-properties style:font-name="Microsoft JhengHei" style:font-name-asian="Microsoft JhengHei" style:font-name-complex="Microsoft JhengHei"/>
    </style:style>
    <style:style style:name="T3459" style:parent-style-name="DefaultParagraphFont" style:family="text">
      <style:text-properties style:font-name="Microsoft JhengHei" style:font-name-asian="Microsoft JhengHei" style:font-name-complex="Microsoft JhengHei"/>
    </style:style>
    <style:style style:name="T3460" style:parent-style-name="DefaultParagraphFont" style:family="text">
      <style:text-properties style:font-name="Microsoft JhengHei" style:font-name-asian="Microsoft JhengHei" style:font-name-complex="Microsoft JhengHei"/>
    </style:style>
    <style:style style:name="T3461" style:parent-style-name="DefaultParagraphFont" style:family="text">
      <style:text-properties style:font-name="MS Gothic" style:font-name-asian="MS Gothic" style:font-name-complex="MS Gothic"/>
    </style:style>
    <style:style style:name="T3462" style:parent-style-name="DefaultParagraphFont" style:family="text">
      <style:text-properties style:font-name="Microsoft JhengHei" style:font-name-asian="Microsoft JhengHei" style:font-name-complex="Microsoft JhengHei"/>
    </style:style>
    <style:style style:name="T3463" style:parent-style-name="DefaultParagraphFont" style:family="text">
      <style:text-properties style:font-name="Microsoft JhengHei" style:font-name-asian="Microsoft JhengHei" style:font-name-complex="Microsoft JhengHei"/>
    </style:style>
    <style:style style:name="T3464" style:parent-style-name="DefaultParagraphFont" style:family="text">
      <style:text-properties style:font-name="Microsoft JhengHei" style:font-name-asian="Microsoft JhengHei" style:font-name-complex="Microsoft JhengHei"/>
    </style:style>
    <style:style style:name="T3465" style:parent-style-name="DefaultParagraphFont" style:family="text">
      <style:text-properties style:font-name="MS Gothic" style:font-name-asian="MS Gothic" style:font-name-complex="MS Gothic"/>
    </style:style>
    <style:style style:name="T3466" style:parent-style-name="DefaultParagraphFont" style:family="text">
      <style:text-properties style:font-name="Microsoft JhengHei" style:font-name-asian="Microsoft JhengHei" style:font-name-complex="Microsoft JhengHei"/>
    </style:style>
    <style:style style:name="T3467" style:parent-style-name="DefaultParagraphFont" style:family="text">
      <style:text-properties style:font-name="Microsoft JhengHei" style:font-name-asian="Microsoft JhengHei" style:font-name-complex="Microsoft JhengHei"/>
    </style:style>
    <style:style style:name="T3468" style:parent-style-name="DefaultParagraphFont" style:family="text">
      <style:text-properties style:font-name="MS Gothic" style:font-name-asian="MS Gothic" style:font-name-complex="MS Gothic"/>
    </style:style>
    <style:style style:name="T3469" style:parent-style-name="DefaultParagraphFont" style:family="text">
      <style:text-properties style:font-name="Microsoft JhengHei" style:font-name-asian="Microsoft JhengHei" style:font-name-complex="Microsoft JhengHei"/>
    </style:style>
    <style:style style:name="T3470" style:parent-style-name="DefaultParagraphFont" style:family="text">
      <style:text-properties style:font-name="MingLiU-ExtB" style:font-name-asian="MingLiU-ExtB" style:font-name-complex="MingLiU-ExtB"/>
    </style:style>
    <style:style style:name="T3471" style:parent-style-name="DefaultParagraphFont" style:family="text">
      <style:text-properties style:font-name="MS Gothic" style:font-name-asian="MS Gothic" style:font-name-complex="MS Gothic"/>
    </style:style>
    <style:style style:name="T3472" style:parent-style-name="DefaultParagraphFont" style:family="text">
      <style:text-properties style:font-name="Microsoft JhengHei" style:font-name-asian="Microsoft JhengHei" style:font-name-complex="Microsoft JhengHei"/>
    </style:style>
    <style:style style:name="T3473" style:parent-style-name="DefaultParagraphFont" style:family="text">
      <style:text-properties style:font-name="Microsoft JhengHei" style:font-name-asian="Microsoft JhengHei" style:font-name-complex="Microsoft JhengHei"/>
    </style:style>
    <style:style style:name="T3474" style:parent-style-name="DefaultParagraphFont" style:family="text">
      <style:text-properties style:font-name="Microsoft JhengHei" style:font-name-asian="Microsoft JhengHei" style:font-name-complex="Microsoft JhengHei"/>
    </style:style>
    <style:style style:name="T3475" style:parent-style-name="DefaultParagraphFont" style:family="text">
      <style:text-properties style:font-name="Microsoft JhengHei" style:font-name-asian="Microsoft JhengHei" style:font-name-complex="Microsoft JhengHei"/>
    </style:style>
    <style:style style:name="T3476" style:parent-style-name="DefaultParagraphFont" style:family="text">
      <style:text-properties style:font-name="Microsoft JhengHei" style:font-name-asian="Microsoft JhengHei" style:font-name-complex="Microsoft JhengHei"/>
    </style:style>
    <style:style style:name="T3477" style:parent-style-name="DefaultParagraphFont" style:family="text">
      <style:text-properties style:font-name="Microsoft JhengHei" style:font-name-asian="Microsoft JhengHei" style:font-name-complex="Microsoft JhengHei"/>
    </style:style>
    <style:style style:name="T3478" style:parent-style-name="DefaultParagraphFont" style:family="text">
      <style:text-properties style:font-name="Microsoft JhengHei" style:font-name-asian="Microsoft JhengHei" style:font-name-complex="Microsoft JhengHei"/>
    </style:style>
    <style:style style:name="T3479" style:parent-style-name="DefaultParagraphFont" style:family="text">
      <style:text-properties style:font-name="Microsoft JhengHei" style:font-name-asian="Microsoft JhengHei" style:font-name-complex="Microsoft JhengHei"/>
    </style:style>
    <style:style style:name="T3480" style:parent-style-name="DefaultParagraphFont" style:family="text">
      <style:text-properties style:font-name="Microsoft JhengHei" style:font-name-asian="Microsoft JhengHei" style:font-name-complex="Microsoft JhengHei"/>
    </style:style>
    <style:style style:name="T3481" style:parent-style-name="DefaultParagraphFont" style:family="text">
      <style:text-properties style:font-name="Microsoft JhengHei" style:font-name-asian="Microsoft JhengHei" style:font-name-complex="Microsoft JhengHei"/>
    </style:style>
    <style:style style:name="T3482" style:parent-style-name="DefaultParagraphFont" style:family="text">
      <style:text-properties style:font-name="Microsoft JhengHei" style:font-name-asian="Microsoft JhengHei" style:font-name-complex="Microsoft JhengHei"/>
    </style:style>
    <style:style style:name="T3483" style:parent-style-name="DefaultParagraphFont" style:family="text">
      <style:text-properties style:font-name="Microsoft JhengHei" style:font-name-asian="Microsoft JhengHei" style:font-name-complex="Microsoft JhengHei"/>
    </style:style>
    <style:style style:name="T3484" style:parent-style-name="DefaultParagraphFont" style:family="text">
      <style:text-properties style:font-name="Microsoft JhengHei" style:font-name-asian="Microsoft JhengHei" style:font-name-complex="Microsoft JhengHei"/>
    </style:style>
    <style:style style:name="T3485" style:parent-style-name="DefaultParagraphFont" style:family="text">
      <style:text-properties style:font-name="Microsoft JhengHei" style:font-name-asian="Microsoft JhengHei" style:font-name-complex="Microsoft JhengHei"/>
    </style:style>
    <style:style style:name="T3486" style:parent-style-name="DefaultParagraphFont" style:family="text">
      <style:text-properties style:font-name="Microsoft JhengHei" style:font-name-asian="Microsoft JhengHei" style:font-name-complex="Microsoft JhengHei"/>
    </style:style>
    <style:style style:name="T3487" style:parent-style-name="DefaultParagraphFont" style:family="text">
      <style:text-properties style:font-name="Microsoft JhengHei" style:font-name-asian="Microsoft JhengHei" style:font-name-complex="Microsoft JhengHei"/>
    </style:style>
    <style:style style:name="T3488" style:parent-style-name="DefaultParagraphFont" style:family="text">
      <style:text-properties style:font-name="MingLiU-ExtB" style:font-name-asian="MingLiU-ExtB" style:font-name-complex="MingLiU-ExtB"/>
    </style:style>
    <style:style style:name="T3489" style:parent-style-name="DefaultParagraphFont" style:family="text">
      <style:text-properties style:font-name="Microsoft JhengHei" style:font-name-asian="Microsoft JhengHei" style:font-name-complex="Microsoft JhengHei"/>
    </style:style>
    <style:style style:name="T3490" style:parent-style-name="DefaultParagraphFont" style:family="text">
      <style:text-properties style:font-name="MingLiU-ExtB" style:font-name-asian="MingLiU-ExtB" style:font-name-complex="MingLiU-ExtB"/>
    </style:style>
    <style:style style:name="T3491" style:parent-style-name="DefaultParagraphFont" style:family="text">
      <style:text-properties style:font-name="Microsoft JhengHei" style:font-name-asian="Microsoft JhengHei" style:font-name-complex="Microsoft JhengHei"/>
    </style:style>
  </office:automatic-styles>
  <office:body>
    <office:text text:use-soft-page-breaks="true">
      <text:p text:style-name="P1">&lt;span style="color: #ff0000"&gt;<text:span text:style-name="T2">锕</text:span>&lt;/span&gt;&lt;span&gt;&lt;br&gt;&lt;/span&gt;&lt;span&gt;&lt;br&gt;&lt;/span&gt;&lt;span&gt;<text:span text:style-name="T3">𫘤</text:span>&lt;/span&gt;&lt;span style="color: #ff0000"&gt;<text:span text:style-name="T4">挨</text:span>&lt;/span&gt;&lt;span style="color: #ff0000"&gt;<text:span text:style-name="T5">呆</text:span>&lt;/span&gt;&lt;span style="color: #0000ff"&gt;<text:span text:style-name="T6">硙</text:span>&lt;/span&gt;&lt;span style="color: #d89000"&gt;<text:span text:style-name="T7">皑</text:span>&lt;/span&gt;&lt;span&gt;&lt;br&gt;&lt;/span&gt;&lt;span&gt;&lt;br&gt;&lt;/span&gt;&lt;span style="color: #0000ff"&gt;<text:span text:style-name="T8">爱</text:span>&lt;/span&gt;&lt;span style="color: #00a000"&gt;<text:span text:style-name="T9">嗳</text:span>&lt;/span&gt;&lt;span style="color: #0000ff"&gt;<text:span text:style-name="T10">嫒</text:span>&lt;/span&gt;&lt;span style="color: #0000ff"&gt;<text:span text:style-name="T11">瑷</text:span>&lt;/span&gt;&lt;span&gt;<text:span text:style-name="T12">𫉁</text:span>&lt;/span&gt;&lt;span style="color: #0000ff"&gt;<text:span text:style-name="T13">暧</text:span>&lt;/span&gt;&lt;span style="color: #ff0000"&gt;<text:span text:style-name="T14">锿</text:span>&lt;/span&gt;&lt;span style="color: #0000ff"&gt;<text:span text:style-name="T15">叆</text:span>&lt;/span&gt;&lt;span style="color: #0000ff"&gt;<text:span text:style-name="T16">碍</text:span>&lt;/span&gt;&lt;span&gt;&lt;br&gt;&lt;/span&gt;&lt;span&gt;&lt;br&gt;&lt;/span&gt;&lt;span style="color: #00a000"&gt;<text:span text:style-name="T17">嗳</text:span>&lt;/span&gt;&lt;span style="color: #00a000"&gt;<text:span text:style-name="T18">蔼</text:span>&lt;/span&gt;&lt;span style="color: #00a000"&gt;<text:span text:style-name="T19">霭</text:span>&lt;/span&gt;&lt;span&gt;&lt;br&gt;&lt;/span&gt;&lt;span&gt;&lt;br&gt;&lt;/span&gt;&lt;span&gt;&lt;br&gt;&lt;/span&gt;&lt;span&gt;&lt;br&gt;&lt;/span&gt;&lt;span&gt;&lt;br&gt;&lt;/span&gt;&lt;span&gt;&lt;br&gt;&lt;/span&gt;&lt;span&gt;<text:span text:style-name="T20">𩽾</text:span>&lt;/span&gt;&lt;span style="color: #ff0000"&gt;<text:span text:style-name="T21">庵</text:span>&lt;/span&gt;&lt;span style="color: #0000ff"&gt;<text:span text:style-name="T22">暗</text:span>&lt;/span&gt;&lt;span&gt;&lt;br&gt;&lt;/span&gt;&lt;span&gt;&lt;br&gt;&lt;/span&gt;&lt;span&gt;&lt;br&gt;&lt;/span&gt;&lt;span&gt;&lt;br&gt;&lt;/span&gt;&lt;span style="color: #00a000"&gt;<text:span text:style-name="T23">铵</text:span>&lt;/span&gt;&lt;span style="color: #ff0000"&gt;<text:span text:style-name="T24">庵</text:span>&lt;/span&gt;&lt;span style="color: #ff0000"&gt;<text:span text:style-name="T25">鹌</text:span>&lt;/span&gt;&lt;span style="color: #ff0000"&gt;<text:span text:style-name="T26">阴</text:span>&lt;/span&gt;&lt;span style="color: #ff0000"&gt;<text:span text:style-name="T27">谙</text:span>&lt;/span&gt;&lt;span style="color: #0000ff"&gt;<text:span text:style-name="T28">暗</text:span>&lt;/span&gt;&lt;span&gt;&lt;br&gt;&lt;/span&gt;&lt;span&gt;&lt;br&gt;&lt;/span&gt;&lt;span&gt;&lt;br&gt;&lt;/span&gt;&lt;span&gt;&lt;br&gt;&lt;/span&gt;&lt;span&gt;&lt;br&gt;&lt;/span&gt;&lt;span&gt;&lt;br&gt;&lt;/span&gt;&lt;span style="color: #ff0000"&gt;<text:span text:style-name="T29">肮</text:span>&lt;/span&gt;&lt;span&gt;&lt;br&gt;&lt;/span&gt;&lt;span&gt;&lt;br&gt;&lt;/span&gt;&lt;span style="color: #0000ff"&gt;<text:span text:style-name="T30">骜</text:span>&lt;/span&gt;&lt;span style="color: #d89000"&gt;<text:span text:style-name="T31">鳌</text:span>&lt;/span&gt;&lt;span&gt;&lt;br&gt;&lt;/span&gt;&lt;span&gt;&lt;br&gt;&lt;/span&gt;&lt;span style="color: #0000ff"&gt;<text:span text:style-name="T32">骜</text:span>&lt;/span&gt;&lt;span style="color: #0000ff"&gt;<text:span text:style-name="T33">奥</text:span>&lt;/span&gt;&lt;span style="color: #0000ff"&gt;<text:span text:style-name="T34">岙</text:span>&lt;/span&gt;&lt;span&gt;&lt;br&gt;&lt;/span&gt;&lt;span&gt;&lt;br&gt;&lt;/span&gt;&lt;span style="color: #00a000"&gt;<text:span text:style-name="T35">媪</text:span>&lt;/span&gt;&lt;span style="color: #00a000"&gt;<text:span text:style-name="T36">袄</text:span>&lt;/span&gt;&lt;span&gt;&lt;br&gt;&lt;/span&gt;&lt;span&gt;&lt;br&gt;&lt;/span&gt;&lt;span&gt;&lt;br&gt;&lt;/span&gt;&lt;span&gt;&lt;br&gt;&lt;/span&gt;&lt;span style="color: #0000ff"&gt;<text:span text:style-name="T37">罢</text:span>&lt;/span&gt;&lt;span&gt;&lt;br&gt;&lt;/span&gt;&lt;span&gt;&lt;br&gt;&lt;/span&gt;&lt;span&gt;<text:span text:style-name="T38">𫐈</text:span>&lt;/span&gt;&lt;span style="color: #d89000"&gt;<text:span text:style-name="T39">钹</text:span>&lt;/span&gt;&lt;span&gt;&lt;br&gt;&lt;/span&gt;&lt;span&gt;&lt;br&gt;&lt;/span&gt;&lt;span style="color: #0000ff"&gt;<text:span text:style-name="T40">罢</text:span>&lt;/span&gt;&lt;span style="color: #0000ff"&gt;<text:span text:style-name="T41">坝</text:span>&lt;/span&gt;&lt;span&gt;&lt;br&gt;&lt;/span&gt;&lt;span&gt;&lt;br&gt;&lt;/span&gt;&lt;span style="color: #00a000"&gt;<text:span text:style-name="T42">钯</text:span>&lt;/span&gt;&lt;span&gt;&lt;br&gt;&lt;/span&gt;&lt;span&gt;&lt;br&gt;&lt;/span&gt;&lt;span style="color: #00a000"&gt;<text:span text:style-name="T43">钯</text:span>&lt;/span&gt;&lt;span&gt;&lt;br&gt;&lt;/span&gt;&lt;span&gt;&lt;br&gt;&lt;/span&gt;&lt;span&gt;&lt;br&gt;&lt;/span&gt;&lt;span&gt;&lt;br&gt;&lt;/span&gt;&lt;span style="color: #0000ff"&gt;<text:span text:style-name="T44">呗</text:span>&lt;/span&gt;&lt;span style="color: #0000ff"&gt;<text:span text:style-name="T45">败</text:span>&lt;/span&gt;&lt;span&gt;&lt;br&gt;&lt;/span&gt;&lt;span&gt;&lt;br&gt;&lt;/span&gt;&lt;span style="color: #00a000"&gt;<text:span text:style-name="T46">摆</text:span>&lt;/span&gt;&lt;span style="color: #00a000"&gt;<text:span text:style-name="T47">摆</text:span>&lt;/span&gt;&lt;span&gt;&lt;br&gt;&lt;/span&gt;&lt;span&gt;&lt;br&gt;&lt;/span&gt;&lt;span&gt;&lt;br&gt;&lt;/span&gt;&lt;span&gt;&lt;br&gt;&lt;/span&gt;&lt;span<text:s/><text:soft-page-break/>style="color: #0000ff"&gt;<text:span text:style-name="T48">绊</text:span>&lt;/span&gt;&lt;span style="color: #0000ff"&gt;<text:span text:style-name="T49">办</text:span>&lt;/span&gt;&lt;span&gt;&lt;br&gt;&lt;/span&gt;&lt;span&gt;&lt;br&gt;&lt;/span&gt;&lt;span style="color: #00a000"&gt;<text:span text:style-name="T50">钣</text:span>&lt;/span&gt;&lt;span style="color: #00a000"&gt;<text:span text:style-name="T51">板</text:span>&lt;/span&gt;&lt;span&gt;&lt;br&gt;&lt;/span&gt;&lt;span&gt;&lt;br&gt;&lt;/span&gt;&lt;span style="color: #ff0000"&gt;<text:span text:style-name="T52">颁</text:span>&lt;/span&gt;&lt;span&gt;&lt;br&gt;&lt;/span&gt;&lt;span&gt;&lt;br&gt;&lt;/span&gt;&lt;span style="color: #0000ff"&gt;<text:span text:style-name="T53">并</text:span>&lt;/span&gt;&lt;span style="color: #0000ff"&gt;<text:span text:style-name="T54">谤</text:span>&lt;/span&gt;&lt;span style="color: #0000ff"&gt;<text:span text:style-name="T55">镑</text:span>&lt;/span&gt;&lt;span&gt;&lt;br&gt;&lt;/span&gt;&lt;span&gt;&lt;br&gt;&lt;/span&gt;&lt;span style="color: #00a000"&gt;<text:span text:style-name="T56">绑</text:span>&lt;/span&gt;&lt;span&gt;&lt;br&gt;&lt;/span&gt;&lt;span&gt;&lt;br&gt;&lt;/span&gt;&lt;span style="color: #ff0000"&gt;<text:span text:style-name="T57">帮</text:span>&lt;/span&gt;&lt;span&gt;&lt;br&gt;&lt;/span&gt;&lt;span&gt;&lt;br&gt;&lt;/span&gt;&lt;span&gt;&lt;br&gt;&lt;/span&gt;&lt;span&gt;&lt;br&gt;&lt;/span&gt;&lt;span style="color: #0000ff"&gt;<text:span text:style-name="T58">铇</text:span>&lt;/span&gt;&lt;span style="color: #0000ff"&gt;<text:span text:style-name="T59">鲍</text:span>&lt;/span&gt;&lt;span style="color: #0000ff"&gt;<text:span text:style-name="T60">报</text:span>&lt;/span&gt;&lt;span&gt;&lt;br&gt;&lt;/span&gt;&lt;span&gt;&lt;br&gt;&lt;/span&gt;&lt;span style="color: #00a000"&gt;<text:span text:style-name="T61">饱</text:span>&lt;/span&gt;&lt;span style="color: #00a000"&gt;<text:span text:style-name="T62">鸨</text:span>&lt;/span&gt;&lt;span style="color: #00a000"&gt;<text:span text:style-name="T63">宝</text:span>&lt;/span&gt;&lt;span&gt;&lt;br&gt;&lt;/span&gt;&lt;span&gt;&lt;br&gt;&lt;/span&gt;&lt;span style="color: #ff0000"&gt;<text:span text:style-name="T64">龅</text:span>&lt;/span&gt;&lt;span style="color: #ff0000"&gt;<text:span text:style-name="T65">剥</text:span>&lt;/span&gt;&lt;span&gt;&lt;br&gt;&lt;/span&gt;&lt;span&gt;&lt;br&gt;&lt;/span&gt;&lt;span style="color: #0000ff"&gt;<text:span text:style-name="T66">呗</text:span>&lt;/span&gt;&lt;span&gt;&lt;br&gt;&lt;/span&gt;&lt;span&gt;&lt;br&gt;&lt;/span&gt;&lt;span style="color: #0000ff"&gt;<text:span text:style-name="T67">贝</text:span>&lt;/span&gt;&lt;span style="color: #0000ff"&gt;<text:span text:style-name="T68">狈</text:span>&lt;/span&gt;&lt;span style="color: #0000ff"&gt;<text:span text:style-name="T69">钡</text:span>&lt;/span&gt;&lt;span style="color: #0000ff"&gt;<text:span text:style-name="T70">辈</text:span>&lt;/span&gt;&lt;span style="color: #0000ff"&gt;<text:span text:style-name="T71">备</text:span>&lt;/span&gt;&lt;span style="color: #0000ff"&gt;<text:span text:style-name="T72">惫</text:span>&lt;/span&gt;&lt;span&gt;&lt;br&gt;&lt;/span&gt;&lt;span&gt;&lt;br&gt;&lt;/span&gt;&lt;span style="color: #d89000"&gt;<text:span text:style-name="T73">锫</text:span>&lt;/span&gt;&lt;span&gt;&lt;br&gt;&lt;/span&gt;&lt;span&gt;&lt;br&gt;&lt;/span&gt;&lt;span style="color: #ff0000"&gt;<text:span text:style-name="T74">杯</text:span>&lt;/span&gt;&lt;span style="color: #ff0000"&gt;<text:span text:style-name="T75">鹎</text:span>&lt;/span&gt;&lt;span style="color: #00a000"&gt;<text:span text:style-name="T76">摆</text:span>&lt;/span&gt;&lt;span&gt;&lt;br&gt;&lt;/span&gt;&lt;span&gt;&lt;br&gt;&lt;/span&gt;&lt;span&gt;&lt;br&gt;&lt;/span&gt;&lt;span&gt;&lt;br&gt;&lt;/span&gt;&lt;span&gt;&lt;br&gt;&lt;/span&gt;&lt;span&gt;&lt;br&gt;&lt;/span&gt;&lt;span style="color: #ff0000"&gt;<text:span text:style-name="T77">锛</text:span>&lt;/span&gt;&lt;span style="color: #ff0000"&gt;<text:span text:style-name="T78">贲</text:span>&lt;/span&gt;&lt;span&gt;&lt;br&gt;&lt;/span&gt;&lt;span&gt;&lt;br&gt;&lt;/span&gt;&lt;span&gt;&lt;br&gt;&lt;/span&gt;&lt;span&gt;&lt;br&gt;&lt;/span&gt;&lt;span style="color: #00a000"&gt;<text:span text:style-name="T79">绷</text:span>&lt;/span&gt;&lt;span&gt;&lt;br&gt;&lt;/span&gt;&lt;span&gt;&lt;br&gt;&lt;/span&gt;&lt;span style="color: #00a000"&gt;<text:span text:style-name="T80">绷</text:span>&lt;/span&gt;&lt;span&gt;&lt;br&gt;&lt;/span&gt;&lt;span&gt;&lt;br&gt;&lt;/span&gt;&lt;span style="color: #00a000"&gt;<text:span text:style-name="T81">绷</text:span>&lt;/span&gt;&lt;span&gt;&lt;br&gt;&lt;/span&gt;&lt;span&gt;&lt;br&gt;&lt;/span&gt;&lt;span&gt;&lt;br&gt;&lt;/span&gt;&lt;span&gt;&lt;br&gt;&lt;/span&gt;&lt;span&gt;<text:span text:style-name="T82">𫔇</text:span>&lt;/span&gt;&lt;span style="color: #0000ff"&gt;<text:span text:style-name="T83">秘</text:span>&lt;/span&gt;&lt;span style="color: #0000ff"&gt;<text:span text:style-name="T84">铋</text:span>&lt;/span&gt;&lt;span&gt;<text:span text:style-name="T85">𫗣</text:span>&lt;/span&gt;&lt;span&gt;<text:span text:style-name="T86">𫚑</text:span>&lt;/span&gt;&lt;span style="color: #0000ff"&gt;<text:span text:style-name="T87">费</text:span>&lt;/span&gt;&lt;span style="color: #0000ff"&gt;<text:span text:style-name="T88">币</text:span>&lt;/span&gt;&lt;span style="color: #0000ff"&gt;<text:span text:style-name="T89">毙</text:span>&lt;/span&gt;&lt;span&gt;<text:span text:style-name="T90">𫜁</text:span>&lt;/span&gt;&lt;span style="color: #0000ff"&gt;<text:span text:style-name="T91">闭</text:span>&lt;/span&gt;&lt;span style="color: #0000ff"&gt;<text:span text:style-name="T92">毕</text:span>&lt;/span&gt;&lt;span style="color: #0000ff"&gt;<text:span text:style-name="T93">哔</text:span>&lt;/span&gt;&lt;span&gt;<text:span text:style-name="T94">𪪼</text:span>&lt;/span&gt;&lt;span style="color: #0000ff"&gt;<text:span text:style-name="T95">荜</text:span>&lt;/span&gt;&lt;span style="color: #0000ff"&gt;<text:span text:style-name="T96">筚</text:span>&lt;/span&gt;&lt;span style="color: #0000ff"&gt;<text:span text:style-name="T97">跸</text:span>&lt;/span&gt;&lt;span&gt;<text:span text:style-name="T98">𫖒</text:span>&lt;/span&gt;&lt;span style="color: #0000ff"&gt;<text:span text:style-name="T99">诐</text:span>&lt;/span&gt;&lt;span style="color: #ff0000"&gt;<text:span text:style-name="T100">贲</text:span>&lt;/span&gt;&lt;span style="color: #0000ff"&gt;<text:span text:style-name="T101">赑</text:span>&lt;/span&gt;&lt;span&gt;&lt;br&gt;&lt;/span&gt;&lt;span&gt;&lt;br&gt;&lt;/span&gt;&lt;span style="color: #00a000"&gt;<text:span text:style-name="T102">笔</text:span>&lt;/span&gt;&lt;span&gt;&lt;br&gt;&lt;/span&gt;&lt;span&gt;&lt;br&gt;&lt;/span&gt;&lt;span&gt;&lt;br&gt;&lt;/span&gt;&lt;span&gt;&lt;br&gt;&lt;/span&gt;&lt;span&gt;<text:span text:style-name="T103">𫔰</text:span><text:soft-page-break/>&lt;/span&gt;&lt;span style="color: #0000ff"&gt;<text:span text:style-name="T104">缏</text:span>&lt;/span&gt;&lt;span style="color: #0000ff"&gt;<text:span text:style-name="T105">辫</text:span>&lt;/span&gt;&lt;span style="color: #0000ff"&gt;<text:span text:style-name="T106">辩</text:span>&lt;/span&gt;&lt;span style="color: #0000ff"&gt;<text:span text:style-name="T107">变</text:span>&lt;/span&gt;&lt;span&gt;&lt;br&gt;&lt;/span&gt;&lt;span&gt;&lt;br&gt;&lt;/span&gt;&lt;span style="color: #00a000"&gt;<text:span text:style-name="T108">贬</text:span>&lt;/span&gt;&lt;span&gt;&lt;br&gt;&lt;/span&gt;&lt;span&gt;&lt;br&gt;&lt;/span&gt;&lt;span style="color: #ff0000"&gt;<text:span text:style-name="T109">编</text:span>&lt;/span&gt;&lt;span style="color: #ff0000"&gt;<text:span text:style-name="T110">鳊</text:span>&lt;/span&gt;&lt;span style="color: #ff0000"&gt;<text:span text:style-name="T111">边</text:span>&lt;/span&gt;&lt;span style="color: #ff0000"&gt;<text:span text:style-name="T112">笾</text:span>&lt;/span&gt;&lt;span&gt;&lt;br&gt;&lt;/span&gt;&lt;span&gt;&lt;br&gt;&lt;/span&gt;&lt;span style="color: #0000ff"&gt;<text:span text:style-name="T113">鳔</text:span>&lt;/span&gt;&lt;span&gt;&lt;br&gt;&lt;/span&gt;&lt;span&gt;&lt;br&gt;&lt;/span&gt;&lt;span style="color: #00a000"&gt;<text:span text:style-name="T114">表</text:span>&lt;/span&gt;&lt;span&gt;&lt;br&gt;&lt;/span&gt;&lt;span&gt;&lt;br&gt;&lt;/span&gt;&lt;span style="color: #ff0000"&gt;<text:span text:style-name="T115">飙</text:span>&lt;/span&gt;&lt;span style="color: #ff0000"&gt;<text:span text:style-name="T116">标</text:span>&lt;/span&gt;&lt;span style="color: #ff0000"&gt;<text:span text:style-name="T117">镖</text:span>&lt;/span&gt;&lt;span style="color: #ff0000"&gt;<text:span text:style-name="T118">飑</text:span>&lt;/span&gt;&lt;span style="color: #ff0000"&gt;<text:span text:style-name="T119">镳</text:span>&lt;/span&gt;&lt;span&gt;&lt;br&gt;&lt;/span&gt;&lt;span&gt;&lt;br&gt;&lt;/span&gt;&lt;span style="color: #d89000"&gt;<text:span text:style-name="T120">别</text:span>&lt;/span&gt;&lt;span&gt;&lt;br&gt;&lt;/span&gt;&lt;span&gt;&lt;br&gt;&lt;/span&gt;&lt;span style="color: #d89000"&gt;<text:span text:style-name="T121">别</text:span>&lt;/span&gt;&lt;span&gt;&lt;br&gt;&lt;/span&gt;&lt;span&gt;&lt;br&gt;&lt;/span&gt;&lt;span style="color: #00a000"&gt;<text:span text:style-name="T122">瘪</text:span>&lt;/span&gt;&lt;span&gt;&lt;br&gt;&lt;/span&gt;&lt;span&gt;&lt;br&gt;&lt;/span&gt;&lt;span&gt;<text:span text:style-name="T123">𫜁</text:span>&lt;/span&gt;&lt;span style="color: #ff0000"&gt;<text:span text:style-name="T124">鳖</text:span>&lt;/span&gt;&lt;span&gt;&lt;br&gt;&lt;/span&gt;&lt;span&gt;&lt;br&gt;&lt;/span&gt;&lt;span style="color: #ff0000"&gt;<text:span text:style-name="T125">宾</text:span>&lt;/span&gt;&lt;span style="color: #ff0000"&gt;<text:span text:style-name="T126">傧</text:span>&lt;/span&gt;&lt;span style="color: #0000ff"&gt;<text:span text:style-name="T127">摈</text:span>&lt;/span&gt;&lt;span style="color: #0000ff"&gt;<text:span text:style-name="T128">殡</text:span>&lt;/span&gt;&lt;span style="color: #0000ff"&gt;<text:span text:style-name="T129">膑</text:span>&lt;/span&gt;&lt;span style="color: #0000ff"&gt;<text:span text:style-name="T130">鬓</text:span>&lt;/span&gt;&lt;span style="color: #0000ff"&gt;<text:span text:style-name="T131">髌</text:span>&lt;/span&gt;&lt;span&gt;&lt;br&gt;&lt;/span&gt;&lt;span&gt;&lt;br&gt;&lt;/span&gt;&lt;span style="color: #00a000"&gt;<text:span text:style-name="T132">禀</text:span>&lt;/span&gt;&lt;span style="color: #ff0000"&gt;<text:span text:style-name="T133">宾</text:span>&lt;/span&gt;&lt;span style="color: #ff0000"&gt;<text:span text:style-name="T134">傧</text:span>&lt;/span&gt;&lt;span style="color: #ff0000"&gt;<text:span text:style-name="T135">滨</text:span>&lt;/span&gt;&lt;span style="color: #ff0000"&gt;<text:span text:style-name="T136">槟</text:span>&lt;/span&gt;&lt;span&gt;<text:span text:style-name="T137">𧏖</text:span>&lt;/span&gt;&lt;span style="color: #ff0000"&gt;<text:span text:style-name="T138">缤</text:span>&lt;/span&gt;&lt;span style="color: #ff0000"&gt;<text:span text:style-name="T139">镔</text:span>&lt;/span&gt;&lt;span style="color: #ff0000"&gt;<text:span text:style-name="T140">濒</text:span>&lt;/span&gt;&lt;span&gt;&lt;br&gt;&lt;/span&gt;&lt;span&gt;&lt;br&gt;&lt;/span&gt;&lt;span style="color: #0000ff"&gt;<text:span text:style-name="T141">并</text:span>&lt;/span&gt;&lt;span style="color: #0000ff"&gt;<text:span text:style-name="T142">并</text:span>&lt;/span&gt;&lt;span&gt;&lt;br&gt;&lt;/span&gt;&lt;span&gt;&lt;br&gt;&lt;/span&gt;&lt;span style="color: #00a000"&gt;<text:span text:style-name="T143">饼</text:span>&lt;/span&gt;&lt;span style="color: #00a000"&gt;<text:span text:style-name="T144">禀</text:span>&lt;/span&gt;&lt;span&gt;&lt;br&gt;&lt;/span&gt;&lt;span&gt;&lt;br&gt;&lt;/span&gt;&lt;span style="color: #ff0000"&gt;<text:span text:style-name="T145">槟</text:span>&lt;/span&gt;&lt;span&gt;&lt;br&gt;&lt;/span&gt;&lt;span&gt;&lt;br&gt;&lt;/span&gt;&lt;span style="color: #00a000"&gt;<text:span text:style-name="T146">卜</text:span>&lt;/span&gt;&lt;span&gt;&lt;br&gt;&lt;/span&gt;&lt;span&gt;&lt;br&gt;&lt;/span&gt;&lt;span&gt;<text:span text:style-name="T147">𫐈</text:span>&lt;/span&gt;&lt;span style="color: #d89000"&gt;<text:span text:style-name="T148">钹</text:span>&lt;/span&gt;&lt;span style="color: #d89000"&gt;<text:span text:style-name="T149">铂</text:span>&lt;/span&gt;&lt;span style="color: #d89000"&gt;<text:span text:style-name="T150">鹁</text:span>&lt;/span&gt;&lt;span style="color: #d89000"&gt;<text:span text:style-name="T151">镈</text:span>&lt;/span&gt;&lt;span style="color: #d89000"&gt;<text:span text:style-name="T152">馎</text:span>&lt;/span&gt;&lt;span style="color: #d89000"&gt;<text:span text:style-name="T153">驳</text:span>&lt;/span&gt;&lt;span style="color: #00a000"&gt;<text:span text:style-name="T154">卜</text:span>&lt;/span&gt;&lt;span style="color: #0000ff"&gt;<text:span text:style-name="T155">泺</text:span>&lt;/span&gt;&lt;span style="color: #d89000"&gt;<text:span text:style-name="T156">袯</text:span>&lt;/span&gt;&lt;span&gt;&lt;br&gt;&lt;/span&gt;&lt;span&gt;&lt;br&gt;&lt;/span&gt;&lt;span&gt;&lt;br&gt;&lt;/span&gt;&lt;span&gt;&lt;br&gt;&lt;/span&gt;&lt;span&gt;&lt;br&gt;&lt;/span&gt;&lt;span&gt;&lt;br&gt;&lt;/span&gt;&lt;span style="color: #ff0000"&gt;<text:span text:style-name="T157">拨</text:span>&lt;/span&gt;&lt;span&gt;<text:span text:style-name="T158">𫏆</text:span>&lt;/span&gt;&lt;span<text:s/><text:soft-page-break/>style="color: #ff0000"&gt;<text:span text:style-name="T159">钵</text:span>&lt;/span&gt;&lt;span style="color: #ff0000"&gt;<text:span text:style-name="T160">剥</text:span>&lt;/span&gt;&lt;span style="color: #ff0000"&gt;<text:span text:style-name="T161">饽</text:span>&lt;/span&gt;&lt;span&gt;&lt;br&gt;&lt;/span&gt;&lt;span&gt;&lt;br&gt;&lt;/span&gt;&lt;span&gt;<text:span text:style-name="T162">𫐗</text:span>&lt;/span&gt;&lt;span&gt;&lt;br&gt;&lt;/span&gt;&lt;span&gt;&lt;br&gt;&lt;/span&gt;&lt;span style="color: #0000ff"&gt;<text:span text:style-name="T163">布</text:span>&lt;/span&gt;&lt;span style="color: #ff0000"&gt;<text:span text:style-name="T164">钸</text:span>&lt;/span&gt;&lt;span&gt;<text:span text:style-name="T165">𫗦</text:span>&lt;/span&gt;&lt;span&gt;&lt;br&gt;&lt;/span&gt;&lt;span&gt;&lt;br&gt;&lt;/span&gt;&lt;span style="color: #00a000"&gt;<text:span text:style-name="T166">补</text:span>&lt;/span&gt;&lt;span&gt;&lt;br&gt;&lt;/span&gt;&lt;span&gt;&lt;br&gt;&lt;/span&gt;&lt;span&gt;<text:span text:style-name="T167">𫗦</text:span>&lt;/span&gt;&lt;span&gt;&lt;br&gt;&lt;/span&gt;&lt;span&gt;&lt;br&gt;&lt;/span&gt;&lt;span&gt;<text:span text:style-name="T168">𠱞</text:span>&lt;/span&gt;&lt;span&gt;&lt;br&gt;&lt;/span&gt;&lt;span&gt;&lt;br&gt;&lt;/span&gt;&lt;span&gt;&lt;br&gt;&lt;/span&gt;&lt;span&gt;&lt;br&gt;&lt;/span&gt;&lt;span&gt;&lt;br&gt;&lt;/span&gt;&lt;span&gt;&lt;br&gt;&lt;/span&gt;&lt;span style="color: #d89000"&gt;<text:span text:style-name="T169">财</text:span>&lt;/span&gt;&lt;span style="color: #d89000"&gt;<text:span text:style-name="T170">才</text:span>&lt;/span&gt;&lt;span&gt;&lt;br&gt;&lt;/span&gt;&lt;span&gt;&lt;br&gt;&lt;/span&gt;&lt;span&gt;&lt;br&gt;&lt;/span&gt;&lt;span&gt;&lt;br&gt;&lt;/span&gt;&lt;span style="color: #00a000"&gt;<text:span text:style-name="T171">采</text:span>&lt;/span&gt;&lt;span style="color: #00a000"&gt;<text:span text:style-name="T172">采</text:span>&lt;/span&gt;&lt;span style="color: #00a000"&gt;<text:span text:style-name="T173">彩</text:span>&lt;/span&gt;&lt;span&gt;&lt;br&gt;&lt;/span&gt;&lt;span&gt;&lt;br&gt;&lt;/span&gt;&lt;span&gt;&lt;br&gt;&lt;/span&gt;&lt;span&gt;&lt;br&gt;&lt;/span&gt;&lt;span style="color: #d89000"&gt;<text:span text:style-name="T174">残</text:span>&lt;/span&gt;&lt;span style="color: #d89000"&gt;<text:span text:style-name="T175">惭</text:span>&lt;/span&gt;&lt;span style="color: #d89000"&gt;<text:span text:style-name="T176">蚕</text:span>&lt;/span&gt;&lt;span&gt;&lt;br&gt;&lt;/span&gt;&lt;span&gt;&lt;br&gt;&lt;/span&gt;&lt;span style="color: #0000ff"&gt;<text:span text:style-name="T177">灿</text:span>&lt;/span&gt;&lt;span style="color: #ff0000"&gt;<text:span text:style-name="T178">掺</text:span>&lt;/span&gt;&lt;span&gt;&lt;br&gt;&lt;/span&gt;&lt;span&gt;&lt;br&gt;&lt;/span&gt;&lt;span style="color: #00a000"&gt;<text:span text:style-name="T179">惨</text:span>&lt;/span&gt;&lt;span style="color: #00a000"&gt;<text:span text:style-name="T180">黪</text:span>&lt;/span&gt;&lt;span&gt;&lt;br&gt;&lt;/span&gt;&lt;span&gt;&lt;br&gt;&lt;/span&gt;&lt;span style="color: #ff0000"&gt;<text:span text:style-name="T181">参</text:span>&lt;/span&gt;&lt;span style="color: #ff0000"&gt;<text:span text:style-name="T182">骖</text:span>&lt;/span&gt;&lt;span&gt;&lt;br&gt;&lt;/span&gt;&lt;span&gt;&lt;br&gt;&lt;/span&gt;&lt;span&gt;&lt;br&gt;&lt;/span&gt;&lt;span&gt;&lt;br&gt;&lt;/span&gt;&lt;span style="color: #00a000"&gt;<text:span text:style-name="T183">驵</text:span>&lt;/span&gt;&lt;span&gt;&lt;br&gt;&lt;/span&gt;&lt;span&gt;&lt;br&gt;&lt;/span&gt;&lt;span style="color: #ff0000"&gt;<text:span text:style-name="T184">仓</text:span>&lt;/span&gt;&lt;span style="color: #ff0000"&gt;<text:span text:style-name="T185">伧</text:span>&lt;/span&gt;&lt;span style="color: #ff0000"&gt;<text:span text:style-name="T186">沧</text:span>&lt;/span&gt;&lt;span style="color: #ff0000"&gt;<text:span text:style-name="T187">苍</text:span>&lt;/span&gt;&lt;span style="color: #ff0000"&gt;<text:span text:style-name="T188">舱</text:span>&lt;/span&gt;&lt;span style="color: #ff0000"&gt;<text:span text:style-name="T189">鸧</text:span>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 style="color: #0000ff"&gt;<text:span text:style-name="T190">册</text:span>&lt;/span&gt;&lt;span style="color: #0000ff"&gt;<text:span text:style-name="T191">侧</text:span>&lt;/span&gt;&lt;span style="color: #0000ff"&gt;<text:span text:style-name="T192">测</text:span>&lt;/span&gt;&lt;span style="color: #0000ff"&gt;<text:span text:style-name="T193">厕</text:span>&lt;/span&gt;&lt;span style="color: #0000ff"&gt;<text:span text:style-name="T194">恻</text:span>&lt;/span&gt;&lt;span&gt;<text:span text:style-name="T195">䇲</text:span>&lt;/span&gt;&lt;span&gt;&lt;br&gt;&lt;/span&gt;&lt;span&gt;&lt;br&gt;&lt;/span&gt;&lt;span&gt;&lt;br&gt;&lt;/span&gt;&lt;span&gt;&lt;br&gt;&lt;/span&gt;&lt;span style="color: #ff0000"&gt;<text:span text:style-name="T196">参</text:span>&lt;/span&gt;&lt;span&gt;<text:span text:style-name="T197">㟥</text:span>&lt;/span&gt;&lt;span&gt;<text:span text:style-name="T198">𥮾</text:span>&lt;/span&gt;&lt;span&gt;&lt;br&gt;&lt;/span&gt;&lt;span&gt;&lt;br&gt;&lt;/span&gt;&lt;span style="color: #d89000"&gt;<text:span text:style-name="T199">层</text:span>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 style="color: #ff0000"&gt;<text:span text:style-name="T200">锸</text:span>&lt;/span&gt;&lt;span&gt;&lt;br&gt;&lt;/span&gt;&lt;span&gt;&lt;br&gt;&lt;/span&gt;&lt;span style="color: #0000ff"&gt;<text:span text:style-name="T201">姹</text:span>&lt;/span&gt;&lt;span style="color: #0000ff"&gt;<text:span text:style-name="T202">诧</text:span>&lt;/span&gt;&lt;span style="color: #ff0000"&gt;<text:span text:style-name="T203">刹</text:span><text:soft-page-break/>&lt;/span&gt;&lt;span&gt;&lt;br&gt;&lt;/span&gt;&lt;span&gt;&lt;br&gt;&lt;/span&gt;&lt;span style="color: #00a000"&gt;<text:span text:style-name="T204">镲</text:span>&lt;/span&gt;&lt;span&gt;&lt;br&gt;&lt;/span&gt;&lt;span&gt;&lt;br&gt;&lt;/span&gt;&lt;span&gt;&lt;br&gt;&lt;/span&gt;&lt;span&gt;&lt;br&gt;&lt;/span&gt;&lt;span style="color: #d89000"&gt;<text:span text:style-name="T205">侪</text:span>&lt;/span&gt;&lt;span&gt;&lt;br&gt;&lt;/span&gt;&lt;span&gt;&lt;br&gt;&lt;/span&gt;&lt;span style="color: #0000ff"&gt;<text:span text:style-name="T206">虿</text:span>&lt;/span&gt;&lt;span&gt;&lt;br&gt;&lt;/span&gt;&lt;span&gt;&lt;br&gt;&lt;/span&gt;&lt;span style="color: #0000ff"&gt;<text:span text:style-name="T207">册</text:span>&lt;/span&gt;&lt;span&gt;&lt;br&gt;&lt;/span&gt;&lt;span&gt;&lt;br&gt;&lt;/span&gt;&lt;span style="color: #ff0000"&gt;<text:span text:style-name="T208">钗</text:span>&lt;/span&gt;&lt;span&gt;&lt;br&gt;&lt;/span&gt;&lt;span&gt;&lt;br&gt;&lt;/span&gt;&lt;span style="color: #ff0000"&gt;<text:span text:style-name="T209">单</text:span>&lt;/span&gt;&lt;span style="color: #d89000"&gt;<text:span text:style-name="T210">婵</text:span>&lt;/span&gt;&lt;span style="color: #d89000"&gt;<text:span text:style-name="T211">禅</text:span>&lt;/span&gt;&lt;span style="color: #d89000"&gt;<text:span text:style-name="T212">蝉</text:span>&lt;/span&gt;&lt;span style="color: #d89000"&gt;<text:span text:style-name="T213">崭</text:span>&lt;/span&gt;&lt;span style="color: #d89000"&gt;<text:span text:style-name="T214">缠</text:span>&lt;/span&gt;&lt;span style="color: #d89000"&gt;<text:span text:style-name="T215">谗</text:span>&lt;/span&gt;&lt;span style="color: #d89000"&gt;<text:span text:style-name="T216">镵</text:span>&lt;/span&gt;&lt;span style="color: #d89000"&gt;<text:span text:style-name="T217">馋</text:span>&lt;/span&gt;&lt;span&gt;&lt;br&gt;&lt;/span&gt;&lt;span&gt;&lt;br&gt;&lt;/span&gt;&lt;span style="color: #00a000"&gt;<text:span text:style-name="T218">刬</text:span>&lt;/span&gt;&lt;span style="color: #0000ff"&gt;<text:span text:style-name="T219">忏</text:span>&lt;/span&gt;&lt;span style="color: #0000ff"&gt;<text:span text:style-name="T220">颤</text:span>&lt;/span&gt;&lt;span&gt;&lt;br&gt;&lt;/span&gt;&lt;span&gt;&lt;br&gt;&lt;/span&gt;&lt;span style="color: #00a000"&gt;<text:span text:style-name="T221">刬</text:span>&lt;/span&gt;&lt;span style="color: #00a000"&gt;<text:span text:style-name="T222">产</text:span>&lt;/span&gt;&lt;span style="color: #00a000"&gt;<text:span text:style-name="T223">铲</text:span>&lt;/span&gt;&lt;span style="color: #00a000"&gt;<text:span text:style-name="T224">浐</text:span>&lt;/span&gt;&lt;span style="color: #00a000"&gt;<text:span text:style-name="T225">铲</text:span>&lt;/span&gt;&lt;span style="color: #00a000"&gt;<text:span text:style-name="T226">谄</text:span>&lt;/span&gt;&lt;span style="color: #00a000"&gt;<text:span text:style-name="T227">啴</text:span>&lt;/span&gt;&lt;span&gt;<text:span text:style-name="T228">𪩷</text:span>&lt;/span&gt;&lt;span&gt;<text:span text:style-name="T229">𦈎</text:span>&lt;/span&gt;&lt;span style="color: #00a000"&gt;<text:span text:style-name="T230">阐</text:span>&lt;/span&gt;&lt;span style="color: #00a000"&gt;<text:span text:style-name="T231">冁</text:span>&lt;/span&gt;&lt;span style="color: #00a000"&gt;<text:span text:style-name="T232">蒇</text:span>&lt;/span&gt;&lt;span style="color: #00a000"&gt;<text:span text:style-name="T233">骣</text:span>&lt;/span&gt;&lt;span&gt;&lt;br&gt;&lt;/span&gt;&lt;span&gt;&lt;br&gt;&lt;/span&gt;&lt;span style="color: #ff0000"&gt;<text:span text:style-name="T234">掺</text:span>&lt;/span&gt;&lt;span style="color: #ff0000"&gt;<text:span text:style-name="T235">搀</text:span>&lt;/span&gt;&lt;span&gt;&lt;br&gt;&lt;/span&gt;&lt;span&gt;&lt;br&gt;&lt;/span&gt;&lt;span style="color: #d89000"&gt;<text:span text:style-name="T236">长</text:span>&lt;/span&gt;&lt;span style="color: #d89000"&gt;<text:span text:style-name="T237">苌</text:span>&lt;/span&gt;&lt;span style="color: #d89000"&gt;<text:span text:style-name="T238">尝</text:span><text:span text:style-name="T239">&lt;/span&gt;&lt;span style="color: #d89000"&gt;</text:span><text:span text:style-name="T240">偿</text:span><text:span text:style-name="T241">&lt;/span&gt;&lt;span style="color: #d89000"&gt;</text:span><text:span text:style-name="T242">尝</text:span><text:span text:style-name="T243">&lt;/span&gt;&lt;span style="color: #d89000"&gt;</text:span><text:span text:style-name="T244">鲿</text:span><text:span text:style-name="T245">&lt;/span&gt;&lt;span style="color: #00a000"&gt;</text:span><text:span text:style-name="T246">场</text:span><text:span text:style-name="T247">&lt;/span&gt;&lt;span style="color: #d89000"&gt;</text:span><text:span text:style-name="T248">肠</text:span><text:span text:style-name="T249">&lt;/span&gt;</text:span></text:p>
      <text:p text:style-name="Normal">&lt;span style="color: #0000ff"&gt;<text:span text:style-name="T250">怅</text:span>&lt;/span&gt;&lt;span style="color: #d89000"&gt;<text:span text:style-name="T251">玚</text:span>&lt;/span&gt;&lt;span style="color: #0000ff"&gt;<text:span text:style-name="T252">畅</text:span>&lt;/span&gt;&lt;span&gt;&lt;br&gt;&lt;/span&gt;&lt;span style="color: #00a000"&gt;<text:span text:style-name="T253">厂</text:span>&lt;/span&gt;&lt;span style="color: #00a000"&gt;<text:span text:style-name="T254">场</text:span>&lt;/span&gt;&lt;span&gt;&lt;br&gt;&lt;/span&gt;&lt;span style="color: #ff0000"&gt;<text:span text:style-name="T255">阊</text:span>&lt;/span&gt;&lt;span style="color: #ff0000"&gt;<text:span text:style-name="T256">锠</text:span>&lt;/span&gt;&lt;span style="color: #ff0000"&gt;<text:span text:style-name="T257">鲳</text:span>&lt;/span&gt;&lt;span style="color: #ff0000"&gt;<text:span text:style-name="T258">伥</text:span>&lt;/span&gt;&lt;span&gt;&lt;br&gt;&lt;/span&gt;&lt;span style="color: #d89000"&gt;<text:span text:style-name="T259">鼌</text:span>&lt;/span&gt;&lt;span&gt;&lt;br&gt;&lt;/span&gt;&lt;span style="color: #ff0000"&gt;<text:span text:style-name="T260">钞</text:span>&lt;/span&gt;&lt;span&gt;&lt;br&gt;&lt;/span&gt;&lt;span&gt;<text:span text:style-name="T261">𪎊</text:span>&lt;/span&gt;&lt;span&gt;&lt;br&gt;&lt;/span&gt;&lt;span style="color: #ff0000"&gt;<text:span text:style-name="T262">钞</text:span>&lt;/span&gt;&lt;span&gt;&lt;br&gt;&lt;/span&gt;&lt;span style="color: #0000ff"&gt;<text:span text:style-name="T263">彻</text:span>&lt;/span&gt;&lt;span style="color: #d89000"&gt;<text:span text:style-name="T264">辙</text:span>&lt;/span&gt;&lt;span&gt;&lt;br&gt;&lt;/span&gt;&lt;span style="color: #ff0000"&gt;<text:span text:style-name="T265">车</text:span><text:soft-page-break/>&lt;/span&gt;&lt;span&gt;<text:span text:style-name="T266">𪠳</text:span>&lt;/span&gt;&lt;span style="color: #ff0000"&gt;<text:span text:style-name="T267">砗</text:span>&lt;/span&gt;&lt;span&gt;&lt;br&gt;&lt;/span&gt;&lt;span style="color: #d89000"&gt;<text:span text:style-name="T268">陈</text:span>&lt;/span&gt;&lt;span&gt;<text:span text:style-name="T269">𫈟</text:span>&lt;/span&gt;&lt;span style="color: #d89000"&gt;<text:span text:style-name="T270">谌</text:span>&lt;/span&gt;&lt;span style="color: #d89000"&gt;<text:span text:style-name="T271">尘</text:span>&lt;/span&gt;&lt;span&gt;&lt;br&gt;&lt;/span&gt;&lt;span style="color: #ff0000"&gt;<text:span text:style-name="T272">称</text:span>&lt;/span&gt;&lt;span style="color: #0000ff"&gt;<text:span text:style-name="T273">龀</text:span>&lt;/span&gt;&lt;span style="color: #00a000"&gt;<text:span text:style-name="T274">闯</text:span>&lt;/span&gt;&lt;span&gt;<text:span text:style-name="T275">𠋆</text:span>&lt;/span&gt;&lt;span style="color: #0000ff"&gt;<text:span text:style-name="T276">衬</text:span>&lt;/span&gt;&lt;span style="color: #0000ff"&gt;<text:span text:style-name="T277">谶</text:span>&lt;/span&gt;&lt;span&gt;&lt;br&gt;&lt;/span&gt;&lt;span style="color: #00a000"&gt;<text:span text:style-name="T278">碜</text:span>&lt;/span&gt;&lt;span&gt;&lt;br&gt;&lt;/span&gt;&lt;span style="color: #d89000"&gt;<text:span text:style-name="T279">诚</text:span>&lt;/span&gt;&lt;span style="color: #d89000"&gt;<text:span text:style-name="T280">铖</text:span>&lt;/span&gt;&lt;span style="color: #d89000"&gt;<text:span text:style-name="T281">枨</text:span>&lt;/span&gt;&lt;span style="color: #ff0000"&gt;<text:span text:style-name="T282">峥</text:span>&lt;/span&gt;&lt;span style="color: #ff0000"&gt;<text:span text:style-name="T283">伧</text:span>&lt;/span&gt;&lt;span style="color: #d89000"&gt;<text:span text:style-name="T284">惩</text:span>&lt;/span&gt;&lt;span&gt;&lt;br&gt;&lt;/span&gt;&lt;span style="color: #ff0000"&gt;<text:span text:style-name="T285">称</text:span>&lt;/span&gt;&lt;span&gt;&lt;br&gt;&lt;/span&gt;&lt;span style="color: #00a000"&gt;<text:span text:style-name="T286">骋</text:span>&lt;/span&gt;&lt;span&gt;&lt;br&gt;&lt;/span&gt;&lt;span style="color: #ff0000"&gt;<text:span text:style-name="T287">称</text:span>&lt;/span&gt;&lt;span style="color: #ff0000"&gt;<text:span text:style-name="T288">撑</text:span>&lt;/span&gt;&lt;span style="color: #ff0000"&gt;<text:span text:style-name="T289">枪</text:span>&lt;/span&gt;&lt;span style="color: #ff0000"&gt;<text:span text:style-name="T290">赪</text:span>&lt;/span&gt;&lt;span style="color: #ff0000"&gt;<text:span text:style-name="T291">柽</text:span>&lt;/span&gt;&lt;span style="color: #ff0000"&gt;<text:span text:style-name="T292">蛏</text:span>&lt;/span&gt;&lt;span style="color: #ff0000"&gt;<text:span text:style-name="T293">铛</text:span>&lt;/span&gt;&lt;span&gt;&lt;br&gt;&lt;/span&gt;&lt;span style="color: #d89000"&gt;<text:span text:style-name="T294">驰</text:span>&lt;/span&gt;&lt;span&gt;<text:span text:style-name="T295">𫔂</text:span>&lt;/span&gt;&lt;span style="color: #d89000"&gt;<text:span text:style-name="T296">迟</text:span>&lt;/span&gt;&lt;span&gt;&lt;br&gt;&lt;/span&gt;&lt;span style="color: #0000ff"&gt;<text:span text:style-name="T297">饬</text:span>&lt;/span&gt;&lt;span style="color: #0000ff"&gt;<text:span text:style-name="T298">炽</text:span>&lt;/span&gt;&lt;span&gt;<text:span text:style-name="T299">𫛶</text:span>&lt;/span&gt;&lt;span&gt;<text:span text:style-name="T300">𠡠</text:span>&lt;/span&gt;&lt;span&gt;&lt;br&gt;&lt;/span&gt;&lt;span style="color: #00a000"&gt;<text:span text:style-name="T301">耻</text:span>&lt;/span&gt;&lt;span style="color: #00a000"&gt;<text:span text:style-name="T302">齿</text:span>&lt;/span&gt;&lt;span&gt;&lt;br&gt;&lt;/span&gt;&lt;span&gt;<text:span text:style-name="T303">𫄨</text:span>&lt;/span&gt;&lt;span style="color: #ff0000"&gt;<text:span text:style-name="T304">吃</text:span>&lt;/span&gt;&lt;span style="color: #ff0000"&gt;<text:span text:style-name="T305">鸱</text:span>&lt;/span&gt;&lt;span&gt;&lt;br&gt;&lt;/span&gt;&lt;span style="color: #d89000"&gt;<text:span text:style-name="T306">虫</text:span>&lt;/span&gt;&lt;span&gt;&lt;br&gt;&lt;/span&gt;&lt;span style="color: #0000ff"&gt;<text:span text:style-name="T307">铳</text:span>&lt;/span&gt;&lt;span style="color: #ff0000"&gt;<text:span text:style-name="T308">冲</text:span>&lt;/span&gt;&lt;span&gt;&lt;br&gt;&lt;/span&gt;&lt;span style="color: #00a000"&gt;<text:span text:style-name="T309">宠</text:span>&lt;/span&gt;&lt;span&gt;&lt;br&gt;&lt;/span&gt;&lt;span style="color: #ff0000"&gt;<text:span text:style-name="T310">冲</text:span>&lt;/span&gt;&lt;span style="color: #ff0000"&gt;<text:span text:style-name="T311">冲</text:span>&lt;/span&gt;&lt;span&gt;&lt;br&gt;&lt;/span&gt;&lt;span style="color: #d89000"&gt;<text:span text:style-name="T312">绸</text:span>&lt;/span&gt;&lt;span&gt;<text:span text:style-name="T313">䌷</text:span>&lt;/span&gt;&lt;span style="color: #d89000"&gt;<text:span text:style-name="T314">雠</text:span>&lt;/span&gt;&lt;span style="color: #d89000"&gt;<text:span text:style-name="T315">俦</text:span>&lt;/span&gt;&lt;span&gt;<text:span text:style-name="T316">㤽</text:span>&lt;/span&gt;&lt;span style="color: #0000ff"&gt;<text:span text:style-name="T317">帱</text:span>&lt;/span&gt;&lt;span style="color: #d89000"&gt;<text:span text:style-name="T318">畴</text:span>&lt;/span&gt;&lt;span style="color: #d89000"&gt;<text:span text:style-name="T319">筹</text:span>&lt;/span&gt;&lt;span style="color: #d89000"&gt;<text:span text:style-name="T320">踌</text:span>&lt;/span&gt;&lt;span&gt;&lt;br&gt;&lt;/span&gt;&lt;span style="color: #00a000"&gt;<text:span text:style-name="T321">丑</text:span>&lt;/span&gt;&lt;span&gt;&lt;br&gt;&lt;/span&gt;&lt;span&gt;<text:span text:style-name="T322">䌷</text:span>&lt;/span&gt;&lt;span&gt;<text:span text:style-name="T323">𥬠</text:span>&lt;/span&gt;&lt;span&gt;&lt;br&gt;&lt;/span&gt;&lt;span style="color: #d89000"&gt;<text:span text:style-name="T324">刍</text:span>&lt;/span&gt;&lt;span style="color: #d89000"&gt;<text:span text:style-name="T325">雏</text:span>&lt;/span&gt;&lt;span style="color: #00a000"&gt;<text:span text:style-name="T326">储</text:span>&lt;/span&gt;&lt;span style="color: #d89000"&gt;<text:span text:style-name="T327">锄</text:span>&lt;/span&gt;&lt;span style="color: #d89000"&gt;<text:span text:style-name="T328">厨</text:span>&lt;/span&gt;&lt;span style="color: #d89000"&gt;<text:span text:style-name="T329">橱</text:span>&lt;/span&gt;&lt;span style="color: #d89000"&gt;<text:span text:style-name="T330">蹰</text:span>&lt;/span&gt;&lt;span&gt;&lt;br&gt;&lt;/span&gt;&lt;span style="color: #0000ff"&gt;<text:span text:style-name="T331">处</text:span>&lt;/span&gt;&lt;span style="color: #0000ff"&gt;<text:span text:style-name="T332">绌</text:span>&lt;/span&gt;&lt;span style="color: #ff0000"&gt;<text:span text:style-name="T333">诎</text:span>&lt;/span&gt;&lt;span style="color: #0000ff"&gt;<text:span text:style-name="T334">触</text:span>&lt;/span&gt;&lt;span&gt;&lt;br&gt;&lt;/span&gt;&lt;span style="color: #0000ff"&gt;<text:span text:style-name="T335">处</text:span>&lt;/span&gt;&lt;span style="color: #00a000"&gt;<text:soft-page-break/><text:span text:style-name="T336">储</text:span>&lt;/span&gt;&lt;span style="color: #00a000"&gt;<text:span text:style-name="T337">础</text:span>&lt;/span&gt;&lt;span&gt;<text:span text:style-name="T338">𫜭</text:span>&lt;/span&gt;&lt;span&gt;&lt;br&gt;&lt;/span&gt;&lt;span&gt;<text:span text:style-name="T339">䝙</text:span>&lt;/span&gt;&lt;span style="color: #ff0000"&gt;<text:span text:style-name="T340">出</text:span>&lt;/span&gt;&lt;span&gt;&lt;br&gt;&lt;/span&gt;&lt;span style="color: #d89000"&gt;<text:span text:style-name="T341">传</text:span>&lt;/span&gt;&lt;span&gt;<text:span text:style-name="T342">䌸</text:span>&lt;/span&gt;&lt;span&gt;&lt;br&gt;&lt;/span&gt;&lt;span style="color: #0000ff"&gt;<text:span text:style-name="T343">钏</text:span>&lt;/span&gt;&lt;span&gt;&lt;br&gt;&lt;/span&gt;&lt;span style="color: #ff0000"&gt;<text:span text:style-name="T344">创</text:span>&lt;/span&gt;&lt;span style="color: #0000ff"&gt;<text:span text:style-name="T345">怆</text:span>&lt;/span&gt;&lt;span style="color: #00a000"&gt;<text:span text:style-name="T346">闯</text:span>&lt;/span&gt;&lt;span&gt;&lt;br&gt;&lt;/span&gt;&lt;span style="color: #00a000"&gt;<text:span text:style-name="T347">抢</text:span>&lt;/span&gt;&lt;span style="color: #00a000"&gt;<text:span text:style-name="T348">闯</text:span>&lt;/span&gt;&lt;span&gt;&lt;br&gt;&lt;/span&gt;&lt;span style="color: #ff0000"&gt;<text:span text:style-name="T349">囱</text:span>&lt;/span&gt;&lt;span style="color: #ff0000"&gt;<text:span text:style-name="T350">创</text:span>&lt;/span&gt;&lt;span style="color: #ff0000"&gt;<text:span text:style-name="T351">疮</text:span>&lt;/span&gt;&lt;span&gt;<text:span text:style-name="T352">𪭢</text:span>&lt;/span&gt;&lt;span&gt;&lt;br&gt;&lt;/span&gt;&lt;span style="color: #d89000"&gt;<text:span text:style-name="T353">锤</text:span>&lt;/span&gt;&lt;span style="color: #d89000"&gt;<text:span text:style-name="T354">锤</text:span>&lt;/span&gt;&lt;span&gt;&lt;br&gt;&lt;/span&gt;&lt;span style="color: #d89000"&gt;<text:span text:style-name="T355">纯</text:span>&lt;/span&gt;&lt;span style="color: #d89000"&gt;<text:span text:style-name="T356">鹑</text:span>&lt;/span&gt;&lt;span style="color: #d89000"&gt;<text:span text:style-name="T357">唇</text:span>&lt;/span&gt;&lt;span style="color: #d89000"&gt;<text:span text:style-name="T358">莼</text:span>&lt;/span&gt;&lt;span&gt;&lt;br&gt;&lt;/span&gt;&lt;span style="color: #0000ff"&gt;<text:span text:style-name="T359">龊</text:span>&lt;/span&gt;&lt;span style="color: #0000ff"&gt;<text:span text:style-name="T360">辍</text:span>&lt;/span&gt;&lt;span style="color: #0000ff"&gt;<text:span text:style-name="T361">绰</text:span>&lt;/span&gt;&lt;span&gt;&lt;br&gt;&lt;/span&gt;&lt;span style="color: #d89000"&gt;<text:span text:style-name="T362">词</text:span>&lt;/span&gt;&lt;span style="color: #ff0000"&gt;<text:span text:style-name="T363">兹</text:span>&lt;/span&gt;&lt;span style="color: #d89000"&gt;<text:span text:style-name="T364">鹚</text:span>&lt;/span&gt;&lt;span style="color: #d89000"&gt;<text:span text:style-name="T365">辞</text:span>&lt;/span&gt;&lt;span&gt;&lt;br&gt;&lt;/span&gt;&lt;span style="color: #0000ff"&gt;<text:span text:style-name="T366">厕</text:span>&lt;/span&gt;&lt;span style="color: #0000ff"&gt;<text:span text:style-name="T367">赐</text:span>&lt;/span&gt;&lt;span&gt;&lt;br&gt;&lt;/span&gt;&lt;span style="color: #0000ff"&gt;<text:span text:style-name="T368">从</text:span>&lt;/span&gt;&lt;span style="color: #d89000"&gt;<text:span text:style-name="T369">丛</text:span>&lt;/span&gt;&lt;span&gt;&lt;br&gt;&lt;/span&gt;&lt;span style="color: #ff0000"&gt;<text:span text:style-name="T370">囱</text:span>&lt;/span&gt;&lt;span style="color: #ff0000"&gt;<text:span text:style-name="T371">葱</text:span>&lt;/span&gt;&lt;span style="color: #ff0000"&gt;<text:span text:style-name="T372">聪</text:span>&lt;/span&gt;&lt;span style="color: #ff0000"&gt;<text:span text:style-name="T373">骢</text:span>&lt;/span&gt;&lt;span style="color: #0000ff"&gt;<text:span text:style-name="T374">从</text:span>&lt;/span&gt;&lt;span&gt;<text:span text:style-name="T375">𪻐</text:span>&lt;/span&gt;&lt;span style="color: #ff0000"&gt;<text:span text:style-name="T376">枞</text:span>&lt;/span&gt;&lt;span style="color: #ff0000"&gt;<text:span text:style-name="T377">苁</text:span>&lt;/span&gt;&lt;span&gt;<text:span text:style-name="T378">𫓩</text:span>&lt;/span&gt;&lt;span style="color: #d89000"&gt;<text:span text:style-name="T379">丛</text:span>&lt;/span&gt;&lt;span&gt;&lt;br&gt;&lt;/span&gt;&lt;span style="color: #0000ff"&gt;<text:span text:style-name="T380">凑</text:span>&lt;/span&gt;&lt;span style="color: #0000ff"&gt;<text:span text:style-name="T381">辏</text:span>&lt;/span&gt;&lt;span&gt;&lt;br&gt;&lt;/span&gt;&lt;span&gt;<text:span text:style-name="T382">𫖹</text:span>&lt;/span&gt;&lt;span style="color: #0000ff"&gt;<text:span text:style-name="T383">错</text:span>&lt;/span&gt;&lt;span style="color: #d89000"&gt;<text:span text:style-name="T384">镞</text:span>&lt;/span&gt;&lt;span style="color: #00a000"&gt;<text:span text:style-name="T385">数</text:span>&lt;/span&gt;&lt;span style="color: #ff0000"&gt;<text:span text:style-name="T386">趋</text:span>&lt;/span&gt;&lt;span&gt;&lt;br&gt;&lt;/span&gt;&lt;span style="color: #00a000"&gt;<text:span text:style-name="T387">攒</text:span>&lt;/span&gt;&lt;span&gt;<text:span text:style-name="T388">𪴙</text:span>&lt;/span&gt;&lt;span&gt;&lt;br&gt;&lt;/span&gt;&lt;span style="color: #0000ff"&gt;<text:span text:style-name="T389">窜</text:span>&lt;/span&gt;&lt;span style="color: #ff0000"&gt;<text:span text:style-name="T390">镩</text:span>&lt;/span&gt;&lt;span&gt;&lt;br&gt;&lt;/span&gt;&lt;span style="color: #ff0000"&gt;<text:span text:style-name="T391">撺</text:span>&lt;/span&gt;&lt;span style="color: #ff0000"&gt;<text:span text:style-name="T392">蹿</text:span>&lt;/span&gt;&lt;span style="color: #ff0000"&gt;<text:span text:style-name="T393">镩</text:span>&lt;/span&gt;&lt;span&gt;&lt;br&gt;&lt;/span&gt;&lt;span style="color: #ff0000"&gt;<text:span text:style-name="T394">缞</text:span>&lt;/span&gt;&lt;span&gt;&lt;br&gt;&lt;/span&gt;&lt;span style="color: #d89000"&gt;<text:span text:style-name="T395">鹾</text:span>&lt;/span&gt;&lt;span&gt;&lt;br&gt;&lt;/span&gt;&lt;span style="color: #0000ff"&gt;<text:span text:style-name="T396">错</text:span>&lt;/span&gt;&lt;span style="color: #0000ff"&gt;<text:span text:style-name="T397">锉</text:span>&lt;/span&gt;&lt;span&gt;&lt;br&gt;&lt;/span&gt;&lt;span&gt;<text:span text:style-name="T398">𫄤</text:span>&lt;/span&gt;&lt;span&gt;&lt;br&gt;&lt;/span&gt;&lt;span style="color: #d89000"&gt;<text:span text:style-name="T399">达</text:span>&lt;/span&gt;&lt;span style="color: #ff0000"&gt;<text:span text:style-name="T400">哒</text:span>&lt;/span&gt;&lt;span&gt;<text:span text:style-name="T401">𫄤</text:span>&lt;/span&gt;&lt;span style="color: #d89000"&gt;<text:span text:style-name="T402">鞑</text:span>&lt;/span&gt;&lt;span&gt;&lt;br&gt;&lt;/span&gt;&lt;span style="color: #ff0000"&gt;<text:span text:style-name="T403">哒</text:span>&lt;/span&gt;&lt;span style="color: #ff0000"&gt;<text:span text:style-name="T404">跶</text:span><text:soft-page-break/>&lt;/span&gt;&lt;span&gt;&lt;br&gt;&lt;/span&gt;&lt;span style="color: #0000ff"&gt;<text:span text:style-name="T405">轪</text:span>&lt;/span&gt;&lt;span style="color: #0000ff"&gt;<text:span text:style-name="T406">贷</text:span>&lt;/span&gt;&lt;span style="color: #0000ff"&gt;<text:span text:style-name="T407">叇</text:span>&lt;/span&gt;&lt;span style="color: #0000ff"&gt;<text:span text:style-name="T408">绐</text:span>&lt;/span&gt;&lt;span style="color: #d89000"&gt;<text:span text:style-name="T409">骀</text:span>&lt;/span&gt;&lt;span style="color: #0000ff"&gt;<text:span text:style-name="T410">带</text:span>&lt;/span&gt;&lt;span&gt;&lt;br&gt;&lt;/span&gt;&lt;span style="color: #ff0000"&gt;<text:span text:style-name="T411">呆</text:span>&lt;/span&gt;&lt;span&gt;&lt;br&gt;&lt;/span&gt;&lt;span style="color: #00a000"&gt;<text:span text:style-name="T412">钽</text:span>&lt;/span&gt;&lt;span style="color: #0000ff"&gt;<text:span text:style-name="T413">惮</text:span>&lt;/span&gt;&lt;span style="color: #d89000"&gt;<text:span text:style-name="T414">弹</text:span>&lt;/span&gt;&lt;span style="color: #0000ff"&gt;<text:span text:style-name="T415">瘅</text:span>&lt;/span&gt;&lt;span style="color: #0000ff"&gt;<text:span text:style-name="T416">诞</text:span>&lt;/span&gt;&lt;span style="color: #ff0000"&gt;<text:span text:style-name="T417">担</text:span>&lt;/span&gt;&lt;span&gt;&lt;br&gt;&lt;/span&gt;&lt;span style="color: #00a000"&gt;<text:span text:style-name="T418">掸</text:span>&lt;/span&gt;&lt;span style="color: #00a000"&gt;<text:span text:style-name="T419">胆</text:span>&lt;/span&gt;&lt;span&gt;&lt;br&gt;&lt;/span&gt;&lt;span style="color: #ff0000"&gt;<text:span text:style-name="T420">单</text:span>&lt;/span&gt;&lt;span style="color: #ff0000"&gt;<text:span text:style-name="T421">郸</text:span>&lt;/span&gt;&lt;span style="color: #ff0000"&gt;<text:span text:style-name="T422">殚</text:span>&lt;/span&gt;&lt;span style="color: #0000ff"&gt;<text:span text:style-name="T423">瘅</text:span>&lt;/span&gt;&lt;span style="color: #ff0000"&gt;<text:span text:style-name="T424">箪</text:span>&lt;/span&gt;&lt;span style="color: #ff0000"&gt;<text:span text:style-name="T425">担</text:span>&lt;/span&gt;&lt;span&gt;&lt;br&gt;&lt;/span&gt;&lt;span style="color: #0000ff"&gt;<text:span text:style-name="T426">砀</text:span>&lt;/span&gt;&lt;span style="color: #0000ff"&gt;<text:span text:style-name="T427">荡</text:span>&lt;/span&gt;&lt;span style="color: #0000ff"&gt;<text:span text:style-name="T428">荡</text:span>&lt;/span&gt;&lt;span style="color: #ff0000"&gt;<text:span text:style-name="T429">当</text:span>&lt;/span&gt;&lt;span style="color: #0000ff"&gt;<text:span text:style-name="T430">档</text:span>&lt;/span&gt;&lt;span&gt;&lt;br&gt;&lt;/span&gt;&lt;span style="color: #ff0000"&gt;<text:span text:style-name="T431">当</text:span>&lt;/span&gt;&lt;span style="color: #0000ff"&gt;<text:span text:style-name="T432">挡</text:span>&lt;/span&gt;&lt;span style="color: #0000ff"&gt;<text:span text:style-name="T433">档</text:span>&lt;/span&gt;&lt;span style="color: #00a000"&gt;<text:span text:style-name="T434">党</text:span>&lt;/span&gt;&lt;span style="color: #00a000"&gt;<text:span text:style-name="T435">谠</text:span>&lt;/span&gt;&lt;span&gt;&lt;br&gt;&lt;/span&gt;&lt;span style="color: #ff0000"&gt;<text:span text:style-name="T436">当</text:span>&lt;/span&gt;&lt;span style="color: #ff0000"&gt;<text:span text:style-name="T437">当</text:span>&lt;/span&gt;&lt;span style="color: #ff0000"&gt;<text:span text:style-name="T438">珰</text:span>&lt;/span&gt;&lt;span style="color: #ff0000"&gt;<text:span text:style-name="T439">裆</text:span>&lt;/span&gt;&lt;span style="color: #ff0000"&gt;<text:span text:style-name="T440">筜</text:span>&lt;/span&gt;&lt;span style="color: #ff0000"&gt;<text:span text:style-name="T441">铛</text:span>&lt;/span&gt;&lt;span&gt;&lt;br&gt;&lt;/span&gt;&lt;span style="color: #0000ff"&gt;<text:span text:style-name="T442">盗</text:span>&lt;/span&gt;&lt;span style="color: #00a000"&gt;<text:span text:style-name="T443">导</text:span>&lt;/span&gt;&lt;span style="color: #0000ff"&gt;<text:span text:style-name="T444">帱</text:span>&lt;/span&gt;&lt;span style="color: #0000ff"&gt;<text:span text:style-name="T445">焘</text:span>&lt;/span&gt;&lt;span&gt;&lt;br&gt;&lt;/span&gt;&lt;span style="color: #00a000"&gt;<text:span text:style-name="T446">岛</text:span>&lt;/span&gt;&lt;span style="color: #00a000"&gt;<text:span text:style-name="T447">捣</text:span>&lt;/span&gt;&lt;span style="color: #00a000"&gt;<text:span text:style-name="T448">导</text:span>&lt;/span&gt;&lt;span style="color: #00a000"&gt;<text:span text:style-name="T449">捣</text:span>&lt;/span&gt;&lt;span style="color: #00a000"&gt;<text:span text:style-name="T450">祷</text:span>&lt;/span&gt;&lt;span&gt;&lt;br&gt;&lt;/span&gt;&lt;span style="color: #0000ff"&gt;<text:span text:style-name="T451">邓</text:span>&lt;/span&gt;&lt;span style="color: #0000ff"&gt;<text:span text:style-name="T452">镫</text:span>&lt;/span&gt;&lt;span&gt;&lt;br&gt;&lt;/span&gt;&lt;span style="color: #ff0000"&gt;<text:span text:style-name="T453">灯</text:span>&lt;/span&gt;&lt;span style="color: #0000ff"&gt;<text:span text:style-name="T454">镫</text:span>&lt;/span&gt;&lt;span&gt;&lt;br&gt;&lt;/span&gt;&lt;span style="color: #d89000"&gt;<text:span text:style-name="T455">涤</text:span>&lt;/span&gt;&lt;span style="color: #0000ff"&gt;<text:span text:style-name="T456">适</text:span>&lt;/span&gt;&lt;span style="color: #d89000"&gt;<text:span text:style-name="T457">敌</text:span>&lt;/span&gt;&lt;span style="color: #d89000"&gt;<text:span text:style-name="T458">镝</text:span>&lt;/span&gt;&lt;span style="color: #d89000"&gt;<text:span text:style-name="T459">籴</text:span>&lt;/span&gt;&lt;span&gt;<text:span text:style-name="T460">𫔂</text:span>&lt;/span&gt;&lt;span style="color: #d89000"&gt;<text:span text:style-name="T461">觌</text:span>&lt;/span&gt;&lt;span&gt;&lt;br&gt;&lt;/span&gt;&lt;span style="color: #0000ff"&gt;<text:span text:style-name="T462">缔</text:span>&lt;/span&gt;&lt;span style="color: #0000ff"&gt;<text:span text:style-name="T463">谛</text:span>&lt;/span&gt;&lt;span style="color: #0000ff"&gt;<text:span text:style-name="T464">递</text:span>&lt;/span&gt;&lt;span&gt;&lt;br&gt;&lt;/span&gt;&lt;span style="color: #00a000"&gt;<text:span text:style-name="T465">诋</text:span>&lt;/span&gt;&lt;span&gt;&lt;br&gt;&lt;/span&gt;&lt;span&gt;<text:span text:style-name="T466">𫔂</text:span>&lt;/span&gt;&lt;span style="color: #d89000"&gt;<text:span text:style-name="T467">镝</text:span>&lt;/span&gt;&lt;span&gt;<text:span text:style-name="T468">䃅</text:span>&lt;/span&gt;&lt;span&gt;&lt;br&gt;&lt;/span&gt;&lt;span style="color: #d89000"&gt;<text:span text:style-name="T469">钿</text:span>&lt;/span&gt;&lt;span style="color: #0000ff"&gt;<text:span text:style-name="T470">电</text:span>&lt;/span&gt;&lt;span style="color: #0000ff"&gt;<text:span text:style-name="T471">淀</text:span>&lt;/span&gt;&lt;span style="color: #0000ff"&gt;<text:span text:style-name="T472">垫</text:span>&lt;/span&gt;&lt;span&gt;&lt;br&gt;&lt;/span&gt;&lt;span style="color: #00a000"&gt;<text:span text:style-name="T473">点</text:span><text:soft-page-break/>&lt;/span&gt;&lt;span&gt;&lt;br&gt;&lt;/span&gt;&lt;span style="color: #ff0000"&gt;<text:span text:style-name="T474">颠</text:span>&lt;/span&gt;&lt;span style="color: #ff0000"&gt;<text:span text:style-name="T475">巅</text:span>&lt;/span&gt;&lt;span style="color: #ff0000"&gt;<text:span text:style-name="T476">癫</text:span>&lt;/span&gt;&lt;span&gt;&lt;br&gt;&lt;/span&gt;&lt;span style="color: #0000ff"&gt;<text:span text:style-name="T477">吊</text:span>&lt;/span&gt;&lt;span style="color: #0000ff"&gt;<text:span text:style-name="T478">铞</text:span>&lt;/span&gt;&lt;span style="color: #0000ff"&gt;<text:span text:style-name="T479">钓</text:span>&lt;/span&gt;&lt;span&gt;<text:span text:style-name="T480">𫍥</text:span>&lt;/span&gt;&lt;span style="color: #0000ff"&gt;<text:span text:style-name="T481">铫</text:span>&lt;/span&gt;&lt;span style="color: #0000ff"&gt;<text:span text:style-name="T482">调</text:span>&lt;/span&gt;&lt;span&gt;<text:span text:style-name="T483">𦰏</text:span>&lt;/span&gt;&lt;span style="color: #0000ff"&gt;<text:span text:style-name="T484">窎</text:span>&lt;/span&gt;&lt;span&gt;&lt;br&gt;&lt;/span&gt;&lt;span style="color: #00a000"&gt;<text:span text:style-name="T485">鸟</text:span>&lt;/span&gt;&lt;span&gt;&lt;br&gt;&lt;/span&gt;&lt;span style="color: #ff0000"&gt;<text:span text:style-name="T486">雕</text:span>&lt;/span&gt;&lt;span style="color: #ff0000"&gt;<text:span text:style-name="T487">雕</text:span>&lt;/span&gt;&lt;span style="color: #ff0000"&gt;<text:span text:style-name="T488">雕</text:span>&lt;/span&gt;&lt;span style="color: #ff0000"&gt;<text:span text:style-name="T489">鲷</text:span>&lt;/span&gt;&lt;span&gt;&lt;br&gt;&lt;/span&gt;&lt;span style="color: #d89000"&gt;<text:span text:style-name="T490">绖</text:span>&lt;/span&gt;&lt;span style="color: #d89000"&gt;<text:span text:style-name="T491">谍</text:span>&lt;/span&gt;&lt;span style="color: #d89000"&gt;<text:span text:style-name="T492">鲽</text:span>&lt;/span&gt;&lt;span style="color: #d89000"&gt;<text:span text:style-name="T493">叠</text:span>&lt;/span&gt;&lt;span&gt;&lt;br&gt;&lt;/span&gt;&lt;span style="color: #0000ff"&gt;<text:span text:style-name="T494">锭</text:span>&lt;/span&gt;&lt;span style="color: #0000ff"&gt;<text:span text:style-name="T495">订</text:span>&lt;/span&gt;&lt;span style="color: #0000ff"&gt;<text:span text:style-name="T496">钉</text:span>&lt;/span&gt;&lt;span style="color: #0000ff"&gt;<text:span text:style-name="T497">饤</text:span>&lt;/span&gt;&lt;span style="color: #00a000"&gt;<text:span text:style-name="T498">铤</text:span>&lt;/span&gt;&lt;span&gt;&lt;br&gt;&lt;/span&gt;&lt;span style="color: #00a000"&gt;<text:span text:style-name="T499">顶</text:span>&lt;/span&gt;&lt;span&gt;&lt;br&gt;&lt;/span&gt;&lt;span style="color: #0000ff"&gt;<text:span text:style-name="T500">钉</text:span>&lt;/span&gt;&lt;span&gt;&lt;br&gt;&lt;/span&gt;&lt;span style="color: #ff0000"&gt;<text:span text:style-name="T501">丢</text:span>&lt;/span&gt;&lt;span style="color: #ff0000"&gt;<text:span text:style-name="T502">铥</text:span>&lt;/span&gt;&lt;span&gt;&lt;br&gt;&lt;/span&gt;&lt;span style="color: #0000ff"&gt;<text:span text:style-name="T503">冻</text:span>&lt;/span&gt;&lt;span style="color: #0000ff"&gt;<text:span text:style-name="T504">栋</text:span>&lt;/span&gt;&lt;span style="color: #0000ff"&gt;<text:span text:style-name="T505">动</text:span>&lt;/span&gt;&lt;span&gt;&lt;br&gt;&lt;/span&gt;&lt;span style="color: #ff0000"&gt;<text:span text:style-name="T506">冬</text:span>&lt;/span&gt;&lt;span style="color: #ff0000"&gt;<text:span text:style-name="T507">东</text:span>&lt;/span&gt;&lt;span&gt;&lt;br&gt;&lt;/span&gt;&lt;span style="color: #0000ff"&gt;<text:span text:style-name="T508">饾</text:span>&lt;/span&gt;&lt;span style="color: #00a000"&gt;<text:span text:style-name="T509">斗</text:span>&lt;/span&gt;&lt;span style="color: #0000ff"&gt;<text:span text:style-name="T510">窦</text:span>&lt;/span&gt;&lt;span style="color: #d89000"&gt;<text:span text:style-name="T511">读</text:span>&lt;/span&gt;&lt;span&gt;&lt;br&gt;&lt;/span&gt;&lt;span style="color: #0000ff"&gt;<text:span text:style-name="T512">顿</text:span>&lt;/span&gt;&lt;span style="color: #d89000"&gt;<text:span text:style-name="T513">独</text:span>&lt;/span&gt;&lt;span style="color: #d89000"&gt;<text:span text:style-name="T514">渎</text:span>&lt;/span&gt;&lt;span style="color: #d89000"&gt;<text:span text:style-name="T515">椟</text:span>&lt;/span&gt;&lt;span&gt;<text:span text:style-name="T516">㱩</text:span>&lt;/span&gt;&lt;span style="color: #d89000"&gt;<text:span text:style-name="T517">犊</text:span>&lt;/span&gt;&lt;span style="color: #d89000"&gt;<text:span text:style-name="T518">牍</text:span>&lt;/span&gt;&lt;span style="color: #d89000"&gt;<text:span text:style-name="T519">读</text:span>&lt;/span&gt;&lt;span style="color: #d89000"&gt;<text:span text:style-name="T520">黩</text:span>&lt;/span&gt;&lt;span&gt;&lt;br&gt;&lt;/span&gt;&lt;span style="color: #0000ff"&gt;<text:span text:style-name="T521">镀</text:span>&lt;/span&gt;&lt;span&gt;&lt;br&gt;&lt;/span&gt;&lt;span style="color: #00a000"&gt;<text:span text:style-name="T522">赌</text:span>&lt;/span&gt;&lt;span style="color: #00a000"&gt;<text:span text:style-name="T523">笃</text:span>&lt;/span&gt;&lt;span&gt;&lt;br&gt;&lt;/span&gt;&lt;span style="color: #d89000"&gt;<text:span text:style-name="T524">阇</text:span>&lt;/span&gt;&lt;span&gt;&lt;br&gt;&lt;/span&gt;&lt;span style="color: #0000ff"&gt;<text:span text:style-name="T525">缎</text:span>&lt;/span&gt;&lt;span style="color: #0000ff"&gt;<text:span text:style-name="T526">锻</text:span>&lt;/span&gt;&lt;span style="color: #0000ff"&gt;<text:span text:style-name="T527">断</text:span>&lt;/span&gt;&lt;span style="color: #0000ff"&gt;<text:span text:style-name="T528">簖</text:span>&lt;/span&gt;&lt;span&gt;&lt;br&gt;&lt;/span&gt;&lt;span style="color: #0000ff"&gt;<text:span text:style-name="T529">兑</text:span>&lt;/span&gt;&lt;span style="color: #0000ff"&gt;<text:span text:style-name="T530">队</text:span>&lt;/span&gt;&lt;span style="color: #0000ff"&gt;<text:span text:style-name="T531">对</text:span>&lt;/span&gt;&lt;span style="color: #00a000"&gt;<text:span text:style-name="T532">怼</text:span>&lt;/span&gt;&lt;span&gt;&lt;br&gt;&lt;/span&gt;&lt;span style="color: #0000ff"&gt;<text:span text:style-name="T533">钝</text:span>&lt;/span&gt;&lt;span style="color: #d89000"&gt;<text:span text:style-name="T534">饨</text:span>&lt;/span&gt;&lt;span style="color: #0000ff"&gt;<text:span text:style-name="T535">顿</text:span>&lt;/span&gt;&lt;span style="color: #ff0000"&gt;<text:span text:style-name="T536">吨</text:span>&lt;/span&gt;&lt;span style="color: #0000ff"&gt;<text:span text:style-name="T537">炖</text:span>&lt;/span&gt;&lt;span&gt;&lt;br&gt;&lt;/span&gt;&lt;span style="color: #00a000"&gt;<text:span text:style-name="T538">趸</text:span>&lt;/span&gt;&lt;span style="color: #d89000"&gt;<text:span text:style-name="T539">饨</text:span>&lt;/span&gt;&lt;span style="color:<text:s/><text:soft-page-break/>#0000ff"&gt;<text:span text:style-name="T540">顿</text:span>&lt;/span&gt;&lt;span style="color: #0000ff"&gt;<text:span text:style-name="T541">炖</text:span>&lt;/span&gt;&lt;span&gt;&lt;br&gt;&lt;/span&gt;&lt;span style="color: #0000ff"&gt;<text:span text:style-name="T542">炖</text:span>&lt;/span&gt;&lt;span&gt;&lt;br&gt;&lt;/span&gt;&lt;span style="color: #d89000"&gt;<text:span text:style-name="T543">夺</text:span>&lt;/span&gt;&lt;span&gt;<text:span text:style-name="T544">𫋷</text:span>&lt;/span&gt;&lt;span style="color: #d89000"&gt;<text:span text:style-name="T545">铎</text:span>&lt;/span&gt;&lt;span&gt;&lt;br&gt;&lt;/span&gt;&lt;span style="color: #0000ff"&gt;<text:span text:style-name="T546">驮</text:span>&lt;/span&gt;&lt;span style="color: #0000ff"&gt;<text:span text:style-name="T547">饳</text:span>&lt;/span&gt;&lt;span style="color: #0000ff"&gt;<text:span text:style-name="T548">堕</text:span>&lt;/span&gt;&lt;span&gt;&lt;br&gt;&lt;/span&gt;&lt;span style="color: #00a000"&gt;<text:span text:style-name="T549">缍</text:span>&lt;/span&gt;&lt;span style="color: #00a000"&gt;<text:span text:style-name="T550">亸</text:span>&lt;/span&gt;&lt;span&gt;&lt;br&gt;&lt;/span&gt;&lt;span style="color: #d89000"&gt;<text:span text:style-name="T551">讹</text:span>&lt;/span&gt;&lt;span style="color: #d89000"&gt;<text:span text:style-name="T552">锇</text:span>&lt;/span&gt;&lt;span style="color: #d89000"&gt;<text:span text:style-name="T553">鹅</text:span>&lt;/span&gt;&lt;span style="color: #d89000"&gt;<text:span text:style-name="T554">额</text:span>&lt;/span&gt;&lt;span&gt;&lt;br&gt;&lt;/span&gt;&lt;span style="color: #0000ff"&gt;<text:span text:style-name="T555">轭</text:span>&lt;/span&gt;&lt;span style="color: #0000ff"&gt;<text:span text:style-name="T556">谔</text:span>&lt;/span&gt;&lt;span style="color: #0000ff"&gt;<text:span text:style-name="T557">锷</text:span>&lt;/span&gt;&lt;span style="color: #0000ff"&gt;<text:span text:style-name="T558">颚</text:span>&lt;/span&gt;&lt;span style="color: #0000ff"&gt;<text:span text:style-name="T559">鹗</text:span>&lt;/span&gt;&lt;span style="color: #0000ff"&gt;<text:span text:style-name="T560">腭</text:span>&lt;/span&gt;&lt;span style="color: #0000ff"&gt;<text:span text:style-name="T561">饿</text:span>&lt;/span&gt;&lt;span style="color: #0000ff"&gt;<text:span text:style-name="T562">垩</text:span>&lt;/span&gt;&lt;span style="color: #00a000"&gt;<text:span text:style-name="T563">哑</text:span>&lt;/span&gt;&lt;span style="color: #0000ff"&gt;<text:span text:style-name="T564">恶</text:span>&lt;/span&gt;&lt;span style="color: #d89000"&gt;<text:span text:style-name="T565">额</text:span>&lt;/span&gt;&lt;span style="color: #0000ff"&gt;<text:span text:style-name="T566">鳄</text:span>&lt;/span&gt;&lt;span style="color: #ff0000"&gt;<text:span text:style-name="T567">阏</text:span>&lt;/span&gt;&lt;span&gt;&lt;br&gt;&lt;/span&gt;&lt;span style="color: #0000ff"&gt;<text:span text:style-name="T568">恶</text:span>&lt;/span&gt;&lt;span style="color: #0000ff"&gt;<text:span text:style-name="T569">恶</text:span>&lt;/span&gt;&lt;span&gt;&lt;br&gt;&lt;/span&gt;&lt;span style="color: #ff0000"&gt;<text:span text:style-name="T570">疴</text:span>&lt;/span&gt;&lt;span&gt;&lt;br&gt;&lt;/span&gt;&lt;span style="color: #0000ff"&gt;<text:span text:style-name="T571">诶</text:span>&lt;/span&gt;&lt;span&gt;&lt;br&gt;&lt;/span&gt;&lt;span style="color: #0000ff"&gt;<text:span text:style-name="T572">诶</text:span>&lt;/span&gt;&lt;span&gt;&lt;br&gt;&lt;/span&gt;&lt;span style="color: #d89000"&gt;<text:span text:style-name="T573">鲕</text:span>&lt;/span&gt;&lt;span style="color: #d89000"&gt;<text:span text:style-name="T574">儿</text:span>&lt;/span&gt;&lt;span&gt;&lt;br&gt;&lt;/span&gt;&lt;span style="color: #0000ff"&gt;<text:span text:style-name="T575">贰</text:span>&lt;/span&gt;&lt;span style="color: #00a000"&gt;<text:span text:style-name="T576">铒</text:span>&lt;/span&gt;&lt;span&gt;&lt;br&gt;&lt;/span&gt;&lt;span style="color: #00a000"&gt;<text:span text:style-name="T577">铒</text:span>&lt;/span&gt;&lt;span style="color: #00a000"&gt;<text:span text:style-name="T578">饵</text:span>&lt;/span&gt;&lt;span style="color: #00a000"&gt;<text:span text:style-name="T579">尔</text:span>&lt;/span&gt;&lt;span style="color: #00a000"&gt;<text:span text:style-name="T580">迩</text:span>&lt;/span&gt;&lt;span&gt;&lt;br&gt;&lt;/span&gt;&lt;span style="color: #d89000"&gt;<text:span text:style-name="T581">阀</text:span>&lt;/span&gt;&lt;span style="color: #d89000"&gt;<text:span text:style-name="T582">罚</text:span>&lt;/span&gt;&lt;span&gt;&lt;br&gt;&lt;/span&gt;&lt;span style="color: #0000ff"&gt;<text:span text:style-name="T583">珐</text:span>&lt;/span&gt;&lt;span&gt;&lt;br&gt;&lt;/span&gt;&lt;span style="color: #ff0000"&gt;<text:span text:style-name="T584">钫</text:span>&lt;/span&gt;&lt;span style="color: #ff0000"&gt;<text:span text:style-name="T585">发</text:span>&lt;/span&gt;&lt;span&gt;&lt;br&gt;&lt;/span&gt;&lt;span style="color: #ff0000"&gt;<text:span text:style-name="T586">发</text:span>&lt;/span&gt;&lt;span&gt;&lt;br&gt;&lt;/span&gt;&lt;span style="color: #d89000"&gt;<text:span text:style-name="T587">钒</text:span>&lt;/span&gt;&lt;span style="color: #0000ff"&gt;<text:span text:style-name="T588">泛</text:span>&lt;/span&gt;&lt;span style="color: #d89000"&gt;<text:span text:style-name="T589">烦</text:span>&lt;/span&gt;&lt;span&gt;<text:span text:style-name="T590">𫔍</text:span>&lt;/span&gt;&lt;span style="color: #d89000"&gt;<text:span text:style-name="T591">矾</text:span>&lt;/span&gt;&lt;span&gt;&lt;br&gt;&lt;/span&gt;&lt;span style="color: #0000ff"&gt;<text:span text:style-name="T592">贩</text:span>&lt;/span&gt;&lt;span style="color: #0000ff"&gt;<text:span text:style-name="T593">饭</text:span>&lt;/span&gt;&lt;span style="color: #0000ff"&gt;<text:span text:style-name="T594">泛</text:span>&lt;/span&gt;&lt;span style="color: #0000ff"&gt;<text:span text:style-name="T595">范</text:span>&lt;/span&gt;&lt;span style="color: #0000ff"&gt;<text:span text:style-name="T596">泛</text:span>&lt;/span&gt;&lt;span&gt;<text:span text:style-name="T597">𫐊</text:span>&lt;/span&gt;&lt;span&gt;&lt;br&gt;&lt;/span&gt;&lt;span style="color: #d89000"&gt;<text:span text:style-name="T598">鲂</text:span>&lt;/span&gt;&lt;span&gt;&lt;br&gt;&lt;/span&gt;&lt;span style="color: #00a000"&gt;<text:span text:style-name="T599">纺</text:span>&lt;/span&gt;&lt;span style="color: #00a000"&gt;<text:span text:style-name="T600">访</text:span>&lt;/span&gt;&lt;span&gt;&lt;br&gt;&lt;/span&gt;&lt;span style="color: #ff0000"&gt;<text:span text:style-name="T601">钫</text:span>&lt;/span&gt;&lt;span&gt;&lt;br&gt;&lt;/span&gt;&lt;span style="color: #0000ff"&gt;<text:span text:style-name="T602">费</text:span>&lt;/span&gt;&lt;span style="color: #0000ff"&gt;<text:span text:style-name="T603">镄</text:span>&lt;/span&gt;&lt;span style="color:<text:s/><text:soft-page-break/>#ff0000"&gt;<text:span text:style-name="T604">鲱</text:span>&lt;/span&gt;&lt;span style="color: #0000ff"&gt;<text:span text:style-name="T605">废</text:span>&lt;/span&gt;&lt;span&gt;<text:span text:style-name="T606">𪱥</text:span>&lt;/span&gt;&lt;span&gt;&lt;br&gt;&lt;/span&gt;&lt;span style="color: #00a000"&gt;<text:span text:style-name="T607">诽</text:span>&lt;/span&gt;&lt;span&gt;&lt;br&gt;&lt;/span&gt;&lt;span style="color: #ff0000"&gt;<text:span text:style-name="T608">绯</text:span>&lt;/span&gt;&lt;span style="color: #ff0000"&gt;<text:span text:style-name="T609">飞</text:span>&lt;/span&gt;&lt;span&gt;&lt;br&gt;&lt;/span&gt;&lt;span&gt;<text:span text:style-name="T610">𣸣</text:span>&lt;/span&gt;&lt;span style="color: #d89000"&gt;<text:span text:style-name="T611">坟</text:span>&lt;/span&gt;&lt;span&gt;<text:span text:style-name="T612">𪩸</text:span>&lt;/span&gt;&lt;span&gt;<text:span text:style-name="T613">𫅗</text:span>&lt;/span&gt;&lt;span style="color: #d89000"&gt;<text:span text:style-name="T614">豮</text:span>&lt;/span&gt;&lt;span&gt;&lt;br&gt;&lt;/span&gt;&lt;span style="color: #0000ff"&gt;<text:span text:style-name="T615">贲</text:span>&lt;/span&gt;&lt;span style="color: #0000ff"&gt;<text:span text:style-name="T616">偾</text:span>&lt;/span&gt;&lt;span style="color: #0000ff"&gt;<text:span text:style-name="T617">愤</text:span>&lt;/span&gt;&lt;span style="color: #d89000"&gt;<text:span text:style-name="T618">坟</text:span>&lt;/span&gt;&lt;span style="color: #ff0000"&gt;<text:span text:style-name="T619">喷</text:span>&lt;/span&gt;&lt;span&gt;<text:span text:style-name="T620">𪱥</text:span>&lt;/span&gt;&lt;span style="color: #0000ff"&gt;<text:span text:style-name="T621">奋</text:span>&lt;/span&gt;&lt;span style="color: #0000ff"&gt;<text:span text:style-name="T622">粪</text:span>&lt;/span&gt;&lt;span&gt;&lt;br&gt;&lt;/span&gt;&lt;span style="color: #ff0000"&gt;<text:span text:style-name="T623">纷</text:span>&lt;/span&gt;&lt;span&gt;&lt;br&gt;&lt;/span&gt;&lt;span style="color: #0000ff"&gt;<text:span text:style-name="T624">缝</text:span>&lt;/span&gt;&lt;span style="color: #ff0000"&gt;<text:span text:style-name="T625">沨</text:span>&lt;/span&gt;&lt;span style="color: #d89000"&gt;<text:span text:style-name="T626">冯</text:span>&lt;/span&gt;&lt;span&gt;&lt;br&gt;&lt;/span&gt;&lt;span style="color: #ff0000"&gt;<text:span text:style-name="T627">风</text:span>&lt;/span&gt;&lt;span style="color: #00a000"&gt;<text:span text:style-name="T628">讽</text:span>&lt;/span&gt;&lt;span style="color: #0000ff"&gt;<text:span text:style-name="T629">凤</text:span>&lt;/span&gt;&lt;span style="color: #0000ff"&gt;<text:span text:style-name="T630">赗</text:span>&lt;/span&gt;&lt;span style="color: #0000ff"&gt;<text:span text:style-name="T631">缝</text:span>&lt;/span&gt;&lt;span&gt;&lt;br&gt;&lt;/span&gt;&lt;span style="color: #ff0000"&gt;<text:span text:style-name="T632">风</text:span>&lt;/span&gt;&lt;span style="color: #ff0000"&gt;<text:span text:style-name="T633">枫</text:span>&lt;/span&gt;&lt;span style="color: #ff0000"&gt;<text:span text:style-name="T634">疯</text:span>&lt;/span&gt;&lt;span style="color: #00a000"&gt;<text:span text:style-name="T635">讽</text:span>&lt;/span&gt;&lt;span style="color: #ff0000"&gt;<text:span text:style-name="T636">锋</text:span>&lt;/span&gt;&lt;span style="color: #ff0000"&gt;<text:span text:style-name="T637">丰</text:span>&lt;/span&gt;&lt;span style="color: #ff0000"&gt;<text:span text:style-name="T638">沣</text:span>&lt;/span&gt;&lt;span&gt;&lt;br&gt;&lt;/span&gt;&lt;span style="color: #0000ff"&gt;<text:span text:style-name="T639">复</text:span>&lt;/span&gt;&lt;span&gt;&lt;br&gt;&lt;/span&gt;&lt;span style="color: #d89000"&gt;<text:span text:style-name="T640">佛</text:span>&lt;/span&gt;&lt;span style="color: #d89000"&gt;<text:span text:style-name="T641">绋</text:span>&lt;/span&gt;&lt;span style="color: #d89000"&gt;<text:span text:style-name="T642">绂</text:span>&lt;/span&gt;&lt;span style="color: #d89000"&gt;<text:span text:style-name="T643">韨</text:span>&lt;/span&gt;&lt;span&gt;<text:span text:style-name="T644">𫛳</text:span>&lt;/span&gt;&lt;span style="color: #d89000"&gt;<text:span text:style-name="T645">辐</text:span>&lt;/span&gt;&lt;span style="color: #d89000"&gt;<text:span text:style-name="T646">凫</text:span>&lt;/span&gt;&lt;span style="color: #0000ff"&gt;<text:span text:style-name="T647">缚</text:span>&lt;/span&gt;&lt;span&gt;&lt;br&gt;&lt;/span&gt;&lt;span style="color: #0000ff"&gt;<text:span text:style-name="T648">讣</text:span>&lt;/span&gt;&lt;span style="color: #0000ff"&gt;<text:span text:style-name="T649">驸</text:span>&lt;/span&gt;&lt;span style="color: #0000ff"&gt;<text:span text:style-name="T650">鲋</text:span>&lt;/span&gt;&lt;span style="color: #0000ff"&gt;<text:span text:style-name="T651">复</text:span>&lt;/span&gt;&lt;span style="color: #0000ff"&gt;<text:span text:style-name="T652">复</text:span>&lt;/span&gt;&lt;span style="color: #0000ff"&gt;<text:span text:style-name="T653">鳆</text:span>&lt;/span&gt;&lt;span style="color: #0000ff"&gt;<text:span text:style-name="T654">负</text:span>&lt;/span&gt;&lt;span style="color: #0000ff"&gt;<text:span text:style-name="T655">妇</text:span>&lt;/span&gt;&lt;span style="color: #0000ff"&gt;<text:span text:style-name="T656">赙</text:span>&lt;/span&gt;&lt;span style="color: #0000ff"&gt;<text:span text:style-name="T657">赋</text:span>&lt;/span&gt;&lt;span&gt;&lt;br&gt;&lt;/span&gt;&lt;span style="color: #00a000"&gt;<text:span text:style-name="T658">辅</text:span>&lt;/span&gt;&lt;span style="color: #00a000"&gt;<text:span text:style-name="T659">抚</text:span>&lt;/span&gt;&lt;span&gt;<text:span text:style-name="T660">𫖯</text:span>&lt;/span&gt;&lt;span&gt;&lt;br&gt;&lt;/span&gt;&lt;span&gt;<text:span text:style-name="T661">𫓧</text:span>&lt;/span&gt;&lt;span style="color: #ff0000"&gt;<text:span text:style-name="T662">麸</text:span>&lt;/span&gt;&lt;span style="color: #ff0000"&gt;<text:span text:style-name="T663">肤</text:span>&lt;/span&gt;&lt;span&gt;&lt;br&gt;&lt;/span&gt;&lt;span style="color: #0000ff"&gt;<text:span text:style-name="T664">价</text:span>&lt;/span&gt;&lt;span&gt;&lt;br&gt;&lt;/span&gt;&lt;span style="color: #d89000"&gt;<text:span text:style-name="T665">轧</text:span>&lt;/span&gt;&lt;span&gt;&lt;br&gt;&lt;/span&gt;&lt;span style="color: #d89000"&gt;<text:span text:style-name="T666">钆</text:span>&lt;/span&gt;&lt;span&gt;&lt;br&gt;&lt;/span&gt;&lt;span style="color: #0000ff"&gt;<text:span text:style-name="T667">钙</text:span>&lt;/span&gt;&lt;span style="color: #0000ff"&gt;<text:span text:style-name="T668">盖</text:span>&lt;/span&gt;&lt;span&gt;&lt;br&gt;&lt;/span&gt;&lt;span style="color: #ff0000"&gt;<text:span text:style-name="T669">该</text:span>&lt;/span&gt;&lt;span style="color: #ff0000"&gt;<text:span text:style-name="T670">赅</text:span>&lt;/span&gt;&lt;span&gt;&lt;br&gt;&lt;/span&gt;&lt;span style="color: #0000ff"&gt;<text:span text:style-name="T671">干</text:span>&lt;/span&gt;&lt;span style="color: #0000ff"&gt;<text:span text:style-name="T672">干</text:span>&lt;/span&gt;&lt;span style="color: #0000ff"&gt;<text:span text:style-name="T673">绀</text:span>&lt;/span&gt;&lt;span style="color:<text:s/><text:soft-page-break/>#0000ff"&gt;<text:span text:style-name="T674">赣</text:span>&lt;/span&gt;&lt;span&gt;&lt;br&gt;&lt;/span&gt;&lt;span style="color: #00a000"&gt;<text:span text:style-name="T675">杆</text:span>&lt;/span&gt;&lt;span style="color: #00a000"&gt;<text:span text:style-name="T676">秆</text:span>&lt;/span&gt;&lt;span style="color: #00a000"&gt;<text:span text:style-name="T677">赶</text:span>&lt;/span&gt;&lt;span&gt;&lt;br&gt;&lt;/span&gt;&lt;span style="color: #0000ff"&gt;<text:span text:style-name="T678">干</text:span>&lt;/span&gt;&lt;span style="color: #ff0000"&gt;<text:span text:style-name="T679">尴</text:span>&lt;/span&gt;&lt;span&gt;&lt;br&gt;&lt;/span&gt;&lt;span style="color: #0000ff"&gt;<text:span text:style-name="T680">杠</text:span>&lt;/span&gt;&lt;span style="color: #ff0000"&gt;<text:span text:style-name="T681">钢</text:span>&lt;/span&gt;&lt;span style="color: #0000ff"&gt;<text:span text:style-name="T682">戆</text:span>&lt;/span&gt;&lt;span&gt;&lt;br&gt;&lt;/span&gt;&lt;span style="color: #ff0000"&gt;<text:span text:style-name="T683">冈</text:span>&lt;/span&gt;&lt;span style="color: #00a000"&gt;<text:span text:style-name="T684">岗</text:span>&lt;/span&gt;&lt;span&gt;&lt;br&gt;&lt;/span&gt;&lt;span style="color: #ff0000"&gt;<text:span text:style-name="T685">冈</text:span>&lt;/span&gt;&lt;span style="color: #ff0000"&gt;<text:span text:style-name="T686">刚</text:span>&lt;/span&gt;&lt;span&gt;<text:span text:style-name="T687">㧏</text:span>&lt;/span&gt;&lt;span style="color: #00a000"&gt;<text:span text:style-name="T688">岗</text:span>&lt;/span&gt;&lt;span style="color: #ff0000"&gt;<text:span text:style-name="T689">纲</text:span>&lt;/span&gt;&lt;span style="color: #ff0000"&gt;<text:span text:style-name="T690">钢</text:span>&lt;/span&gt;&lt;span style="color: #ff0000"&gt;<text:span text:style-name="T691">缰</text:span>&lt;/span&gt;&lt;span&gt;&lt;br&gt;&lt;/span&gt;&lt;span style="color: #0000ff"&gt;<text:span text:style-name="T692">诰</text:span>&lt;/span&gt;&lt;span style="color: #0000ff"&gt;<text:span text:style-name="T693">锆</text:span><text:span text:style-name="T694">&lt;/span&gt;&lt;span&gt;&lt;br&gt;&lt;/span&gt;&lt;span style="color: #00a000"&gt;</text:span><text:span text:style-name="T695">缟</text:span><text:span text:style-name="T696">&lt;/span&gt;&lt;span style="color: #0000ff"&gt;</text:span><text:span text:style-name="T697">镐</text:span><text:span text:style-name="T698">&lt;/span&gt;&lt;span style="color: #00a000"&gt;</text:span><text:span text:style-name="T699">搅</text:span><text:span text:style-name="T700">&lt;/span&gt;&lt;span&gt;&lt;br&gt;&lt;/span&gt;&lt;span style="color: #ff0000"&gt;</text:span><text:span text:style-name="T701">睾</text:span><text:span text:style-name="T702">&lt;/span&gt;</text:span></text:p>
      <text:p text:style-name="Normal">&lt;span style="color: #0000ff"&gt;<text:span text:style-name="T703">个</text:span>&lt;/span&gt;&lt;span&gt;&lt;br&gt;&lt;/span&gt;&lt;span style="color: #d89000"&gt;<text:span text:style-name="T704">阁</text:span>&lt;/span&gt;&lt;span style="color: #d89000"&gt;<text:span text:style-name="T705">合</text:span>&lt;/span&gt;&lt;span style="color: #d89000"&gt;<text:span text:style-name="T706">颌</text:span>&lt;/span&gt;&lt;span style="color: #d89000"&gt;<text:span text:style-name="T707">镉</text:span>&lt;/span&gt;&lt;span&gt;&lt;br&gt;&lt;/span&gt;&lt;span style="color: #0000ff"&gt;<text:span text:style-name="T708">铬</text:span>&lt;/span&gt;&lt;span style="color: #0000ff"&gt;<text:span text:style-name="T709">个</text:span>&lt;/span&gt;&lt;span style="color: #0000ff"&gt;<text:span text:style-name="T710">个</text:span>&lt;/span&gt;&lt;span&gt;&lt;br&gt;&lt;/span&gt;&lt;span style="color: #0000ff"&gt;<text:span text:style-name="T711">个</text:span>&lt;/span&gt;&lt;span style="color: #0000ff"&gt;<text:span text:style-name="T712">盖</text:span>&lt;/span&gt;&lt;span&gt;&lt;br&gt;&lt;/span&gt;&lt;span style="color: #d89000"&gt;<text:span text:style-name="T713">纥</text:span>&lt;/span&gt;&lt;span style="color: #d89000"&gt;<text:span text:style-name="T714">搁</text:span>&lt;/span&gt;&lt;span style="color: #ff0000"&gt;<text:span text:style-name="T715">鸽</text:span>&lt;/span&gt;&lt;span&gt;&lt;br&gt;&lt;/span&gt;&lt;span style="color: #00a000"&gt;<text:span text:style-name="T716">给</text:span>&lt;/span&gt;&lt;span&gt;&lt;br&gt;&lt;/span&gt;&lt;span style="color: #0000ff"&gt;<text:span text:style-name="T717">亘</text:span>&lt;/span&gt;&lt;span&gt;&lt;br&gt;&lt;/span&gt;&lt;span style="color: #0000ff"&gt;<text:span text:style-name="T718">亘</text:span>&lt;/span&gt;&lt;span&gt;&lt;br&gt;&lt;/span&gt;&lt;span style="color: #00a000"&gt;<text:span text:style-name="T719">绠</text:span>&lt;/span&gt;&lt;span style="color: #00a000"&gt;<text:span text:style-name="T720">鲠</text:span>&lt;/span&gt;&lt;span style="color: #00a000"&gt;<text:span text:style-name="T721">颈</text:span>&lt;/span&gt;&lt;span&gt;&lt;br&gt;&lt;/span&gt;&lt;span style="color: #ff0000"&gt;<text:span text:style-name="T722">赓</text:span>&lt;/span&gt;&lt;span style="color: #ff0000"&gt;<text:span text:style-name="T723">鹒</text:span>&lt;/span&gt;&lt;span&gt;&lt;br&gt;&lt;/span&gt;&lt;span style="color: #0000ff"&gt;<text:span text:style-name="T724">贡</text:span>&lt;/span&gt;&lt;span style="color: #0000ff"&gt;<text:span text:style-name="T725">赣</text:span>&lt;/span&gt;&lt;span&gt;&lt;br&gt;&lt;/span&gt;&lt;span style="color: #00a000"&gt;<text:span text:style-name="T726">巩</text:span>&lt;/span&gt;&lt;span style="color: #0000ff"&gt;<text:span text:style-name="T727">矿</text:span>&lt;/span&gt;&lt;span&gt;&lt;br&gt;&lt;/span&gt;&lt;span style="color: #d89000"&gt;<text:span text:style-name="T728">红</text:span>&lt;/span&gt;&lt;span style="color: #ff0000"&gt;<text:span text:style-name="T729">龚</text:span>&lt;/span&gt;&lt;span style="color: #ff0000"&gt;<text:span text:style-name="T730">宫</text:span>&lt;/span&gt;&lt;span&gt;&lt;br&gt;&lt;/span&gt;&lt;span style="color: #0000ff"&gt;<text:span text:style-name="T731">够</text:span>&lt;/span&gt;&lt;span style="color: #0000ff"&gt;<text:span text:style-name="T732">诟</text:span>&lt;/span&gt;&lt;span style="color: #0000ff"&gt;<text:span text:style-name="T733">构</text:span>&lt;/span&gt;&lt;span style="color: #0000ff"&gt;<text:span text:style-name="T734">觏</text:span>&lt;/span&gt;&lt;span style="color: #0000ff"&gt;<text:span text:style-name="T735">购</text:span>&lt;/span&gt;&lt;span&gt;&lt;br&gt;&lt;/span&gt;&lt;span style="color: #ff0000"&gt;<text:span text:style-name="T736">钩</text:span>&lt;/span&gt;&lt;span style="color: #ff0000"&gt;<text:span text:style-name="T737">区</text:span>&lt;/span&gt;&lt;span style="color: #ff0000"&gt;<text:span text:style-name="T738">沟</text:span>&lt;/span&gt;&lt;span style="color: #ff0000"&gt;<text:span text:style-name="T739">鞲</text:span>&lt;/span&gt;&lt;span style="color: #ff0000"&gt;<text:span text:style-name="T740">缑</text:span>&lt;/span&gt;&lt;span&gt;&lt;br&gt;&lt;/span&gt;&lt;span style="color: #0000ff"&gt;<text:span text:style-name="T741">锢</text:span>&lt;/span&gt;&lt;span style="color: #0000ff"&gt;<text:span text:style-name="T742">雇</text:span>&lt;/span&gt;&lt;span style="color: #0000ff"&gt;<text:span text:style-name="T743">顾</text:span>&lt;/span&gt;&lt;span&gt;&lt;br&gt;&lt;/span&gt;&lt;span<text:s/><text:soft-page-break/>style="color: #00a000"&gt;<text:span text:style-name="T744">诂</text:span>&lt;/span&gt;&lt;span style="color: #00a000"&gt;<text:span text:style-name="T745">钴</text:span>&lt;/span&gt;&lt;span style="color: #00a000"&gt;<text:span text:style-name="T746">馉</text:span>&lt;/span&gt;&lt;span style="color: #d89000"&gt;<text:span text:style-name="T747">鹘</text:span>&lt;/span&gt;&lt;span style="color: #00a000"&gt;<text:span text:style-name="T748">贾</text:span>&lt;/span&gt;&lt;span style="color: #00a000"&gt;<text:span text:style-name="T749">谷</text:span>&lt;/span&gt;&lt;span style="color: #00a000"&gt;<text:span text:style-name="T750">毂</text:span>&lt;/span&gt;&lt;span style="color: #d89000"&gt;<text:span text:style-name="T751">鹄</text:span>&lt;/span&gt;&lt;span style="color: #00a000"&gt;<text:span text:style-name="T752">蛊</text:span>&lt;/span&gt;&lt;span&gt;&lt;br&gt;&lt;/span&gt;&lt;span style="color: #00a000"&gt;<text:span text:style-name="T753">钴</text:span>&lt;/span&gt;&lt;span style="color: #ff0000"&gt;<text:span text:style-name="T754">鸪</text:span>&lt;/span&gt;&lt;span style="color: #00a000"&gt;<text:span text:style-name="T755">毂</text:span>&lt;/span&gt;&lt;span&gt;&lt;br&gt;&lt;/span&gt;&lt;span style="color: #0000ff"&gt;<text:span text:style-name="T756">挂</text:span>&lt;/span&gt;&lt;span style="color: #0000ff"&gt;<text:span text:style-name="T757">诖</text:span>&lt;/span&gt;&lt;span&gt;&lt;br&gt;&lt;/span&gt;&lt;span style="color: #00a000"&gt;<text:span text:style-name="T758">剐</text:span>&lt;/span&gt;&lt;span&gt;&lt;br&gt;&lt;/span&gt;&lt;span style="color: #ff0000"&gt;<text:span text:style-name="T759">刮</text:span>&lt;/span&gt;&lt;span style="color: #ff0000"&gt;<text:span text:style-name="T760">鸹</text:span>&lt;/span&gt;&lt;span style="color: #ff0000"&gt;<text:span text:style-name="T761">蜗</text:span>&lt;/span&gt;&lt;span&gt;<text:span text:style-name="T762">䯄</text:span>&lt;/span&gt;&lt;span&gt;&lt;br&gt;&lt;/span&gt;&lt;span style="color: #0000ff"&gt;<text:span text:style-name="T763">坏</text:span>&lt;/span&gt;&lt;span&gt;&lt;br&gt;&lt;/span&gt;&lt;span style="color: #00a000"&gt;<text:span text:style-name="T764">拐</text:span>&lt;/span&gt;&lt;span&gt;&lt;br&gt;&lt;/span&gt;&lt;span style="color: #0000ff"&gt;<text:span text:style-name="T765">贯</text:span>&lt;/span&gt;&lt;span style="color: #0000ff"&gt;<text:span text:style-name="T766">惯</text:span>&lt;/span&gt;&lt;span style="color: #0000ff"&gt;<text:span text:style-name="T767">掼</text:span>&lt;/span&gt;&lt;span style="color: #ff0000"&gt;<text:span text:style-name="T768">观</text:span>&lt;/span&gt;&lt;span style="color: #0000ff"&gt;<text:span text:style-name="T769">鹳</text:span>&lt;/span&gt;&lt;span&gt;&lt;br&gt;&lt;/span&gt;&lt;span style="color: #00a000"&gt;<text:span text:style-name="T770">馆</text:span>&lt;/span&gt;&lt;span&gt;&lt;br&gt;&lt;/span&gt;&lt;span style="color: #d89000"&gt;<text:span text:style-name="T771">纶</text:span>&lt;/span&gt;&lt;span style="color: #ff0000"&gt;<text:span text:style-name="T772">鳏</text:span>&lt;/span&gt;&lt;span style="color: #ff0000"&gt;<text:span text:style-name="T773">关</text:span>&lt;/span&gt;&lt;span style="color: #ff0000"&gt;<text:span text:style-name="T774">观</text:span>&lt;/span&gt;&lt;span&gt;&lt;br&gt;&lt;/span&gt;&lt;span style="color: #00a000"&gt;<text:span text:style-name="T775">广</text:span>&lt;/span&gt;&lt;span style="color: #0000ff"&gt;<text:span text:style-name="T776">邝</text:span>&lt;/span&gt;&lt;span style="color: #00a000"&gt;<text:span text:style-name="T777">犷</text:span>&lt;/span&gt;&lt;span&gt;&lt;br&gt;&lt;/span&gt;&lt;span style="color: #0000ff"&gt;<text:span text:style-name="T778">贵</text:span>&lt;/span&gt;&lt;span style="color: #0000ff"&gt;<text:span text:style-name="T779">匮</text:span>&lt;/span&gt;&lt;span style="color: #00a000"&gt;<text:span text:style-name="T780">柜</text:span>&lt;/span&gt;&lt;span style="color: #0000ff"&gt;<text:span text:style-name="T781">瞆</text:span>&lt;/span&gt;&lt;span style="color: #0000ff"&gt;<text:span text:style-name="T782">会</text:span>&lt;/span&gt;&lt;span style="color: #0000ff"&gt;<text:span text:style-name="T783">刽</text:span>&lt;/span&gt;&lt;span style="color: #0000ff"&gt;<text:span text:style-name="T784">桧</text:span>&lt;/span&gt;&lt;span&gt;<text:span text:style-name="T785">𫋻</text:span>&lt;/span&gt;&lt;span style="color: #0000ff"&gt;<text:span text:style-name="T786">刿</text:span>&lt;/span&gt;&lt;span style="color: #0000ff"&gt;<text:span text:style-name="T787">鳜</text:span>&lt;/span&gt;&lt;span&gt;&lt;br&gt;&lt;/span&gt;&lt;span style="color: #00a000"&gt;<text:span text:style-name="T788">轨</text:span>&lt;/span&gt;&lt;span style="color: #00a000"&gt;<text:span text:style-name="T789">匦</text:span>&lt;/span&gt;&lt;span style="color: #00a000"&gt;<text:span text:style-name="T790">诡</text:span>&lt;/span&gt;&lt;span&gt;&lt;br&gt;&lt;/span&gt;&lt;span style="color: #ff0000"&gt;<text:span text:style-name="T791">闺</text:span>&lt;/span&gt;&lt;span style="color: #ff0000"&gt;<text:span text:style-name="T792">鲑</text:span>&lt;/span&gt;&lt;span style="color: #ff0000"&gt;<text:span text:style-name="T793">规</text:span>&lt;/span&gt;&lt;span style="color: #ff0000"&gt;<text:span text:style-name="T794">沩</text:span>&lt;/span&gt;&lt;span style="color: #ff0000"&gt;<text:span text:style-name="T795">妫</text:span>&lt;/span&gt;&lt;span style="color: #ff0000"&gt;<text:span text:style-name="T796">龟</text:span>&lt;/span&gt;&lt;span style="color: #ff0000"&gt;<text:span text:style-name="T797">归</text:span>&lt;/span&gt;&lt;span&gt;&lt;br&gt;&lt;/span&gt;&lt;span style="color: #00a000"&gt;<text:span text:style-name="T798">绲</text:span>&lt;/span&gt;&lt;span style="color: #00a000"&gt;<text:span text:style-name="T799">辊</text:span>&lt;/span&gt;&lt;span style="color: #00a000"&gt;<text:span text:style-name="T800">衮</text:span>&lt;/span&gt;&lt;span style="color: #00a000"&gt;<text:span text:style-name="T801">滚</text:span>&lt;/span&gt;&lt;span style="color: #d89000"&gt;<text:span text:style-name="T802">浑</text:span>&lt;/span&gt;&lt;span style="color: #00a000"&gt;<text:span text:style-name="T803">鲧</text:span>&lt;/span&gt;&lt;span&gt;&lt;br&gt;&lt;/span&gt;&lt;span style="color: #d89000"&gt;<text:span text:style-name="T804">国</text:span>&lt;/span&gt;&lt;span style="color: #ff0000"&gt;<text:span text:style-name="T805">掴</text:span>&lt;/span&gt;&lt;span style="color: #d89000"&gt;<text:span text:style-name="T806">帼</text:span>&lt;/span&gt;&lt;span&gt;&lt;br&gt;&lt;/span&gt;&lt;span style="color: #000000"&gt;<text:span text:style-name="T807">过</text:span>&lt;/span&gt;&lt;span&gt;&lt;br&gt;&lt;/span&gt;&lt;span style="color: #00a000"&gt;<text:span text:style-name="T808">馃</text:span>&lt;/span&gt;&lt;span style="color: #00a000"&gt;<text:span text:style-name="T809">椁</text:span>&lt;/span&gt;&lt;span&gt;&lt;br&gt;&lt;/span&gt;&lt;span style="color: #ff0000"&gt;<text:span text:style-name="T810">涡</text:span>&lt;/span&gt;&lt;span<text:s/><text:soft-page-break/>style="color: #ff0000"&gt;<text:span text:style-name="T811">埚</text:span>&lt;/span&gt;&lt;span style="color: #000000"&gt;<text:span text:style-name="T812">过</text:span>&lt;/span&gt;&lt;span style="color: #ff0000"&gt;<text:span text:style-name="T813">锅</text:span>&lt;/span&gt;&lt;span style="color: #ff0000"&gt;<text:span text:style-name="T814">啯</text:span>&lt;/span&gt;&lt;span style="color: #ff0000"&gt;<text:span text:style-name="T815">蝈</text:span>&lt;/span&gt;&lt;span&gt;&lt;br&gt;&lt;/span&gt;&lt;span style="color: #ff0000"&gt;<text:span text:style-name="T816">虾</text:span>&lt;/span&gt;&lt;span&gt;&lt;br&gt;&lt;/span&gt;&lt;span style="color: #ff0000"&gt;<text:span text:style-name="T817">铪</text:span>&lt;/span&gt;&lt;span&gt;&lt;br&gt;&lt;/span&gt;&lt;span style="color: #d89000"&gt;<text:span text:style-name="T818">颏</text:span>&lt;/span&gt;&lt;span style="color: #d89000"&gt;<text:span text:style-name="T819">还</text:span>&lt;/span&gt;&lt;span&gt;&lt;br&gt;&lt;/span&gt;&lt;span style="color: #0000ff"&gt;<text:span text:style-name="T820">骇</text:span>&lt;/span&gt;&lt;span&gt;&lt;br&gt;&lt;/span&gt;&lt;span style="color: #0000ff"&gt;<text:span text:style-name="T821">干</text:span>&lt;/span&gt;&lt;span style="color: #0000ff"&gt;<text:span text:style-name="T822">干</text:span>&lt;/span&gt;&lt;span style="color: #d89000"&gt;<text:span text:style-name="T823">韩</text:span>&lt;/span&gt;&lt;span&gt;&lt;br&gt;&lt;/span&gt;&lt;span style="color: #0000ff"&gt;<text:span text:style-name="T824">闬</text:span>&lt;/span&gt;&lt;span&gt;<text:span text:style-name="T825">𫘛</text:span>&lt;/span&gt;&lt;span&gt;<text:span text:style-name="T826">𫘣</text:span>&lt;/span&gt;&lt;span style="color: #0000ff"&gt;<text:span text:style-name="T827">颔</text:span>&lt;/span&gt;&lt;span style="color: #0000ff"&gt;<text:span text:style-name="T828">汉</text:span>&lt;/span&gt;&lt;span style="color: #d89000"&gt;<text:span text:style-name="T829">颌</text:span>&lt;/span&gt;&lt;span&gt;&lt;br&gt;&lt;/span&gt;&lt;span style="color: #0000ff"&gt;<text:span text:style-name="T830">阚</text:span>&lt;/span&gt;&lt;span&gt;&lt;br&gt;&lt;/span&gt;&lt;span style="color: #ff0000"&gt;<text:span text:style-name="T831">顸</text:span>&lt;/span&gt;&lt;span&gt;&lt;br&gt;&lt;/span&gt;&lt;span style="color: #d89000"&gt;<text:span text:style-name="T832">颃</text:span>&lt;/span&gt;&lt;span&gt;&lt;br&gt;&lt;/span&gt;&lt;span style="color: #0000ff"&gt;<text:span text:style-name="T833">号</text:span>&lt;/span&gt;&lt;span style="color: #d89000"&gt;<text:span text:style-name="T834">蚝</text:span>&lt;/span&gt;&lt;span style="color: #0000ff"&gt;<text:span text:style-name="T835">鹤</text:span>&lt;/span&gt;&lt;span&gt;&lt;br&gt;&lt;/span&gt;&lt;span style="color: #0000ff"&gt;<text:span text:style-name="T836">镐</text:span>&lt;/span&gt;&lt;span style="color: #0000ff"&gt;<text:span text:style-name="T837">号</text:span>&lt;/span&gt;&lt;span style="color: #0000ff"&gt;<text:span text:style-name="T838">颢</text:span>&lt;/span&gt;&lt;span style="color: #0000ff"&gt;<text:span text:style-name="T839">灏</text:span>&lt;/span&gt;&lt;span&gt;&lt;br&gt;&lt;/span&gt;&lt;span style="color: #d89000"&gt;<text:span text:style-name="T840">合</text:span>&lt;/span&gt;&lt;span style="color: #d89000"&gt;<text:span text:style-name="T841">阂</text:span>&lt;/span&gt;&lt;span style="color: #d89000"&gt;<text:span text:style-name="T842">鹖</text:span>&lt;/span&gt;&lt;span style="color: #d89000"&gt;<text:span text:style-name="T843">纥</text:span>&lt;/span&gt;&lt;span style="color: #d89000"&gt;<text:span text:style-name="T844">龁</text:span>&lt;/span&gt;&lt;span style="color: #0000ff"&gt;<text:span text:style-name="T845">盖</text:span>&lt;/span&gt;&lt;span style="color: #d89000"&gt;<text:span text:style-name="T846">阖</text:span>&lt;/span&gt;&lt;span style="color: #d89000"&gt;<text:span text:style-name="T847">核</text:span>&lt;/span&gt;&lt;span&gt;&lt;br&gt;&lt;/span&gt;&lt;span style="color: #0000ff"&gt;<text:span text:style-name="T848">吓</text:span>&lt;/span&gt;&lt;span style="color: #0000ff"&gt;<text:span text:style-name="T849">贺</text:span>&lt;/span&gt;&lt;span style="color: #0000ff"&gt;<text:span text:style-name="T850">鹤</text:span>&lt;/span&gt;&lt;span&gt;&lt;br&gt;&lt;/span&gt;&lt;span style="color: #ff0000"&gt;<text:span text:style-name="T851">诃</text:span>&lt;/span&gt;&lt;span&gt;&lt;br&gt;&lt;/span&gt;&lt;span style="color: #d89000"&gt;<text:span text:style-name="T852">恒</text:span>&lt;/span&gt;&lt;span style="color: #d89000"&gt;<text:span text:style-name="T853">横</text:span>&lt;/span&gt;&lt;span&gt;&lt;br&gt;&lt;/span&gt;&lt;span style="color: #d89000"&gt;<text:span text:style-name="T854">绗</text:span>&lt;/span&gt;&lt;span style="color: #d89000"&gt;<text:span text:style-name="T855">横</text:span>&lt;/span&gt;&lt;span&gt;&lt;br&gt;&lt;/span&gt;&lt;span style="color: #d89000"&gt;<text:span text:style-name="T856">纮</text:span>&lt;/span&gt;&lt;span style="color: #d89000"&gt;<text:span text:style-name="T857">闳</text:span>&lt;/span&gt;&lt;span&gt;<text:span text:style-name="T858">𫟹</text:span>&lt;/span&gt;&lt;span style="color: #d89000"&gt;<text:span text:style-name="T859">红</text:span>&lt;/span&gt;&lt;span style="color: #0000ff"&gt;<text:span text:style-name="T860">讧</text:span>&lt;/span&gt;&lt;span style="color: #d89000"&gt;<text:span text:style-name="T861">荭</text:span>&lt;/span&gt;&lt;span style="color: #d89000"&gt;<text:span text:style-name="T862">鸿</text:span>&lt;/span&gt;&lt;span style="color: #d89000"&gt;<text:span text:style-name="T863">嵘</text:span>&lt;/span&gt;&lt;span style="color: #d89000"&gt;<text:span text:style-name="T864">黉</text:span>&lt;/span&gt;&lt;span&gt;&lt;br&gt;&lt;/span&gt;&lt;span style="color: #00a000"&gt;<text:span text:style-name="T865">哄</text:span>&lt;/span&gt;&lt;span&gt;&lt;br&gt;&lt;/span&gt;&lt;span style="color: #00a000"&gt;<text:span text:style-name="T866">唝</text:span>&lt;/span&gt;&lt;span&gt;&lt;br&gt;&lt;/span&gt;&lt;span&gt;<text:span text:style-name="T867">𫐒</text:span>&lt;/span&gt;&lt;span&gt;<text:span text:style-name="T868">𫚉</text:span>&lt;/span&gt;&lt;span style="color: #ff0000"&gt;<text:span text:style-name="T869">轰</text:span>&lt;/span&gt;&lt;span&gt;&lt;br&gt;&lt;/span&gt;&lt;span style="color: #d89000"&gt;<text:span text:style-name="T870">糇</text:span>&lt;/span&gt;&lt;span&gt;&lt;br&gt;&lt;/span&gt;&lt;span style="color: #0000ff"&gt;<text:span text:style-name="T871">后</text:span>&lt;/span&gt;&lt;span style="color: #0000ff"&gt;<text:span text:style-name="T872">鲎</text:span>&lt;/span&gt;&lt;span&gt;&lt;br&gt;&lt;/span&gt;&lt;span style="color: #d89000"&gt;<text:span text:style-name="T873">胡</text:span>&lt;/span&gt;&lt;span style="color: #0000ff"&gt;<text:span text:style-name="T874">糊</text:span>&lt;/span&gt;&lt;span style="color: #d89000"&gt;<text:span text:style-name="T875">胡</text:span>&lt;/span&gt;&lt;span style="color: #d89000"&gt;<text:span text:style-name="T876">鹕</text:span>&lt;/span&gt;&lt;span style="color: #d89000"&gt;<text:span text:style-name="T877">壶</text:span>&lt;/span&gt;&lt;span style="color: #d89000"&gt;<text:span text:style-name="T878">鹘</text:span>&lt;/span&gt;&lt;span style="color:<text:s/><text:soft-page-break/>#d89000"&gt;<text:span text:style-name="T879">鹄</text:span>&lt;/span&gt;&lt;span&gt;&lt;br&gt;&lt;/span&gt;&lt;span style="color: #0000ff"&gt;<text:span text:style-name="T880">户</text:span>&lt;/span&gt;&lt;span style="color: #0000ff"&gt;<text:span text:style-name="T881">沪</text:span>&lt;/span&gt;&lt;span style="color: #0000ff"&gt;<text:span text:style-name="T882">获</text:span>&lt;/span&gt;&lt;span style="color: #0000ff"&gt;<text:span text:style-name="T883">护</text:span>&lt;/span&gt;&lt;span&gt;&lt;br&gt;&lt;/span&gt;&lt;span style="color: #00a000"&gt;<text:span text:style-name="T884">许</text:span>&lt;/span&gt;&lt;span style="color: #00a000"&gt;<text:span text:style-name="T885">浒</text:span>&lt;/span&gt;&lt;span&gt;&lt;br&gt;&lt;/span&gt;&lt;span style="color: #0000ff"&gt;<text:span text:style-name="T886">戏</text:span>&lt;/span&gt;&lt;span&gt;&lt;br&gt;&lt;/span&gt;&lt;span style="color: #d89000"&gt;<text:span text:style-name="T887">华</text:span>&lt;/span&gt;&lt;span style="color: #d89000"&gt;<text:span text:style-name="T888">哗</text:span>&lt;/span&gt;&lt;span style="color: #d89000"&gt;<text:span text:style-name="T889">铧</text:span>&lt;/span&gt;&lt;span style="color: #d89000"&gt;<text:span text:style-name="T890">骅</text:span>&lt;/span&gt;&lt;span style="color: #0000ff"&gt;<text:span text:style-name="T891">划</text:span>&lt;/span&gt;&lt;span style="color: #d89000"&gt;<text:span text:style-name="T892">哗</text:span>&lt;/span&gt;&lt;span&gt;&lt;br&gt;&lt;/span&gt;&lt;span style="color: #d89000"&gt;<text:span text:style-name="T893">华</text:span>&lt;/span&gt;&lt;span style="color: #0000ff"&gt;<text:span text:style-name="T894">桦</text:span>&lt;/span&gt;&lt;span style="color: #0000ff"&gt;<text:span text:style-name="T895">画</text:span>&lt;/span&gt;&lt;span style="color: #0000ff"&gt;<text:span text:style-name="T896">划</text:span>&lt;/span&gt;&lt;span style="color: #0000ff"&gt;<text:span text:style-name="T897">婳</text:span>&lt;/span&gt;&lt;span style="color: #0000ff"&gt;<text:span text:style-name="T898">话</text:span>&lt;/span&gt;&lt;span&gt;&lt;br&gt;&lt;/span&gt;&lt;span style="color: #d89000"&gt;<text:span text:style-name="T899">华</text:span>&lt;/span&gt;&lt;span style="color: #d89000"&gt;<text:span text:style-name="T900">哗</text:span>&lt;/span&gt;&lt;span&gt;&lt;br&gt;&lt;/span&gt;&lt;span style="color: #d89000"&gt;<text:span text:style-name="T901">怀</text:span>&lt;/span&gt;&lt;span style="color: #0000ff"&gt;<text:span text:style-name="T902">获</text:span>&lt;/span&gt;&lt;span&gt;&lt;br&gt;&lt;/span&gt;&lt;span style="color: #0000ff"&gt;<text:span text:style-name="T903">坏</text:span>&lt;/span&gt;&lt;span&gt;&lt;br&gt;&lt;/span&gt;&lt;span style="color: #d89000"&gt;<text:span text:style-name="T904">环</text:span>&lt;/span&gt;&lt;span style="color: #d89000"&gt;<text:span text:style-name="T905">还</text:span>&lt;/span&gt;&lt;span style="color: #d89000"&gt;<text:span text:style-name="T906">缳</text:span>&lt;/span&gt;&lt;span style="color: #d89000"&gt;<text:span text:style-name="T907">阛</text:span>&lt;/span&gt;&lt;span style="color: #d89000"&gt;<text:span text:style-name="T908">镮</text:span>&lt;/span&gt;&lt;span style="color: #d89000"&gt;<text:span text:style-name="T909">锾</text:span>&lt;/span&gt;&lt;span&gt;<text:span text:style-name="T910">𤩽</text:span>&lt;/span&gt;&lt;span&gt;&lt;br&gt;&lt;/span&gt;&lt;span style="color: #0000ff"&gt;<text:span text:style-name="T911">奂</text:span>&lt;/span&gt;&lt;span style="color: #0000ff"&gt;<text:span text:style-name="T912">涣</text:span>&lt;/span&gt;&lt;span style="color: #0000ff"&gt;<text:span text:style-name="T913">换</text:span>&lt;/span&gt;&lt;span style="color: #0000ff"&gt;<text:span text:style-name="T914">唤</text:span>&lt;/span&gt;&lt;span style="color: #0000ff"&gt;<text:span text:style-name="T915">焕</text:span>&lt;/span&gt;&lt;span style="color: #0000ff"&gt;<text:span text:style-name="T916">痪</text:span>&lt;/span&gt;&lt;span style="color: #d89000"&gt;<text:span text:style-name="T917">缳</text:span>&lt;/span&gt;&lt;span style="color: #0000ff"&gt;<text:span text:style-name="T918">鲩</text:span>&lt;/span&gt;&lt;span&gt;&lt;br&gt;&lt;/span&gt;&lt;span style="color: #00a000"&gt;<text:span text:style-name="T919">缓</text:span>&lt;/span&gt;&lt;span&gt;&lt;br&gt;&lt;/span&gt;&lt;span style="color: #ff0000"&gt;<text:span text:style-name="T920">欢</text:span>&lt;/span&gt;&lt;span&gt;&lt;br&gt;&lt;/span&gt;&lt;span style="color: #d89000"&gt;<text:span text:style-name="T921">锽</text:span>&lt;/span&gt;&lt;span&gt;<text:span text:style-name="T922">𫗮</text:span>&lt;/span&gt;&lt;span&gt;<text:span text:style-name="T923">𫘩</text:span>&lt;/span&gt;&lt;span style="color: #d89000"&gt;<text:span text:style-name="T924">鳇</text:span>&lt;/span&gt;&lt;span style="color: #d89000"&gt;<text:span text:style-name="T925">黄</text:span>&lt;/span&gt;&lt;span&gt;&lt;br&gt;&lt;/span&gt;&lt;span style="color: #00a000"&gt;<text:span text:style-name="T926">谎</text:span>&lt;/span&gt;&lt;span&gt;&lt;br&gt;&lt;/span&gt;&lt;span style="color: #d89000"&gt;<text:span text:style-name="T927">回</text:span>&lt;/span&gt;&lt;span&gt;&lt;br&gt;&lt;/span&gt;&lt;span style="color: #0000ff"&gt;<text:span text:style-name="T928">诲</text:span>&lt;/span&gt;&lt;span style="color: #0000ff"&gt;<text:span text:style-name="T929">汇</text:span>&lt;/span&gt;&lt;span style="color: #0000ff"&gt;<text:span text:style-name="T930">贿</text:span>&lt;/span&gt;&lt;span style="color: #0000ff"&gt;<text:span text:style-name="T931">会</text:span>&lt;/span&gt;&lt;span style="color: #0000ff"&gt;<text:span text:style-name="T932">烩</text:span>&lt;/span&gt;&lt;span style="color: #0000ff"&gt;<text:span text:style-name="T933">荟</text:span>&lt;/span&gt;&lt;span style="color: #0000ff"&gt;<text:span text:style-name="T934">绘</text:span>&lt;/span&gt;&lt;span style="color: #0000ff"&gt;<text:span text:style-name="T935">汇</text:span>&lt;/span&gt;&lt;span style="color: #0000ff"&gt;<text:span text:style-name="T936">溃</text:span>&lt;/span&gt;&lt;span style="color: #0000ff"&gt;<text:span text:style-name="T937">缋</text:span>&lt;/span&gt;&lt;span style="color: #0000ff"&gt;<text:span text:style-name="T938">阓</text:span>&lt;/span&gt;&lt;span&gt;<text:span text:style-name="T939">𫖃</text:span>&lt;/span&gt;&lt;span style="color: #00a000"&gt;<text:span text:style-name="T940">哕</text:span>&lt;/span&gt;&lt;span style="color: #0000ff"&gt;<text:span text:style-name="T941">秽</text:span>&lt;/span&gt;&lt;span style="color: #0000ff"&gt;<text:span text:style-name="T942">翙</text:span>&lt;/span&gt;&lt;span style="color: #0000ff"&gt;<text:span text:style-name="T943">讳</text:span>&lt;/span&gt;&lt;span style="color: #0000ff"&gt;<text:span text:style-name="T944">颒</text:span>&lt;/span&gt;&lt;span&gt;&lt;br&gt;&lt;/span&gt;&lt;span style="color: #0000ff"&gt;<text:span text:style-name="T945">诲</text:span>&lt;/span&gt;&lt;span style="color: #0000ff"&gt;<text:span text:style-name="T946">贿</text:span>&lt;/span&gt;&lt;span style="color: #00a000"&gt;<text:span text:style-name="T947">毁</text:span>&lt;/span&gt;&lt;span<text:s/><text:soft-page-break/>style="color: #00a000"&gt;<text:span text:style-name="T948">毁</text:span>&lt;/span&gt;&lt;span style="color: #0000ff"&gt;<text:span text:style-name="T949">会</text:span>&lt;/span&gt;&lt;span&gt;&lt;br&gt;&lt;/span&gt;&lt;span style="color: #ff0000"&gt;<text:span text:style-name="T950">诙</text:span>&lt;/span&gt;&lt;span&gt;<text:span text:style-name="T951">㧑</text:span>&lt;/span&gt;&lt;span style="color: #ff0000"&gt;<text:span text:style-name="T952">挥</text:span>&lt;/span&gt;&lt;span&gt;<text:span text:style-name="T953">𪸩</text:span>&lt;/span&gt;&lt;span style="color: #ff0000"&gt;<text:span text:style-name="T954">晖</text:span>&lt;/span&gt;&lt;span style="color: #ff0000"&gt;<text:span text:style-name="T955">辉</text:span>&lt;/span&gt;&lt;span style="color: #ff0000"&gt;<text:span text:style-name="T956">翚</text:span>&lt;/span&gt;&lt;span style="color: #ff0000"&gt;<text:span text:style-name="T957">袆</text:span>&lt;/span&gt;&lt;span style="color: #0000ff"&gt;<text:span text:style-name="T958">堕</text:span>&lt;/span&gt;&lt;span style="color: #0000ff"&gt;<text:span text:style-name="T959">戏</text:span>&lt;/span&gt;&lt;span&gt;&lt;br&gt;&lt;/span&gt;&lt;span style="color: #d89000"&gt;<text:span text:style-name="T960">馄</text:span>&lt;/span&gt;&lt;span style="color: #d89000"&gt;<text:span text:style-name="T961">浑</text:span>&lt;/span&gt;&lt;span style="color: #d89000"&gt;<text:span text:style-name="T962">珲</text:span>&lt;/span&gt;&lt;span&gt;&lt;br&gt;&lt;/span&gt;&lt;span style="color: #d89000"&gt;<text:span text:style-name="T963">浑</text:span>&lt;/span&gt;&lt;span style="color: #0000ff"&gt;<text:span text:style-name="T964">诨</text:span>&lt;/span&gt;&lt;span&gt;&lt;br&gt;&lt;/span&gt;&lt;span style="color: #ff0000"&gt;<text:span text:style-name="T965">阍</text:span>&lt;/span&gt;&lt;span style="color: #ff0000"&gt;<text:span text:style-name="T966">荤</text:span>&lt;/span&gt;&lt;span&gt;&lt;br&gt;&lt;/span&gt;&lt;span style="color: #0000ff"&gt;<text:span text:style-name="T967">货</text:span>&lt;/span&gt;&lt;span style="color: #0000ff"&gt;<text:span text:style-name="T968">祸</text:span>&lt;/span&gt;&lt;span style="color: #0000ff"&gt;<text:span text:style-name="T969">获</text:span>&lt;/span&gt;&lt;span style="color: #0000ff"&gt;<text:span text:style-name="T970">获</text:span>&lt;/span&gt;&lt;span style="color: #0000ff"&gt;<text:span text:style-name="T971">镬</text:span>&lt;/span&gt;&lt;span&gt;&lt;br&gt;&lt;/span&gt;&lt;span style="color: #00a000"&gt;<text:span text:style-name="T972">钬</text:span>&lt;/span&gt;&lt;span style="color: #00a000"&gt;<text:span text:style-name="T973">伙</text:span>&lt;/span&gt;&lt;span&gt;&lt;br&gt;&lt;/span&gt;&lt;span style="color: #d89000"&gt;<text:span text:style-name="T974">级</text:span>&lt;/span&gt;&lt;span style="color: #d89000"&gt;<text:span text:style-name="T975">钑</text:span>&lt;/span&gt;&lt;span style="color: #d89000"&gt;<text:span text:style-name="T976">极</text:span>&lt;/span&gt;&lt;span style="color: #d89000"&gt;<text:span text:style-name="T977">鹡</text:span>&lt;/span&gt;&lt;span style="color: #d89000"&gt;<text:span text:style-name="T978">辑</text:span>&lt;/span&gt;&lt;span style="color: #ff0000"&gt;<text:span text:style-name="T979">击</text:span>&lt;/span&gt;&lt;span style="color: #0000ff"&gt;<text:span text:style-name="T980">剧</text:span>&lt;/span&gt;&lt;span&gt;&lt;br&gt;&lt;/span&gt;&lt;span style="color: #0000ff"&gt;<text:span text:style-name="T981">纪</text:span>&lt;/span&gt;&lt;span style="color: #0000ff"&gt;<text:span text:style-name="T982">记</text:span>&lt;/span&gt;&lt;span&gt;<text:span text:style-name="T983">𫍪</text:span>&lt;/span&gt;&lt;span style="color: #0000ff"&gt;<text:span text:style-name="T984">计</text:span>&lt;/span&gt;&lt;span style="color: #d89000"&gt;<text:span text:style-name="T985">骑</text:span>&lt;/span&gt;&lt;span style="color: #0000ff"&gt;<text:span text:style-name="T986">际</text:span>&lt;/span&gt;&lt;span style="color: #d89000"&gt;<text:span text:style-name="T987">齐</text:span>&lt;/span&gt;&lt;span style="color: #0000ff"&gt;<text:span text:style-name="T988">剂</text:span>&lt;/span&gt;&lt;span style="color: #0000ff"&gt;<text:span text:style-name="T989">济</text:span>&lt;/span&gt;&lt;span style="color: #0000ff"&gt;<text:span text:style-name="T990">哜</text:span>&lt;/span&gt;&lt;span style="color: #d89000"&gt;<text:span text:style-name="T991">荠</text:span>&lt;/span&gt;&lt;span style="color: #0000ff"&gt;<text:span text:style-name="T992">霁</text:span>&lt;/span&gt;&lt;span style="color: #0000ff"&gt;<text:span text:style-name="T993">鲚</text:span>&lt;/span&gt;&lt;span style="color: #0000ff"&gt;<text:span text:style-name="T994">骥</text:span>&lt;/span&gt;&lt;span style="color: #0000ff"&gt;<text:span text:style-name="T995">系</text:span>&lt;/span&gt;&lt;span style="color: #0000ff"&gt;<text:span text:style-name="T996">蓟</text:span>&lt;/span&gt;&lt;span&gt;<text:span text:style-name="T997">𫚖</text:span>&lt;/span&gt;&lt;span style="color: #0000ff"&gt;<text:span text:style-name="T998">觊</text:span>&lt;/span&gt;&lt;span style="color: #0000ff"&gt;<text:span text:style-name="T999">鲫</text:span>&lt;/span&gt;&lt;span style="color: #0000ff"&gt;<text:span text:style-name="T1000">继</text:span>&lt;/span&gt;&lt;span&gt;&lt;br&gt;&lt;/span&gt;&lt;span style="color: #0000ff"&gt;<text:span text:style-name="T1001">纪</text:span>&lt;/span&gt;&lt;span style="color: #00a000"&gt;<text:span text:style-name="T1002">给</text:span>&lt;/span&gt;&lt;span style="color: #00a000"&gt;<text:span text:style-name="T1003">几</text:span>&lt;/span&gt;&lt;span style="color: #00a000"&gt;<text:span text:style-name="T1004">虮</text:span>&lt;/span&gt;&lt;span style="color: #0000ff"&gt;<text:span text:style-name="T1005">济</text:span>&lt;/span&gt;&lt;span style="color: #00a000"&gt;<text:span text:style-name="T1006">挤</text:span>&lt;/span&gt;&lt;span&gt;&lt;br&gt;&lt;/span&gt;&lt;span style="color: #ff0000"&gt;<text:span text:style-name="T1007">饥</text:span>&lt;/span&gt;&lt;span style="color: #00a000"&gt;<text:span text:style-name="T1008">几</text:span>&lt;/span&gt;&lt;span style="color: #ff0000"&gt;<text:span text:style-name="T1009">叽</text:span>&lt;/span&gt;&lt;span style="color: #ff0000"&gt;<text:span text:style-name="T1010">玑</text:span>&lt;/span&gt;&lt;span style="color: #ff0000"&gt;<text:span text:style-name="T1011">机</text:span>&lt;/span&gt;&lt;span style="color: #ff0000"&gt;<text:span text:style-name="T1012">矶</text:span>&lt;/span&gt;&lt;span style="color: #ff0000"&gt;<text:span text:style-name="T1013">讥</text:span>&lt;/span&gt;&lt;span style="color: #ff0000"&gt;<text:span text:style-name="T1014">饥</text:span>&lt;/span&gt;&lt;span&gt;<text:span text:style-name="T1015">𪟝</text:span>&lt;/span&gt;&lt;span style="color: #ff0000"&gt;<text:span text:style-name="T1016">积</text:span>&lt;/span&gt;&lt;span&gt;<text:span text:style-name="T1017">𫌀</text:span>&lt;/span&gt;&lt;span style="color: #0000ff"&gt;<text:span text:style-name="T1018">绩</text:span>&lt;/span&gt;&lt;span style="color: #0000ff"&gt;<text:span text:style-name="T1019">迹</text:span>&lt;/span&gt;&lt;span style="color: #0000ff"&gt;<text:span text:style-name="T1020">迹</text:span>&lt;/span&gt;&lt;span style="color: #ff0000"&gt;<text:span text:style-name="T1021">赍</text:span>&lt;/span&gt;&lt;span style="color: #ff0000"&gt;<text:span text:style-name="T1022">跻</text:span><text:soft-page-break/>&lt;/span&gt;&lt;span style="color: #ff0000"&gt;<text:span text:style-name="T1023">齑</text:span>&lt;/span&gt;&lt;span style="color: #ff0000"&gt;<text:span text:style-name="T1024">鸡</text:span>&lt;/span&gt;&lt;span style="color: #ff0000"&gt;<text:span text:style-name="T1025">羁</text:span>&lt;/span&gt;&lt;span&gt;&lt;br&gt;&lt;/span&gt;&lt;span style="color: #ff0000"&gt;<text:span text:style-name="T1026">夹</text:span>&lt;/span&gt;&lt;span style="color: #d89000"&gt;<text:span text:style-name="T1027">侠</text:span>&lt;/span&gt;&lt;span style="color: #ff0000"&gt;<text:span text:style-name="T1028">浃</text:span>&lt;/span&gt;&lt;span style="color: #d89000"&gt;<text:span text:style-name="T1029">挟</text:span>&lt;/span&gt;&lt;span style="color: #d89000"&gt;<text:span text:style-name="T1030">郏</text:span>&lt;/span&gt;&lt;span style="color: #d89000"&gt;<text:span text:style-name="T1031">荚</text:span>&lt;/span&gt;&lt;span style="color: #d89000"&gt;<text:span text:style-name="T1032">蛱</text:span>&lt;/span&gt;&lt;span style="color: #d89000"&gt;<text:span text:style-name="T1033">铗</text:span>&lt;/span&gt;&lt;span style="color: #d89000"&gt;<text:span text:style-name="T1034">颊</text:span>&lt;/span&gt;&lt;span&gt;<text:span text:style-name="T1035">𫛥</text:span>&lt;/span&gt;&lt;span&gt;&lt;br&gt;&lt;/span&gt;&lt;span style="color: #ff0000"&gt;<text:span text:style-name="T1036">夹</text:span>&lt;/span&gt;&lt;span style="color: #0000ff"&gt;<text:span text:style-name="T1037">驾</text:span>&lt;/span&gt;&lt;span style="color: #0000ff"&gt;<text:span text:style-name="T1038">价</text:span>&lt;/span&gt;&lt;span&gt;&lt;br&gt;&lt;/span&gt;&lt;span style="color: #00a000"&gt;<text:span text:style-name="T1039">钾</text:span>&lt;/span&gt;&lt;span style="color: #00a000"&gt;<text:span text:style-name="T1040">贾</text:span>&lt;/span&gt;&lt;span style="color: #00a000"&gt;<text:span text:style-name="T1041">槚</text:span>&lt;/span&gt;&lt;span&gt;&lt;br&gt;&lt;/span&gt;&lt;span&gt;<text:span text:style-name="T1042">𫛤</text:span>&lt;/span&gt;&lt;span style="color: #ff0000"&gt;<text:span text:style-name="T1043">夹</text:span>&lt;/span&gt;&lt;span style="color: #ff0000"&gt;<text:span text:style-name="T1044">家</text:span>&lt;/span&gt;&lt;span style="color: #ff0000"&gt;<text:span text:style-name="T1045">镓</text:span>&lt;/span&gt;&lt;span&gt;&lt;br&gt;&lt;/span&gt;&lt;span style="color: #0000ff"&gt;<text:span text:style-name="T1046">见</text:span>&lt;/span&gt;&lt;span style="color: #0000ff"&gt;<text:span text:style-name="T1047">键</text:span>&lt;/span&gt;&lt;span style="color: #0000ff"&gt;<text:span text:style-name="T1048">贱</text:span>&lt;/span&gt;&lt;span style="color: #0000ff"&gt;<text:span text:style-name="T1049">践</text:span>&lt;/span&gt;&lt;span style="color: #0000ff"&gt;<text:span text:style-name="T1050">饯</text:span>&lt;/span&gt;&lt;span style="color: #0000ff"&gt;<text:span text:style-name="T1051">溅</text:span>&lt;/span&gt;&lt;span style="color: #ff0000"&gt;<text:span text:style-name="T1052">间</text:span>&lt;/span&gt;&lt;span style="color: #d89000"&gt;<text:span text:style-name="T1053">闲</text:span>&lt;/span&gt;&lt;span style="color: #0000ff"&gt;<text:span text:style-name="T1054">涧</text:span>&lt;/span&gt;&lt;span style="color: #00a000"&gt;<text:span text:style-name="T1055">裥</text:span>&lt;/span&gt;&lt;span style="color: #00a000"&gt;<text:span text:style-name="T1056">锏</text:span>&lt;/span&gt;&lt;span style="color: #0000ff"&gt;<text:span text:style-name="T1057">渐</text:span>&lt;/span&gt;&lt;span style="color: #0000ff"&gt;<text:span text:style-name="T1058">监</text:span>&lt;/span&gt;&lt;span style="color: #00a000"&gt;<text:span text:style-name="T1059">槛</text:span>&lt;/span&gt;&lt;span style="color: #0000ff"&gt;<text:span text:style-name="T1060">舰</text:span>&lt;/span&gt;&lt;span style="color: #0000ff"&gt;<text:span text:style-name="T1061">鉴</text:span>&lt;/span&gt;&lt;span style="color: #0000ff"&gt;<text:span text:style-name="T1062">鉴</text:span>&lt;/span&gt;&lt;span style="color: #00a000"&gt;<text:span text:style-name="T1063">俭</text:span>&lt;/span&gt;&lt;span style="color: #0000ff"&gt;<text:span text:style-name="T1064">剑</text:span>&lt;/span&gt;&lt;span style="color: #0000ff"&gt;<text:span text:style-name="T1065">谏</text:span>&lt;/span&gt;&lt;span style="color: #0000ff"&gt;<text:span text:style-name="T1066">荐</text:span>&lt;/span&gt;&lt;span&gt;&lt;br&gt;&lt;/span&gt;&lt;span style="color: #00a000"&gt;<text:span text:style-name="T1067">拣</text:span>&lt;/span&gt;&lt;span style="color: #00a000"&gt;<text:span text:style-name="T1068">谫</text:span>&lt;/span&gt;&lt;span style="color: #d89000"&gt;<text:span text:style-name="T1069">钱</text:span>&lt;/span&gt;&lt;span style="color: #00a000"&gt;<text:span text:style-name="T1070">减</text:span>&lt;/span&gt;&lt;span style="color: #00a000"&gt;<text:span text:style-name="T1071">笕</text:span>&lt;/span&gt;&lt;span style="color: #00a000"&gt;<text:span text:style-name="T1072">戬</text:span>&lt;/span&gt;&lt;span style="color: #00a000"&gt;<text:span text:style-name="T1073">俭</text:span>&lt;/span&gt;&lt;span style="color: #00a000"&gt;<text:span text:style-name="T1074">捡</text:span>&lt;/span&gt;&lt;span style="color: #00a000"&gt;<text:span text:style-name="T1075">检</text:span>&lt;/span&gt;&lt;span style="color: #00a000"&gt;<text:span text:style-name="T1076">睑</text:span>&lt;/span&gt;&lt;span style="color: #00a000"&gt;<text:span text:style-name="T1077">碱</text:span>&lt;/span&gt;&lt;span style="color: #ff0000"&gt;<text:span text:style-name="T1078">骞</text:span>&lt;/span&gt;&lt;span style="color: #00a000"&gt;<text:span text:style-name="T1079">裥</text:span>&lt;/span&gt;&lt;span style="color: #00a000"&gt;<text:span text:style-name="T1080">简</text:span>&lt;/span&gt;&lt;span style="color: #00a000"&gt;<text:span text:style-name="T1081">茧</text:span>&lt;/span&gt;&lt;span&gt;&lt;br&gt;&lt;/span&gt;&lt;span style="color: #d89000"&gt;<text:span text:style-name="T1082">钘</text:span>&lt;/span&gt;&lt;span style="color: #ff0000"&gt;<text:span text:style-name="T1083">戋</text:span>&lt;/span&gt;&lt;span style="color: #00a000"&gt;<text:span text:style-name="T1084">浅</text:span>&lt;/span&gt;&lt;span style="color: #ff0000"&gt;<text:span text:style-name="T1085">笺</text:span>&lt;/span&gt;&lt;span style="color: #ff0000"&gt;<text:span text:style-name="T1086">篯</text:span>&lt;/span&gt;&lt;span style="color: #ff0000"&gt;<text:span text:style-name="T1087">奸</text:span>&lt;/span&gt;&lt;span style="color: #ff0000"&gt;<text:span text:style-name="T1088">缣</text:span>&lt;/span&gt;&lt;span style="color: #ff0000"&gt;<text:span text:style-name="T1089">鹣</text:span>&lt;/span&gt;&lt;span style="color: #ff0000"&gt;<text:span text:style-name="T1090">鳒</text:span>&lt;/span&gt;&lt;span style="color: #ff0000"&gt;<text:span text:style-name="T1091">坚</text:span>&lt;/span&gt;&lt;span style="color: #ff0000"&gt;<text:span text:style-name="T1092">鲣</text:span>&lt;/span&gt;&lt;span style="color: #ff0000"&gt;<text:span text:style-name="T1093">间</text:span>&lt;/span&gt;&lt;span style="color: #d89000"&gt;<text:span text:style-name="T1094">闲</text:span>&lt;/span&gt;&lt;span style="color:<text:s/><text:soft-page-break/>#ff0000"&gt;<text:span text:style-name="T1095">缄</text:span>&lt;/span&gt;&lt;span style="color: #0000ff"&gt;<text:span text:style-name="T1096">渐</text:span>&lt;/span&gt;&lt;span style="color: #0000ff"&gt;<text:span text:style-name="T1097">监</text:span>&lt;/span&gt;&lt;span style="color: #ff0000"&gt;<text:span text:style-name="T1098">尴</text:span>&lt;/span&gt;&lt;span style="color: #ff0000"&gt;<text:span text:style-name="T1099">艰</text:span>&lt;/span&gt;&lt;span style="color: #ff0000"&gt;<text:span text:style-name="T1100">歼</text:span>&lt;/span&gt;&lt;span style="color: #ff0000"&gt;<text:span text:style-name="T1101">鞯</text:span>&lt;/span&gt;&lt;span&gt;&lt;br&gt;&lt;/span&gt;&lt;span style="color: #0000ff"&gt;<text:span text:style-name="T1102">绛</text:span>&lt;/span&gt;&lt;span style="color: #0000ff"&gt;<text:span text:style-name="T1103">强</text:span>&lt;/span&gt;&lt;span style="color: #0000ff"&gt;<text:span text:style-name="T1104">将</text:span>&lt;/span&gt;&lt;span style="color: #0000ff"&gt;<text:span text:style-name="T1105">酱</text:span>&lt;/span&gt;&lt;span&gt;&lt;br&gt;&lt;/span&gt;&lt;span style="color: #00a000"&gt;<text:span text:style-name="T1106">蒋</text:span>&lt;/span&gt;&lt;span style="color: #00a000"&gt;<text:span text:style-name="T1107">桨</text:span>&lt;/span&gt;&lt;span style="color: #00a000"&gt;<text:span text:style-name="T1108">奖</text:span>&lt;/span&gt;&lt;span style="color: #00a000"&gt;<text:span text:style-name="T1109">讲</text:span>&lt;/span&gt;&lt;span&gt;&lt;br&gt;&lt;/span&gt;&lt;span style="color: #0000ff"&gt;<text:span text:style-name="T1110">将</text:span>&lt;/span&gt;&lt;span style="color: #ff0000"&gt;<text:span text:style-name="T1111">浆</text:span>&lt;/span&gt;&lt;span style="color: #ff0000"&gt;<text:span text:style-name="T1112">螀</text:span>&lt;/span&gt;&lt;span style="color: #ff0000"&gt;<text:span text:style-name="T1113">僵</text:span>&lt;/span&gt;&lt;span style="color: #ff0000"&gt;<text:span text:style-name="T1114">姜</text:span>&lt;/span&gt;&lt;span style="color: #ff0000"&gt;<text:span text:style-name="T1115">缰</text:span>&lt;/span&gt;&lt;span&gt;&lt;br&gt;&lt;/span&gt;&lt;span style="color: #0000ff"&gt;<text:span text:style-name="T1116">较</text:span>&lt;/span&gt;&lt;span style="color: #00a000"&gt;<text:span text:style-name="T1117">挢</text:span>&lt;/span&gt;&lt;span style="color: #0000ff"&gt;<text:span text:style-name="T1118">峤</text:span>&lt;/span&gt;&lt;span style="color: #0000ff"&gt;<text:span text:style-name="T1119">轿</text:span>&lt;/span&gt;&lt;span style="color: #0000ff"&gt;<text:span text:style-name="T1120">觉</text:span>&lt;/span&gt;&lt;span&gt;&lt;br&gt;&lt;/span&gt;&lt;span style="color: #00a000"&gt;<text:span text:style-name="T1121">绞</text:span>&lt;/span&gt;&lt;span style="color: #0000ff"&gt;<text:span text:style-name="T1122">较</text:span>&lt;/span&gt;&lt;span style="color: #00a000"&gt;<text:span text:style-name="T1123">铰</text:span>&lt;/span&gt;&lt;span style="color: #00a000"&gt;<text:span text:style-name="T1124">饺</text:span>&lt;/span&gt;&lt;span style="color: #00a000"&gt;<text:span text:style-name="T1125">脚</text:span>&lt;/span&gt;&lt;span style="color: #00a000"&gt;<text:span text:style-name="T1126">侥</text:span>&lt;/span&gt;&lt;span style="color: #00a000"&gt;<text:span text:style-name="T1127">挢</text:span>&lt;/span&gt;&lt;span style="color: #00a000"&gt;<text:span text:style-name="T1128">矫</text:span>&lt;/span&gt;&lt;span&gt;<text:span text:style-name="T1129">𫏋</text:span>&lt;/span&gt;&lt;span style="color: #00a000"&gt;<text:span text:style-name="T1130">缴</text:span>&lt;/span&gt;&lt;span style="color: #00a000"&gt;<text:span text:style-name="T1131">搅</text:span>&lt;/span&gt;&lt;span&gt;&lt;br&gt;&lt;/span&gt;&lt;span&gt;<text:span text:style-name="T1132">䴔</text:span>&lt;/span&gt;&lt;span style="color: #ff0000"&gt;<text:span text:style-name="T1133">鲛</text:span>&lt;/span&gt;&lt;span style="color: #d89000"&gt;<text:span text:style-name="T1134">乔</text:span>&lt;/span&gt;&lt;span style="color: #ff0000"&gt;<text:span text:style-name="T1135">娇</text:span>&lt;/span&gt;&lt;span style="color: #ff0000"&gt;<text:span text:style-name="T1136">骄</text:span>&lt;/span&gt;&lt;span&gt;<text:span text:style-name="T1137">𨱓</text:span>&lt;/span&gt;&lt;span style="color: #ff0000"&gt;<text:span text:style-name="T1138">鹪</text:span>&lt;/span&gt;&lt;span style="color: #ff0000"&gt;<text:span text:style-name="T1139">浇</text:span>&lt;/span&gt;&lt;span style="color: #ff0000"&gt;<text:span text:style-name="T1140">胶</text:span>&lt;/span&gt;&lt;span&gt;&lt;br&gt;&lt;/span&gt;&lt;span style="color: #d89000"&gt;<text:span text:style-name="T1141">结</text:span>&lt;/span&gt;&lt;span style="color: #d89000"&gt;<text:span text:style-name="T1142">诘</text:span>&lt;/span&gt;&lt;span style="color: #d89000"&gt;<text:span text:style-name="T1143">颉</text:span>&lt;/span&gt;&lt;span style="color: #d89000"&gt;<text:span text:style-name="T1144">鲒</text:span>&lt;/span&gt;&lt;span style="color: #d89000"&gt;<text:span text:style-name="T1145">撷</text:span>&lt;/span&gt;&lt;span style="color: #d89000"&gt;<text:span text:style-name="T1146">讦</text:span>&lt;/span&gt;&lt;span style="color: #d89000"&gt;<text:span text:style-name="T1147">杰</text:span>&lt;/span&gt;&lt;span style="color: #d89000"&gt;<text:span text:style-name="T1148">节</text:span>&lt;/span&gt;&lt;span style="color: #0000ff"&gt;<text:span text:style-name="T1149">栉</text:span>&lt;/span&gt;&lt;span style="color: #d89000"&gt;<text:span text:style-name="T1150">疖</text:span>&lt;/span&gt;&lt;span style="color: #d89000"&gt;<text:span text:style-name="T1151">洁</text:span>&lt;/span&gt;&lt;span&gt;&lt;br&gt;&lt;/span&gt;&lt;span style="color: #0000ff"&gt;<text:span text:style-name="T1152">诫</text:span>&lt;/span&gt;&lt;span style="color: #0000ff"&gt;<text:span text:style-name="T1153">届</text:span>&lt;/span&gt;&lt;span&gt;&lt;br&gt;&lt;/span&gt;&lt;span style="color: #ff0000"&gt;<text:span text:style-name="T1154">阶</text:span>&lt;/span&gt;&lt;span style="color: #d89000"&gt;<text:span text:style-name="T1155">结</text:span>&lt;/span&gt;&lt;span&gt;<text:span text:style-name="T1156">𫍹</text:span>&lt;/span&gt;&lt;span style="color: #d89000"&gt;<text:span text:style-name="T1157">疖</text:span>&lt;/span&gt;&lt;span&gt;&lt;br&gt;&lt;/span&gt;&lt;span style="color: #0000ff"&gt;<text:span text:style-name="T1158">劲</text:span>&lt;/span&gt;&lt;span style="color: #0000ff"&gt;<text:span text:style-name="T1159">晋</text:span>&lt;/span&gt;&lt;span style="color: #0000ff"&gt;<text:span text:style-name="T1160">缙</text:span>&lt;/span&gt;&lt;span style="color: #00a000"&gt;<text:span text:style-name="T1161">仅</text:span>&lt;/span&gt;&lt;span style="color: #0000ff"&gt;<text:span text:style-name="T1162">觐</text:span>&lt;/span&gt;&lt;span style="color: #00a000"&gt;<text:span text:style-name="T1163">馑</text:span>&lt;/span&gt;&lt;span style="color: #0000ff"&gt;<text:span text:style-name="T1164">进</text:span>&lt;/span&gt;&lt;span style="color: #0000ff"&gt;<text:span text:style-name="T1165">尽</text:span>&lt;/span&gt;&lt;span style="color: #0000ff"&gt;<text:span text:style-name="T1166">浕</text:span>&lt;/span&gt;&lt;span style="color: #0000ff"&gt;<text:span text:style-name="T1167">烬</text:span>&lt;/span&gt;&lt;span style="color: #0000ff"&gt;<text:span text:style-name="T1168">荩</text:span>&lt;/span&gt;&lt;span<text:s/><text:soft-page-break/>style="color: #0000ff"&gt;<text:span text:style-name="T1169">赆</text:span>&lt;/span&gt;&lt;span&gt;&lt;br&gt;&lt;/span&gt;&lt;span style="color: #00a000"&gt;<text:span text:style-name="T1170">卺</text:span>&lt;/span&gt;&lt;span style="color: #00a000"&gt;<text:span text:style-name="T1171">仅</text:span>&lt;/span&gt;&lt;span style="color: #00a000"&gt;<text:span text:style-name="T1172">谨</text:span>&lt;/span&gt;&lt;span style="color: #0000ff"&gt;<text:span text:style-name="T1173">觐</text:span>&lt;/span&gt;&lt;span style="color: #00a000"&gt;<text:span text:style-name="T1174">馑</text:span>&lt;/span&gt;&lt;span style="color: #00a000"&gt;<text:span text:style-name="T1175">紧</text:span>&lt;/span&gt;&lt;span style="color: #0000ff"&gt;<text:span text:style-name="T1176">尽</text:span>&lt;/span&gt;&lt;span style="color: #00a000"&gt;<text:span text:style-name="T1177">锦</text:span>&lt;/span&gt;&lt;span&gt;&lt;br&gt;&lt;/span&gt;&lt;span&gt;<text:span text:style-name="T1178">𫄛</text:span>&lt;/span&gt;&lt;span&gt;&lt;br&gt;&lt;/span&gt;&lt;span style="color: #0000ff"&gt;<text:span text:style-name="T1179">劲</text:span>&lt;/span&gt;&lt;span style="color: #0000ff"&gt;<text:span text:style-name="T1180">径</text:span>&lt;/span&gt;&lt;span style="color: #0000ff"&gt;<text:span text:style-name="T1181">迳</text:span>&lt;/span&gt;&lt;span style="color: #0000ff"&gt;<text:span text:style-name="T1182">胫</text:span>&lt;/span&gt;&lt;span style="color: #0000ff"&gt;<text:span text:style-name="T1183">痉</text:span>&lt;/span&gt;&lt;span style="color: #0000ff"&gt;<text:span text:style-name="T1184">靓</text:span>&lt;/span&gt;&lt;span style="color: #0000ff"&gt;<text:span text:style-name="T1185">净</text:span>&lt;/span&gt;&lt;span style="color: #0000ff"&gt;<text:span text:style-name="T1186">静</text:span>&lt;/span&gt;&lt;span style="color: #0000ff"&gt;<text:span text:style-name="T1187">镜</text:span>&lt;/span&gt;&lt;span style="color: #0000ff"&gt;<text:span text:style-name="T1188">竞</text:span>&lt;/span&gt;&lt;span&gt;&lt;br&gt;&lt;/span&gt;&lt;span style="color: #00a000"&gt;<text:span text:style-name="T1189">刭</text:span>&lt;/span&gt;&lt;span style="color: #00a000"&gt;<text:span text:style-name="T1190">颈</text:span>&lt;/span&gt;&lt;span&gt;&lt;br&gt;&lt;/span&gt;&lt;span style="color: #ff0000"&gt;<text:span text:style-name="T1191">鲸</text:span>&lt;/span&gt;&lt;span&gt;<text:span text:style-name="T1192">䴖</text:span>&lt;/span&gt;&lt;span<text:s/><text:span text:style-name="T1193">style="color: #ff0000"&gt;</text:span><text:span text:style-name="T1194">泾</text:span><text:span text:style-name="T1195">&lt;/span&gt;&lt;span style="color: #ff0000"&gt;</text:span><text:span text:style-name="T1196">茎</text:span><text:span text:style-name="T1197">&lt;/span&gt;&lt;span style="color: #ff0000"&gt;</text:span><text:span text:style-name="T1198">经</text:span><text:span text:style-name="T1199">&lt;/span&gt;&lt;span style="color: #ff0000"&gt;</text:span><text:span text:style-name="T1200">荆</text:span><text:span text:style-name="T1201">&lt;/span&gt;&lt;span style="color: #ff0000"&gt;</text:span><text:span text:style-name="T1202">惊</text:span><text:span text:style-name="T1203">&lt;/span&gt;&lt;span&gt;&lt;br&gt;&lt;/span&gt;&lt;span&gt;</text:span><text:span text:style-name="T1204">䌹</text:span><text:span text:style-name="T1205">&lt;/span&gt;&lt;span style="color: #00a000"&gt;</text:span><text:span text:style-name="T1206">颎</text:span><text:span text:style-name="T1207">&lt;/span&gt;</text:span></text:p>
      <text:p text:style-name="Normal">&lt;span style="color: #0000ff"&gt;<text:span text:style-name="T1208">旧</text:span>&lt;/span&gt;&lt;span style="color: #0000ff"&gt;<text:span text:style-name="T1209">鹫</text:span>&lt;/span&gt;&lt;span style="color: #0000ff"&gt;<text:span text:style-name="T1210">厩</text:span>&lt;/span&gt;&lt;span&gt;&lt;br&gt;&lt;/span&gt;&lt;span&gt;&lt;br&gt;&lt;/span&gt;&lt;span style="color: #ff0000"&gt;<text:span text:style-name="T1211">纠</text:span>&lt;/span&gt;&lt;span&gt;&lt;br&gt;&lt;/span&gt;&lt;span&gt;&lt;br&gt;&lt;/span&gt;&lt;span style="color: #ff0000"&gt;<text:span text:style-name="T1212">纠</text:span>&lt;/span&gt;&lt;span style="color: #ff0000"&gt;<text:span text:style-name="T1213">鸠</text:span>&lt;/span&gt;&lt;span&gt;<text:span text:style-name="T1214">𫐖</text:span>&lt;/span&gt;&lt;span style="color: #ff0000"&gt;<text:span text:style-name="T1215">阄</text:span>&lt;/span&gt;&lt;span&gt;&lt;br&gt;&lt;/span&gt;&lt;span&gt;&lt;br&gt;&lt;/span&gt;&lt;span style="color: #d89000"&gt;<text:span text:style-name="T1216">局</text:span>&lt;/span&gt;&lt;span style="color: #d89000"&gt;<text:span text:style-name="T1217">锔</text:span>&lt;/span&gt;&lt;span&gt;<text:span text:style-name="T1218">䴗</text:span>&lt;/span&gt;&lt;span&gt;<text:span text:style-name="T1219">𫛞</text:span>&lt;/span&gt;&lt;span&gt;&lt;br&gt;&lt;/span&gt;&lt;span&gt;&lt;br&gt;&lt;/span&gt;&lt;span style="color: #0000ff"&gt;<text:span text:style-name="T1220">讵</text:span>&lt;/span&gt;&lt;span style="color: #0000ff"&gt;<text:span text:style-name="T1221">巨</text:span>&lt;/span&gt;&lt;span style="color: #0000ff"&gt;<text:span text:style-name="T1222">飓</text:span>&lt;/span&gt;&lt;span style="color: #0000ff"&gt;<text:span text:style-name="T1223">惧</text:span>&lt;/span&gt;&lt;span style="color: #0000ff"&gt;<text:span text:style-name="T1224">锯</text:span>&lt;/span&gt;&lt;span style="color: #0000ff"&gt;<text:span text:style-name="T1225">剧</text:span>&lt;/span&gt;&lt;span style="color: #ff0000"&gt;<text:span text:style-name="T1226">据</text:span>&lt;/span&gt;&lt;span style="color: #0000ff"&gt;<text:span text:style-name="T1227">窭</text:span>&lt;/span&gt;&lt;span style="color: #0000ff"&gt;<text:span text:style-name="T1228">屦</text:span>&lt;/span&gt;&lt;span&gt;<text:span text:style-name="T1229">𫎌</text:span>&lt;/span&gt;&lt;span&gt;&lt;br&gt;&lt;/span&gt;&lt;span&gt;&lt;br&gt;&lt;/span&gt;&lt;span style="color: #00a000"&gt;<text:span text:style-name="T1230">龃</text:span>&lt;/span&gt;&lt;span style="color: #00a000"&gt;<text:span text:style-name="T1231">举</text:span>&lt;/span&gt;&lt;span style="color: #00a000"&gt;<text:span text:style-name="T1232">榉</text:span>&lt;/span&gt;&lt;span&gt;&lt;br&gt;&lt;/span&gt;&lt;span&gt;&lt;br&gt;&lt;/span&gt;&lt;span style="color: #ff0000"&gt;<text:span text:style-name="T1233">车</text:span>&lt;/span&gt;&lt;span style="color: #ff0000"&gt;<text:span text:style-name="T1234">驹</text:span>&lt;/span&gt;&lt;span style="color: #0000ff"&gt;<text:span text:style-name="T1235">锯</text:span>&lt;/span&gt;&lt;span&gt;&lt;br&gt;&lt;/span&gt;&lt;span&gt;&lt;br&gt;&lt;/span&gt;&lt;span style="color: #0000ff"&gt;<text:span text:style-name="T1236">绢</text:span>&lt;/span&gt;&lt;span style="color: #0000ff"&gt;<text:span text:style-name="T1237">隽</text:span>&lt;/span&gt;&lt;span&gt;&lt;br&gt;&lt;/span&gt;&lt;span&gt;&lt;br&gt;&lt;/span&gt;&lt;span style="color: #00a000"&gt;<text:span text:style-name="T1238">卷</text:span>&lt;/span&gt;&lt;span&gt;&lt;br&gt;&lt;/span&gt;&lt;span&gt;&lt;br&gt;&lt;/span&gt;&lt;span style="color: #ff0000"&gt;<text:span text:style-name="T1239">鹃</text:span>&lt;/span&gt;&lt;span style="color: #ff0000"&gt;<text:span text:style-name="T1240">镌</text:span>&lt;/span&gt;&lt;span&gt;&lt;br&gt;&lt;/span&gt;&lt;span&gt;&lt;br&gt;&lt;/span&gt;&lt;span<text:s/><text:soft-page-break/>style="color: #d89000"&gt;<text:span text:style-name="T1241">决</text:span>&lt;/span&gt;&lt;span style="color: #d89000"&gt;<text:span text:style-name="T1242">诀</text:span>&lt;/span&gt;&lt;span&gt;<text:span text:style-name="T1243">𫘝</text:span>&lt;/span&gt;&lt;span&gt;<text:span text:style-name="T1244">𫛞</text:span>&lt;/span&gt;&lt;span style="color: #00a000"&gt;<text:span text:style-name="T1245">脚</text:span>&lt;/span&gt;&lt;span style="color: #0000ff"&gt;<text:span text:style-name="T1246">鳜</text:span>&lt;/span&gt;&lt;span style="color: #d89000"&gt;<text:span text:style-name="T1247">绝</text:span>&lt;/span&gt;&lt;span&gt;<text:span text:style-name="T1248">𫈵</text:span>&lt;/span&gt;&lt;span style="color: #0000ff"&gt;<text:span text:style-name="T1249">较</text:span>&lt;/span&gt;&lt;span style="color: #d89000"&gt;<text:span text:style-name="T1250">谲</text:span>&lt;/span&gt;&lt;span&gt;<text:span text:style-name="T1251">𫔎</text:span>&lt;/span&gt;&lt;span&gt;<text:span text:style-name="T1252">𪨗</text:span>&lt;/span&gt;&lt;span&gt;<text:span text:style-name="T1253">𫏋</text:span>&lt;/span&gt;&lt;span style="color: #d89000"&gt;<text:span text:style-name="T1254">镢</text:span>&lt;/span&gt;&lt;span style="color: #0000ff"&gt;<text:span text:style-name="T1255">觉</text:span>&lt;/span&gt;&lt;span&gt;&lt;br&gt;&lt;/span&gt;&lt;span&gt;&lt;br&gt;&lt;/span&gt;&lt;span&gt;&lt;br&gt;&lt;/span&gt;&lt;span&gt;&lt;br&gt;&lt;/span&gt;&lt;span&gt;&lt;br&gt;&lt;/span&gt;&lt;span&gt;&lt;br&gt;&lt;/span&gt;&lt;span&gt;<text:span text:style-name="T1256">𪮖</text:span>&lt;/span&gt;&lt;span&gt;&lt;br&gt;&lt;/span&gt;&lt;span&gt;&lt;br&gt;&lt;/span&gt;&lt;span style="color: #0000ff"&gt;<text:span text:style-name="T1257">馂</text:span>&lt;/span&gt;&lt;span style="color: #0000ff"&gt;<text:span text:style-name="T1258">骏</text:span>&lt;/span&gt;&lt;span style="color: #0000ff"&gt;<text:span text:style-name="T1259">隽</text:span>&lt;/span&gt;&lt;span&gt;&lt;br&gt;&lt;/span&gt;&lt;span&gt;&lt;br&gt;&lt;/span&gt;&lt;span&gt;&lt;br&gt;&lt;/span&gt;&lt;span&gt;&lt;br&gt;&lt;/span&gt;&lt;span style="color: #ff0000"&gt;<text:span text:style-name="T1260">钧</text:span>&lt;/span&gt;&lt;span&gt;<text:span text:style-name="T1261">𫖳</text:span>&lt;/span&gt;&lt;span style="color: #ff0000"&gt;<text:span text:style-name="T1262">军</text:span>&lt;/span&gt;&lt;span style="color: #ff0000"&gt;<text:span text:style-name="T1263">皲</text:span>&lt;/span&gt;&lt;span style="color: #ff0000"&gt;<text:span text:style-name="T1264">龟</text:span>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 style="color: #0000ff"&gt;<text:span text:style-name="T1265">忾</text:span>&lt;/span&gt;&lt;span&gt;&lt;br&gt;&lt;/span&gt;&lt;span&gt;&lt;br&gt;&lt;/span&gt;&lt;span style="color: #00a000"&gt;<text:span text:style-name="T1266">岂</text:span>&lt;/span&gt;&lt;span style="color: #00a000"&gt;<text:span text:style-name="T1267">剀</text:span>&lt;/span&gt;&lt;span style="color: #00a000"&gt;<text:span text:style-name="T1268">凯</text:span>&lt;/span&gt;&lt;span style="color: #00a000"&gt;<text:span text:style-name="T1269">恺</text:span>&lt;/span&gt;&lt;span style="color: #00a000"&gt;<text:span text:style-name="T1270">垲</text:span>&lt;/span&gt;&lt;span style="color: #00a000"&gt;<text:span text:style-name="T1271">闿</text:span>&lt;/span&gt;&lt;span style="color: #00a000"&gt;<text:span text:style-name="T1272">铠</text:span>&lt;/span&gt;&lt;span style="color: #00a000"&gt;<text:span text:style-name="T1273">锴</text:span>&lt;/span&gt;&lt;span&gt;&lt;br&gt;&lt;/span&gt;&lt;span&gt;&lt;br&gt;&lt;/span&gt;&lt;span style="color: #ff0000"&gt;<text:span text:style-name="T1274">开</text:span>&lt;/span&gt;&lt;span style="color: #ff0000"&gt;<text:span text:style-name="T1275">锎</text:span>&lt;/span&gt;&lt;span&gt;&lt;br&gt;&lt;/span&gt;&lt;span&gt;&lt;br&gt;&lt;/span&gt;&lt;span style="color: #0000ff"&gt;<text:span text:style-name="T1276">阚</text:span>&lt;/span&gt;&lt;span&gt;&lt;br&gt;&lt;/span&gt;&lt;span&gt;&lt;br&gt;&lt;/span&gt;&lt;span style="color: #00a000"&gt;<text:span text:style-name="T1277">槛</text:span>&lt;/span&gt;&lt;span&gt;<text:span text:style-name="T1278">𫐘</text:span>&lt;/span&gt;&lt;span style="color: #0000ff"&gt;<text:span text:style-name="T1279">阚</text:span>&lt;/span&gt;&lt;span&gt;&lt;br&gt;&lt;/span&gt;&lt;span&gt;&lt;br&gt;&lt;/span&gt;&lt;span style="color: #ff0000"&gt;<text:span text:style-name="T1280">龛</text:span>&lt;/span&gt;&lt;span&gt;&lt;br&gt;&lt;/span&gt;&lt;span&gt;&lt;br&gt;&lt;/span&gt;&lt;span&gt;&lt;br&gt;&lt;/span&gt;&lt;span&gt;&lt;br&gt;&lt;/span&gt;&lt;span style="color: #ff0000"&gt;<text:span text:style-name="T1281">闶</text:span>&lt;/span&gt;&lt;span&gt;&lt;br&gt;&lt;/span&gt;&lt;span&gt;&lt;br&gt;&lt;/span&gt;&lt;span style="color: #ff0000"&gt;<text:span text:style-name="T1282">肮</text:span>&lt;/span&gt;&lt;span&gt;&lt;br&gt;&lt;/span&gt;&lt;span&gt;&lt;br&gt;&lt;/span&gt;&lt;span&gt;<text:span text:style-name="T1283">𩾌</text:span>&lt;/span&gt;&lt;span style="color: #0000ff"&gt;<text:span text:style-name="T1284">钪</text:span>&lt;/span&gt;&lt;span&gt;&lt;br&gt;&lt;/span&gt;&lt;span&gt;&lt;br&gt;&lt;/span&gt;&lt;span style="color: #0000ff"&gt;<text:span text:style-name="T1285">铐</text:span>&lt;/span&gt;&lt;span&gt;&lt;br&gt;&lt;/span&gt;&lt;span&gt;&lt;br&gt;&lt;/span&gt;&lt;span&gt;&lt;br&gt;&lt;/span&gt;&lt;span&gt;&lt;br&gt;&lt;/span&gt;&lt;span&gt;&lt;br&gt;&lt;/span&gt;&lt;span&gt;&lt;br&gt;&lt;/span&gt;&lt;span style="color: #d89000"&gt;<text:span text:style-name="T1286">颏</text:span>&lt;/span&gt;&lt;span style="color: #0000ff"&gt;<text:span text:style-name="T1287">壳</text:span>&lt;/span&gt;&lt;span&gt;&lt;br&gt;&lt;/span&gt;&lt;span&gt;&lt;br&gt;&lt;/span&gt;&lt;span style="color: #ff0000"&gt;<text:span text:style-name="T1288">克</text:span>&lt;/span&gt;&lt;span style="color: #0000ff"&gt;<text:span text:style-name="T1289">课</text:span>&lt;/span&gt;&lt;span style="color: #0000ff"&gt;<text:span text:style-name="T1290">锞</text:span>&lt;/span&gt;&lt;span style="color: #0000ff"&gt;<text:span text:style-name="T1291">骒</text:span>&lt;/span&gt;&lt;span style="color: #0000ff"&gt;<text:span text:style-name="T1292">缂</text:span>&lt;/span&gt;&lt;span&gt;&lt;br&gt;&lt;/span&gt;&lt;span&gt;&lt;br&gt;&lt;/span&gt;&lt;span style="color: #ff0000"&gt;<text:span text:style-name="T1293">颗</text:span>&lt;/span&gt;&lt;span&gt;&lt;br&gt;&lt;/span&gt;&lt;span&gt;&lt;br&gt;&lt;/span&gt;&lt;span style="color: #d89000"&gt;<text:span text:style-name="T1294">颏</text:span>&lt;/span&gt;&lt;span<text:s/><text:soft-page-break/>style="color: #00a000"&gt;<text:span text:style-name="T1295">轲</text:span>&lt;/span&gt;&lt;span style="color: #ff0000"&gt;<text:span text:style-name="T1296">疴</text:span>&lt;/span&gt;&lt;span style="color: #ff0000"&gt;<text:span text:style-name="T1297">钶</text:span>&lt;/span&gt;&lt;span style="color: #ff0000"&gt;<text:span text:style-name="T1298">颗</text:span>&lt;/span&gt;&lt;span&gt;&lt;br&gt;&lt;/span&gt;&lt;span&gt;&lt;br&gt;&lt;/span&gt;&lt;span&gt;&lt;br&gt;&lt;/span&gt;&lt;span&gt;&lt;br&gt;&lt;/span&gt;&lt;span style="color: #00a000"&gt;<text:span text:style-name="T1299">垦</text:span>&lt;/span&gt;&lt;span style="color: #00a000"&gt;<text:span text:style-name="T1300">恳</text:span>&lt;/span&gt;&lt;span style="color: #d89000"&gt;<text:span text:style-name="T1301">龈</text:span>&lt;/span&gt;&lt;span&gt;&lt;br&gt;&lt;/span&gt;&lt;span&gt;&lt;br&gt;&lt;/span&gt;&lt;span&gt;&lt;br&gt;&lt;/span&gt;&lt;span&gt;&lt;br&gt;&lt;/span&gt;&lt;span style="color: #ff0000"&gt;<text:span text:style-name="T1302">硁</text:span>&lt;/span&gt;&lt;span style="color: #ff0000"&gt;<text:span text:style-name="T1303">倾</text:span>&lt;/span&gt;&lt;span style="color: #ff0000"&gt;<text:span text:style-name="T1304">铿</text:span>&lt;/span&gt;&lt;span style="color: #00a000"&gt;<text:span text:style-name="T1305">羟</text:span>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 style="color: #0000ff"&gt;<text:span text:style-name="T1306">扣</text:span>&lt;/span&gt;&lt;span&gt;&lt;br&gt;&lt;/span&gt;&lt;span&gt;&lt;br&gt;&lt;/span&gt;&lt;span&gt;&lt;br&gt;&lt;/span&gt;&lt;span&gt;&lt;br&gt;&lt;/span&gt;&lt;span style="color: #ff0000"&gt;<text:span text:style-name="T1307">抠</text:span>&lt;/span&gt;&lt;span style="color: #ff0000"&gt;<text:span text:style-name="T1308">眍</text:span>&lt;/span&gt;&lt;span&gt;&lt;br&gt;&lt;/span&gt;&lt;span&gt;&lt;br&gt;&lt;/span&gt;&lt;span style="color: #0000ff"&gt;<text:span text:style-name="T1309">库</text:span>&lt;/span&gt;&lt;span style="color: #0000ff"&gt;<text:span text:style-name="T1310">裤</text:span>&lt;/span&gt;&lt;span style="color: #0000ff"&gt;<text:span text:style-name="T1311">喾</text:span>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 style="color: #ff0000"&gt;<text:span text:style-name="T1312">夸</text:span>&lt;/span&gt;&lt;span&gt;&lt;br&gt;&lt;/span&gt;&lt;span&gt;&lt;br&gt;&lt;/span&gt;&lt;span&gt;<text:span text:style-name="T1313">𫘝</text:span>&lt;/span&gt;&lt;span style="color: #0000ff"&gt;<text:span text:style-name="T1314">块</text:span>&lt;/span&gt;&lt;span style="color: #0000ff"&gt;<text:span text:style-name="T1315">会</text:span>&lt;/span&gt;&lt;span style="color: #0000ff"&gt;<text:span text:style-name="T1316">侩</text:span>&lt;/span&gt;&lt;span style="color: #0000ff"&gt;<text:span text:style-name="T1317">刽</text:span>&lt;/span&gt;&lt;span style="color: #0000ff"&gt;<text:span text:style-name="T1318">浍</text:span>&lt;/span&gt;&lt;span style="color: #0000ff"&gt;<text:span text:style-name="T1319">哙</text:span>&lt;/span&gt;&lt;span style="color: #0000ff"&gt;<text:span text:style-name="T1320">郐</text:span>&lt;/span&gt;&lt;span style="color: #0000ff"&gt;<text:span text:style-name="T1321">狯</text:span>&lt;/span&gt;&lt;span style="color: #0000ff"&gt;<text:span text:style-name="T1322">桧</text:span>&lt;/span&gt;&lt;span style="color: #0000ff"&gt;<text:span text:style-name="T1323">脍</text:span>&lt;/span&gt;&lt;span style="color: #0000ff"&gt;<text:span text:style-name="T1324">鲙</text:span>&lt;/span&gt;&lt;span&gt;&lt;br&gt;&lt;/span&gt;&lt;span&gt;&lt;br&gt;&lt;/span&gt;&lt;span&gt;&lt;br&gt;&lt;/span&gt;&lt;span&gt;&lt;br&gt;&lt;/span&gt;&lt;span style="color: #ff0000"&gt;<text:span text:style-name="T1325">呙</text:span>&lt;/span&gt;&lt;span&gt;<text:span text:style-name="T1326">㖞</text:span>&lt;/span&gt;&lt;span&gt;&lt;br&gt;&lt;/span&gt;&lt;span&gt;&lt;br&gt;&lt;/span&gt;&lt;span&gt;&lt;br&gt;&lt;/span&gt;&lt;span&gt;&lt;br&gt;&lt;/span&gt;&lt;span style="color: #ff0000"&gt;<text:span text:style-name="T1327">宽</text:span>&lt;/span&gt;&lt;span&gt;<text:span text:style-name="T1328">𣎑</text:span>&lt;/span&gt;&lt;span style="color: #ff0000"&gt;<text:span text:style-name="T1329">髋</text:span>&lt;/span&gt;&lt;span&gt;&lt;br&gt;&lt;/span&gt;&lt;span&gt;&lt;br&gt;&lt;/span&gt;&lt;span style="color: #d89000"&gt;<text:span text:style-name="T1330">诳</text:span>&lt;/span&gt;&lt;span&gt;<text:span text:style-name="T1331">𫛭</text:span>&lt;/span&gt;&lt;span&gt;&lt;br&gt;&lt;/span&gt;&lt;span&gt;&lt;br&gt;&lt;/span&gt;&lt;span style="color: #0000ff"&gt;<text:span text:style-name="T1332">况</text:span>&lt;/span&gt;&lt;span style="color: #0000ff"&gt;<text:span text:style-name="T1333">贶</text:span>&lt;/span&gt;&lt;span style="color: #0000ff"&gt;<text:span text:style-name="T1334">邝</text:span>&lt;/span&gt;&lt;span style="color: #0000ff"&gt;<text:span text:style-name="T1335">圹</text:span>&lt;/span&gt;&lt;span style="color: #0000ff"&gt;<text:span text:style-name="T1336">旷</text:span>&lt;/span&gt;&lt;span style="color: #0000ff"&gt;<text:span text:style-name="T1337">矿</text:span>&lt;/span&gt;&lt;span style="color: #0000ff"&gt;<text:span text:style-name="T1338">纩</text:span>&lt;/span&gt;&lt;span&gt;&lt;br&gt;&lt;/span&gt;&lt;span&gt;&lt;br&gt;&lt;/span&gt;&lt;span&gt;&lt;br&gt;&lt;/span&gt;&lt;span&gt;&lt;br&gt;&lt;/span&gt;&lt;span style="color: #ff0000"&gt;<text:span text:style-name="T1339">诓</text:span>&lt;/span&gt;&lt;span&gt;&lt;br&gt;&lt;/span&gt;&lt;span&gt;&lt;br&gt;&lt;/span&gt;&lt;span style="color: #d89000"&gt;<text:span text:style-name="T1340">骙</text:span>&lt;/span&gt;&lt;span&gt;&lt;br&gt;&lt;/span&gt;&lt;span&gt;&lt;br&gt;&lt;/span&gt;&lt;span style="color: #0000ff"&gt;<text:span text:style-name="T1341">匮</text:span>&lt;/span&gt;&lt;span style="color: #0000ff"&gt;<text:span text:style-name="T1342">溃</text:span>&lt;/span&gt;&lt;span style="color: #0000ff"&gt;<text:span text:style-name="T1343">愦</text:span>&lt;/span&gt;&lt;span<text:s/><text:soft-page-break/>style="color: #0000ff"&gt;<text:span text:style-name="T1344">蒉</text:span>&lt;/span&gt;&lt;span style="color: #0000ff"&gt;<text:span text:style-name="T1345">瞆</text:span>&lt;/span&gt;&lt;span style="color: #0000ff"&gt;<text:span text:style-name="T1346">聩</text:span>&lt;/span&gt;&lt;span style="color: #0000ff"&gt;<text:span text:style-name="T1347">篑</text:span>&lt;/span&gt;&lt;span style="color: #0000ff"&gt;<text:span text:style-name="T1348">馈</text:span>&lt;/span&gt;&lt;span style="color: #ff0000"&gt;<text:span text:style-name="T1349">归</text:span>&lt;/span&gt;&lt;span&gt;&lt;br&gt;&lt;/span&gt;&lt;span&gt;&lt;br&gt;&lt;/span&gt;&lt;span&gt;<text:span text:style-name="T1350">𫠆</text:span>&lt;/span&gt;&lt;span&gt;&lt;br&gt;&lt;/span&gt;&lt;span&gt;&lt;br&gt;&lt;/span&gt;&lt;span style="color: #ff0000"&gt;<text:span text:style-name="T1351">窥</text:span>&lt;/span&gt;&lt;span style="color: #ff0000"&gt;<text:span text:style-name="T1352">亏</text:span>&lt;/span&gt;&lt;span style="color: #ff0000"&gt;<text:span text:style-name="T1353">岿</text:span>&lt;/span&gt;&lt;span&gt;&lt;br&gt;&lt;/span&gt;&lt;span&gt;&lt;br&gt;&lt;/span&gt;&lt;span style="color: #0000ff"&gt;<text:span text:style-name="T1354">困</text:span>&lt;/span&gt;&lt;span&gt;&lt;br&gt;&lt;/span&gt;&lt;span&gt;&lt;br&gt;&lt;/span&gt;&lt;span style="color: #00a000"&gt;<text:span text:style-name="T1355">捆</text:span>&lt;/span&gt;&lt;span style="color: #00a000"&gt;<text:span text:style-name="T1356">阃</text:span>&lt;/span&gt;&lt;span style="color: #00a000"&gt;<text:span text:style-name="T1357">壸</text:span>&lt;/span&gt;&lt;span&gt;&lt;br&gt;&lt;/span&gt;&lt;span&gt;&lt;br&gt;&lt;/span&gt;&lt;span style="color: #ff0000"&gt;<text:span text:style-name="T1358">昆</text:span>&lt;/span&gt;&lt;span style="color: #ff0000"&gt;<text:span text:style-name="T1359">锟</text:span>&lt;/span&gt;&lt;span&gt;<text:span text:style-name="T1360">𫘥</text:span>&lt;/span&gt;&lt;span style="color: #ff0000"&gt;<text:span text:style-name="T1361">鲲</text:span>&lt;/span&gt;&lt;span style="color: #ff0000"&gt;<text:span text:style-name="T1362">裈</text:span>&lt;/span&gt;&lt;span&gt;&lt;br&gt;&lt;/span&gt;&lt;span&gt;&lt;br&gt;&lt;/span&gt;&lt;span style="color: #0000ff"&gt;<text:span text:style-name="T1363">阔</text:span>&lt;/span&gt;&lt;span style="color: #0000ff"&gt;<text:span text:style-name="T1364">扩</text:span>&lt;/span&gt;&lt;span&gt;&lt;br&gt;&lt;/span&gt;&lt;span&gt;&lt;br&gt;&lt;/span&gt;&lt;span&gt;&lt;br&gt;&lt;/span&gt;&lt;span&gt;&lt;br&gt;&lt;/span&gt;&lt;span&gt;&lt;br&gt;&lt;/span&gt;&lt;span&gt;&lt;br&gt;&lt;/span&gt;&lt;span style="color: #0000ff"&gt;<text:span text:style-name="T1365">腊</text:span>&lt;/span&gt;&lt;span style="color: #0000ff"&gt;<text:span text:style-name="T1366">蜡</text:span>&lt;/span&gt;&lt;span style="color: #0000ff"&gt;<text:span text:style-name="T1367">镴</text:span>&lt;/span&gt;&lt;span&gt;&lt;br&gt;&lt;/span&gt;&lt;span&gt;&lt;br&gt;&lt;/span&gt;&lt;span&gt;&lt;br&gt;&lt;/span&gt;&lt;span&gt;&lt;br&gt;&lt;/span&gt;&lt;span&gt;&lt;br&gt;&lt;/span&gt;&lt;span&gt;&lt;br&gt;&lt;/span&gt;&lt;span style="color: #d89000"&gt;<text:span text:style-name="T1368">来</text:span>&lt;/span&gt;&lt;span style="color: #d89000"&gt;<text:span text:style-name="T1369">俫</text:span>&lt;/span&gt;&lt;span style="color: #d89000"&gt;<text:span text:style-name="T1370">涞</text:span>&lt;/span&gt;&lt;span style="color: #d89000"&gt;<text:span text:style-name="T1371">崃</text:span>&lt;/span&gt;&lt;span style="color: #d89000"&gt;<text:span text:style-name="T1372">徕</text:span>&lt;/span&gt;&lt;span style="color: #d89000"&gt;<text:span text:style-name="T1373">梾</text:span>&lt;/span&gt;&lt;span style="color: #d89000"&gt;<text:span text:style-name="T1374">莱</text:span>&lt;/span&gt;&lt;span style="color: #d89000"&gt;<text:span text:style-name="T1375">铼</text:span>&lt;/span&gt;&lt;span&gt;&lt;br&gt;&lt;/span&gt;&lt;span&gt;&lt;br&gt;&lt;/span&gt;&lt;span style="color: #d89000"&gt;<text:span text:style-name="T1376">来</text:span>&lt;/span&gt;&lt;span&gt;<text:span text:style-name="T1377">𠡠</text:span>&lt;/span&gt;&lt;span style="color: #d89000"&gt;<text:span text:style-name="T1378">徕</text:span>&lt;/span&gt;&lt;span style="color: #0000ff"&gt;<text:span text:style-name="T1379">睐</text:span>&lt;/span&gt;&lt;span style="color: #0000ff"&gt;<text:span text:style-name="T1380">赉</text:span>&lt;/span&gt;&lt;span style="color: #0000ff"&gt;<text:span text:style-name="T1381">厉</text:span>&lt;/span&gt;&lt;span style="color: #0000ff"&gt;<text:span text:style-name="T1382">赖</text:span>&lt;/span&gt;&lt;span style="color: #0000ff"&gt;<text:span text:style-name="T1383">濑</text:span>&lt;/span&gt;&lt;span style="color: #0000ff"&gt;<text:span text:style-name="T1384">癞</text:span>&lt;/span&gt;&lt;span style="color: #0000ff"&gt;<text:span text:style-name="T1385">籁</text:span>&lt;/span&gt;&lt;span&gt;&lt;br&gt;&lt;/span&gt;&lt;span&gt;&lt;br&gt;&lt;/span&gt;&lt;span style="color: #d89000"&gt;<text:span text:style-name="T1386">岚</text:span>&lt;/span&gt;&lt;span style="color: #d89000"&gt;<text:span text:style-name="T1387">阑</text:span>&lt;/span&gt;&lt;span style="color: #d89000"&gt;<text:span text:style-name="T1388">澜</text:span>&lt;/span&gt;&lt;span style="color: #d89000"&gt;<text:span text:style-name="T1389">拦</text:span>&lt;/span&gt;&lt;span style="color: #d89000"&gt;<text:span text:style-name="T1390">斓</text:span>&lt;/span&gt;&lt;span style="color: #d89000"&gt;<text:span text:style-name="T1391">栏</text:span>&lt;/span&gt;&lt;span style="color: #d89000"&gt;<text:span text:style-name="T1392">兰</text:span>&lt;/span&gt;&lt;span style="color: #d89000"&gt;<text:span text:style-name="T1393">襕</text:span>&lt;/span&gt;&lt;span style="color: #d89000"&gt;<text:span text:style-name="T1394">谰</text:span>&lt;/span&gt;&lt;span style="color: #d89000"&gt;<text:span text:style-name="T1395">镧</text:span>&lt;/span&gt;&lt;span style="color: #d89000"&gt;<text:span text:style-name="T1396">蓝</text:span>&lt;/span&gt;&lt;span style="color: #d89000"&gt;<text:span text:style-name="T1397">褴</text:span>&lt;/span&gt;&lt;span style="color: #d89000"&gt;<text:span text:style-name="T1398">篮</text:span>&lt;/span&gt;&lt;span&gt;&lt;br&gt;&lt;/span&gt;&lt;span&gt;&lt;br&gt;&lt;/span&gt;&lt;span style="color: #0000ff"&gt;<text:span text:style-name="T1399">滥</text:span>&lt;/span&gt;&lt;span style="color: #d89000"&gt;<text:span text:style-name="T1400">澜</text:span>&lt;/span&gt;&lt;span style="color: #0000ff"&gt;<text:span text:style-name="T1401">烂</text:span>&lt;/span&gt;&lt;span&gt;&lt;br&gt;&lt;/span&gt;&lt;span&gt;&lt;br&gt;&lt;/span&gt;&lt;span&gt;<text:span text:style-name="T1402">𡒄</text:span>&lt;/span&gt;&lt;span style="color: #00a000"&gt;<text:span text:style-name="T1403">览</text:span>&lt;/span&gt;&lt;span style="color: #00a000"&gt;<text:span text:style-name="T1404">揽</text:span>&lt;/span&gt;&lt;span style="color: #00a000"&gt;<text:span text:style-name="T1405">榄</text:span><text:soft-page-break/>&lt;/span&gt;&lt;span style="color: #00a000"&gt;<text:span text:style-name="T1406">缆</text:span>&lt;/span&gt;&lt;span style="color: #00a000"&gt;<text:span text:style-name="T1407">懒</text:span>&lt;/span&gt;&lt;span&gt;&lt;br&gt;&lt;/span&gt;&lt;span&gt;&lt;br&gt;&lt;/span&gt;&lt;span style="color: #0000ff"&gt;<text:span text:style-name="T1408">阆</text:span>&lt;/span&gt;&lt;span style="color: #d89000"&gt;<text:span text:style-name="T1409">锒</text:span>&lt;/span&gt;&lt;span&gt;&lt;br&gt;&lt;/span&gt;&lt;span&gt;&lt;br&gt;&lt;/span&gt;&lt;span style="color: #0000ff"&gt;<text:span text:style-name="T1410">阆</text:span>&lt;/span&gt;&lt;span&gt;&lt;br&gt;&lt;/span&gt;&lt;span&gt;&lt;br&gt;&lt;/span&gt;&lt;span style="color: #0000ff"&gt;<text:span text:style-name="T1411">阆</text:span>&lt;/span&gt;&lt;span&gt;&lt;br&gt;&lt;/span&gt;&lt;span&gt;&lt;br&gt;&lt;/span&gt;&lt;span&gt;&lt;br&gt;&lt;/span&gt;&lt;span&gt;&lt;br&gt;&lt;/span&gt;&lt;span style="color: #0000ff"&gt;<text:span text:style-name="T1412">劳</text:span>&lt;/span&gt;&lt;span style="color: #ff0000"&gt;<text:span text:style-name="T1413">捞</text:span>&lt;/span&gt;&lt;span style="color: #0000ff"&gt;<text:span text:style-name="T1414">唠</text:span>&lt;/span&gt;&lt;span style="color: #d89000"&gt;<text:span text:style-name="T1415">崂</text:span>&lt;/span&gt;&lt;span style="color: #d89000"&gt;<text:span text:style-name="T1416">痨</text:span>&lt;/span&gt;&lt;span&gt;&lt;br&gt;&lt;/span&gt;&lt;span&gt;&lt;br&gt;&lt;/span&gt;&lt;span style="color: #0000ff"&gt;<text:span text:style-name="T1417">络</text:span>&lt;/span&gt;&lt;span style="color: #0000ff"&gt;<text:span text:style-name="T1418">劳</text:span>&lt;/span&gt;&lt;span style="color: #0000ff"&gt;<text:span text:style-name="T1419">涝</text:span>&lt;/span&gt;&lt;span style="color: #0000ff"&gt;<text:span text:style-name="T1420">乐</text:span>&lt;/span&gt;&lt;span&gt;&lt;br&gt;&lt;/span&gt;&lt;span&gt;&lt;br&gt;&lt;/span&gt;&lt;span style="color: #00a000"&gt;<text:span text:style-name="T1421">铑</text:span>&lt;/span&gt;&lt;span style="color: #d89000"&gt;<text:span text:style-name="T1422">铹</text:span>&lt;/span&gt;&lt;span&gt;&lt;br&gt;&lt;/span&gt;&lt;span&gt;&lt;br&gt;&lt;/span&gt;&lt;span style="color: #ff0000"&gt;<text:span text:style-name="T1423">捞</text:span>&lt;/span&gt;&lt;span&gt;&lt;br&gt;&lt;/span&gt;&lt;span&gt;&lt;br&gt;&lt;/span&gt;&lt;span&gt;&lt;br&gt;&lt;/span&gt;&lt;span&gt;&lt;br&gt;&lt;/span&gt;&lt;span style="color: #0000ff"&gt;<text:span text:style-name="T1424">乐</text:span>&lt;/span&gt;&lt;span&gt;&lt;br&gt;&lt;/span&gt;&lt;span&gt;&lt;br&gt;&lt;/span&gt;&lt;span style="color: #d89000"&gt;<text:span text:style-name="T1425">缧</text:span>&lt;/span&gt;&lt;span style="color: #d89000"&gt;<text:span text:style-name="T1426">镭</text:span>&lt;/span&gt;&lt;span style="color: #0000ff"&gt;<text:span text:style-name="T1427">累</text:span>&lt;/span&gt;&lt;span&gt;<text:span text:style-name="T1428">𫐙</text:span>&lt;/span&gt;&lt;span&gt;&lt;br&gt;&lt;/span&gt;&lt;span&gt;&lt;br&gt;&lt;/span&gt;&lt;span style="color: #0000ff"&gt;<text:span text:style-name="T1429">泪</text:span>&lt;/span&gt;&lt;span style="color: #0000ff"&gt;<text:span text:style-name="T1430">类</text:span>&lt;/span&gt;&lt;span style="color: #0000ff"&gt;<text:span text:style-name="T1431">颣</text:span>&lt;/span&gt;&lt;span&gt;&lt;br&gt;&lt;/span&gt;&lt;span&gt;&lt;br&gt;&lt;/span&gt;&lt;span style="color: #00a000"&gt;<text:span text:style-name="T1432">诔</text:span>&lt;/span&gt;&lt;span style="color: #00a000"&gt;<text:span text:style-name="T1433">垒</text:span>&lt;/span&gt;&lt;span&gt;&lt;br&gt;&lt;/span&gt;&lt;span&gt;&lt;br&gt;&lt;/span&gt;&lt;span&gt;&lt;br&gt;&lt;/span&gt;&lt;span&gt;&lt;br&gt;&lt;/span&gt;&lt;span style="color: #d89000"&gt;<text:span text:style-name="T1434">棱</text:span>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 style="color: #d89000"&gt;<text:span text:style-name="T1435">缡</text:span>&lt;/span&gt;&lt;span style="color: #d89000"&gt;<text:span text:style-name="T1436">离</text:span>&lt;/span&gt;&lt;span style="color: #d89000"&gt;<text:span text:style-name="T1437">漓</text:span>&lt;/span&gt;&lt;span style="color: #d89000"&gt;<text:span text:style-name="T1438">蓠</text:span>&lt;/span&gt;&lt;span&gt;<text:span text:style-name="T1439">䍠</text:span>&lt;/span&gt;&lt;span style="color: #d89000"&gt;<text:span text:style-name="T1440">篱</text:span>&lt;/span&gt;&lt;span style="color: #d89000"&gt;<text:span text:style-name="T1441">牦</text:span>&lt;/span&gt;&lt;span style="color: #d89000"&gt;<text:span text:style-name="T1442">牦</text:span>&lt;/span&gt;&lt;span style="color: #d89000"&gt;<text:span text:style-name="T1443">厘</text:span>&lt;/span&gt;&lt;span style="color: #0000ff"&gt;<text:span text:style-name="T1444">丽</text:span>&lt;/span&gt;&lt;span style="color: #ff0000"&gt;<text:span text:style-name="T1445">酾</text:span>&lt;/span&gt;&lt;span style="color: #d89000"&gt;<text:span text:style-name="T1446">骊</text:span>&lt;/span&gt;&lt;span style="color: #d89000"&gt;<text:span text:style-name="T1447">鹂</text:span>&lt;/span&gt;&lt;span style="color: #d89000"&gt;<text:span text:style-name="T1448">鲡</text:span>&lt;/span&gt;&lt;span&gt;&lt;br&gt;&lt;/span&gt;&lt;span&gt;&lt;br&gt;&lt;/span&gt;&lt;span style="color: #0000ff"&gt;<text:span text:style-name="T1449">莅</text:span>&lt;/span&gt;&lt;span&gt;<text:span text:style-name="T1450">𫁡</text:span>&lt;/span&gt;&lt;span&gt;<text:span text:style-name="T1451">𫄫</text:span>&lt;/span&gt;&lt;span style="color: #d89000"&gt;<text:span text:style-name="T1452">镉</text:span>&lt;/span&gt;&lt;span style="color: #0000ff"&gt;<text:span text:style-name="T1453">栗</text:span>&lt;/span&gt;&lt;span style="color: #0000ff"&gt;<text:span text:style-name="T1454">历</text:span>&lt;/span&gt;&lt;span style="color: #0000ff"&gt;<text:span text:style-name="T1455">历</text:span>&lt;/span&gt;&lt;span style="color: #0000ff"&gt;<text:span text:style-name="T1456">历</text:span>&lt;/span&gt;&lt;span style="color: #0000ff"&gt;<text:span text:style-name="T1457">沥</text:span>&lt;/span&gt;&lt;span style="color: #0000ff"&gt;<text:span text:style-name="T1458">坜</text:span>&lt;/span&gt;&lt;span style="color: #0000ff"&gt;<text:span text:style-name="T1459">呖</text:span>&lt;/span&gt;&lt;span style="color: #0000ff"&gt;<text:span text:style-name="T1460">枥</text:span><text:soft-page-break/>&lt;/span&gt;&lt;span&gt;<text:span text:style-name="T1461">𫐆</text:span>&lt;/span&gt;&lt;span style="color: #0000ff"&gt;<text:span text:style-name="T1462">雳</text:span>&lt;/span&gt;&lt;span style="color: #0000ff"&gt;<text:span text:style-name="T1463">厉</text:span>&lt;/span&gt;&lt;span style="color: #0000ff"&gt;<text:span text:style-name="T1464">励</text:span>&lt;/span&gt;&lt;span style="color: #0000ff"&gt;<text:span text:style-name="T1465">疠</text:span>&lt;/span&gt;&lt;span style="color: #0000ff"&gt;<text:span text:style-name="T1466">砺</text:span>&lt;/span&gt;&lt;span style="color: #0000ff"&gt;<text:span text:style-name="T1467">粝</text:span>&lt;/span&gt;&lt;span style="color: #0000ff"&gt;<text:span text:style-name="T1468">蛎</text:span>&lt;/span&gt;&lt;span style="color: #0000ff"&gt;<text:span text:style-name="T1469">隶</text:span>&lt;/span&gt;&lt;span style="color: #0000ff"&gt;<text:span text:style-name="T1470">栎</text:span>&lt;/span&gt;&lt;span style="color: #0000ff"&gt;<text:span text:style-name="T1471">砾</text:span>&lt;/span&gt;&lt;span style="color: #0000ff"&gt;<text:span text:style-name="T1472">轹</text:span>&lt;/span&gt;&lt;span style="color: #0000ff"&gt;<text:span text:style-name="T1473">跞</text:span>&lt;/span&gt;&lt;span style="color: #0000ff"&gt;<text:span text:style-name="T1474">丽</text:span>&lt;/span&gt;&lt;span style="color: #0000ff"&gt;<text:span text:style-name="T1475">俪</text:span>&lt;/span&gt;&lt;span style="color: #0000ff"&gt;<text:span text:style-name="T1476">郦</text:span>&lt;/span&gt;&lt;span&gt;<text:span text:style-name="T1477">𪲔</text:span>&lt;/span&gt;&lt;span&gt;&lt;br&gt;&lt;/span&gt;&lt;span&gt;&lt;br&gt;&lt;/span&gt;&lt;span style="color: #00a000"&gt;<text:span text:style-name="T1478">里</text:span>&lt;/span&gt;&lt;span style="color: #00a000"&gt;<text:span text:style-name="T1479">锂</text:span>&lt;/span&gt;&lt;span style="color: #00a000"&gt;<text:span text:style-name="T1480">鲤</text:span>&lt;/span&gt;&lt;span style="color: #00a000"&gt;<text:span text:style-name="T1481">礼</text:span>&lt;/span&gt;&lt;span style="color: #00a000"&gt;<text:span text:style-name="T1482">鳢</text:span>&lt;/span&gt;&lt;span style="color: #00a000"&gt;<text:span text:style-name="T1483">逦</text:span>&lt;/span&gt;&lt;span&gt;&lt;br&gt;&lt;/span&gt;&lt;span&gt;&lt;br&gt;&lt;/span&gt;&lt;span&gt;&lt;br&gt;&lt;/span&gt;&lt;span&gt;&lt;br&gt;&lt;/span&gt;&lt;span style="color: #00a000"&gt;<text:span text:style-name="T1484">俩</text:span>&lt;/span&gt;&lt;span&gt;&lt;br&gt;&lt;/span&gt;&lt;span&gt;&lt;br&gt;&lt;/span&gt;&lt;span style="color: #d89000"&gt;<text:span text:style-name="T1485">连</text:span>&lt;/span&gt;&lt;span style="color: #d89000"&gt;<text:span text:style-name="T1486">涟</text:span>&lt;/span&gt;&lt;span&gt;<text:span text:style-name="T1487">𪡏</text:span>&lt;/span&gt;&lt;span style="color: #00a000"&gt;<text:span text:style-name="T1488">琏</text:span>&lt;/span&gt;&lt;span style="color: #d89000"&gt;<text:span text:style-name="T1489">梿</text:span>&lt;/span&gt;&lt;span style="color: #d89000"&gt;<text:span text:style-name="T1490">莲</text:span>&lt;/span&gt;&lt;span style="color: #d89000"&gt;<text:span text:style-name="T1491">裢</text:span>&lt;/span&gt;&lt;span style="color: #d89000"&gt;<text:span text:style-name="T1492">鲢</text:span>&lt;/span&gt;&lt;span style="color: #d89000"&gt;<text:span text:style-name="T1493">帘</text:span>&lt;/span&gt;&lt;span style="color: #d89000"&gt;<text:span text:style-name="T1494">镰</text:span>&lt;/span&gt;&lt;span style="color: #d89000"&gt;<text:span text:style-name="T1495">奁</text:span>&lt;/span&gt;&lt;span style="color: #d89000"&gt;<text:span text:style-name="T1496">怜</text:span>&lt;/span&gt;&lt;span style="color: #d89000"&gt;<text:span text:style-name="T1497">联</text:span>&lt;/span&gt;&lt;span style="color: #00a000"&gt;<text:span text:style-name="T1498">蔹</text:span>&lt;/span&gt;&lt;span&gt;&lt;br&gt;&lt;/span&gt;&lt;span&gt;&lt;br&gt;&lt;/span&gt;&lt;span style="color: #0000ff"&gt;<text:span text:style-name="T1499">炼</text:span>&lt;/span&gt;&lt;span style="color: #0000ff"&gt;<text:span text:style-name="T1500">练</text:span>&lt;/span&gt;&lt;span style="color: #0000ff"&gt;<text:span text:style-name="T1501">炼</text:span>&lt;/span&gt;&lt;span style="color: #0000ff"&gt;<text:span text:style-name="T1502">链</text:span>&lt;/span&gt;&lt;span style="color: #0000ff"&gt;<text:span text:style-name="T1503">殓</text:span>&lt;/span&gt;&lt;span style="color: #00a000"&gt;<text:span text:style-name="T1504">敛</text:span>&lt;/span&gt;&lt;span style="color: #00a000"&gt;<text:span text:style-name="T1505">裣</text:span>&lt;/span&gt;&lt;span style="color: #0000ff"&gt;<text:span text:style-name="T1506">潋</text:span>&lt;/span&gt;&lt;span style="color: #00a000"&gt;<text:span text:style-name="T1507">蔹</text:span>&lt;/span&gt;&lt;span style="color: #0000ff"&gt;<text:span text:style-name="T1508">恋</text:span>&lt;/span&gt;&lt;span style="color: #d89000"&gt;<text:span text:style-name="T1509">挛</text:span>&lt;/span&gt;&lt;span&gt;&lt;br&gt;&lt;/span&gt;&lt;span&gt;&lt;br&gt;&lt;/span&gt;&lt;span style="color: #00a000"&gt;<text:span text:style-name="T1510">琏</text:span>&lt;/span&gt;&lt;span style="color: #00a000"&gt;<text:span text:style-name="T1511">脸</text:span>&lt;/span&gt;&lt;span&gt;&lt;br&gt;&lt;/span&gt;&lt;span&gt;&lt;br&gt;&lt;/span&gt;&lt;span style="color: #d89000"&gt;<text:span text:style-name="T1512">凉</text:span>&lt;/span&gt;&lt;span style="color: #0000ff"&gt;<text:span text:style-name="T1513">谅</text:span>&lt;/span&gt;&lt;span style="color: #d89000"&gt;<text:span text:style-name="T1514">辌</text:span>&lt;/span&gt;&lt;span style="color: #d89000"&gt;<text:span text:style-name="T1515">粮</text:span>&lt;/span&gt;&lt;span&gt;&lt;br&gt;&lt;/span&gt;&lt;span&gt;&lt;br&gt;&lt;/span&gt;&lt;span style="color: #d89000"&gt;<text:span text:style-name="T1516">凉</text:span>&lt;/span&gt;&lt;span style="color: #0000ff"&gt;<text:span text:style-name="T1517">谅</text:span>&lt;/span&gt;&lt;span style="color: #0000ff"&gt;<text:span text:style-name="T1518">辆</text:span>&lt;/span&gt;&lt;span&gt;&lt;br&gt;&lt;/span&gt;&lt;span&gt;&lt;br&gt;&lt;/span&gt;&lt;span style="color: #00a000"&gt;<text:span text:style-name="T1519">两</text:span>&lt;/span&gt;&lt;span style="color: #00a000"&gt;<text:span text:style-name="T1520">俩</text:span>&lt;/span&gt;&lt;span style="color: #00a000"&gt;<text:span text:style-name="T1521">唡</text:span>&lt;/span&gt;&lt;span style="color: #00a000"&gt;<text:span text:style-name="T1522">魉</text:span>&lt;/span&gt;&lt;span&gt;&lt;br&gt;&lt;/span&gt;&lt;span&gt;&lt;br&gt;&lt;/span&gt;&lt;span style="color: #0000ff"&gt;<text:span text:style-name="T1523">缪</text:span>&lt;/span&gt;&lt;span style="color: #d89000"&gt;<text:span text:style-name="T1524">辽</text:span>&lt;/span&gt;&lt;span style="color: #d89000"&gt;<text:span text:style-name="T1525">疗</text:span><text:soft-page-break/>&lt;/span&gt;&lt;span style="color: #d89000"&gt;<text:span text:style-name="T1526">缭</text:span>&lt;/span&gt;&lt;span style="color: #0000ff"&gt;<text:span text:style-name="T1527">镣</text:span>&lt;/span&gt;&lt;span style="color: #d89000"&gt;<text:span text:style-name="T1528">鹩</text:span>&lt;/span&gt;&lt;span&gt;&lt;br&gt;&lt;/span&gt;&lt;span&gt;&lt;br&gt;&lt;/span&gt;&lt;span style="color: #0000ff"&gt;<text:span text:style-name="T1529">钌</text:span>&lt;/span&gt;&lt;span style="color: #0000ff"&gt;<text:span text:style-name="T1530">镣</text:span><text:span text:style-name="T1531">&lt;/span&gt;&lt;span&gt;&lt;br&gt;&lt;/span&gt;&lt;span&gt;&lt;br&gt;&lt;/span&gt;&lt;span style="color: #0000ff"&gt;</text:span><text:span text:style-name="T1532">钌</text:span><text:span text:style-name="T1533">&lt;/span&gt;&lt;span&gt;&lt;br&gt;&lt;/span&gt;&lt;span&gt;&lt;br&gt;&lt;/span&gt;&lt;span&gt;&lt;br&gt;&lt;/span&gt;&lt;span&gt;&lt;br&gt;&lt;/span&gt;&lt;span&gt;&lt;br&gt;&lt;/span&gt;&lt;span&gt;&lt;br&gt;&lt;/span&gt;&lt;span&gt;</text:span><text:span text:style-name="T1534">䴕</text:span><text:span text:style-name="T1535">&lt;/span&gt;&lt;span style="color: #0000ff"&gt;</text:span><text:span text:style-name="T1536">猎</text:span><text:span text:style-name="T1537">&lt;/span&gt;</text:span></text:p>
      <text:p text:style-name="Normal">&lt;span style="color: #d89000"&gt;<text:span text:style-name="T1538">邻</text:span>&lt;/span&gt;&lt;span style="color: #d89000"&gt;<text:span text:style-name="T1539">辚</text:span>&lt;/span&gt;&lt;span style="color: #d89000"&gt;<text:span text:style-name="T1540">鳞</text:span>&lt;/span&gt;&lt;span style="color: #d89000"&gt;<text:span text:style-name="T1541">临</text:span>&lt;/span&gt;&lt;span&gt;&lt;br&gt;&lt;/span&gt;&lt;span&gt;&lt;br&gt;&lt;/span&gt;&lt;span style="color: #0000ff"&gt;<text:span text:style-name="T1542">赁</text:span>&lt;/span&gt;&lt;span style="color: #0000ff"&gt;<text:span text:style-name="T1543">蔺</text:span>&lt;/span&gt;&lt;span style="color: #0000ff"&gt;<text:span text:style-name="T1544">躏</text:span>&lt;/span&gt;&lt;span&gt;&lt;br&gt;&lt;/span&gt;&lt;span&gt;&lt;br&gt;&lt;/span&gt;&lt;span style="color: #00a000"&gt;<text:span text:style-name="T1545">禀</text:span>&lt;/span&gt;&lt;span style="color: #00a000"&gt;<text:span text:style-name="T1546">凛</text:span>&lt;/span&gt;&lt;span style="color: #00a000"&gt;<text:span text:style-name="T1547">廪</text:span>&lt;/span&gt;&lt;span style="color: #00a000"&gt;<text:span text:style-name="T1548">懔</text:span>&lt;/span&gt;&lt;span&gt;&lt;br&gt;&lt;/span&gt;&lt;span&gt;&lt;br&gt;&lt;/span&gt;&lt;span&gt;<text:span text:style-name="T1549">𫐉</text:span>&lt;/span&gt;&lt;span style="color: #d89000"&gt;<text:span text:style-name="T1550">铃</text:span>&lt;/span&gt;&lt;span style="color: #d89000"&gt;<text:span text:style-name="T1551">鸰</text:span>&lt;/span&gt;&lt;span style="color: #d89000"&gt;<text:span text:style-name="T1552">龄</text:span>&lt;/span&gt;&lt;span style="color: #d89000"&gt;<text:span text:style-name="T1553">凌</text:span>&lt;/span&gt;&lt;span style="color: #d89000"&gt;<text:span text:style-name="T1554">绫</text:span>&lt;/span&gt;&lt;span style="color: #d89000"&gt;<text:span text:style-name="T1555">鲮</text:span>&lt;/span&gt;&lt;span style="color: #d89000"&gt;<text:span text:style-name="T1556">棂</text:span>&lt;/span&gt;&lt;span style="color: #d89000"&gt;<text:span text:style-name="T1557">灵</text:span>&lt;/span&gt;&lt;span style="color: #d89000"&gt;<text:span text:style-name="T1558">棂</text:span>&lt;/span&gt;&lt;span&gt;&lt;br&gt;&lt;/span&gt;&lt;span&gt;&lt;br&gt;&lt;/span&gt;&lt;span&gt;&lt;br&gt;&lt;/span&gt;&lt;span&gt;&lt;br&gt;&lt;/span&gt;&lt;span style="color: #00a000"&gt;<text:span text:style-name="T1559">领</text:span>&lt;/span&gt;&lt;span style="color: #00a000"&gt;<text:span text:style-name="T1560">岭</text:span>&lt;/span&gt;&lt;span&gt;&lt;br&gt;&lt;/span&gt;&lt;span&gt;&lt;br&gt;&lt;/span&gt;&lt;span&gt;&lt;br&gt;&lt;/span&gt;&lt;span&gt;&lt;br&gt;&lt;/span&gt;&lt;span style="color: #d89000"&gt;<text:span text:style-name="T1561">镏</text:span>&lt;/span&gt;&lt;span style="color: #d89000"&gt;<text:span text:style-name="T1562">馏</text:span>&lt;/span&gt;&lt;span style="color: #d89000"&gt;<text:span text:style-name="T1563">飗</text:span>&lt;/span&gt;&lt;span style="color: #d89000"&gt;<text:span text:style-name="T1564">骝</text:span>&lt;/span&gt;&lt;span style="color: #d89000"&gt;<text:span text:style-name="T1565">鹠</text:span>&lt;/span&gt;&lt;span style="color: #d89000"&gt;<text:span text:style-name="T1566">刘</text:span>&lt;/span&gt;&lt;span style="color: #d89000"&gt;<text:span text:style-name="T1567">浏</text:span>&lt;/span&gt;&lt;span style="color: #d89000"&gt;<text:span text:style-name="T1568">镠</text:span>&lt;/span&gt;&lt;span&gt;&lt;br&gt;&lt;/span&gt;&lt;span&gt;&lt;br&gt;&lt;/span&gt;&lt;span style="color: #0000ff"&gt;<text:span text:style-name="T1569">陆</text:span>&lt;/span&gt;&lt;span style="color: #d89000"&gt;<text:span text:style-name="T1570">馏</text:span>&lt;/span&gt;&lt;span style="color: #0000ff"&gt;<text:span text:style-name="T1571">鹨</text:span>&lt;/span&gt;&lt;span&gt;&lt;br&gt;&lt;/span&gt;&lt;span&gt;&lt;br&gt;&lt;/span&gt;&lt;span style="color: #00a000"&gt;<text:span text:style-name="T1572">绺</text:span>&lt;/span&gt;&lt;span&gt;&lt;br&gt;&lt;/span&gt;&lt;span&gt;&lt;br&gt;&lt;/span&gt;&lt;span&gt;&lt;br&gt;&lt;/span&gt;&lt;span&gt;&lt;br&gt;&lt;/span&gt;&lt;span&gt;&lt;br&gt;&lt;/span&gt;&lt;span&gt;&lt;br&gt;&lt;/span&gt;&lt;span style="color: #d89000"&gt;<text:span text:style-name="T1573">龙</text:span>&lt;/span&gt;&lt;span style="color: #ff0000"&gt;<text:span text:style-name="T1574">泷</text:span>&lt;/span&gt;&lt;span style="color: #d89000"&gt;<text:span text:style-name="T1575">咙</text:span>&lt;/span&gt;&lt;span style="color: #d89000"&gt;<text:span text:style-name="T1576">珑</text:span>&lt;/span&gt;&lt;span style="color: #d89000"&gt;<text:span text:style-name="T1577">栊</text:span>&lt;/span&gt;&lt;span style="color: #d89000"&gt;<text:span text:style-name="T1578">茏</text:span>&lt;/span&gt;&lt;span style="color: #d89000"&gt;<text:span text:style-name="T1579">昽</text:span>&lt;/span&gt;&lt;span style="color: #d89000"&gt;<text:span text:style-name="T1580">胧</text:span>&lt;/span&gt;&lt;span style="color: #d89000"&gt;<text:span text:style-name="T1581">砻</text:span>&lt;/span&gt;&lt;span style="color: #d89000"&gt;<text:span text:style-name="T1582">眬</text:span>&lt;/span&gt;&lt;span style="color: #d89000"&gt;<text:span text:style-name="T1583">聋</text:span>&lt;/span&gt;&lt;span<text:s/><text:soft-page-break/>style="color: #d89000"&gt;<text:span text:style-name="T1584">笼</text:span>&lt;/span&gt;&lt;span&gt;&lt;br&gt;&lt;/span&gt;&lt;span&gt;&lt;br&gt;&lt;/span&gt;&lt;span&gt;&lt;br&gt;&lt;/span&gt;&lt;span&gt;&lt;br&gt;&lt;/span&gt;&lt;span style="color: #00a000"&gt;<text:span text:style-name="T1585">垄</text:span>&lt;/span&gt;&lt;span style="color: #00a000"&gt;<text:span text:style-name="T1586">拢</text:span>&lt;/span&gt;&lt;span style="color: #00a000"&gt;<text:span text:style-name="T1587">陇</text:span>&lt;/span&gt;&lt;span style="color: #d89000"&gt;<text:span text:style-name="T1588">笼</text:span>&lt;/span&gt;&lt;span&gt;&lt;br&gt;&lt;/span&gt;&lt;span&gt;&lt;br&gt;&lt;/span&gt;&lt;span style="color: #d89000"&gt;<text:span text:style-name="T1589">喽</text:span>&lt;/span&gt;&lt;span&gt;&lt;br&gt;&lt;/span&gt;&lt;span&gt;&lt;br&gt;&lt;/span&gt;&lt;span style="color: #d89000"&gt;<text:span text:style-name="T1590">娄</text:span>&lt;/span&gt;&lt;span style="color: #d89000"&gt;<text:span text:style-name="T1591">偻</text:span>&lt;/span&gt;&lt;span style="color: #d89000"&gt;<text:span text:style-name="T1592">溇</text:span>&lt;/span&gt;&lt;span&gt;<text:span text:style-name="T1593">㥪</text:span>&lt;/span&gt;&lt;span style="color: #00a000"&gt;<text:span text:style-name="T1594">搂</text:span>&lt;/span&gt;&lt;span style="color: #d89000"&gt;<text:span text:style-name="T1595">喽</text:span>&lt;/span&gt;&lt;span style="color: #d89000"&gt;<text:span text:style-name="T1596">楼</text:span>&lt;/span&gt;&lt;span style="color: #d89000"&gt;<text:span text:style-name="T1597">蒌</text:span>&lt;/span&gt;&lt;span style="color: #0000ff"&gt;<text:span text:style-name="T1598">窭</text:span>&lt;/span&gt;&lt;span style="color: #d89000"&gt;<text:span text:style-name="T1599">蝼</text:span>&lt;/span&gt;&lt;span style="color: #d89000"&gt;<text:span text:style-name="T1600">耧</text:span>&lt;/span&gt;&lt;span style="color: #d89000"&gt;<text:span text:style-name="T1601">髅</text:span>&lt;/span&gt;&lt;span&gt;&lt;br&gt;&lt;/span&gt;&lt;span&gt;&lt;br&gt;&lt;/span&gt;&lt;span style="color: #0000ff"&gt;<text:span text:style-name="T1602">瘘</text:span>&lt;/span&gt;&lt;span style="color: #0000ff"&gt;<text:span text:style-name="T1603">瘘</text:span>&lt;/span&gt;&lt;span style="color: #0000ff"&gt;<text:span text:style-name="T1604">镂</text:span>&lt;/span&gt;&lt;span&gt;&lt;br&gt;&lt;/span&gt;&lt;span&gt;&lt;br&gt;&lt;/span&gt;&lt;span&gt;<text:span text:style-name="T1605">𪣻</text:span>&lt;/span&gt;&lt;span style="color: #00a000"&gt;<text:span text:style-name="T1606">搂</text:span>&lt;/span&gt;&lt;span style="color: #00a000"&gt;<text:span text:style-name="T1607">嵝</text:span>&lt;/span&gt;&lt;span style="color: #00a000"&gt;<text:span text:style-name="T1608">篓</text:span>&lt;/span&gt;&lt;span&gt;&lt;br&gt;&lt;/span&gt;&lt;span&gt;&lt;br&gt;&lt;/span&gt;&lt;span style="color: #00a000"&gt;<text:span text:style-name="T1609">搂</text:span>&lt;/span&gt;&lt;span&gt;&lt;br&gt;&lt;/span&gt;&lt;span&gt;&lt;br&gt;&lt;/span&gt;&lt;span style="color: #d89000"&gt;<text:span text:style-name="T1610">卢</text:span>&lt;/span&gt;&lt;span style="color: #d89000"&gt;<text:span text:style-name="T1611">泸</text:span>&lt;/span&gt;&lt;span style="color: #d89000"&gt;<text:span text:style-name="T1612">庐</text:span>&lt;/span&gt;&lt;span style="color: #d89000"&gt;<text:span text:style-name="T1613">垆</text:span>&lt;/span&gt;&lt;span&gt;<text:span text:style-name="T1614">𠰷</text:span>&lt;/span&gt;&lt;span style="color: #d89000"&gt;<text:span text:style-name="T1615">炉</text:span>&lt;/span&gt;&lt;span style="color: #d89000"&gt;<text:span text:style-name="T1616">栌</text:span>&lt;/span&gt;&lt;span style="color: #d89000"&gt;<text:span text:style-name="T1617">芦</text:span>&lt;/span&gt;&lt;span style="color: #d89000"&gt;<text:span text:style-name="T1618">胪</text:span>&lt;/span&gt;&lt;span style="color: #d89000"&gt;<text:span text:style-name="T1619">舻</text:span>&lt;/span&gt;&lt;span style="color: #d89000"&gt;<text:span text:style-name="T1620">轳</text:span>&lt;/span&gt;&lt;span&gt;<text:span text:style-name="T1621">𬬻</text:span>&lt;/span&gt;&lt;span style="color: #d89000"&gt;<text:span text:style-name="T1622">颅</text:span>&lt;/span&gt;&lt;span style="color: #d89000"&gt;<text:span text:style-name="T1623">鸬</text:span>&lt;/span&gt;&lt;span style="color: #d89000"&gt;<text:span text:style-name="T1624">鲈</text:span>&lt;/span&gt;&lt;span&gt;&lt;br&gt;&lt;/span&gt;&lt;span&gt;&lt;br&gt;&lt;/span&gt;&lt;span style="color: #0000ff"&gt;<text:span text:style-name="T1625">录</text:span>&lt;/span&gt;&lt;span style="color: #0000ff"&gt;<text:span text:style-name="T1626">渌</text:span>&lt;/span&gt;&lt;span style="color: #0000ff"&gt;<text:span text:style-name="T1627">禄</text:span>&lt;/span&gt;&lt;span style="color: #0000ff"&gt;<text:span text:style-name="T1628">绿</text:span>&lt;/span&gt;&lt;span style="color: #0000ff"&gt;<text:span text:style-name="T1629">录</text:span>&lt;/span&gt;&lt;span&gt;<text:span text:style-name="T1630">𫘧</text:span>&lt;/span&gt;&lt;span style="color: #0000ff"&gt;<text:span text:style-name="T1631">箓</text:span>&lt;/span&gt;&lt;span style="color: #0000ff"&gt;<text:span text:style-name="T1632">辘</text:span>&lt;/span&gt;&lt;span style="color: #0000ff"&gt;<text:span text:style-name="T1633">陆</text:span>&lt;/span&gt;&lt;span style="color: #0000ff"&gt;<text:span text:style-name="T1634">辂</text:span>&lt;/span&gt;&lt;span style="color: #0000ff"&gt;<text:span text:style-name="T1635">赂</text:span>&lt;/span&gt;&lt;span style="color: #0000ff"&gt;<text:span text:style-name="T1636">鹭</text:span>&lt;/span&gt;&lt;span&gt;&lt;br&gt;&lt;/span&gt;&lt;span&gt;&lt;br&gt;&lt;/span&gt;&lt;span style="color: #00a000"&gt;<text:span text:style-name="T1637">卤</text:span>&lt;/span&gt;&lt;span style="color: #00a000"&gt;<text:span text:style-name="T1638">卤</text:span>&lt;/span&gt;&lt;span style="color: #00a000"&gt;<text:span text:style-name="T1639">硵</text:span>&lt;/span&gt;&lt;span style="color: #00a000"&gt;<text:span text:style-name="T1640">虏</text:span>&lt;/span&gt;&lt;span style="color: #00a000"&gt;<text:span text:style-name="T1641">掳</text:span>&lt;/span&gt;&lt;span style="color: #00a000"&gt;<text:span text:style-name="T1642">鲁</text:span>&lt;/span&gt;&lt;span style="color: #00a000"&gt;<text:span text:style-name="T1643">橹</text:span>&lt;/span&gt;&lt;span style="color: #00a000"&gt;<text:span text:style-name="T1644">镥</text:span>&lt;/span&gt;&lt;span&gt;&lt;br&gt;&lt;/span&gt;&lt;span&gt;&lt;br&gt;&lt;/span&gt;&lt;span style="color: #ff0000"&gt;<text:span text:style-name="T1645">噜</text:span><text:soft-page-break/>&lt;/span&gt;&lt;span&gt;&lt;br&gt;&lt;/span&gt;&lt;span&gt;&lt;br&gt;&lt;/span&gt;&lt;span style="color: #d89000"&gt;<text:span text:style-name="T1646">闾</text:span>&lt;/span&gt;&lt;span style="color: #d89000"&gt;<text:span text:style-name="T1647">榈</text:span>&lt;/span&gt;&lt;span style="color: #0000ff"&gt;<text:span text:style-name="T1648">瘘</text:span>&lt;/span&gt;&lt;span&gt;<text:span text:style-name="T1649">𫎌</text:span>&lt;/span&gt;&lt;span style="color: #d89000"&gt;<text:span text:style-name="T1650">驴</text:span>&lt;/span&gt;&lt;span&gt;&lt;br&gt;&lt;/span&gt;&lt;span&gt;&lt;br&gt;&lt;/span&gt;&lt;span style="color: #0000ff"&gt;<text:span text:style-name="T1651">绿</text:span>&lt;/span&gt;&lt;span style="color: #0000ff"&gt;<text:span text:style-name="T1652">虑</text:span>&lt;/span&gt;&lt;span style="color: #0000ff"&gt;<text:span text:style-name="T1653">滤</text:span>&lt;/span&gt;&lt;span style="color: #00a000"&gt;<text:span text:style-name="T1654">垒</text:span>&lt;/span&gt;&lt;span&gt;&lt;br&gt;&lt;/span&gt;&lt;span&gt;&lt;br&gt;&lt;/span&gt;&lt;span style="color: #00a000"&gt;<text:span text:style-name="T1655">吕</text:span>&lt;/span&gt;&lt;span style="color: #00a000"&gt;<text:span text:style-name="T1656">侣</text:span>&lt;/span&gt;&lt;span style="color: #00a000"&gt;<text:span text:style-name="T1657">铝</text:span>&lt;/span&gt;&lt;span style="color: #d89000"&gt;<text:span text:style-name="T1658">娄</text:span>&lt;/span&gt;&lt;span&gt;<text:span text:style-name="T1659">㥪</text:span>&lt;/span&gt;&lt;span style="color: #00a000"&gt;<text:span text:style-name="T1660">屡</text:span>&lt;/span&gt;&lt;span style="color: #00a000"&gt;<text:span text:style-name="T1661">褛</text:span>&lt;/span&gt;&lt;span style="color: #00a000"&gt;<text:span text:style-name="T1662">缕</text:span>&lt;/span&gt;&lt;span&gt;&lt;br&gt;&lt;/span&gt;&lt;span&gt;&lt;br&gt;&lt;/span&gt;&lt;span style="color: #d89000"&gt;<text:span text:style-name="T1663">峦</text:span>&lt;/span&gt;&lt;span style="color: #d89000"&gt;<text:span text:style-name="T1664">娈</text:span>&lt;/span&gt;&lt;span style="color: #d89000"&gt;<text:span text:style-name="T1665">孪</text:span>&lt;/span&gt;&lt;span style="color: #d89000"&gt;<text:span text:style-name="T1666">栾</text:span>&lt;/span&gt;&lt;span style="color: #d89000"&gt;<text:span text:style-name="T1667">脔</text:span>&lt;/span&gt;&lt;span style="color: #d89000"&gt;<text:span text:style-name="T1668">銮</text:span>&lt;/span&gt;&lt;span style="color: #d89000"&gt;<text:span text:style-name="T1669">鸾</text:span>&lt;/span&gt;&lt;span&gt;&lt;br&gt;&lt;/span&gt;&lt;span&gt;&lt;br&gt;&lt;/span&gt;&lt;span style="color: #0000ff"&gt;<text:span text:style-name="T1670">乱</text:span>&lt;/span&gt;&lt;span&gt;&lt;br&gt;&lt;/span&gt;&lt;span&gt;&lt;br&gt;&lt;/span&gt;&lt;span&gt;&lt;br&gt;&lt;/span&gt;&lt;span&gt;&lt;br&gt;&lt;/span&gt;&lt;span style="color: #d89000"&gt;<text:span text:style-name="T1671">孪</text:span>&lt;/span&gt;&lt;span style="color: #d89000"&gt;<text:span text:style-name="T1672">挛</text:span>&lt;/span&gt;&lt;span&gt;&lt;br&gt;&lt;/span&gt;&lt;span&gt;&lt;br&gt;&lt;/span&gt;&lt;span style="color: #d89000"&gt;<text:span text:style-name="T1673">娈</text:span>&lt;/span&gt;&lt;span style="color: #d89000"&gt;<text:span text:style-name="T1674">脔</text:span>&lt;/span&gt;&lt;span&gt;&lt;br&gt;&lt;/span&gt;&lt;span&gt;&lt;br&gt;&lt;/span&gt;&lt;span style="color: #0000ff"&gt;<text:span text:style-name="T1675">锊</text:span>&lt;/span&gt;&lt;span&gt;&lt;br&gt;&lt;/span&gt;&lt;span&gt;&lt;br&gt;&lt;/span&gt;&lt;span style="color: #d89000"&gt;<text:span text:style-name="T1676">仑</text:span>&lt;/span&gt;&lt;span style="color: #d89000"&gt;<text:span text:style-name="T1677">伦</text:span>&lt;/span&gt;&lt;span style="color: #d89000"&gt;<text:span text:style-name="T1678">沦</text:span>&lt;/span&gt;&lt;span style="color: #ff0000"&gt;<text:span text:style-name="T1679">抡</text:span>&lt;/span&gt;&lt;span style="color: #d89000"&gt;<text:span text:style-name="T1680">仑</text:span>&lt;/span&gt;&lt;span style="color: #d89000"&gt;<text:span text:style-name="T1681">囵</text:span>&lt;/span&gt;&lt;span&gt;<text:span text:style-name="T1682">𤆢</text:span>&lt;/span&gt;&lt;span style="color: #d89000"&gt;<text:span text:style-name="T1683">纶</text:span>&lt;/span&gt;&lt;span style="color: #0000ff"&gt;<text:span text:style-name="T1684">论</text:span>&lt;/span&gt;&lt;span style="color: #d89000"&gt;<text:span text:style-name="T1685">轮</text:span>&lt;/span&gt;&lt;span&gt;&lt;br&gt;&lt;/span&gt;&lt;span&gt;&lt;br&gt;&lt;/span&gt;&lt;span style="color: #0000ff"&gt;<text:span text:style-name="T1686">论</text:span>&lt;/span&gt;&lt;span&gt;&lt;br&gt;&lt;/span&gt;&lt;span&gt;&lt;br&gt;&lt;/span&gt;&lt;span style="color: #ff0000"&gt;<text:span text:style-name="T1687">抡</text:span>&lt;/span&gt;&lt;span&gt;&lt;br&gt;&lt;/span&gt;&lt;span&gt;&lt;br&gt;&lt;/span&gt;&lt;span style="color: #d89000"&gt;<text:span text:style-name="T1688">脶</text:span>&lt;/span&gt;&lt;span style="color: #d89000"&gt;<text:span text:style-name="T1689">镙</text:span>&lt;/span&gt;&lt;span style="color: #d89000"&gt;<text:span text:style-name="T1690">骡</text:span>&lt;/span&gt;&lt;span style="color: #d89000"&gt;<text:span text:style-name="T1691">罗</text:span>&lt;/span&gt;&lt;span&gt;<text:span text:style-name="T1692">㑩</text:span>&lt;/span&gt;&lt;span style="color: #000000"&gt;<text:span text:style-name="T1693">啰</text:span>&lt;/span&gt;&lt;span style="color: #d89000"&gt;<text:span text:style-name="T1694">猡</text:span>&lt;/span&gt;&lt;span style="color: #d89000"&gt;<text:span text:style-name="T1695">萝</text:span>&lt;/span&gt;&lt;span style="color: #d89000"&gt;<text:span text:style-name="T1696">逻</text:span>&lt;/span&gt;&lt;span style="color: #d89000"&gt;<text:span text:style-name="T1697">箩</text:span>&lt;/span&gt;&lt;span style="color: #d89000"&gt;<text:span text:style-name="T1698">锣</text:span>&lt;/span&gt;&lt;span&gt;<text:span text:style-name="T1699">𫗩</text:span>&lt;/span&gt;&lt;span&gt;&lt;br&gt;&lt;/span&gt;&lt;span&gt;&lt;br&gt;&lt;/span&gt;&lt;span style="color: #0000ff"&gt;<text:span text:style-name="T1700">络</text:span>&lt;/span&gt;&lt;span style="color: #0000ff"&gt;<text:span text:style-name="T1701">骆</text:span>&lt;/span&gt;&lt;span style="color: #0000ff"&gt;<text:span text:style-name="T1702">荦</text:span>&lt;/span&gt;&lt;span style="color: #0000ff"&gt;<text:span text:style-name="T1703">泺</text:span>&lt;/span&gt;&lt;span style="color: #0000ff"&gt;<text:span text:style-name="T1704">跞</text:span><text:soft-page-break/>&lt;/span&gt;&lt;span&gt;&lt;br&gt;&lt;/span&gt;&lt;span&gt;&lt;br&gt;&lt;/span&gt;&lt;span style="color: #00a000"&gt;<text:span text:style-name="T1705">虏</text:span>&lt;/span&gt;&lt;span style="color: #00a000"&gt;<text:span text:style-name="T1706">掳</text:span>&lt;/span&gt;&lt;span&gt;&lt;br&gt;&lt;/span&gt;&lt;span&gt;&lt;br&gt;&lt;/span&gt;&lt;span style="color: #000000"&gt;<text:span text:style-name="T1707">啰</text:span>&lt;/span&gt;&lt;span&gt;&lt;br&gt;&lt;/span&gt;&lt;span&gt;&lt;br&gt;&lt;/span&gt;&lt;span style="color: #000000"&gt;<text:span text:style-name="T1708">吗</text:span>&lt;/span&gt;&lt;span style="color: #000000"&gt;<text:span text:style-name="T1709">么</text:span>&lt;/span&gt;&lt;span&gt;&lt;br&gt;&lt;/span&gt;&lt;span&gt;&lt;br&gt;&lt;/span&gt;&lt;span style="color: #000000"&gt;<text:span text:style-name="T1710">么</text:span>&lt;/span&gt;&lt;span&gt;&lt;br&gt;&lt;/span&gt;&lt;span&gt;&lt;br&gt;&lt;/span&gt;&lt;span&gt;<text:span text:style-name="T1711">㐷</text:span>&lt;/span&gt;&lt;span style="color: #0000ff"&gt;<text:span text:style-name="T1712">祃</text:span>&lt;/span&gt;&lt;span style="color: #0000ff"&gt;<text:span text:style-name="T1713">骂</text:span>&lt;/span&gt;&lt;span style="color: #0000ff"&gt;<text:span text:style-name="T1714">蚂</text:span>&lt;/span&gt;&lt;span&gt;&lt;br&gt;&lt;/span&gt;&lt;span&gt;&lt;br&gt;&lt;/span&gt;&lt;span style="color: #00a000"&gt;<text:span text:style-name="T1715">马</text:span>&lt;/span&gt;&lt;span&gt;<text:span text:style-name="T1716">㐷</text:span>&lt;/span&gt;&lt;span style="color: #000000"&gt;<text:span text:style-name="T1717">吗</text:span>&lt;/span&gt;&lt;span style="color: #00a000"&gt;<text:span text:style-name="T1718">玛</text:span>&lt;/span&gt;&lt;span style="color: #00a000"&gt;<text:span text:style-name="T1719">码</text:span>&lt;/span&gt;&lt;span style="color: #0000ff"&gt;<text:span text:style-name="T1720">蚂</text:span>&lt;/span&gt;&lt;span&gt;<text:span text:style-name="T1721">𨰾</text:span>&lt;/span&gt;&lt;span&gt;&lt;br&gt;&lt;/span&gt;&lt;span&gt;&lt;br&gt;&lt;/span&gt;&lt;span style="color: #ff0000"&gt;<text:span text:style-name="T1722">妈</text:span>&lt;/span&gt;&lt;span style="color: #0000ff"&gt;<text:span text:style-name="T1723">蚂</text:span>&lt;/span&gt;&lt;span style="color: #d89000"&gt;<text:span text:style-name="T1724">嬷</text:span>&lt;/span&gt;&lt;span&gt;&lt;br&gt;&lt;/span&gt;&lt;span&gt;&lt;br&gt;&lt;/span&gt;&lt;span&gt;&lt;br&gt;&lt;/span&gt;&lt;span&gt;&lt;br&gt;&lt;/span&gt;&lt;span style="color: #0000ff"&gt;<text:span text:style-name="T1725">脉</text:span>&lt;/span&gt;&lt;span style="color: #0000ff"&gt;<text:span text:style-name="T1726">麦</text:span>&lt;/span&gt;&lt;span style="color: #0000ff"&gt;<text:span text:style-name="T1727">卖</text:span>&lt;/span&gt;&lt;span style="color: #0000ff"&gt;<text:span text:style-name="T1728">劢</text:span>&lt;/span&gt;&lt;span style="color: #0000ff"&gt;<text:span text:style-name="T1729">迈</text:span>&lt;/span&gt;&lt;span&gt;&lt;br&gt;&lt;/span&gt;&lt;span&gt;&lt;br&gt;&lt;/span&gt;&lt;span style="color: #00a000"&gt;<text:span text:style-name="T1730">买</text:span>&lt;/span&gt;&lt;span&gt;&lt;br&gt;&lt;/span&gt;&lt;span&gt;&lt;br&gt;&lt;/span&gt;&lt;span style="color: #d89000"&gt;<text:span text:style-name="T1731">谩</text:span>&lt;/span&gt;&lt;span style="color: #d89000"&gt;<text:span text:style-name="T1732">馒</text:span>&lt;/span&gt;&lt;span style="color: #d89000"&gt;<text:span text:style-name="T1733">鳗</text:span>&lt;/span&gt;&lt;span&gt;<text:span text:style-name="T1734">𣗊</text:span>&lt;/span&gt;&lt;span style="color: #d89000"&gt;<text:span text:style-name="T1735">瞒</text:span>&lt;/span&gt;&lt;span style="color: #d89000"&gt;<text:span text:style-name="T1736">蹒</text:span>&lt;/span&gt;&lt;span style="color: #ff0000"&gt;<text:span text:style-name="T1737">颟</text:span>&lt;/span&gt;&lt;span style="color: #d89000"&gt;<text:span text:style-name="T1738">蛮</text:span>&lt;/span&gt;&lt;span&gt;&lt;br&gt;&lt;/span&gt;&lt;span&gt;&lt;br&gt;&lt;/span&gt;&lt;span style="color: #0000ff"&gt;<text:span text:style-name="T1739">缦</text:span>&lt;/span&gt;&lt;span style="color: #d89000"&gt;<text:span text:style-name="T1740">谩</text:span>&lt;/span&gt;&lt;span style="color: #0000ff"&gt;<text:span text:style-name="T1741">镘</text:span>&lt;/span&gt;&lt;span&gt;&lt;br&gt;&lt;/span&gt;&lt;span&gt;&lt;br&gt;&lt;/span&gt;&lt;span style="color: #00a000"&gt;<text:span text:style-name="T1742">满</text:span>&lt;/span&gt;&lt;span&gt;&lt;br&gt;&lt;/span&gt;&lt;span&gt;&lt;br&gt;&lt;/span&gt;&lt;span style="color: #ff0000"&gt;<text:span text:style-name="T1743">颟</text:span>&lt;/span&gt;&lt;span&gt;&lt;br&gt;&lt;/span&gt;&lt;span&gt;&lt;br&gt;&lt;/span&gt;&lt;span style="color: #d89000"&gt;<text:span text:style-name="T1744">铓</text:span>&lt;/span&gt;&lt;span style="color: #d89000"&gt;<text:span text:style-name="T1745">鹲</text:span>&lt;/span&gt;&lt;span&gt;&lt;br&gt;&lt;/span&gt;&lt;span&gt;&lt;br&gt;&lt;/span&gt;&lt;span style="color: #d89000"&gt;<text:span text:style-name="T1746">鹲</text:span>&lt;/span&gt;&lt;span&gt;&lt;br&gt;&lt;/span&gt;&lt;span&gt;&lt;br&gt;&lt;/span&gt;&lt;span style="color: #d89000"&gt;<text:span text:style-name="T1747">牦</text:span>&lt;/span&gt;&lt;span style="color: #d89000"&gt;<text:span text:style-name="T1748">牦</text:span>&lt;/span&gt;&lt;span style="color: #d89000"&gt;<text:span text:style-name="T1749">锚</text:span>&lt;/span&gt;&lt;span&gt;&lt;br&gt;&lt;/span&gt;&lt;span&gt;&lt;br&gt;&lt;/span&gt;&lt;span style="color: #0000ff"&gt;<text:span text:style-name="T1750">贸</text:span>&lt;/span&gt;&lt;span&gt;&lt;br&gt;&lt;/span&gt;&lt;span&gt;&lt;br&gt;&lt;/span&gt;&lt;span style="color: #00a000"&gt;<text:span text:style-name="T1751">铆</text:span>&lt;/span&gt;&lt;span&gt;&lt;br&gt;&lt;/span&gt;&lt;span&gt;&lt;br&gt;&lt;/span&gt;&lt;span style="color: #ff0000"&gt;<text:span text:style-name="T1752">猫</text:span>&lt;/span&gt;&lt;span&gt;&lt;br&gt;&lt;/span&gt;&lt;span&gt;&lt;br&gt;&lt;/span&gt;&lt;span style="color: #000000"&gt;<text:span text:style-name="T1753">么</text:span>&lt;/span&gt;&lt;span&gt;&lt;br&gt;&lt;/span&gt;&lt;span&gt;&lt;br&gt;&lt;/span&gt;&lt;span style="color: #d89000"&gt;<text:span text:style-name="T1754">没</text:span>&lt;/span&gt;&lt;span style="color: #d89000"&gt;<text:span text:style-name="T1755">镅</text:span>&lt;/span&gt;&lt;span style="color: #d89000"&gt;<text:span text:style-name="T1756">霉</text:span><text:soft-page-break/>&lt;/span&gt;&lt;span&gt;&lt;br&gt;&lt;/span&gt;&lt;span&gt;&lt;br&gt;&lt;/span&gt;&lt;span style="color: #0000ff"&gt;<text:span text:style-name="T1757">谜</text:span>&lt;/span&gt;&lt;span&gt;&lt;br&gt;&lt;/span&gt;&lt;span&gt;&lt;br&gt;&lt;/span&gt;&lt;span style="color: #00a000"&gt;<text:span text:style-name="T1758">镁</text:span>&lt;/span&gt;&lt;span&gt;&lt;br&gt;&lt;/span&gt;&lt;span&gt;&lt;br&gt;&lt;/span&gt;&lt;span style="color: #000000"&gt;<text:span text:style-name="T1759">们</text:span>&lt;/span&gt;&lt;span&gt;&lt;br&gt;&lt;/span&gt;&lt;span&gt;&lt;br&gt;&lt;/span&gt;&lt;span style="color: #d89000"&gt;<text:span text:style-name="T1760">门</text:span>&lt;/span&gt;&lt;span style="color: #000000"&gt;<text:span text:style-name="T1761">们</text:span>&lt;/span&gt;&lt;span style="color: #d89000"&gt;<text:span text:style-name="T1762">扪</text:span>&lt;/span&gt;&lt;span style="color: #d89000"&gt;<text:span text:style-name="T1763">钔</text:span>&lt;/span&gt;&lt;span&gt;<text:span text:style-name="T1764">𫞩</text:span>&lt;/span&gt;&lt;span&gt;&lt;br&gt;&lt;/span&gt;&lt;span&gt;&lt;br&gt;&lt;/span&gt;&lt;span style="color: #ff0000"&gt;<text:span text:style-name="T1765">闷</text:span>&lt;/span&gt;&lt;span style="color: #0000ff"&gt;<text:span text:style-name="T1766">焖</text:span>&lt;/span&gt;&lt;span style="color: #0000ff"&gt;<text:span text:style-name="T1767">懑</text:span>&lt;/span&gt;&lt;span&gt;&lt;br&gt;&lt;/span&gt;&lt;span&gt;&lt;br&gt;&lt;/span&gt;&lt;span&gt;&lt;br&gt;&lt;/span&gt;&lt;span&gt;&lt;br&gt;&lt;/span&gt;&lt;span style="color: #ff0000"&gt;<text:span text:style-name="T1768">闷</text:span>&lt;/span&gt;&lt;span style="color: #0000ff"&gt;<text:span text:style-name="T1769">焖</text:span>&lt;/span&gt;&lt;span&gt;&lt;br&gt;&lt;/span&gt;&lt;span&gt;&lt;br&gt;&lt;/span&gt;&lt;span style="color: #00a000"&gt;<text:span text:style-name="T1770">蒙</text:span>&lt;/span&gt;&lt;span style="color: #00a000"&gt;<text:span text:style-name="T1771">蒙</text:span>&lt;/span&gt;&lt;span style="color: #00a000"&gt;<text:span text:style-name="T1772">蒙</text:span>&lt;/span&gt;&lt;span style="color: #d89000"&gt;<text:span text:style-name="T1773">鹲</text:span>&lt;/span&gt;&lt;span&gt;<text:span text:style-name="T1774">𫑡</text:span>&lt;/span&gt;&lt;span&gt;&lt;br&gt;&lt;/span&gt;&lt;span&gt;&lt;br&gt;&lt;/span&gt;&lt;span style="color: #0000ff"&gt;<text:span text:style-name="T1775">梦</text:span>&lt;/span&gt;&lt;span&gt;&lt;br&gt;&lt;/span&gt;&lt;span&gt;&lt;br&gt;&lt;/span&gt;&lt;span style="color: #00a000"&gt;<text:span text:style-name="T1776">锰</text:span>&lt;/span&gt;&lt;span&gt;<text:span text:style-name="T1777">𫑡</text:span>&lt;/span&gt;&lt;span style="color: #d89000"&gt;<text:span text:style-name="T1778">鹲</text:span>&lt;/span&gt;&lt;span style="color: #00a000"&gt;<text:span text:style-name="T1779">蒙</text:span>&lt;/span&gt;&lt;span&gt;&lt;br&gt;&lt;/span&gt;&lt;span&gt;&lt;br&gt;&lt;/span&gt;&lt;span style="color: #00a000"&gt;<text:span text:style-name="T1780">蒙</text:span>&lt;/span&gt;&lt;span&gt;&lt;br&gt;&lt;/span&gt;&lt;span&gt;&lt;br&gt;&lt;/span&gt;&lt;span style="color: #0000ff"&gt;<text:span text:style-name="T1781">谜</text:span>&lt;/span&gt;&lt;span style="color: #d89000"&gt;<text:span text:style-name="T1782">弥</text:span>&lt;/span&gt;&lt;span style="color: #d89000"&gt;<text:span text:style-name="T1783">祢</text:span>&lt;/span&gt;&lt;span style="color: #d89000"&gt;<text:span text:style-name="T1784">弥</text:span>&lt;/span&gt;&lt;span style="color: #d89000"&gt;<text:span text:style-name="T1785">猕</text:span>&lt;/span&gt;&lt;span&gt;&lt;br&gt;&lt;/span&gt;&lt;span&gt;&lt;br&gt;&lt;/span&gt;&lt;span style="color: #0000ff"&gt;<text:span text:style-name="T1786">幂</text:span>&lt;/span&gt;&lt;span style="color: #0000ff"&gt;<text:span text:style-name="T1787">秘</text:span>&lt;/span&gt;&lt;span style="color: #0000ff"&gt;<text:span text:style-name="T1788">谧</text:span>&lt;/span&gt;&lt;span style="color: #0000ff"&gt;<text:span text:style-name="T1789">觅</text:span>&lt;/span&gt;&lt;span style="color: #0000ff"&gt;<text:span text:style-name="T1790">谜</text:span>&lt;/span&gt;&lt;span&gt;&lt;br&gt;&lt;/span&gt;&lt;span&gt;&lt;br&gt;&lt;/span&gt;&lt;span style="color: #00a000"&gt;<text:span text:style-name="T1791">芈</text:span>&lt;/span&gt;&lt;span style="color: #d89000"&gt;<text:span text:style-name="T1792">弥</text:span>&lt;/span&gt;&lt;span&gt;&lt;br&gt;&lt;/span&gt;&lt;span&gt;&lt;br&gt;&lt;/span&gt;&lt;span&gt;&lt;br&gt;&lt;/span&gt;&lt;span&gt;&lt;br&gt;&lt;/span&gt;&lt;span style="color: #d89000"&gt;<text:span text:style-name="T1793">绵</text:span>&lt;/span&gt;&lt;span&gt;&lt;br&gt;&lt;/span&gt;&lt;span&gt;&lt;br&gt;&lt;/span&gt;&lt;span style="color: #0000ff"&gt;<text:span text:style-name="T1794">面</text:span>&lt;/span&gt;&lt;span&gt;&lt;br&gt;&lt;/span&gt;&lt;span&gt;&lt;br&gt;&lt;/span&gt;&lt;span&gt;<text:span text:style-name="T1795">𩾃</text:span>&lt;/span&gt;&lt;span style="color: #00a000"&gt;<text:span text:style-name="T1796">缅</text:span>&lt;/span&gt;&lt;span style="color: #00a000"&gt;<text:span text:style-name="T1797">腼</text:span>&lt;/span&gt;&lt;span&gt;&lt;br&gt;&lt;/span&gt;&lt;span&gt;&lt;br&gt;&lt;/span&gt;&lt;span&gt;&lt;br&gt;&lt;/span&gt;&lt;span&gt;&lt;br&gt;&lt;/span&gt;&lt;span style="color: #0000ff"&gt;<text:span text:style-name="T1798">庙</text:span>&lt;/span&gt;&lt;span style="color: #0000ff"&gt;<text:span text:style-name="T1799">缪</text:span>&lt;/span&gt;&lt;span&gt;&lt;br&gt;&lt;/span&gt;&lt;span&gt;&lt;br&gt;&lt;/span&gt;&lt;span style="color: #00a000"&gt;<text:span text:style-name="T1800">缈</text:span>&lt;/span&gt;&lt;span&gt;&lt;br&gt;&lt;/span&gt;&lt;span&gt;&lt;br&gt;&lt;/span&gt;&lt;span&gt;&lt;br&gt;&lt;/span&gt;&lt;span&gt;&lt;br&gt;&lt;/span&gt;&lt;span style="color: #0000ff"&gt;<text:span text:style-name="T1801">灭</text:span>&lt;/span&gt;&lt;span style="color: #0000ff"&gt;<text:span text:style-name="T1802">蔑</text:span>&lt;/span&gt;&lt;span&gt;&lt;br&gt;&lt;/span&gt;&lt;span&gt;&lt;br&gt;&lt;/span&gt;&lt;span style="color: #00a000"&gt;<text:span text:style-name="T1803">芈</text:span>&lt;/span&gt;&lt;span&gt;&lt;br&gt;&lt;/span&gt;&lt;span&gt;&lt;br&gt;&lt;/span&gt;&lt;span style="color: #d89000"&gt;<text:span text:style-name="T1804">缗</text:span>&lt;/span&gt;&lt;span<text:s/><text:soft-page-break/>style="color: #00a000"&gt;<text:span text:style-name="T1805">闽</text:span>&lt;/span&gt;&lt;span&gt;&lt;br&gt;&lt;/span&gt;&lt;span&gt;&lt;br&gt;&lt;/span&gt;&lt;span style="color: #00a000"&gt;<text:span text:style-name="T1806">鳘</text:span>&lt;/span&gt;&lt;span style="color: #00a000"&gt;<text:span text:style-name="T1807">闵</text:span>&lt;/span&gt;&lt;span style="color: #00a000"&gt;<text:span text:style-name="T1808">悯</text:span>&lt;/span&gt;&lt;span style="color: #00a000"&gt;<text:span text:style-name="T1809">黾</text:span>&lt;/span&gt;&lt;span style="color: #d89000"&gt;<text:span text:style-name="T1810">渑</text:span>&lt;/span&gt;&lt;span style="color: #00a000"&gt;<text:span text:style-name="T1811">闽</text:span>&lt;/span&gt;&lt;span&gt;&lt;br&gt;&lt;/span&gt;&lt;span&gt;&lt;br&gt;&lt;/span&gt;&lt;span style="color: #d89000"&gt;<text:span text:style-name="T1812">铭</text:span>&lt;/span&gt;&lt;span style="color: #d89000"&gt;<text:span text:style-name="T1813">鸣</text:span>&lt;/span&gt;&lt;span&gt;&lt;br&gt;&lt;/span&gt;&lt;span&gt;&lt;br&gt;&lt;/span&gt;&lt;span&gt;&lt;br&gt;&lt;/span&gt;&lt;span&gt;&lt;br&gt;&lt;/span&gt;&lt;span&gt;<text:span text:style-name="T1814">𫑡</text:span>&lt;/span&gt;&lt;span&gt;&lt;br&gt;&lt;/span&gt;&lt;span&gt;&lt;br&gt;&lt;/span&gt;&lt;span style="color: #0000ff"&gt;<text:span text:style-name="T1815">缪</text:span>&lt;/span&gt;&lt;span style="color: #0000ff"&gt;<text:span text:style-name="T1816">谬</text:span>&lt;/span&gt;&lt;span&gt;&lt;br&gt;&lt;/span&gt;&lt;span&gt;&lt;br&gt;&lt;/span&gt;&lt;span style="color: #d89000"&gt;<text:span text:style-name="T1817">无</text:span>&lt;/span&gt;&lt;span style="color: #000000"&gt;<text:span text:style-name="T1818">么</text:span>&lt;/span&gt;&lt;span style="color: #d89000"&gt;<text:span text:style-name="T1819">谟</text:span>&lt;/span&gt;&lt;span style="color: #d89000"&gt;<text:span text:style-name="T1820">馍</text:span>&lt;/span&gt;&lt;span&gt;&lt;br&gt;&lt;/span&gt;&lt;span&gt;&lt;br&gt;&lt;/span&gt;&lt;span style="color: #d89000"&gt;<text:span text:style-name="T1821">没</text:span>&lt;/span&gt;&lt;span style="color: #0000ff"&gt;<text:span text:style-name="T1822">殁</text:span>&lt;/span&gt;&lt;span style="color: #0000ff"&gt;<text:span text:style-name="T1823">脉</text:span>&lt;/span&gt;&lt;span&gt;<text:span text:style-name="T1824">𫌪</text:span>&lt;/span&gt;&lt;span style="color: #0000ff"&gt;<text:span text:style-name="T1825">霡</text:span>&lt;/span&gt;&lt;span style="color: #0000ff"&gt;<text:span text:style-name="T1826">麦</text:span>&lt;/span&gt;&lt;span style="color: #0000ff"&gt;<text:span text:style-name="T1827">镆</text:span>&lt;/span&gt;&lt;span style="color: #0000ff"&gt;<text:span text:style-name="T1828">蓦</text:span>&lt;/span&gt;&lt;span&gt;&lt;br&gt;&lt;/span&gt;&lt;span&gt;&lt;br&gt;&lt;/span&gt;&lt;span&gt;&lt;br&gt;&lt;/span&gt;&lt;span&gt;&lt;br&gt;&lt;/span&gt;&lt;span&gt;&lt;br&gt;&lt;/span&gt;&lt;span&gt;&lt;br&gt;&lt;/span&gt;&lt;span style="color: #d89000"&gt;<text:span text:style-name="T1829">谋</text:span>&lt;/span&gt;&lt;span style="color: #0000ff"&gt;<text:span text:style-name="T1830">缪</text:span>&lt;/span&gt;&lt;span&gt;&lt;br&gt;&lt;/span&gt;&lt;span&gt;&lt;br&gt;&lt;/span&gt;&lt;span style="color: #0000ff"&gt;<text:span text:style-name="T1831">贸</text:span>&lt;/span&gt;&lt;span&gt;&lt;br&gt;&lt;/span&gt;&lt;span&gt;&lt;br&gt;&lt;/span&gt;&lt;span style="color: #00a000"&gt;<text:span text:style-name="T1832">亩</text:span>&lt;/span&gt;&lt;span&gt;&lt;br&gt;&lt;/span&gt;&lt;span&gt;&lt;br&gt;&lt;/span&gt;&lt;span&gt;&lt;br&gt;&lt;/span&gt;&lt;span&gt;&lt;br&gt;&lt;/span&gt;&lt;span style="color: #0000ff"&gt;<text:span text:style-name="T1833">钼</text:span>&lt;/span&gt;&lt;span style="color: #0000ff"&gt;<text:span text:style-name="T1834">缪</text:span>&lt;/span&gt;&lt;span style="color: #0000ff"&gt;<text:span text:style-name="T1835">鹜</text:span>&lt;/span&gt;&lt;span&gt;&lt;br&gt;&lt;/span&gt;&lt;span&gt;&lt;br&gt;&lt;/span&gt;&lt;span style="color: #00a000"&gt;<text:span text:style-name="T1836">亩</text:span>&lt;/span&gt;&lt;span&gt;&lt;br&gt;&lt;/span&gt;&lt;span&gt;&lt;br&gt;&lt;/span&gt;&lt;span&gt;&lt;br&gt;&lt;/span&gt;&lt;span&gt;&lt;br&gt;&lt;/span&gt;&lt;span&gt;&lt;br&gt;&lt;/span&gt;&lt;span&gt;&lt;br&gt;&lt;/span&gt;&lt;span style="color: #0000ff"&gt;<text:span text:style-name="T1837">内</text:span>&lt;/span&gt;&lt;span style="color: #0000ff"&gt;<text:span text:style-name="T1838">呐</text:span>&lt;/span&gt;&lt;span style="color: #0000ff"&gt;<text:span text:style-name="T1839">纳</text:span>&lt;/span&gt;&lt;span style="color: #0000ff"&gt;<text:span text:style-name="T1840">讷</text:span>&lt;/span&gt;&lt;span&gt;<text:span text:style-name="T1841">𫐇</text:span>&lt;/span&gt;&lt;span style="color: #0000ff"&gt;<text:span text:style-name="T1842">钠</text:span>&lt;/span&gt;&lt;span&gt;&lt;br&gt;&lt;/span&gt;&lt;span&gt;&lt;br&gt;&lt;/span&gt;&lt;span&gt;&lt;br&gt;&lt;/span&gt;&lt;span&gt;&lt;br&gt;&lt;/span&gt;&lt;span&gt;&lt;br&gt;&lt;/span&gt;&lt;span&gt;&lt;br&gt;&lt;/span&gt;&lt;span style="color: #d89000"&gt;<text:span text:style-name="T1843">镎</text:span>&lt;/span&gt;&lt;span&gt;&lt;br&gt;&lt;/span&gt;&lt;span&gt;&lt;br&gt;&lt;/span&gt;&lt;span&gt;&lt;br&gt;&lt;/span&gt;&lt;span&gt;&lt;br&gt;&lt;/span&gt;&lt;span style="color: #d89000"&gt;<text:span text:style-name="T1844">难</text:span>&lt;/span&gt;&lt;span&gt;&lt;br&gt;&lt;/span&gt;&lt;span&gt;&lt;br&gt;&lt;/span&gt;&lt;span style="color: #d89000"&gt;<text:span text:style-name="T1845">难</text:span>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 style="color: #d89000"&gt;<text:span text:style-name="T1846">挠</text:span>&lt;/span&gt;&lt;span style="color: #d89000"&gt;<text:span text:style-name="T1847">桡</text:span>&lt;/span&gt;&lt;span&gt;<text:span text:style-name="T1848">𫍢</text:span>&lt;/span&gt;&lt;span style="color: #d89000"&gt;<text:span text:style-name="T1849">铙</text:span>&lt;/span&gt;&lt;span&gt;<text:span text:style-name="T1850">𢙐</text:span>&lt;/span&gt;&lt;span&gt;&lt;br&gt;&lt;/span&gt;&lt;span&gt;&lt;br&gt;&lt;/span&gt;&lt;span style="color: #0000ff"&gt;<text:span text:style-name="T1851">闹</text:span>&lt;/span&gt;&lt;span&gt;&lt;br&gt;&lt;/span&gt;&lt;span&gt;&lt;br&gt;&lt;/span&gt;&lt;span style="color:<text:s/><text:soft-page-break/>#00a000"&gt;<text:span text:style-name="T1852">恼</text:span>&lt;/span&gt;&lt;span style="color: #00a000"&gt;<text:span text:style-name="T1853">脑</text:span>&lt;/span&gt;&lt;span&gt;&lt;br&gt;&lt;/span&gt;&lt;span&gt;&lt;br&gt;&lt;/span&gt;&lt;span&gt;&lt;br&gt;&lt;/span&gt;&lt;span&gt;&lt;br&gt;&lt;/span&gt;&lt;span&gt;&lt;br&gt;&lt;/span&gt;&lt;span&gt;&lt;br&gt;&lt;/span&gt;&lt;span style="color: #0000ff"&gt;<text:span text:style-name="T1854">讷</text:span>&lt;/span&gt;&lt;span&gt;&lt;br&gt;&lt;/span&gt;&lt;span&gt;&lt;br&gt;&lt;/span&gt;&lt;span style="color: #0000ff"&gt;<text:span text:style-name="T1855">内</text:span>&lt;/span&gt;&lt;span&gt;&lt;br&gt;&lt;/span&gt;&lt;span&gt;&lt;br&gt;&lt;/span&gt;&lt;span style="color: #00a000"&gt;<text:span text:style-name="T1856">馁</text:span>&lt;/span&gt;&lt;span&gt;&lt;br&gt;&lt;/span&gt;&lt;span&gt;&lt;br&gt;&lt;/span&gt;&lt;span&gt;&lt;br&gt;&lt;/span&gt;&lt;span&gt;&lt;br&gt;&lt;/span&gt;&lt;span&gt;&lt;br&gt;&lt;/span&gt;&lt;span&gt;&lt;br&gt;&lt;/span&gt;&lt;span style="color: #d89000"&gt;<text:span text:style-name="T1857">铌</text:span>&lt;/span&gt;&lt;span style="color: #d89000"&gt;<text:span text:style-name="T1858">儿</text:span>&lt;/span&gt;&lt;span&gt;<text:span text:style-name="T1859">𫐐</text:span>&lt;/span&gt;&lt;span style="color: #d89000"&gt;<text:span text:style-name="T1860">鲵</text:span>&lt;/span&gt;&lt;span&gt;<text:span text:style-name="T1861">𫠜</text:span>&lt;/span&gt;&lt;span&gt;&lt;br&gt;&lt;/span&gt;&lt;span&gt;&lt;br&gt;&lt;/span&gt;&lt;span style="color: #0000ff"&gt;<text:span text:style-name="T1862">腻</text:span>&lt;/span&gt;&lt;span&gt;&lt;br&gt;&lt;/span&gt;&lt;span&gt;&lt;br&gt;&lt;/span&gt;&lt;span style="color: #00a000"&gt;<text:span text:style-name="T1863">拟</text:span>&lt;/span&gt;&lt;span style="color: #d89000"&gt;<text:span text:style-name="T1864">祢</text:span>&lt;/span&gt;&lt;span&gt;&lt;br&gt;&lt;/span&gt;&lt;span&gt;&lt;br&gt;&lt;/span&gt;&lt;span style="color: #d89000"&gt;<text:span text:style-name="T1865">鲇</text:span>&lt;/span&gt;&lt;span style="color: #d89000"&gt;<text:span text:style-name="T1866">鲶</text:span>&lt;/span&gt;&lt;span&gt;&lt;br&gt;&lt;/span&gt;&lt;span&gt;&lt;br&gt;&lt;/span&gt;&lt;span style="color: #0000ff"&gt;<text:span text:style-name="T1867">念</text:span>&lt;/span&gt;&lt;span&gt;&lt;br&gt;&lt;/span&gt;&lt;span&gt;&lt;br&gt;&lt;/span&gt;&lt;span style="color: #00a000"&gt;<text:span text:style-name="T1868">辇</text:span>&lt;/span&gt;&lt;span style="color: #00a000"&gt;<text:span text:style-name="T1869">撵</text:span>&lt;/span&gt;&lt;span style="color: #00a000"&gt;<text:span text:style-name="T1870">辗</text:span>&lt;/span&gt;&lt;span&gt;&lt;br&gt;&lt;/span&gt;&lt;span&gt;&lt;br&gt;&lt;/span&gt;&lt;span&gt;&lt;br&gt;&lt;/span&gt;&lt;span&gt;&lt;br&gt;&lt;/span&gt;&lt;span style="color: #d89000"&gt;<text:span text:style-name="T1871">娘</text:span>&lt;/span&gt;&lt;span&gt;&lt;br&gt;&lt;/span&gt;&lt;span&gt;&lt;br&gt;&lt;/span&gt;&lt;span style="color: #0000ff"&gt;<text:span text:style-name="T1872">酿</text:span>&lt;/span&gt;&lt;span&gt;&lt;br&gt;&lt;/span&gt;&lt;span&gt;&lt;br&gt;&lt;/span&gt;&lt;span&gt;&lt;br&gt;&lt;/span&gt;&lt;span&gt;&lt;br&gt;&lt;/span&gt;&lt;span style="color: #00a000"&gt;<text:span text:style-name="T1873">鸟</text:span>&lt;/span&gt;&lt;span style="color: #00a000"&gt;<text:span text:style-name="T1874">茑</text:span>&lt;/span&gt;&lt;span style="color: #00a000"&gt;<text:span text:style-name="T1875">袅</text:span>&lt;/span&gt;&lt;span style="color: #00a000"&gt;<text:span text:style-name="T1876">袅</text:span>&lt;/span&gt;&lt;span&gt;&lt;br&gt;&lt;/span&gt;&lt;span&gt;&lt;br&gt;&lt;/span&gt;&lt;span&gt;&lt;br&gt;&lt;/span&gt;&lt;span&gt;&lt;br&gt;&lt;/span&gt;&lt;span&gt;<text:span text:style-name="T1877">𫔶</text:span>&lt;/span&gt;&lt;span style="color: #0000ff"&gt;<text:span text:style-name="T1878">镍</text:span>&lt;/span&gt;&lt;span style="color: #0000ff"&gt;<text:span text:style-name="T1879">陧</text:span>&lt;/span&gt;&lt;span style="color: #0000ff"&gt;<text:span text:style-name="T1880">业</text:span>&lt;/span&gt;&lt;span style="color: #0000ff"&gt;<text:span text:style-name="T1881">聂</text:span>&lt;/span&gt;&lt;span style="color:<text:s/><text:span text:style-name="T1882">#0000ff"&gt;</text:span><text:span text:style-name="T1883">摄</text:span><text:span text:style-name="T1884">&lt;/span&gt;&lt;span style="color: #0000ff"&gt;</text:span><text:span text:style-name="T1885">嗫</text:span><text:span text:style-name="T1886">&lt;/span&gt;&lt;span style="color: #0000ff"&gt;</text:span><text:span text:style-name="T1887">蹑</text:span><text:span text:style-name="T1888">&lt;/span&gt;&lt;span style="color: #0000ff"&gt;</text:span><text:span text:style-name="T1889">镊</text:span><text:span text:style-name="T1890">&lt;/span&gt;&lt;span style="color: #0000ff"&gt;</text:span><text:span text:style-name="T1891">颞</text:span><text:span text:style-name="T1892">&lt;/span&gt;&lt;span style="color: #0000ff"&gt;</text:span><text:span text:style-name="T1893">蘖</text:span><text:span text:style-name="T1894">&lt;/span&gt;&lt;span&gt;</text:span><text:span text:style-name="T1895">𥬞</text:span><text:span text:style-name="T1896">&lt;/span&gt;&lt;span style="color: #0000ff"&gt;</text:span><text:span text:style-name="T1897">啮</text:span><text:span text:style-name="T1898">&lt;/span&gt;</text:span></text:p>
      <text:p text:style-name="Normal">&lt;span style="color: #0000ff"&gt;<text:span text:style-name="T1899">宁</text:span>&lt;/span&gt;&lt;span style="color: #0000ff"&gt;<text:span text:style-name="T1900">宁</text:span>&lt;/span&gt;&lt;span style="color: #0000ff"&gt;<text:span text:style-name="T1901">拧</text:span>&lt;/span&gt;&lt;span style="color: #d89000"&gt;<text:span text:style-name="T1902">咛</text:span>&lt;/span&gt;&lt;span style="color: #d89000"&gt;<text:span text:style-name="T1903">狞</text:span>&lt;/span&gt;&lt;span style="color: #d89000"&gt;<text:span text:style-name="T1904">柠</text:span>&lt;/span&gt;&lt;span style="color: #d89000"&gt;<text:span text:style-name="T1905">聍</text:span>&lt;/span&gt;&lt;span&gt;&lt;br&gt;&lt;/span&gt;&lt;span&gt;&lt;br&gt;&lt;/span&gt;&lt;span style="color: #0000ff"&gt;<text:span text:style-name="T1906">宁</text:span>&lt;/span&gt;&lt;span style="color: #0000ff"&gt;<text:span text:style-name="T1907">宁</text:span>&lt;/span&gt;&lt;span style="color: #0000ff"&gt;<text:span text:style-name="T1908">泞</text:span>&lt;/span&gt;&lt;span style="color: #0000ff"&gt;<text:span text:style-name="T1909">拧</text:span>&lt;/span&gt;&lt;span&gt;&lt;br&gt;&lt;/span&gt;&lt;span&gt;&lt;br&gt;&lt;/span&gt;&lt;span style="color: #0000ff"&gt;<text:span text:style-name="T1910">拧</text:span>&lt;/span&gt;&lt;span&gt;&lt;br&gt;&lt;/span&gt;&lt;span&gt;&lt;br&gt;&lt;/span&gt;&lt;span&gt;&lt;br&gt;&lt;/span&gt;&lt;span&gt;&lt;br&gt;&lt;/span&gt;&lt;span&gt;&lt;br&gt;&lt;<text:soft-page-break/>/span&gt;&lt;span&gt;&lt;br&gt;&lt;/span&gt;&lt;span style="color: #00a000"&gt;<text:span text:style-name="T1911">纽</text:span>&lt;/span&gt;&lt;span style="color: #00a000"&gt;<text:span text:style-name="T1912">钮</text:span>&lt;/span&gt;&lt;span&gt;&lt;br&gt;&lt;/span&gt;&lt;span&gt;&lt;br&gt;&lt;/span&gt;&lt;span&gt;&lt;br&gt;&lt;/span&gt;&lt;span&gt;&lt;br&gt;&lt;/span&gt;&lt;span style="color: #d89000"&gt;<text:span text:style-name="T1913">农</text:span>&lt;/span&gt;&lt;span style="color: #d89000"&gt;<text:span text:style-name="T1914">侬</text:span>&lt;/span&gt;&lt;span style="color: #d89000"&gt;<text:span text:style-name="T1915">浓</text:span>&lt;/span&gt;&lt;span&gt;<text:span text:style-name="T1916">𢙐</text:span>&lt;/span&gt;&lt;span style="color: #d89000"&gt;<text:span text:style-name="T1917">哝</text:span>&lt;/span&gt;&lt;span style="color: #d89000"&gt;<text:span text:style-name="T1918">脓</text:span>&lt;/span&gt;&lt;span style="color: #d89000"&gt;<text:span text:style-name="T1919">秾</text:span>&lt;/span&gt;&lt;span&gt;&lt;br&gt;&lt;/span&gt;&lt;span&gt;&lt;br&gt;&lt;/span&gt;&lt;span&gt;&lt;br&gt;&lt;/span&gt;&lt;span&gt;&lt;br&gt;&lt;/span&gt;&lt;span&gt;<text:span text:style-name="T1920">𫍦</text:span>&lt;/span&gt;&lt;span&gt;&lt;br&gt;&lt;/span&gt;&lt;span&gt;&lt;br&gt;&lt;/span&gt;&lt;span&gt;&lt;br&gt;&lt;/span&gt;&lt;span&gt;&lt;br&gt;&lt;/span&gt;&lt;span style="color: #d89000"&gt;<text:span text:style-name="T1921">驽</text:span>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 style="color: #00a000"&gt;<text:span text:style-name="T1922">钕</text:span>&lt;/span&gt;&lt;span&gt;&lt;br&gt;&lt;/span&gt;&lt;span&gt;&lt;br&gt;&lt;/span&gt;&lt;span&gt;<text:span text:style-name="T1923">𫗬</text:span>&lt;/span&gt;&lt;span&gt;&lt;br&gt;&lt;/span&gt;&lt;span&gt;&lt;br&gt;&lt;/span&gt;&lt;span style="color: #0000ff"&gt;<text:span text:style-name="T1924">疟</text:span>&lt;/span&gt;&lt;span style="color: #0000ff"&gt;<text:span text:style-name="T1925">谑</text:span>&lt;/span&gt;&lt;span&gt;&lt;br&gt;&lt;/span&gt;&lt;span&gt;&lt;br&gt;&lt;/span&gt;&lt;span&gt;&lt;br&gt;&lt;/span&gt;&lt;span&gt;&lt;br&gt;&lt;/span&gt;&lt;span style="color: #d89000"&gt;<text:span text:style-name="T1926">傩</text:span>&lt;/span&gt;&lt;span&gt;&lt;br&gt;&lt;/span&gt;&lt;span&gt;&lt;br&gt;&lt;/span&gt;&lt;span style="color: #0000ff"&gt;<text:span text:style-name="T1927">诺</text:span>&lt;/span&gt;&lt;span style="color: #0000ff"&gt;<text:span text:style-name="T1928">锘</text:span>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 style="color: #ff0000"&gt;<text:span text:style-name="T1929">沤</text:span>&lt;/span&gt;&lt;span style="color: #00a000"&gt;<text:span text:style-name="T1930">呕</text:span>&lt;/span&gt;&lt;span&gt;&lt;br&gt;&lt;/span&gt;&lt;span&gt;&lt;br&gt;&lt;/span&gt;&lt;span style="color: #00a000"&gt;<text:span text:style-name="T1931">呕</text:span>&lt;/span&gt;&lt;span style="color: #ff0000"&gt;<text:span text:style-name="T1932">欧</text:span>&lt;/span&gt;&lt;span&gt;&lt;br&gt;&lt;/span&gt;&lt;span&gt;&lt;br&gt;&lt;/span&gt;&lt;span style="color: #ff0000"&gt;<text:span text:style-name="T1933">区</text:span>&lt;/span&gt;&lt;span style="color: #ff0000"&gt;<text:span text:style-name="T1934">沤</text:span>&lt;/span&gt;&lt;span style="color: #00a000"&gt;<text:span text:style-name="T1935">呕</text:span>&lt;/span&gt;&lt;span style="color: #ff0000"&gt;<text:span text:style-name="T1936">欧</text:span>&lt;/span&gt;&lt;span style="color: #ff0000"&gt;<text:span text:style-name="T1937">殴</text:span>&lt;/span&gt;&lt;span style="color: #ff0000"&gt;<text:span text:style-name="T1938">瓯</text:span>&lt;/span&gt;&lt;span style="color: #ff0000"&gt;<text:span text:style-name="T1939">讴</text:span>&lt;/span&gt;&lt;span style="color: #ff0000"&gt;<text:span text:style-name="T1940">鸥</text:span>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 style="color: #d89000"&gt;<text:span text:style-name="T1941">盘</text:span>&lt;/span&gt;&lt;span style="color: #d89000"&gt;<text:span text:style-name="T1942">蹒</text:span>&lt;/span&gt;&lt;span&gt;&lt;br&gt;&lt;/span&gt;&lt;span&gt;&lt;br&gt;&lt;/span&gt;&lt;span&gt;&lt;br&gt;&lt;/span&gt;&lt;span&gt;&lt;br&gt;&lt;/span&gt;&lt;span&gt;&lt;br&gt;&lt;/span&gt;&lt;span&gt;&lt;br&gt;&lt;/span&gt;&lt;span style="color: #d89000"&gt;<text:span text:style-name="T1943">庞</text:span>&lt;/span&gt;&lt;span&gt;&lt;br&gt;&lt;/span&gt;&lt;span&gt;&lt;br&gt;&lt;/span&gt;&lt;span&gt;&lt;br&gt;&lt;/span&gt;&lt;span&gt;&lt;br&gt;&lt;/span&gt;&lt;span&gt;&lt;br&gt;&lt;/span&gt;&lt;span&gt;&lt;br&gt;&lt;/span&gt;&lt;span style="color: #ff0000"&gt;<text:span text:style-name="T1944">飑</text:span>&lt;/span&gt;&lt;span style="color: #ff0000"&gt;<text:span text:style-name="T1945">龅</text:span>&lt;/span&gt;&lt;span&gt;&lt;br&gt;&lt;/span&gt;&lt;span&gt;&lt;br&gt;&lt;/span&gt;&lt;span style="color: #0000ff"&gt;<text:span text:style-name="T1946">疱</text:span>&lt;/span&gt;&lt;span&gt;&lt;br&gt;&lt;/span&gt;&lt;span&gt;&lt;br&gt;&lt;/span&gt;&lt;span&gt;&lt;br&gt;&lt;/span&gt;&lt;span&gt;&lt;br&gt;&lt;/span&gt;&lt;span style="color: #ff0000"&gt;<text:span text:style-name="T1947">抛</text:span>&lt;/span&gt;&lt;span&gt;&lt;br&gt;&lt;/span&gt;&lt;span&gt;&lt;br&gt;&lt;/span&gt;&lt;span style="color:<text:s/><text:soft-page-break/>#d89000"&gt;<text:span text:style-name="T1948">赔</text:span>&lt;/span&gt;&lt;span&gt;&lt;br&gt;&lt;/span&gt;&lt;span&gt;&lt;br&gt;&lt;/span&gt;&lt;span style="color: #0000ff"&gt;<text:span text:style-name="T1949">辔</text:span>&lt;/span&gt;&lt;span&gt;&lt;br&gt;&lt;/span&gt;&lt;span&gt;&lt;br&gt;&lt;/span&gt;&lt;span&gt;&lt;br&gt;&lt;/span&gt;&lt;span&gt;&lt;br&gt;&lt;/span&gt;&lt;span&gt;&lt;br&gt;&lt;/span&gt;&lt;span&gt;&lt;br&gt;&lt;/span&gt;&lt;span style="color: #ff0000"&gt;<text:span text:style-name="T1950">喷</text:span>&lt;/span&gt;&lt;span&gt;&lt;br&gt;&lt;/span&gt;&lt;span&gt;&lt;br&gt;&lt;/span&gt;&lt;span&gt;<text:span text:style-name="T1951">𣸣</text:span>&lt;/span&gt;&lt;span style="color: #ff0000"&gt;<text:span text:style-name="T1952">喷</text:span>&lt;/span&gt;&lt;span&gt;&lt;br&gt;&lt;/span&gt;&lt;span&gt;&lt;br&gt;&lt;/span&gt;&lt;span style="color: #d89000"&gt;<text:span text:style-name="T1953">鹏</text:span>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 style="color: #ff0000"&gt;<text:span text:style-name="T1954">纰</text:span>&lt;/span&gt;&lt;span style="color: #d89000"&gt;<text:span text:style-name="T1955">铍</text:span>&lt;/span&gt;&lt;span style="color: #0000ff"&gt;<text:span text:style-name="T1956">罢</text:span>&lt;/span&gt;&lt;span style="color: #d89000"&gt;<text:span text:style-name="T1957">罴</text:span>&lt;/span&gt;&lt;span&gt;&lt;br&gt;&lt;/span&gt;&lt;span&gt;&lt;br&gt;&lt;/span&gt;&lt;span style="color: #0000ff"&gt;<text:span text:style-name="T1958">辟</text:span>&lt;/span&gt;&lt;span&gt;<text:span text:style-name="T1959">䴙</text:span>&lt;/span&gt;&lt;span&gt;&lt;br&gt;&lt;/span&gt;&lt;span&gt;&lt;br&gt;&lt;/span&gt;&lt;span&gt;&lt;br&gt;&lt;/span&gt;&lt;span&gt;&lt;br&gt;&lt;/span&gt;&lt;span style="color: #ff0000"&gt;<text:span text:style-name="T1960">纰</text:span>&lt;/span&gt;&lt;span&gt;<text:span text:style-name="T1961">𫔇</text:span>&lt;/span&gt;&lt;span style="color: #d89000"&gt;<text:span text:style-name="T1962">铍</text:span>&lt;/span&gt;&lt;span&gt;&lt;br&gt;&lt;/span&gt;&lt;span&gt;&lt;br&gt;&lt;/span&gt;&lt;span&gt;&lt;br&gt;&lt;/span&gt;&lt;span&gt;&lt;br&gt;&lt;/span&gt;&lt;span style="color: #0000ff"&gt;<text:span text:style-name="T1963">缏</text:span>&lt;/span&gt;&lt;span style="color: #d89000"&gt;<text:span text:style-name="T1964">骈</text:span>&lt;/span&gt;&lt;span style="color: #00a000"&gt;<text:span text:style-name="T1965">谝</text:span>&lt;/span&gt;&lt;span&gt;&lt;br&gt;&lt;/span&gt;&lt;span&gt;&lt;br&gt;&lt;/span&gt;&lt;span style="color: #0000ff"&gt;<text:span text:style-name="T1966">骗</text:span>&lt;/span&gt;&lt;span&gt;&lt;br&gt;&lt;/span&gt;&lt;span&gt;&lt;br&gt;&lt;/span&gt;&lt;span style="color: #00a000"&gt;<text:span text:style-name="T1967">谝</text:span>&lt;/span&gt;&lt;span&gt;&lt;br&gt;&lt;/span&gt;&lt;span&gt;&lt;br&gt;&lt;/span&gt;&lt;span&gt;&lt;br&gt;&lt;/span&gt;&lt;span&gt;&lt;br&gt;&lt;/span&gt;&lt;span&gt;&lt;br&gt;&lt;/span&gt;&lt;span&gt;&lt;br&gt;&lt;/span&gt;&lt;span style="color: #00a000"&gt;<text:span text:style-name="T1968">缥</text:span>&lt;/span&gt;&lt;span style="color: #0000ff"&gt;<text:span text:style-name="T1969">骠</text:span>&lt;/span&gt;&lt;span&gt;&lt;br&gt;&lt;/span&gt;&lt;span&gt;&lt;br&gt;&lt;/span&gt;&lt;span style="color: #ff0000"&gt;<text:span text:style-name="T1970">标</text:span>&lt;/span&gt;&lt;span style="color: #00a000"&gt;<text:span text:style-name="T1971">缥</text:span>&lt;/span&gt;&lt;span&gt;&lt;br&gt;&lt;/span&gt;&lt;span&gt;&lt;br&gt;&lt;/span&gt;&lt;span style="color: #ff0000"&gt;<text:span text:style-name="T1972">飘</text:span>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 style="color: #d89000"&gt;<text:span text:style-name="T1973">贫</text:span>&lt;/span&gt;&lt;span style="color: #d89000"&gt;<text:span text:style-name="T1974">频</text:span>&lt;/span&gt;&lt;span style="color: #ff0000"&gt;<text:span text:style-name="T1975">濒</text:span>&lt;/span&gt;&lt;span style="color: #d89000"&gt;<text:span text:style-name="T1976">苹</text:span>&lt;/span&gt;&lt;span style="color: #d89000"&gt;<text:span text:style-name="T1977">颦</text:span>&lt;/span&gt;&lt;span style="color: #d89000"&gt;<text:span text:style-name="T1978">嫔</text:span>&lt;/span&gt;&lt;span&gt;<text:span text:style-name="T1979">𪾸</text:span>&lt;/span&gt;&lt;span&gt;<text:span text:style-name="T1980">𧏖</text:span>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 style="color: #d89000"&gt;<text:span text:style-name="T1981">评</text:span>&lt;/span&gt;&lt;span&gt;<text:span text:style-name="T1982">𫐌</text:span>&lt;/span&gt;&lt;span&gt;<text:span text:style-name="T1983">𫛨</text:span>&lt;/span&gt;&lt;span style="color: #d89000"&gt;<text:span text:style-name="T1984">冯</text:span>&lt;/span&gt;&lt;span style="color: #d89000"&gt;<text:span text:style-name="T1985">凭</text:span>&lt;/span&gt;&lt;span style="color: #d89000"&gt;<text:span text:style-name="T1986">苹</text:span>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 style="color: #ff0000"&gt;<text:span text:style-name="T1987">钋</text:span>&lt;/span&gt;&lt;span style="color: #0000ff"&gt;<text:span text:style-name="T1988">泺</text:span>&lt;/span&gt;&lt;span style="color: #ff0000"&gt;<text:span text:style-name="T1989">酦</text:span>&lt;/span&gt;&lt;span&gt;&lt;br&gt;&lt;/span&gt;&lt;span&gt;&lt;br&gt;&lt;/span&gt;&lt;span style="color: #00a000"&gt;<text:span text:style-name="T1990">钷</text:span>&lt;/span&gt;&lt;span<text:s/><text:soft-page-break/>style="color: #ff0000"&gt;<text:span text:style-name="T1991">颇</text:span>&lt;/span&gt;&lt;span&gt;<text:span text:style-name="T1992">𫘟</text:span>&lt;/span&gt;&lt;span&gt;&lt;br&gt;&lt;/span&gt;&lt;span&gt;&lt;br&gt;&lt;/span&gt;&lt;span style="color: #ff0000"&gt;<text:span text:style-name="T1993">颇</text:span>&lt;/span&gt;&lt;span style="color: #ff0000"&gt;<text:span text:style-name="T1994">泼</text:span>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 style="color: #d89000"&gt;<text:span text:style-name="T1995">仆</text:span>&lt;/span&gt;&lt;span style="color: #00a000"&gt;<text:span text:style-name="T1996">朴</text:span>&lt;/span&gt;&lt;span style="color: #d89000"&gt;<text:span text:style-name="T1997">幞</text:span>&lt;/span&gt;&lt;span style="color: #d89000"&gt;<text:span text:style-name="T1998">镤</text:span>&lt;/span&gt;&lt;span&gt;&lt;br&gt;&lt;/span&gt;&lt;span&gt;&lt;br&gt;&lt;/span&gt;&lt;span style="color: #ff0000"&gt;<text:span text:style-name="T1999">铺</text:span>&lt;/span&gt;&lt;span&gt;&lt;br&gt;&lt;/span&gt;&lt;span&gt;&lt;br&gt;&lt;/span&gt;&lt;span style="color: #00a000"&gt;<text:span text:style-name="T2000">谱</text:span>&lt;/span&gt;&lt;span style="color: #00a000"&gt;<text:span text:style-name="T2001">镨</text:span>&lt;/span&gt;&lt;span&gt;&lt;br&gt;&lt;/span&gt;&lt;span&gt;&lt;br&gt;&lt;/span&gt;&lt;span style="color: #ff0000"&gt;<text:span text:style-name="T2002">铺</text:span>&lt;/span&gt;&lt;span style="color: #ff0000"&gt;<text:span text:style-name="T2003">扑</text:span>&lt;/span&gt;&lt;span&gt;&lt;br&gt;&lt;/span&gt;&lt;span&gt;&lt;br&gt;&lt;/span&gt;&lt;span&gt;&lt;br&gt;&lt;/span&gt;&lt;span&gt;&lt;br&gt;&lt;/span&gt;&lt;span style="color: #d89000"&gt;<text:span text:style-name="T2004">旗</text:span>&lt;/span&gt;&lt;span style="color: #d89000"&gt;<text:span text:style-name="T2005">颀</text:span>&lt;/span&gt;&lt;span style="color: #d89000"&gt;<text:span text:style-name="T2006">蕲</text:span>&lt;/span&gt;&lt;span style="color: #d89000"&gt;<text:span text:style-name="T2007">骐</text:span>&lt;/span&gt;&lt;span style="color: #d89000"&gt;<text:span text:style-name="T2008">埼</text:span>&lt;/span&gt;&lt;span style="color: #d89000"&gt;<text:span text:style-name="T2009">锜</text:span>&lt;/span&gt;&lt;span style="color: #d89000"&gt;<text:span text:style-name="T2010">骑</text:span>&lt;/span&gt;&lt;span style="color: #d89000"&gt;<text:span text:style-name="T2011">鳍</text:span>&lt;/span&gt;&lt;span style="color: #d89000"&gt;<text:span text:style-name="T2012">齐</text:span>&lt;/span&gt;&lt;span style="color: #0000ff"&gt;<text:span text:style-name="T2013">荠</text:span>&lt;/span&gt;&lt;span style="color: #d89000"&gt;<text:span text:style-name="T2014">脐</text:span>&lt;/span&gt;&lt;span style="color: #d89000"&gt;<text:span text:style-name="T2015">蛴</text:span>&lt;/span&gt;&lt;span&gt;&lt;br&gt;&lt;/span&gt;&lt;span&gt;&lt;br&gt;&lt;/span&gt;&lt;span style="color: #0000ff"&gt;<text:span text:style-name="T2016">讫</text:span>&lt;/span&gt;&lt;span style="color: #0000ff"&gt;<text:span text:style-name="T2017">气</text:span>&lt;/span&gt;&lt;span style="color: #0000ff"&gt;<text:span text:style-name="T2018">弃</text:span>&lt;/span&gt;&lt;span style="color: #ff0000"&gt;<text:span text:style-name="T2019">缉</text:span>&lt;/span&gt;&lt;span style="color: #0000ff"&gt;<text:span text:style-name="T2020">碛</text:span>&lt;/span&gt;&lt;span style="color: #ff0000"&gt;<text:span text:style-name="T2021">戚</text:span>&lt;/span&gt;&lt;span&gt;&lt;br&gt;&lt;/span&gt;&lt;span&gt;&lt;br&gt;&lt;/span&gt;&lt;span style="color: #00a000"&gt;<text:span text:style-name="T2022">岂</text:span>&lt;/span&gt;&lt;span style="color: #00a000"&gt;<text:span text:style-name="T2023">启</text:span>&lt;/span&gt;&lt;span style="color: #00a000"&gt;<text:span text:style-name="T2024">绮</text:span>&lt;/span&gt;&lt;span&gt;&lt;br&gt;&lt;/span&gt;&lt;span&gt;&lt;br&gt;&lt;/span&gt;&lt;span style="color: #ff0000"&gt;<text:span text:style-name="T2025">凄</text:span>&lt;/span&gt;&lt;span style="color: #ff0000"&gt;<text:span text:style-name="T2026">凄</text:span>&lt;/span&gt;&lt;span style="color: #ff0000"&gt;<text:span text:style-name="T2027">栖</text:span>&lt;/span&gt;&lt;span style="color: #ff0000"&gt;<text:span text:style-name="T2028">戚</text:span>&lt;/span&gt;&lt;span&gt;<text:span text:style-name="T2029">㶉</text:span>&lt;/span&gt;&lt;span style="color: #ff0000"&gt;<text:span text:style-name="T2030">桤</text:span>&lt;/span&gt;&lt;span style="color: #ff0000"&gt;<text:span text:style-name="T2031">缉</text:span>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 style="color: #d89000"&gt;<text:span text:style-name="T2032">钤</text:span>&lt;/span&gt;&lt;span style="color: #d89000"&gt;<text:span text:style-name="T2033">钳</text:span>&lt;/span&gt;&lt;span style="color: #0000ff"&gt;<text:span text:style-name="T2034">干</text:span>&lt;/span&gt;&lt;span style="color: #d89000"&gt;<text:span text:style-name="T2035">潜</text:span>&lt;/span&gt;&lt;span style="color: #d89000"&gt;<text:span text:style-name="T2036">钱</text:span>&lt;/span&gt;&lt;span&gt;&lt;br&gt;&lt;/span&gt;&lt;span&gt;&lt;br&gt;&lt;/span&gt;&lt;span style="color: #0000ff"&gt;<text:span text:style-name="T2037">伣</text:span>&lt;/span&gt;&lt;span style="color: #ff0000"&gt;<text:span text:style-name="T2038">谦</text:span>&lt;/span&gt;&lt;span style="color: #0000ff"&gt;<text:span text:style-name="T2039">堑</text:span>&lt;/span&gt;&lt;span style="color: #0000ff"&gt;<text:span text:style-name="T2040">椠</text:span>&lt;/span&gt;&lt;span style="color: #0000ff"&gt;<text:span text:style-name="T2041">纤</text:span>&lt;/span&gt;&lt;span&gt;&lt;br&gt;&lt;/span&gt;&lt;span&gt;&lt;br&gt;&lt;/span&gt;&lt;span style="color: #00a000"&gt;<text:span text:style-name="T2042">浅</text:span>&lt;/span&gt;&lt;span style="color: #00a000"&gt;<text:span text:style-name="T2043">缱</text:span>&lt;/span&gt;&lt;span style="color: #00a000"&gt;<text:span text:style-name="T2044">谴</text:span>&lt;/span&gt;&lt;span&gt;&lt;br&gt;&lt;/span&gt;&lt;span&gt;&lt;br&gt;&lt;/span&gt;&lt;span style="color: #ff0000"&gt;<text:span text:style-name="T2045">悭</text:span>&lt;/span&gt;&lt;span<text:s/><text:soft-page-break/>style="color: #ff0000"&gt;<text:span text:style-name="T2046">牵</text:span>&lt;/span&gt;&lt;span style="color: #ff0000"&gt;<text:span text:style-name="T2047">谦</text:span>&lt;/span&gt;&lt;span style="color: #ff0000"&gt;<text:span text:style-name="T2048">铅</text:span>&lt;/span&gt;&lt;span style="color: #ff0000"&gt;<text:span text:style-name="T2049">佥</text:span>&lt;/span&gt;&lt;span style="color: #ff0000"&gt;<text:span text:style-name="T2050">签</text:span>&lt;/span&gt;&lt;span style="color: #ff0000"&gt;<text:span text:style-name="T2051">骞</text:span>&lt;/span&gt;&lt;span style="color: #ff0000"&gt;<text:span text:style-name="T2052">迁</text:span>&lt;/span&gt;&lt;span style="color: #ff0000"&gt;<text:span text:style-name="T2053">千</text:span>&lt;/span&gt;&lt;span style="color: #d89000"&gt;<text:span text:style-name="T2054">锓</text:span>&lt;/span&gt;&lt;span style="color: #ff0000"&gt;<text:span text:style-name="T2055">鹐</text:span>&lt;/span&gt;&lt;span style="color: #ff0000"&gt;<text:span text:style-name="T2056">签</text:span>&lt;/span&gt;&lt;span&gt;&lt;br&gt;&lt;/span&gt;&lt;span&gt;&lt;br&gt;&lt;/span&gt;&lt;span style="color: #00a000"&gt;<text:span text:style-name="T2057">强</text:span>&lt;/span&gt;&lt;span&gt;<text:span text:style-name="T2058">𪪞</text:span>&lt;/span&gt;&lt;span style="color: #d89000"&gt;<text:span text:style-name="T2059">嫱</text:span>&lt;/span&gt;&lt;span style="color: #d89000"&gt;<text:span text:style-name="T2060">樯</text:span>&lt;/span&gt;&lt;span style="color: #d89000"&gt;<text:span text:style-name="T2061">蔷</text:span>&lt;/span&gt;&lt;span style="color: #d89000"&gt;<text:span text:style-name="T2062">墙</text:span>&lt;/span&gt;&lt;span&gt;&lt;br&gt;&lt;/span&gt;&lt;span&gt;&lt;br&gt;&lt;/span&gt;&lt;span style="color: #ff0000"&gt;<text:span text:style-name="T2063">呛</text:span>&lt;/span&gt;&lt;span style="color: #0000ff"&gt;<text:span text:style-name="T2064">炝</text:span>&lt;/span&gt;&lt;span style="color: #ff0000"&gt;<text:span text:style-name="T2065">戗</text:span>&lt;/span&gt;&lt;span style="color: #ff0000"&gt;<text:span text:style-name="T2066">跄</text:span>&lt;/span&gt;&lt;span&gt;&lt;br&gt;&lt;/span&gt;&lt;span&gt;&lt;br&gt;&lt;/span&gt;&lt;span style="color: #00a000"&gt;<text:span text:style-name="T2067">强</text:span>&lt;/span&gt;&lt;span&gt;<text:span text:style-name="T2068">𫄶</text:span>&lt;/span&gt;&lt;span style="color: #ff0000"&gt;<text:span text:style-name="T2069">镪</text:span>&lt;/span&gt;&lt;span style="color: #00a000"&gt;<text:span text:style-name="T2070">羟</text:span>&lt;/span&gt;&lt;span style="color: #00a000"&gt;<text:span text:style-name="T2071">抢</text:span>&lt;/span&gt;&lt;span&gt;&lt;br&gt;&lt;/span&gt;&lt;span&gt;&lt;br&gt;&lt;/span&gt;&lt;span style="color: #ff0000"&gt;<text:span text:style-name="T2072">将</text:span>&lt;/span&gt;&lt;span style="color: #ff0000"&gt;<text:span text:style-name="T2073">锵</text:span>&lt;/span&gt;&lt;span style="color: #00a000"&gt;<text:span text:style-name="T2074">抢</text:span>&lt;/span&gt;&lt;span style="color: #ff0000"&gt;<text:span text:style-name="T2075">呛</text:span>&lt;/span&gt;&lt;span style="color: #ff0000"&gt;<text:span text:style-name="T2076">玱</text:span>&lt;/span&gt;&lt;span style="color: #ff0000"&gt;<text:span text:style-name="T2077">枪</text:span>&lt;/span&gt;&lt;span style="color: #ff0000"&gt;<text:span text:style-name="T2078">戗</text:span>&lt;/span&gt;&lt;span style="color: #ff0000"&gt;<text:span text:style-name="T2079">跄</text:span>&lt;/span&gt;&lt;span style="color: #ff0000"&gt;<text:span text:style-name="T2080">锖</text:span>&lt;/span&gt;&lt;span style="color: #ff0000"&gt;<text:span text:style-name="T2081">镪</text:span>&lt;/span&gt;&lt;span&gt;&lt;br&gt;&lt;/span&gt;&lt;span&gt;&lt;br&gt;&lt;/span&gt;&lt;span style="color: #d89000"&gt;<text:span text:style-name="T2082">乔</text:span>&lt;/span&gt;&lt;span style="color: #d89000"&gt;<text:span text:style-name="T2083">侨</text:span>&lt;/span&gt;&lt;span style="color: #d89000"&gt;<text:span text:style-name="T2084">桥</text:span>&lt;/span&gt;&lt;span style="color: #d89000"&gt;<text:span text:style-name="T2085">荞</text:span>&lt;/span&gt;&lt;span style="color: #d89000"&gt;<text:span text:style-name="T2086">硚</text:span>&lt;/span&gt;&lt;span style="color: #d89000"&gt;<text:span text:style-name="T2087">谯</text:span>&lt;/span&gt;&lt;span style="color: #0000ff"&gt;<text:span text:style-name="T2088">翘</text:span>&lt;/span&gt;&lt;span&gt;&lt;br&gt;&lt;/span&gt;&lt;span&gt;&lt;br&gt;&lt;/span&gt;&lt;span style="color: #0000ff"&gt;<text:span text:style-name="T2089">诮</text:span>&lt;/span&gt;&lt;span style="color: #0000ff"&gt;<text:span text:style-name="T2090">壳</text:span>&lt;/span&gt;&lt;span style="color: #d89000"&gt;<text:span text:style-name="T2091">谯</text:span>&lt;/span&gt;&lt;span style="color: #0000ff"&gt;<text:span text:style-name="T2092">窍</text:span>&lt;/span&gt;&lt;span style="color: #0000ff"&gt;<text:span text:style-name="T2093">翘</text:span>&lt;/span&gt;&lt;span&gt;&lt;br&gt;&lt;/span&gt;&lt;span&gt;&lt;br&gt;&lt;/span&gt;&lt;span style="color: #0000ff"&gt;<text:span text:style-name="T2094">鹊</text:span>&lt;/span&gt;&lt;span&gt;&lt;br&gt;&lt;/span&gt;&lt;span&gt;&lt;br&gt;&lt;/span&gt;&lt;span style="color: #ff0000"&gt;<text:span text:style-name="T2095">硗</text:span>&lt;/span&gt;&lt;span style="color: #ff0000"&gt;<text:span text:style-name="T2096">跷</text:span>&lt;/span&gt;&lt;span style="color: #ff0000"&gt;<text:span text:style-name="T2097">锹</text:span>&lt;/span&gt;&lt;span&gt;<text:span text:style-name="T2098">𫏋</text:span>&lt;/span&gt;&lt;span&gt;&lt;br&gt;&lt;/span&gt;&lt;span&gt;&lt;br&gt;&lt;/span&gt;&lt;span&gt;&lt;br&gt;&lt;/span&gt;&lt;span&gt;&lt;br&gt;&lt;/span&gt;&lt;span style="color: #0000ff"&gt;<text:span text:style-name="T2099">锲</text:span>&lt;/span&gt;&lt;span style="color: #0000ff"&gt;<text:span text:style-name="T2100">惬</text:span>&lt;/span&gt;&lt;span style="color: #0000ff"&gt;<text:span text:style-name="T2101">箧</text:span>&lt;/span&gt;&lt;span style="color: #0000ff"&gt;<text:span text:style-name="T2102">窃</text:span>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 style="color: #0000ff"&gt;<text:span text:style-name="T2103">吣</text:span><text:soft-page-break/>&lt;/span&gt;&lt;span style="color: #0000ff"&gt;<text:span text:style-name="T2104">揿</text:span>&lt;/span&gt;&lt;span&gt;&lt;br&gt;&lt;/span&gt;&lt;span&gt;&lt;br&gt;&lt;/span&gt;&lt;span style="color: #00a000"&gt;<text:span text:style-name="T2105">寝</text:span>&lt;/span&gt;&lt;span style="color: #d89000"&gt;<text:span text:style-name="T2106">锓</text:span>&lt;/span&gt;&lt;span&gt;&lt;br&gt;&lt;/span&gt;&lt;span&gt;&lt;br&gt;&lt;/span&gt;&lt;span style="color: #ff0000"&gt;<text:span text:style-name="T2107">骎</text:span>&lt;/span&gt;&lt;span style="color: #ff0000"&gt;<text:span text:style-name="T2108">钦</text:span>&lt;/span&gt;&lt;span style="color: #ff0000"&gt;<text:span text:style-name="T2109">嵚</text:span>&lt;/span&gt;&lt;span style="color: #ff0000"&gt;<text:span text:style-name="T2110">亲</text:span>&lt;/span&gt;&lt;span&gt;&lt;br&gt;&lt;/span&gt;&lt;span&gt;&lt;br&gt;&lt;/span&gt;&lt;span style="color: #00a000"&gt;<text:span text:style-name="T2111">请</text:span>&lt;/span&gt;&lt;span&gt;&lt;br&gt;&lt;/span&gt;&lt;span&gt;&lt;br&gt;&lt;/span&gt;&lt;span style="color: #0000ff"&gt;<text:span text:style-name="T2112">庆</text:span>&lt;/span&gt;&lt;span style="color: #ff0000"&gt;<text:span text:style-name="T2113">亲</text:span>&lt;/span&gt;&lt;span&gt;&lt;br&gt;&lt;/span&gt;&lt;span&gt;&lt;br&gt;&lt;/span&gt;&lt;span style="color: #ff0000"&gt;<text:span text:style-name="T2114">顷</text:span>&lt;/span&gt;&lt;span style="color: #00a000"&gt;<text:span text:style-name="T2115">庼</text:span>&lt;/span&gt;&lt;span style="color: #00a000"&gt;<text:span text:style-name="T2116">请</text:span>&lt;/span&gt;&lt;span&gt;&lt;br&gt;&lt;/span&gt;&lt;span&gt;&lt;br&gt;&lt;/span&gt;&lt;span style="color: #00a000"&gt;<text:span text:style-name="T2117">请</text:span>&lt;/span&gt;&lt;span style="color: #ff0000"&gt;<text:span text:style-name="T2118">鲭</text:span>&lt;/span&gt;&lt;span style="color: #ff0000"&gt;<text:span text:style-name="T2119">烃</text:span>&lt;/span&gt;&lt;span style="color: #ff0000"&gt;<text:span text:style-name="T2120">氢</text:span>&lt;/span&gt;&lt;span style="color: #ff0000"&gt;<text:span text:style-name="T2121">轻</text:span>&lt;/span&gt;&lt;span style="color: #ff0000"&gt;<text:span text:style-name="T2122">顷</text:span>&lt;/span&gt;&lt;span style="color: #ff0000"&gt;<text:span text:style-name="T2123">倾</text:span>&lt;/span&gt;&lt;span&gt;&lt;br&gt;&lt;/span&gt;&lt;span&gt;&lt;br&gt;&lt;/span&gt;&lt;span&gt;&lt;br&gt;&lt;/span&gt;&lt;span&gt;&lt;br&gt;&lt;/span&gt;&lt;span style="color: #d89000"&gt;<text:span text:style-name="T2124">茕</text:span>&lt;/span&gt;&lt;span style="color: #d89000"&gt;<text:span text:style-name="T2125">穷</text:span>&lt;/span&gt;&lt;span&gt;<text:span text:style-name="T2126">䓖</text:span>&lt;/span&gt;&lt;span style="color: #d89000"&gt;<text:span text:style-name="T2127">琼</text:span>&lt;/span&gt;&lt;span&gt;&lt;br&gt;&lt;/span&gt;&lt;span&gt;&lt;br&gt;&lt;/span&gt;&lt;span&gt;&lt;br&gt;&lt;/span&gt;&lt;span&gt;&lt;br&gt;&lt;/span&gt;&lt;span style="color: #d89000"&gt;<text:span text:style-name="T2128">赇</text:span>&lt;/span&gt;&lt;span&gt;<text:span text:style-name="T2129">𨱇</text:span>&lt;/span&gt;&lt;span style="color: #d89000"&gt;<text:span text:style-name="T2130">虬</text:span>&lt;/span&gt;&lt;span&gt;&lt;br&gt;&lt;/span&gt;&lt;span&gt;&lt;br&gt;&lt;/span&gt;&lt;span&gt;&lt;br&gt;&lt;/span&gt;&lt;span&gt;&lt;br&gt;&lt;/span&gt;&lt;span style="color: #ff0000"&gt;<text:span text:style-name="T2131">秋</text:span>&lt;/span&gt;&lt;span style="color: #ff0000"&gt;<text:span text:style-name="T2132">鹙</text:span>&lt;/span&gt;&lt;span style="color: #ff0000"&gt;<text:span text:style-name="T2133">鳅</text:span>&lt;/span&gt;&lt;span style="color: #ff0000"&gt;<text:span text:style-name="T2134">龟</text:span>&lt;/span&gt;&lt;span&gt;&lt;br&gt;&lt;/span&gt;&lt;span&gt;&lt;br&gt;&lt;/span&gt;&lt;span style="color: #d89000"&gt;<text:span text:style-name="T2135">鸲</text:span>&lt;/span&gt;&lt;span style="color: #00a000"&gt;<text:span text:style-name="T2136">曲</text:span>&lt;/span&gt;&lt;span&gt;&lt;br&gt;&lt;/span&gt;&lt;span&gt;&lt;br&gt;&lt;/span&gt;&lt;span style="color: #0000ff"&gt;<text:span text:style-name="T2137">阒</text:span>&lt;/span&gt;&lt;span style="color: #0000ff"&gt;<text:span text:style-name="T2138">觑</text:span>&lt;/span&gt;&lt;span&gt;&lt;br&gt;&lt;/span&gt;&lt;span&gt;&lt;br&gt;&lt;/span&gt;&lt;span style="color: #00a000"&gt;<text:span text:style-name="T2139">龋</text:span>&lt;/span&gt;&lt;span&gt;&lt;br&gt;&lt;/span&gt;&lt;span&gt;&lt;br&gt;&lt;/span&gt;&lt;span style="color: #ff0000"&gt;<text:span text:style-name="T2140">诎</text:span>&lt;/span&gt;&lt;span style="color: #ff0000"&gt;<text:span text:style-name="T2141">区</text:span>&lt;/span&gt;&lt;span style="color: #ff0000"&gt;<text:span text:style-name="T2142">岖</text:span>&lt;/span&gt;&lt;span style="color: #ff0000"&gt;<text:span text:style-name="T2143">躯</text:span>&lt;/span&gt;&lt;span style="color: #ff0000"&gt;<text:span text:style-name="T2144">驱</text:span>&lt;/span&gt;&lt;span style="color: #ff0000"&gt;<text:span text:style-name="T2145">趋</text:span>&lt;/span&gt;&lt;span&gt;&lt;br&gt;&lt;/span&gt;&lt;span&gt;&lt;br&gt;&lt;/span&gt;&lt;span style="color: #d89000"&gt;<text:span text:style-name="T2146">诠</text:span>&lt;/span&gt;&lt;span style="color: #d89000"&gt;<text:span text:style-name="T2147">辁</text:span>&lt;/span&gt;&lt;span style="color: #d89000"&gt;<text:span text:style-name="T2148">铨</text:span>&lt;/span&gt;&lt;span style="color: #d89000"&gt;<text:span text:style-name="T2149">权</text:span>&lt;/span&gt;&lt;span style="color: #d89000"&gt;<text:span text:style-name="T2150">颧</text:span>&lt;/span&gt;&lt;span&gt;&lt;br&gt;&lt;/span&gt;&lt;span&gt;&lt;br&gt;&lt;/span&gt;&lt;span style="color: #0000ff"&gt;<text:span text:style-name="T2151">劝</text:span>&lt;/span&gt;&lt;span&gt;&lt;br&gt;&lt;/span&gt;&lt;span&gt;&lt;br&gt;&lt;/span&gt;&lt;span style="color: #00a000"&gt;<text:span text:style-name="T2152">绻</text:span>&lt;/span&gt;&lt;span&gt;&lt;br&gt;&lt;/span&gt;&lt;span&gt;&lt;br&gt;&lt;/span&gt;&lt;span&gt;&lt;br&gt;&lt;/span&gt;&lt;span&gt;&lt;br&gt;&lt;/span&gt;&lt;span&gt;&lt;br&gt;&lt;<text:soft-page-break/>/span&gt;&lt;span&gt;&lt;br&gt;&lt;/span&gt;&lt;span style="color: #0000ff"&gt;<text:span text:style-name="T2153">却</text:span>&lt;/span&gt;&lt;span style="color: #0000ff"&gt;<text:span text:style-name="T2154">壳</text:span><text:span text:style-name="T2155">&lt;/span&gt;&lt;span style="color: #0000ff"&gt;</text:span><text:span text:style-name="T2156">悫</text:span><text:span text:style-name="T2157">&lt;/span&gt;&lt;span style="color: #0000ff"&gt;</text:span><text:span text:style-name="T2158">鹊</text:span><text:span text:style-name="T2159">&lt;/span&gt;&lt;span style="color: #0000ff"&gt;</text:span><text:span text:style-name="T2160">确</text:span><text:span text:style-name="T2161">&lt;/span&gt;&lt;span style="color: #0000ff"&gt;</text:span><text:span text:style-name="T2162">阕</text:span><text:span text:style-name="T2163">&lt;/span&gt;&lt;span style="color: #ff0000"&gt;</text:span><text:span text:style-name="T2164">阙</text:span><text:span text:style-name="T2165">&lt;/span&gt;&lt;span&gt;&lt;br&gt;&lt;/span&gt;&lt;span&gt;&lt;br&gt;&lt;/span&gt;&lt;span style="color: #ff0000"&gt;</text:span><text:span text:style-name="T2166">阙</text:span><text:span text:style-name="T2167">&lt;/span&gt;</text:span></text:p>
      <text:p text:style-name="Normal">&lt;span style="color: #ff0000"&gt;<text:span text:style-name="T2168">镶</text:span>&lt;/span&gt;&lt;span&gt;&lt;br&gt;&lt;/span&gt;&lt;span&gt;&lt;br&gt;&lt;/span&gt;&lt;span style="color: #0000ff"&gt;<text:span text:style-name="T2169">让</text:span>&lt;/span&gt;&lt;span&gt;&lt;br&gt;&lt;/span&gt;&lt;span&gt;&lt;br&gt;&lt;/span&gt;&lt;span&gt;&lt;br&gt;&lt;/span&gt;&lt;span&gt;&lt;br&gt;&lt;/span&gt;&lt;span&gt;&lt;br&gt;&lt;/span&gt;&lt;span&gt;&lt;br&gt;&lt;/span&gt;&lt;span style="color: #d89000"&gt;<text:span text:style-name="T2170">娆</text:span>&lt;/span&gt;&lt;span style="color: #d89000"&gt;<text:span text:style-name="T2171">荛</text:span>&lt;/span&gt;&lt;span&gt;<text:span text:style-name="T2172">𫋹</text:span>&lt;/span&gt;&lt;span style="color: #d89000"&gt;<text:span text:style-name="T2173">蛲</text:span>&lt;/span&gt;&lt;span style="color: #d89000"&gt;<text:span text:style-name="T2174">饶</text:span>&lt;/span&gt;&lt;span&gt;&lt;br&gt;&lt;/span&gt;&lt;span&gt;&lt;br&gt;&lt;/span&gt;&lt;span style="color: #0000ff"&gt;<text:span text:style-name="T2175">绕</text:span>&lt;/span&gt;&lt;span&gt;&lt;br&gt;&lt;/span&gt;&lt;span&gt;&lt;br&gt;&lt;/span&gt;&lt;span style="color: #d89000"&gt;<text:span text:style-name="T2176">娆</text:span>&lt;/span&gt;&lt;span style="color: #00a000"&gt;<text:span text:style-name="T2177">扰</text:span>&lt;/span&gt;&lt;span&gt;&lt;br&gt;&lt;/span&gt;&lt;span&gt;&lt;br&gt;&lt;/span&gt;&lt;span style="color: #0000ff"&gt;<text:span text:style-name="T2178">热</text:span>&lt;/span&gt;&lt;span&gt;<text:span text:style-name="T2179">𦶟</text:span>&lt;/span&gt;&lt;span&gt;&lt;br&gt;&lt;/span&gt;&lt;span&gt;&lt;br&gt;&lt;/span&gt;&lt;span&gt;&lt;br&gt;&lt;/span&gt;&lt;span&gt;&lt;br&gt;&lt;/span&gt;&lt;span style="color: #0000ff"&gt;<text:span text:style-name="T2180">纴</text:span>&lt;/span&gt;&lt;span&gt;&lt;br&gt;&lt;/span&gt;&lt;span&gt;&lt;br&gt;&lt;/span&gt;&lt;span style="color: #0000ff"&gt;<text:span text:style-name="T2181">纫</text:span>&lt;/span&gt;&lt;span style="color: #0000ff"&gt;<text:span text:style-name="T2182">讱</text:span>&lt;/span&gt;&lt;span style="color: #0000ff"&gt;<text:span text:style-name="T2183">轫</text:span>&lt;/span&gt;&lt;span style="color: #0000ff"&gt;<text:span text:style-name="T2184">韧</text:span>&lt;/span&gt;&lt;span style="color: #0000ff"&gt;<text:span text:style-name="T2185">认</text:span>&lt;/span&gt;&lt;span style="color: #0000ff"&gt;<text:span text:style-name="T2186">纴</text:span>&lt;/span&gt;&lt;span style="color: #0000ff"&gt;<text:span text:style-name="T2187">饪</text:span>&lt;/span&gt;&lt;span style="color: #0000ff"&gt;<text:span text:style-name="T2188">赁</text:span>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 style="color: #0000ff"&gt;<text:span text:style-name="T2189">驲</text:span>&lt;/span&gt;&lt;span&gt;&lt;br&gt;&lt;/span&gt;&lt;span&gt;&lt;br&gt;&lt;/span&gt;&lt;span style="color: #d89000"&gt;<text:span text:style-name="T2190">绒</text:span>&lt;/span&gt;&lt;span style="color: #d89000"&gt;<text:span text:style-name="T2191">镕</text:span>&lt;/span&gt;&lt;span&gt;<text:span text:style-name="T2192">𫚦</text:span>&lt;/span&gt;&lt;span style="color: #0000ff"&gt;<text:span text:style-name="T2193">颂</text:span>&lt;/span&gt;&lt;span style="color: #d89000"&gt;<text:span text:style-name="T2194">荣</text:span>&lt;/span&gt;&lt;span style="color: #d89000"&gt;<text:span text:style-name="T2195">嵘</text:span>&lt;/span&gt;&lt;span style="color: #d89000"&gt;<text:span text:style-name="T2196">蝾</text:span>&lt;/span&gt;&lt;span&gt;&lt;br&gt;&lt;/span&gt;&lt;span&gt;&lt;br&gt;&lt;/span&gt;&lt;span&gt;&lt;br&gt;&lt;/span&gt;&lt;span&gt;&lt;br&gt;&lt;/span&gt;&lt;span&gt;<text:span text:style-name="T2197">𫐓</text:span>&lt;/span&gt;&lt;span&gt;&lt;br&gt;&lt;/span&gt;&lt;span&gt;&lt;br&gt;&lt;/span&gt;&lt;span&gt;&lt;br&gt;&lt;/span&gt;&lt;span&gt;&lt;br&gt;&lt;/span&gt;&lt;span&gt;&lt;br&gt;&lt;/span&gt;&lt;span&gt;&lt;br&gt;&lt;/span&gt;&lt;span style="color: #d89000"&gt;<text:span text:style-name="T2198">铷</text:span>&lt;/span&gt;&lt;span&gt;<text:span text:style-name="T2199">𫛪</text:span>&lt;/span&gt;&lt;span&gt;<text:span text:style-name="T2200">𦈡</text:span>&lt;/span&gt;&lt;span style="color: #d89000"&gt;<text:span text:style-name="T2201">颥</text:span>&lt;/span&gt;&lt;span&gt;&lt;br&gt;&lt;/span&gt;&lt;span&gt;&lt;br&gt;&lt;/span&gt;&lt;span style="color: #0000ff"&gt;<text:span text:style-name="T2202">缛</text:span>&lt;/span&gt;&lt;span&gt;&lt;br&gt;&lt;/span&gt;&lt;span&gt;&lt;br&gt;&lt;/span&gt;&lt;span&gt;&lt;br&gt;&lt;/span&gt;&lt;span&gt;&lt;br&gt;&lt;/span&gt;&lt;span&gt;&lt;br&gt;&lt;/span&gt;&lt;span&gt;&lt;br&gt;&lt;/span&gt;&lt;span style="color: #00a000"&gt;<text:span text:style-name="T2203">软</text:span><text:soft-page-break/>&lt;/span&gt;&lt;span&gt;&lt;br&gt;&lt;/span&gt;&lt;span&gt;&lt;br&gt;&lt;/span&gt;&lt;span&gt;&lt;br&gt;&lt;/span&gt;&lt;span&gt;&lt;br&gt;&lt;/span&gt;&lt;span style="color: #0000ff"&gt;<text:span text:style-name="T2204">锐</text:span>&lt;/span&gt;&lt;span&gt;&lt;br&gt;&lt;/span&gt;&lt;span&gt;&lt;br&gt;&lt;/span&gt;&lt;span&gt;&lt;br&gt;&lt;/span&gt;&lt;span&gt;&lt;br&gt;&lt;/span&gt;&lt;span&gt;&lt;br&gt;&lt;/span&gt;&lt;span&gt;&lt;br&gt;&lt;/span&gt;&lt;span style="color: #0000ff"&gt;<text:span text:style-name="T2205">闰</text:span>&lt;/span&gt;&lt;span style="color: #0000ff"&gt;<text:span text:style-name="T2206">润</text:span>&lt;/span&gt;&lt;span&gt;&lt;br&gt;&lt;/span&gt;&lt;span&gt;&lt;br&gt;&lt;/span&gt;&lt;span&gt;<text:span text:style-name="T2207">𦶟</text:span>&lt;/span&gt;&lt;span&gt;&lt;br&gt;&lt;/span&gt;&lt;span&gt;&lt;br&gt;&lt;/span&gt;&lt;span&gt;&lt;br&gt;&lt;/span&gt;&lt;span&gt;&lt;br&gt;&lt;/span&gt;&lt;span style="color: #0000ff"&gt;<text:span text:style-name="T2208">飒</text:span>&lt;/span&gt;&lt;span&gt;<text:span text:style-name="T2209">𢫬</text:span>&lt;/span&gt;&lt;span style="color: #0000ff"&gt;<text:span text:style-name="T2210">萨</text:span>&lt;/span&gt;&lt;span&gt;<text:span text:style-name="T2211">𨱏</text:span>&lt;/span&gt;&lt;span&gt;&lt;br&gt;&lt;/span&gt;&lt;span&gt;&lt;br&gt;&lt;/span&gt;&lt;span style="color: #00a000"&gt;<text:span text:style-name="T2212">洒</text:span>&lt;/span&gt;&lt;span&gt;&lt;br&gt;&lt;/span&gt;&lt;span&gt;&lt;br&gt;&lt;/span&gt;&lt;span&gt;&lt;br&gt;&lt;/span&gt;&lt;span&gt;&lt;br&gt;&lt;/span&gt;&lt;span&gt;<text:span text:style-name="T2213">㗷</text:span>&lt;/span&gt;&lt;span&gt;&lt;br&gt;&lt;/span&gt;&lt;span&gt;&lt;br&gt;&lt;/span&gt;&lt;span style="color: #0000ff"&gt;<text:span text:style-name="T2214">赛</text:span>&lt;/span&gt;&lt;span&gt;&lt;br&gt;&lt;/span&gt;&lt;span&gt;&lt;br&gt;&lt;/span&gt;&lt;span style="color: #ff0000"&gt;<text:span text:style-name="T2215">鳃</text:span>&lt;/span&gt;&lt;span&gt;<text:span text:style-name="T2216">㗷</text:span>&lt;/span&gt;&lt;span&gt;&lt;br&gt;&lt;/span&gt;&lt;span&gt;&lt;br&gt;&lt;/span&gt;&lt;span&gt;&lt;br&gt;&lt;/span&gt;&lt;span&gt;&lt;br&gt;&lt;/span&gt;&lt;span style="color: #00a000"&gt;<text:span text:style-name="T2217">馓</text:span>&lt;/span&gt;&lt;span style="color: #00a000"&gt;<text:span text:style-name="T2218">伞</text:span>&lt;/span&gt;&lt;span style="color: #ff0000"&gt;<text:span text:style-name="T2219">椮</text:span>&lt;/span&gt;&lt;span style="color: #00a000"&gt;<text:span text:style-name="T2220">糁</text:span>&lt;/span&gt;&lt;span&gt;&lt;br&gt;&lt;/span&gt;&lt;span&gt;&lt;br&gt;&lt;/span&gt;&lt;span style="color: #ff0000"&gt;<text:span text:style-name="T2221">参</text:span>&lt;/span&gt;&lt;span style="color: #ff0000"&gt;<text:span text:style-name="T2222">参</text:span>&lt;/span&gt;&lt;span style="color: #ff0000"&gt;<text:span text:style-name="T2223">毵</text:span>&lt;/span&gt;&lt;span&gt;<text:span text:style-name="T2224">𩭹</text:span>&lt;/span&gt;&lt;span&gt;&lt;br&gt;&lt;/span&gt;&lt;span&gt;&lt;br&gt;&lt;/span&gt;&lt;span style="color: #0000ff"&gt;<text:span text:style-name="T2225">丧</text:span>&lt;/span&gt;&lt;span&gt;&lt;br&gt;&lt;/span&gt;&lt;span&gt;&lt;br&gt;&lt;/span&gt;&lt;span style="color: #00a000"&gt;<text:span text:style-name="T2226">颡</text:span>&lt;/span&gt;&lt;span&gt;&lt;br&gt;&lt;/span&gt;&lt;span&gt;&lt;br&gt;&lt;/span&gt;&lt;span style="color: #0000ff"&gt;<text:span text:style-name="T2227">丧</text:span>&lt;/span&gt;&lt;span&gt;&lt;br&gt;&lt;/span&gt;&lt;span&gt;&lt;br&gt;&lt;/span&gt;&lt;span style="color: #0000ff"&gt;<text:span text:style-name="T2228">扫</text:span>&lt;/span&gt;&lt;span&gt;&lt;br&gt;&lt;/span&gt;&lt;span&gt;&lt;br&gt;&lt;/span&gt;&lt;span style="color: #0000ff"&gt;<text:span text:style-name="T2229">扫</text:span>&lt;/span&gt;&lt;span&gt;&lt;br&gt;&lt;/span&gt;&lt;span&gt;&lt;br&gt;&lt;/span&gt;&lt;span style="color: #ff0000"&gt;<text:span text:style-name="T2230">骚</text:span>&lt;/span&gt;&lt;span style="color: #ff0000"&gt;<text:span text:style-name="T2231">缲</text:span>&lt;/span&gt;&lt;span style="color: #ff0000"&gt;<text:span text:style-name="T2232">缫</text:span>&lt;/span&gt;&lt;span&gt;&lt;br&gt;&lt;/span&gt;&lt;span&gt;&lt;br&gt;&lt;/span&gt;&lt;span style="color: #0000ff"&gt;<text:span text:style-name="T2233">铯</text:span>&lt;/span&gt;&lt;span style="color: #d89000"&gt;<text:span text:style-name="T2234">钑</text:span>&lt;/span&gt;&lt;span&gt;<text:span text:style-name="T2235">𫗋</text:span>&lt;/span&gt;&lt;span style="color: #0000ff"&gt;<text:span text:style-name="T2236">啬</text:span>&lt;/span&gt;&lt;span style="color: #0000ff"&gt;<text:span text:style-name="T2237">穑</text:span>&lt;/span&gt;&lt;span style="color: #0000ff"&gt;<text:span text:style-name="T2238">涩</text:span>&lt;/span&gt;&lt;span&gt;&lt;br&gt;&lt;/span&gt;&lt;span&gt;&lt;br&gt;&lt;/span&gt;&lt;span&gt;&lt;br&gt;&lt;/span&gt;&lt;span&gt;&lt;br&gt;&lt;/span&gt;&lt;span style="color: #ff0000"&gt;<text:span text:style-name="T2239">椮</text:span>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 style="color: #ff0000"&gt;<text:span text:style-name="T2240">杀</text:span>&lt;/span&gt;&lt;span style="color: #0000ff"&gt;<text:span text:style-name="T2241">厦</text:span>&lt;/span&gt;&lt;span&gt;&lt;br&gt;&lt;/span&gt;&lt;span&gt;&lt;br&gt;&lt;/span&gt;&lt;span&gt;&lt;br&gt;&lt;/span&gt;&lt;span&gt;&lt;br&gt;&lt;/span&gt;&lt;span style="color: #ff0000"&gt;<text:span text:style-name="T2242">纱</text:span>&lt;/span&gt;&lt;span&gt;<text:span text:style-name="T2243">𫚌</text:span>&lt;/span&gt;&lt;span style="color: #ff0000"&gt;<text:span text:style-name="T2244">鲨</text:span>&lt;/span&gt;&lt;span style="color: #ff0000"&gt;<text:span text:style-name="T2245">刹</text:span>&lt;/span&gt;&lt;span style="color: #ff0000"&gt;<text:span text:style-name="T2246">杀</text:span>&lt;/span&gt;&lt;span&gt;<text:span text:style-name="T2247">𢫬</text:span>&lt;/span&gt;&lt;span style="color: #ff0000"&gt;<text:span text:style-name="T2248">铩</text:span>&lt;/span&gt;&lt;span&gt;&lt;br&gt;&lt;/span&gt;&lt;span&gt;&lt;br&gt;&lt;/span&gt;&lt;span style="color:<text:s/><text:soft-page-break/>#ff0000"&gt;<text:span text:style-name="T2249">杀</text:span>&lt;/span&gt;&lt;span style="color: #ff0000"&gt;<text:span text:style-name="T2250">铩</text:span>&lt;/span&gt;&lt;span&gt;&lt;br&gt;&lt;/span&gt;&lt;span&gt;&lt;br&gt;&lt;/span&gt;&lt;span&gt;&lt;br&gt;&lt;/span&gt;&lt;span&gt;&lt;br&gt;&lt;/span&gt;&lt;span style="color: #ff0000"&gt;<text:span text:style-name="T2251">筛</text:span>&lt;/span&gt;&lt;span&gt;&lt;br&gt;&lt;/span&gt;&lt;span&gt;&lt;br&gt;&lt;/span&gt;&lt;span style="color: #0000ff"&gt;<text:span text:style-name="T2252">讪</text:span>&lt;/span&gt;&lt;span style="color: #0000ff"&gt;<text:span text:style-name="T2253">栅</text:span>&lt;/span&gt;&lt;span style="color: #0000ff"&gt;<text:span text:style-name="T2254">骟</text:span>&lt;/span&gt;&lt;span style="color: #ff0000"&gt;<text:span text:style-name="T2255">钐</text:span>&lt;/span&gt;&lt;span style="color: #0000ff"&gt;<text:span text:style-name="T2256">缮</text:span>&lt;/span&gt;&lt;span style="color: #0000ff"&gt;<text:span text:style-name="T2257">鳝</text:span>&lt;/span&gt;&lt;span style="color: #ff0000"&gt;<text:span text:style-name="T2258">单</text:span>&lt;/span&gt;&lt;span style="color: #00a000"&gt;<text:span text:style-name="T2259">掸</text:span>&lt;/span&gt;&lt;span style="color: #00a000"&gt;<text:span text:style-name="T2260">椫</text:span>&lt;/span&gt;&lt;span style="color: #d89000"&gt;<text:span text:style-name="T2261">禅</text:span>&lt;/span&gt;&lt;span style="color: #ff0000"&gt;<text:span text:style-name="T2262">鳣</text:span>&lt;/span&gt;&lt;span style="color: #0000ff"&gt;<text:span text:style-name="T2263">赡</text:span>&lt;/span&gt;&lt;span&gt;&lt;br&gt;&lt;/span&gt;&lt;span&gt;&lt;br&gt;&lt;/span&gt;&lt;span style="color: #00a000"&gt;<text:span text:style-name="T2264">闪</text:span>&lt;/span&gt;&lt;span style="color: #00a000"&gt;<text:span text:style-name="T2265">陕</text:span>&lt;/span&gt;&lt;span style="color: #00a000"&gt;<text:span text:style-name="T2266">掺</text:span>&lt;/span&gt;&lt;span&gt;&lt;br&gt;&lt;/span&gt;&lt;span&gt;&lt;br&gt;&lt;/span&gt;&lt;span style="color: #ff0000"&gt;<text:span text:style-name="T2267">钐</text:span>&lt;/span&gt;&lt;span style="color: #ff0000"&gt;<text:span text:style-name="T2268">删</text:span>&lt;/span&gt;&lt;span style="color: #ff0000"&gt;<text:span text:style-name="T2269">姗</text:span>&lt;/span&gt;&lt;span style="color: #00a000"&gt;<text:span text:style-name="T2270">掺</text:span>&lt;/span&gt;&lt;span style="color: #ff0000"&gt;<text:span text:style-name="T2271">膻</text:span>&lt;/span&gt;&lt;span&gt;&lt;br&gt;&lt;/span&gt;&lt;span&gt;&lt;br&gt;&lt;/span&gt;&lt;span&gt;&lt;br&gt;&lt;/span&gt;&lt;span&gt;&lt;br&gt;&lt;/span&gt;&lt;span style="color: #00a000"&gt;<text:span text:style-name="T2272">赏</text:span>&lt;/span&gt;&lt;span&gt;&lt;br&gt;&lt;/span&gt;&lt;span&gt;&lt;br&gt;&lt;/span&gt;&lt;span style="color: #ff0000"&gt;<text:span text:style-name="T2273">汤</text:span>&lt;/span&gt;&lt;span style="color: #ff0000"&gt;<text:span text:style-name="T2274">伤</text:span>&lt;/span&gt;&lt;span style="color: #ff0000"&gt;<text:span text:style-name="T2275">殇</text:span>&lt;/span&gt;&lt;span style="color: #ff0000"&gt;<text:span text:style-name="T2276">觞</text:span>&lt;/span&gt;&lt;span&gt;&lt;br&gt;&lt;/span&gt;&lt;span&gt;&lt;br&gt;&lt;/span&gt;&lt;span&gt;&lt;br&gt;&lt;/span&gt;&lt;span&gt;&lt;br&gt;&lt;/span&gt;&lt;span style="color: #0000ff"&gt;<text:span text:style-name="T2277">绍</text:span>&lt;/span&gt;&lt;span&gt;&lt;br&gt;&lt;/span&gt;&lt;span&gt;&lt;br&gt;&lt;/span&gt;&lt;span&gt;&lt;br&gt;&lt;/span&gt;&lt;span&gt;&lt;br&gt;&lt;/span&gt;&lt;span style="color: #ff0000"&gt;<text:span text:style-name="T2278">烧</text:span>&lt;/span&gt;&lt;span&gt;&lt;br&gt;&lt;/span&gt;&lt;span&gt;&lt;br&gt;&lt;/span&gt;&lt;span style="color: #d89000"&gt;<text:span text:style-name="T2279">阇</text:span>&lt;/span&gt;&lt;span&gt;&lt;br&gt;&lt;/span&gt;&lt;span&gt;&lt;br&gt;&lt;/span&gt;&lt;span style="color: #0000ff"&gt;<text:span text:style-name="T2280">库</text:span>&lt;/span&gt;&lt;span style="color: #0000ff"&gt;<text:span text:style-name="T2281">设</text:span>&lt;/span&gt;&lt;span style="color: #0000ff"&gt;<text:span text:style-name="T2282">叶</text:span>&lt;/span&gt;&lt;span style="color: #0000ff"&gt;<text:span text:style-name="T2283">滠</text:span>&lt;/span&gt;&lt;span style="color: #0000ff"&gt;<text:span text:style-name="T2284">慑</text:span>&lt;/span&gt;&lt;span style="color: #0000ff"&gt;<text:span text:style-name="T2285">摄</text:span>&lt;/span&gt;&lt;span&gt;<text:span text:style-name="T2286">𪳍</text:span>&lt;/span&gt;&lt;span&gt;&lt;br&gt;&lt;/span&gt;&lt;span&gt;&lt;br&gt;&lt;/span&gt;&lt;span style="color: #00a000"&gt;<text:span text:style-name="T2287">舍</text:span>&lt;/span&gt;&lt;span&gt;&lt;br&gt;&lt;/span&gt;&lt;span&gt;&lt;br&gt;&lt;/span&gt;&lt;span style="color: #ff0000"&gt;<text:span text:style-name="T2288">赊</text:span>&lt;/span&gt;&lt;span&gt;&lt;br&gt;&lt;/span&gt;&lt;span&gt;&lt;br&gt;&lt;/span&gt;&lt;span style="color: #d89000"&gt;<text:span text:style-name="T2289">谁</text:span>&lt;/span&gt;&lt;span&gt;&lt;br&gt;&lt;/span&gt;&lt;span&gt;&lt;br&gt;&lt;/span&gt;&lt;span&gt;&lt;br&gt;&lt;/span&gt;&lt;span&gt;&lt;br&gt;&lt;/span&gt;&lt;span style="color: #0000ff"&gt;<text:span text:style-name="T2290">肾</text:span>&lt;/span&gt;&lt;span style="color: #0000ff"&gt;<text:span text:style-name="T2291">渗</text:span>&lt;/span&gt;&lt;span&gt;&lt;br&gt;&lt;/span&gt;&lt;span&gt;&lt;br&gt;&lt;/span&gt;&lt;span style="color: #00a000"&gt;<text:span text:style-name="T2292">谂</text:span>&lt;/span&gt;&lt;span style="color: #00a000"&gt;<text:span text:style-name="T2293">审</text:span>&lt;/span&gt;&lt;span style="color: #00a000"&gt;<text:span text:style-name="T2294">沈</text:span>&lt;/span&gt;&lt;span style="color: #00a000"&gt;<text:span text:style-name="T2295">婶</text:span>&lt;/span&gt;&lt;span style="color: #00a000"&gt;<text:span text:style-name="T2296">谉</text:span>&lt;/span&gt;&lt;span&gt;&lt;br&gt;&lt;/span&gt;&lt;span&gt;&lt;br&gt;&lt;/span&gt;&lt;span style="color: #ff0000"&gt;<text:span text:style-name="T2297">绅</text:span>&lt;/span&gt;&lt;span<text:s/><text:soft-page-break/>style="color: #ff0000"&gt;<text:span text:style-name="T2298">诜</text:span>&lt;/span&gt;&lt;span style="color: #ff0000"&gt;<text:span text:style-name="T2299">参</text:span>&lt;/span&gt;&lt;span style="color: #ff0000"&gt;<text:span text:style-name="T2300">参</text:span>&lt;/span&gt;&lt;span&gt;&lt;br&gt;&lt;/span&gt;&lt;span&gt;&lt;br&gt;&lt;/span&gt;&lt;span style="color: #d89000"&gt;<text:span text:style-name="T2301">渑</text:span>&lt;/span&gt;&lt;span style="color: #d89000"&gt;<text:span text:style-name="T2302">绳</text:span>&lt;/span&gt;&lt;span&gt;&lt;br&gt;&lt;/span&gt;&lt;span&gt;&lt;br&gt;&lt;/span&gt;&lt;span style="color: #0000ff"&gt;<text:span text:style-name="T2303">胜</text:span>&lt;/span&gt;&lt;span style="color: #0000ff"&gt;<text:span text:style-name="T2304">圣</text:span>&lt;/span&gt;&lt;span&gt;&lt;br&gt;&lt;/span&gt;&lt;span&gt;&lt;br&gt;&lt;/span&gt;&lt;span&gt;&lt;br&gt;&lt;/span&gt;&lt;span&gt;&lt;br&gt;&lt;/span&gt;&lt;span style="color: #ff0000"&gt;<text:span text:style-name="T2305">升</text:span>&lt;/span&gt;&lt;span style="color: #ff0000"&gt;<text:span text:style-name="T2306">升</text:span>&lt;/span&gt;&lt;span style="color: #0000ff"&gt;<text:span text:style-name="T2307">胜</text:span>&lt;/span&gt;&lt;span style="color: #ff0000"&gt;<text:span text:style-name="T2308">声</text:span>&lt;/span&gt;&lt;span&gt;&lt;br&gt;&lt;/span&gt;&lt;span&gt;&lt;br&gt;&lt;/span&gt;&lt;span&gt;&lt;br&gt;&lt;/span&gt;&lt;span&gt;&lt;br&gt;&lt;/span&gt;&lt;span style="color: #0000ff"&gt;<text:span text:style-name="T2309">硕</text:span>&lt;/span&gt;&lt;span style="color: #d89000"&gt;<text:span text:style-name="T2310">蚀</text:span>&lt;/span&gt;&lt;span style="color: #d89000"&gt;<text:span text:style-name="T2311">时</text:span>&lt;/span&gt;&lt;span style="color: #d89000"&gt;<text:span text:style-name="T2312">埘</text:span>&lt;/span&gt;&lt;span style="color: #0000ff"&gt;<text:span text:style-name="T2313">莳</text:span>&lt;/span&gt;&lt;span style="color: #d89000"&gt;<text:span text:style-name="T2314">鲥</text:span>&lt;/span&gt;&lt;span style="color: #d89000"&gt;<text:span text:style-name="T2315">实</text:span>&lt;/span&gt;&lt;span&gt;&lt;br&gt;&lt;/span&gt;&lt;span&gt;&lt;br&gt;&lt;/span&gt;&lt;span style="color: #0000ff"&gt;<text:span text:style-name="T2316">铈</text:span>&lt;/span&gt;&lt;span style="color: #0000ff"&gt;<text:span text:style-name="T2317">视</text:span>&lt;/span&gt;&lt;span style="color: #0000ff"&gt;<text:span text:style-name="T2318">贳</text:span>&lt;/span&gt;&lt;span style="color: #0000ff"&gt;<text:span text:style-name="T2319">试</text:span>&lt;/span&gt;&lt;span style="color: #0000ff"&gt;<text:span text:style-name="T2320">轼</text:span>&lt;/span&gt;&lt;span style="color: #0000ff"&gt;<text:span text:style-name="T2321">弑</text:span>&lt;/span&gt;&lt;span style="color: #0000ff"&gt;<text:span text:style-name="T2322">势</text:span>&lt;/span&gt;&lt;span style="color: #0000ff"&gt;<text:span text:style-name="T2323">饰</text:span>&lt;/span&gt;&lt;span style="color: #0000ff"&gt;<text:span text:style-name="T2324">适</text:span>&lt;/span&gt;&lt;span style="color: #0000ff"&gt;<text:span text:style-name="T2325">谥</text:span>&lt;/span&gt;&lt;span style="color: #d89000"&gt;<text:span text:style-name="T2326">识</text:span>&lt;/span&gt;&lt;span style="color: #0000ff"&gt;<text:span text:style-name="T2327">释</text:span>&lt;/span&gt;&lt;span style="color: #0000ff"&gt;<text:span text:style-name="T2328">谥</text:span>&lt;/span&gt;&lt;span&gt;&lt;br&gt;&lt;/span&gt;&lt;span&gt;&lt;br&gt;&lt;/span&gt;&lt;span style="color: #00a000"&gt;<text:span text:style-name="T2329">驶</text:span>&lt;/span&gt;&lt;span&gt;<text:span text:style-name="T2330">𫄳</text:span>&lt;/span&gt;&lt;span&gt;<text:span text:style-name="T2331">𫄥</text:span>&lt;/span&gt;&lt;span&gt;&lt;br&gt;&lt;/span&gt;&lt;span&gt;&lt;br&gt;&lt;/span&gt;&lt;span style="color: #ff0000"&gt;<text:span text:style-name="T2332">尸</text:span>&lt;/span&gt;&lt;span style="color: #ff0000"&gt;<text:span text:style-name="T2333">鸤</text:span>&lt;/span&gt;&lt;span&gt;<text:span text:style-name="T2334">𫄟</text:span>&lt;/span&gt;&lt;span style="color: #ff0000"&gt;<text:span text:style-name="T2335">诗</text:span>&lt;/span&gt;&lt;span style="color: #ff0000"&gt;<text:span text:style-name="T2336">师</text:span>&lt;/span&gt;&lt;span style="color: #ff0000"&gt;<text:span text:style-name="T2337">狮</text:span>&lt;/span&gt;&lt;span style="color: #ff0000"&gt;<text:span text:style-name="T2338">湿</text:span>&lt;/span&gt;&lt;span style="color: #ff0000"&gt;<text:span text:style-name="T2339">虱</text:span>&lt;/span&gt;&lt;span style="color: #ff0000"&gt;<text:span text:style-name="T2340">湿</text:span>&lt;/span&gt;&lt;span&gt;&lt;br&gt;&lt;/span&gt;&lt;span&gt;&lt;br&gt;&lt;/span&gt;&lt;span&gt;&lt;br&gt;&lt;/span&gt;&lt;span&gt;&lt;br&gt;&lt;/span&gt;&lt;span style="color: #0000ff"&gt;<text:span text:style-name="T2341">绶</text:span>&lt;/span&gt;&lt;span style="color: #0000ff"&gt;<text:span text:style-name="T2342">寿</text:span>&lt;/span&gt;&lt;span style="color: #0000ff"&gt;<text:span text:style-name="T2343">兽</text:span>&lt;/span&gt;&lt;span&gt;&lt;br&gt;&lt;/span&gt;&lt;span&gt;&lt;br&gt;&lt;/span&gt;&lt;span&gt;&lt;br&gt;&lt;/span&gt;&lt;span&gt;&lt;br&gt;&lt;/span&gt;&lt;span&gt;&lt;br&gt;&lt;/span&gt;&lt;span&gt;&lt;br&gt;&lt;/span&gt;&lt;span style="color: #d89000"&gt;<text:span text:style-name="T2344">赎</text:span>&lt;/span&gt;&lt;span&gt;&lt;br&gt;&lt;/span&gt;&lt;span&gt;&lt;br&gt;&lt;/span&gt;&lt;span style="color: #0000ff"&gt;<text:span text:style-name="T2345">术</text:span>&lt;/span&gt;&lt;span style="color: #0000ff"&gt;<text:span text:style-name="T2346">树</text:span>&lt;/span&gt;&lt;span style="color: #0000ff"&gt;<text:span text:style-name="T2347">竖</text:span>&lt;/span&gt;&lt;span style="color: #00a000"&gt;<text:span text:style-name="T2348">数</text:span>&lt;/span&gt;&lt;span&gt;<text:span text:style-name="T2349">䉤</text:span>&lt;/span&gt;&lt;span&gt;&lt;br&gt;&lt;/span&gt;&lt;span&gt;&lt;br&gt;&lt;/span&gt;&lt;span&gt;<text:span text:style-name="T2350">𫉄</text:span>&lt;/span&gt;&lt;span style="color: #00a000"&gt;<text:span text:style-name="T2351">属</text:span>&lt;/span&gt;&lt;span style="color: #00a000"&gt;<text:span text:style-name="T2352">数</text:span>&lt;/span&gt;&lt;span&gt;&lt;br&gt;&lt;/span&gt;&lt;span&gt;&lt;br&gt;&lt;/span&gt;&lt;span style="color: #ff0000"&gt;<text:span text:style-name="T2353">纾</text:span>&lt;/span&gt;&lt;span style="color: #ff0000"&gt;<text:span text:style-name="T2354">输</text:span>&lt;/span&gt;&lt;span style="color: #ff0000"&gt;<text:span text:style-name="T2355">书</text:span>&lt;/span&gt;&lt;span&gt;<text:span text:style-name="T2356">𦈌</text:span>&lt;/span&gt;&lt;span<text:s/><text:soft-page-break/>style="color: #ff0000"&gt;<text:span text:style-name="T2357">枢</text:span>&lt;/span&gt;&lt;span style="color: #ff0000"&gt;<text:span text:style-name="T2358">摅</text:span>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 style="color: #0000ff"&gt;<text:span text:style-name="T2359">帅</text:span>&lt;/span&gt;&lt;span&gt;&lt;br&gt;&lt;/span&gt;&lt;span&gt;&lt;br&gt;&lt;/span&gt;&lt;span&gt;&lt;br&gt;&lt;/span&gt;&lt;span&gt;&lt;br&gt;&lt;/span&gt;&lt;span&gt;&lt;br&gt;&lt;/span&gt;&lt;span&gt;&lt;br&gt;&lt;/span&gt;&lt;span style="color: #ff0000"&gt;<text:span text:style-name="T2360">谖</text:span>&lt;/span&gt;&lt;span&gt;&lt;br&gt;&lt;/span&gt;&lt;span&gt;&lt;br&gt;&lt;/span&gt;&lt;span style="color: #ff0000"&gt;<text:span text:style-name="T2361">闩</text:span>&lt;/span&gt;&lt;span&gt;&lt;br&gt;&lt;/span&gt;&lt;span&gt;&lt;br&gt;&lt;/span&gt;&lt;span style="color: #ff0000"&gt;<text:span text:style-name="T2362">双</text:span>&lt;/span&gt;&lt;span&gt;&lt;br&gt;&lt;/span&gt;&lt;span&gt;&lt;br&gt;&lt;/span&gt;&lt;span&gt;&lt;br&gt;&lt;/span&gt;&lt;span&gt;&lt;br&gt;&lt;/span&gt;&lt;span style="color: #ff0000"&gt;<text:span text:style-name="T2363">骦</text:span>&lt;/span&gt;&lt;span style="color: #ff0000"&gt;<text:span text:style-name="T2364">双</text:span>&lt;/span&gt;&lt;span&gt;<text:span text:style-name="T2365">𫁷</text:span>&lt;/span&gt;&lt;span&gt;<text:span text:style-name="T2366">𨇯</text:span>&lt;/span&gt;&lt;span style="color: #d89000"&gt;<text:span text:style-name="T2367">泷</text:span>&lt;/span&gt;&lt;span&gt;&lt;br&gt;&lt;/span&gt;&lt;span&gt;&lt;br&gt;&lt;/span&gt;&lt;span style="color: #d89000"&gt;<text:span text:style-name="T2368">谁</text:span>&lt;/span&gt;&lt;span&gt;&lt;br&gt;&lt;/span&gt;&lt;span&gt;&lt;br&gt;&lt;/span&gt;&lt;span style="color: #0000ff"&gt;<text:span text:style-name="T2369">涚</text:span>&lt;/span&gt;&lt;span style="color: #0000ff"&gt;<text:span text:style-name="T2370">税</text:span>&lt;/span&gt;&lt;span style="color: #0000ff"&gt;<text:span text:style-name="T2371">蜕</text:span>&lt;/span&gt;&lt;span style="color: #ff0000"&gt;<text:span text:style-name="T2372">说</text:span>&lt;/span&gt;&lt;span&gt;&lt;br&gt;&lt;/span&gt;&lt;span&gt;&lt;br&gt;&lt;/span&gt;&lt;span&gt;&lt;br&gt;&lt;/span&gt;&lt;span&gt;&lt;br&gt;&lt;/span&gt;&lt;span style="color: #0000ff"&gt;<text:span text:style-name="T2373">顺</text:span>&lt;/span&gt;&lt;span&gt;<text:span text:style-name="T2374">𥆧</text:span>&lt;/span&gt;&lt;span&gt;&lt;br&gt;&lt;/span&gt;&lt;span&gt;&lt;br&gt;&lt;/span&gt;&lt;span&gt;&lt;br&gt;&lt;/span&gt;&lt;span&gt;&lt;br&gt;&lt;/span&gt;&lt;span style="color: #0000ff"&gt;<text:span text:style-name="T2375">帅</text:span>&lt;/span&gt;&lt;span style="color: #0000ff"&gt;<text:span text:style-name="T2376">硕</text:span>&lt;/span&gt;&lt;span style="color: #00a000"&gt;<text:span text:style-name="T2377">数</text:span>&lt;/span&gt;&lt;span style="color: #0000ff"&gt;<text:span text:style-name="T2378">烁</text:span>&lt;/span&gt;&lt;span style="color: #0000ff"&gt;<text:span text:style-name="T2379">铄</text:span>&lt;/span&gt;&lt;span&gt;&lt;br&gt;&lt;/span&gt;&lt;span&gt;&lt;br&gt;&lt;/span&gt;&lt;span style="color: #ff0000"&gt;<text:span text:style-name="T2380">说</text:span>&lt;/span&gt;&lt;span&gt;&lt;br&gt;&lt;/span&gt;&lt;span&gt;&lt;br&gt;&lt;/span&gt;&lt;span style="color: #0000ff"&gt;<text:span text:style-name="T2381">驷</text:span>&lt;/span&gt;&lt;span style="color: #0000ff"&gt;<text:span text:style-name="T2382">饲</text:span>&lt;/span&gt;&lt;span style="color: #0000ff"&gt;<text:span text:style-name="T2383">厕</text:span>&lt;/span&gt;&lt;span style="color: #0000ff"&gt;<text:span text:style-name="T2384">赐</text:span>&lt;/span&gt;&lt;span&gt;&lt;br&gt;&lt;/span&gt;&lt;span&gt;&lt;br&gt;&lt;/span&gt;&lt;span&gt;&lt;br&gt;&lt;/span&gt;&lt;span&gt;&lt;br&gt;&lt;/span&gt;&lt;span style="color: #ff0000"&gt;<text:span text:style-name="T2385">酾</text:span>&lt;/span&gt;&lt;span style="color: #ff0000"&gt;<text:span text:style-name="T2386">缌</text:span>&lt;/span&gt;&lt;span style="color: #ff0000"&gt;<text:span text:style-name="T2387">锶</text:span>&lt;/span&gt;&lt;span style="color: #ff0000"&gt;<text:span text:style-name="T2388">飔</text:span>&lt;/span&gt;&lt;span style="color: #ff0000"&gt;<text:span text:style-name="T2389">厮</text:span>&lt;/span&gt;&lt;span style="color: #ff0000"&gt;<text:span text:style-name="T2390">丝</text:span>&lt;/span&gt;&lt;span style="color: #ff0000"&gt;<text:span text:style-name="T2391">鸶</text:span>&lt;/span&gt;&lt;span style="color: #ff0000"&gt;<text:span text:style-name="T2392">蛳</text:span>&lt;/span&gt;&lt;span&gt;&lt;br&gt;&lt;/span&gt;&lt;span&gt;&lt;br&gt;&lt;/span&gt;&lt;span&gt;&lt;br&gt;&lt;/span&gt;&lt;span&gt;&lt;br&gt;&lt;/span&gt;&lt;span style="color: #0000ff"&gt;<text:span text:style-name="T2393">讼</text:span>&lt;/span&gt;&lt;span style="color: #0000ff"&gt;<text:span text:style-name="T2394">颂</text:span>&lt;/span&gt;&lt;span style="color: #0000ff"&gt;<text:span text:style-name="T2395">诵</text:span>&lt;/span&gt;&lt;span&gt;&lt;br&gt;&lt;/span&gt;&lt;span&gt;&lt;br&gt;&lt;/span&gt;&lt;span&gt;<text:span text:style-name="T2396">㧐</text:span>&lt;/span&gt;&lt;span style="color: #00a000"&gt;<text:span text:style-name="T2397">怂</text:span>&lt;/span&gt;&lt;span style="color: #00a000"&gt;<text:span text:style-name="T2398">耸</text:span>&lt;/span&gt;&lt;span&gt;&lt;br&gt;&lt;/span&gt;&lt;span&gt;&lt;br&gt;&lt;/span&gt;&lt;span style="color: #ff0000"&gt;<text:span text:style-name="T2399">松</text:span>&lt;/span&gt;&lt;span&gt;&lt;br&gt;&lt;/span&gt;&lt;span&gt;&lt;br&gt;&lt;/span&gt;&lt;span style="color: #00a000"&gt;<text:span text:style-name="T2400">擞</text:span>&lt;/span&gt;&lt;span&gt;&lt;br&gt;&lt;/span&gt;&lt;span&gt;&lt;br&gt;&lt;/span&gt;&lt;span style="color: #00a000"&gt;<text:span text:style-name="T2401">擞</text:span>&lt;/span&gt;&lt;span<text:s/><text:soft-page-break/>style="color: #00a000"&gt;<text:span text:style-name="T2402">薮</text:span>&lt;/span&gt;&lt;span&gt;<text:span text:style-name="T2403">䉤</text:span>&lt;/span&gt;&lt;span&gt;&lt;br&gt;&lt;/span&gt;&lt;span&gt;&lt;br&gt;&lt;/span&gt;&lt;span style="color: #ff0000"&gt;<text:span text:style-name="T2404">锼</text:span>&lt;/span&gt;&lt;span style="color: #ff0000"&gt;<text:span text:style-name="T2405">馊</text:span>&lt;/span&gt;&lt;span style="color: #ff0000"&gt;<text:span text:style-name="T2406">飕</text:span>&lt;/span&gt;&lt;span style="color: #ff0000"&gt;<text:span text:style-name="T2407">搜</text:span>&lt;/span&gt;&lt;span&gt;&lt;br&gt;&lt;/span&gt;&lt;span&gt;&lt;br&gt;&lt;/span&gt;&lt;span&gt;&lt;br&gt;&lt;/span&gt;&lt;span&gt;&lt;br&gt;&lt;/span&gt;&lt;span style="color: #0000ff"&gt;<text:span text:style-name="T2408">溯</text:span>&lt;/span&gt;&lt;span style="color: #0000ff"&gt;<text:span text:style-name="T2409">诉</text:span>&lt;/span&gt;&lt;span&gt;<text:span text:style-name="T2410">𫗧</text:span>&lt;/span&gt;&lt;span style="color: #ff0000"&gt;<text:span text:style-name="T2411">缩</text:span>&lt;/span&gt;&lt;span style="color: #0000ff"&gt;<text:span text:style-name="T2412">肃</text:span>&lt;/span&gt;&lt;span style="color: #0000ff"&gt;<text:span text:style-name="T2413">骕</text:span>&lt;/span&gt;&lt;span style="color: #0000ff"&gt;<text:span text:style-name="T2414">鹔</text:span>&lt;/span&gt;&lt;span style="color: #00a000"&gt;<text:span text:style-name="T2415">数</text:span>&lt;/span&gt;&lt;span style="color: #0000ff"&gt;<text:span text:style-name="T2416">谡</text:span>&lt;/span&gt;&lt;span&gt;&lt;br&gt;&lt;/span&gt;&lt;span&gt;&lt;br&gt;&lt;/span&gt;&lt;span style="color: #ff0000"&gt;<text:span text:style-name="T2417">苏</text:span>&lt;/span&gt;&lt;span style="color: #ff0000"&gt;<text:span text:style-name="T2418">稣</text:span>&lt;/span&gt;&lt;span style="color: #ff0000"&gt;<text:span text:style-name="T2419">苏</text:span>&lt;/span&gt;&lt;span style="color: #ff0000"&gt;<text:span text:style-name="T2420">苏</text:span>&lt;/span&gt;&lt;span&gt;&lt;br&gt;&lt;/span&gt;&lt;span&gt;&lt;br&gt;&lt;/span&gt;&lt;span&gt;&lt;br&gt;&lt;/span&gt;&lt;span&gt;&lt;br&gt;&lt;/span&gt;&lt;span&gt;&lt;br&gt;&lt;/span&gt;&lt;span&gt;&lt;br&gt;&lt;/span&gt;&lt;span style="color: #ff0000"&gt;<text:span text:style-name="T2421">酸</text:span>&lt;/span&gt;&lt;span&gt;&lt;br&gt;&lt;/span&gt;&lt;span&gt;&lt;br&gt;&lt;/span&gt;&lt;span style="color: #d89000"&gt;<text:span text:style-name="T2422">随</text:span>&lt;/span&gt;&lt;span style="color: #d89000"&gt;<text:span text:style-name="T2423">绥</text:span>&lt;/span&gt;&lt;span style="color: #ff0000"&gt;<text:span text:style-name="T2424">虽</text:span>&lt;/span&gt;&lt;span&gt;&lt;br&gt;&lt;/span&gt;&lt;span&gt;&lt;br&gt;&lt;/span&gt;&lt;span style="color: #0000ff"&gt;<text:span text:style-name="T2425">术</text:span>&lt;/span&gt;&lt;span&gt;<text:span text:style-name="T2426">䍁</text:span>&lt;/span&gt;&lt;span style="color: #0000ff"&gt;<text:span text:style-name="T2427">谇</text:span>&lt;/span&gt;&lt;span style="color: #0000ff"&gt;<text:span text:style-name="T2428">岁</text:span>&lt;/span&gt;&lt;span style="color: #0000ff"&gt;<text:span text:style-name="T2429">穗</text:span>&lt;/span&gt;&lt;span&gt;&lt;br&gt;&lt;/span&gt;&lt;span&gt;&lt;br&gt;&lt;/span&gt;&lt;span&gt;&lt;br&gt;&lt;/span&gt;&lt;span&gt;&lt;br&gt;&lt;/span&gt;&lt;span style="color: #d89000"&gt;<text:span text:style-name="T2430">绥</text:span>&lt;/span&gt;&lt;span style="color: #ff0000"&gt;<text:span text:style-name="T2431">虽</text:span>&lt;/span&gt;&lt;span&gt;&lt;br&gt;&lt;/span&gt;&lt;span&gt;&lt;br&gt;&lt;/span&gt;&lt;span style="color: #ff0000"&gt;<text:span text:style-name="T2432">孙</text:span>&lt;/span&gt;&lt;span style="color: #0000ff"&gt;<text:span text:style-name="T2433">逊</text:span>&lt;/span&gt;&lt;span&gt;&lt;br&gt;&lt;/span&gt;&lt;span&gt;&lt;br&gt;&lt;/span&gt;&lt;span style="color:<text:s/><text:span text:style-name="T2434">#00a000"&gt;</text:span><text:span text:style-name="T2435">笋</text:span><text:span text:style-name="T2436">&lt;/span&gt;&lt;span style="color: #00a000"&gt;</text:span><text:span text:style-name="T2437">损</text:span><text:span text:style-name="T2438">&lt;/span&gt;&lt;span&gt;&lt;br&gt;&lt;/span&gt;&lt;span&gt;&lt;br&gt;&lt;/span&gt;&lt;span style="color: #ff0000"&gt;</text:span><text:span text:style-name="T2439">孙</text:span><text:span text:style-name="T2440">&lt;/span&gt;&lt;span style="color: #ff0000"&gt;</text:span><text:span text:style-name="T2441">狲</text:span><text:span text:style-name="T2442">&lt;/span&gt;&lt;span style="color: #ff0000"&gt;</text:span><text:span text:style-name="T2443">荪</text:span><text:span text:style-name="T2444">&lt;/span&gt;</text:span></text:p>
      <text:p text:style-name="Normal">&lt;span style="color: #00a000"&gt;<text:span text:style-name="T2445">唢</text:span>&lt;/span&gt;&lt;span style="color: #00a000"&gt;<text:span text:style-name="T2446">琐</text:span>&lt;/span&gt;&lt;span style="color: #00a000"&gt;<text:span text:style-name="T2447">锁</text:span>&lt;/span&gt;&lt;span&gt;&lt;br&gt;&lt;/span&gt;&lt;span&gt;&lt;br&gt;&lt;/span&gt;&lt;span style="color: #ff0000"&gt;<text:span text:style-name="T2448">蓑</text:span>&lt;/span&gt;&lt;span style="color: #ff0000"&gt;<text:span text:style-name="T2449">缩</text:span>&lt;/span&gt;&lt;span&gt;&lt;br&gt;&lt;/span&gt;&lt;span&gt;&lt;br&gt;&lt;/span&gt;&lt;span style="color: #d89000"&gt;<text:span text:style-name="T2450">达</text:span>&lt;/span&gt;&lt;span&gt;<text:span text:style-name="T2451">𠉂</text:span>&lt;/span&gt;&lt;span style="color: #0000ff"&gt;<text:span text:style-name="T2452">挞</text:span>&lt;/span&gt;&lt;span style="color: #ff0000"&gt;<text:span text:style-name="T2453">跶</text:span>&lt;/span&gt;&lt;span style="color: #0000ff"&gt;<text:span text:style-name="T2454">闼</text:span>&lt;/span&gt;&lt;span style="color: #0000ff"&gt;<text:span text:style-name="T2455">阘</text:span>&lt;/span&gt;&lt;span style="color: #00a000"&gt;<text:span text:style-name="T2456">獭</text:span>&lt;/span&gt;&lt;span&gt;&lt;br&gt;&lt;/span&gt;&lt;span&gt;&lt;br&gt;&lt;/span&gt;&lt;span&gt;<text:span text:style-name="T2457">𨱏</text:span>&lt;/span&gt;&lt;span style="color: #00a000"&gt;<text:span text:style-name="T2458">獭</text:span>&lt;/span&gt;&lt;span&gt;&lt;br&gt;&lt;/span&gt;&lt;span&gt;&lt;br&gt;&lt;/span&gt;&lt;span style="color: #ff0000"&gt;<text:span text:style-name="T2459">铊</text:span>&lt;/span&gt;&lt;span&gt;&lt;br&gt;&lt;/span&gt;&lt;span&gt;&lt;br&gt;&lt;/span&gt;&lt;span&gt;&lt;br&gt;&lt;/span&gt;&lt;span&gt;&lt;br&gt;&lt;/span&gt;&lt;span<text:s/><text:soft-page-break/>style="color: #d89000"&gt;<text:span text:style-name="T2460">台</text:span>&lt;/span&gt;&lt;span style="color: #d89000"&gt;<text:span text:style-name="T2461">骀</text:span>&lt;/span&gt;&lt;span style="color: #d89000"&gt;<text:span text:style-name="T2462">鲐</text:span>&lt;/span&gt;&lt;span style="color: #d89000"&gt;<text:span text:style-name="T2463">台</text:span>&lt;/span&gt;&lt;span style="color: #d89000"&gt;<text:span text:style-name="T2464">台</text:span>&lt;/span&gt;&lt;span style="color: #ff0000"&gt;<text:span text:style-name="T2465">苔</text:span>&lt;/span&gt;&lt;span&gt;&lt;br&gt;&lt;/span&gt;&lt;span&gt;&lt;br&gt;&lt;/span&gt;&lt;span style="color: #0000ff"&gt;<text:span text:style-name="T2466">钛</text:span>&lt;/span&gt;&lt;span style="color: #0000ff"&gt;<text:span text:style-name="T2467">态</text:span>&lt;/span&gt;&lt;span&gt;&lt;br&gt;&lt;/span&gt;&lt;span&gt;&lt;br&gt;&lt;/span&gt;&lt;span&gt;&lt;br&gt;&lt;/span&gt;&lt;span&gt;&lt;br&gt;&lt;/span&gt;&lt;span style="color: #d89000"&gt;<text:span text:style-name="T2468">谈</text:span>&lt;/span&gt;&lt;span style="color: #d89000"&gt;<text:span text:style-name="T2469">锬</text:span>&lt;/span&gt;&lt;span style="color: #d89000"&gt;<text:span text:style-name="T2470">坛</text:span>&lt;/span&gt;&lt;span style="color: #d89000"&gt;<text:span text:style-name="T2471">谭</text:span>&lt;/span&gt;&lt;span style="color: #d89000"&gt;<text:span text:style-name="T2472">镡</text:span>&lt;/span&gt;&lt;span style="color: #d89000"&gt;<text:span text:style-name="T2473">弹</text:span>&lt;/span&gt;&lt;span style="color: #d89000"&gt;<text:span text:style-name="T2474">坛</text:span>&lt;/span&gt;&lt;span style="color: #d89000"&gt;<text:span text:style-name="T2475">荨</text:span>&lt;/span&gt;&lt;span style="color: #d89000"&gt;<text:span text:style-name="T2476">昙</text:span>&lt;/span&gt;&lt;span&gt;&lt;br&gt;&lt;/span&gt;&lt;span&gt;&lt;br&gt;&lt;/span&gt;&lt;span style="color: #0000ff"&gt;<text:span text:style-name="T2477">叹</text:span>&lt;/span&gt;&lt;span style="color: #0000ff"&gt;<text:span text:style-name="T2478">叹</text:span>&lt;/span&gt;&lt;span&gt;&lt;br&gt;&lt;/span&gt;&lt;span&gt;&lt;br&gt;&lt;/span&gt;&lt;span&gt;&lt;br&gt;&lt;/span&gt;&lt;span&gt;&lt;br&gt;&lt;/span&gt;&lt;span style="color: #ff0000"&gt;<text:span text:style-name="T2479">贪</text:span>&lt;/span&gt;&lt;span style="color: #ff0000"&gt;<text:span text:style-name="T2480">啴</text:span>&lt;/span&gt;&lt;span style="color: #ff0000"&gt;<text:span text:style-name="T2481">滩</text:span>&lt;/span&gt;&lt;span style="color: #ff0000"&gt;<text:span text:style-name="T2482">摊</text:span>&lt;/span&gt;&lt;span style="color: #ff0000"&gt;<text:span text:style-name="T2483">瘫</text:span>&lt;/span&gt;&lt;span&gt;&lt;br&gt;&lt;/span&gt;&lt;span&gt;&lt;br&gt;&lt;/span&gt;&lt;span style="color: #d89000"&gt;<text:span text:style-name="T2484">糖</text:span>&lt;/span&gt;&lt;span style="color: #ff0000"&gt;<text:span text:style-name="T2485">镗</text:span>&lt;/span&gt;&lt;span style="color: #d89000"&gt;<text:span text:style-name="T2486">饧</text:span>&lt;/span&gt;&lt;span&gt;&lt;br&gt;&lt;/span&gt;&lt;span&gt;&lt;br&gt;&lt;/span&gt;&lt;span style="color: #0000ff"&gt;<text:span text:style-name="T2487">烫</text:span>&lt;/span&gt;&lt;span&gt;&lt;br&gt;&lt;/span&gt;&lt;span&gt;&lt;br&gt;&lt;/span&gt;&lt;span style="color: #00a000"&gt;<text:span text:style-name="T2488">傥</text:span>&lt;/span&gt;&lt;span style="color: #00a000"&gt;<text:span text:style-name="T2489">镋</text:span>&lt;/span&gt;&lt;span&gt;&lt;br&gt;&lt;/span&gt;&lt;span&gt;&lt;br&gt;&lt;/span&gt;&lt;span style="color: #ff0000"&gt;<text:span text:style-name="T2490">汤</text:span>&lt;/span&gt;&lt;span style="color: #0000ff"&gt;<text:span text:style-name="T2491">铴</text:span>&lt;/span&gt;&lt;span style="color: #ff0000"&gt;<text:span text:style-name="T2492">镗</text:span>&lt;/span&gt;&lt;span&gt;&lt;br&gt;&lt;/span&gt;&lt;span&gt;&lt;br&gt;&lt;/span&gt;&lt;span&gt;&lt;br&gt;&lt;/span&gt;&lt;span&gt;&lt;br&gt;&lt;/span&gt;&lt;span style="color: #d89000"&gt;<text:span text:style-name="T2493">绹</text:span>&lt;/span&gt;&lt;span&gt;<text:span text:style-name="T2494">𫘦</text:span>&lt;/span&gt;&lt;span style="color: #d89000"&gt;<text:span text:style-name="T2495">鼗</text:span>&lt;/span&gt;&lt;span style="color: #ff0000"&gt;<text:span text:style-name="T2496">涛</text:span>&lt;/span&gt;&lt;span style="color: #0000ff"&gt;<text:span text:style-name="T2497">焘</text:span>&lt;/span&gt;&lt;span style="color: #d89000"&gt;<text:span text:style-name="T2498">梼</text:span>&lt;/span&gt;&lt;span&gt;&lt;br&gt;&lt;/span&gt;&lt;span&gt;&lt;br&gt;&lt;/span&gt;&lt;span&gt;&lt;br&gt;&lt;/span&gt;&lt;span&gt;&lt;br&gt;&lt;/span&gt;&lt;span style="color: #00a000"&gt;<text:span text:style-name="T2499">讨</text:span>&lt;/span&gt;&lt;span&gt;&lt;br&gt;&lt;/span&gt;&lt;span&gt;&lt;br&gt;&lt;/span&gt;&lt;span style="color: #ff0000"&gt;<text:span text:style-name="T2500">韬</text:span>&lt;/span&gt;&lt;span style="color: #d89000"&gt;<text:span text:style-name="T2501">绦</text:span>&lt;/span&gt;&lt;span style="color: #ff0000"&gt;<text:span text:style-name="T2502">涛</text:span>&lt;/span&gt;&lt;span&gt;&lt;br&gt;&lt;/span&gt;&lt;span&gt;&lt;br&gt;&lt;/span&gt;&lt;span style="color: #0000ff"&gt;<text:span text:style-name="T2503">铽</text:span>&lt;/span&gt;&lt;span style="color: #0000ff"&gt;<text:span text:style-name="T2504">贷</text:span>&lt;/span&gt;&lt;span&gt;&lt;br&gt;&lt;/span&gt;&lt;span&gt;&lt;br&gt;&lt;/span&gt;&lt;span style="color: #d89000"&gt;<text:span text:style-name="T2505">誊</text:span>&lt;/span&gt;&lt;span style="color: #d89000"&gt;<text:span text:style-name="T2506">腾</text:span>&lt;/span&gt;&lt;span&gt;&lt;br&gt;&lt;/span&gt;&lt;span&gt;&lt;br&gt;&lt;/span&gt;&lt;span style="color: #d89000"&gt;<text:span text:style-name="T2507">缇</text:span>&lt;/span&gt;&lt;span style="color: #d89000"&gt;<text:span text:style-name="T2508">题</text:span>&lt;/span&gt;&lt;span&gt;<text:span text:style-name="T2509">𫘨</text:span>&lt;/span&gt;&lt;span&gt;<text:span text:style-name="T2510">𫛸</text:span>&lt;/span&gt;&lt;span style="color: #d89000"&gt;<text:span text:style-name="T2511">鳀</text:span>&lt;/span&gt;&lt;span style="color: #d89000"&gt;<text:span text:style-name="T2512">绨</text:span>&lt;/span&gt;&lt;span style="color: #d89000"&gt;<text:span text:style-name="T2513">鹈</text:span>&lt;/span&gt;&lt;span&gt;<text:soft-page-break/><text:span text:style-name="T2514">䴘</text:span>&lt;/span&gt;&lt;span&gt;&lt;br&gt;&lt;/span&gt;&lt;span&gt;&lt;br&gt;&lt;/span&gt;&lt;span style="color: #ff0000"&gt;<text:span text:style-name="T2515">锑</text:span>&lt;/span&gt;&lt;span style="color: #0000ff"&gt;<text:span text:style-name="T2516">屉</text:span>&lt;/span&gt;&lt;span&gt;<text:span text:style-name="T2517">𣨼</text:span>&lt;/span&gt;&lt;span&gt;&lt;br&gt;&lt;/span&gt;&lt;span&gt;&lt;br&gt;&lt;/span&gt;&lt;span style="color: #00a000"&gt;<text:span text:style-name="T2518">体</text:span>&lt;/span&gt;&lt;span&gt;&lt;br&gt;&lt;/span&gt;&lt;span&gt;&lt;br&gt;&lt;/span&gt;&lt;span&gt;&lt;br&gt;&lt;/span&gt;&lt;span&gt;&lt;br&gt;&lt;/span&gt;&lt;span style="color: #0000ff"&gt;<text:span text:style-name="T2519">钿</text:span>&lt;/span&gt;&lt;span style="color: #d89000"&gt;<text:span text:style-name="T2520">阗</text:span>&lt;/span&gt;&lt;span&gt;&lt;br&gt;&lt;/span&gt;&lt;span&gt;&lt;br&gt;&lt;/span&gt;&lt;span&gt;&lt;br&gt;&lt;/span&gt;&lt;span&gt;&lt;br&gt;&lt;/span&gt;&lt;span style="color: #00a000"&gt;<text:span text:style-name="T2521">腼</text:span>&lt;/span&gt;&lt;span&gt;&lt;br&gt;&lt;/span&gt;&lt;span&gt;&lt;br&gt;&lt;/span&gt;&lt;span&gt;&lt;br&gt;&lt;/span&gt;&lt;span&gt;&lt;br&gt;&lt;/span&gt;&lt;span style="color: #d89000"&gt;<text:span text:style-name="T2522">龆</text:span>&lt;/span&gt;&lt;span style="color: #d89000"&gt;<text:span text:style-name="T2523">条</text:span>&lt;/span&gt;&lt;span style="color: #d89000"&gt;<text:span text:style-name="T2524">鲦</text:span>&lt;/span&gt;&lt;span style="color: #0000ff"&gt;<text:span text:style-name="T2525">调</text:span>&lt;/span&gt;&lt;span&gt;&lt;br&gt;&lt;/span&gt;&lt;span&gt;&lt;br&gt;&lt;/span&gt;&lt;span style="color: #0000ff"&gt;<text:span text:style-name="T2526">粜</text:span>&lt;/span&gt;&lt;span&gt;&lt;br&gt;&lt;/span&gt;&lt;span&gt;&lt;br&gt;&lt;/span&gt;&lt;span&gt;<text:span text:style-name="T2527">𫍥</text:span>&lt;/span&gt;&lt;span&gt;&lt;br&gt;&lt;/span&gt;&lt;span&gt;&lt;br&gt;&lt;/span&gt;&lt;span&gt;&lt;br&gt;&lt;/span&gt;&lt;span&gt;&lt;br&gt;&lt;/span&gt;&lt;span&gt;&lt;br&gt;&lt;/span&gt;&lt;span&gt;&lt;br&gt;&lt;/span&gt;&lt;span style="color: #00a000"&gt;<text:span text:style-name="T2528">铁</text:span>&lt;/span&gt;&lt;span&gt;&lt;br&gt;&lt;/span&gt;&lt;span&gt;&lt;br&gt;&lt;/span&gt;&lt;span style="color: #ff0000"&gt;<text:span text:style-name="T2529">贴</text:span>&lt;/span&gt;&lt;span&gt;&lt;br&gt;&lt;/span&gt;&lt;span&gt;&lt;br&gt;&lt;/span&gt;&lt;span&gt;&lt;br&gt;&lt;/span&gt;&lt;span&gt;&lt;br&gt;&lt;/span&gt;&lt;span style="color: #ff0000"&gt;<text:span text:style-name="T2530">听</text:span>&lt;/span&gt;&lt;span&gt;&lt;br&gt;&lt;/span&gt;&lt;span&gt;&lt;br&gt;&lt;/span&gt;&lt;span style="color: #0000ff"&gt;<text:span text:style-name="T2531">铤</text:span>&lt;/span&gt;&lt;span style="color: #00a000"&gt;<text:span text:style-name="T2532">颋</text:span>&lt;/span&gt;&lt;span&gt;&lt;br&gt;&lt;/span&gt;&lt;span&gt;&lt;br&gt;&lt;/span&gt;&lt;span style="color: #ff0000"&gt;<text:span text:style-name="T2533">听</text:span>&lt;/span&gt;&lt;span style="color: #ff0000"&gt;<text:span text:style-name="T2534">厅</text:span>&lt;/span&gt;&lt;span&gt;&lt;br&gt;&lt;/span&gt;&lt;span&gt;&lt;br&gt;&lt;/span&gt;&lt;span style="color: #d89000"&gt;<text:span text:style-name="T2535">铜</text:span>&lt;/span&gt;&lt;span style="color: #d89000"&gt;<text:span text:style-name="T2536">鲖</text:span>&lt;/span&gt;&lt;span&gt;&lt;br&gt;&lt;/span&gt;&lt;span&gt;&lt;br&gt;&lt;/span&gt;&lt;span style="color: #d89000"&gt;<text:span text:style-name="T2537">同</text:span>&lt;/span&gt;&lt;span style="color: #0000ff"&gt;<text:span text:style-name="T2538">恸</text:span>&lt;/span&gt;&lt;span&gt;&lt;br&gt;&lt;/span&gt;&lt;span&gt;&lt;br&gt;&lt;/span&gt;&lt;span style="color: #00a000"&gt;<text:span text:style-name="T2539">统</text:span>&lt;/span&gt;&lt;span&gt;&lt;br&gt;&lt;/span&gt;&lt;span&gt;&lt;br&gt;&lt;/span&gt;&lt;span&gt;&lt;br&gt;&lt;/span&gt;&lt;span&gt;&lt;br&gt;&lt;/span&gt;&lt;span style="color: #d89000"&gt;<text:span text:style-name="T2540">头</text:span>&lt;/span&gt;&lt;span&gt;&lt;br&gt;&lt;/span&gt;&lt;span&gt;&lt;br&gt;&lt;/span&gt;&lt;span style="color: #d89000"&gt;<text:span text:style-name="T2541">头</text:span>&lt;/span&gt;&lt;span&gt;&lt;br&gt;&lt;/span&gt;&lt;span&gt;&lt;br&gt;&lt;/span&gt;&lt;span&gt;&lt;br&gt;&lt;/span&gt;&lt;span&gt;&lt;br&gt;&lt;/span&gt;&lt;span&gt;&lt;br&gt;&lt;/span&gt;&lt;span&gt;&lt;br&gt;&lt;/span&gt;&lt;span&gt;<text:span text:style-name="T2542">𨱎</text:span>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 style="color: #d89000"&gt;<text:span text:style-name="T2543">涂</text:span>&lt;/span&gt;&lt;span style="color: #d89000"&gt;<text:span text:style-name="T2544">图</text:span>&lt;/span&gt;&lt;span&gt;&lt;br&gt;&lt;/span&gt;&lt;span&gt;&lt;br&gt;&lt;/span&gt;&lt;span&gt;&lt;br&gt;&lt;/span&gt;&lt;span&gt;&lt;br&gt;&lt;/span&gt;&lt;span style="color: #00a000"&gt;<text:span text:style-name="T2545">钍</text:span>&lt;/span&gt;&lt;span&gt;&lt;br&gt;&lt;/span&gt;&lt;span&gt;&lt;br&gt;&lt;/span&gt;&lt;span style="color: #ff0000"&gt;<text:span text:style-name="T2546">秃</text:span>&lt;/span&gt;&lt;span&gt;<text:span text:style-name="T2547">𪉍</text:span>&lt;/span&gt;&lt;span&gt;&lt;br&gt;&lt;/span&gt;&lt;span&gt;&lt;br&gt;&lt;/span&gt;&lt;span style="color: #d89000"&gt;<text:span text:style-name="T2548">抟</text:span>&lt;/span&gt;&lt;span style="color: #d89000"&gt;<text:span text:style-name="T2549">团</text:span>&lt;/span&gt;&lt;span style="color: #d89000"&gt;<text:span text:style-name="T2550">团</text:span><text:soft-page-break/>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 style="color: #d89000"&gt;<text:span text:style-name="T2551">颓</text:span>&lt;/span&gt;&lt;span&gt;&lt;br&gt;&lt;/span&gt;&lt;span&gt;&lt;br&gt;&lt;/span&gt;&lt;span style="color: #ff0000"&gt;<text:span text:style-name="T2552">脱</text:span>&lt;/span&gt;&lt;span style="color: #0000ff"&gt;<text:span text:style-name="T2553">蜕</text:span>&lt;/span&gt;&lt;span&gt;&lt;br&gt;&lt;/span&gt;&lt;span&gt;&lt;br&gt;&lt;/span&gt;&lt;span&gt;&lt;br&gt;&lt;/span&gt;&lt;span&gt;&lt;br&gt;&lt;/span&gt;&lt;span&gt;&lt;br&gt;&lt;/span&gt;&lt;span&gt;&lt;br&gt;&lt;/span&gt;&lt;span style="color: #d89000"&gt;<text:span text:style-name="T2554">饨</text:span>&lt;/span&gt;&lt;span style="color: #d89000"&gt;<text:span text:style-name="T2555">鲀</text:span>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 style="color: #d89000"&gt;<text:span text:style-name="T2556">驼</text:span>&lt;/span&gt;&lt;span style="color: #d89000"&gt;<text:span text:style-name="T2557">鸵</text:span>&lt;/span&gt;&lt;span style="color: #d89000"&gt;<text:span text:style-name="T2558">驮</text:span>&lt;/span&gt;&lt;span style="color: #d89000"&gt;<text:span text:style-name="T2559">鼍</text:span>&lt;/span&gt;&lt;span&gt;&lt;br&gt;&lt;/span&gt;&lt;span&gt;&lt;br&gt;&lt;/span&gt;&lt;span style="color: #0000ff"&gt;<text:span text:style-name="T2560">萚</text:span>&lt;/span&gt;&lt;span style="color: #0000ff"&gt;<text:span text:style-name="T2561">箨</text:span>&lt;/span&gt;&lt;span&gt;&lt;br&gt;&lt;/span&gt;&lt;span&gt;&lt;br&gt;&lt;/span&gt;&lt;span style="color: #00a000"&gt;<text:span text:style-name="T2562">椭</text:span>&lt;/span&gt;&lt;span&gt;&lt;br&gt;&lt;/span&gt;&lt;span&gt;&lt;br&gt;&lt;/span&gt;&lt;span style="color: #ff0000"&gt;<text:span text:style-name="T2563">托</text:span>&lt;/span&gt;&lt;span style="color: #ff0000"&gt;<text:span text:style-name="T2564">饦</text:span>&lt;/span&gt;&lt;span style="color: #ff0000"&gt;<text:span text:style-name="T2565">棁</text:span>&lt;/span&gt;&lt;span style="color: #ff0000"&gt;<text:span text:style-name="T2566">脱</text:span>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 style="color: #0000ff"&gt;<text:span text:style-name="T2567">腽</text:span>&lt;/span&gt;&lt;span style="color: #0000ff"&gt;<text:span text:style-name="T2568">袜</text:span>&lt;/span&gt;&lt;span&gt;&lt;br&gt;&lt;/span&gt;&lt;span&gt;&lt;br&gt;&lt;/span&gt;&lt;span&gt;&lt;br&gt;&lt;/span&gt;&lt;span&gt;&lt;br&gt;&lt;/span&gt;&lt;span style="color: #ff0000"&gt;<text:span text:style-name="T2569">污</text:span>&lt;/span&gt;&lt;span style="color: #ff0000"&gt;<text:span text:style-name="T2570">洼</text:span>&lt;/span&gt;&lt;span style="color: #ff0000"&gt;<text:span text:style-name="T2571">娲</text:span>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 style="color: #d89000"&gt;<text:span text:style-name="T2572">纨</text:span>&lt;/span&gt;&lt;span style="color: #d89000"&gt;<text:span text:style-name="T2573">顽</text:span>&lt;/span&gt;&lt;span&gt;&lt;br&gt;&lt;/span&gt;&lt;span&gt;&lt;br&gt;&lt;/span&gt;&lt;span style="color: #0000ff"&gt;<text:span text:style-name="T2574">万</text:span>&lt;/span&gt;&lt;span&gt;&lt;br&gt;&lt;/span&gt;&lt;span&gt;&lt;br&gt;&lt;/span&gt;&lt;span style="color: #00a000"&gt;<text:span text:style-name="T2575">挽</text:span>&lt;/span&gt;&lt;span&gt;<text:span text:style-name="T2576">𩾃</text:span>&lt;/span&gt;&lt;span style="color: #00a000"&gt;<text:span text:style-name="T2577">绾</text:span>&lt;/span&gt;&lt;span&gt;&lt;br&gt;&lt;/span&gt;&lt;span&gt;&lt;br&gt;&lt;/span&gt;&lt;span style="color: #ff0000"&gt;<text:span text:style-name="T2578">弯</text:span>&lt;/span&gt;&lt;span style="color: #ff0000"&gt;<text:span text:style-name="T2579">湾</text:span>&lt;/span&gt;&lt;span&gt;&lt;br&gt;&lt;/span&gt;&lt;span&gt;&lt;br&gt;&lt;/span&gt;&lt;span&gt;&lt;br&gt;&lt;/span&gt;&lt;span&gt;&lt;br&gt;&lt;/span&gt;&lt;span&gt;&lt;br&gt;&lt;/span&gt;&lt;span&gt;&lt;br&gt;&lt;/span&gt;&lt;span style="color: #00a000"&gt;<text:span text:style-name="T2580">网</text:span>&lt;/span&gt;&lt;span style="color: #00a000"&gt;<text:span text:style-name="T2581">辋</text:span>&lt;/span&gt;&lt;span&gt;<text:span text:style-name="T2582">㲿</text:span>&lt;/span&gt;&lt;span&gt;&lt;br&gt;&lt;/span&gt;&lt;span&gt;&lt;br&gt;&lt;/span&gt;&lt;span&gt;&lt;br&gt;&lt;/span&gt;&lt;span&gt;&lt;br&gt;&lt;/span&gt;&lt;span style="color: #0000ff"&gt;<text:span text:style-name="T2583">为</text:span>&lt;/span&gt;&lt;span style="color: #d89000"&gt;<text:span text:style-name="T2584">韦</text:span>&lt;/span&gt;&lt;span style="color: #d89000"&gt;<text:span text:style-name="T2585">帏</text:span>&lt;/span&gt;&lt;span style="color: #d89000"&gt;<text:span text:style-name="T2586">围</text:span>&lt;/span&gt;&lt;span style="color: #d89000"&gt;<text:span text:style-name="T2587">违</text:span>&lt;/span&gt;&lt;span style="color: #d89000"&gt;<text:span text:style-name="T2588">闱</text:span>&lt;/span&gt;&lt;span style="color: #d89000"&gt;<text:span text:style-name="T2589">维</text:span>&lt;/span&gt;&lt;span<text:s/><text:soft-page-break/>style="color: #d89000"&gt;<text:span text:style-name="T2590">潍</text:span>&lt;/span&gt;&lt;span&gt;&lt;br&gt;&lt;/span&gt;&lt;span&gt;&lt;br&gt;&lt;/span&gt;&lt;span style="color: #0000ff"&gt;<text:span text:style-name="T2591">为</text:span>&lt;/span&gt;&lt;span style="color: #00a000"&gt;<text:span text:style-name="T2592">伪</text:span>&lt;/span&gt;&lt;span style="color: #d89000"&gt;<text:span text:style-name="T2593">喂</text:span>&lt;/span&gt;&lt;span style="color: #0000ff"&gt;<text:span text:style-name="T2594">猬</text:span>&lt;/span&gt;&lt;span style="color: #0000ff"&gt;<text:span text:style-name="T2595">谓</text:span>&lt;/span&gt;&lt;span style="color: #0000ff"&gt;<text:span text:style-name="T2596">硙</text:span>&lt;/span&gt;&lt;span style="color: #0000ff"&gt;<text:span text:style-name="T2597">卫</text:span>&lt;/span&gt;&lt;span style="color: #0000ff"&gt;<text:span text:style-name="T2598">秽</text:span>&lt;/span&gt;&lt;span style="color: #d89000"&gt;<text:span text:style-name="T2599">遗</text:span>&lt;/span&gt;&lt;span&gt;&lt;br&gt;&lt;/span&gt;&lt;span&gt;&lt;br&gt;&lt;/span&gt;&lt;span style="color: #00a000"&gt;<text:span text:style-name="T2600">诿</text:span>&lt;/span&gt;&lt;span style="color: #00a000"&gt;<text:span text:style-name="T2601">鲔</text:span>&lt;/span&gt;&lt;span style="color: #00a000"&gt;<text:span text:style-name="T2602">伟</text:span>&lt;/span&gt;&lt;span style="color: #00a000"&gt;<text:span text:style-name="T2603">炜</text:span>&lt;/span&gt;&lt;span style="color: #00a000"&gt;<text:span text:style-name="T2604">玮</text:span>&lt;/span&gt;&lt;span style="color: #00a000"&gt;<text:span text:style-name="T2605">苇</text:span>&lt;/span&gt;&lt;span style="color: #00a000"&gt;<text:span text:style-name="T2606">纬</text:span>&lt;/span&gt;&lt;span style="color: #00a000"&gt;<text:span text:style-name="T2607">韪</text:span>&lt;/span&gt;&lt;span&gt;<text:span text:style-name="T2608">𫇭</text:span>&lt;/span&gt;&lt;span&gt;&lt;br&gt;&lt;/span&gt;&lt;span&gt;&lt;br&gt;&lt;/span&gt;&lt;span&gt;&lt;br&gt;&lt;/span&gt;&lt;span&gt;&lt;br&gt;&lt;/span&gt;&lt;span style="color: #d89000"&gt;<text:span text:style-name="T2609">纹</text:span>&lt;/span&gt;&lt;span style="color: #d89000"&gt;<text:span text:style-name="T2610">闻</text:span>&lt;/span&gt;&lt;span style="color: #d89000"&gt;<text:span text:style-name="T2611">阌</text:span>&lt;/span&gt;&lt;span&gt;&lt;br&gt;&lt;/span&gt;&lt;span&gt;&lt;br&gt;&lt;/span&gt;&lt;span style="color: #0000ff"&gt;<text:span text:style-name="T2612">问</text:span>&lt;/span&gt;&lt;span style="color: #00a000"&gt;<text:span text:style-name="T2613">揾</text:span>&lt;/span&gt;&lt;span style="color: #d89000"&gt;<text:span text:style-name="T2614">闻</text:span>&lt;/span&gt;&lt;span&gt;&lt;br&gt;&lt;/span&gt;&lt;span&gt;&lt;br&gt;&lt;/span&gt;&lt;span style="color: #00a000"&gt;<text:span text:style-name="T2615">稳</text:span>&lt;/span&gt;&lt;span&gt;&lt;br&gt;&lt;/span&gt;&lt;span&gt;&lt;br&gt;&lt;/span&gt;&lt;span style="color: #ff0000"&gt;<text:span text:style-name="T2616">温</text:span>&lt;/span&gt;&lt;span style="color: #ff0000"&gt;<text:span text:style-name="T2617">辒</text:span>&lt;/span&gt;&lt;span style="color: #ff0000"&gt;<text:span text:style-name="T2618">鳁</text:span>&lt;/span&gt;&lt;span&gt;&lt;br&gt;&lt;/span&gt;&lt;span&gt;&lt;br&gt;&lt;/span&gt;&lt;span style="color: #0000ff"&gt;<text:span text:style-name="T2619">瓮</text:span>&lt;/span&gt;&lt;span&gt;&lt;br&gt;&lt;/span&gt;&lt;span&gt;&lt;br&gt;&lt;/span&gt;&lt;span&gt;&lt;br&gt;&lt;/span&gt;&lt;span&gt;&lt;br&gt;&lt;/span&gt;&lt;span&gt;&lt;br&gt;&lt;/span&gt;&lt;span&gt;&lt;br&gt;&lt;/span&gt;&lt;span style="color: #0000ff"&gt;<text:span text:style-name="T2620">卧</text:span>&lt;/span&gt;&lt;span style="color: #0000ff"&gt;<text:span text:style-name="T2621">龌</text:span>&lt;/span&gt;&lt;span&gt;&lt;br&gt;&lt;/span&gt;&lt;span&gt;&lt;br&gt;&lt;/span&gt;&lt;span&gt;&lt;br&gt;&lt;/span&gt;&lt;span&gt;&lt;br&gt;&lt;/span&gt;&lt;span style="color: #ff0000"&gt;<text:span text:style-name="T2622">涡</text:span>&lt;/span&gt;&lt;span style="color: #ff0000"&gt;<text:span text:style-name="T2623">莴</text:span>&lt;/span&gt;&lt;span style="color: #ff0000"&gt;<text:span text:style-name="T2624">窝</text:span>&lt;/span&gt;&lt;span&gt;&lt;br&gt;&lt;/span&gt;&lt;span&gt;&lt;br&gt;&lt;/span&gt;&lt;span style="color: #d89000"&gt;<text:span text:style-name="T2625">铻</text:span>&lt;/span&gt;&lt;span style="color: #ff0000"&gt;<text:span text:style-name="T2626">诬</text:span>&lt;/span&gt;&lt;span style="color: #d89000"&gt;<text:span text:style-name="T2627">吴</text:span>&lt;/span&gt;&lt;span style="color: #d89000"&gt;<text:span text:style-name="T2628">无</text:span>&lt;/span&gt;&lt;span style="color: #d89000"&gt;<text:span text:style-name="T2629">芜</text:span>&lt;/span&gt;&lt;span&gt;&lt;br&gt;&lt;/span&gt;&lt;span&gt;&lt;br&gt;&lt;/span&gt;&lt;span style="color: #ff0000"&gt;<text:span text:style-name="T2630">污</text:span>&lt;/span&gt;&lt;span style="color: #0000ff"&gt;<text:span text:style-name="T2631">务</text:span>&lt;/span&gt;&lt;span style="color: #0000ff"&gt;<text:span text:style-name="T2632">雾</text:span>&lt;/span&gt;&lt;span style="color: #0000ff"&gt;<text:span text:style-name="T2633">骛</text:span>&lt;/span&gt;&lt;span style="color: #0000ff"&gt;<text:span text:style-name="T2634">鹜</text:span>&lt;/span&gt;&lt;span style="color: #0000ff"&gt;<text:span text:style-name="T2635">恶</text:span>&lt;/span&gt;&lt;span style="color: #0000ff"&gt;<text:span text:style-name="T2636">坞</text:span>&lt;/span&gt;&lt;span style="color: #0000ff"&gt;<text:span text:style-name="T2637">误</text:span>&lt;/span&gt;&lt;span&gt;&lt;br&gt;&lt;/span&gt;&lt;span&gt;&lt;br&gt;&lt;/span&gt;&lt;span style="color: #00a000"&gt;<text:span text:style-name="T2638">鹉</text:span>&lt;/span&gt;&lt;span style="color: #d89000"&gt;<text:span text:style-name="T2639">庑</text:span>&lt;/span&gt;&lt;span style="color: #00a000"&gt;<text:span text:style-name="T2640">怃</text:span>&lt;/span&gt;&lt;span style="color: #00a000"&gt;<text:span text:style-name="T2641">呒</text:span>&lt;/span&gt;&lt;span style="color: #00a000"&gt;<text:span text:style-name="T2642">妩</text:span>&lt;/span&gt;&lt;span&gt;&lt;br&gt;&lt;/span&gt;&lt;span&gt;&lt;br&gt;&lt;/span&gt;&lt;span style="color: #ff0000"&gt;<text:span text:style-name="T2643">污</text:span>&lt;/span&gt;&lt;span style="color: #ff0000"&gt;<text:span text:style-name="T2644">诬</text:span>&lt;/span&gt;&lt;span style="color: #d89000"&gt;<text:span text:style-name="T2645">于</text:span>&lt;/span&gt;&lt;span style="color:<text:s/><text:soft-page-break/>#ff0000"&gt;<text:span text:style-name="T2646">乌</text:span>&lt;/span&gt;&lt;span style="color: #ff0000"&gt;<text:span text:style-name="T2647">呜</text:span>&lt;/span&gt;&lt;span style="color: #ff0000"&gt;<text:span text:style-name="T2648">邬</text:span>&lt;/span&gt;&lt;span style="color: #ff0000"&gt;<text:span text:style-name="T2649">钨</text:span>&lt;/span&gt;&lt;span style="color: #0000ff"&gt;<text:span text:style-name="T2650">恶</text:span>&lt;/span&gt;&lt;span&gt;&lt;br&gt;&lt;/span&gt;&lt;span&gt;&lt;br&gt;&lt;/span&gt;&lt;span style="color: #d89000"&gt;<text:span text:style-name="T2651">席</text:span>&lt;/span&gt;&lt;span style="color: #d89000"&gt;<text:span text:style-name="T2652">习</text:span>&lt;/span&gt;&lt;span style="color: #d89000"&gt;<text:span text:style-name="T2653">鳛</text:span>&lt;/span&gt;&lt;span style="color: #ff0000"&gt;<text:span text:style-name="T2654">锡</text:span>&lt;/span&gt;&lt;span style="color: #d89000"&gt;<text:span text:style-name="T2655">觋</text:span>&lt;/span&gt;&lt;span style="color: #ff0000"&gt;<text:span text:style-name="T2656">湿</text:span>&lt;/span&gt;&lt;span style="color: #d89000"&gt;<text:span text:style-name="T2657">袭</text:span>&lt;/span&gt;&lt;span&gt;&lt;br&gt;&lt;/span&gt;&lt;span&gt;&lt;br&gt;&lt;/span&gt;&lt;span style="color: #0000ff"&gt;<text:span text:style-name="T2658">系</text:span>&lt;/span&gt;&lt;span style="color: #0000ff"&gt;<text:span text:style-name="T2659">系</text:span>&lt;/span&gt;&lt;span style="color: #0000ff"&gt;<text:span text:style-name="T2660">绤</text:span>&lt;/span&gt;&lt;span style="color: #0000ff"&gt;<text:span text:style-name="T2661">细</text:span>&lt;/span&gt;&lt;span style="color: #0000ff"&gt;<text:span text:style-name="T2662">忾</text:span>&lt;/span&gt;&lt;span style="color: #0000ff"&gt;<text:span text:style-name="T2663">饩</text:span>&lt;/span&gt;&lt;span style="color: #0000ff"&gt;<text:span text:style-name="T2664">戏</text:span>&lt;/span&gt;&lt;span style="color: #0000ff"&gt;<text:span text:style-name="T2665">阋</text:span>&lt;/span&gt;&lt;span&gt;&lt;br&gt;&lt;/span&gt;&lt;span&gt;&lt;br&gt;&lt;/span&gt;&lt;span&gt;<text:span text:style-name="T2666">𫍰</text:span>&lt;/span&gt;&lt;span style="color: #ff0000"&gt;<text:span text:style-name="T2667">鳃</text:span>&lt;/span&gt;&lt;span style="color: #00a000"&gt;<text:span text:style-name="T2668">玺</text:span>&lt;/span&gt;&lt;span&gt;&lt;br&gt;&lt;/span&gt;&lt;span&gt;&lt;br&gt;&lt;/span&gt;&lt;span&gt;<text:span text:style-name="T2669">䜣</text:span>&lt;/span&gt;&lt;span&gt;<text:span text:style-name="T2670">㶉</text:span>&lt;/span&gt;&lt;span style="color: #ff0000"&gt;<text:span text:style-name="T2671">诶</text:span>&lt;/span&gt;&lt;span style="color: #ff0000"&gt;<text:span text:style-name="T2672">栖</text:span>&lt;/span&gt;&lt;span&gt;<text:span text:style-name="T2673">𫍻</text:span>&lt;/span&gt;&lt;span style="color: #ff0000"&gt;<text:span text:style-name="T2674">牺</text:span>&lt;/span&gt;&lt;span style="color: #d89000"&gt;<text:span text:style-name="T2675">厘</text:span>&lt;/span&gt;&lt;span style="color: #d89000"&gt;<text:span text:style-name="T2676">携</text:span>&lt;/span&gt;&lt;span&gt;&lt;br&gt;&lt;/span&gt;&lt;span&gt;&lt;br&gt;&lt;/span&gt;&lt;span style="color: #d89000"&gt;<text:span text:style-name="T2677">侠</text:span>&lt;/span&gt;&lt;span style="color: #d89000"&gt;<text:span text:style-name="T2678">挟</text:span>&lt;/span&gt;&lt;span style="color: #d89000"&gt;<text:span text:style-name="T2679">峡</text:span>&lt;/span&gt;&lt;span style="color: #d89000"&gt;<text:span text:style-name="T2680">狭</text:span>&lt;/span&gt;&lt;span style="color: #d89000"&gt;<text:span text:style-name="T2681">硖</text:span>&lt;/span&gt;&lt;span style="color: #d89000"&gt;<text:span text:style-name="T2682">辖</text:span>&lt;/span&gt;&lt;span&gt;&lt;br&gt;&lt;/span&gt;&lt;span&gt;&lt;br&gt;&lt;/span&gt;&lt;span style="color: #0000ff"&gt;<text:span text:style-name="T2683">厦</text:span>&lt;/span&gt;&lt;span style="color: #0000ff"&gt;<text:span text:style-name="T2684">吓</text:span>&lt;/span&gt;&lt;span&gt;&lt;br&gt;&lt;/span&gt;&lt;span&gt;&lt;br&gt;&lt;/span&gt;&lt;span style="color: #ff0000"&gt;<text:span text:style-name="T2685">虾</text:span>&lt;/span&gt;&lt;span&gt;&lt;br&gt;&lt;/span&gt;&lt;span&gt;&lt;br&gt;&lt;/span&gt;&lt;span style="color: #d89000"&gt;<text:span text:style-name="T2686">弦</text:span>&lt;/span&gt;&lt;span&gt;<text:span text:style-name="T2687">𫍯</text:span>&lt;/span&gt;&lt;span style="color: #d89000"&gt;<text:span text:style-name="T2688">咸</text:span>&lt;/span&gt;&lt;span style="color: #d89000"&gt;<text:span text:style-name="T2689">闲</text:span>&lt;/span&gt;&lt;span style="color: #d89000"&gt;<text:span text:style-name="T2690">闲</text:span>&lt;/span&gt;&lt;span style="color: #d89000"&gt;<text:span text:style-name="T2691">娴</text:span>&lt;/span&gt;&lt;span style="color: #d89000"&gt;<text:span text:style-name="T2692">痫</text:span>&lt;/span&gt;&lt;span style="color: #d89000"&gt;<text:span text:style-name="T2693">鹇</text:span>&lt;/span&gt;&lt;span style="color: #d89000"&gt;<text:span text:style-name="T2694">衔</text:span>&lt;/span&gt;&lt;span style="color: #d89000"&gt;<text:span text:style-name="T2695">贤</text:span>&lt;/span&gt;&lt;span&gt;&lt;br&gt;&lt;/span&gt;&lt;span&gt;&lt;br&gt;&lt;/span&gt;&lt;span style="color: #0000ff"&gt;<text:span text:style-name="T2696">见</text:span>&lt;/span&gt;&lt;span style="color: #0000ff"&gt;<text:span text:style-name="T2697">伣</text:span>&lt;/span&gt;&lt;span style="color: #0000ff"&gt;<text:span text:style-name="T2698">岘</text:span>&lt;/span&gt;&lt;span style="color: #0000ff"&gt;<text:span text:style-name="T2699">现</text:span>&lt;/span&gt;&lt;span style="color: #0000ff"&gt;<text:span text:style-name="T2700">苋</text:span>&lt;/span&gt;&lt;span&gt;<text:span text:style-name="T2701">𪾢</text:span>&lt;/span&gt;&lt;span style="color: #0000ff"&gt;<text:span text:style-name="T2702">馅</text:span>&lt;/span&gt;&lt;span style="color: #0000ff"&gt;<text:span text:style-name="T2703">羡</text:span>&lt;/span&gt;&lt;span style="color: #0000ff"&gt;<text:span text:style-name="T2704">线</text:span>&lt;/span&gt;&lt;span style="color: #d89000"&gt;<text:span text:style-name="T2705">贤</text:span>&lt;/span&gt;&lt;span style="color: #0000ff"&gt;<text:span text:style-name="T2706">宪</text:span>&lt;/span&gt;&lt;span style="color: #0000ff"&gt;<text:span text:style-name="T2707">县</text:span>&lt;/span&gt;&lt;span style="color: #0000ff"&gt;<text:span text:style-name="T2708">献</text:span>&lt;/span&gt;&lt;span&gt;&lt;br&gt;&lt;/span&gt;&lt;span&gt;&lt;br&gt;&lt;/span&gt;&lt;span style="color: #00a000"&gt;<text:span text:style-name="T2709">铣</text:span>&lt;/span&gt;&lt;span style="color: #00a000"&gt;<text:span text:style-name="T2710">蚬</text:span>&lt;/span&gt;&lt;span style="color: #00a000"&gt;<text:span text:style-name="T2711">崄</text:span>&lt;/span&gt;&lt;span style="color: #00a000"&gt;<text:span text:style-name="T2712">猃</text:span>&lt;/span&gt;&lt;span style="color: #00a000"&gt;<text:span text:style-name="T2713">险</text:span>&lt;/span&gt;&lt;span style="color: #ff0000"&gt;<text:span text:style-name="T2714">鲜</text:span><text:soft-page-break/>&lt;/span&gt;&lt;span style="color: #00a000"&gt;<text:span text:style-name="T2715">藓</text:span>&lt;/span&gt;&lt;span style="color: #00a000"&gt;<text:span text:style-name="T2716">癣</text:span>&lt;/span&gt;&lt;span style="color: #00a000"&gt;<text:span text:style-name="T2717">狝</text:span>&lt;/span&gt;&lt;span style="color: #00a000"&gt;<text:span text:style-name="T2718">显</text:span>&lt;/span&gt;&lt;span&gt;<text:span text:style-name="T2719">𤞤</text:span>&lt;/span&gt;&lt;span&gt;&lt;br&gt;&lt;/span&gt;&lt;span&gt;&lt;br&gt;&lt;/span&gt;&lt;span style="color: #ff0000"&gt;<text:span text:style-name="T2720">籼</text:span>&lt;/span&gt;&lt;span style="color: #ff0000"&gt;<text:span text:style-name="T2721">锨</text:span>&lt;/span&gt;&lt;span style="color: #ff0000"&gt;<text:span text:style-name="T2722">姗</text:span>&lt;/span&gt;&lt;span style="color: #ff0000"&gt;<text:span text:style-name="T2723">跹</text:span>&lt;/span&gt;&lt;span style="color: #ff0000"&gt;<text:span text:style-name="T2724">铦</text:span>&lt;/span&gt;&lt;span&gt;<text:span text:style-name="T2725">𪫺</text:span>&lt;/span&gt;&lt;span style="color: #d89000"&gt;<text:span text:style-name="T2726">锬</text:span>&lt;/span&gt;&lt;span style="color: #ff0000"&gt;<text:span text:style-name="T2727">鲜</text:span>&lt;/span&gt;&lt;span style="color: #0000ff"&gt;<text:span text:style-name="T2728">纤</text:span>&lt;/span&gt;&lt;span&gt;&lt;br&gt;&lt;/span&gt;&lt;span&gt;&lt;br&gt;&lt;/span&gt;&lt;span style="color: #d89000"&gt;<text:span text:style-name="T2729">详</text:span>&lt;/span&gt;&lt;span&gt;&lt;br&gt;&lt;/span&gt;&lt;span&gt;&lt;br&gt;&lt;/span&gt;&lt;span style="color: #0000ff"&gt;<text:span text:style-name="T2730">项</text:span>&lt;/span&gt;&lt;span style="color: #ff0000"&gt;<text:span text:style-name="T2731">乡</text:span>&lt;/span&gt;&lt;span style="color: #0000ff"&gt;<text:span text:style-name="T2732">向</text:span>&lt;/span&gt;&lt;span style="color: #00a000"&gt;<text:span text:style-name="T2733">蚃</text:span>&lt;/span&gt;&lt;span style="color: #0000ff"&gt;<text:span text:style-name="T2734">向</text:span>&lt;/span&gt;&lt;span style="color: #0000ff"&gt;<text:span text:style-name="T2735">样</text:span>&lt;/span&gt;&lt;span&gt;&lt;br&gt;&lt;/span&gt;&lt;span&gt;&lt;br&gt;&lt;/span&gt;&lt;span style="color: #00a000"&gt;<text:span text:style-name="T2736">饷</text:span>&lt;/span&gt;&lt;span style="color: #00a000"&gt;<text:span text:style-name="T2737">鲞</text:span>&lt;/span&gt;&lt;span style="color: #00a000"&gt;<text:span text:style-name="T2738">响</text:span>&lt;/span&gt;&lt;span style="color: #00a000"&gt;<text:span text:style-name="T2739">飨</text:span>&lt;/span&gt;&lt;span&gt;<text:span text:style-name="T2740">𫗵</text:span>&lt;/span&gt;&lt;span&gt;&lt;br&gt;&lt;/span&gt;&lt;span&gt;&lt;br&gt;&lt;/span&gt;&lt;span style="color: #ff0000"&gt;<text:span text:style-name="T2741">厢</text:span>&lt;/span&gt;&lt;span style="color: #ff0000"&gt;<text:span text:style-name="T2742">缃</text:span>&lt;/span&gt;&lt;span style="color: #ff0000"&gt;<text:span text:style-name="T2743">乡</text:span>&lt;/span&gt;&lt;span style="color: #ff0000"&gt;<text:span text:style-name="T2744">芗</text:span>&lt;/span&gt;&lt;span style="color: #ff0000"&gt;<text:span text:style-name="T2745">镶</text:span>&lt;/span&gt;&lt;span style="color: #ff0000"&gt;<text:span text:style-name="T2746">骧</text:span>&lt;/span&gt;&lt;span&gt;&lt;br&gt;&lt;/span&gt;&lt;span&gt;&lt;br&gt;&lt;/span&gt;&lt;span style="color: #d89000"&gt;<text:span text:style-name="T2747">肴</text:span>&lt;/span&gt;&lt;span&gt;&lt;br&gt;&lt;/span&gt;&lt;span&gt;&lt;br&gt;&lt;/span&gt;&lt;span style="color: #0000ff"&gt;<text:span text:style-name="T2748">啸</text:span>&lt;/span&gt;&lt;span style="color: #d89000"&gt;<text:span text:style-name="T2749">泶</text:span>&lt;/span&gt;&lt;span&gt;&lt;br&gt;&lt;/span&gt;&lt;span&gt;&lt;br&gt;&lt;/span&gt;&lt;span style="color: #00a000"&gt;<text:span text:style-name="T2750">筿</text:span>&lt;/span&gt;&lt;span style="color: #00a000"&gt;<text:span text:style-name="T2751">晓</text:span>&lt;/span&gt;&lt;span&gt;<text:span text:style-name="T2752">𫍲</text:span>&lt;/span&gt;&lt;span&gt;&lt;br&gt;&lt;/span&gt;&lt;span&gt;&lt;br&gt;&lt;/span&gt;&lt;span style="color: #ff0000"&gt;<text:span text:style-name="T2753">鸮</text:span>&lt;/span&gt;&lt;span style="color: #ff0000"&gt;<text:span text:style-name="T2754">绡</text:span>&lt;/span&gt;&lt;span style="color: #ff0000"&gt;<text:span text:style-name="T2755">销</text:span>&lt;/span&gt;&lt;span style="color: #ff0000"&gt;<text:span text:style-name="T2756">枭</text:span>&lt;/span&gt;&lt;span&gt;<text:span text:style-name="T2757">㴋</text:span>&lt;/span&gt;&lt;span style="color: #ff0000"&gt;<text:span text:style-name="T2758">萧</text:span>&lt;/span&gt;&lt;span style="color: #ff0000"&gt;<text:span text:style-name="T2759">箫</text:span>&lt;/span&gt;&lt;span style="color: #ff0000"&gt;<text:span text:style-name="T2760">潇</text:span>&lt;/span&gt;&lt;span style="color: #ff0000"&gt;<text:span text:style-name="T2761">蟏</text:span>&lt;/span&gt;&lt;span style="color: #ff0000"&gt;<text:span text:style-name="T2762">哓</text:span>&lt;/span&gt;&lt;span style="color: #ff0000"&gt;<text:span text:style-name="T2763">骁</text:span>&lt;/span&gt;&lt;span style="color: #ff0000"&gt;<text:span text:style-name="T2764">嚣</text:span>&lt;/span&gt;&lt;span&gt;&lt;br&gt;&lt;/span&gt;&lt;span&gt;&lt;br&gt;&lt;/span&gt;&lt;span style="color: #d89000"&gt;<text:span text:style-name="T2765">协</text:span>&lt;/span&gt;&lt;span style="color: #d89000"&gt;<text:span text:style-name="T2766">胁</text:span>&lt;/span&gt;&lt;span style="color: #0000ff"&gt;<text:span text:style-name="T2767">页</text:span>&lt;/span&gt;&lt;span style="color: #d89000"&gt;<text:span text:style-name="T2768">颉</text:span>&lt;/span&gt;&lt;span style="color: #d89000"&gt;<text:span text:style-name="T2769">撷</text:span>&lt;/span&gt;&lt;span style="color: #d89000"&gt;<text:span text:style-name="T2770">缬</text:span>&lt;/span&gt;&lt;span style="color: #d89000"&gt;<text:span text:style-name="T2771">挟</text:span>&lt;/span&gt;&lt;span style="color: #d89000"&gt;<text:span text:style-name="T2772">谐</text:span>&lt;/span&gt;&lt;span style="color: #ff0000"&gt;<text:span text:style-name="T2773">鲑</text:span>&lt;/span&gt;&lt;span style="color: #d89000"&gt;<text:span text:style-name="T2774">携</text:span>&lt;/span&gt;&lt;span&gt;&lt;br&gt;&lt;/span&gt;&lt;span&gt;&lt;br&gt;&lt;/span&gt;&lt;span style="color: #0000ff"&gt;<text:span text:style-name="T2775">绁</text:span>&lt;/span&gt;&lt;span style="color: #0000ff"&gt;<text:span text:style-name="T2776">泄</text:span>&lt;/span&gt;&lt;span style="color: #0000ff"&gt;<text:span text:style-name="T2777">谢</text:span>&lt;/span&gt;&lt;span style="color: #00a000"&gt;<text:span text:style-name="T2778">写</text:span>&lt;/span&gt;&lt;span style="color: #0000ff"&gt;<text:span text:style-name="T2779">泻</text:span>&lt;/span&gt;&lt;span style="color: #0000ff"&gt;<text:span text:style-name="T2780">亵</text:span><text:soft-page-break/>&lt;/span&gt;&lt;span&gt;&lt;br&gt;&lt;/span&gt;&lt;span&gt;&lt;br&gt;&lt;/span&gt;&lt;span style="color: #00a000"&gt;<text:span text:style-name="T2781">写</text:span><text:span text:style-name="T2782">&lt;/span&gt;&lt;span&gt;&lt;br&gt;&lt;/span&gt;&lt;span&gt;&lt;br&gt;&lt;/span&gt;&lt;span style="color: #ff0000"&gt;</text:span><text:span text:style-name="T2783">蝎</text:span><text:span text:style-name="T2784">&lt;/span&gt;&lt;span&gt;&lt;br&gt;&lt;/span&gt;&lt;span&gt;&lt;br&gt;&lt;/span&gt;&lt;span style="color: #d89000"&gt;</text:span><text:span text:style-name="T2785">寻</text:span><text:span text:style-name="T2786">&lt;/span&gt;&lt;span&gt;&lt;br&gt;&lt;/span&gt;&lt;span&gt;&lt;br&gt;&lt;/span&gt;&lt;span style="color: #0000ff"&gt;</text:span><text:span text:style-name="T2787">衅</text:span><text:span text:style-name="T2788">&lt;/span&gt;</text:span><text:span text:style-name="T2789"><text:tab/></text:span></text:p>
      <text:p text:style-name="Normal">&lt;span style="color: #ff0000"&gt;<text:span text:style-name="T2790">锌</text:span>&lt;/span&gt;&lt;span&gt;<text:span text:style-name="T2791">䜣</text:span>&lt;/span&gt;&lt;span&gt;&lt;br&gt;&lt;/span&gt;&lt;span&gt;&lt;br&gt;&lt;/span&gt;&lt;span style="color: #d89000"&gt;<text:span text:style-name="T2792">钘</text:span>&lt;/span&gt;&lt;span style="color: #d89000"&gt;<text:span text:style-name="T2793">铏</text:span>&lt;/span&gt;&lt;span style="color: #d89000"&gt;<text:span text:style-name="T2794">陉</text:span>&lt;/span&gt;&lt;span style="color: #d89000"&gt;<text:span text:style-name="T2795">荥</text:span>&lt;/span&gt;&lt;span style="color: #d89000"&gt;<text:span text:style-name="T2796">饧</text:span>&lt;/span&gt;&lt;span&gt;&lt;br&gt;&lt;/span&gt;&lt;span&gt;&lt;br&gt;&lt;/span&gt;&lt;span style="color: #0000ff"&gt;<text:span text:style-name="T2797">幸</text:span>&lt;/span&gt;&lt;span style="color: #0000ff"&gt;<text:span text:style-name="T2798">兴</text:span>&lt;/span&gt;&lt;span&gt;&lt;br&gt;&lt;/span&gt;&lt;span&gt;&lt;br&gt;&lt;/span&gt;&lt;span&gt;&lt;br&gt;&lt;/span&gt;&lt;span&gt;&lt;br&gt;&lt;/span&gt;&lt;span style="color: #0000ff"&gt;<text:span text:style-name="T2799">兴</text:span>&lt;/span&gt;&lt;span style="color: #ff0000"&gt;<text:span text:style-name="T2800">骍</text:span>&lt;/span&gt;&lt;span&gt;&lt;br&gt;&lt;/span&gt;&lt;span&gt;&lt;br&gt;&lt;/span&gt;&lt;span&gt;&lt;br&gt;&lt;/span&gt;&lt;span&gt;&lt;br&gt;&lt;/span&gt;&lt;span style="color: #0000ff"&gt;<text:span text:style-name="T2801">诇</text:span>&lt;/span&gt;&lt;span&gt;&lt;br&gt;&lt;/span&gt;&lt;span&gt;&lt;br&gt;&lt;/span&gt;&lt;span style="color: #ff0000"&gt;<text:span text:style-name="T2802">凶</text:span>&lt;/span&gt;&lt;span style="color: #ff0000"&gt;<text:span text:style-name="T2803">汹</text:span>&lt;/span&gt;&lt;span&gt;&lt;br&gt;&lt;/span&gt;&lt;span&gt;&lt;br&gt;&lt;/span&gt;&lt;span style="color: #0000ff"&gt;<text:span text:style-name="T2804">绣</text:span>&lt;/span&gt;&lt;span style="color: #0000ff"&gt;<text:span text:style-name="T2805">锈</text:span>&lt;/span&gt;&lt;span&gt;&lt;br&gt;&lt;/span&gt;&lt;span&gt;&lt;br&gt;&lt;/span&gt;&lt;span&gt;&lt;br&gt;&lt;/span&gt;&lt;span&gt;&lt;br&gt;&lt;/span&gt;&lt;span style="color: #ff0000"&gt;<text:span text:style-name="T2806">鸺</text:span>&lt;/span&gt;&lt;span style="color: #ff0000"&gt;<text:span text:style-name="T2807">修</text:span>&lt;/span&gt;&lt;span style="color: #ff0000"&gt;<text:span text:style-name="T2808">馐</text:span>&lt;/span&gt;&lt;span&gt;&lt;br&gt;&lt;/span&gt;&lt;span&gt;&lt;br&gt;&lt;/span&gt;&lt;span&gt;&lt;br&gt;&lt;/span&gt;&lt;span&gt;&lt;br&gt;&lt;/span&gt;&lt;span style="color: #0000ff"&gt;<text:span text:style-name="T2809">恤</text:span>&lt;/span&gt;&lt;span style="color: #0000ff"&gt;<text:span text:style-name="T2810">叙</text:span>&lt;/span&gt;&lt;span style="color: #0000ff"&gt;<text:span text:style-name="T2811">溆</text:span>&lt;/span&gt;&lt;span style="color: #0000ff"&gt;<text:span text:style-name="T2812">顼</text:span>&lt;/span&gt;&lt;span style="color: #0000ff"&gt;<text:span text:style-name="T2813">绪</text:span>&lt;/span&gt;&lt;span&gt;<text:span text:style-name="T2814">𫚈</text:span>&lt;/span&gt;&lt;span style="color: #0000ff"&gt;<text:span text:style-name="T2815">续</text:span>&lt;/span&gt;&lt;span&gt;&lt;br&gt;&lt;/span&gt;&lt;span&gt;&lt;br&gt;&lt;/span&gt;&lt;span style="color: #00a000"&gt;<text:span text:style-name="T2816">诩</text:span>&lt;/span&gt;&lt;span style="color: #00a000"&gt;<text:span text:style-name="T2817">许</text:span>&lt;/span&gt;&lt;span style="color: #ff0000"&gt;<text:span text:style-name="T2818">谞</text:span>&lt;/span&gt;&lt;span&gt;&lt;br&gt;&lt;/span&gt;&lt;span&gt;&lt;br&gt;&lt;/span&gt;&lt;span style="color: #ff0000"&gt;<text:span text:style-name="T2819">虚</text:span>&lt;/span&gt;&lt;span style="color: #ff0000"&gt;<text:span text:style-name="T2820">嘘</text:span>&lt;/span&gt;&lt;span style="color: #ff0000"&gt;<text:span text:style-name="T2821">须</text:span>&lt;/span&gt;&lt;span style="color: #ff0000"&gt;<text:span text:style-name="T2822">媭</text:span>&lt;/span&gt;&lt;span style="color: #ff0000"&gt;<text:span text:style-name="T2823">须</text:span>&lt;/span&gt;&lt;span&gt;<text:span text:style-name="T2824">𦈡</text:span>&lt;/span&gt;&lt;span style="color: #00a000"&gt;<text:span text:style-name="T2825">呕</text:span>&lt;/span&gt;&lt;span&gt;&lt;br&gt;&lt;/span&gt;&lt;span&gt;&lt;br&gt;&lt;/span&gt;&lt;span style="color: #0000ff"&gt;<text:span text:style-name="T2826">县</text:span>&lt;/span&gt;&lt;span style="color: #d89000"&gt;<text:span text:style-name="T2827">悬</text:span>&lt;/span&gt;&lt;span style="color: #d89000"&gt;<text:span text:style-name="T2828">还</text:span>&lt;/span&gt;&lt;span&gt;&lt;br&gt;&lt;/span&gt;&lt;span&gt;&lt;br&gt;&lt;/span&gt;&lt;span style="color: #0000ff"&gt;<text:span text:style-name="T2829">铉</text:span>&lt;/span&gt;&lt;span style="color: #0000ff"&gt;<text:span text:style-name="T2830">镟</text:span>&lt;/span&gt;&lt;span style="color: #0000ff"&gt;<text:span text:style-name="T2831">绚</text:span>&lt;/span&gt;&lt;span&gt;&lt;br&gt;&lt;/span&gt;&lt;span&gt;&lt;br&gt;&lt;/span&gt;&lt;span style="color: #00a000"&gt;<text:span text:style-name="T2832">选</text:span>&lt;/span&gt;&lt;span<text:s/><text:soft-page-break/>style="color: #00a000"&gt;<text:span text:style-name="T2833">癣</text:span>&lt;/span&gt;&lt;span&gt;&lt;br&gt;&lt;/span&gt;&lt;span&gt;&lt;br&gt;&lt;/span&gt;&lt;span style="color: #ff0000"&gt;<text:span text:style-name="T2834">轩</text:span>&lt;/span&gt;&lt;span style="color: #ff0000"&gt;<text:span text:style-name="T2835">谖</text:span>&lt;/span&gt;&lt;span style="color: #ff0000"&gt;<text:span text:style-name="T2836">埙</text:span>&lt;/span&gt;&lt;span&gt;&lt;br&gt;&lt;/span&gt;&lt;span&gt;&lt;br&gt;&lt;/span&gt;&lt;span style="color: #d89000"&gt;<text:span text:style-name="T2837">学</text:span>&lt;/span&gt;&lt;span style="color: #d89000"&gt;<text:span text:style-name="T2838">泶</text:span>&lt;/span&gt;&lt;span style="color: #d89000"&gt;<text:span text:style-name="T2839">鸴</text:span>&lt;/span&gt;&lt;span&gt;&lt;br&gt;&lt;/span&gt;&lt;span&gt;&lt;br&gt;&lt;/span&gt;&lt;span&gt;&lt;br&gt;&lt;/span&gt;&lt;span&gt;&lt;br&gt;&lt;/span&gt;&lt;span style="color: #00a000"&gt;<text:span text:style-name="T2840">鳕</text:span>&lt;/span&gt;&lt;span&gt;&lt;br&gt;&lt;/span&gt;&lt;span&gt;&lt;br&gt;&lt;/span&gt;&lt;span&gt;&lt;br&gt;&lt;/span&gt;&lt;span&gt;&lt;br&gt;&lt;/span&gt;&lt;span style="color: #d89000"&gt;<text:span text:style-name="T2841">询</text:span>&lt;/span&gt;&lt;span style="color: #0000ff"&gt;<text:span text:style-name="T2842">驯</text:span>&lt;/span&gt;&lt;span style="color: #d89000"&gt;<text:span text:style-name="T2843">寻</text:span>&lt;/span&gt;&lt;span style="color: #d89000"&gt;<text:span text:style-name="T2844">浔</text:span>&lt;/span&gt;&lt;span style="color: #d89000"&gt;<text:span text:style-name="T2845">挦</text:span>&lt;/span&gt;&lt;span&gt;<text:span text:style-name="T2846">㖊</text:span>&lt;/span&gt;&lt;span&gt;<text:span text:style-name="T2847">𫊻</text:span>&lt;/span&gt;&lt;span style="color: #d89000"&gt;<text:span text:style-name="T2848">鲟</text:span>&lt;/span&gt;&lt;span style="color: #d89000"&gt;<text:span text:style-name="T2849">荨</text:span>&lt;/span&gt;&lt;span&gt;&lt;br&gt;&lt;/span&gt;&lt;span&gt;&lt;br&gt;&lt;/span&gt;&lt;span style="color: #0000ff"&gt;<text:span text:style-name="T2850">讯</text:span>&lt;/span&gt;&lt;span style="color: #0000ff"&gt;<text:span text:style-name="T2851">训</text:span>&lt;/span&gt;&lt;span style="color: #0000ff"&gt;<text:span text:style-name="T2852">驯</text:span>&lt;/span&gt;&lt;span style="color: #ff0000"&gt;<text:span text:style-name="T2853">孙</text:span>&lt;/span&gt;&lt;span style="color: #0000ff"&gt;<text:span text:style-name="T2854">逊</text:span>&lt;/span&gt;&lt;span&gt;&lt;br&gt;&lt;/span&gt;&lt;span&gt;&lt;br&gt;&lt;/span&gt;&lt;span style="color: #ff0000"&gt;<text:span text:style-name="T2855">勋</text:span>&lt;/span&gt;&lt;span style="color: #ff0000"&gt;<text:span text:style-name="T2856">荤</text:span>&lt;/span&gt;&lt;span style="color: #ff0000"&gt;<text:span text:style-name="T2857">埙</text:span>&lt;/span&gt;&lt;span style="color: #ff0000"&gt;<text:span text:style-name="T2858">熏</text:span>&lt;/span&gt;&lt;span&gt;<text:span text:style-name="T2859">𫄸</text:span>&lt;/span&gt;&lt;span&gt;&lt;br&gt;&lt;/span&gt;&lt;span&gt;&lt;br&gt;&lt;/span&gt;&lt;span&gt;&lt;br&gt;&lt;/span&gt;&lt;span&gt;&lt;br&gt;&lt;/span&gt;&lt;span style="color: #0000ff"&gt;<text:span text:style-name="T2860">氩</text:span>&lt;/span&gt;&lt;span style="color: #0000ff"&gt;<text:span text:style-name="T2861">亚</text:span>&lt;/span&gt;&lt;span style="color: #0000ff"&gt;<text:span text:style-name="T2862">挜</text:span>&lt;/span&gt;&lt;span style="color: #0000ff"&gt;<text:span text:style-name="T2863">娅</text:span>&lt;/span&gt;&lt;span style="color: #0000ff"&gt;<text:span text:style-name="T2864">铔</text:span>&lt;/span&gt;&lt;span style="color: #d89000"&gt;<text:span text:style-name="T2865">轧</text:span>&lt;/span&gt;&lt;span style="color: #0000ff"&gt;<text:span text:style-name="T2866">讶</text:span>&lt;/span&gt;&lt;span&gt;<text:span text:style-name="T2867">𫜰</text:span>&lt;/span&gt;&lt;span&gt;&lt;br&gt;&lt;/span&gt;&lt;span&gt;&lt;br&gt;&lt;/span&gt;&lt;span style="color: #0000ff"&gt;<text:span text:style-name="T2868">亚</text:span>&lt;/span&gt;&lt;span style="color: #0000ff"&gt;<text:span text:style-name="T2869">挜</text:span>&lt;/span&gt;&lt;span style="color: #00a000"&gt;<text:span text:style-name="T2870">哑</text:span>&lt;/span&gt;&lt;span&gt;&lt;br&gt;&lt;/span&gt;&lt;span&gt;&lt;br&gt;&lt;/span&gt;&lt;span style="color: #ff0000"&gt;<text:span text:style-name="T2871">鸦</text:span>&lt;/span&gt;&lt;span style="color: #ff0000"&gt;<text:span text:style-name="T2872">鸭</text:span>&lt;/span&gt;&lt;span style="color: #0000ff"&gt;<text:span text:style-name="T2873">亚</text:span>&lt;/span&gt;&lt;span style="color: #00a000"&gt;<text:span text:style-name="T2874">哑</text:span>&lt;/span&gt;&lt;span style="color: #ff0000"&gt;<text:span text:style-name="T2875">桠</text:span>&lt;/span&gt;&lt;span style="color: #ff0000"&gt;<text:span text:style-name="T2876">压</text:span>&lt;/span&gt;&lt;span&gt;&lt;br&gt;&lt;/span&gt;&lt;span&gt;&lt;br&gt;&lt;/span&gt;&lt;span&gt;&lt;br&gt;&lt;/span&gt;&lt;span&gt;&lt;br&gt;&lt;/span&gt;&lt;span&gt;<text:span text:style-name="T2877">𫛚</text:span>&lt;/span&gt;&lt;span style="color: #ff0000"&gt;<text:span text:style-name="T2878">铅</text:span>&lt;/span&gt;&lt;span&gt;<text:span text:style-name="T2879">𫄧</text:span>&lt;/span&gt;&lt;span style="color: #d89000"&gt;<text:span text:style-name="T2880">闫</text:span>&lt;/span&gt;&lt;span style="color: #d89000"&gt;<text:span text:style-name="T2881">阎</text:span>&lt;/span&gt;&lt;span style="color: #d89000"&gt;<text:span text:style-name="T2882">颜</text:span>&lt;/span&gt;&lt;span style="color: #d89000"&gt;<text:span text:style-name="T2883">严</text:span>&lt;/span&gt;&lt;span style="color: #d89000"&gt;<text:span text:style-name="T2884">岩</text:span>&lt;/span&gt;&lt;span style="color: #d89000"&gt;<text:span text:style-name="T2885">盐</text:span>&lt;/span&gt;&lt;span&gt;<text:span text:style-name="T2886">𫓪</text:span>&lt;/span&gt;&lt;span&gt;&lt;br&gt;&lt;/span&gt;&lt;span&gt;&lt;br&gt;&lt;/span&gt;&lt;span style="color: #0000ff"&gt;<text:span text:style-name="T2887">彦</text:span>&lt;/span&gt;&lt;span style="color: #0000ff"&gt;<text:span text:style-name="T2888">谚</text:span>&lt;/span&gt;&lt;span&gt;<text:span text:style-name="T2889">𫛩</text:span>&lt;/span&gt;&lt;span style="color: #0000ff"&gt;<text:span text:style-name="T2890">砚</text:span>&lt;/span&gt;&lt;span style="color: #0000ff"&gt;<text:span text:style-name="T2891">赝</text:span>&lt;/span&gt;&lt;span style="color: #0000ff"&gt;<text:span text:style-name="T2892">厌</text:span>&lt;/span&gt;&lt;span style="color: #0000ff"&gt;<text:span text:style-name="T2893">餍</text:span>&lt;/span&gt;&lt;span style="color: #0000ff"&gt;<text:span text:style-name="T2894">咽</text:span>&lt;/span&gt;&lt;span&gt;<text:span text:style-name="T2895">䜩</text:span><text:soft-page-break/>&lt;/span&gt;&lt;span style="color: #0000ff"&gt;<text:span text:style-name="T2896">验</text:span>&lt;/span&gt;&lt;span style="color: #d89000"&gt;<text:span text:style-name="T2897">盐</text:span>&lt;/span&gt;&lt;span style="color: #0000ff"&gt;<text:span text:style-name="T2898">谳</text:span>&lt;/span&gt;&lt;span style="color: #0000ff"&gt;<text:span text:style-name="T2899">酽</text:span>&lt;/span&gt;&lt;span style="color: #0000ff"&gt;<text:span text:style-name="T2900">艳</text:span>&lt;/span&gt;&lt;span style="color: #0000ff"&gt;<text:span text:style-name="T2901">滟</text:span>&lt;/span&gt;&lt;span&gt;&lt;br&gt;&lt;/span&gt;&lt;span&gt;&lt;br&gt;&lt;/span&gt;&lt;span style="color: #00a000"&gt;<text:span text:style-name="T2902">兖</text:span>&lt;/span&gt;&lt;span style="color: #00a000"&gt;<text:span text:style-name="T2903">鼹</text:span>&lt;/span&gt;&lt;span&gt;<text:span text:style-name="T2904">𪡋</text:span>&lt;/span&gt;&lt;span style="color: #00a000"&gt;<text:span text:style-name="T2905">厣</text:span>&lt;/span&gt;&lt;span style="color: #00a000"&gt;<text:span text:style-name="T2906">魇</text:span>&lt;/span&gt;&lt;span style="color: #00a000"&gt;<text:span text:style-name="T2907">黡</text:span>&lt;/span&gt;&lt;span&gt;<text:span text:style-name="T2908">䶮</text:span>&lt;/span&gt;&lt;span&gt;<text:span text:style-name="T2909">𪩘</text:span>&lt;/span&gt;&lt;span style="color: #00a000"&gt;<text:span text:style-name="T2910">俨</text:span>&lt;/span&gt;&lt;span&gt;&lt;br&gt;&lt;/span&gt;&lt;span&gt;&lt;br&gt;&lt;/span&gt;&lt;span style="color: #ff0000"&gt;<text:span text:style-name="T2911">腌</text:span>&lt;/span&gt;&lt;span style="color: #ff0000"&gt;<text:span text:style-name="T2912">阉</text:span>&lt;/span&gt;&lt;span style="color: #ff0000"&gt;<text:span text:style-name="T2913">烟</text:span>&lt;/span&gt;&lt;span style="color: #ff0000"&gt;<text:span text:style-name="T2914">烟</text:span>&lt;/span&gt;&lt;span style="color: #ff0000"&gt;<text:span text:style-name="T2915">阏</text:span>&lt;/span&gt;&lt;span style="color: #0000ff"&gt;<text:span text:style-name="T2916">厌</text:span>&lt;/span&gt;&lt;span style="color: #ff0000"&gt;<text:span text:style-name="T2917">恹</text:span>&lt;/span&gt;&lt;span&gt;&lt;br&gt;&lt;/span&gt;&lt;span&gt;&lt;br&gt;&lt;/span&gt;&lt;span style="color: #d89000"&gt;<text:span text:style-name="T2918">扬</text:span>&lt;/span&gt;&lt;span style="color: #d89000"&gt;<text:span text:style-name="T2919">阳</text:span>&lt;/span&gt;&lt;span style="color: #d89000"&gt;<text:span text:style-name="T2920">炀</text:span>&lt;/span&gt;&lt;span style="color: #d89000"&gt;<text:span text:style-name="T2921">玚</text:span>&lt;/span&gt;&lt;span style="color: #d89000"&gt;<text:span text:style-name="T2922">杨</text:span>&lt;/span&gt;&lt;span style="color: #d89000"&gt;<text:span text:style-name="T2923">旸</text:span>&lt;/span&gt;&lt;span style="color: #d89000"&gt;<text:span text:style-name="T2924">疡</text:span>&lt;/span&gt;&lt;span style="color: #d89000"&gt;<text:span text:style-name="T2925">钖</text:span>&lt;/span&gt;&lt;span style="color: #d89000"&gt;<text:span text:style-name="T2926">飏</text:span>&lt;/span&gt;&lt;span&gt;&lt;br&gt;&lt;/span&gt;&lt;span&gt;&lt;br&gt;&lt;/span&gt;&lt;span style="color: #00a000"&gt;<text:span text:style-name="T2927">养</text:span>&lt;/span&gt;&lt;span style="color: #0000ff"&gt;<text:span text:style-name="T2928">样</text:span>&lt;/span&gt;&lt;span style="color: #d89000"&gt;<text:span text:style-name="T2929">炀</text:span>&lt;/span&gt;&lt;span&gt;&lt;br&gt;&lt;/span&gt;&lt;span&gt;&lt;br&gt;&lt;/span&gt;&lt;span style="color: #00a000"&gt;<text:span text:style-name="T2930">养</text:span>&lt;/span&gt;&lt;span style="color: #00a000"&gt;<text:span text:style-name="T2931">痒</text:span>&lt;/span&gt;&lt;span&gt;&lt;br&gt;&lt;/span&gt;&lt;span&gt;&lt;br&gt;&lt;/span&gt;&lt;span&gt;<text:span text:style-name="T2932">𫓭</text:span>&lt;/span&gt;&lt;span style="color: #ff0000"&gt;<text:span text:style-name="T2933">鸯</text:span>&lt;/span&gt;&lt;span&gt;&lt;br&gt;&lt;/span&gt;&lt;span&gt;&lt;br&gt;&lt;/span&gt;&lt;span style="color: #d89000"&gt;<text:span text:style-name="T2934">肴</text:span>&lt;/span&gt;&lt;span style="color: #0000ff"&gt;<text:span text:style-name="T2935">铫</text:span>&lt;/span&gt;&lt;span style="color: #d89000"&gt;<text:span text:style-name="T2936">尧</text:span>&lt;/span&gt;&lt;span style="color: #00a000"&gt;<text:span text:style-name="T2937">侥</text:span>&lt;/span&gt;&lt;span style="color: #d89000"&gt;<text:span text:style-name="T2938">峣</text:span>&lt;/span&gt;&lt;span style="color: #d89000"&gt;<text:span text:style-name="T2939">轺</text:span>&lt;/span&gt;&lt;span style="color: #d89000"&gt;<text:span text:style-name="T2940">摇</text:span>&lt;/span&gt;&lt;span style="color: #d89000"&gt;<text:span text:style-name="T2941">瑶</text:span>&lt;/span&gt;&lt;span style="color: #d89000"&gt;<text:span text:style-name="T2942">遥</text:span>&lt;/span&gt;&lt;span style="color: #d89000"&gt;<text:span text:style-name="T2943">谣</text:span>&lt;/span&gt;&lt;span style="color: #d89000"&gt;<text:span text:style-name="T2944">飖</text:span>&lt;/span&gt;&lt;span style="color: #d89000"&gt;<text:span text:style-name="T2945">鳐</text:span>&lt;/span&gt;&lt;span style="color: #d89000"&gt;<text:span text:style-name="T2946">窑</text:span>&lt;/span&gt;&lt;span&gt;&lt;br&gt;&lt;/span&gt;&lt;span&gt;&lt;br&gt;&lt;/span&gt;&lt;span style="color: #0000ff"&gt;<text:span text:style-name="T2947">药</text:span>&lt;/span&gt;&lt;span style="color: #0000ff"&gt;<text:span text:style-name="T2948">乐</text:span>&lt;/span&gt;&lt;span style="color: #0000ff"&gt;<text:span text:style-name="T2949">药</text:span>&lt;/span&gt;&lt;span style="color: #0000ff"&gt;<text:span text:style-name="T2950">钥</text:span>&lt;/span&gt;&lt;span style="color: #0000ff"&gt;<text:span text:style-name="T2951">鹞</text:span>&lt;/span&gt;&lt;span&gt;&lt;br&gt;&lt;/span&gt;&lt;span&gt;&lt;br&gt;&lt;/span&gt;&lt;span style="color: #d89000"&gt;<text:span text:style-name="T2952">娆</text:span>&lt;/span&gt;&lt;span&gt;&lt;br&gt;&lt;/span&gt;&lt;span&gt;&lt;br&gt;&lt;/span&gt;&lt;span&gt;<text:span text:style-name="T2953">𫍚</text:span>&lt;/span&gt;&lt;span style="color: #000000"&gt;<text:span text:style-name="T2954">哟</text:span>&lt;/span&gt;&lt;span&gt;&lt;br&gt;&lt;/span&gt;&lt;span&gt;&lt;br&gt;&lt;/span&gt;&lt;span&gt;&lt;br&gt;&lt;/span&gt;&lt;span&gt;&lt;br&gt;&lt;/span&gt;&lt;span&gt;<text:span text:style-name="T2955">䥺</text:span>&lt;/span&gt;&lt;span style="color: #d89000"&gt;<text:span text:style-name="T2956">爷</text:span>&lt;/span&gt;&lt;span&gt;&lt;br&gt;&lt;/span&gt;&lt;span&gt;&lt;br&gt;&lt;/span&gt;&lt;span style="color: #0000ff"&gt;<text:span text:style-name="T2957">页</text:span>&lt;/span&gt;&lt;span style="color: #0000ff"&gt;<text:span text:style-name="T2958">谒</text:span>&lt;/span&gt;&lt;span style="color:<text:s/><text:soft-page-break/>#0000ff"&gt;<text:span text:style-name="T2959">叶</text:span>&lt;/span&gt;&lt;span style="color: #0000ff"&gt;<text:span text:style-name="T2960">业</text:span>&lt;/span&gt;&lt;span style="color: #0000ff"&gt;<text:span text:style-name="T2961">邺</text:span>&lt;/span&gt;&lt;span style="color: #0000ff"&gt;<text:span text:style-name="T2962">烨</text:span>&lt;/span&gt;&lt;span style="color: #0000ff"&gt;<text:span text:style-name="T2963">晔</text:span>&lt;/span&gt;&lt;span&gt;<text:span text:style-name="T2964">𢬍</text:span>&lt;/span&gt;&lt;span style="color: #0000ff"&gt;<text:span text:style-name="T2965">靥</text:span>&lt;/span&gt;&lt;span style="color: #0000ff"&gt;<text:span text:style-name="T2966">馌</text:span>&lt;/span&gt;&lt;span&gt;&lt;br&gt;&lt;/span&gt;&lt;span&gt;&lt;br&gt;&lt;/span&gt;&lt;span&gt;&lt;br&gt;&lt;/span&gt;&lt;span&gt;&lt;br&gt;&lt;/span&gt;&lt;span&gt;&lt;br&gt;&lt;/span&gt;&lt;span&gt;&lt;br&gt;&lt;/span&gt;&lt;span&gt;<text:span text:style-name="T2967">𫍙</text:span>&lt;/span&gt;&lt;span style="color: #d89000"&gt;<text:span text:style-name="T2968">诒</text:span>&lt;/span&gt;&lt;span style="color: #d89000"&gt;<text:span text:style-name="T2969">贻</text:span>&lt;/span&gt;&lt;span style="color: #d89000"&gt;<text:span text:style-name="T2970">饴</text:span>&lt;/span&gt;&lt;span style="color: #0000ff"&gt;<text:span text:style-name="T2971">谊</text:span>&lt;/span&gt;&lt;span style="color: #d89000"&gt;<text:span text:style-name="T2972">颐</text:span>&lt;/span&gt;&lt;span style="color: #d89000"&gt;<text:span text:style-name="T2973">仪</text:span>&lt;/span&gt;&lt;span style="color: #d89000"&gt;<text:span text:style-name="T2974">遗</text:span>&lt;/span&gt;&lt;span&gt;&lt;br&gt;&lt;/span&gt;&lt;span&gt;&lt;br&gt;&lt;/span&gt;&lt;span style="color: #0000ff"&gt;<text:span text:style-name="T2975">泄</text:span>&lt;/span&gt;&lt;span style="color: #0000ff"&gt;<text:span text:style-name="T2976">轶</text:span>&lt;/span&gt;&lt;span style="color: #0000ff"&gt;<text:span text:style-name="T2977">勚</text:span>&lt;/span&gt;&lt;span style="color: #0000ff"&gt;<text:span text:style-name="T2978">缢</text:span>&lt;/span&gt;&lt;span style="color: #0000ff"&gt;<text:span text:style-name="T2979">谥</text:span>&lt;/span&gt;&lt;span style="color: #0000ff"&gt;<text:span text:style-name="T2980">镒</text:span>&lt;/span&gt;&lt;span style="color: #0000ff"&gt;<text:span text:style-name="T2981">鹢</text:span>&lt;/span&gt;&lt;span style="color: #0000ff"&gt;<text:span text:style-name="T2982">艺</text:span>&lt;/span&gt;&lt;span style="color: #0000ff"&gt;<text:span text:style-name="T2983">呓</text:span>&lt;/span&gt;&lt;span style="color: #0000ff"&gt;<text:span text:style-name="T2984">异</text:span>&lt;/span&gt;&lt;span style="color: #0000ff"&gt;<text:span text:style-name="T2985">义</text:span>&lt;/span&gt;&lt;span style="color: #0000ff"&gt;<text:span text:style-name="T2986">议</text:span>&lt;/span&gt;&lt;span style="color: #0000ff"&gt;<text:span text:style-name="T2987">亿</text:span>&lt;/span&gt;&lt;span style="color: #0000ff"&gt;<text:span text:style-name="T2988">忆</text:span>&lt;/span&gt;&lt;span&gt;<text:span text:style-name="T2989">𫄷</text:span>&lt;/span&gt;&lt;span style="color: #0000ff"&gt;<text:span text:style-name="T2990">镱</text:span>&lt;/span&gt;&lt;span style="color: #0000ff"&gt;<text:span text:style-name="T2991">诣</text:span>&lt;/span&gt;&lt;span style="color: #ff0000"&gt;<text:span text:style-name="T2992">睾</text:span>&lt;/span&gt;&lt;span style="color: #0000ff"&gt;<text:span text:style-name="T2993">怿</text:span>&lt;/span&gt;&lt;span style="color: #0000ff"&gt;<text:span text:style-name="T2994">峄</text:span>&lt;/span&gt;&lt;span style="color: #0000ff"&gt;<text:span text:style-name="T2995">绎</text:span>&lt;/span&gt;&lt;span style="color: #0000ff"&gt;<text:span text:style-name="T2996">译</text:span>&lt;/span&gt;&lt;span style="color: #0000ff"&gt;<text:span text:style-name="T2997">驿</text:span>&lt;/span&gt;&lt;span style="color: #0000ff"&gt;<text:span text:style-name="T2998">谊</text:span>&lt;/span&gt;&lt;span style="color: #0000ff"&gt;<text:span text:style-name="T2999">瘗</text:span>&lt;/span&gt;&lt;span&gt;<text:span text:style-name="T3000">𪽷</text:span>&lt;/span&gt;&lt;span style="color: #0000ff"&gt;<text:span text:style-name="T3001">鹝</text:span>&lt;/span&gt;&lt;span&gt;&lt;br&gt;&lt;/span&gt;&lt;span&gt;&lt;br&gt;&lt;/span&gt;&lt;span style="color: #00a000"&gt;<text:span text:style-name="T3002">钇</text:span>&lt;/span&gt;&lt;span&gt;<text:span text:style-name="T3003">𫖮</text:span>&lt;/span&gt;&lt;span style="color: #00a000"&gt;<text:span text:style-name="T3004">蚁</text:span>&lt;/span&gt;&lt;span style="color: #00a000"&gt;<text:span text:style-name="T3005">舣</text:span>&lt;/span&gt;&lt;span&gt;&lt;br&gt;&lt;/span&gt;&lt;span&gt;&lt;br&gt;&lt;/span&gt;&lt;span style="color: #ff0000"&gt;<text:span text:style-name="T3006">铱</text:span>&lt;/span&gt;&lt;span style="color: #ff0000"&gt;<text:span text:style-name="T3007">医</text:span>&lt;/span&gt;&lt;span style="color: #ff0000"&gt;<text:span text:style-name="T3008">鹥</text:span>&lt;/span&gt;&lt;span style="color: #ff0000"&gt;<text:span text:style-name="T3009">祎</text:span>&lt;/span&gt;&lt;span&gt;&lt;br&gt;&lt;/span&gt;&lt;span&gt;&lt;br&gt;&lt;/span&gt;&lt;span style="color: #d89000"&gt;<text:span text:style-name="T3010">訚</text:span>&lt;/span&gt;&lt;span style="color: #d89000"&gt;<text:span text:style-name="T3011">龂</text:span>&lt;/span&gt;&lt;span style="color: #d89000"&gt;<text:span text:style-name="T3012">银</text:span>&lt;/span&gt;&lt;span style="color: #d89000"&gt;<text:span text:style-name="T3013">龈</text:span>&lt;/span&gt;&lt;span&gt;&lt;br&gt;&lt;/span&gt;&lt;span&gt;&lt;br&gt;&lt;/span&gt;&lt;span style="color: #ff0000"&gt;<text:span text:style-name="T3014">阴</text:span>&lt;/span&gt;&lt;span style="color: #0000ff"&gt;<text:span text:style-name="T3015">荫</text:span>&lt;/span&gt;&lt;span style="color: #0000ff"&gt;<text:span text:style-name="T3016">荫</text:span>&lt;/span&gt;&lt;span style="color: #0000ff"&gt;<text:span text:style-name="T3017">饮</text:span>&lt;/span&gt;&lt;span style="color: #ff0000"&gt;<text:span text:style-name="T3018">晕</text:span>&lt;/span&gt;&lt;span style="color: #0000ff"&gt;<text:span text:style-name="T3019">慭</text:span>&lt;/span&gt;&lt;span style="color: #0000ff"&gt;<text:span text:style-name="T3020">隐</text:span>&lt;/span&gt;&lt;span&gt;&lt;br&gt;&lt;/span&gt;&lt;span&gt;&lt;br&gt;&lt;/span&gt;&lt;span style="color: #0000ff"&gt;<text:span text:style-name="T3021">饮</text:span>&lt;/span&gt;&lt;span style="color: #0000ff"&gt;<text:span text:style-name="T3022">隐</text:span>&lt;/span&gt;&lt;span style="color: #00a000"&gt;<text:span text:style-name="T3023">瘾</text:span>&lt;/span&gt;&lt;span&gt;&lt;br&gt;&lt;/span&gt;&lt;span&gt;&lt;br&gt;&lt;/span&gt;&lt;span style="color: #ff0000"&gt;<text:span text:style-name="T3024">铟</text:span>&lt;/span&gt;&lt;span<text:s/><text:soft-page-break/>style="color: #ff0000"&gt;<text:span text:style-name="T3025">骃</text:span>&lt;/span&gt;&lt;span style="color: #ff0000"&gt;<text:span text:style-name="T3026">阴</text:span>&lt;/span&gt;&lt;span&gt;&lt;br&gt;&lt;/span&gt;&lt;span&gt;&lt;br&gt;&lt;/span&gt;&lt;span style="color: #d89000"&gt;<text:span text:style-name="T3027">茔</text:span>&lt;/span&gt;&lt;span style="color: #d89000"&gt;<text:span text:style-name="T3028">荧</text:span>&lt;/span&gt;&lt;span style="color: #d89000"&gt;<text:span text:style-name="T3029">荥</text:span>&lt;/span&gt;&lt;span style="color: #d89000"&gt;<text:span text:style-name="T3030">莹</text:span>&lt;/span&gt;&lt;span style="color: #d89000"&gt;<text:span text:style-name="T3031">萤</text:span>&lt;/span&gt;&lt;span style="color: #d89000"&gt;<text:span text:style-name="T3032">萦</text:span>&lt;/span&gt;&lt;span style="color: #d89000"&gt;<text:span text:style-name="T3033">营</text:span>&lt;/span&gt;&lt;span style="color: #d89000"&gt;<text:span text:style-name="T3034">滢</text:span>&lt;/span&gt;&lt;span style="color: #d89000"&gt;<text:span text:style-name="T3035">潆</text:span>&lt;/span&gt;&lt;span style="color: #d89000"&gt;<text:span text:style-name="T3036">赢</text:span>&lt;/span&gt;&lt;span style="color: #d89000"&gt;<text:span text:style-name="T3037">蝇</text:span>&lt;/span&gt;&lt;span&gt;&lt;br&gt;&lt;/span&gt;&lt;span&gt;&lt;br&gt;&lt;/span&gt;&lt;span style="color: #ff0000"&gt;<text:span text:style-name="T3038">应</text:span>&lt;/span&gt;&lt;span&gt;&lt;br&gt;&lt;/span&gt;&lt;span&gt;&lt;br&gt;&lt;/span&gt;&lt;span style="color: #00a000"&gt;<text:span text:style-name="T3039">颍</text:span>&lt;/span&gt;&lt;span style="color: #00a000"&gt;<text:span text:style-name="T3040">颖</text:span>&lt;/span&gt;&lt;span style="color: #00a000"&gt;<text:span text:style-name="T3041">瘿</text:span>&lt;/span&gt;&lt;span&gt;&lt;br&gt;&lt;/span&gt;&lt;span&gt;&lt;br&gt;&lt;/span&gt;&lt;span&gt;<text:span text:style-name="T3042">䓨</text:span>&lt;/span&gt;&lt;span style="color: #ff0000"&gt;<text:span text:style-name="T3043">莺</text:span>&lt;/span&gt;&lt;span style="color: #ff0000"&gt;<text:span text:style-name="T3044">应</text:span>&lt;/span&gt;&lt;span style="color: #ff0000"&gt;<text:span text:style-name="T3045">鹰</text:span>&lt;/span&gt;&lt;span style="color: #ff0000"&gt;<text:span text:style-name="T3046">婴</text:span>&lt;/span&gt;&lt;span style="color: #ff0000"&gt;<text:span text:style-name="T3047">撄</text:span>&lt;/span&gt;&lt;span style="color: #ff0000"&gt;<text:span text:style-name="T3048">罂</text:span>&lt;/span&gt;&lt;span style="color: #ff0000"&gt;<text:span text:style-name="T3049">嘤</text:span>&lt;/span&gt;&lt;span style="color: #ff0000"&gt;<text:span text:style-name="T3050">璎</text:span>&lt;/span&gt;&lt;span style="color: #ff0000"&gt;<text:span text:style-name="T3051">樱</text:span>&lt;/span&gt;&lt;span style="color: #ff0000"&gt;<text:span text:style-name="T3052">缨</text:span>&lt;/span&gt;&lt;span style="color: #ff0000"&gt;<text:span text:style-name="T3053">鹦</text:span>&lt;/span&gt;&lt;span&gt;&lt;br&gt;&lt;/span&gt;&lt;span&gt;&lt;br&gt;&lt;/span&gt;&lt;span&gt;&lt;br&gt;&lt;/span&gt;&lt;span&gt;&lt;br&gt;&lt;/span&gt;&lt;span style="color: #ff0000"&gt;<text:span text:style-name="T3054">佣</text:span>&lt;/span&gt;&lt;span style="color: #ff0000"&gt;<text:span text:style-name="T3055">镛</text:span>&lt;/span&gt;&lt;span style="color: #d89000"&gt;<text:span text:style-name="T3056">颙</text:span>&lt;/span&gt;&lt;span&gt;&lt;br&gt;&lt;/span&gt;&lt;span&gt;&lt;br&gt;&lt;/span&gt;&lt;span style="color: #0000ff"&gt;<text:span text:style-name="T3057">蒏</text:span>&lt;/span&gt;&lt;span&gt;&lt;br&gt;&lt;/span&gt;&lt;span&gt;&lt;br&gt;&lt;/span&gt;&lt;span style="color: #00a000"&gt;<text:span text:style-name="T3058">咏</text:span>&lt;/span&gt;&lt;span style="color: #00a000"&gt;<text:span text:style-name="T3059">涌</text:span>&lt;/span&gt;&lt;span style="color: #00a000"&gt;<text:span text:style-name="T3060">踊</text:span>&lt;/span&gt;&lt;span style="color: #ff0000"&gt;<text:span text:style-name="T3061">拥</text:span>&lt;/span&gt;&lt;span&gt;&lt;br&gt;&lt;/span&gt;&lt;span&gt;&lt;br&gt;&lt;/span&gt;&lt;span style="color: #ff0000"&gt;<text:span text:style-name="T3062">痈</text:span>&lt;/span&gt;&lt;span style="color: #ff0000"&gt;<text:span text:style-name="T3063">佣</text:span>&lt;/span&gt;&lt;span style="color: #ff0000"&gt;<text:span text:style-name="T3064">镛</text:span>&lt;/span&gt;&lt;span style="color: #ff0000"&gt;<text:span text:style-name="T3065">拥</text:span>&lt;/span&gt;&lt;span&gt;&lt;br&gt;&lt;/span&gt;&lt;span&gt;&lt;br&gt;&lt;/span&gt;&lt;span style="color: #d89000"&gt;<text:span text:style-name="T3066">鱿</text:span>&lt;/span&gt;&lt;span style="color: #d89000"&gt;<text:span text:style-name="T3067">铀</text:span>&lt;/span&gt;&lt;span style="color: #d89000"&gt;<text:span text:style-name="T3068">鲉</text:span>&lt;/span&gt;&lt;span style="color: #d89000"&gt;<text:span text:style-name="T3069">游</text:span>&lt;/span&gt;&lt;span style="color: #d89000"&gt;<text:span text:style-name="T3070">邮</text:span>&lt;/span&gt;&lt;span style="color: #d89000"&gt;<text:span text:style-name="T3071">犹</text:span>&lt;/span&gt;&lt;span&gt;&lt;br&gt;&lt;/span&gt;&lt;span&gt;&lt;br&gt;&lt;/span&gt;&lt;span style="color: #d89000"&gt;<text:span text:style-name="T3072">铀</text:span>&lt;/span&gt;&lt;span style="color: #0000ff"&gt;<text:span text:style-name="T3073">诱</text:span>&lt;/span&gt;&lt;span&gt;&lt;br&gt;&lt;/span&gt;&lt;span&gt;&lt;br&gt;&lt;/span&gt;&lt;span style="color: #00a000"&gt;<text:span text:style-name="T3074">铕</text:span>&lt;/span&gt;&lt;span&gt;&lt;br&gt;&lt;/span&gt;&lt;span&gt;&lt;br&gt;&lt;/span&gt;&lt;span style="color: #ff0000"&gt;<text:span text:style-name="T3075">忧</text:span>&lt;/span&gt;&lt;span style="color: #ff0000"&gt;<text:span text:style-name="T3076">优</text:span>&lt;/span&gt;&lt;span&gt;&lt;br&gt;&lt;/span&gt;&lt;span&gt;&lt;br&gt;&lt;/span&gt;&lt;span style="color: #ff0000"&gt;<text:span text:style-name="T3077">污</text:span>&lt;/span&gt;&lt;span style="color: #d89000"&gt;<text:span text:style-name="T3078">余</text:span>&lt;/span&gt;&lt;span style="color: #d89000"&gt;<text:span text:style-name="T3079">于</text:span>&lt;/span&gt;&lt;span style="color: #ff0000"&gt;<text:span text:style-name="T3080">烟</text:span>&lt;/span&gt;&lt;span style="color: #00a000"&gt;<text:span text:style-name="T3081">与</text:span>&lt;/span&gt;&lt;span style="color: #d89000"&gt;<text:span text:style-name="T3082">谀</text:span>&lt;/span&gt;&lt;span style="color: #d89000"&gt;<text:span text:style-name="T3083">舆</text:span>&lt;/span&gt;&lt;span style="color:<text:s/><text:soft-page-break/>#d89000"&gt;<text:span text:style-name="T3084">玙</text:span>&lt;/span&gt;&lt;span style="color: #d89000"&gt;<text:span text:style-name="T3085">欤</text:span>&lt;/span&gt;&lt;span style="color: #d89000"&gt;<text:span text:style-name="T3086">逾</text:span>&lt;/span&gt;&lt;span style="color: #d89000"&gt;<text:span text:style-name="T3087">觎</text:span>&lt;/span&gt;&lt;span style="color: #d89000"&gt;<text:span text:style-name="T3088">娱</text:span>&lt;/span&gt;&lt;span style="color: #d89000"&gt;<text:span text:style-name="T3089">鱼</text:span>&lt;/span&gt;&lt;span style="color: #d89000"&gt;<text:span text:style-name="T3090">渔</text:span>&lt;/span&gt;&lt;span&gt;&lt;br&gt;&lt;/span&gt;&lt;span&gt;&lt;br&gt;&lt;/span&gt;&lt;span style="color: #0000ff"&gt;<text:span text:style-name="T3091">钰</text:span>&lt;/span&gt;&lt;span style="color: #0000ff"&gt;<text:span text:style-name="T3092">欲</text:span>&lt;/span&gt;&lt;span style="color: #0000ff"&gt;<text:span text:style-name="T3093">鹆</text:span>&lt;/span&gt;&lt;span style="color: #0000ff"&gt;<text:span text:style-name="T3094">谕</text:span>&lt;/span&gt;&lt;span style="color: #0000ff"&gt;<text:span text:style-name="T3095">愈</text:span>&lt;/span&gt;&lt;span style="color: #0000ff"&gt;<text:span text:style-name="T3096">阈</text:span>&lt;/span&gt;&lt;span style="color: #0000ff"&gt;<text:span text:style-name="T3097">御</text:span>&lt;/span&gt;&lt;span style="color: #ff0000"&gt;<text:span text:style-name="T3098">阏</text:span>&lt;/span&gt;&lt;span style="color: #0000ff"&gt;<text:span text:style-name="T3099">驭</text:span>&lt;/span&gt;&lt;span style="color: #0000ff"&gt;<text:span text:style-name="T3100">饫</text:span>&lt;/span&gt;&lt;span style="color: #0000ff"&gt;<text:span text:style-name="T3101">鹬</text:span>&lt;/span&gt;&lt;span style="color: #0000ff"&gt;<text:span text:style-name="T3102">奥</text:span>&lt;/span&gt;&lt;span style="color: #0000ff"&gt;<text:span text:style-name="T3103">预</text:span>&lt;/span&gt;&lt;span style="color: #0000ff"&gt;<text:span text:style-name="T3104">滪</text:span>&lt;/span&gt;&lt;span style="color: #00a000"&gt;<text:span text:style-name="T3105">语</text:span>&lt;/span&gt;&lt;span style="color: #00a000"&gt;<text:span text:style-name="T3106">与</text:span>&lt;/span&gt;&lt;span style="color: #0000ff"&gt;<text:span text:style-name="T3107">誉</text:span>&lt;/span&gt;&lt;span style="color: #0000ff"&gt;<text:span text:style-name="T3108">狱</text:span>&lt;/span&gt;&lt;span style="color: #0000ff"&gt;<text:span text:style-name="T3109">妪</text:span>&lt;/span&gt;&lt;span&gt;<text:span text:style-name="T3110">𫛣</text:span>&lt;/span&gt;&lt;span style="color: #0000ff"&gt;<text:span text:style-name="T3111">郁</text:span>&lt;/span&gt;&lt;span style="color: #ff0000"&gt;<text:span text:style-name="T3112">吁</text:span>&lt;/span&gt;&lt;span&gt;&lt;br&gt;&lt;/span&gt;&lt;span&gt;&lt;br&gt;&lt;/span&gt;&lt;span style="color: #00a000"&gt;<text:span text:style-name="T3113">俣</text:span>&lt;/span&gt;&lt;span style="color: #00a000"&gt;<text:span text:style-name="T3114">语</text:span>&lt;/span&gt;&lt;span style="color: #00a000"&gt;<text:span text:style-name="T3115">龉</text:span>&lt;/span&gt;&lt;span style="color: #00a000"&gt;<text:span text:style-name="T3116">与</text:span>&lt;/span&gt;&lt;span style="color: #00a000"&gt;<text:span text:style-name="T3117">屿</text:span>&lt;/span&gt;&lt;span style="color: #00a000"&gt;<text:span text:style-name="T3118">伛</text:span>&lt;/span&gt;&lt;span&gt;&lt;br&gt;&lt;/span&gt;&lt;span&gt;&lt;br&gt;&lt;/span&gt;&lt;span style="color: #ff0000"&gt;<text:span text:style-name="T3119">污</text:span>&lt;/span&gt;&lt;span style="color: #ff0000"&gt;<text:span text:style-name="T3120">纡</text:span>&lt;/span&gt;&lt;span&gt;&lt;br&gt;&lt;/span&gt;&lt;span&gt;&lt;br&gt;&lt;/span&gt;&lt;span style="color: #d89000"&gt;<text:span text:style-name="T3121">鼋</text:span>&lt;/span&gt;&lt;span style="color: #d89000"&gt;<text:span text:style-name="T3122">园</text:span>&lt;/span&gt;&lt;span style="color: #d89000"&gt;<text:span text:style-name="T3123">辕</text:span>&lt;/span&gt;&lt;span&gt;<text:span text:style-name="T3124">𫘪</text:span>&lt;/span&gt;&lt;span style="color: #d89000"&gt;<text:span text:style-name="T3125">员</text:span>&lt;/span&gt;&lt;span style="color: #d89000"&gt;<text:span text:style-name="T3126">圆</text:span>&lt;/span&gt;&lt;span style="color: #00a000"&gt;<text:span text:style-name="T3127">陨</text:span>&lt;/span&gt;&lt;span style="color: #d89000"&gt;<text:span text:style-name="T3128">缘</text:span>&lt;/span&gt;&lt;span style="color: #d89000"&gt;<text:span text:style-name="T3129">橼</text:span>&lt;/span&gt;&lt;span&gt;&lt;br&gt;&lt;/span&gt;&lt;span&gt;&lt;br&gt;&lt;/span&gt;&lt;span style="color: #0000ff"&gt;<text:span text:style-name="T3130">愿</text:span>&lt;/span&gt;&lt;span style="color: #d89000"&gt;<text:span text:style-name="T3131">缘</text:span>&lt;/span&gt;&lt;span style="color: #0000ff"&gt;<text:span text:style-name="T3132">远</text:span>&lt;/span&gt;&lt;span&gt;&lt;br&gt;&lt;/span&gt;&lt;span&gt;&lt;br&gt;&lt;/span&gt;&lt;span style="color: #0000ff"&gt;<text:span text:style-name="T3133">远</text:span>&lt;/span&gt;&lt;span&gt;&lt;br&gt;&lt;/span&gt;&lt;span&gt;&lt;br&gt;&lt;/span&gt;&lt;span style="color: #ff0000"&gt;<text:span text:style-name="T3134">鸳</text:span>&lt;/span&gt;&lt;span style="color: #ff0000"&gt;<text:span text:style-name="T3135">鹓</text:span>&lt;/span&gt;&lt;span style="color: #ff0000"&gt;<text:span text:style-name="T3136">渊</text:span>&lt;/span&gt;&lt;span style="color: #ff0000"&gt;<text:span text:style-name="T3137">鸢</text:span>&lt;/span&gt;&lt;span&gt;&lt;br&gt;&lt;/span&gt;&lt;span&gt;&lt;br&gt;&lt;/span&gt;&lt;span style="color: #0000ff"&gt;<text:span text:style-name="T3138">钺</text:span>&lt;/span&gt;&lt;span&gt;<text:span text:style-name="T3139">𫐄</text:span>&lt;/span&gt;&lt;span style="color: #0000ff"&gt;<text:span text:style-name="T3140">悦</text:span>&lt;/span&gt;&lt;span style="color: #ff0000"&gt;<text:span text:style-name="T3141">说</text:span>&lt;/span&gt;&lt;span style="color: #0000ff"&gt;<text:span text:style-name="T3142">阅</text:span>&lt;/span&gt;&lt;span style="color: #0000ff"&gt;<text:span text:style-name="T3143">粤</text:span>&lt;/span&gt;&lt;span style="color: #0000ff"&gt;<text:span text:style-name="T3144">乐</text:span>&lt;/span&gt;&lt;span style="color: #0000ff"&gt;<text:span text:style-name="T3145">岳</text:span>&lt;/span&gt;&lt;span style="color: #0000ff"&gt;<text:span text:style-name="T3146">钥</text:span>&lt;/span&gt;&lt;span style="color: #0000ff"&gt;<text:span text:style-name="T3147">跃</text:span>&lt;/span&gt;&lt;span&gt;&lt;br&gt;&lt;/span&gt;&lt;span&gt;&lt;br&gt;&lt;/span&gt;&lt;span style="color: #ff0000"&gt;<text:span text:style-name="T3148">约</text:span>&lt;/span&gt;&lt;span<text:s/><text:soft-page-break/>style="color: #00a000"&gt;<text:span text:style-name="T3149">哕</text:span>&lt;/span&gt;&lt;span&gt;&lt;br&gt;&lt;/span&gt;&lt;span&gt;&lt;br&gt;&lt;/span&gt;&lt;span style="color: #d89000"&gt;<text:span text:style-name="T3150">纭</text:span>&lt;/span&gt;&lt;span style="color: #d89000"&gt;<text:span text:style-name="T3151">云</text:span>&lt;/span&gt;&lt;span style="color: #d89000"&gt;<text:span text:style-name="T3152">沄</text:span>&lt;/span&gt;&lt;span style="color: #d89000"&gt;<text:span text:style-name="T3153">芸</text:span>&lt;/span&gt;&lt;span style="color: #d89000"&gt;<text:span text:style-name="T3154">匀</text:span>&lt;/span&gt;&lt;span style="color: #d89000"&gt;<text:span text:style-name="T3155">员</text:span>&lt;/span&gt;&lt;span style="color: #d89000"&gt;<text:span text:style-name="T3156">郧</text:span>&lt;/span&gt;&lt;span style="color: #d89000"&gt;<text:span text:style-name="T3157">筼</text:span>&lt;/span&gt;&lt;span style="color: #00a000"&gt;<text:span text:style-name="T3158">煴</text:span>&lt;/span&gt;&lt;span&gt;&lt;br&gt;&lt;/span&gt;&lt;span&gt;&lt;br&gt;&lt;/span&gt;&lt;span style="color: #d89000"&gt;<text:span text:style-name="T3159">员</text:span>&lt;/span&gt;&lt;span style="color: #0000ff"&gt;<text:span text:style-name="T3160">韵</text:span>&lt;/span&gt;&lt;span style="color: #0000ff"&gt;<text:span text:style-name="T3161">恽</text:span>&lt;/span&gt;&lt;span style="color: #0000ff"&gt;<text:span text:style-name="T3162">郓</text:span>&lt;/span&gt;&lt;span style="color: #ff0000"&gt;<text:span text:style-name="T3163">晕</text:span>&lt;/span&gt;&lt;span style="color: #0000ff"&gt;<text:span text:style-name="T3164">运</text:span>&lt;/span&gt;&lt;span&gt;<text:span text:style-name="T3165">𫗥</text:span>&lt;/span&gt;&lt;span style="color: #0000ff"&gt;<text:span text:style-name="T3166">愠</text:span>&lt;/span&gt;&lt;span style="color: #00a000"&gt;<text:span text:style-name="T3167">煴</text:span>&lt;/span&gt;&lt;span style="color: #0000ff"&gt;<text:span text:style-name="T3168">缊</text:span>&lt;/span&gt;&lt;span style="color: #0000ff"&gt;<text:span text:style-name="T3169">酝</text:span>&lt;/span&gt;&lt;span style="color: #0000ff"&gt;<text:span text:style-name="T3170">蕰</text:span>&lt;/span&gt;&lt;span style="color: #0000ff"&gt;<text:span text:style-name="T3171">韫</text:span>&lt;/span&gt;&lt;span style="color: #0000ff"&gt;<text:span text:style-name="T3172">蕴</text:span>&lt;/span&gt;&lt;span&gt;&lt;br&gt;&lt;/span&gt;&lt;span&gt;&lt;br&gt;&lt;/span&gt;&lt;span style="color: #00a000"&gt;<text:span text:style-name="T3173">陨</text:span>&lt;/span&gt;&lt;span style="color: #00a000"&gt;<text:span text:style-name="T3174">殒</text:span>&lt;/span&gt;&lt;span&gt;<text:span text:style-name="T3175">𫕥</text:span>&lt;/span&gt;&lt;span&gt;&lt;br&gt;&lt;/span&gt;&lt;span&gt;&lt;br&gt;&lt;/span&gt;&lt;span style="color: #ff0000"&gt;<text:span text:style-name="T3176">晕</text:span>&lt;/span&gt;&lt;span style="color: #ff0000"&gt;<text:span text:style-name="T3177">蒀</text:span>&lt;/span&gt;&lt;span style="color: #ff0000"&gt;<text:span text:style-name="T3178">氲</text:span>&lt;/span&gt;&lt;span style="color: #0000ff"&gt;<text:span text:style-name="T3179">缊</text:span>&lt;/span&gt;&lt;span style="color: #ff0000"&gt;<text:span text:style-name="T3180">赟</text:span>&lt;/span&gt;&lt;span&gt;&lt;br&gt;&lt;/span&gt;&lt;span&gt;&lt;br&gt;&lt;/span&gt;&lt;span style="color: #d89000"&gt;<text:span text:style-name="T3181">杂</text:span>&lt;/span&gt;&lt;span&gt;&lt;br&gt;&lt;/span&gt;&lt;span&gt;&lt;br&gt;&lt;/span&gt;&lt;span style="color: #d89000"&gt;<text:span text:style-name="T3182">扎</text:span>&lt;/span&gt;&lt;span style="color: #ff0000"&gt;<text:span text:style-name="T3183">臜</text:span>&lt;/span&gt;&lt;span&gt;&lt;br&gt;&lt;/span&gt;&lt;span&gt;&lt;br&gt;&lt;/span&gt;&lt;span style="color: #0000ff"&gt;<text:span text:style-name="T3184">载</text:span>&lt;/span&gt;&lt;span&gt;&lt;br&gt;&lt;/span&gt;&lt;span&gt;&lt;br&gt;&lt;/span&gt;&lt;span style="color: #0000ff"&gt;<text:span text:style-name="T3185">载</text:span>&lt;/span&gt;&lt;span&gt;&lt;br&gt;&lt;/span&gt;&lt;span&gt;&lt;br&gt;&lt;/span&gt;&lt;span style="color: #ff0000"&gt;<text:span text:style-name="T3186">灾</text:span>&lt;/span&gt;&lt;span&gt;&lt;br&gt;&lt;/span&gt;&lt;span&gt;&lt;br&gt;&lt;/span&gt;&lt;span&gt;&lt;br&gt;&lt;/span&gt;&lt;span&gt;&lt;br&gt;&lt;/span&gt;&lt;span style="color: #0000ff"&gt;<text:span text:style-name="T3187">暂</text:span>&lt;/span&gt;&lt;span&gt;<text:span text:style-name="T3188">𫏐</text:span>&lt;/span&gt;&lt;span style="color: #0000ff"&gt;<text:span text:style-name="T3189">錾</text:span>&lt;/span&gt;&lt;span&gt;<text:span text:style-name="T3190">𥮾</text:span>&lt;/span&gt;&lt;span style="color: #0000ff"&gt;<text:span text:style-name="T3191">赞</text:span>&lt;/span&gt;&lt;span style="color: #0000ff"&gt;<text:span text:style-name="T3192">酂</text:span>&lt;/span&gt;&lt;span style="color: #0000ff"&gt;<text:span text:style-name="T3193">瓒</text:span>&lt;/span&gt;&lt;span style="color: #0000ff"&gt;<text:span text:style-name="T3194">赞</text:span>&lt;/span&gt;&lt;span&gt;&lt;br&gt;&lt;/span&gt;&lt;span&gt;&lt;br&gt;&lt;/span&gt;&lt;span style="color: #00a000"&gt;<text:span text:style-name="T3195">攒</text:span>&lt;/span&gt;&lt;span style="color: #00a000"&gt;<text:span text:style-name="T3196">趱</text:span>&lt;/span&gt;&lt;span&gt;&lt;br&gt;&lt;/span&gt;&lt;span&gt;&lt;br&gt;&lt;/span&gt;&lt;span style="color: #0000ff"&gt;<text:span text:style-name="T3197">呐</text:span>&lt;/span&gt;&lt;span&gt;<text:span text:style-name="T3198">𥮾</text:span>&lt;/span&gt;&lt;span&gt;&lt;br&gt;&lt;/span&gt;&lt;span&gt;&lt;br&gt;&lt;/span&gt;&lt;span style="color: #ff0000"&gt;<text:span text:style-name="T3199">脏</text:span>&lt;/span&gt;&lt;span&gt;&lt;br&gt;&lt;/span&gt;&lt;span&gt;&lt;br&gt;&lt;/span&gt;&lt;span style="color: #00a000"&gt;<text:span text:style-name="T3200">驵</text:span>&lt;/span&gt;&lt;span style="color: #ff0000"&gt;<text:span text:style-name="T3201">脏</text:span>&lt;/span&gt;&lt;span&gt;&lt;br&gt;&lt;/span&gt;&lt;span&gt;&lt;br&gt;&lt;/span&gt;&lt;span style="color: #ff0000"&gt;<text:span text:style-name="T3202">赃</text:span>&lt;/span&gt;&lt;span style="color: #ff0000"&gt;<text:span text:style-name="T3203">脏</text:span>&lt;/span&gt;&lt;span style="color: #ff0000"&gt;<text:span text:style-name="T3204">臜</text:span>&lt;/span&gt;&lt;span&gt;&lt;br&gt;&lt;/span&gt;&lt;span&gt;&lt;br&gt;&lt;/span&gt;&lt;span style="color: #d89000"&gt;<text:span text:style-name="T3205">凿</text:span><text:span text:style-name="T3206">&lt;/span&gt;&lt;span&gt;&lt;br&gt;&lt;/span&gt;&lt;span&gt;&lt;br&gt;&lt;/span&gt;&lt;span style="color: #0000ff"&gt;</text:span><text:span text:style-name="T3207">皂</text:span><text:span text:style-name="T3208">&lt;/span&gt;&lt;span<text:s/></text:span><text:soft-page-break/><text:span text:style-name="T3209">style="color: #0000ff"&gt;</text:span><text:span text:style-name="T3210">噪</text:span><text:span text:style-name="T3211">&lt;/span&gt;&lt;span&gt;&lt;br&gt;&lt;/span&gt;&lt;span&gt;&lt;br&gt;&lt;/span&gt;&lt;span style="color: #00a000"&gt;</text:span><text:span text:style-name="T3212">枣</text:span><text:span text:style-name="T3213">&lt;/span&gt;&lt;span style="color: #ff0000"&gt;</text:span><text:span text:style-name="T3214">缲</text:span><text:span text:style-name="T3215">&lt;/span&gt;</text:span></text:p>
      <text:p text:style-name="Normal">&lt;span style="color: #d89000"&gt;<text:span text:style-name="T3216">则</text:span>&lt;/span&gt;&lt;span style="color: #0000ff"&gt;<text:span text:style-name="T3217">荝</text:span>&lt;/span&gt;&lt;span style="color: #d89000"&gt;<text:span text:style-name="T3218">鲗</text:span>&lt;/span&gt;&lt;span style="color: #d89000"&gt;<text:span text:style-name="T3219">责</text:span>&lt;/span&gt;&lt;span style="color: #d89000"&gt;<text:span text:style-name="T3220">啧</text:span>&lt;/span&gt;&lt;span style="color: #d89000"&gt;<text:span text:style-name="T3221">帻</text:span>&lt;/span&gt;&lt;span style="color: #d89000"&gt;<text:span text:style-name="T3222">箦</text:span>&lt;/span&gt;&lt;span style="color: #d89000"&gt;<text:span text:style-name="T3223">赜</text:span>&lt;/span&gt;&lt;span style="color: #d89000"&gt;<text:span text:style-name="T3224">贼</text:span>&lt;/span&gt;&lt;span style="color: #d89000"&gt;<text:span text:style-name="T3225">泽</text:span>&lt;/span&gt;&lt;span style="color: #d89000"&gt;<text:span text:style-name="T3226">择</text:span>&lt;/span&gt;&lt;span&gt;<text:span text:style-name="T3227">𫋷</text:span>&lt;/span&gt;&lt;span&gt;<text:span text:style-name="T3228">𫜬</text:span>&lt;/span&gt;&lt;span&gt;&lt;br&gt;&lt;/span&gt;&lt;span&gt;&lt;br&gt;&lt;/span&gt;&lt;span style="color: #0000ff"&gt;<text:span text:style-name="T3229">侧</text:span>&lt;/span&gt;&lt;span&gt;&lt;br&gt;&lt;/span&gt;&lt;span&gt;&lt;br&gt;&lt;/span&gt;&lt;span&gt;&lt;br&gt;&lt;/span&gt;&lt;span&gt;&lt;br&gt;&lt;/span&gt;&lt;span style="color: #d89000"&gt;<text:span text:style-name="T3230">贼</text:span>&lt;/span&gt;&lt;span&gt;&lt;br&gt;&lt;/span&gt;&lt;span&gt;&lt;br&gt;&lt;/span&gt;&lt;span style="color: #0000ff"&gt;<text:span text:style-name="T3231">谮</text:span>&lt;/span&gt;&lt;span&gt;&lt;br&gt;&lt;/span&gt;&lt;span&gt;&lt;br&gt;&lt;/span&gt;&lt;span&gt;&lt;br&gt;&lt;/span&gt;&lt;span&gt;&lt;br&gt;&lt;/span&gt;&lt;span&gt;&lt;br&gt;&lt;/span&gt;&lt;span&gt;&lt;br&gt;&lt;/span&gt;&lt;span style="color: #ff0000"&gt;<text:span text:style-name="T3232">缯</text:span>&lt;/span&gt;&lt;span style="color: #0000ff"&gt;<text:span text:style-name="T3233">赠</text:span>&lt;/span&gt;&lt;span&gt;&lt;br&gt;&lt;/span&gt;&lt;span&gt;&lt;br&gt;&lt;/span&gt;&lt;span style="color: #ff0000"&gt;<text:span text:style-name="T3234">缯</text:span>&lt;/span&gt;&lt;span&gt;&lt;br&gt;&lt;/span&gt;&lt;span&gt;&lt;br&gt;&lt;/span&gt;&lt;span style="color: #ff0000"&gt;<text:span text:style-name="T3235">扎</text:span>&lt;/span&gt;&lt;span style="color: #d89000"&gt;<text:span text:style-name="T3236">轧</text:span>&lt;/span&gt;&lt;span style="color: #d89000"&gt;<text:span text:style-name="T3237">闸</text:span>&lt;/span&gt;&lt;span style="color: #d89000"&gt;<text:span text:style-name="T3238">铡</text:span>&lt;/span&gt;&lt;span&gt;&lt;br&gt;&lt;/span&gt;&lt;span&gt;&lt;br&gt;&lt;/span&gt;&lt;span style="color: #0000ff"&gt;<text:span text:style-name="T3239">诈</text:span>&lt;/span&gt;&lt;span style="color: #0000ff"&gt;<text:span text:style-name="T3240">咤</text:span>&lt;/span&gt;&lt;span style="color: #0000ff"&gt;<text:span text:style-name="T3241">栅</text:span>&lt;/span&gt;&lt;span&gt;&lt;br&gt;&lt;/span&gt;&lt;span&gt;&lt;br&gt;&lt;/span&gt;&lt;span style="color: #0000ff"&gt;<text:span text:style-name="T3242">诈</text:span>&lt;/span&gt;&lt;span style="color: #00a000"&gt;<text:span text:style-name="T3243">鲊</text:span>&lt;/span&gt;&lt;span&gt;&lt;br&gt;&lt;/span&gt;&lt;span&gt;&lt;br&gt;&lt;/span&gt;&lt;span style="color: #ff0000"&gt;<text:span text:style-name="T3244">齄</text:span>&lt;/span&gt;&lt;span&gt;&lt;br&gt;&lt;/span&gt;&lt;span&gt;&lt;br&gt;&lt;/span&gt;&lt;span style="color: #d89000"&gt;<text:span text:style-name="T3245">择</text:span>&lt;/span&gt;&lt;span&gt;&lt;br&gt;&lt;/span&gt;&lt;span&gt;&lt;br&gt;&lt;/span&gt;&lt;span style="color: #d89000"&gt;<text:span text:style-name="T3246">责</text:span>&lt;/span&gt;&lt;span style="color: #0000ff"&gt;<text:span text:style-name="T3247">债</text:span>&lt;/span&gt;&lt;span&gt;&lt;br&gt;&lt;/span&gt;&lt;span&gt;&lt;br&gt;&lt;/span&gt;&lt;span&gt;&lt;br&gt;&lt;/span&gt;&lt;span&gt;&lt;br&gt;&lt;/span&gt;&lt;span style="color: #d89000"&gt;<text:span text:style-name="T3248">齐</text:span>&lt;/span&gt;&lt;span style="color: #ff0000"&gt;<text:span text:style-name="T3249">斋</text:span>&lt;/span&gt;&lt;span&gt;&lt;br&gt;&lt;/span&gt;&lt;span&gt;&lt;br&gt;&lt;/span&gt;&lt;span style="color: #0000ff"&gt;<text:span text:style-name="T3250">占</text:span>&lt;/span&gt;&lt;span style="color: #0000ff"&gt;<text:span text:style-name="T3251">栈</text:span>&lt;/span&gt;&lt;span style="color: #0000ff"&gt;<text:span text:style-name="T3252">绽</text:span>&lt;/span&gt;&lt;span style="color: #0000ff"&gt;<text:span text:style-name="T3253">暂</text:span>&lt;/span&gt;&lt;span&gt;<text:span text:style-name="T3254">𫏐</text:span>&lt;/span&gt;&lt;span style="color: #0000ff"&gt;<text:span text:style-name="T3255">战</text:span>&lt;/span&gt;&lt;span style="color: #0000ff"&gt;<text:span text:style-name="T3256">颤</text:span>&lt;/span&gt;&lt;span style="color: #00a000"&gt;<text:span text:style-name="T3257">骣</text:span>&lt;/span&gt;&lt;span&gt;&lt;br&gt;&lt;/span&gt;&lt;span&gt;&lt;br&gt;&lt;/span&gt;&lt;span style="color: #00a000"&gt;<text:span text:style-name="T3258">辗</text:span>&lt;/span&gt;&lt;span style="color: #00a000"&gt;<text:span text:style-name="T3259">斩</text:span>&lt;/span&gt;&lt;span style="color: #d89000"&gt;<text:span text:style-name="T3260">崭</text:span>&lt;/span&gt;&lt;span style="color: #00a000"&gt;<text:span text:style-name="T3261">盏</text:span>&lt;/span&gt;&lt;span style="color: #00a000"&gt;<text:span text:style-name="T3262">飐</text:span>&lt;/span&gt;&lt;span style="color: #0000ff"&gt;<text:span text:style-name="T3263">椫</text:span>&lt;/span&gt;&lt;span&gt;&lt;br&gt;&lt;/span&gt;&lt;span&gt;&lt;br&gt;&lt;/span&gt;&lt;span style="color: #0000ff"&gt;<text:span text:style-name="T3264">占</text:span>&lt;/span&gt;&lt;span&gt;<text:span text:style-name="T3265">𧮪</text:span><text:soft-page-break/>&lt;/span&gt;&lt;span style="color: #ff0000"&gt;<text:span text:style-name="T3266">觇</text:span>&lt;/span&gt;&lt;span style="color: #ff0000"&gt;<text:span text:style-name="T3267">谵</text:span>&lt;/span&gt;&lt;span style="color: #ff0000"&gt;<text:span text:style-name="T3268">毡</text:span>&lt;/span&gt;&lt;span&gt;<text:span text:style-name="T3269">𫗴</text:span>&lt;/span&gt;&lt;span style="color: #ff0000"&gt;<text:span text:style-name="T3270">鹯</text:span>&lt;/span&gt;&lt;span style="color: #0000ff"&gt;<text:span text:style-name="T3271">鳣</text:span>&lt;/span&gt;&lt;span&gt;&lt;br&gt;&lt;/span&gt;&lt;span&gt;&lt;br&gt;&lt;/span&gt;&lt;span style="color: #d89000"&gt;<text:span text:style-name="T3272">长</text:span>&lt;/span&gt;&lt;span style="color: #0000ff"&gt;<text:span text:style-name="T3273">帐</text:span>&lt;/span&gt;&lt;span style="color: #ff0000"&gt;<text:span text:style-name="T3274">张</text:span>&lt;/span&gt;&lt;span style="color: #0000ff"&gt;<text:span text:style-name="T3275">胀</text:span>&lt;/span&gt;&lt;span style="color: #00a000"&gt;<text:span text:style-name="T3276">涨</text:span>&lt;/span&gt;&lt;span style="color: #0000ff"&gt;<text:span text:style-name="T3277">账</text:span>&lt;/span&gt;&lt;span&gt;&lt;br&gt;&lt;/span&gt;&lt;span&gt;&lt;br&gt;&lt;/span&gt;&lt;span style="color: #d89000"&gt;<text:span text:style-name="T3278">长</text:span>&lt;/span&gt;&lt;span style="color: #00a000"&gt;<text:span text:style-name="T3279">涨</text:span>&lt;/span&gt;&lt;span&gt;&lt;br&gt;&lt;/span&gt;&lt;span&gt;&lt;br&gt;&lt;/span&gt;&lt;span&gt;<text:span text:style-name="T3280">𫠒</text:span>&lt;/span&gt;&lt;span style="color: #ff0000"&gt;<text:span text:style-name="T3281">张</text:span>&lt;/span&gt;&lt;span&gt;<text:span text:style-name="T3282">𫗠</text:span>&lt;/span&gt;&lt;span&gt;&lt;br&gt;&lt;/span&gt;&lt;span&gt;&lt;br&gt;&lt;/span&gt;&lt;span&gt;&lt;br&gt;&lt;/span&gt;&lt;span&gt;&lt;br&gt;&lt;/span&gt;&lt;span style="color: #0000ff"&gt;<text:span text:style-name="T3283">诏</text:span>&lt;/span&gt;&lt;span style="color: #0000ff"&gt;<text:span text:style-name="T3284">赵</text:span>&lt;/span&gt;&lt;span&gt;&lt;br&gt;&lt;/span&gt;&lt;span&gt;&lt;br&gt;&lt;/span&gt;&lt;span&gt;&lt;br&gt;&lt;/span&gt;&lt;span&gt;&lt;br&gt;&lt;/span&gt;&lt;span style="color: #ff0000"&gt;<text:span text:style-name="T3285">钊</text:span>&lt;/span&gt;&lt;span&gt;&lt;br&gt;&lt;/span&gt;&lt;span&gt;&lt;br&gt;&lt;/span&gt;&lt;span&gt;&lt;br&gt;&lt;/span&gt;&lt;span&gt;&lt;br&gt;&lt;/span&gt;&lt;span style="color: #d89000"&gt;<text:span text:style-name="T3286">折</text:span>&lt;/span&gt;&lt;span style="color: #d89000"&gt;<text:span text:style-name="T3287">辄</text:span>&lt;/span&gt;&lt;span&gt;<text:span text:style-name="T3288">𫚚</text:span>&lt;/span&gt;&lt;span style="color: #d89000"&gt;<text:span text:style-name="T3289">蛰</text:span>&lt;/span&gt;&lt;span style="color: #d89000"&gt;<text:span text:style-name="T3290">谪</text:span>&lt;/span&gt;&lt;span style="color: #0000ff"&gt;<text:span text:style-name="T3291">辙</text:span>&lt;/span&gt;&lt;span style="color: #d89000"&gt;<text:span text:style-name="T3292">詟</text:span>&lt;/span&gt;&lt;span style="color: #0000ff"&gt;<text:span text:style-name="T3293">慑</text:span>&lt;/span&gt;&lt;span style="color: #0000ff"&gt;<text:span text:style-name="T3294">嗫</text:span>&lt;/span&gt;&lt;span&gt;<text:span text:style-name="T3295">𫌇</text:span>&lt;/span&gt;&lt;span&gt;&lt;br&gt;&lt;/span&gt;&lt;span&gt;&lt;br&gt;&lt;/span&gt;&lt;span style="color: #0000ff"&gt;<text:span text:style-name="T3296">这</text:span>&lt;/span&gt;&lt;span style="color: #0000ff"&gt;<text:span text:style-name="T3297">鹧</text:span>&lt;/span&gt;&lt;span&gt;&lt;br&gt;&lt;/span&gt;&lt;span&gt;&lt;br&gt;&lt;/span&gt;&lt;span style="color: #00a000"&gt;<text:span text:style-name="T3298">锗</text:span>&lt;/span&gt;&lt;span style="color: #d89000"&gt;<text:span text:style-name="T3299">折</text:span>&lt;/span&gt;&lt;span&gt;&lt;br&gt;&lt;/span&gt;&lt;span&gt;&lt;br&gt;&lt;/span&gt;&lt;span&gt;&lt;br&gt;&lt;/span&gt;&lt;span&gt;&lt;br&gt;&lt;/span&gt;&lt;span style="color: #0000ff"&gt;<text:span text:style-name="T3300">这</text:span>&lt;/span&gt;&lt;span&gt;&lt;br&gt;&lt;/span&gt;&lt;span&gt;&lt;br&gt;&lt;/span&gt;&lt;span style="color: #0000ff"&gt;<text:span text:style-name="T3301">鸩</text:span>&lt;/span&gt;&lt;span style="color: #0000ff"&gt;<text:span text:style-name="T3302">赈</text:span>&lt;/span&gt;&lt;span style="color: #0000ff"&gt;<text:span text:style-name="T3303">纼</text:span>&lt;/span&gt;&lt;span style="color: #0000ff"&gt;<text:span text:style-name="T3304">阵</text:span>&lt;/span&gt;&lt;span style="color: #d89000"&gt;<text:span text:style-name="T3305">陈</text:span>&lt;/span&gt;&lt;span style="color: #0000ff"&gt;<text:span text:style-name="T3306">镇</text:span>&lt;/span&gt;&lt;span&gt;&lt;br&gt;&lt;/span&gt;&lt;span&gt;&lt;br&gt;&lt;/span&gt;&lt;span style="color: #00a000"&gt;<text:span text:style-name="T3307">诊</text:span>&lt;/span&gt;&lt;span style="color: #00a000"&gt;<text:span text:style-name="T3308">轸</text:span>&lt;/span&gt;&lt;span style="color: #00a000"&gt;<text:span text:style-name="T3309">缜</text:span>&lt;/span&gt;&lt;span&gt;&lt;br&gt;&lt;/span&gt;&lt;span&gt;&lt;br&gt;&lt;/span&gt;&lt;span style="color: #00a000"&gt;<text:span text:style-name="T3310">诊</text:span>&lt;/span&gt;&lt;span style="color: #ff0000"&gt;<text:span text:style-name="T3311">贞</text:span>&lt;/span&gt;&lt;span style="color: #ff0000"&gt;<text:span text:style-name="T3312">侦</text:span>&lt;/span&gt;&lt;span style="color: #ff0000"&gt;<text:span text:style-name="T3313">浈</text:span>&lt;/span&gt;&lt;span style="color: #ff0000"&gt;<text:span text:style-name="T3314">桢</text:span>&lt;/span&gt;&lt;span style="color: #ff0000"&gt;<text:span text:style-name="T3315">祯</text:span>&lt;/span&gt;&lt;span style="color: #ff0000"&gt;<text:span text:style-name="T3316">针</text:span>&lt;/span&gt;&lt;span style="color: #ff0000"&gt;<text:span text:style-name="T3317">针</text:span>&lt;/span&gt;&lt;span&gt;&lt;br&gt;&lt;/span&gt;&lt;span&gt;&lt;br&gt;&lt;/span&gt;&lt;span style="color: #0000ff"&gt;<text:span text:style-name="T3318">证</text:span>&lt;/span&gt;&lt;span style="color: #0000ff"&gt;<text:span text:style-name="T3319">挣</text:span>&lt;/span&gt;&lt;span style="color: #ff0000"&gt;<text:span text:style-name="T3320">帧</text:span>&lt;/span&gt;&lt;span style="color:<text:s/><text:soft-page-break/>#0000ff"&gt;<text:span text:style-name="T3321">郑</text:span>&lt;/span&gt;&lt;span style="color: #0000ff"&gt;<text:span text:style-name="T3322">证</text:span>&lt;/span&gt;&lt;span&gt;&lt;br&gt;&lt;/span&gt;&lt;span&gt;&lt;br&gt;&lt;/span&gt;&lt;span&gt;&lt;br&gt;&lt;/span&gt;&lt;span&gt;&lt;br&gt;&lt;/span&gt;&lt;span style="color: #ff0000"&gt;<text:span text:style-name="T3323">钲</text:span>&lt;/span&gt;&lt;span style="color: #ff0000"&gt;<text:span text:style-name="T3324">争</text:span>&lt;/span&gt;&lt;span style="color: #0000ff"&gt;<text:span text:style-name="T3325">挣</text:span>&lt;/span&gt;&lt;span style="color: #ff0000"&gt;<text:span text:style-name="T3326">峥</text:span>&lt;/span&gt;&lt;span style="color: #ff0000"&gt;<text:span text:style-name="T3327">狰</text:span>&lt;/span&gt;&lt;span style="color: #ff0000"&gt;<text:span text:style-name="T3328">睁</text:span>&lt;/span&gt;&lt;span style="color: #ff0000"&gt;<text:span text:style-name="T3329">筝</text:span>&lt;/span&gt;&lt;span style="color: #0000ff"&gt;<text:span text:style-name="T3330">诤</text:span>&lt;/span&gt;&lt;span style="color: #ff0000"&gt;<text:span text:style-name="T3331">铮</text:span>&lt;/span&gt;&lt;span style="color: #ff0000"&gt;<text:span text:style-name="T3332">征</text:span>&lt;/span&gt;&lt;span style="color: #0000ff"&gt;<text:span text:style-name="T3333">症</text:span>&lt;/span&gt;&lt;span style="color: #ff0000"&gt;<text:span text:style-name="T3334">鲭</text:span>&lt;/span&gt;&lt;span&gt;&lt;br&gt;&lt;/span&gt;&lt;span&gt;&lt;br&gt;&lt;/span&gt;&lt;span style="color: #d89000"&gt;<text:span text:style-name="T3335">执</text:span>&lt;/span&gt;&lt;span style="color: #d89000"&gt;<text:span text:style-name="T3336">蛰</text:span>&lt;/span&gt;&lt;span style="color: #d89000"&gt;<text:span text:style-name="T3337">絷</text:span>&lt;/span&gt;&lt;span style="color: #0000ff"&gt;<text:span text:style-name="T3338">质</text:span>&lt;/span&gt;&lt;span style="color: #d89000"&gt;<text:span text:style-name="T3339">职</text:span>&lt;/span&gt;&lt;span style="color: #0000ff"&gt;<text:span text:style-name="T3340">掷</text:span>&lt;/span&gt;&lt;span style="color: #d89000"&gt;<text:span text:style-name="T3341">踯</text:span>&lt;/span&gt;&lt;span&gt;&lt;br&gt;&lt;/span&gt;&lt;span&gt;&lt;br&gt;&lt;/span&gt;&lt;span style="color: #0000ff"&gt;<text:span text:style-name="T3342">轾</text:span>&lt;/span&gt;&lt;span style="color: #0000ff"&gt;<text:span text:style-name="T3343">铚</text:span>&lt;/span&gt;&lt;span style="color: #0000ff"&gt;<text:span text:style-name="T3344">致</text:span>&lt;/span&gt;&lt;span style="color: #0000ff"&gt;<text:span text:style-name="T3345">志</text:span>&lt;/span&gt;&lt;span style="color: #0000ff"&gt;<text:span text:style-name="T3346">制</text:span>&lt;/span&gt;&lt;span style="color: #0000ff"&gt;<text:span text:style-name="T3347">骘</text:span>&lt;/span&gt;&lt;span style="color: #0000ff"&gt;<text:span text:style-name="T3348">滞</text:span>&lt;/span&gt;&lt;span style="color: #0000ff"&gt;<text:span text:style-name="T3349">挚</text:span>&lt;/span&gt;&lt;span style="color: #0000ff"&gt;<text:span text:style-name="T3350">贽</text:span>&lt;/span&gt;&lt;span style="color: #0000ff"&gt;<text:span text:style-name="T3351">鸷</text:span>&lt;/span&gt;&lt;span style="color: #0000ff"&gt;<text:span text:style-name="T3352">帜</text:span>&lt;/span&gt;&lt;span style="color: #d89000"&gt;<text:span text:style-name="T3353">识</text:span>&lt;/span&gt;&lt;span style="color: #0000ff"&gt;<text:span text:style-name="T3354">质</text:span>&lt;/span&gt;&lt;span style="color: #0000ff"&gt;<text:span text:style-name="T3355">踬</text:span>&lt;/span&gt;&lt;span style="color: #0000ff"&gt;<text:span text:style-name="T3356">锧</text:span>&lt;/span&gt;&lt;span style="color: #d89000"&gt;<text:span text:style-name="T3357">迟</text:span>&lt;/span&gt;&lt;span style="color: #0000ff"&gt;<text:span text:style-name="T3358">觯</text:span>&lt;/span&gt;&lt;span&gt;&lt;br&gt;&lt;/span&gt;&lt;span&gt;&lt;br&gt;&lt;/span&gt;&lt;span style="color: #00a000"&gt;<text:span text:style-name="T3359">轵</text:span>&lt;/span&gt;&lt;span style="color: #00a000"&gt;<text:span text:style-name="T3360">纸</text:span>&lt;/span&gt;&lt;span style="color: #ff0000"&gt;<text:span text:style-name="T3361">征</text:span>&lt;/span&gt;&lt;span&gt;&lt;br&gt;&lt;/span&gt;&lt;span&gt;&lt;br&gt;&lt;/span&gt;&lt;span&gt;<text:span text:style-name="T3362">𫛛</text:span>&lt;/span&gt;&lt;span style="color: #00a000"&gt;<text:span text:style-name="T3363">只</text:span>&lt;/span&gt;&lt;span style="color: #ff0000"&gt;<text:span text:style-name="T3364">栀</text:span>&lt;/span&gt;&lt;span style="color: #ff0000"&gt;<text:span text:style-name="T3365">织</text:span>&lt;/span&gt;&lt;span&gt;&lt;br&gt;&lt;/span&gt;&lt;span&gt;&lt;br&gt;&lt;/span&gt;&lt;span style="color: #0000ff"&gt;<text:span text:style-name="T3366">种</text:span>&lt;/span&gt;&lt;span style="color: #0000ff"&gt;<text:span text:style-name="T3367">众</text:span>&lt;/span&gt;&lt;span&gt;&lt;br&gt;&lt;/span&gt;&lt;span&gt;&lt;br&gt;&lt;/span&gt;&lt;span style="color: #00a000"&gt;<text:span text:style-name="T3368">冢</text:span>&lt;/span&gt;&lt;span style="color: #00a000"&gt;<text:span text:style-name="T3369">肿</text:span>&lt;/span&gt;&lt;span style="color: #0000ff"&gt;<text:span text:style-name="T3370">种</text:span>&lt;/span&gt;&lt;span&gt;&lt;br&gt;&lt;/span&gt;&lt;span&gt;&lt;br&gt;&lt;/span&gt;&lt;span style="color: #ff0000"&gt;<text:span text:style-name="T3371">终</text:span>&lt;/span&gt;&lt;span style="color: #ff0000"&gt;<text:span text:style-name="T3372">钟</text:span>&lt;/span&gt;&lt;span style="color: #ff0000"&gt;<text:span text:style-name="T3373">钟</text:span>&lt;/span&gt;&lt;span&gt;&lt;br&gt;&lt;/span&gt;&lt;span&gt;&lt;br&gt;&lt;/span&gt;&lt;span style="color: #d89000"&gt;<text:span text:style-name="T3374">轴</text:span>&lt;/span&gt;&lt;span&gt;&lt;br&gt;&lt;/span&gt;&lt;span&gt;&lt;br&gt;&lt;/span&gt;&lt;span style="color: #0000ff"&gt;<text:span text:style-name="T3375">胄</text:span>&lt;/span&gt;&lt;span style="color: #d89000"&gt;<text:span text:style-name="T3376">轴</text:span>&lt;/span&gt;&lt;span style="color: #0000ff"&gt;<text:span text:style-name="T3377">纣</text:span>&lt;/span&gt;&lt;span style="color: #0000ff"&gt;<text:span text:style-name="T3378">昼</text:span>&lt;/span&gt;&lt;span&gt;<text:span text:style-name="T3379">㑇</text:span>&lt;/span&gt;&lt;span style="color: #0000ff"&gt;<text:span text:style-name="T3380">皱</text:span>&lt;/span&gt;&lt;span style="color: #0000ff"&gt;<text:span text:style-name="T3381">绉</text:span>&lt;/span&gt;&lt;span&gt;&lt;br&gt;&lt;/span&gt;&lt;span&gt;&lt;br&gt;&lt;/span&gt;&lt;span&gt;&lt;br&gt;&lt;/span&gt;&lt;span&gt;&lt;br&gt;&lt;/span&gt;&lt;span<text:s/><text:soft-page-break/>style="color: #ff0000"&gt;<text:span text:style-name="T3382">辀</text:span>&lt;/span&gt;&lt;span style="color: #ff0000"&gt;<text:span text:style-name="T3383">鸼</text:span>&lt;/span&gt;&lt;span style="color: #ff0000"&gt;<text:span text:style-name="T3384">周</text:span>&lt;/span&gt;&lt;span&gt;<text:span text:style-name="T3385">𫐏</text:span>&lt;/span&gt;&lt;span style="color: #ff0000"&gt;<text:span text:style-name="T3386">赒</text:span>&lt;/span&gt;&lt;span style="color: #ff0000"&gt;<text:span text:style-name="T3387">诪</text:span>&lt;/span&gt;&lt;span&gt;&lt;br&gt;&lt;/span&gt;&lt;span&gt;&lt;br&gt;&lt;/span&gt;&lt;span style="color: #0000ff"&gt;<text:span text:style-name="T3388">术</text:span>&lt;/span&gt;&lt;span style="color: #d89000"&gt;<text:span text:style-name="T3389">轴</text:span>&lt;/span&gt;&lt;span style="color: #0000ff"&gt;<text:span text:style-name="T3390">筑</text:span>&lt;/span&gt;&lt;span style="color: #d89000"&gt;<text:span text:style-name="T3391">烛</text:span>&lt;/span&gt;&lt;span&gt;<text:span text:style-name="T3392">𣃁</text:span>&lt;/span&gt;&lt;span&gt;&lt;br&gt;&lt;/span&gt;&lt;span&gt;&lt;br&gt;&lt;/span&gt;&lt;span style="color: #0000ff"&gt;<text:span text:style-name="T3393">伫</text:span>&lt;/span&gt;&lt;span style="color: #0000ff"&gt;<text:span text:style-name="T3394">苎</text:span>&lt;/span&gt;&lt;span&gt;<text:span text:style-name="T3395">𪾣</text:span>&lt;/span&gt;&lt;span style="color: #0000ff"&gt;<text:span text:style-name="T3396">纻</text:span>&lt;/span&gt;&lt;span style="color: #0000ff"&gt;<text:span text:style-name="T3397">注</text:span>&lt;/span&gt;&lt;span style="color: #0000ff"&gt;<text:span text:style-name="T3398">驻</text:span>&lt;/span&gt;&lt;span style="color: #0000ff"&gt;<text:span text:style-name="T3399">铸</text:span>&lt;/span&gt;&lt;span&gt;&lt;br&gt;&lt;/span&gt;&lt;span&gt;&lt;br&gt;&lt;/span&gt;&lt;span style="color: #0000ff"&gt;<text:span text:style-name="T3400">贮</text:span>&lt;/span&gt;&lt;span style="color: #00a000"&gt;<text:span text:style-name="T3401">属</text:span>&lt;/span&gt;&lt;span style="color: #00a000"&gt;<text:span text:style-name="T3402">嘱</text:span>&lt;/span&gt;&lt;span style="color: #00a000"&gt;<text:span text:style-name="T3403">瞩</text:span>&lt;/span&gt;&lt;span&gt;&lt;br&gt;&lt;/span&gt;&lt;span&gt;&lt;br&gt;&lt;/span&gt;&lt;span style="color: #ff0000"&gt;<text:span text:style-name="T3404">朱</text:span>&lt;/span&gt;&lt;span style="color: #ff0000"&gt;<text:span text:style-name="T3405">诛</text:span>&lt;/span&gt;&lt;span style="color: #ff0000"&gt;<text:span text:style-name="T3406">铢</text:span>&lt;/span&gt;&lt;span style="color: #ff0000"&gt;<text:span text:style-name="T3407">诸</text:span>&lt;/span&gt;&lt;span style="color: #ff0000"&gt;<text:span text:style-name="T3408">猪</text:span>&lt;/span&gt;&lt;span style="color: #ff0000"&gt;<text:span text:style-name="T3409">潴</text:span>&lt;/span&gt;&lt;span style="color: #ff0000"&gt;<text:span text:style-name="T3410">槠</text:span>&lt;/span&gt;&lt;span style="color: #ff0000"&gt;<text:span text:style-name="T3411">橥</text:span>&lt;/span&gt;&lt;span&gt;<text:span text:style-name="T3412">𫉄</text:span>&lt;/span&gt;&lt;span&gt;&lt;br&gt;&lt;/span&gt;&lt;span&gt;&lt;br&gt;&lt;/span&gt;&lt;span&gt;&lt;br&gt;&lt;/span&gt;&lt;span&gt;&lt;br&gt;&lt;/span&gt;&lt;span style="color: #ff0000"&gt;<text:span text:style-name="T3413">挝</text:span>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 style="color: #d89000"&gt;<text:span text:style-name="T3414">传</text:span>&lt;/span&gt;&lt;span&gt;<text:span text:style-name="T3415">䌸</text:span>&lt;/span&gt;&lt;span style="color: #0000ff"&gt;<text:span text:style-name="T3416">转</text:span>&lt;/span&gt;&lt;span style="color: #0000ff"&gt;<text:span text:style-name="T3417">馔</text:span>&lt;/span&gt;&lt;span style="color: #0000ff"&gt;<text:span text:style-name="T3418">赚</text:span>&lt;/span&gt;&lt;span&gt;&lt;br&gt;&lt;/span&gt;&lt;span&gt;&lt;br&gt;&lt;/span&gt;&lt;span&gt;<text:span text:style-name="T3419">𫁟</text:span>&lt;/span&gt;&lt;span style="color: #0000ff"&gt;<text:span text:style-name="T3420">转</text:span>&lt;/span&gt;&lt;span style="color: #0000ff"&gt;<text:span text:style-name="T3421">啭</text:span>&lt;/span&gt;&lt;span&gt;&lt;br&gt;&lt;/span&gt;&lt;span&gt;&lt;br&gt;&lt;/span&gt;&lt;span style="color: #ff0000"&gt;<text:span text:style-name="T3422">颛</text:span>&lt;/span&gt;&lt;span style="color: #ff0000"&gt;<text:span text:style-name="T3423">专</text:span>&lt;/span&gt;&lt;span&gt;<text:span text:style-name="T3424">䏝</text:span>&lt;/span&gt;&lt;span style="color: #ff0000"&gt;<text:span text:style-name="T3425">砖</text:span>&lt;/span&gt;&lt;span&gt;<text:span text:style-name="T3426">𫚋</text:span>&lt;/span&gt;&lt;span&gt;&lt;br&gt;&lt;/span&gt;&lt;span&gt;&lt;br&gt;&lt;/span&gt;&lt;span style="color: #0000ff"&gt;<text:span text:style-name="T3427">壮</text:span>&lt;/span&gt;&lt;span style="color: #0000ff"&gt;<text:span text:style-name="T3428">状</text:span>&lt;/span&gt;&lt;span style="color: #0000ff"&gt;<text:span text:style-name="T3429">戆</text:span>&lt;/span&gt;&lt;span&gt;&lt;br&gt;&lt;/span&gt;&lt;span&gt;&lt;br&gt;&lt;/span&gt;&lt;span&gt;&lt;br&gt;&lt;/span&gt;&lt;span&gt;&lt;br&gt;&lt;/span&gt;&lt;span style="color: #ff0000"&gt;<text:span text:style-name="T3430">妆</text:span>&lt;/span&gt;&lt;span style="color: #ff0000"&gt;<text:span text:style-name="T3431">庄</text:span>&lt;/span&gt;&lt;span style="color: #ff0000"&gt;<text:span text:style-name="T3432">装</text:span>&lt;/span&gt;&lt;span style="color: #ff0000"&gt;<text:span text:style-name="T3433">桩</text:span>&lt;/span&gt;&lt;span&gt;&lt;br&gt;&lt;/span&gt;&lt;span&gt;&lt;br&gt;&lt;/span&gt;&lt;span style="color: #0000ff"&gt;<text:span text:style-name="T3434">缒</text:span>&lt;/span&gt;&lt;span style="color: #0000ff"&gt;<text:span text:style-name="T3435">缀</text:span>&lt;/span&gt;&lt;span style="color: #0000ff"&gt;<text:span text:style-name="T3436">坠</text:span>&lt;/span&gt;&lt;span style="color: #0000ff"&gt;<text:span text:style-name="T3437">赘</text:span>&lt;/span&gt;&lt;span&gt;&lt;br&gt;&lt;/span&gt;&lt;span&gt;&lt;br&gt;&lt;/span&gt;&lt;span style="color: #ff0000"&gt;<text:span text:style-name="T3438">锥</text:span>&lt;/span&gt;&lt;span style="color: #ff0000"&gt;<text:span text:style-name="T3439">骓</text:span>&lt;/span&gt;&lt;span&gt;&lt;br&gt;&lt;/span&gt;&lt;span&gt;&lt;br&gt;&lt;/span&gt;&lt;span&gt;&lt;br&gt;&lt;/span&gt;&lt;span&gt;&lt;br&gt;&lt;/span&gt;&lt;span<text:s/><text:soft-page-break/>style="color: #00a000"&gt;<text:span text:style-name="T3440">准</text:span>&lt;/span&gt;&lt;span style="color: #d89000"&gt;<text:span text:style-name="T3441">纯</text:span>&lt;/span&gt;&lt;span&gt;&lt;br&gt;&lt;/span&gt;&lt;span&gt;&lt;br&gt;&lt;/span&gt;&lt;span style="color: #ff0000"&gt;<text:span text:style-name="T3442">谆</text:span>&lt;/span&gt;&lt;span&gt;&lt;br&gt;&lt;/span&gt;&lt;span&gt;&lt;br&gt;&lt;/span&gt;&lt;span style="color: #ff0000"&gt;<text:span text:style-name="T3443">棁</text:span>&lt;/span&gt;&lt;span style="color: #d89000"&gt;<text:span text:style-name="T3444">诼</text:span>&lt;/span&gt;&lt;span style="color: #d89000"&gt;<text:span text:style-name="T3445">浊</text:span>&lt;/span&gt;&lt;span style="color: #d89000"&gt;<text:span text:style-name="T3446">镯</text:span>&lt;/span&gt;&lt;span style="color: #00a000"&gt;<text:span text:style-name="T3447">缴</text:span>&lt;/span&gt;&lt;span&gt;&lt;br&gt;&lt;/span&gt;&lt;span&gt;&lt;br&gt;&lt;/span&gt;&lt;span&gt;&lt;br&gt;&lt;/span&gt;&lt;span&gt;&lt;br&gt;&lt;/span&gt;&lt;span&gt;&lt;br&gt;&lt;/span&gt;&lt;span&gt;&lt;br&gt;&lt;/span&gt;&lt;span style="color: #0000ff"&gt;<text:span text:style-name="T3448">眦</text:span>&lt;/span&gt;&lt;span style="color: #0000ff"&gt;<text:span text:style-name="T3449">渍</text:span>&lt;/span&gt;&lt;span&gt;&lt;br&gt;&lt;/span&gt;&lt;span&gt;&lt;br&gt;&lt;/span&gt;&lt;span&gt;&lt;br&gt;&lt;/span&gt;&lt;span&gt;&lt;br&gt;&lt;/span&gt;&lt;span style="color: #ff0000"&gt;<text:span text:style-name="T3450">资</text:span>&lt;/span&gt;&lt;span style="color: #ff0000"&gt;<text:span text:style-name="T3451">咨</text:span>&lt;/span&gt;&lt;span style="color: #ff0000"&gt;<text:span text:style-name="T3452">缁</text:span>&lt;/span&gt;&lt;span style="color: #ff0000"&gt;<text:span text:style-name="T3453">辎</text:span>&lt;/span&gt;&lt;span style="color: #ff0000"&gt;<text:span text:style-name="T3454">锱</text:span>&lt;/span&gt;&lt;span style="color: #ff0000"&gt;<text:span text:style-name="T3455">鲻</text:span>&lt;/span&gt;&lt;span style="color: #ff0000"&gt;<text:span text:style-name="T3456">兹</text:span>&lt;/span&gt;&lt;span style="color: #ff0000"&gt;<text:span text:style-name="T3457">镃</text:span>&lt;/span&gt;&lt;span style="color: #ff0000"&gt;<text:span text:style-name="T3458">赀</text:span>&lt;/span&gt;&lt;span style="color: #ff0000"&gt;<text:span text:style-name="T3459">龇</text:span>&lt;/span&gt;&lt;span style="color: #d89000"&gt;<text:span text:style-name="T3460">齐</text:span>&lt;/span&gt;&lt;span&gt;&lt;br&gt;&lt;/span&gt;&lt;span&gt;&lt;br&gt;&lt;/span&gt;&lt;span style="color: #d89000"&gt;<text:span text:style-name="T3461">从</text:span>&lt;/span&gt;&lt;span style="color: #0000ff"&gt;<text:span text:style-name="T3462">疭</text:span>&lt;/span&gt;&lt;span style="color: #0000ff"&gt;<text:span text:style-name="T3463">纵</text:span>&lt;/span&gt;&lt;span style="color: #ff0000"&gt;<text:span text:style-name="T3464">综</text:span>&lt;/span&gt;&lt;span&gt;&lt;br&gt;&lt;/span&gt;&lt;span&gt;&lt;br&gt;&lt;/span&gt;&lt;span style="color: #00a000"&gt;<text:span text:style-name="T3465">偬</text:span>&lt;/span&gt;&lt;span style="color: #00a000"&gt;<text:span text:style-name="T3466">总</text:span>&lt;/span&gt;&lt;span style="color: #0000ff"&gt;<text:span text:style-name="T3467">纵</text:span>&lt;/span&gt;&lt;span&gt;&lt;br&gt;&lt;/span&gt;&lt;span&gt;&lt;br&gt;&lt;/span&gt;&lt;span style="color: #d89000"&gt;<text:span text:style-name="T3468">从</text:span>&lt;/span&gt;&lt;span style="color: #0000ff"&gt;<text:span text:style-name="T3469">纵</text:span>&lt;/span&gt;&lt;span&gt;<text:span text:style-name="T3470">𫎆</text:span>&lt;/span&gt;&lt;span style="color: #ff0000"&gt;<text:span text:style-name="T3471">踪</text:span>&lt;/span&gt;&lt;span&gt;&lt;br&gt;&lt;/span&gt;&lt;span&gt;&lt;br&gt;&lt;/span&gt;&lt;span style="color: #0000ff"&gt;<text:span text:style-name="T3472">骤</text:span>&lt;/span&gt;&lt;span&gt;&lt;br&gt;&lt;/span&gt;&lt;span&gt;&lt;br&gt;&lt;/span&gt;&lt;span&gt;&lt;br&gt;&lt;/span&gt;&lt;span&gt;&lt;br&gt;&lt;/span&gt;&lt;span style="color: #ff0000"&gt;<text:span text:style-name="T3473">诹</text:span>&lt;/span&gt;&lt;span style="color: #ff0000"&gt;<text:span text:style-name="T3474">鲰</text:span>&lt;/span&gt;&lt;span style="color: #ff0000"&gt;<text:span text:style-name="T3475">邹</text:span>&lt;/span&gt;&lt;span style="color: #ff0000"&gt;<text:span text:style-name="T3476">诌</text:span>&lt;/span&gt;&lt;span style="color: #ff0000"&gt;<text:span text:style-name="T3477">驺</text:span>&lt;/span&gt;&lt;span&gt;&lt;br&gt;&lt;/span&gt;&lt;span&gt;&lt;br&gt;&lt;/span&gt;&lt;span style="color: #d89000"&gt;<text:span text:style-name="T3478">镞</text:span>&lt;/span&gt;&lt;span&gt;&lt;br&gt;&lt;/span&gt;&lt;span&gt;&lt;br&gt;&lt;/span&gt;&lt;span style="color: #00a000"&gt;<text:span text:style-name="T3479">驵</text:span>&lt;/span&gt;&lt;span&gt;&lt;br&gt;&lt;/span&gt;&lt;span&gt;&lt;br&gt;&lt;/span&gt;&lt;span style="color: #00a000"&gt;<text:span text:style-name="T3480">组</text:span>&lt;/span&gt;&lt;span style="color: #00a000"&gt;<text:span text:style-name="T3481">诅</text:span>&lt;/span&gt;&lt;span&gt;&lt;br&gt;&lt;/span&gt;&lt;span&gt;&lt;br&gt;&lt;/span&gt;&lt;span&gt;&lt;br&gt;&lt;/span&gt;&lt;span&gt;&lt;br&gt;&lt;/span&gt;&lt;span style="color: #0000ff"&gt;<text:span text:style-name="T3482">赚</text:span>&lt;/span&gt;&lt;span style="color: #ff0000"&gt;<text:span text:style-name="T3483">钻</text:span>&lt;/span&gt;&lt;span&gt;&lt;br&gt;&lt;/span&gt;&lt;span&gt;&lt;br&gt;&lt;/span&gt;&lt;span style="color: #00a000"&gt;<text:span text:style-name="T3484">缵</text:span>&lt;/span&gt;&lt;span style="color: #ff0000"&gt;<text:span text:style-name="T3485">钻</text:span>&lt;/span&gt;&lt;span&gt;&lt;br&gt;&lt;/span&gt;&lt;span&gt;&lt;br&gt;&lt;/span&gt;&lt;span style="color: #ff0000"&gt;<text:span text:style-name="T3486">躜</text:span>&lt;/span&gt;&lt;span style="color: #ff0000"&gt;<text:span text:style-name="T3487">钻</text:span>&lt;/span&gt;&lt;span&gt;&lt;br&gt;&lt;/span&gt;&lt;span&gt;&lt;br&gt;&lt;/span&gt;&lt;span&gt;<text:span text:style-name="T3488">𫈵</text:span>&lt;/span&gt;&lt;span&gt;&lt;br&gt;&lt;/span&gt;&lt;span&gt;&lt;br&gt;&lt;/span&gt;&lt;span&gt;&lt;br&gt;&lt;/span&gt;&lt;span&gt;&lt;br&gt;&lt;/span&gt;&lt;span&gt;&lt;br&gt;&lt;<text:soft-page-break/>/span&gt;&lt;span&gt;&lt;br&gt;&lt;/span&gt;&lt;span style="color: #ff0000"&gt;<text:span text:style-name="T3489">鳟</text:span>&lt;/span&gt;&lt;span&gt;&lt;br&gt;&lt;/span&gt;&lt;span&gt;&lt;br&gt;&lt;/span&gt;&lt;span&gt;&lt;br&gt;&lt;/span&gt;&lt;span&gt;&lt;br&gt;&lt;/span&gt;&lt;span&gt;<text:span text:style-name="T3490">𨱔</text:span>&lt;/span&gt;&lt;span&gt;&lt;br&gt;&lt;/span&gt;&lt;span&gt;&lt;br&gt;&lt;/span&gt;&lt;span&gt;&lt;br&gt;&lt;/span&gt;&lt;span&gt;&lt;br&gt;&lt;/span&gt;&lt;span style="color: #d89000"&gt;<text:span text:style-name="T3491">凿</text:span>&lt;/span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icrosoft JhengHei" svg:font-family="Microsoft JhengHei" style:font-family-generic="swiss" style:font-pitch="variable" svg:panose-1="2 11 6 4 3 5 4 4 2 4"/>
    <style:font-face style:name="MingLiU-ExtB" svg:font-family="MingLiU-ExtB" style:font-family-generic="roman" style:font-pitch="variable" svg:panose-1="2 2 5 0 0 0 0 0 0 0"/>
    <style:font-face style:name="MS Gothic" svg:font-family="MS Gothic" style:font-family-generic="modern" style:font-pitch="fixed" svg:panose-1="2 11 6 9 7 2 5 8 2 4"/>
    <style:font-face style:name="Malgun Gothic" svg:font-family="Malgun Gothic" style:font-family-generic="swiss" style:font-pitch="variable" svg:panose-1="2 11 5 3 2 0 0 2 0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e Sharkey</meta:initial-creator>
    <dc:creator>Luke Sharkey</dc:creator>
    <meta:creation-date>2021-07-15T11:46:00Z</meta:creation-date>
    <dc:date>2021-07-15T11:58:00Z</dc:date>
    <meta:template xlink:href="Normal" xlink:type="simple"/>
    <meta:editing-cycles>2</meta:editing-cycles>
    <meta:editing-duration>PT720S</meta:editing-duration>
    <meta:document-statistic meta:page-count="61" meta:paragraph-count="315" meta:word-count="23596" meta:character-count="157783" meta:row-count="1120" meta:non-whitespace-character-count="134502"/>
  </office:meta>
</office:document-meta>
</file>